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formula="of:=(RAND()*2-1)" office:value-type="float" office:value="-0.770725594637024" calcext:value-type="float">
            <text:p>-0.770725594637024</text:p>
          </table:table-cell>
          <table:table-cell table:formula="of:=(RAND()*2-1)" office:value-type="float" office:value="0.476221594704528" calcext:value-type="float">
            <text:p>0.4762215947045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4860092350651" calcext:value-type="float">
            <text:p>-0.14860092350651</text:p>
          </table:table-cell>
          <table:table-cell table:formula="of:=(RAND()*2-1)" office:value-type="float" office:value="0.697288785809917" calcext:value-type="float">
            <text:p>0.697288785809917</text:p>
          </table:table-cell>
          <table:table-cell table:formula="of:=IF([.C1]=16;1;[.C1]+1)" office:value-type="float" office:value="2" calcext:value-type="float">
            <text:p>2</text:p>
          </table:table-cell>
          <table:table-cell table:formula="of:=IF([.C2]=1;IF([.D1]=8;1;[.D1]+1);[.D1])" office:value-type="float" office:value="1" calcext:value-type="float">
            <text:p>1</text:p>
          </table:table-cell>
          <table:table-cell table:formula="of:=IF(AND([.C2]=1;[.D2]=1);[.E1]+1;[.E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99494856634136" calcext:value-type="float">
            <text:p>0.199494856634136</text:p>
          </table:table-cell>
          <table:table-cell table:formula="of:=(RAND()*2-1)" office:value-type="float" office:value="0.242891371724874" calcext:value-type="float">
            <text:p>0.242891371724874</text:p>
          </table:table-cell>
          <table:table-cell table:formula="of:=IF([.C2]=16;1;[.C2]+1)" office:value-type="float" office:value="3" calcext:value-type="float">
            <text:p>3</text:p>
          </table:table-cell>
          <table:table-cell table:formula="of:=IF([.C3]=1;IF([.D2]=8;1;[.D2]+1);[.D2])" office:value-type="float" office:value="1" calcext:value-type="float">
            <text:p>1</text:p>
          </table:table-cell>
          <table:table-cell table:formula="of:=IF(AND([.C3]=1;[.D3]=1);[.E2]+1;[.E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55900624194315" calcext:value-type="float">
            <text:p>-0.855900624194315</text:p>
          </table:table-cell>
          <table:table-cell table:formula="of:=(RAND()*2-1)" office:value-type="float" office:value="0.877181693779185" calcext:value-type="float">
            <text:p>0.877181693779185</text:p>
          </table:table-cell>
          <table:table-cell table:formula="of:=IF([.C3]=16;1;[.C3]+1)" office:value-type="float" office:value="4" calcext:value-type="float">
            <text:p>4</text:p>
          </table:table-cell>
          <table:table-cell table:formula="of:=IF([.C4]=1;IF([.D3]=8;1;[.D3]+1);[.D3])" office:value-type="float" office:value="1" calcext:value-type="float">
            <text:p>1</text:p>
          </table:table-cell>
          <table:table-cell table:formula="of:=IF(AND([.C4]=1;[.D4]=1);[.E3]+1;[.E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23884614778203" calcext:value-type="float">
            <text:p>-0.623884614778203</text:p>
          </table:table-cell>
          <table:table-cell table:formula="of:=(RAND()*2-1)" office:value-type="float" office:value="-0.638862230742271" calcext:value-type="float">
            <text:p>-0.638862230742271</text:p>
          </table:table-cell>
          <table:table-cell table:formula="of:=IF([.C4]=16;1;[.C4]+1)" office:value-type="float" office:value="5" calcext:value-type="float">
            <text:p>5</text:p>
          </table:table-cell>
          <table:table-cell table:formula="of:=IF([.C5]=1;IF([.D4]=8;1;[.D4]+1);[.D4])" office:value-type="float" office:value="1" calcext:value-type="float">
            <text:p>1</text:p>
          </table:table-cell>
          <table:table-cell table:formula="of:=IF(AND([.C5]=1;[.D5]=1);[.E4]+1;[.E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83508151029339" calcext:value-type="float">
            <text:p>-0.683508151029339</text:p>
          </table:table-cell>
          <table:table-cell table:formula="of:=(RAND()*2-1)" office:value-type="float" office:value="0.347776377186133" calcext:value-type="float">
            <text:p>0.347776377186133</text:p>
          </table:table-cell>
          <table:table-cell table:formula="of:=IF([.C5]=16;1;[.C5]+1)" office:value-type="float" office:value="6" calcext:value-type="float">
            <text:p>6</text:p>
          </table:table-cell>
          <table:table-cell table:formula="of:=IF([.C6]=1;IF([.D5]=8;1;[.D5]+1);[.D5])" office:value-type="float" office:value="1" calcext:value-type="float">
            <text:p>1</text:p>
          </table:table-cell>
          <table:table-cell table:formula="of:=IF(AND([.C6]=1;[.D6]=1);[.E5]+1;[.E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81395837790271" calcext:value-type="float">
            <text:p>0.881395837790271</text:p>
          </table:table-cell>
          <table:table-cell table:formula="of:=(RAND()*2-1)" office:value-type="float" office:value="0.74715444445335" calcext:value-type="float">
            <text:p>0.74715444445335</text:p>
          </table:table-cell>
          <table:table-cell table:formula="of:=IF([.C6]=16;1;[.C6]+1)" office:value-type="float" office:value="7" calcext:value-type="float">
            <text:p>7</text:p>
          </table:table-cell>
          <table:table-cell table:formula="of:=IF([.C7]=1;IF([.D6]=8;1;[.D6]+1);[.D6])" office:value-type="float" office:value="1" calcext:value-type="float">
            <text:p>1</text:p>
          </table:table-cell>
          <table:table-cell table:formula="of:=IF(AND([.C7]=1;[.D7]=1);[.E6]+1;[.E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886477080133954" calcext:value-type="float">
            <text:p>-0.088647708013395</text:p>
          </table:table-cell>
          <table:table-cell table:formula="of:=(RAND()*2-1)" office:value-type="float" office:value="-0.710815904678459" calcext:value-type="float">
            <text:p>-0.710815904678459</text:p>
          </table:table-cell>
          <table:table-cell table:formula="of:=IF([.C7]=16;1;[.C7]+1)" office:value-type="float" office:value="8" calcext:value-type="float">
            <text:p>8</text:p>
          </table:table-cell>
          <table:table-cell table:formula="of:=IF([.C8]=1;IF([.D7]=8;1;[.D7]+1);[.D7])" office:value-type="float" office:value="1" calcext:value-type="float">
            <text:p>1</text:p>
          </table:table-cell>
          <table:table-cell table:formula="of:=IF(AND([.C8]=1;[.D8]=1);[.E7]+1;[.E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25254186989659" calcext:value-type="float">
            <text:p>0.725254186989659</text:p>
          </table:table-cell>
          <table:table-cell table:formula="of:=(RAND()*2-1)" office:value-type="float" office:value="-0.23069666586516" calcext:value-type="float">
            <text:p>-0.23069666586516</text:p>
          </table:table-cell>
          <table:table-cell table:formula="of:=IF([.C8]=16;1;[.C8]+1)" office:value-type="float" office:value="9" calcext:value-type="float">
            <text:p>9</text:p>
          </table:table-cell>
          <table:table-cell table:formula="of:=IF([.C9]=1;IF([.D8]=8;1;[.D8]+1);[.D8])" office:value-type="float" office:value="1" calcext:value-type="float">
            <text:p>1</text:p>
          </table:table-cell>
          <table:table-cell table:formula="of:=IF(AND([.C9]=1;[.D9]=1);[.E8]+1;[.E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64299275224936" calcext:value-type="float">
            <text:p>-0.664299275224936</text:p>
          </table:table-cell>
          <table:table-cell table:formula="of:=(RAND()*2-1)" office:value-type="float" office:value="-0.706724123585352" calcext:value-type="float">
            <text:p>-0.706724123585352</text:p>
          </table:table-cell>
          <table:table-cell table:formula="of:=IF([.C9]=16;1;[.C9]+1)" office:value-type="float" office:value="10" calcext:value-type="float">
            <text:p>10</text:p>
          </table:table-cell>
          <table:table-cell table:formula="of:=IF([.C10]=1;IF([.D9]=8;1;[.D9]+1);[.D9])" office:value-type="float" office:value="1" calcext:value-type="float">
            <text:p>1</text:p>
          </table:table-cell>
          <table:table-cell table:formula="of:=IF(AND([.C10]=1;[.D10]=1);[.E9]+1;[.E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68595441082273" calcext:value-type="float">
            <text:p>-0.168595441082273</text:p>
          </table:table-cell>
          <table:table-cell table:formula="of:=(RAND()*2-1)" office:value-type="float" office:value="0.685191977179715" calcext:value-type="float">
            <text:p>0.685191977179715</text:p>
          </table:table-cell>
          <table:table-cell table:formula="of:=IF([.C10]=16;1;[.C10]+1)" office:value-type="float" office:value="11" calcext:value-type="float">
            <text:p>11</text:p>
          </table:table-cell>
          <table:table-cell table:formula="of:=IF([.C11]=1;IF([.D10]=8;1;[.D10]+1);[.D10])" office:value-type="float" office:value="1" calcext:value-type="float">
            <text:p>1</text:p>
          </table:table-cell>
          <table:table-cell table:formula="of:=IF(AND([.C11]=1;[.D11]=1);[.E10]+1;[.E1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65501661951855" calcext:value-type="float">
            <text:p>-0.765501661951855</text:p>
          </table:table-cell>
          <table:table-cell table:formula="of:=(RAND()*2-1)" office:value-type="float" office:value="0.940047949586551" calcext:value-type="float">
            <text:p>0.940047949586551</text:p>
          </table:table-cell>
          <table:table-cell table:formula="of:=IF([.C11]=16;1;[.C11]+1)" office:value-type="float" office:value="12" calcext:value-type="float">
            <text:p>12</text:p>
          </table:table-cell>
          <table:table-cell table:formula="of:=IF([.C12]=1;IF([.D11]=8;1;[.D11]+1);[.D11])" office:value-type="float" office:value="1" calcext:value-type="float">
            <text:p>1</text:p>
          </table:table-cell>
          <table:table-cell table:formula="of:=IF(AND([.C12]=1;[.D12]=1);[.E11]+1;[.E1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3104368971511" calcext:value-type="float">
            <text:p>0.63104368971511</text:p>
          </table:table-cell>
          <table:table-cell table:formula="of:=(RAND()*2-1)" office:value-type="float" office:value="-0.647806298978471" calcext:value-type="float">
            <text:p>-0.647806298978471</text:p>
          </table:table-cell>
          <table:table-cell table:formula="of:=IF([.C12]=16;1;[.C12]+1)" office:value-type="float" office:value="13" calcext:value-type="float">
            <text:p>13</text:p>
          </table:table-cell>
          <table:table-cell table:formula="of:=IF([.C13]=1;IF([.D12]=8;1;[.D12]+1);[.D12])" office:value-type="float" office:value="1" calcext:value-type="float">
            <text:p>1</text:p>
          </table:table-cell>
          <table:table-cell table:formula="of:=IF(AND([.C13]=1;[.D13]=1);[.E12]+1;[.E1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72950617543578" calcext:value-type="float">
            <text:p>0.472950617543578</text:p>
          </table:table-cell>
          <table:table-cell table:formula="of:=(RAND()*2-1)" office:value-type="float" office:value="0.833061585890927" calcext:value-type="float">
            <text:p>0.833061585890927</text:p>
          </table:table-cell>
          <table:table-cell table:formula="of:=IF([.C13]=16;1;[.C13]+1)" office:value-type="float" office:value="14" calcext:value-type="float">
            <text:p>14</text:p>
          </table:table-cell>
          <table:table-cell table:formula="of:=IF([.C14]=1;IF([.D13]=8;1;[.D13]+1);[.D13])" office:value-type="float" office:value="1" calcext:value-type="float">
            <text:p>1</text:p>
          </table:table-cell>
          <table:table-cell table:formula="of:=IF(AND([.C14]=1;[.D14]=1);[.E13]+1;[.E1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16457321547131" calcext:value-type="float">
            <text:p>0.516457321547131</text:p>
          </table:table-cell>
          <table:table-cell table:formula="of:=(RAND()*2-1)" office:value-type="float" office:value="-0.827195640309801" calcext:value-type="float">
            <text:p>-0.827195640309801</text:p>
          </table:table-cell>
          <table:table-cell table:formula="of:=IF([.C14]=16;1;[.C14]+1)" office:value-type="float" office:value="15" calcext:value-type="float">
            <text:p>15</text:p>
          </table:table-cell>
          <table:table-cell table:formula="of:=IF([.C15]=1;IF([.D14]=8;1;[.D14]+1);[.D14])" office:value-type="float" office:value="1" calcext:value-type="float">
            <text:p>1</text:p>
          </table:table-cell>
          <table:table-cell table:formula="of:=IF(AND([.C15]=1;[.D15]=1);[.E14]+1;[.E1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70759429285137" calcext:value-type="float">
            <text:p>0.270759429285137</text:p>
          </table:table-cell>
          <table:table-cell table:formula="of:=(RAND()*2-1)" office:value-type="float" office:value="0.970488624498909" calcext:value-type="float">
            <text:p>0.970488624498909</text:p>
          </table:table-cell>
          <table:table-cell table:formula="of:=IF([.C15]=16;1;[.C15]+1)" office:value-type="float" office:value="16" calcext:value-type="float">
            <text:p>16</text:p>
          </table:table-cell>
          <table:table-cell table:formula="of:=IF([.C16]=1;IF([.D15]=8;1;[.D15]+1);[.D15])" office:value-type="float" office:value="1" calcext:value-type="float">
            <text:p>1</text:p>
          </table:table-cell>
          <table:table-cell table:formula="of:=IF(AND([.C16]=1;[.D16]=1);[.E15]+1;[.E1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05392349558288" calcext:value-type="float">
            <text:p>-0.205392349558288</text:p>
          </table:table-cell>
          <table:table-cell table:formula="of:=(RAND()*2-1)" office:value-type="float" office:value="-0.648146821039011" calcext:value-type="float">
            <text:p>-0.648146821039011</text:p>
          </table:table-cell>
          <table:table-cell table:formula="of:=IF([.C16]=16;1;[.C16]+1)" office:value-type="float" office:value="1" calcext:value-type="float">
            <text:p>1</text:p>
          </table:table-cell>
          <table:table-cell table:formula="of:=IF([.C17]=1;IF([.D16]=8;1;[.D16]+1);[.D16])" office:value-type="float" office:value="2" calcext:value-type="float">
            <text:p>2</text:p>
          </table:table-cell>
          <table:table-cell table:formula="of:=IF(AND([.C17]=1;[.D17]=1);[.E16]+1;[.E1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6714007707154" calcext:value-type="float">
            <text:p>0.76714007707154</text:p>
          </table:table-cell>
          <table:table-cell table:formula="of:=(RAND()*2-1)" office:value-type="float" office:value="-0.640202448031393" calcext:value-type="float">
            <text:p>-0.640202448031393</text:p>
          </table:table-cell>
          <table:table-cell table:formula="of:=IF([.C17]=16;1;[.C17]+1)" office:value-type="float" office:value="2" calcext:value-type="float">
            <text:p>2</text:p>
          </table:table-cell>
          <table:table-cell table:formula="of:=IF([.C18]=1;IF([.D17]=8;1;[.D17]+1);[.D17])" office:value-type="float" office:value="2" calcext:value-type="float">
            <text:p>2</text:p>
          </table:table-cell>
          <table:table-cell table:formula="of:=IF(AND([.C18]=1;[.D18]=1);[.E17]+1;[.E1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813052842449765" calcext:value-type="float">
            <text:p>-0.081305284244977</text:p>
          </table:table-cell>
          <table:table-cell table:formula="of:=(RAND()*2-1)" office:value-type="float" office:value="0.0196205950570625" calcext:value-type="float">
            <text:p>0.019620595057063</text:p>
          </table:table-cell>
          <table:table-cell table:formula="of:=IF([.C18]=16;1;[.C18]+1)" office:value-type="float" office:value="3" calcext:value-type="float">
            <text:p>3</text:p>
          </table:table-cell>
          <table:table-cell table:formula="of:=IF([.C19]=1;IF([.D18]=8;1;[.D18]+1);[.D18])" office:value-type="float" office:value="2" calcext:value-type="float">
            <text:p>2</text:p>
          </table:table-cell>
          <table:table-cell table:formula="of:=IF(AND([.C19]=1;[.D19]=1);[.E18]+1;[.E1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98038906451826" calcext:value-type="float">
            <text:p>0.598038906451826</text:p>
          </table:table-cell>
          <table:table-cell table:formula="of:=(RAND()*2-1)" office:value-type="float" office:value="-0.248592837221209" calcext:value-type="float">
            <text:p>-0.248592837221209</text:p>
          </table:table-cell>
          <table:table-cell table:formula="of:=IF([.C19]=16;1;[.C19]+1)" office:value-type="float" office:value="4" calcext:value-type="float">
            <text:p>4</text:p>
          </table:table-cell>
          <table:table-cell table:formula="of:=IF([.C20]=1;IF([.D19]=8;1;[.D19]+1);[.D19])" office:value-type="float" office:value="2" calcext:value-type="float">
            <text:p>2</text:p>
          </table:table-cell>
          <table:table-cell table:formula="of:=IF(AND([.C20]=1;[.D20]=1);[.E19]+1;[.E1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34381468559129" calcext:value-type="float">
            <text:p>0.734381468559129</text:p>
          </table:table-cell>
          <table:table-cell table:formula="of:=(RAND()*2-1)" office:value-type="float" office:value="0.393079156065427" calcext:value-type="float">
            <text:p>0.393079156065427</text:p>
          </table:table-cell>
          <table:table-cell table:formula="of:=IF([.C20]=16;1;[.C20]+1)" office:value-type="float" office:value="5" calcext:value-type="float">
            <text:p>5</text:p>
          </table:table-cell>
          <table:table-cell table:formula="of:=IF([.C21]=1;IF([.D20]=8;1;[.D20]+1);[.D20])" office:value-type="float" office:value="2" calcext:value-type="float">
            <text:p>2</text:p>
          </table:table-cell>
          <table:table-cell table:formula="of:=IF(AND([.C21]=1;[.D21]=1);[.E20]+1;[.E2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13278022417103" calcext:value-type="float">
            <text:p>-0.713278022417103</text:p>
          </table:table-cell>
          <table:table-cell table:formula="of:=(RAND()*2-1)" office:value-type="float" office:value="-0.950972455936456" calcext:value-type="float">
            <text:p>-0.950972455936456</text:p>
          </table:table-cell>
          <table:table-cell table:formula="of:=IF([.C21]=16;1;[.C21]+1)" office:value-type="float" office:value="6" calcext:value-type="float">
            <text:p>6</text:p>
          </table:table-cell>
          <table:table-cell table:formula="of:=IF([.C22]=1;IF([.D21]=8;1;[.D21]+1);[.D21])" office:value-type="float" office:value="2" calcext:value-type="float">
            <text:p>2</text:p>
          </table:table-cell>
          <table:table-cell table:formula="of:=IF(AND([.C22]=1;[.D22]=1);[.E21]+1;[.E2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58357048037967" calcext:value-type="float">
            <text:p>0.458357048037967</text:p>
          </table:table-cell>
          <table:table-cell table:formula="of:=(RAND()*2-1)" office:value-type="float" office:value="-0.797531648156191" calcext:value-type="float">
            <text:p>-0.797531648156191</text:p>
          </table:table-cell>
          <table:table-cell table:formula="of:=IF([.C22]=16;1;[.C22]+1)" office:value-type="float" office:value="7" calcext:value-type="float">
            <text:p>7</text:p>
          </table:table-cell>
          <table:table-cell table:formula="of:=IF([.C23]=1;IF([.D22]=8;1;[.D22]+1);[.D22])" office:value-type="float" office:value="2" calcext:value-type="float">
            <text:p>2</text:p>
          </table:table-cell>
          <table:table-cell table:formula="of:=IF(AND([.C23]=1;[.D23]=1);[.E22]+1;[.E2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73885910293323" calcext:value-type="float">
            <text:p>-0.573885910293323</text:p>
          </table:table-cell>
          <table:table-cell table:formula="of:=(RAND()*2-1)" office:value-type="float" office:value="0.978578504159049" calcext:value-type="float">
            <text:p>0.978578504159049</text:p>
          </table:table-cell>
          <table:table-cell table:formula="of:=IF([.C23]=16;1;[.C23]+1)" office:value-type="float" office:value="8" calcext:value-type="float">
            <text:p>8</text:p>
          </table:table-cell>
          <table:table-cell table:formula="of:=IF([.C24]=1;IF([.D23]=8;1;[.D23]+1);[.D23])" office:value-type="float" office:value="2" calcext:value-type="float">
            <text:p>2</text:p>
          </table:table-cell>
          <table:table-cell table:formula="of:=IF(AND([.C24]=1;[.D24]=1);[.E23]+1;[.E2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6044152791258" calcext:value-type="float">
            <text:p>0.86044152791258</text:p>
          </table:table-cell>
          <table:table-cell table:formula="of:=(RAND()*2-1)" office:value-type="float" office:value="-0.574245899418278" calcext:value-type="float">
            <text:p>-0.574245899418278</text:p>
          </table:table-cell>
          <table:table-cell table:formula="of:=IF([.C24]=16;1;[.C24]+1)" office:value-type="float" office:value="9" calcext:value-type="float">
            <text:p>9</text:p>
          </table:table-cell>
          <table:table-cell table:formula="of:=IF([.C25]=1;IF([.D24]=8;1;[.D24]+1);[.D24])" office:value-type="float" office:value="2" calcext:value-type="float">
            <text:p>2</text:p>
          </table:table-cell>
          <table:table-cell table:formula="of:=IF(AND([.C25]=1;[.D25]=1);[.E24]+1;[.E2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0721288747087412" calcext:value-type="float">
            <text:p>-0.007212887470874</text:p>
          </table:table-cell>
          <table:table-cell table:formula="of:=(RAND()*2-1)" office:value-type="float" office:value="-0.590782481613699" calcext:value-type="float">
            <text:p>-0.590782481613699</text:p>
          </table:table-cell>
          <table:table-cell table:formula="of:=IF([.C25]=16;1;[.C25]+1)" office:value-type="float" office:value="10" calcext:value-type="float">
            <text:p>10</text:p>
          </table:table-cell>
          <table:table-cell table:formula="of:=IF([.C26]=1;IF([.D25]=8;1;[.D25]+1);[.D25])" office:value-type="float" office:value="2" calcext:value-type="float">
            <text:p>2</text:p>
          </table:table-cell>
          <table:table-cell table:formula="of:=IF(AND([.C26]=1;[.D26]=1);[.E25]+1;[.E2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79912444729005" calcext:value-type="float">
            <text:p>0.579912444729005</text:p>
          </table:table-cell>
          <table:table-cell table:formula="of:=(RAND()*2-1)" office:value-type="float" office:value="-0.197188534406025" calcext:value-type="float">
            <text:p>-0.197188534406025</text:p>
          </table:table-cell>
          <table:table-cell table:formula="of:=IF([.C26]=16;1;[.C26]+1)" office:value-type="float" office:value="11" calcext:value-type="float">
            <text:p>11</text:p>
          </table:table-cell>
          <table:table-cell table:formula="of:=IF([.C27]=1;IF([.D26]=8;1;[.D26]+1);[.D26])" office:value-type="float" office:value="2" calcext:value-type="float">
            <text:p>2</text:p>
          </table:table-cell>
          <table:table-cell table:formula="of:=IF(AND([.C27]=1;[.D27]=1);[.E26]+1;[.E2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242439155422453" calcext:value-type="float">
            <text:p>-0.024243915542245</text:p>
          </table:table-cell>
          <table:table-cell table:formula="of:=(RAND()*2-1)" office:value-type="float" office:value="0.873469329078018" calcext:value-type="float">
            <text:p>0.873469329078018</text:p>
          </table:table-cell>
          <table:table-cell table:formula="of:=IF([.C27]=16;1;[.C27]+1)" office:value-type="float" office:value="12" calcext:value-type="float">
            <text:p>12</text:p>
          </table:table-cell>
          <table:table-cell table:formula="of:=IF([.C28]=1;IF([.D27]=8;1;[.D27]+1);[.D27])" office:value-type="float" office:value="2" calcext:value-type="float">
            <text:p>2</text:p>
          </table:table-cell>
          <table:table-cell table:formula="of:=IF(AND([.C28]=1;[.D28]=1);[.E27]+1;[.E2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14729886724957" calcext:value-type="float">
            <text:p>0.514729886724957</text:p>
          </table:table-cell>
          <table:table-cell table:formula="of:=(RAND()*2-1)" office:value-type="float" office:value="-0.997241345176199" calcext:value-type="float">
            <text:p>-0.997241345176199</text:p>
          </table:table-cell>
          <table:table-cell table:formula="of:=IF([.C28]=16;1;[.C28]+1)" office:value-type="float" office:value="13" calcext:value-type="float">
            <text:p>13</text:p>
          </table:table-cell>
          <table:table-cell table:formula="of:=IF([.C29]=1;IF([.D28]=8;1;[.D28]+1);[.D28])" office:value-type="float" office:value="2" calcext:value-type="float">
            <text:p>2</text:p>
          </table:table-cell>
          <table:table-cell table:formula="of:=IF(AND([.C29]=1;[.D29]=1);[.E28]+1;[.E2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72245240106122" calcext:value-type="float">
            <text:p>0.972245240106122</text:p>
          </table:table-cell>
          <table:table-cell table:formula="of:=(RAND()*2-1)" office:value-type="float" office:value="-0.90616601089524" calcext:value-type="float">
            <text:p>-0.90616601089524</text:p>
          </table:table-cell>
          <table:table-cell table:formula="of:=IF([.C29]=16;1;[.C29]+1)" office:value-type="float" office:value="14" calcext:value-type="float">
            <text:p>14</text:p>
          </table:table-cell>
          <table:table-cell table:formula="of:=IF([.C30]=1;IF([.D29]=8;1;[.D29]+1);[.D29])" office:value-type="float" office:value="2" calcext:value-type="float">
            <text:p>2</text:p>
          </table:table-cell>
          <table:table-cell table:formula="of:=IF(AND([.C30]=1;[.D30]=1);[.E29]+1;[.E2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60529950130003" calcext:value-type="float">
            <text:p>0.960529950130003</text:p>
          </table:table-cell>
          <table:table-cell table:formula="of:=(RAND()*2-1)" office:value-type="float" office:value="0.837182226161875" calcext:value-type="float">
            <text:p>0.837182226161875</text:p>
          </table:table-cell>
          <table:table-cell table:formula="of:=IF([.C30]=16;1;[.C30]+1)" office:value-type="float" office:value="15" calcext:value-type="float">
            <text:p>15</text:p>
          </table:table-cell>
          <table:table-cell table:formula="of:=IF([.C31]=1;IF([.D30]=8;1;[.D30]+1);[.D30])" office:value-type="float" office:value="2" calcext:value-type="float">
            <text:p>2</text:p>
          </table:table-cell>
          <table:table-cell table:formula="of:=IF(AND([.C31]=1;[.D31]=1);[.E30]+1;[.E3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53412066127576" calcext:value-type="float">
            <text:p>0.553412066127576</text:p>
          </table:table-cell>
          <table:table-cell table:formula="of:=(RAND()*2-1)" office:value-type="float" office:value="-0.744314489442955" calcext:value-type="float">
            <text:p>-0.744314489442955</text:p>
          </table:table-cell>
          <table:table-cell table:formula="of:=IF([.C31]=16;1;[.C31]+1)" office:value-type="float" office:value="16" calcext:value-type="float">
            <text:p>16</text:p>
          </table:table-cell>
          <table:table-cell table:formula="of:=IF([.C32]=1;IF([.D31]=8;1;[.D31]+1);[.D31])" office:value-type="float" office:value="2" calcext:value-type="float">
            <text:p>2</text:p>
          </table:table-cell>
          <table:table-cell table:formula="of:=IF(AND([.C32]=1;[.D32]=1);[.E31]+1;[.E3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80674314759386" calcext:value-type="float">
            <text:p>0.280674314759386</text:p>
          </table:table-cell>
          <table:table-cell table:formula="of:=(RAND()*2-1)" office:value-type="float" office:value="-0.593612277246025" calcext:value-type="float">
            <text:p>-0.593612277246025</text:p>
          </table:table-cell>
          <table:table-cell table:formula="of:=IF([.C32]=16;1;[.C32]+1)" office:value-type="float" office:value="1" calcext:value-type="float">
            <text:p>1</text:p>
          </table:table-cell>
          <table:table-cell table:formula="of:=IF([.C33]=1;IF([.D32]=8;1;[.D32]+1);[.D32])" office:value-type="float" office:value="3" calcext:value-type="float">
            <text:p>3</text:p>
          </table:table-cell>
          <table:table-cell table:formula="of:=IF(AND([.C33]=1;[.D33]=1);[.E32]+1;[.E3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97394373845807" calcext:value-type="float">
            <text:p>-0.897394373845807</text:p>
          </table:table-cell>
          <table:table-cell table:formula="of:=(RAND()*2-1)" office:value-type="float" office:value="0.520887215501861" calcext:value-type="float">
            <text:p>0.520887215501861</text:p>
          </table:table-cell>
          <table:table-cell table:formula="of:=IF([.C33]=16;1;[.C33]+1)" office:value-type="float" office:value="2" calcext:value-type="float">
            <text:p>2</text:p>
          </table:table-cell>
          <table:table-cell table:formula="of:=IF([.C34]=1;IF([.D33]=8;1;[.D33]+1);[.D33])" office:value-type="float" office:value="3" calcext:value-type="float">
            <text:p>3</text:p>
          </table:table-cell>
          <table:table-cell table:formula="of:=IF(AND([.C34]=1;[.D34]=1);[.E33]+1;[.E3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16853724949016" calcext:value-type="float">
            <text:p>-0.816853724949016</text:p>
          </table:table-cell>
          <table:table-cell table:formula="of:=(RAND()*2-1)" office:value-type="float" office:value="0.90110498031773" calcext:value-type="float">
            <text:p>0.90110498031773</text:p>
          </table:table-cell>
          <table:table-cell table:formula="of:=IF([.C34]=16;1;[.C34]+1)" office:value-type="float" office:value="3" calcext:value-type="float">
            <text:p>3</text:p>
          </table:table-cell>
          <table:table-cell table:formula="of:=IF([.C35]=1;IF([.D34]=8;1;[.D34]+1);[.D34])" office:value-type="float" office:value="3" calcext:value-type="float">
            <text:p>3</text:p>
          </table:table-cell>
          <table:table-cell table:formula="of:=IF(AND([.C35]=1;[.D35]=1);[.E34]+1;[.E3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99690441666749" calcext:value-type="float">
            <text:p>0.699690441666749</text:p>
          </table:table-cell>
          <table:table-cell table:formula="of:=(RAND()*2-1)" office:value-type="float" office:value="0.436121351634686" calcext:value-type="float">
            <text:p>0.436121351634686</text:p>
          </table:table-cell>
          <table:table-cell table:formula="of:=IF([.C35]=16;1;[.C35]+1)" office:value-type="float" office:value="4" calcext:value-type="float">
            <text:p>4</text:p>
          </table:table-cell>
          <table:table-cell table:formula="of:=IF([.C36]=1;IF([.D35]=8;1;[.D35]+1);[.D35])" office:value-type="float" office:value="3" calcext:value-type="float">
            <text:p>3</text:p>
          </table:table-cell>
          <table:table-cell table:formula="of:=IF(AND([.C36]=1;[.D36]=1);[.E35]+1;[.E3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45882219749321" calcext:value-type="float">
            <text:p>-0.345882219749321</text:p>
          </table:table-cell>
          <table:table-cell table:formula="of:=(RAND()*2-1)" office:value-type="float" office:value="-0.620522360335317" calcext:value-type="float">
            <text:p>-0.620522360335317</text:p>
          </table:table-cell>
          <table:table-cell table:formula="of:=IF([.C36]=16;1;[.C36]+1)" office:value-type="float" office:value="5" calcext:value-type="float">
            <text:p>5</text:p>
          </table:table-cell>
          <table:table-cell table:formula="of:=IF([.C37]=1;IF([.D36]=8;1;[.D36]+1);[.D36])" office:value-type="float" office:value="3" calcext:value-type="float">
            <text:p>3</text:p>
          </table:table-cell>
          <table:table-cell table:formula="of:=IF(AND([.C37]=1;[.D37]=1);[.E36]+1;[.E3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34998752782155" calcext:value-type="float">
            <text:p>-0.734998752782155</text:p>
          </table:table-cell>
          <table:table-cell table:formula="of:=(RAND()*2-1)" office:value-type="float" office:value="0.730689467828171" calcext:value-type="float">
            <text:p>0.730689467828171</text:p>
          </table:table-cell>
          <table:table-cell table:formula="of:=IF([.C37]=16;1;[.C37]+1)" office:value-type="float" office:value="6" calcext:value-type="float">
            <text:p>6</text:p>
          </table:table-cell>
          <table:table-cell table:formula="of:=IF([.C38]=1;IF([.D37]=8;1;[.D37]+1);[.D37])" office:value-type="float" office:value="3" calcext:value-type="float">
            <text:p>3</text:p>
          </table:table-cell>
          <table:table-cell table:formula="of:=IF(AND([.C38]=1;[.D38]=1);[.E37]+1;[.E3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28143536830868" calcext:value-type="float">
            <text:p>-0.228143536830868</text:p>
          </table:table-cell>
          <table:table-cell table:formula="of:=(RAND()*2-1)" office:value-type="float" office:value="-0.55293881237699" calcext:value-type="float">
            <text:p>-0.55293881237699</text:p>
          </table:table-cell>
          <table:table-cell table:formula="of:=IF([.C38]=16;1;[.C38]+1)" office:value-type="float" office:value="7" calcext:value-type="float">
            <text:p>7</text:p>
          </table:table-cell>
          <table:table-cell table:formula="of:=IF([.C39]=1;IF([.D38]=8;1;[.D38]+1);[.D38])" office:value-type="float" office:value="3" calcext:value-type="float">
            <text:p>3</text:p>
          </table:table-cell>
          <table:table-cell table:formula="of:=IF(AND([.C39]=1;[.D39]=1);[.E38]+1;[.E3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0799474469818584" calcext:value-type="float">
            <text:p>0.079947446981858</text:p>
          </table:table-cell>
          <table:table-cell table:formula="of:=(RAND()*2-1)" office:value-type="float" office:value="0.82320061521669" calcext:value-type="float">
            <text:p>0.82320061521669</text:p>
          </table:table-cell>
          <table:table-cell table:formula="of:=IF([.C39]=16;1;[.C39]+1)" office:value-type="float" office:value="8" calcext:value-type="float">
            <text:p>8</text:p>
          </table:table-cell>
          <table:table-cell table:formula="of:=IF([.C40]=1;IF([.D39]=8;1;[.D39]+1);[.D39])" office:value-type="float" office:value="3" calcext:value-type="float">
            <text:p>3</text:p>
          </table:table-cell>
          <table:table-cell table:formula="of:=IF(AND([.C40]=1;[.D40]=1);[.E39]+1;[.E3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84998825499254" calcext:value-type="float">
            <text:p>0.684998825499254</text:p>
          </table:table-cell>
          <table:table-cell table:formula="of:=(RAND()*2-1)" office:value-type="float" office:value="-0.610623799589983" calcext:value-type="float">
            <text:p>-0.610623799589983</text:p>
          </table:table-cell>
          <table:table-cell table:formula="of:=IF([.C40]=16;1;[.C40]+1)" office:value-type="float" office:value="9" calcext:value-type="float">
            <text:p>9</text:p>
          </table:table-cell>
          <table:table-cell table:formula="of:=IF([.C41]=1;IF([.D40]=8;1;[.D40]+1);[.D40])" office:value-type="float" office:value="3" calcext:value-type="float">
            <text:p>3</text:p>
          </table:table-cell>
          <table:table-cell table:formula="of:=IF(AND([.C41]=1;[.D41]=1);[.E40]+1;[.E4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96022506662273" calcext:value-type="float">
            <text:p>0.896022506662273</text:p>
          </table:table-cell>
          <table:table-cell table:formula="of:=(RAND()*2-1)" office:value-type="float" office:value="-0.0944480860875816" calcext:value-type="float">
            <text:p>-0.094448086087582</text:p>
          </table:table-cell>
          <table:table-cell table:formula="of:=IF([.C41]=16;1;[.C41]+1)" office:value-type="float" office:value="10" calcext:value-type="float">
            <text:p>10</text:p>
          </table:table-cell>
          <table:table-cell table:formula="of:=IF([.C42]=1;IF([.D41]=8;1;[.D41]+1);[.D41])" office:value-type="float" office:value="3" calcext:value-type="float">
            <text:p>3</text:p>
          </table:table-cell>
          <table:table-cell table:formula="of:=IF(AND([.C42]=1;[.D42]=1);[.E41]+1;[.E4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929294729805167" calcext:value-type="float">
            <text:p>-0.929294729805167</text:p>
          </table:table-cell>
          <table:table-cell table:formula="of:=(RAND()*2-1)" office:value-type="float" office:value="0.934652132995567" calcext:value-type="float">
            <text:p>0.934652132995567</text:p>
          </table:table-cell>
          <table:table-cell table:formula="of:=IF([.C42]=16;1;[.C42]+1)" office:value-type="float" office:value="11" calcext:value-type="float">
            <text:p>11</text:p>
          </table:table-cell>
          <table:table-cell table:formula="of:=IF([.C43]=1;IF([.D42]=8;1;[.D42]+1);[.D42])" office:value-type="float" office:value="3" calcext:value-type="float">
            <text:p>3</text:p>
          </table:table-cell>
          <table:table-cell table:formula="of:=IF(AND([.C43]=1;[.D43]=1);[.E42]+1;[.E4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5554683973774" calcext:value-type="float">
            <text:p>0.35554683973774</text:p>
          </table:table-cell>
          <table:table-cell table:formula="of:=(RAND()*2-1)" office:value-type="float" office:value="0.422246931574578" calcext:value-type="float">
            <text:p>0.422246931574578</text:p>
          </table:table-cell>
          <table:table-cell table:formula="of:=IF([.C43]=16;1;[.C43]+1)" office:value-type="float" office:value="12" calcext:value-type="float">
            <text:p>12</text:p>
          </table:table-cell>
          <table:table-cell table:formula="of:=IF([.C44]=1;IF([.D43]=8;1;[.D43]+1);[.D43])" office:value-type="float" office:value="3" calcext:value-type="float">
            <text:p>3</text:p>
          </table:table-cell>
          <table:table-cell table:formula="of:=IF(AND([.C44]=1;[.D44]=1);[.E43]+1;[.E4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83904158398776" calcext:value-type="float">
            <text:p>-0.583904158398776</text:p>
          </table:table-cell>
          <table:table-cell table:formula="of:=(RAND()*2-1)" office:value-type="float" office:value="0.0593900574432966" calcext:value-type="float">
            <text:p>0.059390057443297</text:p>
          </table:table-cell>
          <table:table-cell table:formula="of:=IF([.C44]=16;1;[.C44]+1)" office:value-type="float" office:value="13" calcext:value-type="float">
            <text:p>13</text:p>
          </table:table-cell>
          <table:table-cell table:formula="of:=IF([.C45]=1;IF([.D44]=8;1;[.D44]+1);[.D44])" office:value-type="float" office:value="3" calcext:value-type="float">
            <text:p>3</text:p>
          </table:table-cell>
          <table:table-cell table:formula="of:=IF(AND([.C45]=1;[.D45]=1);[.E44]+1;[.E4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2540801876377" calcext:value-type="float">
            <text:p>0.72540801876377</text:p>
          </table:table-cell>
          <table:table-cell table:formula="of:=(RAND()*2-1)" office:value-type="float" office:value="0.3253169681212" calcext:value-type="float">
            <text:p>0.3253169681212</text:p>
          </table:table-cell>
          <table:table-cell table:formula="of:=IF([.C45]=16;1;[.C45]+1)" office:value-type="float" office:value="14" calcext:value-type="float">
            <text:p>14</text:p>
          </table:table-cell>
          <table:table-cell table:formula="of:=IF([.C46]=1;IF([.D45]=8;1;[.D45]+1);[.D45])" office:value-type="float" office:value="3" calcext:value-type="float">
            <text:p>3</text:p>
          </table:table-cell>
          <table:table-cell table:formula="of:=IF(AND([.C46]=1;[.D46]=1);[.E45]+1;[.E4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35286342008918" calcext:value-type="float">
            <text:p>0.135286342008918</text:p>
          </table:table-cell>
          <table:table-cell table:formula="of:=(RAND()*2-1)" office:value-type="float" office:value="0.11387786014722" calcext:value-type="float">
            <text:p>0.11387786014722</text:p>
          </table:table-cell>
          <table:table-cell table:formula="of:=IF([.C46]=16;1;[.C46]+1)" office:value-type="float" office:value="15" calcext:value-type="float">
            <text:p>15</text:p>
          </table:table-cell>
          <table:table-cell table:formula="of:=IF([.C47]=1;IF([.D46]=8;1;[.D46]+1);[.D46])" office:value-type="float" office:value="3" calcext:value-type="float">
            <text:p>3</text:p>
          </table:table-cell>
          <table:table-cell table:formula="of:=IF(AND([.C47]=1;[.D47]=1);[.E46]+1;[.E4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29427446963003" calcext:value-type="float">
            <text:p>-0.029427446963003</text:p>
          </table:table-cell>
          <table:table-cell table:formula="of:=(RAND()*2-1)" office:value-type="float" office:value="0.335937352033394" calcext:value-type="float">
            <text:p>0.335937352033394</text:p>
          </table:table-cell>
          <table:table-cell table:formula="of:=IF([.C47]=16;1;[.C47]+1)" office:value-type="float" office:value="16" calcext:value-type="float">
            <text:p>16</text:p>
          </table:table-cell>
          <table:table-cell table:formula="of:=IF([.C48]=1;IF([.D47]=8;1;[.D47]+1);[.D47])" office:value-type="float" office:value="3" calcext:value-type="float">
            <text:p>3</text:p>
          </table:table-cell>
          <table:table-cell table:formula="of:=IF(AND([.C48]=1;[.D48]=1);[.E47]+1;[.E4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91651749316532" calcext:value-type="float">
            <text:p>-0.391651749316532</text:p>
          </table:table-cell>
          <table:table-cell table:formula="of:=(RAND()*2-1)" office:value-type="float" office:value="-0.761575263203966" calcext:value-type="float">
            <text:p>-0.761575263203966</text:p>
          </table:table-cell>
          <table:table-cell table:formula="of:=IF([.C48]=16;1;[.C48]+1)" office:value-type="float" office:value="1" calcext:value-type="float">
            <text:p>1</text:p>
          </table:table-cell>
          <table:table-cell table:formula="of:=IF([.C49]=1;IF([.D48]=8;1;[.D48]+1);[.D48])" office:value-type="float" office:value="4" calcext:value-type="float">
            <text:p>4</text:p>
          </table:table-cell>
          <table:table-cell table:formula="of:=IF(AND([.C49]=1;[.D49]=1);[.E48]+1;[.E4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36450645745639" calcext:value-type="float">
            <text:p>-0.236450645745639</text:p>
          </table:table-cell>
          <table:table-cell table:formula="of:=(RAND()*2-1)" office:value-type="float" office:value="-0.0372549182980642" calcext:value-type="float">
            <text:p>-0.037254918298064</text:p>
          </table:table-cell>
          <table:table-cell table:formula="of:=IF([.C49]=16;1;[.C49]+1)" office:value-type="float" office:value="2" calcext:value-type="float">
            <text:p>2</text:p>
          </table:table-cell>
          <table:table-cell table:formula="of:=IF([.C50]=1;IF([.D49]=8;1;[.D49]+1);[.D49])" office:value-type="float" office:value="4" calcext:value-type="float">
            <text:p>4</text:p>
          </table:table-cell>
          <table:table-cell table:formula="of:=IF(AND([.C50]=1;[.D50]=1);[.E49]+1;[.E4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89671993473435" calcext:value-type="float">
            <text:p>0.589671993473435</text:p>
          </table:table-cell>
          <table:table-cell table:formula="of:=(RAND()*2-1)" office:value-type="float" office:value="-0.648852958112749" calcext:value-type="float">
            <text:p>-0.648852958112749</text:p>
          </table:table-cell>
          <table:table-cell table:formula="of:=IF([.C50]=16;1;[.C50]+1)" office:value-type="float" office:value="3" calcext:value-type="float">
            <text:p>3</text:p>
          </table:table-cell>
          <table:table-cell table:formula="of:=IF([.C51]=1;IF([.D50]=8;1;[.D50]+1);[.D50])" office:value-type="float" office:value="4" calcext:value-type="float">
            <text:p>4</text:p>
          </table:table-cell>
          <table:table-cell table:formula="of:=IF(AND([.C51]=1;[.D51]=1);[.E50]+1;[.E5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999102228171793" calcext:value-type="float">
            <text:p>-0.999102228171793</text:p>
          </table:table-cell>
          <table:table-cell table:formula="of:=(RAND()*2-1)" office:value-type="float" office:value="0.959944197706815" calcext:value-type="float">
            <text:p>0.959944197706815</text:p>
          </table:table-cell>
          <table:table-cell table:formula="of:=IF([.C51]=16;1;[.C51]+1)" office:value-type="float" office:value="4" calcext:value-type="float">
            <text:p>4</text:p>
          </table:table-cell>
          <table:table-cell table:formula="of:=IF([.C52]=1;IF([.D51]=8;1;[.D51]+1);[.D51])" office:value-type="float" office:value="4" calcext:value-type="float">
            <text:p>4</text:p>
          </table:table-cell>
          <table:table-cell table:formula="of:=IF(AND([.C52]=1;[.D52]=1);[.E51]+1;[.E5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955399420390463" calcext:value-type="float">
            <text:p>-0.095539942039046</text:p>
          </table:table-cell>
          <table:table-cell table:formula="of:=(RAND()*2-1)" office:value-type="float" office:value="0.0924789039900171" calcext:value-type="float">
            <text:p>0.092478903990017</text:p>
          </table:table-cell>
          <table:table-cell table:formula="of:=IF([.C52]=16;1;[.C52]+1)" office:value-type="float" office:value="5" calcext:value-type="float">
            <text:p>5</text:p>
          </table:table-cell>
          <table:table-cell table:formula="of:=IF([.C53]=1;IF([.D52]=8;1;[.D52]+1);[.D52])" office:value-type="float" office:value="4" calcext:value-type="float">
            <text:p>4</text:p>
          </table:table-cell>
          <table:table-cell table:formula="of:=IF(AND([.C53]=1;[.D53]=1);[.E52]+1;[.E5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53807503654422" calcext:value-type="float">
            <text:p>0.953807503654422</text:p>
          </table:table-cell>
          <table:table-cell table:formula="of:=(RAND()*2-1)" office:value-type="float" office:value="0.236876266230278" calcext:value-type="float">
            <text:p>0.236876266230278</text:p>
          </table:table-cell>
          <table:table-cell table:formula="of:=IF([.C53]=16;1;[.C53]+1)" office:value-type="float" office:value="6" calcext:value-type="float">
            <text:p>6</text:p>
          </table:table-cell>
          <table:table-cell table:formula="of:=IF([.C54]=1;IF([.D53]=8;1;[.D53]+1);[.D53])" office:value-type="float" office:value="4" calcext:value-type="float">
            <text:p>4</text:p>
          </table:table-cell>
          <table:table-cell table:formula="of:=IF(AND([.C54]=1;[.D54]=1);[.E53]+1;[.E5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29886684879585" calcext:value-type="float">
            <text:p>0.729886684879585</text:p>
          </table:table-cell>
          <table:table-cell table:formula="of:=(RAND()*2-1)" office:value-type="float" office:value="0.0260093411486479" calcext:value-type="float">
            <text:p>0.026009341148648</text:p>
          </table:table-cell>
          <table:table-cell table:formula="of:=IF([.C54]=16;1;[.C54]+1)" office:value-type="float" office:value="7" calcext:value-type="float">
            <text:p>7</text:p>
          </table:table-cell>
          <table:table-cell table:formula="of:=IF([.C55]=1;IF([.D54]=8;1;[.D54]+1);[.D54])" office:value-type="float" office:value="4" calcext:value-type="float">
            <text:p>4</text:p>
          </table:table-cell>
          <table:table-cell table:formula="of:=IF(AND([.C55]=1;[.D55]=1);[.E54]+1;[.E5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88635791310632" calcext:value-type="float">
            <text:p>-0.788635791310632</text:p>
          </table:table-cell>
          <table:table-cell table:formula="of:=(RAND()*2-1)" office:value-type="float" office:value="0.808702560486439" calcext:value-type="float">
            <text:p>0.808702560486439</text:p>
          </table:table-cell>
          <table:table-cell table:formula="of:=IF([.C55]=16;1;[.C55]+1)" office:value-type="float" office:value="8" calcext:value-type="float">
            <text:p>8</text:p>
          </table:table-cell>
          <table:table-cell table:formula="of:=IF([.C56]=1;IF([.D55]=8;1;[.D55]+1);[.D55])" office:value-type="float" office:value="4" calcext:value-type="float">
            <text:p>4</text:p>
          </table:table-cell>
          <table:table-cell table:formula="of:=IF(AND([.C56]=1;[.D56]=1);[.E55]+1;[.E5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07221915043044" calcext:value-type="float">
            <text:p>-0.107221915043044</text:p>
          </table:table-cell>
          <table:table-cell table:formula="of:=(RAND()*2-1)" office:value-type="float" office:value="0.0350473568856484" calcext:value-type="float">
            <text:p>0.035047356885649</text:p>
          </table:table-cell>
          <table:table-cell table:formula="of:=IF([.C56]=16;1;[.C56]+1)" office:value-type="float" office:value="9" calcext:value-type="float">
            <text:p>9</text:p>
          </table:table-cell>
          <table:table-cell table:formula="of:=IF([.C57]=1;IF([.D56]=8;1;[.D56]+1);[.D56])" office:value-type="float" office:value="4" calcext:value-type="float">
            <text:p>4</text:p>
          </table:table-cell>
          <table:table-cell table:formula="of:=IF(AND([.C57]=1;[.D57]=1);[.E56]+1;[.E5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8945534075995" calcext:value-type="float">
            <text:p>0.78945534075995</text:p>
          </table:table-cell>
          <table:table-cell table:formula="of:=(RAND()*2-1)" office:value-type="float" office:value="0.00751149958418651" calcext:value-type="float">
            <text:p>0.007511499584187</text:p>
          </table:table-cell>
          <table:table-cell table:formula="of:=IF([.C57]=16;1;[.C57]+1)" office:value-type="float" office:value="10" calcext:value-type="float">
            <text:p>10</text:p>
          </table:table-cell>
          <table:table-cell table:formula="of:=IF([.C58]=1;IF([.D57]=8;1;[.D57]+1);[.D57])" office:value-type="float" office:value="4" calcext:value-type="float">
            <text:p>4</text:p>
          </table:table-cell>
          <table:table-cell table:formula="of:=IF(AND([.C58]=1;[.D58]=1);[.E57]+1;[.E5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91911488489456" calcext:value-type="float">
            <text:p>0.591911488489456</text:p>
          </table:table-cell>
          <table:table-cell table:formula="of:=(RAND()*2-1)" office:value-type="float" office:value="0.623978224654313" calcext:value-type="float">
            <text:p>0.623978224654313</text:p>
          </table:table-cell>
          <table:table-cell table:formula="of:=IF([.C58]=16;1;[.C58]+1)" office:value-type="float" office:value="11" calcext:value-type="float">
            <text:p>11</text:p>
          </table:table-cell>
          <table:table-cell table:formula="of:=IF([.C59]=1;IF([.D58]=8;1;[.D58]+1);[.D58])" office:value-type="float" office:value="4" calcext:value-type="float">
            <text:p>4</text:p>
          </table:table-cell>
          <table:table-cell table:formula="of:=IF(AND([.C59]=1;[.D59]=1);[.E58]+1;[.E5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55221467414832" calcext:value-type="float">
            <text:p>-0.855221467414832</text:p>
          </table:table-cell>
          <table:table-cell table:formula="of:=(RAND()*2-1)" office:value-type="float" office:value="-0.91862640663474" calcext:value-type="float">
            <text:p>-0.91862640663474</text:p>
          </table:table-cell>
          <table:table-cell table:formula="of:=IF([.C59]=16;1;[.C59]+1)" office:value-type="float" office:value="12" calcext:value-type="float">
            <text:p>12</text:p>
          </table:table-cell>
          <table:table-cell table:formula="of:=IF([.C60]=1;IF([.D59]=8;1;[.D59]+1);[.D59])" office:value-type="float" office:value="4" calcext:value-type="float">
            <text:p>4</text:p>
          </table:table-cell>
          <table:table-cell table:formula="of:=IF(AND([.C60]=1;[.D60]=1);[.E59]+1;[.E5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660275436318163" calcext:value-type="float">
            <text:p>-0.066027543631816</text:p>
          </table:table-cell>
          <table:table-cell table:formula="of:=(RAND()*2-1)" office:value-type="float" office:value="0.719912930801762" calcext:value-type="float">
            <text:p>0.719912930801762</text:p>
          </table:table-cell>
          <table:table-cell table:formula="of:=IF([.C60]=16;1;[.C60]+1)" office:value-type="float" office:value="13" calcext:value-type="float">
            <text:p>13</text:p>
          </table:table-cell>
          <table:table-cell table:formula="of:=IF([.C61]=1;IF([.D60]=8;1;[.D60]+1);[.D60])" office:value-type="float" office:value="4" calcext:value-type="float">
            <text:p>4</text:p>
          </table:table-cell>
          <table:table-cell table:formula="of:=IF(AND([.C61]=1;[.D61]=1);[.E60]+1;[.E6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41170718213696" calcext:value-type="float">
            <text:p>-0.141170718213696</text:p>
          </table:table-cell>
          <table:table-cell table:formula="of:=(RAND()*2-1)" office:value-type="float" office:value="-0.335220645319037" calcext:value-type="float">
            <text:p>-0.335220645319037</text:p>
          </table:table-cell>
          <table:table-cell table:formula="of:=IF([.C61]=16;1;[.C61]+1)" office:value-type="float" office:value="14" calcext:value-type="float">
            <text:p>14</text:p>
          </table:table-cell>
          <table:table-cell table:formula="of:=IF([.C62]=1;IF([.D61]=8;1;[.D61]+1);[.D61])" office:value-type="float" office:value="4" calcext:value-type="float">
            <text:p>4</text:p>
          </table:table-cell>
          <table:table-cell table:formula="of:=IF(AND([.C62]=1;[.D62]=1);[.E61]+1;[.E6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81540761561671" calcext:value-type="float">
            <text:p>-0.381540761561671</text:p>
          </table:table-cell>
          <table:table-cell table:formula="of:=(RAND()*2-1)" office:value-type="float" office:value="-0.899661208004973" calcext:value-type="float">
            <text:p>-0.899661208004973</text:p>
          </table:table-cell>
          <table:table-cell table:formula="of:=IF([.C62]=16;1;[.C62]+1)" office:value-type="float" office:value="15" calcext:value-type="float">
            <text:p>15</text:p>
          </table:table-cell>
          <table:table-cell table:formula="of:=IF([.C63]=1;IF([.D62]=8;1;[.D62]+1);[.D62])" office:value-type="float" office:value="4" calcext:value-type="float">
            <text:p>4</text:p>
          </table:table-cell>
          <table:table-cell table:formula="of:=IF(AND([.C63]=1;[.D63]=1);[.E62]+1;[.E6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0301798907230348" calcext:value-type="float">
            <text:p>0.030179890723035</text:p>
          </table:table-cell>
          <table:table-cell table:formula="of:=(RAND()*2-1)" office:value-type="float" office:value="-0.928340540725013" calcext:value-type="float">
            <text:p>-0.928340540725013</text:p>
          </table:table-cell>
          <table:table-cell table:formula="of:=IF([.C63]=16;1;[.C63]+1)" office:value-type="float" office:value="16" calcext:value-type="float">
            <text:p>16</text:p>
          </table:table-cell>
          <table:table-cell table:formula="of:=IF([.C64]=1;IF([.D63]=8;1;[.D63]+1);[.D63])" office:value-type="float" office:value="4" calcext:value-type="float">
            <text:p>4</text:p>
          </table:table-cell>
          <table:table-cell table:formula="of:=IF(AND([.C64]=1;[.D64]=1);[.E63]+1;[.E6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53191980633931" calcext:value-type="float">
            <text:p>-0.453191980633931</text:p>
          </table:table-cell>
          <table:table-cell table:formula="of:=(RAND()*2-1)" office:value-type="float" office:value="-0.251786010602101" calcext:value-type="float">
            <text:p>-0.251786010602101</text:p>
          </table:table-cell>
          <table:table-cell table:formula="of:=IF([.C64]=16;1;[.C64]+1)" office:value-type="float" office:value="1" calcext:value-type="float">
            <text:p>1</text:p>
          </table:table-cell>
          <table:table-cell table:formula="of:=IF([.C65]=1;IF([.D64]=8;1;[.D64]+1);[.D64])" office:value-type="float" office:value="5" calcext:value-type="float">
            <text:p>5</text:p>
          </table:table-cell>
          <table:table-cell table:formula="of:=IF(AND([.C65]=1;[.D65]=1);[.E64]+1;[.E6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07178631721072" calcext:value-type="float">
            <text:p>-0.407178631721072</text:p>
          </table:table-cell>
          <table:table-cell table:formula="of:=(RAND()*2-1)" office:value-type="float" office:value="-0.236250211712286" calcext:value-type="float">
            <text:p>-0.236250211712286</text:p>
          </table:table-cell>
          <table:table-cell table:formula="of:=IF([.C65]=16;1;[.C65]+1)" office:value-type="float" office:value="2" calcext:value-type="float">
            <text:p>2</text:p>
          </table:table-cell>
          <table:table-cell table:formula="of:=IF([.C66]=1;IF([.D65]=8;1;[.D65]+1);[.D65])" office:value-type="float" office:value="5" calcext:value-type="float">
            <text:p>5</text:p>
          </table:table-cell>
          <table:table-cell table:formula="of:=IF(AND([.C66]=1;[.D66]=1);[.E65]+1;[.E6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93772528359843" calcext:value-type="float">
            <text:p>-0.793772528359843</text:p>
          </table:table-cell>
          <table:table-cell table:formula="of:=(RAND()*2-1)" office:value-type="float" office:value="0.482306727548741" calcext:value-type="float">
            <text:p>0.482306727548741</text:p>
          </table:table-cell>
          <table:table-cell table:formula="of:=IF([.C66]=16;1;[.C66]+1)" office:value-type="float" office:value="3" calcext:value-type="float">
            <text:p>3</text:p>
          </table:table-cell>
          <table:table-cell table:formula="of:=IF([.C67]=1;IF([.D66]=8;1;[.D66]+1);[.D66])" office:value-type="float" office:value="5" calcext:value-type="float">
            <text:p>5</text:p>
          </table:table-cell>
          <table:table-cell table:formula="of:=IF(AND([.C67]=1;[.D67]=1);[.E66]+1;[.E6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33912190125131" calcext:value-type="float">
            <text:p>-0.433912190125131</text:p>
          </table:table-cell>
          <table:table-cell table:formula="of:=(RAND()*2-1)" office:value-type="float" office:value="0.0944882724350495" calcext:value-type="float">
            <text:p>0.09448827243505</text:p>
          </table:table-cell>
          <table:table-cell table:formula="of:=IF([.C67]=16;1;[.C67]+1)" office:value-type="float" office:value="4" calcext:value-type="float">
            <text:p>4</text:p>
          </table:table-cell>
          <table:table-cell table:formula="of:=IF([.C68]=1;IF([.D67]=8;1;[.D67]+1);[.D67])" office:value-type="float" office:value="5" calcext:value-type="float">
            <text:p>5</text:p>
          </table:table-cell>
          <table:table-cell table:formula="of:=IF(AND([.C68]=1;[.D68]=1);[.E67]+1;[.E6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31391869407203" calcext:value-type="float">
            <text:p>0.131391869407203</text:p>
          </table:table-cell>
          <table:table-cell table:formula="of:=(RAND()*2-1)" office:value-type="float" office:value="0.584612207756571" calcext:value-type="float">
            <text:p>0.584612207756571</text:p>
          </table:table-cell>
          <table:table-cell table:formula="of:=IF([.C68]=16;1;[.C68]+1)" office:value-type="float" office:value="5" calcext:value-type="float">
            <text:p>5</text:p>
          </table:table-cell>
          <table:table-cell table:formula="of:=IF([.C69]=1;IF([.D68]=8;1;[.D68]+1);[.D68])" office:value-type="float" office:value="5" calcext:value-type="float">
            <text:p>5</text:p>
          </table:table-cell>
          <table:table-cell table:formula="of:=IF(AND([.C69]=1;[.D69]=1);[.E68]+1;[.E6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63163943481475" calcext:value-type="float">
            <text:p>0.663163943481475</text:p>
          </table:table-cell>
          <table:table-cell table:formula="of:=(RAND()*2-1)" office:value-type="float" office:value="-0.271477079242533" calcext:value-type="float">
            <text:p>-0.271477079242533</text:p>
          </table:table-cell>
          <table:table-cell table:formula="of:=IF([.C69]=16;1;[.C69]+1)" office:value-type="float" office:value="6" calcext:value-type="float">
            <text:p>6</text:p>
          </table:table-cell>
          <table:table-cell table:formula="of:=IF([.C70]=1;IF([.D69]=8;1;[.D69]+1);[.D69])" office:value-type="float" office:value="5" calcext:value-type="float">
            <text:p>5</text:p>
          </table:table-cell>
          <table:table-cell table:formula="of:=IF(AND([.C70]=1;[.D70]=1);[.E69]+1;[.E6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26869221844175" calcext:value-type="float">
            <text:p>-0.426869221844175</text:p>
          </table:table-cell>
          <table:table-cell table:formula="of:=(RAND()*2-1)" office:value-type="float" office:value="0.760880772737296" calcext:value-type="float">
            <text:p>0.760880772737296</text:p>
          </table:table-cell>
          <table:table-cell table:formula="of:=IF([.C70]=16;1;[.C70]+1)" office:value-type="float" office:value="7" calcext:value-type="float">
            <text:p>7</text:p>
          </table:table-cell>
          <table:table-cell table:formula="of:=IF([.C71]=1;IF([.D70]=8;1;[.D70]+1);[.D70])" office:value-type="float" office:value="5" calcext:value-type="float">
            <text:p>5</text:p>
          </table:table-cell>
          <table:table-cell table:formula="of:=IF(AND([.C71]=1;[.D71]=1);[.E70]+1;[.E7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0518779149678161" calcext:value-type="float">
            <text:p>0.051877914967816</text:p>
          </table:table-cell>
          <table:table-cell table:formula="of:=(RAND()*2-1)" office:value-type="float" office:value="-0.962991197195817" calcext:value-type="float">
            <text:p>-0.962991197195817</text:p>
          </table:table-cell>
          <table:table-cell table:formula="of:=IF([.C71]=16;1;[.C71]+1)" office:value-type="float" office:value="8" calcext:value-type="float">
            <text:p>8</text:p>
          </table:table-cell>
          <table:table-cell table:formula="of:=IF([.C72]=1;IF([.D71]=8;1;[.D71]+1);[.D71])" office:value-type="float" office:value="5" calcext:value-type="float">
            <text:p>5</text:p>
          </table:table-cell>
          <table:table-cell table:formula="of:=IF(AND([.C72]=1;[.D72]=1);[.E71]+1;[.E7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781570833422963" calcext:value-type="float">
            <text:p>-0.078157083342296</text:p>
          </table:table-cell>
          <table:table-cell table:formula="of:=(RAND()*2-1)" office:value-type="float" office:value="-0.942280990730237" calcext:value-type="float">
            <text:p>-0.942280990730237</text:p>
          </table:table-cell>
          <table:table-cell table:formula="of:=IF([.C72]=16;1;[.C72]+1)" office:value-type="float" office:value="9" calcext:value-type="float">
            <text:p>9</text:p>
          </table:table-cell>
          <table:table-cell table:formula="of:=IF([.C73]=1;IF([.D72]=8;1;[.D72]+1);[.D72])" office:value-type="float" office:value="5" calcext:value-type="float">
            <text:p>5</text:p>
          </table:table-cell>
          <table:table-cell table:formula="of:=IF(AND([.C73]=1;[.D73]=1);[.E72]+1;[.E7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33956776695344" calcext:value-type="float">
            <text:p>0.433956776695344</text:p>
          </table:table-cell>
          <table:table-cell table:formula="of:=(RAND()*2-1)" office:value-type="float" office:value="-0.187526181066455" calcext:value-type="float">
            <text:p>-0.187526181066455</text:p>
          </table:table-cell>
          <table:table-cell table:formula="of:=IF([.C73]=16;1;[.C73]+1)" office:value-type="float" office:value="10" calcext:value-type="float">
            <text:p>10</text:p>
          </table:table-cell>
          <table:table-cell table:formula="of:=IF([.C74]=1;IF([.D73]=8;1;[.D73]+1);[.D73])" office:value-type="float" office:value="5" calcext:value-type="float">
            <text:p>5</text:p>
          </table:table-cell>
          <table:table-cell table:formula="of:=IF(AND([.C74]=1;[.D74]=1);[.E73]+1;[.E7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338465132490762" calcext:value-type="float">
            <text:p>-0.033846513249076</text:p>
          </table:table-cell>
          <table:table-cell table:formula="of:=(RAND()*2-1)" office:value-type="float" office:value="-0.720054240580066" calcext:value-type="float">
            <text:p>-0.720054240580066</text:p>
          </table:table-cell>
          <table:table-cell table:formula="of:=IF([.C74]=16;1;[.C74]+1)" office:value-type="float" office:value="11" calcext:value-type="float">
            <text:p>11</text:p>
          </table:table-cell>
          <table:table-cell table:formula="of:=IF([.C75]=1;IF([.D74]=8;1;[.D74]+1);[.D74])" office:value-type="float" office:value="5" calcext:value-type="float">
            <text:p>5</text:p>
          </table:table-cell>
          <table:table-cell table:formula="of:=IF(AND([.C75]=1;[.D75]=1);[.E74]+1;[.E7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01720007791285" calcext:value-type="float">
            <text:p>0.301720007791285</text:p>
          </table:table-cell>
          <table:table-cell table:formula="of:=(RAND()*2-1)" office:value-type="float" office:value="-0.515770473308658" calcext:value-type="float">
            <text:p>-0.515770473308658</text:p>
          </table:table-cell>
          <table:table-cell table:formula="of:=IF([.C75]=16;1;[.C75]+1)" office:value-type="float" office:value="12" calcext:value-type="float">
            <text:p>12</text:p>
          </table:table-cell>
          <table:table-cell table:formula="of:=IF([.C76]=1;IF([.D75]=8;1;[.D75]+1);[.D75])" office:value-type="float" office:value="5" calcext:value-type="float">
            <text:p>5</text:p>
          </table:table-cell>
          <table:table-cell table:formula="of:=IF(AND([.C76]=1;[.D76]=1);[.E75]+1;[.E7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06167372545061" calcext:value-type="float">
            <text:p>0.706167372545061</text:p>
          </table:table-cell>
          <table:table-cell table:formula="of:=(RAND()*2-1)" office:value-type="float" office:value="0.265672624044259" calcext:value-type="float">
            <text:p>0.265672624044259</text:p>
          </table:table-cell>
          <table:table-cell table:formula="of:=IF([.C76]=16;1;[.C76]+1)" office:value-type="float" office:value="13" calcext:value-type="float">
            <text:p>13</text:p>
          </table:table-cell>
          <table:table-cell table:formula="of:=IF([.C77]=1;IF([.D76]=8;1;[.D76]+1);[.D76])" office:value-type="float" office:value="5" calcext:value-type="float">
            <text:p>5</text:p>
          </table:table-cell>
          <table:table-cell table:formula="of:=IF(AND([.C77]=1;[.D77]=1);[.E76]+1;[.E7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47576029032891" calcext:value-type="float">
            <text:p>-0.247576029032891</text:p>
          </table:table-cell>
          <table:table-cell table:formula="of:=(RAND()*2-1)" office:value-type="float" office:value="0.463742082713038" calcext:value-type="float">
            <text:p>0.463742082713038</text:p>
          </table:table-cell>
          <table:table-cell table:formula="of:=IF([.C77]=16;1;[.C77]+1)" office:value-type="float" office:value="14" calcext:value-type="float">
            <text:p>14</text:p>
          </table:table-cell>
          <table:table-cell table:formula="of:=IF([.C78]=1;IF([.D77]=8;1;[.D77]+1);[.D77])" office:value-type="float" office:value="5" calcext:value-type="float">
            <text:p>5</text:p>
          </table:table-cell>
          <table:table-cell table:formula="of:=IF(AND([.C78]=1;[.D78]=1);[.E77]+1;[.E7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71367662055701" calcext:value-type="float">
            <text:p>-0.071367662055701</text:p>
          </table:table-cell>
          <table:table-cell table:formula="of:=(RAND()*2-1)" office:value-type="float" office:value="-0.342309291003347" calcext:value-type="float">
            <text:p>-0.342309291003347</text:p>
          </table:table-cell>
          <table:table-cell table:formula="of:=IF([.C78]=16;1;[.C78]+1)" office:value-type="float" office:value="15" calcext:value-type="float">
            <text:p>15</text:p>
          </table:table-cell>
          <table:table-cell table:formula="of:=IF([.C79]=1;IF([.D78]=8;1;[.D78]+1);[.D78])" office:value-type="float" office:value="5" calcext:value-type="float">
            <text:p>5</text:p>
          </table:table-cell>
          <table:table-cell table:formula="of:=IF(AND([.C79]=1;[.D79]=1);[.E78]+1;[.E7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21559870627631" calcext:value-type="float">
            <text:p>0.221559870627631</text:p>
          </table:table-cell>
          <table:table-cell table:formula="of:=(RAND()*2-1)" office:value-type="float" office:value="0.0720235731831307" calcext:value-type="float">
            <text:p>0.072023573183131</text:p>
          </table:table-cell>
          <table:table-cell table:formula="of:=IF([.C79]=16;1;[.C79]+1)" office:value-type="float" office:value="16" calcext:value-type="float">
            <text:p>16</text:p>
          </table:table-cell>
          <table:table-cell table:formula="of:=IF([.C80]=1;IF([.D79]=8;1;[.D79]+1);[.D79])" office:value-type="float" office:value="5" calcext:value-type="float">
            <text:p>5</text:p>
          </table:table-cell>
          <table:table-cell table:formula="of:=IF(AND([.C80]=1;[.D80]=1);[.E79]+1;[.E7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78743261451885" calcext:value-type="float">
            <text:p>0.278743261451885</text:p>
          </table:table-cell>
          <table:table-cell table:formula="of:=(RAND()*2-1)" office:value-type="float" office:value="-0.212876427373245" calcext:value-type="float">
            <text:p>-0.212876427373245</text:p>
          </table:table-cell>
          <table:table-cell table:formula="of:=IF([.C80]=16;1;[.C80]+1)" office:value-type="float" office:value="1" calcext:value-type="float">
            <text:p>1</text:p>
          </table:table-cell>
          <table:table-cell table:formula="of:=IF([.C81]=1;IF([.D80]=8;1;[.D80]+1);[.D80])" office:value-type="float" office:value="6" calcext:value-type="float">
            <text:p>6</text:p>
          </table:table-cell>
          <table:table-cell table:formula="of:=IF(AND([.C81]=1;[.D81]=1);[.E80]+1;[.E8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51335457125898" calcext:value-type="float">
            <text:p>-0.351335457125898</text:p>
          </table:table-cell>
          <table:table-cell table:formula="of:=(RAND()*2-1)" office:value-type="float" office:value="0.935687446742777" calcext:value-type="float">
            <text:p>0.935687446742777</text:p>
          </table:table-cell>
          <table:table-cell table:formula="of:=IF([.C81]=16;1;[.C81]+1)" office:value-type="float" office:value="2" calcext:value-type="float">
            <text:p>2</text:p>
          </table:table-cell>
          <table:table-cell table:formula="of:=IF([.C82]=1;IF([.D81]=8;1;[.D81]+1);[.D81])" office:value-type="float" office:value="6" calcext:value-type="float">
            <text:p>6</text:p>
          </table:table-cell>
          <table:table-cell table:formula="of:=IF(AND([.C82]=1;[.D82]=1);[.E81]+1;[.E8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57511609087371" calcext:value-type="float">
            <text:p>0.857511609087371</text:p>
          </table:table-cell>
          <table:table-cell table:formula="of:=(RAND()*2-1)" office:value-type="float" office:value="-0.849624517306455" calcext:value-type="float">
            <text:p>-0.849624517306455</text:p>
          </table:table-cell>
          <table:table-cell table:formula="of:=IF([.C82]=16;1;[.C82]+1)" office:value-type="float" office:value="3" calcext:value-type="float">
            <text:p>3</text:p>
          </table:table-cell>
          <table:table-cell table:formula="of:=IF([.C83]=1;IF([.D82]=8;1;[.D82]+1);[.D82])" office:value-type="float" office:value="6" calcext:value-type="float">
            <text:p>6</text:p>
          </table:table-cell>
          <table:table-cell table:formula="of:=IF(AND([.C83]=1;[.D83]=1);[.E82]+1;[.E8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20221954497417" calcext:value-type="float">
            <text:p>-0.220221954497417</text:p>
          </table:table-cell>
          <table:table-cell table:formula="of:=(RAND()*2-1)" office:value-type="float" office:value="-0.365101557666568" calcext:value-type="float">
            <text:p>-0.365101557666568</text:p>
          </table:table-cell>
          <table:table-cell table:formula="of:=IF([.C83]=16;1;[.C83]+1)" office:value-type="float" office:value="4" calcext:value-type="float">
            <text:p>4</text:p>
          </table:table-cell>
          <table:table-cell table:formula="of:=IF([.C84]=1;IF([.D83]=8;1;[.D83]+1);[.D83])" office:value-type="float" office:value="6" calcext:value-type="float">
            <text:p>6</text:p>
          </table:table-cell>
          <table:table-cell table:formula="of:=IF(AND([.C84]=1;[.D84]=1);[.E83]+1;[.E8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49928160189792" calcext:value-type="float">
            <text:p>0.949928160189792</text:p>
          </table:table-cell>
          <table:table-cell table:formula="of:=(RAND()*2-1)" office:value-type="float" office:value="0.196600352682219" calcext:value-type="float">
            <text:p>0.196600352682219</text:p>
          </table:table-cell>
          <table:table-cell table:formula="of:=IF([.C84]=16;1;[.C84]+1)" office:value-type="float" office:value="5" calcext:value-type="float">
            <text:p>5</text:p>
          </table:table-cell>
          <table:table-cell table:formula="of:=IF([.C85]=1;IF([.D84]=8;1;[.D84]+1);[.D84])" office:value-type="float" office:value="6" calcext:value-type="float">
            <text:p>6</text:p>
          </table:table-cell>
          <table:table-cell table:formula="of:=IF(AND([.C85]=1;[.D85]=1);[.E84]+1;[.E8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99030938916044" calcext:value-type="float">
            <text:p>0.699030938916044</text:p>
          </table:table-cell>
          <table:table-cell table:formula="of:=(RAND()*2-1)" office:value-type="float" office:value="-0.443709184519264" calcext:value-type="float">
            <text:p>-0.443709184519264</text:p>
          </table:table-cell>
          <table:table-cell table:formula="of:=IF([.C85]=16;1;[.C85]+1)" office:value-type="float" office:value="6" calcext:value-type="float">
            <text:p>6</text:p>
          </table:table-cell>
          <table:table-cell table:formula="of:=IF([.C86]=1;IF([.D85]=8;1;[.D85]+1);[.D85])" office:value-type="float" office:value="6" calcext:value-type="float">
            <text:p>6</text:p>
          </table:table-cell>
          <table:table-cell table:formula="of:=IF(AND([.C86]=1;[.D86]=1);[.E85]+1;[.E8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26935333276552" calcext:value-type="float">
            <text:p>-0.326935333276552</text:p>
          </table:table-cell>
          <table:table-cell table:formula="of:=(RAND()*2-1)" office:value-type="float" office:value="0.587227442654415" calcext:value-type="float">
            <text:p>0.587227442654415</text:p>
          </table:table-cell>
          <table:table-cell table:formula="of:=IF([.C86]=16;1;[.C86]+1)" office:value-type="float" office:value="7" calcext:value-type="float">
            <text:p>7</text:p>
          </table:table-cell>
          <table:table-cell table:formula="of:=IF([.C87]=1;IF([.D86]=8;1;[.D86]+1);[.D86])" office:value-type="float" office:value="6" calcext:value-type="float">
            <text:p>6</text:p>
          </table:table-cell>
          <table:table-cell table:formula="of:=IF(AND([.C87]=1;[.D87]=1);[.E86]+1;[.E8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75065975343776" calcext:value-type="float">
            <text:p>-0.475065975343776</text:p>
          </table:table-cell>
          <table:table-cell table:formula="of:=(RAND()*2-1)" office:value-type="float" office:value="0.352209125628571" calcext:value-type="float">
            <text:p>0.352209125628571</text:p>
          </table:table-cell>
          <table:table-cell table:formula="of:=IF([.C87]=16;1;[.C87]+1)" office:value-type="float" office:value="8" calcext:value-type="float">
            <text:p>8</text:p>
          </table:table-cell>
          <table:table-cell table:formula="of:=IF([.C88]=1;IF([.D87]=8;1;[.D87]+1);[.D87])" office:value-type="float" office:value="6" calcext:value-type="float">
            <text:p>6</text:p>
          </table:table-cell>
          <table:table-cell table:formula="of:=IF(AND([.C88]=1;[.D88]=1);[.E87]+1;[.E8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59012584706229" calcext:value-type="float">
            <text:p>0.559012584706229</text:p>
          </table:table-cell>
          <table:table-cell table:formula="of:=(RAND()*2-1)" office:value-type="float" office:value="-0.339022663976815" calcext:value-type="float">
            <text:p>-0.339022663976815</text:p>
          </table:table-cell>
          <table:table-cell table:formula="of:=IF([.C88]=16;1;[.C88]+1)" office:value-type="float" office:value="9" calcext:value-type="float">
            <text:p>9</text:p>
          </table:table-cell>
          <table:table-cell table:formula="of:=IF([.C89]=1;IF([.D88]=8;1;[.D88]+1);[.D88])" office:value-type="float" office:value="6" calcext:value-type="float">
            <text:p>6</text:p>
          </table:table-cell>
          <table:table-cell table:formula="of:=IF(AND([.C89]=1;[.D89]=1);[.E88]+1;[.E8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69630921402058" calcext:value-type="float">
            <text:p>-0.169630921402058</text:p>
          </table:table-cell>
          <table:table-cell table:formula="of:=(RAND()*2-1)" office:value-type="float" office:value="-0.603652816151564" calcext:value-type="float">
            <text:p>-0.603652816151564</text:p>
          </table:table-cell>
          <table:table-cell table:formula="of:=IF([.C89]=16;1;[.C89]+1)" office:value-type="float" office:value="10" calcext:value-type="float">
            <text:p>10</text:p>
          </table:table-cell>
          <table:table-cell table:formula="of:=IF([.C90]=1;IF([.D89]=8;1;[.D89]+1);[.D89])" office:value-type="float" office:value="6" calcext:value-type="float">
            <text:p>6</text:p>
          </table:table-cell>
          <table:table-cell table:formula="of:=IF(AND([.C90]=1;[.D90]=1);[.E89]+1;[.E8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85772764407338" calcext:value-type="float">
            <text:p>-0.385772764407338</text:p>
          </table:table-cell>
          <table:table-cell table:formula="of:=(RAND()*2-1)" office:value-type="float" office:value="0.713078375498867" calcext:value-type="float">
            <text:p>0.713078375498867</text:p>
          </table:table-cell>
          <table:table-cell table:formula="of:=IF([.C90]=16;1;[.C90]+1)" office:value-type="float" office:value="11" calcext:value-type="float">
            <text:p>11</text:p>
          </table:table-cell>
          <table:table-cell table:formula="of:=IF([.C91]=1;IF([.D90]=8;1;[.D90]+1);[.D90])" office:value-type="float" office:value="6" calcext:value-type="float">
            <text:p>6</text:p>
          </table:table-cell>
          <table:table-cell table:formula="of:=IF(AND([.C91]=1;[.D91]=1);[.E90]+1;[.E9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67292260964903" calcext:value-type="float">
            <text:p>0.567292260964903</text:p>
          </table:table-cell>
          <table:table-cell table:formula="of:=(RAND()*2-1)" office:value-type="float" office:value="0.403808230033156" calcext:value-type="float">
            <text:p>0.403808230033156</text:p>
          </table:table-cell>
          <table:table-cell table:formula="of:=IF([.C91]=16;1;[.C91]+1)" office:value-type="float" office:value="12" calcext:value-type="float">
            <text:p>12</text:p>
          </table:table-cell>
          <table:table-cell table:formula="of:=IF([.C92]=1;IF([.D91]=8;1;[.D91]+1);[.D91])" office:value-type="float" office:value="6" calcext:value-type="float">
            <text:p>6</text:p>
          </table:table-cell>
          <table:table-cell table:formula="of:=IF(AND([.C92]=1;[.D92]=1);[.E91]+1;[.E9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79263148901961" calcext:value-type="float">
            <text:p>0.779263148901961</text:p>
          </table:table-cell>
          <table:table-cell table:formula="of:=(RAND()*2-1)" office:value-type="float" office:value="0.385362261020466" calcext:value-type="float">
            <text:p>0.385362261020466</text:p>
          </table:table-cell>
          <table:table-cell table:formula="of:=IF([.C92]=16;1;[.C92]+1)" office:value-type="float" office:value="13" calcext:value-type="float">
            <text:p>13</text:p>
          </table:table-cell>
          <table:table-cell table:formula="of:=IF([.C93]=1;IF([.D92]=8;1;[.D92]+1);[.D92])" office:value-type="float" office:value="6" calcext:value-type="float">
            <text:p>6</text:p>
          </table:table-cell>
          <table:table-cell table:formula="of:=IF(AND([.C93]=1;[.D93]=1);[.E92]+1;[.E9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48025422086303" calcext:value-type="float">
            <text:p>-0.648025422086303</text:p>
          </table:table-cell>
          <table:table-cell table:formula="of:=(RAND()*2-1)" office:value-type="float" office:value="-0.887498619928439" calcext:value-type="float">
            <text:p>-0.887498619928439</text:p>
          </table:table-cell>
          <table:table-cell table:formula="of:=IF([.C93]=16;1;[.C93]+1)" office:value-type="float" office:value="14" calcext:value-type="float">
            <text:p>14</text:p>
          </table:table-cell>
          <table:table-cell table:formula="of:=IF([.C94]=1;IF([.D93]=8;1;[.D93]+1);[.D93])" office:value-type="float" office:value="6" calcext:value-type="float">
            <text:p>6</text:p>
          </table:table-cell>
          <table:table-cell table:formula="of:=IF(AND([.C94]=1;[.D94]=1);[.E93]+1;[.E9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25560140293037" calcext:value-type="float">
            <text:p>-0.125560140293037</text:p>
          </table:table-cell>
          <table:table-cell table:formula="of:=(RAND()*2-1)" office:value-type="float" office:value="-0.810133258244393" calcext:value-type="float">
            <text:p>-0.810133258244393</text:p>
          </table:table-cell>
          <table:table-cell table:formula="of:=IF([.C94]=16;1;[.C94]+1)" office:value-type="float" office:value="15" calcext:value-type="float">
            <text:p>15</text:p>
          </table:table-cell>
          <table:table-cell table:formula="of:=IF([.C95]=1;IF([.D94]=8;1;[.D94]+1);[.D94])" office:value-type="float" office:value="6" calcext:value-type="float">
            <text:p>6</text:p>
          </table:table-cell>
          <table:table-cell table:formula="of:=IF(AND([.C95]=1;[.D95]=1);[.E94]+1;[.E9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5932667629377" calcext:value-type="float">
            <text:p>-0.35932667629377</text:p>
          </table:table-cell>
          <table:table-cell table:formula="of:=(RAND()*2-1)" office:value-type="float" office:value="0.579830396444053" calcext:value-type="float">
            <text:p>0.579830396444053</text:p>
          </table:table-cell>
          <table:table-cell table:formula="of:=IF([.C95]=16;1;[.C95]+1)" office:value-type="float" office:value="16" calcext:value-type="float">
            <text:p>16</text:p>
          </table:table-cell>
          <table:table-cell table:formula="of:=IF([.C96]=1;IF([.D95]=8;1;[.D95]+1);[.D95])" office:value-type="float" office:value="6" calcext:value-type="float">
            <text:p>6</text:p>
          </table:table-cell>
          <table:table-cell table:formula="of:=IF(AND([.C96]=1;[.D96]=1);[.E95]+1;[.E9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92709948418853" calcext:value-type="float">
            <text:p>-0.892709948418853</text:p>
          </table:table-cell>
          <table:table-cell table:formula="of:=(RAND()*2-1)" office:value-type="float" office:value="-0.846927979611335" calcext:value-type="float">
            <text:p>-0.846927979611335</text:p>
          </table:table-cell>
          <table:table-cell table:formula="of:=IF([.C96]=16;1;[.C96]+1)" office:value-type="float" office:value="1" calcext:value-type="float">
            <text:p>1</text:p>
          </table:table-cell>
          <table:table-cell table:formula="of:=IF([.C97]=1;IF([.D96]=8;1;[.D96]+1);[.D96])" office:value-type="float" office:value="7" calcext:value-type="float">
            <text:p>7</text:p>
          </table:table-cell>
          <table:table-cell table:formula="of:=IF(AND([.C97]=1;[.D97]=1);[.E96]+1;[.E9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0186431019353515" calcext:value-type="float">
            <text:p>0.018643101935352</text:p>
          </table:table-cell>
          <table:table-cell table:formula="of:=(RAND()*2-1)" office:value-type="float" office:value="0.431568882426948" calcext:value-type="float">
            <text:p>0.431568882426948</text:p>
          </table:table-cell>
          <table:table-cell table:formula="of:=IF([.C97]=16;1;[.C97]+1)" office:value-type="float" office:value="2" calcext:value-type="float">
            <text:p>2</text:p>
          </table:table-cell>
          <table:table-cell table:formula="of:=IF([.C98]=1;IF([.D97]=8;1;[.D97]+1);[.D97])" office:value-type="float" office:value="7" calcext:value-type="float">
            <text:p>7</text:p>
          </table:table-cell>
          <table:table-cell table:formula="of:=IF(AND([.C98]=1;[.D98]=1);[.E97]+1;[.E9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153088503295215" calcext:value-type="float">
            <text:p>-0.015308850329522</text:p>
          </table:table-cell>
          <table:table-cell table:formula="of:=(RAND()*2-1)" office:value-type="float" office:value="-0.319136734153652" calcext:value-type="float">
            <text:p>-0.319136734153652</text:p>
          </table:table-cell>
          <table:table-cell table:formula="of:=IF([.C98]=16;1;[.C98]+1)" office:value-type="float" office:value="3" calcext:value-type="float">
            <text:p>3</text:p>
          </table:table-cell>
          <table:table-cell table:formula="of:=IF([.C99]=1;IF([.D98]=8;1;[.D98]+1);[.D98])" office:value-type="float" office:value="7" calcext:value-type="float">
            <text:p>7</text:p>
          </table:table-cell>
          <table:table-cell table:formula="of:=IF(AND([.C99]=1;[.D99]=1);[.E98]+1;[.E9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50878292603947" calcext:value-type="float">
            <text:p>-0.850878292603947</text:p>
          </table:table-cell>
          <table:table-cell table:formula="of:=(RAND()*2-1)" office:value-type="float" office:value="-0.727936492719955" calcext:value-type="float">
            <text:p>-0.727936492719955</text:p>
          </table:table-cell>
          <table:table-cell table:formula="of:=IF([.C99]=16;1;[.C99]+1)" office:value-type="float" office:value="4" calcext:value-type="float">
            <text:p>4</text:p>
          </table:table-cell>
          <table:table-cell table:formula="of:=IF([.C100]=1;IF([.D99]=8;1;[.D99]+1);[.D99])" office:value-type="float" office:value="7" calcext:value-type="float">
            <text:p>7</text:p>
          </table:table-cell>
          <table:table-cell table:formula="of:=IF(AND([.C100]=1;[.D100]=1);[.E99]+1;[.E9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4439460323963" calcext:value-type="float">
            <text:p>0.64439460323963</text:p>
          </table:table-cell>
          <table:table-cell table:formula="of:=(RAND()*2-1)" office:value-type="float" office:value="0.147885945917537" calcext:value-type="float">
            <text:p>0.147885945917537</text:p>
          </table:table-cell>
          <table:table-cell table:formula="of:=IF([.C100]=16;1;[.C100]+1)" office:value-type="float" office:value="5" calcext:value-type="float">
            <text:p>5</text:p>
          </table:table-cell>
          <table:table-cell table:formula="of:=IF([.C101]=1;IF([.D100]=8;1;[.D100]+1);[.D100])" office:value-type="float" office:value="7" calcext:value-type="float">
            <text:p>7</text:p>
          </table:table-cell>
          <table:table-cell table:formula="of:=IF(AND([.C101]=1;[.D101]=1);[.E100]+1;[.E10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25599456430611" calcext:value-type="float">
            <text:p>0.925599456430611</text:p>
          </table:table-cell>
          <table:table-cell table:formula="of:=(RAND()*2-1)" office:value-type="float" office:value="0.890856246077899" calcext:value-type="float">
            <text:p>0.890856246077899</text:p>
          </table:table-cell>
          <table:table-cell table:formula="of:=IF([.C101]=16;1;[.C101]+1)" office:value-type="float" office:value="6" calcext:value-type="float">
            <text:p>6</text:p>
          </table:table-cell>
          <table:table-cell table:formula="of:=IF([.C102]=1;IF([.D101]=8;1;[.D101]+1);[.D101])" office:value-type="float" office:value="7" calcext:value-type="float">
            <text:p>7</text:p>
          </table:table-cell>
          <table:table-cell table:formula="of:=IF(AND([.C102]=1;[.D102]=1);[.E101]+1;[.E10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83466766525801" calcext:value-type="float">
            <text:p>-0.283466766525801</text:p>
          </table:table-cell>
          <table:table-cell table:formula="of:=(RAND()*2-1)" office:value-type="float" office:value="-0.871597246426038" calcext:value-type="float">
            <text:p>-0.871597246426038</text:p>
          </table:table-cell>
          <table:table-cell table:formula="of:=IF([.C102]=16;1;[.C102]+1)" office:value-type="float" office:value="7" calcext:value-type="float">
            <text:p>7</text:p>
          </table:table-cell>
          <table:table-cell table:formula="of:=IF([.C103]=1;IF([.D102]=8;1;[.D102]+1);[.D102])" office:value-type="float" office:value="7" calcext:value-type="float">
            <text:p>7</text:p>
          </table:table-cell>
          <table:table-cell table:formula="of:=IF(AND([.C103]=1;[.D103]=1);[.E102]+1;[.E10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45627866780997" calcext:value-type="float">
            <text:p>-0.545627866780997</text:p>
          </table:table-cell>
          <table:table-cell table:formula="of:=(RAND()*2-1)" office:value-type="float" office:value="0.0929797934870864" calcext:value-type="float">
            <text:p>0.092979793487086</text:p>
          </table:table-cell>
          <table:table-cell table:formula="of:=IF([.C103]=16;1;[.C103]+1)" office:value-type="float" office:value="8" calcext:value-type="float">
            <text:p>8</text:p>
          </table:table-cell>
          <table:table-cell table:formula="of:=IF([.C104]=1;IF([.D103]=8;1;[.D103]+1);[.D103])" office:value-type="float" office:value="7" calcext:value-type="float">
            <text:p>7</text:p>
          </table:table-cell>
          <table:table-cell table:formula="of:=IF(AND([.C104]=1;[.D104]=1);[.E103]+1;[.E10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30371322292635" calcext:value-type="float">
            <text:p>-0.130371322292635</text:p>
          </table:table-cell>
          <table:table-cell table:formula="of:=(RAND()*2-1)" office:value-type="float" office:value="-0.903770353607261" calcext:value-type="float">
            <text:p>-0.903770353607261</text:p>
          </table:table-cell>
          <table:table-cell table:formula="of:=IF([.C104]=16;1;[.C104]+1)" office:value-type="float" office:value="9" calcext:value-type="float">
            <text:p>9</text:p>
          </table:table-cell>
          <table:table-cell table:formula="of:=IF([.C105]=1;IF([.D104]=8;1;[.D104]+1);[.D104])" office:value-type="float" office:value="7" calcext:value-type="float">
            <text:p>7</text:p>
          </table:table-cell>
          <table:table-cell table:formula="of:=IF(AND([.C105]=1;[.D105]=1);[.E104]+1;[.E10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93542548802276" calcext:value-type="float">
            <text:p>0.493542548802276</text:p>
          </table:table-cell>
          <table:table-cell table:formula="of:=(RAND()*2-1)" office:value-type="float" office:value="-0.0889684975509284" calcext:value-type="float">
            <text:p>-0.088968497550928</text:p>
          </table:table-cell>
          <table:table-cell table:formula="of:=IF([.C105]=16;1;[.C105]+1)" office:value-type="float" office:value="10" calcext:value-type="float">
            <text:p>10</text:p>
          </table:table-cell>
          <table:table-cell table:formula="of:=IF([.C106]=1;IF([.D105]=8;1;[.D105]+1);[.D105])" office:value-type="float" office:value="7" calcext:value-type="float">
            <text:p>7</text:p>
          </table:table-cell>
          <table:table-cell table:formula="of:=IF(AND([.C106]=1;[.D106]=1);[.E105]+1;[.E10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77561477070856" calcext:value-type="float">
            <text:p>-0.777561477070856</text:p>
          </table:table-cell>
          <table:table-cell table:formula="of:=(RAND()*2-1)" office:value-type="float" office:value="0.840132040248962" calcext:value-type="float">
            <text:p>0.840132040248962</text:p>
          </table:table-cell>
          <table:table-cell table:formula="of:=IF([.C106]=16;1;[.C106]+1)" office:value-type="float" office:value="11" calcext:value-type="float">
            <text:p>11</text:p>
          </table:table-cell>
          <table:table-cell table:formula="of:=IF([.C107]=1;IF([.D106]=8;1;[.D106]+1);[.D106])" office:value-type="float" office:value="7" calcext:value-type="float">
            <text:p>7</text:p>
          </table:table-cell>
          <table:table-cell table:formula="of:=IF(AND([.C107]=1;[.D107]=1);[.E106]+1;[.E10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84547334741998" calcext:value-type="float">
            <text:p>-0.684547334741998</text:p>
          </table:table-cell>
          <table:table-cell table:formula="of:=(RAND()*2-1)" office:value-type="float" office:value="-0.867616233936179" calcext:value-type="float">
            <text:p>-0.867616233936179</text:p>
          </table:table-cell>
          <table:table-cell table:formula="of:=IF([.C107]=16;1;[.C107]+1)" office:value-type="float" office:value="12" calcext:value-type="float">
            <text:p>12</text:p>
          </table:table-cell>
          <table:table-cell table:formula="of:=IF([.C108]=1;IF([.D107]=8;1;[.D107]+1);[.D107])" office:value-type="float" office:value="7" calcext:value-type="float">
            <text:p>7</text:p>
          </table:table-cell>
          <table:table-cell table:formula="of:=IF(AND([.C108]=1;[.D108]=1);[.E107]+1;[.E10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00918966944756" calcext:value-type="float">
            <text:p>0.500918966944756</text:p>
          </table:table-cell>
          <table:table-cell table:formula="of:=(RAND()*2-1)" office:value-type="float" office:value="0.565045346714447" calcext:value-type="float">
            <text:p>0.565045346714447</text:p>
          </table:table-cell>
          <table:table-cell table:formula="of:=IF([.C108]=16;1;[.C108]+1)" office:value-type="float" office:value="13" calcext:value-type="float">
            <text:p>13</text:p>
          </table:table-cell>
          <table:table-cell table:formula="of:=IF([.C109]=1;IF([.D108]=8;1;[.D108]+1);[.D108])" office:value-type="float" office:value="7" calcext:value-type="float">
            <text:p>7</text:p>
          </table:table-cell>
          <table:table-cell table:formula="of:=IF(AND([.C109]=1;[.D109]=1);[.E108]+1;[.E10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90512080879792" calcext:value-type="float">
            <text:p>0.790512080879792</text:p>
          </table:table-cell>
          <table:table-cell table:formula="of:=(RAND()*2-1)" office:value-type="float" office:value="0.565233068509871" calcext:value-type="float">
            <text:p>0.565233068509871</text:p>
          </table:table-cell>
          <table:table-cell table:formula="of:=IF([.C109]=16;1;[.C109]+1)" office:value-type="float" office:value="14" calcext:value-type="float">
            <text:p>14</text:p>
          </table:table-cell>
          <table:table-cell table:formula="of:=IF([.C110]=1;IF([.D109]=8;1;[.D109]+1);[.D109])" office:value-type="float" office:value="7" calcext:value-type="float">
            <text:p>7</text:p>
          </table:table-cell>
          <table:table-cell table:formula="of:=IF(AND([.C110]=1;[.D110]=1);[.E109]+1;[.E10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33284149468543" calcext:value-type="float">
            <text:p>0.133284149468543</text:p>
          </table:table-cell>
          <table:table-cell table:formula="of:=(RAND()*2-1)" office:value-type="float" office:value="-0.647669523828345" calcext:value-type="float">
            <text:p>-0.647669523828345</text:p>
          </table:table-cell>
          <table:table-cell table:formula="of:=IF([.C110]=16;1;[.C110]+1)" office:value-type="float" office:value="15" calcext:value-type="float">
            <text:p>15</text:p>
          </table:table-cell>
          <table:table-cell table:formula="of:=IF([.C111]=1;IF([.D110]=8;1;[.D110]+1);[.D110])" office:value-type="float" office:value="7" calcext:value-type="float">
            <text:p>7</text:p>
          </table:table-cell>
          <table:table-cell table:formula="of:=IF(AND([.C111]=1;[.D111]=1);[.E110]+1;[.E11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34580483862907" calcext:value-type="float">
            <text:p>0.434580483862907</text:p>
          </table:table-cell>
          <table:table-cell table:formula="of:=(RAND()*2-1)" office:value-type="float" office:value="-0.855535067578135" calcext:value-type="float">
            <text:p>-0.855535067578135</text:p>
          </table:table-cell>
          <table:table-cell table:formula="of:=IF([.C111]=16;1;[.C111]+1)" office:value-type="float" office:value="16" calcext:value-type="float">
            <text:p>16</text:p>
          </table:table-cell>
          <table:table-cell table:formula="of:=IF([.C112]=1;IF([.D111]=8;1;[.D111]+1);[.D111])" office:value-type="float" office:value="7" calcext:value-type="float">
            <text:p>7</text:p>
          </table:table-cell>
          <table:table-cell table:formula="of:=IF(AND([.C112]=1;[.D112]=1);[.E111]+1;[.E11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00181508272404" calcext:value-type="float">
            <text:p>0.600181508272404</text:p>
          </table:table-cell>
          <table:table-cell table:formula="of:=(RAND()*2-1)" office:value-type="float" office:value="0.673657067067003" calcext:value-type="float">
            <text:p>0.673657067067003</text:p>
          </table:table-cell>
          <table:table-cell table:formula="of:=IF([.C112]=16;1;[.C112]+1)" office:value-type="float" office:value="1" calcext:value-type="float">
            <text:p>1</text:p>
          </table:table-cell>
          <table:table-cell table:formula="of:=IF([.C113]=1;IF([.D112]=8;1;[.D112]+1);[.D112])" office:value-type="float" office:value="8" calcext:value-type="float">
            <text:p>8</text:p>
          </table:table-cell>
          <table:table-cell table:formula="of:=IF(AND([.C113]=1;[.D113]=1);[.E112]+1;[.E11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2715498212565" calcext:value-type="float">
            <text:p>0.12715498212565</text:p>
          </table:table-cell>
          <table:table-cell table:formula="of:=(RAND()*2-1)" office:value-type="float" office:value="-0.676892722396919" calcext:value-type="float">
            <text:p>-0.676892722396919</text:p>
          </table:table-cell>
          <table:table-cell table:formula="of:=IF([.C113]=16;1;[.C113]+1)" office:value-type="float" office:value="2" calcext:value-type="float">
            <text:p>2</text:p>
          </table:table-cell>
          <table:table-cell table:formula="of:=IF([.C114]=1;IF([.D113]=8;1;[.D113]+1);[.D113])" office:value-type="float" office:value="8" calcext:value-type="float">
            <text:p>8</text:p>
          </table:table-cell>
          <table:table-cell table:formula="of:=IF(AND([.C114]=1;[.D114]=1);[.E113]+1;[.E11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10408443912146" calcext:value-type="float">
            <text:p>0.910408443912146</text:p>
          </table:table-cell>
          <table:table-cell table:formula="of:=(RAND()*2-1)" office:value-type="float" office:value="0.187423981495234" calcext:value-type="float">
            <text:p>0.187423981495234</text:p>
          </table:table-cell>
          <table:table-cell table:formula="of:=IF([.C114]=16;1;[.C114]+1)" office:value-type="float" office:value="3" calcext:value-type="float">
            <text:p>3</text:p>
          </table:table-cell>
          <table:table-cell table:formula="of:=IF([.C115]=1;IF([.D114]=8;1;[.D114]+1);[.D114])" office:value-type="float" office:value="8" calcext:value-type="float">
            <text:p>8</text:p>
          </table:table-cell>
          <table:table-cell table:formula="of:=IF(AND([.C115]=1;[.D115]=1);[.E114]+1;[.E11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04928807447496" calcext:value-type="float">
            <text:p>0.604928807447496</text:p>
          </table:table-cell>
          <table:table-cell table:formula="of:=(RAND()*2-1)" office:value-type="float" office:value="0.161350199214949" calcext:value-type="float">
            <text:p>0.161350199214949</text:p>
          </table:table-cell>
          <table:table-cell table:formula="of:=IF([.C115]=16;1;[.C115]+1)" office:value-type="float" office:value="4" calcext:value-type="float">
            <text:p>4</text:p>
          </table:table-cell>
          <table:table-cell table:formula="of:=IF([.C116]=1;IF([.D115]=8;1;[.D115]+1);[.D115])" office:value-type="float" office:value="8" calcext:value-type="float">
            <text:p>8</text:p>
          </table:table-cell>
          <table:table-cell table:formula="of:=IF(AND([.C116]=1;[.D116]=1);[.E115]+1;[.E11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99329355553815" calcext:value-type="float">
            <text:p>0.399329355553815</text:p>
          </table:table-cell>
          <table:table-cell table:formula="of:=(RAND()*2-1)" office:value-type="float" office:value="0.0324897811766738" calcext:value-type="float">
            <text:p>0.032489781176674</text:p>
          </table:table-cell>
          <table:table-cell table:formula="of:=IF([.C116]=16;1;[.C116]+1)" office:value-type="float" office:value="5" calcext:value-type="float">
            <text:p>5</text:p>
          </table:table-cell>
          <table:table-cell table:formula="of:=IF([.C117]=1;IF([.D116]=8;1;[.D116]+1);[.D116])" office:value-type="float" office:value="8" calcext:value-type="float">
            <text:p>8</text:p>
          </table:table-cell>
          <table:table-cell table:formula="of:=IF(AND([.C117]=1;[.D117]=1);[.E116]+1;[.E11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37559892768642" calcext:value-type="float">
            <text:p>0.137559892768642</text:p>
          </table:table-cell>
          <table:table-cell table:formula="of:=(RAND()*2-1)" office:value-type="float" office:value="0.397923526267237" calcext:value-type="float">
            <text:p>0.397923526267237</text:p>
          </table:table-cell>
          <table:table-cell table:formula="of:=IF([.C117]=16;1;[.C117]+1)" office:value-type="float" office:value="6" calcext:value-type="float">
            <text:p>6</text:p>
          </table:table-cell>
          <table:table-cell table:formula="of:=IF([.C118]=1;IF([.D117]=8;1;[.D117]+1);[.D117])" office:value-type="float" office:value="8" calcext:value-type="float">
            <text:p>8</text:p>
          </table:table-cell>
          <table:table-cell table:formula="of:=IF(AND([.C118]=1;[.D118]=1);[.E117]+1;[.E11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65469745942619" calcext:value-type="float">
            <text:p>-0.365469745942619</text:p>
          </table:table-cell>
          <table:table-cell table:formula="of:=(RAND()*2-1)" office:value-type="float" office:value="-0.0708304459487689" calcext:value-type="float">
            <text:p>-0.070830445948769</text:p>
          </table:table-cell>
          <table:table-cell table:formula="of:=IF([.C118]=16;1;[.C118]+1)" office:value-type="float" office:value="7" calcext:value-type="float">
            <text:p>7</text:p>
          </table:table-cell>
          <table:table-cell table:formula="of:=IF([.C119]=1;IF([.D118]=8;1;[.D118]+1);[.D118])" office:value-type="float" office:value="8" calcext:value-type="float">
            <text:p>8</text:p>
          </table:table-cell>
          <table:table-cell table:formula="of:=IF(AND([.C119]=1;[.D119]=1);[.E118]+1;[.E11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24792612604761" calcext:value-type="float">
            <text:p>-0.624792612604761</text:p>
          </table:table-cell>
          <table:table-cell table:formula="of:=(RAND()*2-1)" office:value-type="float" office:value="-0.982348557410344" calcext:value-type="float">
            <text:p>-0.982348557410344</text:p>
          </table:table-cell>
          <table:table-cell table:formula="of:=IF([.C119]=16;1;[.C119]+1)" office:value-type="float" office:value="8" calcext:value-type="float">
            <text:p>8</text:p>
          </table:table-cell>
          <table:table-cell table:formula="of:=IF([.C120]=1;IF([.D119]=8;1;[.D119]+1);[.D119])" office:value-type="float" office:value="8" calcext:value-type="float">
            <text:p>8</text:p>
          </table:table-cell>
          <table:table-cell table:formula="of:=IF(AND([.C120]=1;[.D120]=1);[.E119]+1;[.E11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76565525314494" calcext:value-type="float">
            <text:p>-0.876565525314494</text:p>
          </table:table-cell>
          <table:table-cell table:formula="of:=(RAND()*2-1)" office:value-type="float" office:value="0.674209200358852" calcext:value-type="float">
            <text:p>0.674209200358852</text:p>
          </table:table-cell>
          <table:table-cell table:formula="of:=IF([.C120]=16;1;[.C120]+1)" office:value-type="float" office:value="9" calcext:value-type="float">
            <text:p>9</text:p>
          </table:table-cell>
          <table:table-cell table:formula="of:=IF([.C121]=1;IF([.D120]=8;1;[.D120]+1);[.D120])" office:value-type="float" office:value="8" calcext:value-type="float">
            <text:p>8</text:p>
          </table:table-cell>
          <table:table-cell table:formula="of:=IF(AND([.C121]=1;[.D121]=1);[.E120]+1;[.E12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37787843581398" calcext:value-type="float">
            <text:p>0.737787843581398</text:p>
          </table:table-cell>
          <table:table-cell table:formula="of:=(RAND()*2-1)" office:value-type="float" office:value="-0.71793224838498" calcext:value-type="float">
            <text:p>-0.71793224838498</text:p>
          </table:table-cell>
          <table:table-cell table:formula="of:=IF([.C121]=16;1;[.C121]+1)" office:value-type="float" office:value="10" calcext:value-type="float">
            <text:p>10</text:p>
          </table:table-cell>
          <table:table-cell table:formula="of:=IF([.C122]=1;IF([.D121]=8;1;[.D121]+1);[.D121])" office:value-type="float" office:value="8" calcext:value-type="float">
            <text:p>8</text:p>
          </table:table-cell>
          <table:table-cell table:formula="of:=IF(AND([.C122]=1;[.D122]=1);[.E121]+1;[.E12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03872339054761" calcext:value-type="float">
            <text:p>0.903872339054761</text:p>
          </table:table-cell>
          <table:table-cell table:formula="of:=(RAND()*2-1)" office:value-type="float" office:value="-0.96417950670499" calcext:value-type="float">
            <text:p>-0.96417950670499</text:p>
          </table:table-cell>
          <table:table-cell table:formula="of:=IF([.C122]=16;1;[.C122]+1)" office:value-type="float" office:value="11" calcext:value-type="float">
            <text:p>11</text:p>
          </table:table-cell>
          <table:table-cell table:formula="of:=IF([.C123]=1;IF([.D122]=8;1;[.D122]+1);[.D122])" office:value-type="float" office:value="8" calcext:value-type="float">
            <text:p>8</text:p>
          </table:table-cell>
          <table:table-cell table:formula="of:=IF(AND([.C123]=1;[.D123]=1);[.E122]+1;[.E12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32453227489868" calcext:value-type="float">
            <text:p>-0.632453227489868</text:p>
          </table:table-cell>
          <table:table-cell table:formula="of:=(RAND()*2-1)" office:value-type="float" office:value="-0.315254342688825" calcext:value-type="float">
            <text:p>-0.315254342688825</text:p>
          </table:table-cell>
          <table:table-cell table:formula="of:=IF([.C123]=16;1;[.C123]+1)" office:value-type="float" office:value="12" calcext:value-type="float">
            <text:p>12</text:p>
          </table:table-cell>
          <table:table-cell table:formula="of:=IF([.C124]=1;IF([.D123]=8;1;[.D123]+1);[.D123])" office:value-type="float" office:value="8" calcext:value-type="float">
            <text:p>8</text:p>
          </table:table-cell>
          <table:table-cell table:formula="of:=IF(AND([.C124]=1;[.D124]=1);[.E123]+1;[.E12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0813263767589" calcext:value-type="float">
            <text:p>0.50813263767589</text:p>
          </table:table-cell>
          <table:table-cell table:formula="of:=(RAND()*2-1)" office:value-type="float" office:value="0.731209423087769" calcext:value-type="float">
            <text:p>0.731209423087769</text:p>
          </table:table-cell>
          <table:table-cell table:formula="of:=IF([.C124]=16;1;[.C124]+1)" office:value-type="float" office:value="13" calcext:value-type="float">
            <text:p>13</text:p>
          </table:table-cell>
          <table:table-cell table:formula="of:=IF([.C125]=1;IF([.D124]=8;1;[.D124]+1);[.D124])" office:value-type="float" office:value="8" calcext:value-type="float">
            <text:p>8</text:p>
          </table:table-cell>
          <table:table-cell table:formula="of:=IF(AND([.C125]=1;[.D125]=1);[.E124]+1;[.E12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82441829461391" calcext:value-type="float">
            <text:p>-0.182441829461391</text:p>
          </table:table-cell>
          <table:table-cell table:formula="of:=(RAND()*2-1)" office:value-type="float" office:value="0.845662209488605" calcext:value-type="float">
            <text:p>0.845662209488605</text:p>
          </table:table-cell>
          <table:table-cell table:formula="of:=IF([.C125]=16;1;[.C125]+1)" office:value-type="float" office:value="14" calcext:value-type="float">
            <text:p>14</text:p>
          </table:table-cell>
          <table:table-cell table:formula="of:=IF([.C126]=1;IF([.D125]=8;1;[.D125]+1);[.D125])" office:value-type="float" office:value="8" calcext:value-type="float">
            <text:p>8</text:p>
          </table:table-cell>
          <table:table-cell table:formula="of:=IF(AND([.C126]=1;[.D126]=1);[.E125]+1;[.E12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83902760191138" calcext:value-type="float">
            <text:p>0.383902760191138</text:p>
          </table:table-cell>
          <table:table-cell table:formula="of:=(RAND()*2-1)" office:value-type="float" office:value="0.454335802800801" calcext:value-type="float">
            <text:p>0.454335802800801</text:p>
          </table:table-cell>
          <table:table-cell table:formula="of:=IF([.C126]=16;1;[.C126]+1)" office:value-type="float" office:value="15" calcext:value-type="float">
            <text:p>15</text:p>
          </table:table-cell>
          <table:table-cell table:formula="of:=IF([.C127]=1;IF([.D126]=8;1;[.D126]+1);[.D126])" office:value-type="float" office:value="8" calcext:value-type="float">
            <text:p>8</text:p>
          </table:table-cell>
          <table:table-cell table:formula="of:=IF(AND([.C127]=1;[.D127]=1);[.E126]+1;[.E12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72851370877459" calcext:value-type="float">
            <text:p>-0.272851370877459</text:p>
          </table:table-cell>
          <table:table-cell table:formula="of:=(RAND()*2-1)" office:value-type="float" office:value="0.092353843952913" calcext:value-type="float">
            <text:p>0.092353843952913</text:p>
          </table:table-cell>
          <table:table-cell table:formula="of:=IF([.C127]=16;1;[.C127]+1)" office:value-type="float" office:value="16" calcext:value-type="float">
            <text:p>16</text:p>
          </table:table-cell>
          <table:table-cell table:formula="of:=IF([.C128]=1;IF([.D127]=8;1;[.D127]+1);[.D127])" office:value-type="float" office:value="8" calcext:value-type="float">
            <text:p>8</text:p>
          </table:table-cell>
          <table:table-cell table:formula="of:=IF(AND([.C128]=1;[.D128]=1);[.E127]+1;[.E12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85414613787359" calcext:value-type="float">
            <text:p>-0.385414613787359</text:p>
          </table:table-cell>
          <table:table-cell table:formula="of:=(RAND()*2-1)" office:value-type="float" office:value="0.977064870194461" calcext:value-type="float">
            <text:p>0.977064870194461</text:p>
          </table:table-cell>
          <table:table-cell table:formula="of:=IF([.C128]=16;1;[.C128]+1)" office:value-type="float" office:value="1" calcext:value-type="float">
            <text:p>1</text:p>
          </table:table-cell>
          <table:table-cell table:formula="of:=IF([.C129]=1;IF([.D128]=8;1;[.D128]+1);[.D128])" office:value-type="float" office:value="1" calcext:value-type="float">
            <text:p>1</text:p>
          </table:table-cell>
          <table:table-cell table:formula="of:=IF(AND([.C129]=1;[.D129]=1);[.E128]+1;[.E12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880344892845444" calcext:value-type="float">
            <text:p>-0.880344892845444</text:p>
          </table:table-cell>
          <table:table-cell table:formula="of:=(RAND()*2-1)" office:value-type="float" office:value="0.883604297548445" calcext:value-type="float">
            <text:p>0.883604297548445</text:p>
          </table:table-cell>
          <table:table-cell table:formula="of:=IF([.C129]=16;1;[.C129]+1)" office:value-type="float" office:value="2" calcext:value-type="float">
            <text:p>2</text:p>
          </table:table-cell>
          <table:table-cell table:formula="of:=IF([.C130]=1;IF([.D129]=8;1;[.D129]+1);[.D129])" office:value-type="float" office:value="1" calcext:value-type="float">
            <text:p>1</text:p>
          </table:table-cell>
          <table:table-cell table:formula="of:=IF(AND([.C130]=1;[.D130]=1);[.E129]+1;[.E12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36492039000701" calcext:value-type="float">
            <text:p>0.236492039000701</text:p>
          </table:table-cell>
          <table:table-cell table:formula="of:=(RAND()*2-1)" office:value-type="float" office:value="-0.517665525591144" calcext:value-type="float">
            <text:p>-0.517665525591144</text:p>
          </table:table-cell>
          <table:table-cell table:formula="of:=IF([.C130]=16;1;[.C130]+1)" office:value-type="float" office:value="3" calcext:value-type="float">
            <text:p>3</text:p>
          </table:table-cell>
          <table:table-cell table:formula="of:=IF([.C131]=1;IF([.D130]=8;1;[.D130]+1);[.D130])" office:value-type="float" office:value="1" calcext:value-type="float">
            <text:p>1</text:p>
          </table:table-cell>
          <table:table-cell table:formula="of:=IF(AND([.C131]=1;[.D131]=1);[.E130]+1;[.E13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50411360631915" calcext:value-type="float">
            <text:p>-0.350411360631915</text:p>
          </table:table-cell>
          <table:table-cell table:formula="of:=(RAND()*2-1)" office:value-type="float" office:value="0.678126625373839" calcext:value-type="float">
            <text:p>0.678126625373839</text:p>
          </table:table-cell>
          <table:table-cell table:formula="of:=IF([.C131]=16;1;[.C131]+1)" office:value-type="float" office:value="4" calcext:value-type="float">
            <text:p>4</text:p>
          </table:table-cell>
          <table:table-cell table:formula="of:=IF([.C132]=1;IF([.D131]=8;1;[.D131]+1);[.D131])" office:value-type="float" office:value="1" calcext:value-type="float">
            <text:p>1</text:p>
          </table:table-cell>
          <table:table-cell table:formula="of:=IF(AND([.C132]=1;[.D132]=1);[.E131]+1;[.E13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76351197766234" calcext:value-type="float">
            <text:p>-0.376351197766234</text:p>
          </table:table-cell>
          <table:table-cell table:formula="of:=(RAND()*2-1)" office:value-type="float" office:value="-0.414115547428832" calcext:value-type="float">
            <text:p>-0.414115547428832</text:p>
          </table:table-cell>
          <table:table-cell table:formula="of:=IF([.C132]=16;1;[.C132]+1)" office:value-type="float" office:value="5" calcext:value-type="float">
            <text:p>5</text:p>
          </table:table-cell>
          <table:table-cell table:formula="of:=IF([.C133]=1;IF([.D132]=8;1;[.D132]+1);[.D132])" office:value-type="float" office:value="1" calcext:value-type="float">
            <text:p>1</text:p>
          </table:table-cell>
          <table:table-cell table:formula="of:=IF(AND([.C133]=1;[.D133]=1);[.E132]+1;[.E13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2540903667937" calcext:value-type="float">
            <text:p>-0.02540903667937</text:p>
          </table:table-cell>
          <table:table-cell table:formula="of:=(RAND()*2-1)" office:value-type="float" office:value="-0.775927891946993" calcext:value-type="float">
            <text:p>-0.775927891946993</text:p>
          </table:table-cell>
          <table:table-cell table:formula="of:=IF([.C133]=16;1;[.C133]+1)" office:value-type="float" office:value="6" calcext:value-type="float">
            <text:p>6</text:p>
          </table:table-cell>
          <table:table-cell table:formula="of:=IF([.C134]=1;IF([.D133]=8;1;[.D133]+1);[.D133])" office:value-type="float" office:value="1" calcext:value-type="float">
            <text:p>1</text:p>
          </table:table-cell>
          <table:table-cell table:formula="of:=IF(AND([.C134]=1;[.D134]=1);[.E133]+1;[.E13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66824911174835" calcext:value-type="float">
            <text:p>0.966824911174835</text:p>
          </table:table-cell>
          <table:table-cell table:formula="of:=(RAND()*2-1)" office:value-type="float" office:value="-0.846414624772249" calcext:value-type="float">
            <text:p>-0.846414624772249</text:p>
          </table:table-cell>
          <table:table-cell table:formula="of:=IF([.C134]=16;1;[.C134]+1)" office:value-type="float" office:value="7" calcext:value-type="float">
            <text:p>7</text:p>
          </table:table-cell>
          <table:table-cell table:formula="of:=IF([.C135]=1;IF([.D134]=8;1;[.D134]+1);[.D134])" office:value-type="float" office:value="1" calcext:value-type="float">
            <text:p>1</text:p>
          </table:table-cell>
          <table:table-cell table:formula="of:=IF(AND([.C135]=1;[.D135]=1);[.E134]+1;[.E13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30290237514107" calcext:value-type="float">
            <text:p>0.030290237514107</text:p>
          </table:table-cell>
          <table:table-cell table:formula="of:=(RAND()*2-1)" office:value-type="float" office:value="0.244594154456905" calcext:value-type="float">
            <text:p>0.244594154456905</text:p>
          </table:table-cell>
          <table:table-cell table:formula="of:=IF([.C135]=16;1;[.C135]+1)" office:value-type="float" office:value="8" calcext:value-type="float">
            <text:p>8</text:p>
          </table:table-cell>
          <table:table-cell table:formula="of:=IF([.C136]=1;IF([.D135]=8;1;[.D135]+1);[.D135])" office:value-type="float" office:value="1" calcext:value-type="float">
            <text:p>1</text:p>
          </table:table-cell>
          <table:table-cell table:formula="of:=IF(AND([.C136]=1;[.D136]=1);[.E135]+1;[.E13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48926604839922" calcext:value-type="float">
            <text:p>-0.948926604839922</text:p>
          </table:table-cell>
          <table:table-cell table:formula="of:=(RAND()*2-1)" office:value-type="float" office:value="0.145853256383606" calcext:value-type="float">
            <text:p>0.145853256383606</text:p>
          </table:table-cell>
          <table:table-cell table:formula="of:=IF([.C136]=16;1;[.C136]+1)" office:value-type="float" office:value="9" calcext:value-type="float">
            <text:p>9</text:p>
          </table:table-cell>
          <table:table-cell table:formula="of:=IF([.C137]=1;IF([.D136]=8;1;[.D136]+1);[.D136])" office:value-type="float" office:value="1" calcext:value-type="float">
            <text:p>1</text:p>
          </table:table-cell>
          <table:table-cell table:formula="of:=IF(AND([.C137]=1;[.D137]=1);[.E136]+1;[.E13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4471524741045" calcext:value-type="float">
            <text:p>-0.14471524741045</text:p>
          </table:table-cell>
          <table:table-cell table:formula="of:=(RAND()*2-1)" office:value-type="float" office:value="-0.889081191421824" calcext:value-type="float">
            <text:p>-0.889081191421824</text:p>
          </table:table-cell>
          <table:table-cell table:formula="of:=IF([.C137]=16;1;[.C137]+1)" office:value-type="float" office:value="10" calcext:value-type="float">
            <text:p>10</text:p>
          </table:table-cell>
          <table:table-cell table:formula="of:=IF([.C138]=1;IF([.D137]=8;1;[.D137]+1);[.D137])" office:value-type="float" office:value="1" calcext:value-type="float">
            <text:p>1</text:p>
          </table:table-cell>
          <table:table-cell table:formula="of:=IF(AND([.C138]=1;[.D138]=1);[.E137]+1;[.E13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76571719617141" calcext:value-type="float">
            <text:p>0.976571719617141</text:p>
          </table:table-cell>
          <table:table-cell table:formula="of:=(RAND()*2-1)" office:value-type="float" office:value="-0.345086305711061" calcext:value-type="float">
            <text:p>-0.345086305711061</text:p>
          </table:table-cell>
          <table:table-cell table:formula="of:=IF([.C138]=16;1;[.C138]+1)" office:value-type="float" office:value="11" calcext:value-type="float">
            <text:p>11</text:p>
          </table:table-cell>
          <table:table-cell table:formula="of:=IF([.C139]=1;IF([.D138]=8;1;[.D138]+1);[.D138])" office:value-type="float" office:value="1" calcext:value-type="float">
            <text:p>1</text:p>
          </table:table-cell>
          <table:table-cell table:formula="of:=IF(AND([.C139]=1;[.D139]=1);[.E138]+1;[.E13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84824081617045" calcext:value-type="float">
            <text:p>0.984824081617045</text:p>
          </table:table-cell>
          <table:table-cell table:formula="of:=(RAND()*2-1)" office:value-type="float" office:value="0.996924904026531" calcext:value-type="float">
            <text:p>0.996924904026531</text:p>
          </table:table-cell>
          <table:table-cell table:formula="of:=IF([.C139]=16;1;[.C139]+1)" office:value-type="float" office:value="12" calcext:value-type="float">
            <text:p>12</text:p>
          </table:table-cell>
          <table:table-cell table:formula="of:=IF([.C140]=1;IF([.D139]=8;1;[.D139]+1);[.D139])" office:value-type="float" office:value="1" calcext:value-type="float">
            <text:p>1</text:p>
          </table:table-cell>
          <table:table-cell table:formula="of:=IF(AND([.C140]=1;[.D140]=1);[.E139]+1;[.E13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170606672359126" calcext:value-type="float">
            <text:p>0.017060667235913</text:p>
          </table:table-cell>
          <table:table-cell table:formula="of:=(RAND()*2-1)" office:value-type="float" office:value="0.308730904901928" calcext:value-type="float">
            <text:p>0.308730904901928</text:p>
          </table:table-cell>
          <table:table-cell table:formula="of:=IF([.C140]=16;1;[.C140]+1)" office:value-type="float" office:value="13" calcext:value-type="float">
            <text:p>13</text:p>
          </table:table-cell>
          <table:table-cell table:formula="of:=IF([.C141]=1;IF([.D140]=8;1;[.D140]+1);[.D140])" office:value-type="float" office:value="1" calcext:value-type="float">
            <text:p>1</text:p>
          </table:table-cell>
          <table:table-cell table:formula="of:=IF(AND([.C141]=1;[.D141]=1);[.E140]+1;[.E14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35643308363994" calcext:value-type="float">
            <text:p>0.035643308363994</text:p>
          </table:table-cell>
          <table:table-cell table:formula="of:=(RAND()*2-1)" office:value-type="float" office:value="-0.424725403012284" calcext:value-type="float">
            <text:p>-0.424725403012284</text:p>
          </table:table-cell>
          <table:table-cell table:formula="of:=IF([.C141]=16;1;[.C141]+1)" office:value-type="float" office:value="14" calcext:value-type="float">
            <text:p>14</text:p>
          </table:table-cell>
          <table:table-cell table:formula="of:=IF([.C142]=1;IF([.D141]=8;1;[.D141]+1);[.D141])" office:value-type="float" office:value="1" calcext:value-type="float">
            <text:p>1</text:p>
          </table:table-cell>
          <table:table-cell table:formula="of:=IF(AND([.C142]=1;[.D142]=1);[.E141]+1;[.E14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863755087199766" calcext:value-type="float">
            <text:p>-0.086375508719977</text:p>
          </table:table-cell>
          <table:table-cell table:formula="of:=(RAND()*2-1)" office:value-type="float" office:value="-0.872833664100536" calcext:value-type="float">
            <text:p>-0.872833664100536</text:p>
          </table:table-cell>
          <table:table-cell table:formula="of:=IF([.C142]=16;1;[.C142]+1)" office:value-type="float" office:value="15" calcext:value-type="float">
            <text:p>15</text:p>
          </table:table-cell>
          <table:table-cell table:formula="of:=IF([.C143]=1;IF([.D142]=8;1;[.D142]+1);[.D142])" office:value-type="float" office:value="1" calcext:value-type="float">
            <text:p>1</text:p>
          </table:table-cell>
          <table:table-cell table:formula="of:=IF(AND([.C143]=1;[.D143]=1);[.E142]+1;[.E14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11904810740164" calcext:value-type="float">
            <text:p>0.111904810740164</text:p>
          </table:table-cell>
          <table:table-cell table:formula="of:=(RAND()*2-1)" office:value-type="float" office:value="-0.740521997732923" calcext:value-type="float">
            <text:p>-0.740521997732923</text:p>
          </table:table-cell>
          <table:table-cell table:formula="of:=IF([.C143]=16;1;[.C143]+1)" office:value-type="float" office:value="16" calcext:value-type="float">
            <text:p>16</text:p>
          </table:table-cell>
          <table:table-cell table:formula="of:=IF([.C144]=1;IF([.D143]=8;1;[.D143]+1);[.D143])" office:value-type="float" office:value="1" calcext:value-type="float">
            <text:p>1</text:p>
          </table:table-cell>
          <table:table-cell table:formula="of:=IF(AND([.C144]=1;[.D144]=1);[.E143]+1;[.E14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39673393754761" calcext:value-type="float">
            <text:p>0.839673393754761</text:p>
          </table:table-cell>
          <table:table-cell table:formula="of:=(RAND()*2-1)" office:value-type="float" office:value="0.719654266132511" calcext:value-type="float">
            <text:p>0.719654266132511</text:p>
          </table:table-cell>
          <table:table-cell table:formula="of:=IF([.C144]=16;1;[.C144]+1)" office:value-type="float" office:value="1" calcext:value-type="float">
            <text:p>1</text:p>
          </table:table-cell>
          <table:table-cell table:formula="of:=IF([.C145]=1;IF([.D144]=8;1;[.D144]+1);[.D144])" office:value-type="float" office:value="2" calcext:value-type="float">
            <text:p>2</text:p>
          </table:table-cell>
          <table:table-cell table:formula="of:=IF(AND([.C145]=1;[.D145]=1);[.E144]+1;[.E14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29375823530068" calcext:value-type="float">
            <text:p>0.929375823530068</text:p>
          </table:table-cell>
          <table:table-cell table:formula="of:=(RAND()*2-1)" office:value-type="float" office:value="0.950956601606334" calcext:value-type="float">
            <text:p>0.950956601606334</text:p>
          </table:table-cell>
          <table:table-cell table:formula="of:=IF([.C145]=16;1;[.C145]+1)" office:value-type="float" office:value="2" calcext:value-type="float">
            <text:p>2</text:p>
          </table:table-cell>
          <table:table-cell table:formula="of:=IF([.C146]=1;IF([.D145]=8;1;[.D145]+1);[.D145])" office:value-type="float" office:value="2" calcext:value-type="float">
            <text:p>2</text:p>
          </table:table-cell>
          <table:table-cell table:formula="of:=IF(AND([.C146]=1;[.D146]=1);[.E145]+1;[.E14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35392327888634" calcext:value-type="float">
            <text:p>-0.135392327888634</text:p>
          </table:table-cell>
          <table:table-cell table:formula="of:=(RAND()*2-1)" office:value-type="float" office:value="-0.646444969433778" calcext:value-type="float">
            <text:p>-0.646444969433778</text:p>
          </table:table-cell>
          <table:table-cell table:formula="of:=IF([.C146]=16;1;[.C146]+1)" office:value-type="float" office:value="3" calcext:value-type="float">
            <text:p>3</text:p>
          </table:table-cell>
          <table:table-cell table:formula="of:=IF([.C147]=1;IF([.D146]=8;1;[.D146]+1);[.D146])" office:value-type="float" office:value="2" calcext:value-type="float">
            <text:p>2</text:p>
          </table:table-cell>
          <table:table-cell table:formula="of:=IF(AND([.C147]=1;[.D147]=1);[.E146]+1;[.E14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99852893421734" calcext:value-type="float">
            <text:p>0.799852893421734</text:p>
          </table:table-cell>
          <table:table-cell table:formula="of:=(RAND()*2-1)" office:value-type="float" office:value="-0.921362444135439" calcext:value-type="float">
            <text:p>-0.921362444135439</text:p>
          </table:table-cell>
          <table:table-cell table:formula="of:=IF([.C147]=16;1;[.C147]+1)" office:value-type="float" office:value="4" calcext:value-type="float">
            <text:p>4</text:p>
          </table:table-cell>
          <table:table-cell table:formula="of:=IF([.C148]=1;IF([.D147]=8;1;[.D147]+1);[.D147])" office:value-type="float" office:value="2" calcext:value-type="float">
            <text:p>2</text:p>
          </table:table-cell>
          <table:table-cell table:formula="of:=IF(AND([.C148]=1;[.D148]=1);[.E147]+1;[.E14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0483752714422026" calcext:value-type="float">
            <text:p>0.00483752714422</text:p>
          </table:table-cell>
          <table:table-cell table:formula="of:=(RAND()*2-1)" office:value-type="float" office:value="-0.221897543863771" calcext:value-type="float">
            <text:p>-0.221897543863771</text:p>
          </table:table-cell>
          <table:table-cell table:formula="of:=IF([.C148]=16;1;[.C148]+1)" office:value-type="float" office:value="5" calcext:value-type="float">
            <text:p>5</text:p>
          </table:table-cell>
          <table:table-cell table:formula="of:=IF([.C149]=1;IF([.D148]=8;1;[.D148]+1);[.D148])" office:value-type="float" office:value="2" calcext:value-type="float">
            <text:p>2</text:p>
          </table:table-cell>
          <table:table-cell table:formula="of:=IF(AND([.C149]=1;[.D149]=1);[.E148]+1;[.E14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0559460932280387" calcext:value-type="float">
            <text:p>-0.005594609322804</text:p>
          </table:table-cell>
          <table:table-cell table:formula="of:=(RAND()*2-1)" office:value-type="float" office:value="0.2450184844435" calcext:value-type="float">
            <text:p>0.2450184844435</text:p>
          </table:table-cell>
          <table:table-cell table:formula="of:=IF([.C149]=16;1;[.C149]+1)" office:value-type="float" office:value="6" calcext:value-type="float">
            <text:p>6</text:p>
          </table:table-cell>
          <table:table-cell table:formula="of:=IF([.C150]=1;IF([.D149]=8;1;[.D149]+1);[.D149])" office:value-type="float" office:value="2" calcext:value-type="float">
            <text:p>2</text:p>
          </table:table-cell>
          <table:table-cell table:formula="of:=IF(AND([.C150]=1;[.D150]=1);[.E149]+1;[.E14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77402990768956" calcext:value-type="float">
            <text:p>-0.177402990768956</text:p>
          </table:table-cell>
          <table:table-cell table:formula="of:=(RAND()*2-1)" office:value-type="float" office:value="0.953821670713327" calcext:value-type="float">
            <text:p>0.953821670713327</text:p>
          </table:table-cell>
          <table:table-cell table:formula="of:=IF([.C150]=16;1;[.C150]+1)" office:value-type="float" office:value="7" calcext:value-type="float">
            <text:p>7</text:p>
          </table:table-cell>
          <table:table-cell table:formula="of:=IF([.C151]=1;IF([.D150]=8;1;[.D150]+1);[.D150])" office:value-type="float" office:value="2" calcext:value-type="float">
            <text:p>2</text:p>
          </table:table-cell>
          <table:table-cell table:formula="of:=IF(AND([.C151]=1;[.D151]=1);[.E150]+1;[.E15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4917679583262" calcext:value-type="float">
            <text:p>-0.44917679583262</text:p>
          </table:table-cell>
          <table:table-cell table:formula="of:=(RAND()*2-1)" office:value-type="float" office:value="0.361661335833321" calcext:value-type="float">
            <text:p>0.361661335833321</text:p>
          </table:table-cell>
          <table:table-cell table:formula="of:=IF([.C151]=16;1;[.C151]+1)" office:value-type="float" office:value="8" calcext:value-type="float">
            <text:p>8</text:p>
          </table:table-cell>
          <table:table-cell table:formula="of:=IF([.C152]=1;IF([.D151]=8;1;[.D151]+1);[.D151])" office:value-type="float" office:value="2" calcext:value-type="float">
            <text:p>2</text:p>
          </table:table-cell>
          <table:table-cell table:formula="of:=IF(AND([.C152]=1;[.D152]=1);[.E151]+1;[.E15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61837004379998" calcext:value-type="float">
            <text:p>-0.961837004379998</text:p>
          </table:table-cell>
          <table:table-cell table:formula="of:=(RAND()*2-1)" office:value-type="float" office:value="0.456379692784725" calcext:value-type="float">
            <text:p>0.456379692784725</text:p>
          </table:table-cell>
          <table:table-cell table:formula="of:=IF([.C152]=16;1;[.C152]+1)" office:value-type="float" office:value="9" calcext:value-type="float">
            <text:p>9</text:p>
          </table:table-cell>
          <table:table-cell table:formula="of:=IF([.C153]=1;IF([.D152]=8;1;[.D152]+1);[.D152])" office:value-type="float" office:value="2" calcext:value-type="float">
            <text:p>2</text:p>
          </table:table-cell>
          <table:table-cell table:formula="of:=IF(AND([.C153]=1;[.D153]=1);[.E152]+1;[.E15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90672741447399" calcext:value-type="float">
            <text:p>0.590672741447399</text:p>
          </table:table-cell>
          <table:table-cell table:formula="of:=(RAND()*2-1)" office:value-type="float" office:value="-0.394521649164299" calcext:value-type="float">
            <text:p>-0.394521649164299</text:p>
          </table:table-cell>
          <table:table-cell table:formula="of:=IF([.C153]=16;1;[.C153]+1)" office:value-type="float" office:value="10" calcext:value-type="float">
            <text:p>10</text:p>
          </table:table-cell>
          <table:table-cell table:formula="of:=IF([.C154]=1;IF([.D153]=8;1;[.D153]+1);[.D153])" office:value-type="float" office:value="2" calcext:value-type="float">
            <text:p>2</text:p>
          </table:table-cell>
          <table:table-cell table:formula="of:=IF(AND([.C154]=1;[.D154]=1);[.E153]+1;[.E15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72941435416689" calcext:value-type="float">
            <text:p>-0.672941435416689</text:p>
          </table:table-cell>
          <table:table-cell table:formula="of:=(RAND()*2-1)" office:value-type="float" office:value="0.271811216579468" calcext:value-type="float">
            <text:p>0.271811216579468</text:p>
          </table:table-cell>
          <table:table-cell table:formula="of:=IF([.C154]=16;1;[.C154]+1)" office:value-type="float" office:value="11" calcext:value-type="float">
            <text:p>11</text:p>
          </table:table-cell>
          <table:table-cell table:formula="of:=IF([.C155]=1;IF([.D154]=8;1;[.D154]+1);[.D154])" office:value-type="float" office:value="2" calcext:value-type="float">
            <text:p>2</text:p>
          </table:table-cell>
          <table:table-cell table:formula="of:=IF(AND([.C155]=1;[.D155]=1);[.E154]+1;[.E15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0386337866402" calcext:value-type="float">
            <text:p>0.10386337866402</text:p>
          </table:table-cell>
          <table:table-cell table:formula="of:=(RAND()*2-1)" office:value-type="float" office:value="0.089906423716676" calcext:value-type="float">
            <text:p>0.089906423716676</text:p>
          </table:table-cell>
          <table:table-cell table:formula="of:=IF([.C155]=16;1;[.C155]+1)" office:value-type="float" office:value="12" calcext:value-type="float">
            <text:p>12</text:p>
          </table:table-cell>
          <table:table-cell table:formula="of:=IF([.C156]=1;IF([.D155]=8;1;[.D155]+1);[.D155])" office:value-type="float" office:value="2" calcext:value-type="float">
            <text:p>2</text:p>
          </table:table-cell>
          <table:table-cell table:formula="of:=IF(AND([.C156]=1;[.D156]=1);[.E155]+1;[.E15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43747317168746" calcext:value-type="float">
            <text:p>-0.643747317168746</text:p>
          </table:table-cell>
          <table:table-cell table:formula="of:=(RAND()*2-1)" office:value-type="float" office:value="-0.717461052765722" calcext:value-type="float">
            <text:p>-0.717461052765722</text:p>
          </table:table-cell>
          <table:table-cell table:formula="of:=IF([.C156]=16;1;[.C156]+1)" office:value-type="float" office:value="13" calcext:value-type="float">
            <text:p>13</text:p>
          </table:table-cell>
          <table:table-cell table:formula="of:=IF([.C157]=1;IF([.D156]=8;1;[.D156]+1);[.D156])" office:value-type="float" office:value="2" calcext:value-type="float">
            <text:p>2</text:p>
          </table:table-cell>
          <table:table-cell table:formula="of:=IF(AND([.C157]=1;[.D157]=1);[.E156]+1;[.E15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21569257121011" calcext:value-type="float">
            <text:p>-0.621569257121011</text:p>
          </table:table-cell>
          <table:table-cell table:formula="of:=(RAND()*2-1)" office:value-type="float" office:value="-0.474539357493245" calcext:value-type="float">
            <text:p>-0.474539357493245</text:p>
          </table:table-cell>
          <table:table-cell table:formula="of:=IF([.C157]=16;1;[.C157]+1)" office:value-type="float" office:value="14" calcext:value-type="float">
            <text:p>14</text:p>
          </table:table-cell>
          <table:table-cell table:formula="of:=IF([.C158]=1;IF([.D157]=8;1;[.D157]+1);[.D157])" office:value-type="float" office:value="2" calcext:value-type="float">
            <text:p>2</text:p>
          </table:table-cell>
          <table:table-cell table:formula="of:=IF(AND([.C158]=1;[.D158]=1);[.E157]+1;[.E15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2981113189465" calcext:value-type="float">
            <text:p>-0.42981113189465</text:p>
          </table:table-cell>
          <table:table-cell table:formula="of:=(RAND()*2-1)" office:value-type="float" office:value="-0.403440411846494" calcext:value-type="float">
            <text:p>-0.403440411846494</text:p>
          </table:table-cell>
          <table:table-cell table:formula="of:=IF([.C158]=16;1;[.C158]+1)" office:value-type="float" office:value="15" calcext:value-type="float">
            <text:p>15</text:p>
          </table:table-cell>
          <table:table-cell table:formula="of:=IF([.C159]=1;IF([.D158]=8;1;[.D158]+1);[.D158])" office:value-type="float" office:value="2" calcext:value-type="float">
            <text:p>2</text:p>
          </table:table-cell>
          <table:table-cell table:formula="of:=IF(AND([.C159]=1;[.D159]=1);[.E158]+1;[.E15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676556145833401" calcext:value-type="float">
            <text:p>0.676556145833401</text:p>
          </table:table-cell>
          <table:table-cell table:formula="of:=(RAND()*2-1)" office:value-type="float" office:value="0.916574141931069" calcext:value-type="float">
            <text:p>0.916574141931069</text:p>
          </table:table-cell>
          <table:table-cell table:formula="of:=IF([.C159]=16;1;[.C159]+1)" office:value-type="float" office:value="16" calcext:value-type="float">
            <text:p>16</text:p>
          </table:table-cell>
          <table:table-cell table:formula="of:=IF([.C160]=1;IF([.D159]=8;1;[.D159]+1);[.D159])" office:value-type="float" office:value="2" calcext:value-type="float">
            <text:p>2</text:p>
          </table:table-cell>
          <table:table-cell table:formula="of:=IF(AND([.C160]=1;[.D160]=1);[.E159]+1;[.E15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39040637987191" calcext:value-type="float">
            <text:p>0.739040637987191</text:p>
          </table:table-cell>
          <table:table-cell table:formula="of:=(RAND()*2-1)" office:value-type="float" office:value="0.918290523393751" calcext:value-type="float">
            <text:p>0.918290523393751</text:p>
          </table:table-cell>
          <table:table-cell table:formula="of:=IF([.C160]=16;1;[.C160]+1)" office:value-type="float" office:value="1" calcext:value-type="float">
            <text:p>1</text:p>
          </table:table-cell>
          <table:table-cell table:formula="of:=IF([.C161]=1;IF([.D160]=8;1;[.D160]+1);[.D160])" office:value-type="float" office:value="3" calcext:value-type="float">
            <text:p>3</text:p>
          </table:table-cell>
          <table:table-cell table:formula="of:=IF(AND([.C161]=1;[.D161]=1);[.E160]+1;[.E16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53107951050638" calcext:value-type="float">
            <text:p>0.453107951050638</text:p>
          </table:table-cell>
          <table:table-cell table:formula="of:=(RAND()*2-1)" office:value-type="float" office:value="-0.294675592753687" calcext:value-type="float">
            <text:p>-0.294675592753687</text:p>
          </table:table-cell>
          <table:table-cell table:formula="of:=IF([.C161]=16;1;[.C161]+1)" office:value-type="float" office:value="2" calcext:value-type="float">
            <text:p>2</text:p>
          </table:table-cell>
          <table:table-cell table:formula="of:=IF([.C162]=1;IF([.D161]=8;1;[.D161]+1);[.D161])" office:value-type="float" office:value="3" calcext:value-type="float">
            <text:p>3</text:p>
          </table:table-cell>
          <table:table-cell table:formula="of:=IF(AND([.C162]=1;[.D162]=1);[.E161]+1;[.E16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69799041217034" calcext:value-type="float">
            <text:p>-0.969799041217034</text:p>
          </table:table-cell>
          <table:table-cell table:formula="of:=(RAND()*2-1)" office:value-type="float" office:value="0.79662587724527" calcext:value-type="float">
            <text:p>0.79662587724527</text:p>
          </table:table-cell>
          <table:table-cell table:formula="of:=IF([.C162]=16;1;[.C162]+1)" office:value-type="float" office:value="3" calcext:value-type="float">
            <text:p>3</text:p>
          </table:table-cell>
          <table:table-cell table:formula="of:=IF([.C163]=1;IF([.D162]=8;1;[.D162]+1);[.D162])" office:value-type="float" office:value="3" calcext:value-type="float">
            <text:p>3</text:p>
          </table:table-cell>
          <table:table-cell table:formula="of:=IF(AND([.C163]=1;[.D163]=1);[.E162]+1;[.E16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65705793244204" calcext:value-type="float">
            <text:p>0.765705793244204</text:p>
          </table:table-cell>
          <table:table-cell table:formula="of:=(RAND()*2-1)" office:value-type="float" office:value="0.122744242292293" calcext:value-type="float">
            <text:p>0.122744242292293</text:p>
          </table:table-cell>
          <table:table-cell table:formula="of:=IF([.C163]=16;1;[.C163]+1)" office:value-type="float" office:value="4" calcext:value-type="float">
            <text:p>4</text:p>
          </table:table-cell>
          <table:table-cell table:formula="of:=IF([.C164]=1;IF([.D163]=8;1;[.D163]+1);[.D163])" office:value-type="float" office:value="3" calcext:value-type="float">
            <text:p>3</text:p>
          </table:table-cell>
          <table:table-cell table:formula="of:=IF(AND([.C164]=1;[.D164]=1);[.E163]+1;[.E16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39351107127312" calcext:value-type="float">
            <text:p>-0.539351107127312</text:p>
          </table:table-cell>
          <table:table-cell table:formula="of:=(RAND()*2-1)" office:value-type="float" office:value="0.498286147779911" calcext:value-type="float">
            <text:p>0.498286147779911</text:p>
          </table:table-cell>
          <table:table-cell table:formula="of:=IF([.C164]=16;1;[.C164]+1)" office:value-type="float" office:value="5" calcext:value-type="float">
            <text:p>5</text:p>
          </table:table-cell>
          <table:table-cell table:formula="of:=IF([.C165]=1;IF([.D164]=8;1;[.D164]+1);[.D164])" office:value-type="float" office:value="3" calcext:value-type="float">
            <text:p>3</text:p>
          </table:table-cell>
          <table:table-cell table:formula="of:=IF(AND([.C165]=1;[.D165]=1);[.E164]+1;[.E16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32880318139388" calcext:value-type="float">
            <text:p>0.232880318139388</text:p>
          </table:table-cell>
          <table:table-cell table:formula="of:=(RAND()*2-1)" office:value-type="float" office:value="0.560171276339693" calcext:value-type="float">
            <text:p>0.560171276339693</text:p>
          </table:table-cell>
          <table:table-cell table:formula="of:=IF([.C165]=16;1;[.C165]+1)" office:value-type="float" office:value="6" calcext:value-type="float">
            <text:p>6</text:p>
          </table:table-cell>
          <table:table-cell table:formula="of:=IF([.C166]=1;IF([.D165]=8;1;[.D165]+1);[.D165])" office:value-type="float" office:value="3" calcext:value-type="float">
            <text:p>3</text:p>
          </table:table-cell>
          <table:table-cell table:formula="of:=IF(AND([.C166]=1;[.D166]=1);[.E165]+1;[.E16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74548863328093" calcext:value-type="float">
            <text:p>-0.274548863328093</text:p>
          </table:table-cell>
          <table:table-cell table:formula="of:=(RAND()*2-1)" office:value-type="float" office:value="0.518829126891049" calcext:value-type="float">
            <text:p>0.518829126891049</text:p>
          </table:table-cell>
          <table:table-cell table:formula="of:=IF([.C166]=16;1;[.C166]+1)" office:value-type="float" office:value="7" calcext:value-type="float">
            <text:p>7</text:p>
          </table:table-cell>
          <table:table-cell table:formula="of:=IF([.C167]=1;IF([.D166]=8;1;[.D166]+1);[.D166])" office:value-type="float" office:value="3" calcext:value-type="float">
            <text:p>3</text:p>
          </table:table-cell>
          <table:table-cell table:formula="of:=IF(AND([.C167]=1;[.D167]=1);[.E166]+1;[.E16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78798033613618" calcext:value-type="float">
            <text:p>-0.278798033613618</text:p>
          </table:table-cell>
          <table:table-cell table:formula="of:=(RAND()*2-1)" office:value-type="float" office:value="-0.358755085538021" calcext:value-type="float">
            <text:p>-0.358755085538021</text:p>
          </table:table-cell>
          <table:table-cell table:formula="of:=IF([.C167]=16;1;[.C167]+1)" office:value-type="float" office:value="8" calcext:value-type="float">
            <text:p>8</text:p>
          </table:table-cell>
          <table:table-cell table:formula="of:=IF([.C168]=1;IF([.D167]=8;1;[.D167]+1);[.D167])" office:value-type="float" office:value="3" calcext:value-type="float">
            <text:p>3</text:p>
          </table:table-cell>
          <table:table-cell table:formula="of:=IF(AND([.C168]=1;[.D168]=1);[.E167]+1;[.E16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76372424408683" calcext:value-type="float">
            <text:p>0.876372424408683</text:p>
          </table:table-cell>
          <table:table-cell table:formula="of:=(RAND()*2-1)" office:value-type="float" office:value="0.340877487908871" calcext:value-type="float">
            <text:p>0.340877487908871</text:p>
          </table:table-cell>
          <table:table-cell table:formula="of:=IF([.C168]=16;1;[.C168]+1)" office:value-type="float" office:value="9" calcext:value-type="float">
            <text:p>9</text:p>
          </table:table-cell>
          <table:table-cell table:formula="of:=IF([.C169]=1;IF([.D168]=8;1;[.D168]+1);[.D168])" office:value-type="float" office:value="3" calcext:value-type="float">
            <text:p>3</text:p>
          </table:table-cell>
          <table:table-cell table:formula="of:=IF(AND([.C169]=1;[.D169]=1);[.E168]+1;[.E16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31014681677901" calcext:value-type="float">
            <text:p>0.731014681677901</text:p>
          </table:table-cell>
          <table:table-cell table:formula="of:=(RAND()*2-1)" office:value-type="float" office:value="-0.390222975424179" calcext:value-type="float">
            <text:p>-0.390222975424179</text:p>
          </table:table-cell>
          <table:table-cell table:formula="of:=IF([.C169]=16;1;[.C169]+1)" office:value-type="float" office:value="10" calcext:value-type="float">
            <text:p>10</text:p>
          </table:table-cell>
          <table:table-cell table:formula="of:=IF([.C170]=1;IF([.D169]=8;1;[.D169]+1);[.D169])" office:value-type="float" office:value="3" calcext:value-type="float">
            <text:p>3</text:p>
          </table:table-cell>
          <table:table-cell table:formula="of:=IF(AND([.C170]=1;[.D170]=1);[.E169]+1;[.E16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41993085235287" calcext:value-type="float">
            <text:p>-0.741993085235287</text:p>
          </table:table-cell>
          <table:table-cell table:formula="of:=(RAND()*2-1)" office:value-type="float" office:value="-0.19409495088867" calcext:value-type="float">
            <text:p>-0.19409495088867</text:p>
          </table:table-cell>
          <table:table-cell table:formula="of:=IF([.C170]=16;1;[.C170]+1)" office:value-type="float" office:value="11" calcext:value-type="float">
            <text:p>11</text:p>
          </table:table-cell>
          <table:table-cell table:formula="of:=IF([.C171]=1;IF([.D170]=8;1;[.D170]+1);[.D170])" office:value-type="float" office:value="3" calcext:value-type="float">
            <text:p>3</text:p>
          </table:table-cell>
          <table:table-cell table:formula="of:=IF(AND([.C171]=1;[.D171]=1);[.E170]+1;[.E17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498978726630994" calcext:value-type="float">
            <text:p>-0.0498978726631</text:p>
          </table:table-cell>
          <table:table-cell table:formula="of:=(RAND()*2-1)" office:value-type="float" office:value="0.636974417853656" calcext:value-type="float">
            <text:p>0.636974417853656</text:p>
          </table:table-cell>
          <table:table-cell table:formula="of:=IF([.C171]=16;1;[.C171]+1)" office:value-type="float" office:value="12" calcext:value-type="float">
            <text:p>12</text:p>
          </table:table-cell>
          <table:table-cell table:formula="of:=IF([.C172]=1;IF([.D171]=8;1;[.D171]+1);[.D171])" office:value-type="float" office:value="3" calcext:value-type="float">
            <text:p>3</text:p>
          </table:table-cell>
          <table:table-cell table:formula="of:=IF(AND([.C172]=1;[.D172]=1);[.E171]+1;[.E17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541513307830069" calcext:value-type="float">
            <text:p>-0.054151330783007</text:p>
          </table:table-cell>
          <table:table-cell table:formula="of:=(RAND()*2-1)" office:value-type="float" office:value="0.751728150582262" calcext:value-type="float">
            <text:p>0.751728150582262</text:p>
          </table:table-cell>
          <table:table-cell table:formula="of:=IF([.C172]=16;1;[.C172]+1)" office:value-type="float" office:value="13" calcext:value-type="float">
            <text:p>13</text:p>
          </table:table-cell>
          <table:table-cell table:formula="of:=IF([.C173]=1;IF([.D172]=8;1;[.D172]+1);[.D172])" office:value-type="float" office:value="3" calcext:value-type="float">
            <text:p>3</text:p>
          </table:table-cell>
          <table:table-cell table:formula="of:=IF(AND([.C173]=1;[.D173]=1);[.E172]+1;[.E17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562412998857" calcext:value-type="float">
            <text:p>-0.3562412998857</text:p>
          </table:table-cell>
          <table:table-cell table:formula="of:=(RAND()*2-1)" office:value-type="float" office:value="0.146443207109961" calcext:value-type="float">
            <text:p>0.146443207109961</text:p>
          </table:table-cell>
          <table:table-cell table:formula="of:=IF([.C173]=16;1;[.C173]+1)" office:value-type="float" office:value="14" calcext:value-type="float">
            <text:p>14</text:p>
          </table:table-cell>
          <table:table-cell table:formula="of:=IF([.C174]=1;IF([.D173]=8;1;[.D173]+1);[.D173])" office:value-type="float" office:value="3" calcext:value-type="float">
            <text:p>3</text:p>
          </table:table-cell>
          <table:table-cell table:formula="of:=IF(AND([.C174]=1;[.D174]=1);[.E173]+1;[.E17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65166279710657" calcext:value-type="float">
            <text:p>-0.765166279710657</text:p>
          </table:table-cell>
          <table:table-cell table:formula="of:=(RAND()*2-1)" office:value-type="float" office:value="-0.717402358583173" calcext:value-type="float">
            <text:p>-0.717402358583173</text:p>
          </table:table-cell>
          <table:table-cell table:formula="of:=IF([.C174]=16;1;[.C174]+1)" office:value-type="float" office:value="15" calcext:value-type="float">
            <text:p>15</text:p>
          </table:table-cell>
          <table:table-cell table:formula="of:=IF([.C175]=1;IF([.D174]=8;1;[.D174]+1);[.D174])" office:value-type="float" office:value="3" calcext:value-type="float">
            <text:p>3</text:p>
          </table:table-cell>
          <table:table-cell table:formula="of:=IF(AND([.C175]=1;[.D175]=1);[.E174]+1;[.E17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30844396798878" calcext:value-type="float">
            <text:p>0.730844396798878</text:p>
          </table:table-cell>
          <table:table-cell table:formula="of:=(RAND()*2-1)" office:value-type="float" office:value="-0.160641743797043" calcext:value-type="float">
            <text:p>-0.160641743797043</text:p>
          </table:table-cell>
          <table:table-cell table:formula="of:=IF([.C175]=16;1;[.C175]+1)" office:value-type="float" office:value="16" calcext:value-type="float">
            <text:p>16</text:p>
          </table:table-cell>
          <table:table-cell table:formula="of:=IF([.C176]=1;IF([.D175]=8;1;[.D175]+1);[.D175])" office:value-type="float" office:value="3" calcext:value-type="float">
            <text:p>3</text:p>
          </table:table-cell>
          <table:table-cell table:formula="of:=IF(AND([.C176]=1;[.D176]=1);[.E175]+1;[.E17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2259299427345" calcext:value-type="float">
            <text:p>-0.72259299427345</text:p>
          </table:table-cell>
          <table:table-cell table:formula="of:=(RAND()*2-1)" office:value-type="float" office:value="-0.843029237963679" calcext:value-type="float">
            <text:p>-0.843029237963679</text:p>
          </table:table-cell>
          <table:table-cell table:formula="of:=IF([.C176]=16;1;[.C176]+1)" office:value-type="float" office:value="1" calcext:value-type="float">
            <text:p>1</text:p>
          </table:table-cell>
          <table:table-cell table:formula="of:=IF([.C177]=1;IF([.D176]=8;1;[.D176]+1);[.D176])" office:value-type="float" office:value="4" calcext:value-type="float">
            <text:p>4</text:p>
          </table:table-cell>
          <table:table-cell table:formula="of:=IF(AND([.C177]=1;[.D177]=1);[.E176]+1;[.E17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43221648689181" calcext:value-type="float">
            <text:p>0.743221648689181</text:p>
          </table:table-cell>
          <table:table-cell table:formula="of:=(RAND()*2-1)" office:value-type="float" office:value="0.843757601878262" calcext:value-type="float">
            <text:p>0.843757601878262</text:p>
          </table:table-cell>
          <table:table-cell table:formula="of:=IF([.C177]=16;1;[.C177]+1)" office:value-type="float" office:value="2" calcext:value-type="float">
            <text:p>2</text:p>
          </table:table-cell>
          <table:table-cell table:formula="of:=IF([.C178]=1;IF([.D177]=8;1;[.D177]+1);[.D177])" office:value-type="float" office:value="4" calcext:value-type="float">
            <text:p>4</text:p>
          </table:table-cell>
          <table:table-cell table:formula="of:=IF(AND([.C178]=1;[.D178]=1);[.E177]+1;[.E17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370570440845497" calcext:value-type="float">
            <text:p>0.03705704408455</text:p>
          </table:table-cell>
          <table:table-cell table:formula="of:=(RAND()*2-1)" office:value-type="float" office:value="0.250673340460469" calcext:value-type="float">
            <text:p>0.250673340460469</text:p>
          </table:table-cell>
          <table:table-cell table:formula="of:=IF([.C178]=16;1;[.C178]+1)" office:value-type="float" office:value="3" calcext:value-type="float">
            <text:p>3</text:p>
          </table:table-cell>
          <table:table-cell table:formula="of:=IF([.C179]=1;IF([.D178]=8;1;[.D178]+1);[.D178])" office:value-type="float" office:value="4" calcext:value-type="float">
            <text:p>4</text:p>
          </table:table-cell>
          <table:table-cell table:formula="of:=IF(AND([.C179]=1;[.D179]=1);[.E178]+1;[.E17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613722897370097" calcext:value-type="float">
            <text:p>0.613722897370097</text:p>
          </table:table-cell>
          <table:table-cell table:formula="of:=(RAND()*2-1)" office:value-type="float" office:value="0.529922124178298" calcext:value-type="float">
            <text:p>0.529922124178298</text:p>
          </table:table-cell>
          <table:table-cell table:formula="of:=IF([.C179]=16;1;[.C179]+1)" office:value-type="float" office:value="4" calcext:value-type="float">
            <text:p>4</text:p>
          </table:table-cell>
          <table:table-cell table:formula="of:=IF([.C180]=1;IF([.D179]=8;1;[.D179]+1);[.D179])" office:value-type="float" office:value="4" calcext:value-type="float">
            <text:p>4</text:p>
          </table:table-cell>
          <table:table-cell table:formula="of:=IF(AND([.C180]=1;[.D180]=1);[.E179]+1;[.E17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364625041809589" calcext:value-type="float">
            <text:p>0.364625041809589</text:p>
          </table:table-cell>
          <table:table-cell table:formula="of:=(RAND()*2-1)" office:value-type="float" office:value="-0.0331902797798915" calcext:value-type="float">
            <text:p>-0.033190279779892</text:p>
          </table:table-cell>
          <table:table-cell table:formula="of:=IF([.C180]=16;1;[.C180]+1)" office:value-type="float" office:value="5" calcext:value-type="float">
            <text:p>5</text:p>
          </table:table-cell>
          <table:table-cell table:formula="of:=IF([.C181]=1;IF([.D180]=8;1;[.D180]+1);[.D180])" office:value-type="float" office:value="4" calcext:value-type="float">
            <text:p>4</text:p>
          </table:table-cell>
          <table:table-cell table:formula="of:=IF(AND([.C181]=1;[.D181]=1);[.E180]+1;[.E18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32021612029045" calcext:value-type="float">
            <text:p>-0.532021612029045</text:p>
          </table:table-cell>
          <table:table-cell table:formula="of:=(RAND()*2-1)" office:value-type="float" office:value="-0.0603130131171881" calcext:value-type="float">
            <text:p>-0.060313013117188</text:p>
          </table:table-cell>
          <table:table-cell table:formula="of:=IF([.C181]=16;1;[.C181]+1)" office:value-type="float" office:value="6" calcext:value-type="float">
            <text:p>6</text:p>
          </table:table-cell>
          <table:table-cell table:formula="of:=IF([.C182]=1;IF([.D181]=8;1;[.D181]+1);[.D181])" office:value-type="float" office:value="4" calcext:value-type="float">
            <text:p>4</text:p>
          </table:table-cell>
          <table:table-cell table:formula="of:=IF(AND([.C182]=1;[.D182]=1);[.E181]+1;[.E18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341435654983792" calcext:value-type="float">
            <text:p>0.341435654983792</text:p>
          </table:table-cell>
          <table:table-cell table:formula="of:=(RAND()*2-1)" office:value-type="float" office:value="0.036222235153621" calcext:value-type="float">
            <text:p>0.036222235153621</text:p>
          </table:table-cell>
          <table:table-cell table:formula="of:=IF([.C182]=16;1;[.C182]+1)" office:value-type="float" office:value="7" calcext:value-type="float">
            <text:p>7</text:p>
          </table:table-cell>
          <table:table-cell table:formula="of:=IF([.C183]=1;IF([.D182]=8;1;[.D182]+1);[.D182])" office:value-type="float" office:value="4" calcext:value-type="float">
            <text:p>4</text:p>
          </table:table-cell>
          <table:table-cell table:formula="of:=IF(AND([.C183]=1;[.D183]=1);[.E182]+1;[.E18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51313363818888" calcext:value-type="float">
            <text:p>-0.451313363818888</text:p>
          </table:table-cell>
          <table:table-cell table:formula="of:=(RAND()*2-1)" office:value-type="float" office:value="-0.595779981808403" calcext:value-type="float">
            <text:p>-0.595779981808403</text:p>
          </table:table-cell>
          <table:table-cell table:formula="of:=IF([.C183]=16;1;[.C183]+1)" office:value-type="float" office:value="8" calcext:value-type="float">
            <text:p>8</text:p>
          </table:table-cell>
          <table:table-cell table:formula="of:=IF([.C184]=1;IF([.D183]=8;1;[.D183]+1);[.D183])" office:value-type="float" office:value="4" calcext:value-type="float">
            <text:p>4</text:p>
          </table:table-cell>
          <table:table-cell table:formula="of:=IF(AND([.C184]=1;[.D184]=1);[.E183]+1;[.E18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847196102131411" calcext:value-type="float">
            <text:p>-0.847196102131411</text:p>
          </table:table-cell>
          <table:table-cell table:formula="of:=(RAND()*2-1)" office:value-type="float" office:value="-0.737347753569361" calcext:value-type="float">
            <text:p>-0.737347753569361</text:p>
          </table:table-cell>
          <table:table-cell table:formula="of:=IF([.C184]=16;1;[.C184]+1)" office:value-type="float" office:value="9" calcext:value-type="float">
            <text:p>9</text:p>
          </table:table-cell>
          <table:table-cell table:formula="of:=IF([.C185]=1;IF([.D184]=8;1;[.D184]+1);[.D184])" office:value-type="float" office:value="4" calcext:value-type="float">
            <text:p>4</text:p>
          </table:table-cell>
          <table:table-cell table:formula="of:=IF(AND([.C185]=1;[.D185]=1);[.E184]+1;[.E18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322265798320454" calcext:value-type="float">
            <text:p>0.322265798320454</text:p>
          </table:table-cell>
          <table:table-cell table:formula="of:=(RAND()*2-1)" office:value-type="float" office:value="-0.561179770807028" calcext:value-type="float">
            <text:p>-0.561179770807028</text:p>
          </table:table-cell>
          <table:table-cell table:formula="of:=IF([.C185]=16;1;[.C185]+1)" office:value-type="float" office:value="10" calcext:value-type="float">
            <text:p>10</text:p>
          </table:table-cell>
          <table:table-cell table:formula="of:=IF([.C186]=1;IF([.D185]=8;1;[.D185]+1);[.D185])" office:value-type="float" office:value="4" calcext:value-type="float">
            <text:p>4</text:p>
          </table:table-cell>
          <table:table-cell table:formula="of:=IF(AND([.C186]=1;[.D186]=1);[.E185]+1;[.E18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841075885652324" calcext:value-type="float">
            <text:p>-0.841075885652324</text:p>
          </table:table-cell>
          <table:table-cell table:formula="of:=(RAND()*2-1)" office:value-type="float" office:value="-0.716438892618534" calcext:value-type="float">
            <text:p>-0.716438892618534</text:p>
          </table:table-cell>
          <table:table-cell table:formula="of:=IF([.C186]=16;1;[.C186]+1)" office:value-type="float" office:value="11" calcext:value-type="float">
            <text:p>11</text:p>
          </table:table-cell>
          <table:table-cell table:formula="of:=IF([.C187]=1;IF([.D186]=8;1;[.D186]+1);[.D186])" office:value-type="float" office:value="4" calcext:value-type="float">
            <text:p>4</text:p>
          </table:table-cell>
          <table:table-cell table:formula="of:=IF(AND([.C187]=1;[.D187]=1);[.E186]+1;[.E18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43993176478671" calcext:value-type="float">
            <text:p>0.843993176478671</text:p>
          </table:table-cell>
          <table:table-cell table:formula="of:=(RAND()*2-1)" office:value-type="float" office:value="-0.809744799177511" calcext:value-type="float">
            <text:p>-0.809744799177511</text:p>
          </table:table-cell>
          <table:table-cell table:formula="of:=IF([.C187]=16;1;[.C187]+1)" office:value-type="float" office:value="12" calcext:value-type="float">
            <text:p>12</text:p>
          </table:table-cell>
          <table:table-cell table:formula="of:=IF([.C188]=1;IF([.D187]=8;1;[.D187]+1);[.D187])" office:value-type="float" office:value="4" calcext:value-type="float">
            <text:p>4</text:p>
          </table:table-cell>
          <table:table-cell table:formula="of:=IF(AND([.C188]=1;[.D188]=1);[.E187]+1;[.E18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08941847863427" calcext:value-type="float">
            <text:p>-0.208941847863427</text:p>
          </table:table-cell>
          <table:table-cell table:formula="of:=(RAND()*2-1)" office:value-type="float" office:value="-0.451090357500203" calcext:value-type="float">
            <text:p>-0.451090357500203</text:p>
          </table:table-cell>
          <table:table-cell table:formula="of:=IF([.C188]=16;1;[.C188]+1)" office:value-type="float" office:value="13" calcext:value-type="float">
            <text:p>13</text:p>
          </table:table-cell>
          <table:table-cell table:formula="of:=IF([.C189]=1;IF([.D188]=8;1;[.D188]+1);[.D188])" office:value-type="float" office:value="4" calcext:value-type="float">
            <text:p>4</text:p>
          </table:table-cell>
          <table:table-cell table:formula="of:=IF(AND([.C189]=1;[.D189]=1);[.E188]+1;[.E18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90759020268633" calcext:value-type="float">
            <text:p>-0.490759020268633</text:p>
          </table:table-cell>
          <table:table-cell table:formula="of:=(RAND()*2-1)" office:value-type="float" office:value="0.401643530351788" calcext:value-type="float">
            <text:p>0.401643530351788</text:p>
          </table:table-cell>
          <table:table-cell table:formula="of:=IF([.C189]=16;1;[.C189]+1)" office:value-type="float" office:value="14" calcext:value-type="float">
            <text:p>14</text:p>
          </table:table-cell>
          <table:table-cell table:formula="of:=IF([.C190]=1;IF([.D189]=8;1;[.D189]+1);[.D189])" office:value-type="float" office:value="4" calcext:value-type="float">
            <text:p>4</text:p>
          </table:table-cell>
          <table:table-cell table:formula="of:=IF(AND([.C190]=1;[.D190]=1);[.E189]+1;[.E18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98546032970241" calcext:value-type="float">
            <text:p>0.898546032970241</text:p>
          </table:table-cell>
          <table:table-cell table:formula="of:=(RAND()*2-1)" office:value-type="float" office:value="-0.867231648163545" calcext:value-type="float">
            <text:p>-0.867231648163545</text:p>
          </table:table-cell>
          <table:table-cell table:formula="of:=IF([.C190]=16;1;[.C190]+1)" office:value-type="float" office:value="15" calcext:value-type="float">
            <text:p>15</text:p>
          </table:table-cell>
          <table:table-cell table:formula="of:=IF([.C191]=1;IF([.D190]=8;1;[.D190]+1);[.D190])" office:value-type="float" office:value="4" calcext:value-type="float">
            <text:p>4</text:p>
          </table:table-cell>
          <table:table-cell table:formula="of:=IF(AND([.C191]=1;[.D191]=1);[.E190]+1;[.E19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38266206081476" calcext:value-type="float">
            <text:p>0.038266206081476</text:p>
          </table:table-cell>
          <table:table-cell table:formula="of:=(RAND()*2-1)" office:value-type="float" office:value="-0.175172129823068" calcext:value-type="float">
            <text:p>-0.175172129823068</text:p>
          </table:table-cell>
          <table:table-cell table:formula="of:=IF([.C191]=16;1;[.C191]+1)" office:value-type="float" office:value="16" calcext:value-type="float">
            <text:p>16</text:p>
          </table:table-cell>
          <table:table-cell table:formula="of:=IF([.C192]=1;IF([.D191]=8;1;[.D191]+1);[.D191])" office:value-type="float" office:value="4" calcext:value-type="float">
            <text:p>4</text:p>
          </table:table-cell>
          <table:table-cell table:formula="of:=IF(AND([.C192]=1;[.D192]=1);[.E191]+1;[.E19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16477991618812" calcext:value-type="float">
            <text:p>-0.316477991618812</text:p>
          </table:table-cell>
          <table:table-cell table:formula="of:=(RAND()*2-1)" office:value-type="float" office:value="0.881832937051749" calcext:value-type="float">
            <text:p>0.881832937051749</text:p>
          </table:table-cell>
          <table:table-cell table:formula="of:=IF([.C192]=16;1;[.C192]+1)" office:value-type="float" office:value="1" calcext:value-type="float">
            <text:p>1</text:p>
          </table:table-cell>
          <table:table-cell table:formula="of:=IF([.C193]=1;IF([.D192]=8;1;[.D192]+1);[.D192])" office:value-type="float" office:value="5" calcext:value-type="float">
            <text:p>5</text:p>
          </table:table-cell>
          <table:table-cell table:formula="of:=IF(AND([.C193]=1;[.D193]=1);[.E192]+1;[.E19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639917114770219" calcext:value-type="float">
            <text:p>0.063991711477022</text:p>
          </table:table-cell>
          <table:table-cell table:formula="of:=(RAND()*2-1)" office:value-type="float" office:value="0.449135527317728" calcext:value-type="float">
            <text:p>0.449135527317728</text:p>
          </table:table-cell>
          <table:table-cell table:formula="of:=IF([.C193]=16;1;[.C193]+1)" office:value-type="float" office:value="2" calcext:value-type="float">
            <text:p>2</text:p>
          </table:table-cell>
          <table:table-cell table:formula="of:=IF([.C194]=1;IF([.D193]=8;1;[.D193]+1);[.D193])" office:value-type="float" office:value="5" calcext:value-type="float">
            <text:p>5</text:p>
          </table:table-cell>
          <table:table-cell table:formula="of:=IF(AND([.C194]=1;[.D194]=1);[.E193]+1;[.E19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49857981173413" calcext:value-type="float">
            <text:p>-0.949857981173413</text:p>
          </table:table-cell>
          <table:table-cell table:formula="of:=(RAND()*2-1)" office:value-type="float" office:value="-0.406116185635721" calcext:value-type="float">
            <text:p>-0.406116185635721</text:p>
          </table:table-cell>
          <table:table-cell table:formula="of:=IF([.C194]=16;1;[.C194]+1)" office:value-type="float" office:value="3" calcext:value-type="float">
            <text:p>3</text:p>
          </table:table-cell>
          <table:table-cell table:formula="of:=IF([.C195]=1;IF([.D194]=8;1;[.D194]+1);[.D194])" office:value-type="float" office:value="5" calcext:value-type="float">
            <text:p>5</text:p>
          </table:table-cell>
          <table:table-cell table:formula="of:=IF(AND([.C195]=1;[.D195]=1);[.E194]+1;[.E19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126233923106509" calcext:value-type="float">
            <text:p>-0.012623392310651</text:p>
          </table:table-cell>
          <table:table-cell table:formula="of:=(RAND()*2-1)" office:value-type="float" office:value="-0.266204379413332" calcext:value-type="float">
            <text:p>-0.266204379413332</text:p>
          </table:table-cell>
          <table:table-cell table:formula="of:=IF([.C195]=16;1;[.C195]+1)" office:value-type="float" office:value="4" calcext:value-type="float">
            <text:p>4</text:p>
          </table:table-cell>
          <table:table-cell table:formula="of:=IF([.C196]=1;IF([.D195]=8;1;[.D195]+1);[.D195])" office:value-type="float" office:value="5" calcext:value-type="float">
            <text:p>5</text:p>
          </table:table-cell>
          <table:table-cell table:formula="of:=IF(AND([.C196]=1;[.D196]=1);[.E195]+1;[.E19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34721674857513" calcext:value-type="float">
            <text:p>0.934721674857513</text:p>
          </table:table-cell>
          <table:table-cell table:formula="of:=(RAND()*2-1)" office:value-type="float" office:value="-0.393164271749423" calcext:value-type="float">
            <text:p>-0.393164271749423</text:p>
          </table:table-cell>
          <table:table-cell table:formula="of:=IF([.C196]=16;1;[.C196]+1)" office:value-type="float" office:value="5" calcext:value-type="float">
            <text:p>5</text:p>
          </table:table-cell>
          <table:table-cell table:formula="of:=IF([.C197]=1;IF([.D196]=8;1;[.D196]+1);[.D196])" office:value-type="float" office:value="5" calcext:value-type="float">
            <text:p>5</text:p>
          </table:table-cell>
          <table:table-cell table:formula="of:=IF(AND([.C197]=1;[.D197]=1);[.E196]+1;[.E19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674929859336416" calcext:value-type="float">
            <text:p>0.674929859336416</text:p>
          </table:table-cell>
          <table:table-cell table:formula="of:=(RAND()*2-1)" office:value-type="float" office:value="-0.687685790423758" calcext:value-type="float">
            <text:p>-0.687685790423758</text:p>
          </table:table-cell>
          <table:table-cell table:formula="of:=IF([.C197]=16;1;[.C197]+1)" office:value-type="float" office:value="6" calcext:value-type="float">
            <text:p>6</text:p>
          </table:table-cell>
          <table:table-cell table:formula="of:=IF([.C198]=1;IF([.D197]=8;1;[.D197]+1);[.D197])" office:value-type="float" office:value="5" calcext:value-type="float">
            <text:p>5</text:p>
          </table:table-cell>
          <table:table-cell table:formula="of:=IF(AND([.C198]=1;[.D198]=1);[.E197]+1;[.E19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5507026889637" calcext:value-type="float">
            <text:p>-0.15507026889637</text:p>
          </table:table-cell>
          <table:table-cell table:formula="of:=(RAND()*2-1)" office:value-type="float" office:value="-0.879677519088592" calcext:value-type="float">
            <text:p>-0.879677519088592</text:p>
          </table:table-cell>
          <table:table-cell table:formula="of:=IF([.C198]=16;1;[.C198]+1)" office:value-type="float" office:value="7" calcext:value-type="float">
            <text:p>7</text:p>
          </table:table-cell>
          <table:table-cell table:formula="of:=IF([.C199]=1;IF([.D198]=8;1;[.D198]+1);[.D198])" office:value-type="float" office:value="5" calcext:value-type="float">
            <text:p>5</text:p>
          </table:table-cell>
          <table:table-cell table:formula="of:=IF(AND([.C199]=1;[.D199]=1);[.E198]+1;[.E19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44941183808648" calcext:value-type="float">
            <text:p>0.144941183808648</text:p>
          </table:table-cell>
          <table:table-cell table:formula="of:=(RAND()*2-1)" office:value-type="float" office:value="-0.846374472262125" calcext:value-type="float">
            <text:p>-0.846374472262125</text:p>
          </table:table-cell>
          <table:table-cell table:formula="of:=IF([.C199]=16;1;[.C199]+1)" office:value-type="float" office:value="8" calcext:value-type="float">
            <text:p>8</text:p>
          </table:table-cell>
          <table:table-cell table:formula="of:=IF([.C200]=1;IF([.D199]=8;1;[.D199]+1);[.D199])" office:value-type="float" office:value="5" calcext:value-type="float">
            <text:p>5</text:p>
          </table:table-cell>
          <table:table-cell table:formula="of:=IF(AND([.C200]=1;[.D200]=1);[.E199]+1;[.E19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84335987957237" calcext:value-type="float">
            <text:p>-0.84335987957237</text:p>
          </table:table-cell>
          <table:table-cell table:formula="of:=(RAND()*2-1)" office:value-type="float" office:value="0.268063191131129" calcext:value-type="float">
            <text:p>0.268063191131129</text:p>
          </table:table-cell>
          <table:table-cell table:formula="of:=IF([.C200]=16;1;[.C200]+1)" office:value-type="float" office:value="9" calcext:value-type="float">
            <text:p>9</text:p>
          </table:table-cell>
          <table:table-cell table:formula="of:=IF([.C201]=1;IF([.D200]=8;1;[.D200]+1);[.D200])" office:value-type="float" office:value="5" calcext:value-type="float">
            <text:p>5</text:p>
          </table:table-cell>
          <table:table-cell table:formula="of:=IF(AND([.C201]=1;[.D201]=1);[.E200]+1;[.E20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8076648436136" calcext:value-type="float">
            <text:p>-0.68076648436136</text:p>
          </table:table-cell>
          <table:table-cell table:formula="of:=(RAND()*2-1)" office:value-type="float" office:value="-0.644239849401192" calcext:value-type="float">
            <text:p>-0.644239849401192</text:p>
          </table:table-cell>
          <table:table-cell table:formula="of:=IF([.C201]=16;1;[.C201]+1)" office:value-type="float" office:value="10" calcext:value-type="float">
            <text:p>10</text:p>
          </table:table-cell>
          <table:table-cell table:formula="of:=IF([.C202]=1;IF([.D201]=8;1;[.D201]+1);[.D201])" office:value-type="float" office:value="5" calcext:value-type="float">
            <text:p>5</text:p>
          </table:table-cell>
          <table:table-cell table:formula="of:=IF(AND([.C202]=1;[.D202]=1);[.E201]+1;[.E20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82323575598908" calcext:value-type="float">
            <text:p>-0.382323575598908</text:p>
          </table:table-cell>
          <table:table-cell table:formula="of:=(RAND()*2-1)" office:value-type="float" office:value="0.12933220501601" calcext:value-type="float">
            <text:p>0.12933220501601</text:p>
          </table:table-cell>
          <table:table-cell table:formula="of:=IF([.C202]=16;1;[.C202]+1)" office:value-type="float" office:value="11" calcext:value-type="float">
            <text:p>11</text:p>
          </table:table-cell>
          <table:table-cell table:formula="of:=IF([.C203]=1;IF([.D202]=8;1;[.D202]+1);[.D202])" office:value-type="float" office:value="5" calcext:value-type="float">
            <text:p>5</text:p>
          </table:table-cell>
          <table:table-cell table:formula="of:=IF(AND([.C203]=1;[.D203]=1);[.E202]+1;[.E20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624227380304896" calcext:value-type="float">
            <text:p>0.624227380304896</text:p>
          </table:table-cell>
          <table:table-cell table:formula="of:=(RAND()*2-1)" office:value-type="float" office:value="-0.201909558169777" calcext:value-type="float">
            <text:p>-0.201909558169777</text:p>
          </table:table-cell>
          <table:table-cell table:formula="of:=IF([.C203]=16;1;[.C203]+1)" office:value-type="float" office:value="12" calcext:value-type="float">
            <text:p>12</text:p>
          </table:table-cell>
          <table:table-cell table:formula="of:=IF([.C204]=1;IF([.D203]=8;1;[.D203]+1);[.D203])" office:value-type="float" office:value="5" calcext:value-type="float">
            <text:p>5</text:p>
          </table:table-cell>
          <table:table-cell table:formula="of:=IF(AND([.C204]=1;[.D204]=1);[.E203]+1;[.E20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91744872278719" calcext:value-type="float">
            <text:p>0.491744872278719</text:p>
          </table:table-cell>
          <table:table-cell table:formula="of:=(RAND()*2-1)" office:value-type="float" office:value="-0.216096353000099" calcext:value-type="float">
            <text:p>-0.216096353000099</text:p>
          </table:table-cell>
          <table:table-cell table:formula="of:=IF([.C204]=16;1;[.C204]+1)" office:value-type="float" office:value="13" calcext:value-type="float">
            <text:p>13</text:p>
          </table:table-cell>
          <table:table-cell table:formula="of:=IF([.C205]=1;IF([.D204]=8;1;[.D204]+1);[.D204])" office:value-type="float" office:value="5" calcext:value-type="float">
            <text:p>5</text:p>
          </table:table-cell>
          <table:table-cell table:formula="of:=IF(AND([.C205]=1;[.D205]=1);[.E204]+1;[.E20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48134468562625" calcext:value-type="float">
            <text:p>0.548134468562625</text:p>
          </table:table-cell>
          <table:table-cell table:formula="of:=(RAND()*2-1)" office:value-type="float" office:value="0.0257563765997575" calcext:value-type="float">
            <text:p>0.025756376599758</text:p>
          </table:table-cell>
          <table:table-cell table:formula="of:=IF([.C205]=16;1;[.C205]+1)" office:value-type="float" office:value="14" calcext:value-type="float">
            <text:p>14</text:p>
          </table:table-cell>
          <table:table-cell table:formula="of:=IF([.C206]=1;IF([.D205]=8;1;[.D205]+1);[.D205])" office:value-type="float" office:value="5" calcext:value-type="float">
            <text:p>5</text:p>
          </table:table-cell>
          <table:table-cell table:formula="of:=IF(AND([.C206]=1;[.D206]=1);[.E205]+1;[.E20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33161880897891" calcext:value-type="float">
            <text:p>0.433161880897891</text:p>
          </table:table-cell>
          <table:table-cell table:formula="of:=(RAND()*2-1)" office:value-type="float" office:value="0.629426884933007" calcext:value-type="float">
            <text:p>0.629426884933007</text:p>
          </table:table-cell>
          <table:table-cell table:formula="of:=IF([.C206]=16;1;[.C206]+1)" office:value-type="float" office:value="15" calcext:value-type="float">
            <text:p>15</text:p>
          </table:table-cell>
          <table:table-cell table:formula="of:=IF([.C207]=1;IF([.D206]=8;1;[.D206]+1);[.D206])" office:value-type="float" office:value="5" calcext:value-type="float">
            <text:p>5</text:p>
          </table:table-cell>
          <table:table-cell table:formula="of:=IF(AND([.C207]=1;[.D207]=1);[.E206]+1;[.E20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44463041919747" calcext:value-type="float">
            <text:p>-0.944463041919747</text:p>
          </table:table-cell>
          <table:table-cell table:formula="of:=(RAND()*2-1)" office:value-type="float" office:value="0.392263607078137" calcext:value-type="float">
            <text:p>0.392263607078137</text:p>
          </table:table-cell>
          <table:table-cell table:formula="of:=IF([.C207]=16;1;[.C207]+1)" office:value-type="float" office:value="16" calcext:value-type="float">
            <text:p>16</text:p>
          </table:table-cell>
          <table:table-cell table:formula="of:=IF([.C208]=1;IF([.D207]=8;1;[.D207]+1);[.D207])" office:value-type="float" office:value="5" calcext:value-type="float">
            <text:p>5</text:p>
          </table:table-cell>
          <table:table-cell table:formula="of:=IF(AND([.C208]=1;[.D208]=1);[.E207]+1;[.E20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99891719704475" calcext:value-type="float">
            <text:p>0.299891719704475</text:p>
          </table:table-cell>
          <table:table-cell table:formula="of:=(RAND()*2-1)" office:value-type="float" office:value="-0.243328903420949" calcext:value-type="float">
            <text:p>-0.243328903420949</text:p>
          </table:table-cell>
          <table:table-cell table:formula="of:=IF([.C208]=16;1;[.C208]+1)" office:value-type="float" office:value="1" calcext:value-type="float">
            <text:p>1</text:p>
          </table:table-cell>
          <table:table-cell table:formula="of:=IF([.C209]=1;IF([.D208]=8;1;[.D208]+1);[.D208])" office:value-type="float" office:value="6" calcext:value-type="float">
            <text:p>6</text:p>
          </table:table-cell>
          <table:table-cell table:formula="of:=IF(AND([.C209]=1;[.D209]=1);[.E208]+1;[.E20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73527604963731" calcext:value-type="float">
            <text:p>0.173527604963731</text:p>
          </table:table-cell>
          <table:table-cell table:formula="of:=(RAND()*2-1)" office:value-type="float" office:value="0.862743764772447" calcext:value-type="float">
            <text:p>0.862743764772447</text:p>
          </table:table-cell>
          <table:table-cell table:formula="of:=IF([.C209]=16;1;[.C209]+1)" office:value-type="float" office:value="2" calcext:value-type="float">
            <text:p>2</text:p>
          </table:table-cell>
          <table:table-cell table:formula="of:=IF([.C210]=1;IF([.D209]=8;1;[.D209]+1);[.D209])" office:value-type="float" office:value="6" calcext:value-type="float">
            <text:p>6</text:p>
          </table:table-cell>
          <table:table-cell table:formula="of:=IF(AND([.C210]=1;[.D210]=1);[.E209]+1;[.E20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208546379038487" calcext:value-type="float">
            <text:p>-0.020854637903849</text:p>
          </table:table-cell>
          <table:table-cell table:formula="of:=(RAND()*2-1)" office:value-type="float" office:value="0.500861868798443" calcext:value-type="float">
            <text:p>0.500861868798443</text:p>
          </table:table-cell>
          <table:table-cell table:formula="of:=IF([.C210]=16;1;[.C210]+1)" office:value-type="float" office:value="3" calcext:value-type="float">
            <text:p>3</text:p>
          </table:table-cell>
          <table:table-cell table:formula="of:=IF([.C211]=1;IF([.D210]=8;1;[.D210]+1);[.D210])" office:value-type="float" office:value="6" calcext:value-type="float">
            <text:p>6</text:p>
          </table:table-cell>
          <table:table-cell table:formula="of:=IF(AND([.C211]=1;[.D211]=1);[.E210]+1;[.E21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05722190997927" calcext:value-type="float">
            <text:p>-0.205722190997927</text:p>
          </table:table-cell>
          <table:table-cell table:formula="of:=(RAND()*2-1)" office:value-type="float" office:value="0.0408595049524927" calcext:value-type="float">
            <text:p>0.040859504952493</text:p>
          </table:table-cell>
          <table:table-cell table:formula="of:=IF([.C211]=16;1;[.C211]+1)" office:value-type="float" office:value="4" calcext:value-type="float">
            <text:p>4</text:p>
          </table:table-cell>
          <table:table-cell table:formula="of:=IF([.C212]=1;IF([.D211]=8;1;[.D211]+1);[.D211])" office:value-type="float" office:value="6" calcext:value-type="float">
            <text:p>6</text:p>
          </table:table-cell>
          <table:table-cell table:formula="of:=IF(AND([.C212]=1;[.D212]=1);[.E211]+1;[.E21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33025622284182" calcext:value-type="float">
            <text:p>-0.133025622284182</text:p>
          </table:table-cell>
          <table:table-cell table:formula="of:=(RAND()*2-1)" office:value-type="float" office:value="0.657361246193067" calcext:value-type="float">
            <text:p>0.657361246193067</text:p>
          </table:table-cell>
          <table:table-cell table:formula="of:=IF([.C212]=16;1;[.C212]+1)" office:value-type="float" office:value="5" calcext:value-type="float">
            <text:p>5</text:p>
          </table:table-cell>
          <table:table-cell table:formula="of:=IF([.C213]=1;IF([.D212]=8;1;[.D212]+1);[.D212])" office:value-type="float" office:value="6" calcext:value-type="float">
            <text:p>6</text:p>
          </table:table-cell>
          <table:table-cell table:formula="of:=IF(AND([.C213]=1;[.D213]=1);[.E212]+1;[.E21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4796964213058" calcext:value-type="float">
            <text:p>-0.34796964213058</text:p>
          </table:table-cell>
          <table:table-cell table:formula="of:=(RAND()*2-1)" office:value-type="float" office:value="0.0383419136424941" calcext:value-type="float">
            <text:p>0.038341913642494</text:p>
          </table:table-cell>
          <table:table-cell table:formula="of:=IF([.C213]=16;1;[.C213]+1)" office:value-type="float" office:value="6" calcext:value-type="float">
            <text:p>6</text:p>
          </table:table-cell>
          <table:table-cell table:formula="of:=IF([.C214]=1;IF([.D213]=8;1;[.D213]+1);[.D213])" office:value-type="float" office:value="6" calcext:value-type="float">
            <text:p>6</text:p>
          </table:table-cell>
          <table:table-cell table:formula="of:=IF(AND([.C214]=1;[.D214]=1);[.E213]+1;[.E21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31162343088087" calcext:value-type="float">
            <text:p>-0.231162343088087</text:p>
          </table:table-cell>
          <table:table-cell table:formula="of:=(RAND()*2-1)" office:value-type="float" office:value="-0.59122680252747" calcext:value-type="float">
            <text:p>-0.59122680252747</text:p>
          </table:table-cell>
          <table:table-cell table:formula="of:=IF([.C214]=16;1;[.C214]+1)" office:value-type="float" office:value="7" calcext:value-type="float">
            <text:p>7</text:p>
          </table:table-cell>
          <table:table-cell table:formula="of:=IF([.C215]=1;IF([.D214]=8;1;[.D214]+1);[.D214])" office:value-type="float" office:value="6" calcext:value-type="float">
            <text:p>6</text:p>
          </table:table-cell>
          <table:table-cell table:formula="of:=IF(AND([.C215]=1;[.D215]=1);[.E214]+1;[.E21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98404202865234" calcext:value-type="float">
            <text:p>-0.698404202865234</text:p>
          </table:table-cell>
          <table:table-cell table:formula="of:=(RAND()*2-1)" office:value-type="float" office:value="-0.296045295284701" calcext:value-type="float">
            <text:p>-0.296045295284701</text:p>
          </table:table-cell>
          <table:table-cell table:formula="of:=IF([.C215]=16;1;[.C215]+1)" office:value-type="float" office:value="8" calcext:value-type="float">
            <text:p>8</text:p>
          </table:table-cell>
          <table:table-cell table:formula="of:=IF([.C216]=1;IF([.D215]=8;1;[.D215]+1);[.D215])" office:value-type="float" office:value="6" calcext:value-type="float">
            <text:p>6</text:p>
          </table:table-cell>
          <table:table-cell table:formula="of:=IF(AND([.C216]=1;[.D216]=1);[.E215]+1;[.E21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6045514402366" calcext:value-type="float">
            <text:p>0.26045514402366</text:p>
          </table:table-cell>
          <table:table-cell table:formula="of:=(RAND()*2-1)" office:value-type="float" office:value="-0.909819522360306" calcext:value-type="float">
            <text:p>-0.909819522360306</text:p>
          </table:table-cell>
          <table:table-cell table:formula="of:=IF([.C216]=16;1;[.C216]+1)" office:value-type="float" office:value="9" calcext:value-type="float">
            <text:p>9</text:p>
          </table:table-cell>
          <table:table-cell table:formula="of:=IF([.C217]=1;IF([.D216]=8;1;[.D216]+1);[.D216])" office:value-type="float" office:value="6" calcext:value-type="float">
            <text:p>6</text:p>
          </table:table-cell>
          <table:table-cell table:formula="of:=IF(AND([.C217]=1;[.D217]=1);[.E216]+1;[.E21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30767796684286" calcext:value-type="float">
            <text:p>-0.130767796684286</text:p>
          </table:table-cell>
          <table:table-cell table:formula="of:=(RAND()*2-1)" office:value-type="float" office:value="-0.612984493611195" calcext:value-type="float">
            <text:p>-0.612984493611195</text:p>
          </table:table-cell>
          <table:table-cell table:formula="of:=IF([.C217]=16;1;[.C217]+1)" office:value-type="float" office:value="10" calcext:value-type="float">
            <text:p>10</text:p>
          </table:table-cell>
          <table:table-cell table:formula="of:=IF([.C218]=1;IF([.D217]=8;1;[.D217]+1);[.D217])" office:value-type="float" office:value="6" calcext:value-type="float">
            <text:p>6</text:p>
          </table:table-cell>
          <table:table-cell table:formula="of:=IF(AND([.C218]=1;[.D218]=1);[.E217]+1;[.E21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75290314873075" calcext:value-type="float">
            <text:p>0.175290314873075</text:p>
          </table:table-cell>
          <table:table-cell table:formula="of:=(RAND()*2-1)" office:value-type="float" office:value="-0.662058163941888" calcext:value-type="float">
            <text:p>-0.662058163941888</text:p>
          </table:table-cell>
          <table:table-cell table:formula="of:=IF([.C218]=16;1;[.C218]+1)" office:value-type="float" office:value="11" calcext:value-type="float">
            <text:p>11</text:p>
          </table:table-cell>
          <table:table-cell table:formula="of:=IF([.C219]=1;IF([.D218]=8;1;[.D218]+1);[.D218])" office:value-type="float" office:value="6" calcext:value-type="float">
            <text:p>6</text:p>
          </table:table-cell>
          <table:table-cell table:formula="of:=IF(AND([.C219]=1;[.D219]=1);[.E218]+1;[.E21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4646053987438" calcext:value-type="float">
            <text:p>-0.14646053987438</text:p>
          </table:table-cell>
          <table:table-cell table:formula="of:=(RAND()*2-1)" office:value-type="float" office:value="0.820097656105963" calcext:value-type="float">
            <text:p>0.820097656105963</text:p>
          </table:table-cell>
          <table:table-cell table:formula="of:=IF([.C219]=16;1;[.C219]+1)" office:value-type="float" office:value="12" calcext:value-type="float">
            <text:p>12</text:p>
          </table:table-cell>
          <table:table-cell table:formula="of:=IF([.C220]=1;IF([.D219]=8;1;[.D219]+1);[.D219])" office:value-type="float" office:value="6" calcext:value-type="float">
            <text:p>6</text:p>
          </table:table-cell>
          <table:table-cell table:formula="of:=IF(AND([.C220]=1;[.D220]=1);[.E219]+1;[.E21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38896604285799" calcext:value-type="float">
            <text:p>0.838896604285799</text:p>
          </table:table-cell>
          <table:table-cell table:formula="of:=(RAND()*2-1)" office:value-type="float" office:value="-0.423295663351278" calcext:value-type="float">
            <text:p>-0.423295663351278</text:p>
          </table:table-cell>
          <table:table-cell table:formula="of:=IF([.C220]=16;1;[.C220]+1)" office:value-type="float" office:value="13" calcext:value-type="float">
            <text:p>13</text:p>
          </table:table-cell>
          <table:table-cell table:formula="of:=IF([.C221]=1;IF([.D220]=8;1;[.D220]+1);[.D220])" office:value-type="float" office:value="6" calcext:value-type="float">
            <text:p>6</text:p>
          </table:table-cell>
          <table:table-cell table:formula="of:=IF(AND([.C221]=1;[.D221]=1);[.E220]+1;[.E22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98110478008369" calcext:value-type="float">
            <text:p>-0.498110478008369</text:p>
          </table:table-cell>
          <table:table-cell table:formula="of:=(RAND()*2-1)" office:value-type="float" office:value="-0.0852223942761723" calcext:value-type="float">
            <text:p>-0.085222394276172</text:p>
          </table:table-cell>
          <table:table-cell table:formula="of:=IF([.C221]=16;1;[.C221]+1)" office:value-type="float" office:value="14" calcext:value-type="float">
            <text:p>14</text:p>
          </table:table-cell>
          <table:table-cell table:formula="of:=IF([.C222]=1;IF([.D221]=8;1;[.D221]+1);[.D221])" office:value-type="float" office:value="6" calcext:value-type="float">
            <text:p>6</text:p>
          </table:table-cell>
          <table:table-cell table:formula="of:=IF(AND([.C222]=1;[.D222]=1);[.E221]+1;[.E22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18494149092649" calcext:value-type="float">
            <text:p>-0.918494149092649</text:p>
          </table:table-cell>
          <table:table-cell table:formula="of:=(RAND()*2-1)" office:value-type="float" office:value="-0.250978856318574" calcext:value-type="float">
            <text:p>-0.250978856318574</text:p>
          </table:table-cell>
          <table:table-cell table:formula="of:=IF([.C222]=16;1;[.C222]+1)" office:value-type="float" office:value="15" calcext:value-type="float">
            <text:p>15</text:p>
          </table:table-cell>
          <table:table-cell table:formula="of:=IF([.C223]=1;IF([.D222]=8;1;[.D222]+1);[.D222])" office:value-type="float" office:value="6" calcext:value-type="float">
            <text:p>6</text:p>
          </table:table-cell>
          <table:table-cell table:formula="of:=IF(AND([.C223]=1;[.D223]=1);[.E222]+1;[.E22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05963354743451" calcext:value-type="float">
            <text:p>0.905963354743451</text:p>
          </table:table-cell>
          <table:table-cell table:formula="of:=(RAND()*2-1)" office:value-type="float" office:value="-0.750313924638433" calcext:value-type="float">
            <text:p>-0.750313924638433</text:p>
          </table:table-cell>
          <table:table-cell table:formula="of:=IF([.C223]=16;1;[.C223]+1)" office:value-type="float" office:value="16" calcext:value-type="float">
            <text:p>16</text:p>
          </table:table-cell>
          <table:table-cell table:formula="of:=IF([.C224]=1;IF([.D223]=8;1;[.D223]+1);[.D223])" office:value-type="float" office:value="6" calcext:value-type="float">
            <text:p>6</text:p>
          </table:table-cell>
          <table:table-cell table:formula="of:=IF(AND([.C224]=1;[.D224]=1);[.E223]+1;[.E22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55121092056557" calcext:value-type="float">
            <text:p>-0.955121092056557</text:p>
          </table:table-cell>
          <table:table-cell table:formula="of:=(RAND()*2-1)" office:value-type="float" office:value="-0.953381525970584" calcext:value-type="float">
            <text:p>-0.953381525970584</text:p>
          </table:table-cell>
          <table:table-cell table:formula="of:=IF([.C224]=16;1;[.C224]+1)" office:value-type="float" office:value="1" calcext:value-type="float">
            <text:p>1</text:p>
          </table:table-cell>
          <table:table-cell table:formula="of:=IF([.C225]=1;IF([.D224]=8;1;[.D224]+1);[.D224])" office:value-type="float" office:value="7" calcext:value-type="float">
            <text:p>7</text:p>
          </table:table-cell>
          <table:table-cell table:formula="of:=IF(AND([.C225]=1;[.D225]=1);[.E224]+1;[.E22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151339094446216" calcext:value-type="float">
            <text:p>-0.015133909444622</text:p>
          </table:table-cell>
          <table:table-cell table:formula="of:=(RAND()*2-1)" office:value-type="float" office:value="0.261563413508697" calcext:value-type="float">
            <text:p>0.261563413508697</text:p>
          </table:table-cell>
          <table:table-cell table:formula="of:=IF([.C225]=16;1;[.C225]+1)" office:value-type="float" office:value="2" calcext:value-type="float">
            <text:p>2</text:p>
          </table:table-cell>
          <table:table-cell table:formula="of:=IF([.C226]=1;IF([.D225]=8;1;[.D225]+1);[.D225])" office:value-type="float" office:value="7" calcext:value-type="float">
            <text:p>7</text:p>
          </table:table-cell>
          <table:table-cell table:formula="of:=IF(AND([.C226]=1;[.D226]=1);[.E225]+1;[.E22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42062766511152" calcext:value-type="float">
            <text:p>-0.742062766511152</text:p>
          </table:table-cell>
          <table:table-cell table:formula="of:=(RAND()*2-1)" office:value-type="float" office:value="-0.170169161407704" calcext:value-type="float">
            <text:p>-0.170169161407704</text:p>
          </table:table-cell>
          <table:table-cell table:formula="of:=IF([.C226]=16;1;[.C226]+1)" office:value-type="float" office:value="3" calcext:value-type="float">
            <text:p>3</text:p>
          </table:table-cell>
          <table:table-cell table:formula="of:=IF([.C227]=1;IF([.D226]=8;1;[.D226]+1);[.D226])" office:value-type="float" office:value="7" calcext:value-type="float">
            <text:p>7</text:p>
          </table:table-cell>
          <table:table-cell table:formula="of:=IF(AND([.C227]=1;[.D227]=1);[.E226]+1;[.E22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46563344990072" calcext:value-type="float">
            <text:p>0.446563344990072</text:p>
          </table:table-cell>
          <table:table-cell table:formula="of:=(RAND()*2-1)" office:value-type="float" office:value="0.330564062802026" calcext:value-type="float">
            <text:p>0.330564062802026</text:p>
          </table:table-cell>
          <table:table-cell table:formula="of:=IF([.C227]=16;1;[.C227]+1)" office:value-type="float" office:value="4" calcext:value-type="float">
            <text:p>4</text:p>
          </table:table-cell>
          <table:table-cell table:formula="of:=IF([.C228]=1;IF([.D227]=8;1;[.D227]+1);[.D227])" office:value-type="float" office:value="7" calcext:value-type="float">
            <text:p>7</text:p>
          </table:table-cell>
          <table:table-cell table:formula="of:=IF(AND([.C228]=1;[.D228]=1);[.E227]+1;[.E22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71252218519735" calcext:value-type="float">
            <text:p>0.271252218519735</text:p>
          </table:table-cell>
          <table:table-cell table:formula="of:=(RAND()*2-1)" office:value-type="float" office:value="-0.100212301284808" calcext:value-type="float">
            <text:p>-0.100212301284808</text:p>
          </table:table-cell>
          <table:table-cell table:formula="of:=IF([.C228]=16;1;[.C228]+1)" office:value-type="float" office:value="5" calcext:value-type="float">
            <text:p>5</text:p>
          </table:table-cell>
          <table:table-cell table:formula="of:=IF([.C229]=1;IF([.D228]=8;1;[.D228]+1);[.D228])" office:value-type="float" office:value="7" calcext:value-type="float">
            <text:p>7</text:p>
          </table:table-cell>
          <table:table-cell table:formula="of:=IF(AND([.C229]=1;[.D229]=1);[.E228]+1;[.E22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31171206193176" calcext:value-type="float">
            <text:p>-0.131171206193176</text:p>
          </table:table-cell>
          <table:table-cell table:formula="of:=(RAND()*2-1)" office:value-type="float" office:value="0.0225521032628002" calcext:value-type="float">
            <text:p>0.0225521032628</text:p>
          </table:table-cell>
          <table:table-cell table:formula="of:=IF([.C229]=16;1;[.C229]+1)" office:value-type="float" office:value="6" calcext:value-type="float">
            <text:p>6</text:p>
          </table:table-cell>
          <table:table-cell table:formula="of:=IF([.C230]=1;IF([.D229]=8;1;[.D229]+1);[.D229])" office:value-type="float" office:value="7" calcext:value-type="float">
            <text:p>7</text:p>
          </table:table-cell>
          <table:table-cell table:formula="of:=IF(AND([.C230]=1;[.D230]=1);[.E229]+1;[.E22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29891289055789" calcext:value-type="float">
            <text:p>0.529891289055789</text:p>
          </table:table-cell>
          <table:table-cell table:formula="of:=(RAND()*2-1)" office:value-type="float" office:value="0.0129599413965484" calcext:value-type="float">
            <text:p>0.012959941396549</text:p>
          </table:table-cell>
          <table:table-cell table:formula="of:=IF([.C230]=16;1;[.C230]+1)" office:value-type="float" office:value="7" calcext:value-type="float">
            <text:p>7</text:p>
          </table:table-cell>
          <table:table-cell table:formula="of:=IF([.C231]=1;IF([.D230]=8;1;[.D230]+1);[.D230])" office:value-type="float" office:value="7" calcext:value-type="float">
            <text:p>7</text:p>
          </table:table-cell>
          <table:table-cell table:formula="of:=IF(AND([.C231]=1;[.D231]=1);[.E230]+1;[.E23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92293241318079" calcext:value-type="float">
            <text:p>0.992293241318079</text:p>
          </table:table-cell>
          <table:table-cell table:formula="of:=(RAND()*2-1)" office:value-type="float" office:value="-0.74881512136854" calcext:value-type="float">
            <text:p>-0.74881512136854</text:p>
          </table:table-cell>
          <table:table-cell table:formula="of:=IF([.C231]=16;1;[.C231]+1)" office:value-type="float" office:value="8" calcext:value-type="float">
            <text:p>8</text:p>
          </table:table-cell>
          <table:table-cell table:formula="of:=IF([.C232]=1;IF([.D231]=8;1;[.D231]+1);[.D231])" office:value-type="float" office:value="7" calcext:value-type="float">
            <text:p>7</text:p>
          </table:table-cell>
          <table:table-cell table:formula="of:=IF(AND([.C232]=1;[.D232]=1);[.E231]+1;[.E23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20946573770044" calcext:value-type="float">
            <text:p>-0.420946573770044</text:p>
          </table:table-cell>
          <table:table-cell table:formula="of:=(RAND()*2-1)" office:value-type="float" office:value="0.391741828896938" calcext:value-type="float">
            <text:p>0.391741828896938</text:p>
          </table:table-cell>
          <table:table-cell table:formula="of:=IF([.C232]=16;1;[.C232]+1)" office:value-type="float" office:value="9" calcext:value-type="float">
            <text:p>9</text:p>
          </table:table-cell>
          <table:table-cell table:formula="of:=IF([.C233]=1;IF([.D232]=8;1;[.D232]+1);[.D232])" office:value-type="float" office:value="7" calcext:value-type="float">
            <text:p>7</text:p>
          </table:table-cell>
          <table:table-cell table:formula="of:=IF(AND([.C233]=1;[.D233]=1);[.E232]+1;[.E23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57741490895" calcext:value-type="float">
            <text:p>-0.357741490895</text:p>
          </table:table-cell>
          <table:table-cell table:formula="of:=(RAND()*2-1)" office:value-type="float" office:value="0.364536631029314" calcext:value-type="float">
            <text:p>0.364536631029314</text:p>
          </table:table-cell>
          <table:table-cell table:formula="of:=IF([.C233]=16;1;[.C233]+1)" office:value-type="float" office:value="10" calcext:value-type="float">
            <text:p>10</text:p>
          </table:table-cell>
          <table:table-cell table:formula="of:=IF([.C234]=1;IF([.D233]=8;1;[.D233]+1);[.D233])" office:value-type="float" office:value="7" calcext:value-type="float">
            <text:p>7</text:p>
          </table:table-cell>
          <table:table-cell table:formula="of:=IF(AND([.C234]=1;[.D234]=1);[.E233]+1;[.E23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11469269615933" calcext:value-type="float">
            <text:p>0.711469269615933</text:p>
          </table:table-cell>
          <table:table-cell table:formula="of:=(RAND()*2-1)" office:value-type="float" office:value="0.0784427959719116" calcext:value-type="float">
            <text:p>0.078442795971912</text:p>
          </table:table-cell>
          <table:table-cell table:formula="of:=IF([.C234]=16;1;[.C234]+1)" office:value-type="float" office:value="11" calcext:value-type="float">
            <text:p>11</text:p>
          </table:table-cell>
          <table:table-cell table:formula="of:=IF([.C235]=1;IF([.D234]=8;1;[.D234]+1);[.D234])" office:value-type="float" office:value="7" calcext:value-type="float">
            <text:p>7</text:p>
          </table:table-cell>
          <table:table-cell table:formula="of:=IF(AND([.C235]=1;[.D235]=1);[.E234]+1;[.E23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48045613134178" calcext:value-type="float">
            <text:p>-0.548045613134178</text:p>
          </table:table-cell>
          <table:table-cell table:formula="of:=(RAND()*2-1)" office:value-type="float" office:value="0.643805690964444" calcext:value-type="float">
            <text:p>0.643805690964444</text:p>
          </table:table-cell>
          <table:table-cell table:formula="of:=IF([.C235]=16;1;[.C235]+1)" office:value-type="float" office:value="12" calcext:value-type="float">
            <text:p>12</text:p>
          </table:table-cell>
          <table:table-cell table:formula="of:=IF([.C236]=1;IF([.D235]=8;1;[.D235]+1);[.D235])" office:value-type="float" office:value="7" calcext:value-type="float">
            <text:p>7</text:p>
          </table:table-cell>
          <table:table-cell table:formula="of:=IF(AND([.C236]=1;[.D236]=1);[.E235]+1;[.E23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27872361047458" calcext:value-type="float">
            <text:p>0.127872361047458</text:p>
          </table:table-cell>
          <table:table-cell table:formula="of:=(RAND()*2-1)" office:value-type="float" office:value="0.218989555034807" calcext:value-type="float">
            <text:p>0.218989555034807</text:p>
          </table:table-cell>
          <table:table-cell table:formula="of:=IF([.C236]=16;1;[.C236]+1)" office:value-type="float" office:value="13" calcext:value-type="float">
            <text:p>13</text:p>
          </table:table-cell>
          <table:table-cell table:formula="of:=IF([.C237]=1;IF([.D236]=8;1;[.D236]+1);[.D236])" office:value-type="float" office:value="7" calcext:value-type="float">
            <text:p>7</text:p>
          </table:table-cell>
          <table:table-cell table:formula="of:=IF(AND([.C237]=1;[.D237]=1);[.E236]+1;[.E23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37799914328305" calcext:value-type="float">
            <text:p>0.537799914328305</text:p>
          </table:table-cell>
          <table:table-cell table:formula="of:=(RAND()*2-1)" office:value-type="float" office:value="0.712482505480651" calcext:value-type="float">
            <text:p>0.712482505480651</text:p>
          </table:table-cell>
          <table:table-cell table:formula="of:=IF([.C237]=16;1;[.C237]+1)" office:value-type="float" office:value="14" calcext:value-type="float">
            <text:p>14</text:p>
          </table:table-cell>
          <table:table-cell table:formula="of:=IF([.C238]=1;IF([.D237]=8;1;[.D237]+1);[.D237])" office:value-type="float" office:value="7" calcext:value-type="float">
            <text:p>7</text:p>
          </table:table-cell>
          <table:table-cell table:formula="of:=IF(AND([.C238]=1;[.D238]=1);[.E237]+1;[.E23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12174911729879" calcext:value-type="float">
            <text:p>-0.712174911729879</text:p>
          </table:table-cell>
          <table:table-cell table:formula="of:=(RAND()*2-1)" office:value-type="float" office:value="0.877235454297894" calcext:value-type="float">
            <text:p>0.877235454297894</text:p>
          </table:table-cell>
          <table:table-cell table:formula="of:=IF([.C238]=16;1;[.C238]+1)" office:value-type="float" office:value="15" calcext:value-type="float">
            <text:p>15</text:p>
          </table:table-cell>
          <table:table-cell table:formula="of:=IF([.C239]=1;IF([.D238]=8;1;[.D238]+1);[.D238])" office:value-type="float" office:value="7" calcext:value-type="float">
            <text:p>7</text:p>
          </table:table-cell>
          <table:table-cell table:formula="of:=IF(AND([.C239]=1;[.D239]=1);[.E238]+1;[.E23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64638236390864" calcext:value-type="float">
            <text:p>-0.764638236390864</text:p>
          </table:table-cell>
          <table:table-cell table:formula="of:=(RAND()*2-1)" office:value-type="float" office:value="-0.873727947065448" calcext:value-type="float">
            <text:p>-0.873727947065448</text:p>
          </table:table-cell>
          <table:table-cell table:formula="of:=IF([.C239]=16;1;[.C239]+1)" office:value-type="float" office:value="16" calcext:value-type="float">
            <text:p>16</text:p>
          </table:table-cell>
          <table:table-cell table:formula="of:=IF([.C240]=1;IF([.D239]=8;1;[.D239]+1);[.D239])" office:value-type="float" office:value="7" calcext:value-type="float">
            <text:p>7</text:p>
          </table:table-cell>
          <table:table-cell table:formula="of:=IF(AND([.C240]=1;[.D240]=1);[.E239]+1;[.E23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20498575328953" calcext:value-type="float">
            <text:p>0.720498575328953</text:p>
          </table:table-cell>
          <table:table-cell table:formula="of:=(RAND()*2-1)" office:value-type="float" office:value="-0.755442584225135" calcext:value-type="float">
            <text:p>-0.755442584225135</text:p>
          </table:table-cell>
          <table:table-cell table:formula="of:=IF([.C240]=16;1;[.C240]+1)" office:value-type="float" office:value="1" calcext:value-type="float">
            <text:p>1</text:p>
          </table:table-cell>
          <table:table-cell table:formula="of:=IF([.C241]=1;IF([.D240]=8;1;[.D240]+1);[.D240])" office:value-type="float" office:value="8" calcext:value-type="float">
            <text:p>8</text:p>
          </table:table-cell>
          <table:table-cell table:formula="of:=IF(AND([.C241]=1;[.D241]=1);[.E240]+1;[.E24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89018343172271" calcext:value-type="float">
            <text:p>0.589018343172271</text:p>
          </table:table-cell>
          <table:table-cell table:formula="of:=(RAND()*2-1)" office:value-type="float" office:value="-0.934889242421" calcext:value-type="float">
            <text:p>-0.934889242421</text:p>
          </table:table-cell>
          <table:table-cell table:formula="of:=IF([.C241]=16;1;[.C241]+1)" office:value-type="float" office:value="2" calcext:value-type="float">
            <text:p>2</text:p>
          </table:table-cell>
          <table:table-cell table:formula="of:=IF([.C242]=1;IF([.D241]=8;1;[.D241]+1);[.D241])" office:value-type="float" office:value="8" calcext:value-type="float">
            <text:p>8</text:p>
          </table:table-cell>
          <table:table-cell table:formula="of:=IF(AND([.C242]=1;[.D242]=1);[.E241]+1;[.E24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44395592903797" calcext:value-type="float">
            <text:p>0.744395592903797</text:p>
          </table:table-cell>
          <table:table-cell table:formula="of:=(RAND()*2-1)" office:value-type="float" office:value="0.828794318029639" calcext:value-type="float">
            <text:p>0.828794318029639</text:p>
          </table:table-cell>
          <table:table-cell table:formula="of:=IF([.C242]=16;1;[.C242]+1)" office:value-type="float" office:value="3" calcext:value-type="float">
            <text:p>3</text:p>
          </table:table-cell>
          <table:table-cell table:formula="of:=IF([.C243]=1;IF([.D242]=8;1;[.D242]+1);[.D242])" office:value-type="float" office:value="8" calcext:value-type="float">
            <text:p>8</text:p>
          </table:table-cell>
          <table:table-cell table:formula="of:=IF(AND([.C243]=1;[.D243]=1);[.E242]+1;[.E24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11518251481734" calcext:value-type="float">
            <text:p>0.911518251481734</text:p>
          </table:table-cell>
          <table:table-cell table:formula="of:=(RAND()*2-1)" office:value-type="float" office:value="0.498313032169546" calcext:value-type="float">
            <text:p>0.498313032169546</text:p>
          </table:table-cell>
          <table:table-cell table:formula="of:=IF([.C243]=16;1;[.C243]+1)" office:value-type="float" office:value="4" calcext:value-type="float">
            <text:p>4</text:p>
          </table:table-cell>
          <table:table-cell table:formula="of:=IF([.C244]=1;IF([.D243]=8;1;[.D243]+1);[.D243])" office:value-type="float" office:value="8" calcext:value-type="float">
            <text:p>8</text:p>
          </table:table-cell>
          <table:table-cell table:formula="of:=IF(AND([.C244]=1;[.D244]=1);[.E243]+1;[.E24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27800595933029" calcext:value-type="float">
            <text:p>-0.427800595933029</text:p>
          </table:table-cell>
          <table:table-cell table:formula="of:=(RAND()*2-1)" office:value-type="float" office:value="-0.342098196367653" calcext:value-type="float">
            <text:p>-0.342098196367653</text:p>
          </table:table-cell>
          <table:table-cell table:formula="of:=IF([.C244]=16;1;[.C244]+1)" office:value-type="float" office:value="5" calcext:value-type="float">
            <text:p>5</text:p>
          </table:table-cell>
          <table:table-cell table:formula="of:=IF([.C245]=1;IF([.D244]=8;1;[.D244]+1);[.D244])" office:value-type="float" office:value="8" calcext:value-type="float">
            <text:p>8</text:p>
          </table:table-cell>
          <table:table-cell table:formula="of:=IF(AND([.C245]=1;[.D245]=1);[.E244]+1;[.E24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17281088639033" calcext:value-type="float">
            <text:p>0.917281088639033</text:p>
          </table:table-cell>
          <table:table-cell table:formula="of:=(RAND()*2-1)" office:value-type="float" office:value="-0.113415141981448" calcext:value-type="float">
            <text:p>-0.113415141981448</text:p>
          </table:table-cell>
          <table:table-cell table:formula="of:=IF([.C245]=16;1;[.C245]+1)" office:value-type="float" office:value="6" calcext:value-type="float">
            <text:p>6</text:p>
          </table:table-cell>
          <table:table-cell table:formula="of:=IF([.C246]=1;IF([.D245]=8;1;[.D245]+1);[.D245])" office:value-type="float" office:value="8" calcext:value-type="float">
            <text:p>8</text:p>
          </table:table-cell>
          <table:table-cell table:formula="of:=IF(AND([.C246]=1;[.D246]=1);[.E245]+1;[.E24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7577137092323" calcext:value-type="float">
            <text:p>0.47577137092323</text:p>
          </table:table-cell>
          <table:table-cell table:formula="of:=(RAND()*2-1)" office:value-type="float" office:value="0.950090934845469" calcext:value-type="float">
            <text:p>0.950090934845469</text:p>
          </table:table-cell>
          <table:table-cell table:formula="of:=IF([.C246]=16;1;[.C246]+1)" office:value-type="float" office:value="7" calcext:value-type="float">
            <text:p>7</text:p>
          </table:table-cell>
          <table:table-cell table:formula="of:=IF([.C247]=1;IF([.D246]=8;1;[.D246]+1);[.D246])" office:value-type="float" office:value="8" calcext:value-type="float">
            <text:p>8</text:p>
          </table:table-cell>
          <table:table-cell table:formula="of:=IF(AND([.C247]=1;[.D247]=1);[.E246]+1;[.E24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30011888240079" calcext:value-type="float">
            <text:p>0.730011888240079</text:p>
          </table:table-cell>
          <table:table-cell table:formula="of:=(RAND()*2-1)" office:value-type="float" office:value="-0.818634231631089" calcext:value-type="float">
            <text:p>-0.818634231631089</text:p>
          </table:table-cell>
          <table:table-cell table:formula="of:=IF([.C247]=16;1;[.C247]+1)" office:value-type="float" office:value="8" calcext:value-type="float">
            <text:p>8</text:p>
          </table:table-cell>
          <table:table-cell table:formula="of:=IF([.C248]=1;IF([.D247]=8;1;[.D247]+1);[.D247])" office:value-type="float" office:value="8" calcext:value-type="float">
            <text:p>8</text:p>
          </table:table-cell>
          <table:table-cell table:formula="of:=IF(AND([.C248]=1;[.D248]=1);[.E247]+1;[.E24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74665450701673" calcext:value-type="float">
            <text:p>-0.974665450701673</text:p>
          </table:table-cell>
          <table:table-cell table:formula="of:=(RAND()*2-1)" office:value-type="float" office:value="0.391053046208832" calcext:value-type="float">
            <text:p>0.391053046208832</text:p>
          </table:table-cell>
          <table:table-cell table:formula="of:=IF([.C248]=16;1;[.C248]+1)" office:value-type="float" office:value="9" calcext:value-type="float">
            <text:p>9</text:p>
          </table:table-cell>
          <table:table-cell table:formula="of:=IF([.C249]=1;IF([.D248]=8;1;[.D248]+1);[.D248])" office:value-type="float" office:value="8" calcext:value-type="float">
            <text:p>8</text:p>
          </table:table-cell>
          <table:table-cell table:formula="of:=IF(AND([.C249]=1;[.D249]=1);[.E248]+1;[.E24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75268233933824" calcext:value-type="float">
            <text:p>0.475268233933824</text:p>
          </table:table-cell>
          <table:table-cell table:formula="of:=(RAND()*2-1)" office:value-type="float" office:value="0.0202855877326222" calcext:value-type="float">
            <text:p>0.020285587732622</text:p>
          </table:table-cell>
          <table:table-cell table:formula="of:=IF([.C249]=16;1;[.C249]+1)" office:value-type="float" office:value="10" calcext:value-type="float">
            <text:p>10</text:p>
          </table:table-cell>
          <table:table-cell table:formula="of:=IF([.C250]=1;IF([.D249]=8;1;[.D249]+1);[.D249])" office:value-type="float" office:value="8" calcext:value-type="float">
            <text:p>8</text:p>
          </table:table-cell>
          <table:table-cell table:formula="of:=IF(AND([.C250]=1;[.D250]=1);[.E249]+1;[.E24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49780027560581" calcext:value-type="float">
            <text:p>-0.649780027560581</text:p>
          </table:table-cell>
          <table:table-cell table:formula="of:=(RAND()*2-1)" office:value-type="float" office:value="0.290894755352966" calcext:value-type="float">
            <text:p>0.290894755352966</text:p>
          </table:table-cell>
          <table:table-cell table:formula="of:=IF([.C250]=16;1;[.C250]+1)" office:value-type="float" office:value="11" calcext:value-type="float">
            <text:p>11</text:p>
          </table:table-cell>
          <table:table-cell table:formula="of:=IF([.C251]=1;IF([.D250]=8;1;[.D250]+1);[.D250])" office:value-type="float" office:value="8" calcext:value-type="float">
            <text:p>8</text:p>
          </table:table-cell>
          <table:table-cell table:formula="of:=IF(AND([.C251]=1;[.D251]=1);[.E250]+1;[.E25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98921299787308" calcext:value-type="float">
            <text:p>0.998921299787308</text:p>
          </table:table-cell>
          <table:table-cell table:formula="of:=(RAND()*2-1)" office:value-type="float" office:value="0.485654512739303" calcext:value-type="float">
            <text:p>0.485654512739303</text:p>
          </table:table-cell>
          <table:table-cell table:formula="of:=IF([.C251]=16;1;[.C251]+1)" office:value-type="float" office:value="12" calcext:value-type="float">
            <text:p>12</text:p>
          </table:table-cell>
          <table:table-cell table:formula="of:=IF([.C252]=1;IF([.D251]=8;1;[.D251]+1);[.D251])" office:value-type="float" office:value="8" calcext:value-type="float">
            <text:p>8</text:p>
          </table:table-cell>
          <table:table-cell table:formula="of:=IF(AND([.C252]=1;[.D252]=1);[.E251]+1;[.E25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32375054956091" calcext:value-type="float">
            <text:p>0.532375054956091</text:p>
          </table:table-cell>
          <table:table-cell table:formula="of:=(RAND()*2-1)" office:value-type="float" office:value="-0.296053934949361" calcext:value-type="float">
            <text:p>-0.296053934949361</text:p>
          </table:table-cell>
          <table:table-cell table:formula="of:=IF([.C252]=16;1;[.C252]+1)" office:value-type="float" office:value="13" calcext:value-type="float">
            <text:p>13</text:p>
          </table:table-cell>
          <table:table-cell table:formula="of:=IF([.C253]=1;IF([.D252]=8;1;[.D252]+1);[.D252])" office:value-type="float" office:value="8" calcext:value-type="float">
            <text:p>8</text:p>
          </table:table-cell>
          <table:table-cell table:formula="of:=IF(AND([.C253]=1;[.D253]=1);[.E252]+1;[.E25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53197885789365" calcext:value-type="float">
            <text:p>-0.553197885789365</text:p>
          </table:table-cell>
          <table:table-cell table:formula="of:=(RAND()*2-1)" office:value-type="float" office:value="-0.862383801645817" calcext:value-type="float">
            <text:p>-0.862383801645817</text:p>
          </table:table-cell>
          <table:table-cell table:formula="of:=IF([.C253]=16;1;[.C253]+1)" office:value-type="float" office:value="14" calcext:value-type="float">
            <text:p>14</text:p>
          </table:table-cell>
          <table:table-cell table:formula="of:=IF([.C254]=1;IF([.D253]=8;1;[.D253]+1);[.D253])" office:value-type="float" office:value="8" calcext:value-type="float">
            <text:p>8</text:p>
          </table:table-cell>
          <table:table-cell table:formula="of:=IF(AND([.C254]=1;[.D254]=1);[.E253]+1;[.E25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81953073613792" calcext:value-type="float">
            <text:p>0.981953073613792</text:p>
          </table:table-cell>
          <table:table-cell table:formula="of:=(RAND()*2-1)" office:value-type="float" office:value="0.90487970967187" calcext:value-type="float">
            <text:p>0.90487970967187</text:p>
          </table:table-cell>
          <table:table-cell table:formula="of:=IF([.C254]=16;1;[.C254]+1)" office:value-type="float" office:value="15" calcext:value-type="float">
            <text:p>15</text:p>
          </table:table-cell>
          <table:table-cell table:formula="of:=IF([.C255]=1;IF([.D254]=8;1;[.D254]+1);[.D254])" office:value-type="float" office:value="8" calcext:value-type="float">
            <text:p>8</text:p>
          </table:table-cell>
          <table:table-cell table:formula="of:=IF(AND([.C255]=1;[.D255]=1);[.E254]+1;[.E25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03448418149152" calcext:value-type="float">
            <text:p>-0.203448418149152</text:p>
          </table:table-cell>
          <table:table-cell table:formula="of:=(RAND()*2-1)" office:value-type="float" office:value="0.729127703105463" calcext:value-type="float">
            <text:p>0.729127703105463</text:p>
          </table:table-cell>
          <table:table-cell table:formula="of:=IF([.C255]=16;1;[.C255]+1)" office:value-type="float" office:value="16" calcext:value-type="float">
            <text:p>16</text:p>
          </table:table-cell>
          <table:table-cell table:formula="of:=IF([.C256]=1;IF([.D255]=8;1;[.D255]+1);[.D255])" office:value-type="float" office:value="8" calcext:value-type="float">
            <text:p>8</text:p>
          </table:table-cell>
          <table:table-cell table:formula="of:=IF(AND([.C256]=1;[.D256]=1);[.E255]+1;[.E25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621876249557786" calcext:value-type="float">
            <text:p>0.621876249557786</text:p>
          </table:table-cell>
          <table:table-cell table:formula="of:=(RAND()*2-1)" office:value-type="float" office:value="-0.526406883769947" calcext:value-type="float">
            <text:p>-0.526406883769947</text:p>
          </table:table-cell>
          <table:table-cell table:formula="of:=IF([.C256]=16;1;[.C256]+1)" office:value-type="float" office:value="1" calcext:value-type="float">
            <text:p>1</text:p>
          </table:table-cell>
          <table:table-cell table:formula="of:=IF([.C257]=1;IF([.D256]=8;1;[.D256]+1);[.D256])" office:value-type="float" office:value="1" calcext:value-type="float">
            <text:p>1</text:p>
          </table:table-cell>
          <table:table-cell table:formula="of:=IF(AND([.C257]=1;[.D257]=1);[.E256]+1;[.E25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96606227188273" calcext:value-type="float">
            <text:p>-0.996606227188273</text:p>
          </table:table-cell>
          <table:table-cell table:formula="of:=(RAND()*2-1)" office:value-type="float" office:value="0.675618509891965" calcext:value-type="float">
            <text:p>0.675618509891965</text:p>
          </table:table-cell>
          <table:table-cell table:formula="of:=IF([.C257]=16;1;[.C257]+1)" office:value-type="float" office:value="2" calcext:value-type="float">
            <text:p>2</text:p>
          </table:table-cell>
          <table:table-cell table:formula="of:=IF([.C258]=1;IF([.D257]=8;1;[.D257]+1);[.D257])" office:value-type="float" office:value="1" calcext:value-type="float">
            <text:p>1</text:p>
          </table:table-cell>
          <table:table-cell table:formula="of:=IF(AND([.C258]=1;[.D258]=1);[.E257]+1;[.E25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77363986467007" calcext:value-type="float">
            <text:p>0.277363986467007</text:p>
          </table:table-cell>
          <table:table-cell table:formula="of:=(RAND()*2-1)" office:value-type="float" office:value="-0.217711233525275" calcext:value-type="float">
            <text:p>-0.217711233525275</text:p>
          </table:table-cell>
          <table:table-cell table:formula="of:=IF([.C258]=16;1;[.C258]+1)" office:value-type="float" office:value="3" calcext:value-type="float">
            <text:p>3</text:p>
          </table:table-cell>
          <table:table-cell table:formula="of:=IF([.C259]=1;IF([.D258]=8;1;[.D258]+1);[.D258])" office:value-type="float" office:value="1" calcext:value-type="float">
            <text:p>1</text:p>
          </table:table-cell>
          <table:table-cell table:formula="of:=IF(AND([.C259]=1;[.D259]=1);[.E258]+1;[.E25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46295472046782" calcext:value-type="float">
            <text:p>-0.346295472046782</text:p>
          </table:table-cell>
          <table:table-cell table:formula="of:=(RAND()*2-1)" office:value-type="float" office:value="-0.591611122191884" calcext:value-type="float">
            <text:p>-0.591611122191884</text:p>
          </table:table-cell>
          <table:table-cell table:formula="of:=IF([.C259]=16;1;[.C259]+1)" office:value-type="float" office:value="4" calcext:value-type="float">
            <text:p>4</text:p>
          </table:table-cell>
          <table:table-cell table:formula="of:=IF([.C260]=1;IF([.D259]=8;1;[.D259]+1);[.D259])" office:value-type="float" office:value="1" calcext:value-type="float">
            <text:p>1</text:p>
          </table:table-cell>
          <table:table-cell table:formula="of:=IF(AND([.C260]=1;[.D260]=1);[.E259]+1;[.E25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82999260190387" calcext:value-type="float">
            <text:p>-0.382999260190387</text:p>
          </table:table-cell>
          <table:table-cell table:formula="of:=(RAND()*2-1)" office:value-type="float" office:value="0.163225146409176" calcext:value-type="float">
            <text:p>0.163225146409176</text:p>
          </table:table-cell>
          <table:table-cell table:formula="of:=IF([.C260]=16;1;[.C260]+1)" office:value-type="float" office:value="5" calcext:value-type="float">
            <text:p>5</text:p>
          </table:table-cell>
          <table:table-cell table:formula="of:=IF([.C261]=1;IF([.D260]=8;1;[.D260]+1);[.D260])" office:value-type="float" office:value="1" calcext:value-type="float">
            <text:p>1</text:p>
          </table:table-cell>
          <table:table-cell table:formula="of:=IF(AND([.C261]=1;[.D261]=1);[.E260]+1;[.E26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463645073625863" calcext:value-type="float">
            <text:p>-0.463645073625863</text:p>
          </table:table-cell>
          <table:table-cell table:formula="of:=(RAND()*2-1)" office:value-type="float" office:value="0.486960845325933" calcext:value-type="float">
            <text:p>0.486960845325933</text:p>
          </table:table-cell>
          <table:table-cell table:formula="of:=IF([.C261]=16;1;[.C261]+1)" office:value-type="float" office:value="6" calcext:value-type="float">
            <text:p>6</text:p>
          </table:table-cell>
          <table:table-cell table:formula="of:=IF([.C262]=1;IF([.D261]=8;1;[.D261]+1);[.D261])" office:value-type="float" office:value="1" calcext:value-type="float">
            <text:p>1</text:p>
          </table:table-cell>
          <table:table-cell table:formula="of:=IF(AND([.C262]=1;[.D262]=1);[.E261]+1;[.E26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9618680956071" calcext:value-type="float">
            <text:p>0.99618680956071</text:p>
          </table:table-cell>
          <table:table-cell table:formula="of:=(RAND()*2-1)" office:value-type="float" office:value="0.514371242928358" calcext:value-type="float">
            <text:p>0.514371242928358</text:p>
          </table:table-cell>
          <table:table-cell table:formula="of:=IF([.C262]=16;1;[.C262]+1)" office:value-type="float" office:value="7" calcext:value-type="float">
            <text:p>7</text:p>
          </table:table-cell>
          <table:table-cell table:formula="of:=IF([.C263]=1;IF([.D262]=8;1;[.D262]+1);[.D262])" office:value-type="float" office:value="1" calcext:value-type="float">
            <text:p>1</text:p>
          </table:table-cell>
          <table:table-cell table:formula="of:=IF(AND([.C263]=1;[.D263]=1);[.E262]+1;[.E26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64806608282717" calcext:value-type="float">
            <text:p>-0.364806608282717</text:p>
          </table:table-cell>
          <table:table-cell table:formula="of:=(RAND()*2-1)" office:value-type="float" office:value="0.851453537303184" calcext:value-type="float">
            <text:p>0.851453537303184</text:p>
          </table:table-cell>
          <table:table-cell table:formula="of:=IF([.C263]=16;1;[.C263]+1)" office:value-type="float" office:value="8" calcext:value-type="float">
            <text:p>8</text:p>
          </table:table-cell>
          <table:table-cell table:formula="of:=IF([.C264]=1;IF([.D263]=8;1;[.D263]+1);[.D263])" office:value-type="float" office:value="1" calcext:value-type="float">
            <text:p>1</text:p>
          </table:table-cell>
          <table:table-cell table:formula="of:=IF(AND([.C264]=1;[.D264]=1);[.E263]+1;[.E26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82824275534637" calcext:value-type="float">
            <text:p>-0.782824275534637</text:p>
          </table:table-cell>
          <table:table-cell table:formula="of:=(RAND()*2-1)" office:value-type="float" office:value="-0.280535797039297" calcext:value-type="float">
            <text:p>-0.280535797039297</text:p>
          </table:table-cell>
          <table:table-cell table:formula="of:=IF([.C264]=16;1;[.C264]+1)" office:value-type="float" office:value="9" calcext:value-type="float">
            <text:p>9</text:p>
          </table:table-cell>
          <table:table-cell table:formula="of:=IF([.C265]=1;IF([.D264]=8;1;[.D264]+1);[.D264])" office:value-type="float" office:value="1" calcext:value-type="float">
            <text:p>1</text:p>
          </table:table-cell>
          <table:table-cell table:formula="of:=IF(AND([.C265]=1;[.D265]=1);[.E264]+1;[.E26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27255203160186" calcext:value-type="float">
            <text:p>0.627255203160186</text:p>
          </table:table-cell>
          <table:table-cell table:formula="of:=(RAND()*2-1)" office:value-type="float" office:value="0.21110711947757" calcext:value-type="float">
            <text:p>0.21110711947757</text:p>
          </table:table-cell>
          <table:table-cell table:formula="of:=IF([.C265]=16;1;[.C265]+1)" office:value-type="float" office:value="10" calcext:value-type="float">
            <text:p>10</text:p>
          </table:table-cell>
          <table:table-cell table:formula="of:=IF([.C266]=1;IF([.D265]=8;1;[.D265]+1);[.D265])" office:value-type="float" office:value="1" calcext:value-type="float">
            <text:p>1</text:p>
          </table:table-cell>
          <table:table-cell table:formula="of:=IF(AND([.C266]=1;[.D266]=1);[.E265]+1;[.E26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96081832475198" calcext:value-type="float">
            <text:p>-0.796081832475198</text:p>
          </table:table-cell>
          <table:table-cell table:formula="of:=(RAND()*2-1)" office:value-type="float" office:value="0.745714038651638" calcext:value-type="float">
            <text:p>0.745714038651638</text:p>
          </table:table-cell>
          <table:table-cell table:formula="of:=IF([.C266]=16;1;[.C266]+1)" office:value-type="float" office:value="11" calcext:value-type="float">
            <text:p>11</text:p>
          </table:table-cell>
          <table:table-cell table:formula="of:=IF([.C267]=1;IF([.D266]=8;1;[.D266]+1);[.D266])" office:value-type="float" office:value="1" calcext:value-type="float">
            <text:p>1</text:p>
          </table:table-cell>
          <table:table-cell table:formula="of:=IF(AND([.C267]=1;[.D267]=1);[.E266]+1;[.E26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35657218342958" calcext:value-type="float">
            <text:p>-0.535657218342958</text:p>
          </table:table-cell>
          <table:table-cell table:formula="of:=(RAND()*2-1)" office:value-type="float" office:value="0.420314080284268" calcext:value-type="float">
            <text:p>0.420314080284268</text:p>
          </table:table-cell>
          <table:table-cell table:formula="of:=IF([.C267]=16;1;[.C267]+1)" office:value-type="float" office:value="12" calcext:value-type="float">
            <text:p>12</text:p>
          </table:table-cell>
          <table:table-cell table:formula="of:=IF([.C268]=1;IF([.D267]=8;1;[.D267]+1);[.D267])" office:value-type="float" office:value="1" calcext:value-type="float">
            <text:p>1</text:p>
          </table:table-cell>
          <table:table-cell table:formula="of:=IF(AND([.C268]=1;[.D268]=1);[.E267]+1;[.E26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65718257732538" calcext:value-type="float">
            <text:p>-0.165718257732538</text:p>
          </table:table-cell>
          <table:table-cell table:formula="of:=(RAND()*2-1)" office:value-type="float" office:value="0.928363780452172" calcext:value-type="float">
            <text:p>0.928363780452172</text:p>
          </table:table-cell>
          <table:table-cell table:formula="of:=IF([.C268]=16;1;[.C268]+1)" office:value-type="float" office:value="13" calcext:value-type="float">
            <text:p>13</text:p>
          </table:table-cell>
          <table:table-cell table:formula="of:=IF([.C269]=1;IF([.D268]=8;1;[.D268]+1);[.D268])" office:value-type="float" office:value="1" calcext:value-type="float">
            <text:p>1</text:p>
          </table:table-cell>
          <table:table-cell table:formula="of:=IF(AND([.C269]=1;[.D269]=1);[.E268]+1;[.E26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96903185120848" calcext:value-type="float">
            <text:p>-0.796903185120848</text:p>
          </table:table-cell>
          <table:table-cell table:formula="of:=(RAND()*2-1)" office:value-type="float" office:value="-0.0751769595432756" calcext:value-type="float">
            <text:p>-0.075176959543276</text:p>
          </table:table-cell>
          <table:table-cell table:formula="of:=IF([.C269]=16;1;[.C269]+1)" office:value-type="float" office:value="14" calcext:value-type="float">
            <text:p>14</text:p>
          </table:table-cell>
          <table:table-cell table:formula="of:=IF([.C270]=1;IF([.D269]=8;1;[.D269]+1);[.D269])" office:value-type="float" office:value="1" calcext:value-type="float">
            <text:p>1</text:p>
          </table:table-cell>
          <table:table-cell table:formula="of:=IF(AND([.C270]=1;[.D270]=1);[.E269]+1;[.E26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73125874925055" calcext:value-type="float">
            <text:p>-0.973125874925055</text:p>
          </table:table-cell>
          <table:table-cell table:formula="of:=(RAND()*2-1)" office:value-type="float" office:value="-0.027236939000355" calcext:value-type="float">
            <text:p>-0.027236939000355</text:p>
          </table:table-cell>
          <table:table-cell table:formula="of:=IF([.C270]=16;1;[.C270]+1)" office:value-type="float" office:value="15" calcext:value-type="float">
            <text:p>15</text:p>
          </table:table-cell>
          <table:table-cell table:formula="of:=IF([.C271]=1;IF([.D270]=8;1;[.D270]+1);[.D270])" office:value-type="float" office:value="1" calcext:value-type="float">
            <text:p>1</text:p>
          </table:table-cell>
          <table:table-cell table:formula="of:=IF(AND([.C271]=1;[.D271]=1);[.E270]+1;[.E27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237854843992394" calcext:value-type="float">
            <text:p>-0.02378548439924</text:p>
          </table:table-cell>
          <table:table-cell table:formula="of:=(RAND()*2-1)" office:value-type="float" office:value="-0.41977721353856" calcext:value-type="float">
            <text:p>-0.41977721353856</text:p>
          </table:table-cell>
          <table:table-cell table:formula="of:=IF([.C271]=16;1;[.C271]+1)" office:value-type="float" office:value="16" calcext:value-type="float">
            <text:p>16</text:p>
          </table:table-cell>
          <table:table-cell table:formula="of:=IF([.C272]=1;IF([.D271]=8;1;[.D271]+1);[.D271])" office:value-type="float" office:value="1" calcext:value-type="float">
            <text:p>1</text:p>
          </table:table-cell>
          <table:table-cell table:formula="of:=IF(AND([.C272]=1;[.D272]=1);[.E271]+1;[.E27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40690339960596" calcext:value-type="float">
            <text:p>-0.240690339960596</text:p>
          </table:table-cell>
          <table:table-cell table:formula="of:=(RAND()*2-1)" office:value-type="float" office:value="0.638474667679254" calcext:value-type="float">
            <text:p>0.638474667679254</text:p>
          </table:table-cell>
          <table:table-cell table:formula="of:=IF([.C272]=16;1;[.C272]+1)" office:value-type="float" office:value="1" calcext:value-type="float">
            <text:p>1</text:p>
          </table:table-cell>
          <table:table-cell table:formula="of:=IF([.C273]=1;IF([.D272]=8;1;[.D272]+1);[.D272])" office:value-type="float" office:value="2" calcext:value-type="float">
            <text:p>2</text:p>
          </table:table-cell>
          <table:table-cell table:formula="of:=IF(AND([.C273]=1;[.D273]=1);[.E272]+1;[.E27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97793952715653" calcext:value-type="float">
            <text:p>-0.597793952715653</text:p>
          </table:table-cell>
          <table:table-cell table:formula="of:=(RAND()*2-1)" office:value-type="float" office:value="-0.222937825323153" calcext:value-type="float">
            <text:p>-0.222937825323153</text:p>
          </table:table-cell>
          <table:table-cell table:formula="of:=IF([.C273]=16;1;[.C273]+1)" office:value-type="float" office:value="2" calcext:value-type="float">
            <text:p>2</text:p>
          </table:table-cell>
          <table:table-cell table:formula="of:=IF([.C274]=1;IF([.D273]=8;1;[.D273]+1);[.D273])" office:value-type="float" office:value="2" calcext:value-type="float">
            <text:p>2</text:p>
          </table:table-cell>
          <table:table-cell table:formula="of:=IF(AND([.C274]=1;[.D274]=1);[.E273]+1;[.E27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308228955431125" calcext:value-type="float">
            <text:p>0.030822895543113</text:p>
          </table:table-cell>
          <table:table-cell table:formula="of:=(RAND()*2-1)" office:value-type="float" office:value="-0.713960694869749" calcext:value-type="float">
            <text:p>-0.713960694869749</text:p>
          </table:table-cell>
          <table:table-cell table:formula="of:=IF([.C274]=16;1;[.C274]+1)" office:value-type="float" office:value="3" calcext:value-type="float">
            <text:p>3</text:p>
          </table:table-cell>
          <table:table-cell table:formula="of:=IF([.C275]=1;IF([.D274]=8;1;[.D274]+1);[.D274])" office:value-type="float" office:value="2" calcext:value-type="float">
            <text:p>2</text:p>
          </table:table-cell>
          <table:table-cell table:formula="of:=IF(AND([.C275]=1;[.D275]=1);[.E274]+1;[.E27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411268637483836" calcext:value-type="float">
            <text:p>-0.411268637483836</text:p>
          </table:table-cell>
          <table:table-cell table:formula="of:=(RAND()*2-1)" office:value-type="float" office:value="0.313027294275832" calcext:value-type="float">
            <text:p>0.313027294275832</text:p>
          </table:table-cell>
          <table:table-cell table:formula="of:=IF([.C275]=16;1;[.C275]+1)" office:value-type="float" office:value="4" calcext:value-type="float">
            <text:p>4</text:p>
          </table:table-cell>
          <table:table-cell table:formula="of:=IF([.C276]=1;IF([.D275]=8;1;[.D275]+1);[.D275])" office:value-type="float" office:value="2" calcext:value-type="float">
            <text:p>2</text:p>
          </table:table-cell>
          <table:table-cell table:formula="of:=IF(AND([.C276]=1;[.D276]=1);[.E275]+1;[.E27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28557910819841" calcext:value-type="float">
            <text:p>-0.728557910819841</text:p>
          </table:table-cell>
          <table:table-cell table:formula="of:=(RAND()*2-1)" office:value-type="float" office:value="-0.138928896100845" calcext:value-type="float">
            <text:p>-0.138928896100845</text:p>
          </table:table-cell>
          <table:table-cell table:formula="of:=IF([.C276]=16;1;[.C276]+1)" office:value-type="float" office:value="5" calcext:value-type="float">
            <text:p>5</text:p>
          </table:table-cell>
          <table:table-cell table:formula="of:=IF([.C277]=1;IF([.D276]=8;1;[.D276]+1);[.D276])" office:value-type="float" office:value="2" calcext:value-type="float">
            <text:p>2</text:p>
          </table:table-cell>
          <table:table-cell table:formula="of:=IF(AND([.C277]=1;[.D277]=1);[.E276]+1;[.E27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97444863529757" calcext:value-type="float">
            <text:p>0.297444863529757</text:p>
          </table:table-cell>
          <table:table-cell table:formula="of:=(RAND()*2-1)" office:value-type="float" office:value="0.143109012945473" calcext:value-type="float">
            <text:p>0.143109012945473</text:p>
          </table:table-cell>
          <table:table-cell table:formula="of:=IF([.C277]=16;1;[.C277]+1)" office:value-type="float" office:value="6" calcext:value-type="float">
            <text:p>6</text:p>
          </table:table-cell>
          <table:table-cell table:formula="of:=IF([.C278]=1;IF([.D277]=8;1;[.D277]+1);[.D277])" office:value-type="float" office:value="2" calcext:value-type="float">
            <text:p>2</text:p>
          </table:table-cell>
          <table:table-cell table:formula="of:=IF(AND([.C278]=1;[.D278]=1);[.E277]+1;[.E27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92436888910374" calcext:value-type="float">
            <text:p>-0.792436888910374</text:p>
          </table:table-cell>
          <table:table-cell table:formula="of:=(RAND()*2-1)" office:value-type="float" office:value="0.466535321564385" calcext:value-type="float">
            <text:p>0.466535321564385</text:p>
          </table:table-cell>
          <table:table-cell table:formula="of:=IF([.C278]=16;1;[.C278]+1)" office:value-type="float" office:value="7" calcext:value-type="float">
            <text:p>7</text:p>
          </table:table-cell>
          <table:table-cell table:formula="of:=IF([.C279]=1;IF([.D278]=8;1;[.D278]+1);[.D278])" office:value-type="float" office:value="2" calcext:value-type="float">
            <text:p>2</text:p>
          </table:table-cell>
          <table:table-cell table:formula="of:=IF(AND([.C279]=1;[.D279]=1);[.E278]+1;[.E27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238798368676978" calcext:value-type="float">
            <text:p>-0.023879836867698</text:p>
          </table:table-cell>
          <table:table-cell table:formula="of:=(RAND()*2-1)" office:value-type="float" office:value="0.45351464725802" calcext:value-type="float">
            <text:p>0.45351464725802</text:p>
          </table:table-cell>
          <table:table-cell table:formula="of:=IF([.C279]=16;1;[.C279]+1)" office:value-type="float" office:value="8" calcext:value-type="float">
            <text:p>8</text:p>
          </table:table-cell>
          <table:table-cell table:formula="of:=IF([.C280]=1;IF([.D279]=8;1;[.D279]+1);[.D279])" office:value-type="float" office:value="2" calcext:value-type="float">
            <text:p>2</text:p>
          </table:table-cell>
          <table:table-cell table:formula="of:=IF(AND([.C280]=1;[.D280]=1);[.E279]+1;[.E27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25681078470334" calcext:value-type="float">
            <text:p>-0.925681078470334</text:p>
          </table:table-cell>
          <table:table-cell table:formula="of:=(RAND()*2-1)" office:value-type="float" office:value="-0.726183152936512" calcext:value-type="float">
            <text:p>-0.726183152936512</text:p>
          </table:table-cell>
          <table:table-cell table:formula="of:=IF([.C280]=16;1;[.C280]+1)" office:value-type="float" office:value="9" calcext:value-type="float">
            <text:p>9</text:p>
          </table:table-cell>
          <table:table-cell table:formula="of:=IF([.C281]=1;IF([.D280]=8;1;[.D280]+1);[.D280])" office:value-type="float" office:value="2" calcext:value-type="float">
            <text:p>2</text:p>
          </table:table-cell>
          <table:table-cell table:formula="of:=IF(AND([.C281]=1;[.D281]=1);[.E280]+1;[.E28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41805860374455" calcext:value-type="float">
            <text:p>0.741805860374455</text:p>
          </table:table-cell>
          <table:table-cell table:formula="of:=(RAND()*2-1)" office:value-type="float" office:value="0.0427739157155473" calcext:value-type="float">
            <text:p>0.042773915715547</text:p>
          </table:table-cell>
          <table:table-cell table:formula="of:=IF([.C281]=16;1;[.C281]+1)" office:value-type="float" office:value="10" calcext:value-type="float">
            <text:p>10</text:p>
          </table:table-cell>
          <table:table-cell table:formula="of:=IF([.C282]=1;IF([.D281]=8;1;[.D281]+1);[.D281])" office:value-type="float" office:value="2" calcext:value-type="float">
            <text:p>2</text:p>
          </table:table-cell>
          <table:table-cell table:formula="of:=IF(AND([.C282]=1;[.D282]=1);[.E281]+1;[.E28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84229686522405" calcext:value-type="float">
            <text:p>0.284229686522405</text:p>
          </table:table-cell>
          <table:table-cell table:formula="of:=(RAND()*2-1)" office:value-type="float" office:value="-0.803858625730661" calcext:value-type="float">
            <text:p>-0.803858625730661</text:p>
          </table:table-cell>
          <table:table-cell table:formula="of:=IF([.C282]=16;1;[.C282]+1)" office:value-type="float" office:value="11" calcext:value-type="float">
            <text:p>11</text:p>
          </table:table-cell>
          <table:table-cell table:formula="of:=IF([.C283]=1;IF([.D282]=8;1;[.D282]+1);[.D282])" office:value-type="float" office:value="2" calcext:value-type="float">
            <text:p>2</text:p>
          </table:table-cell>
          <table:table-cell table:formula="of:=IF(AND([.C283]=1;[.D283]=1);[.E282]+1;[.E28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73052171291575" calcext:value-type="float">
            <text:p>-0.873052171291575</text:p>
          </table:table-cell>
          <table:table-cell table:formula="of:=(RAND()*2-1)" office:value-type="float" office:value="-0.969260912734284" calcext:value-type="float">
            <text:p>-0.969260912734284</text:p>
          </table:table-cell>
          <table:table-cell table:formula="of:=IF([.C283]=16;1;[.C283]+1)" office:value-type="float" office:value="12" calcext:value-type="float">
            <text:p>12</text:p>
          </table:table-cell>
          <table:table-cell table:formula="of:=IF([.C284]=1;IF([.D283]=8;1;[.D283]+1);[.D283])" office:value-type="float" office:value="2" calcext:value-type="float">
            <text:p>2</text:p>
          </table:table-cell>
          <table:table-cell table:formula="of:=IF(AND([.C284]=1;[.D284]=1);[.E283]+1;[.E28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689084993661" calcext:value-type="float">
            <text:p>0.5689084993661</text:p>
          </table:table-cell>
          <table:table-cell table:formula="of:=(RAND()*2-1)" office:value-type="float" office:value="0.529704375968362" calcext:value-type="float">
            <text:p>0.529704375968362</text:p>
          </table:table-cell>
          <table:table-cell table:formula="of:=IF([.C284]=16;1;[.C284]+1)" office:value-type="float" office:value="13" calcext:value-type="float">
            <text:p>13</text:p>
          </table:table-cell>
          <table:table-cell table:formula="of:=IF([.C285]=1;IF([.D284]=8;1;[.D284]+1);[.D284])" office:value-type="float" office:value="2" calcext:value-type="float">
            <text:p>2</text:p>
          </table:table-cell>
          <table:table-cell table:formula="of:=IF(AND([.C285]=1;[.D285]=1);[.E284]+1;[.E28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87745947784793" calcext:value-type="float">
            <text:p>0.287745947784793</text:p>
          </table:table-cell>
          <table:table-cell table:formula="of:=(RAND()*2-1)" office:value-type="float" office:value="-0.970647823799928" calcext:value-type="float">
            <text:p>-0.970647823799928</text:p>
          </table:table-cell>
          <table:table-cell table:formula="of:=IF([.C285]=16;1;[.C285]+1)" office:value-type="float" office:value="14" calcext:value-type="float">
            <text:p>14</text:p>
          </table:table-cell>
          <table:table-cell table:formula="of:=IF([.C286]=1;IF([.D285]=8;1;[.D285]+1);[.D285])" office:value-type="float" office:value="2" calcext:value-type="float">
            <text:p>2</text:p>
          </table:table-cell>
          <table:table-cell table:formula="of:=IF(AND([.C286]=1;[.D286]=1);[.E285]+1;[.E28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57132865991278" calcext:value-type="float">
            <text:p>-0.157132865991278</text:p>
          </table:table-cell>
          <table:table-cell table:formula="of:=(RAND()*2-1)" office:value-type="float" office:value="-0.619167874636688" calcext:value-type="float">
            <text:p>-0.619167874636688</text:p>
          </table:table-cell>
          <table:table-cell table:formula="of:=IF([.C286]=16;1;[.C286]+1)" office:value-type="float" office:value="15" calcext:value-type="float">
            <text:p>15</text:p>
          </table:table-cell>
          <table:table-cell table:formula="of:=IF([.C287]=1;IF([.D286]=8;1;[.D286]+1);[.D286])" office:value-type="float" office:value="2" calcext:value-type="float">
            <text:p>2</text:p>
          </table:table-cell>
          <table:table-cell table:formula="of:=IF(AND([.C287]=1;[.D287]=1);[.E286]+1;[.E28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56144870167588" calcext:value-type="float">
            <text:p>0.456144870167588</text:p>
          </table:table-cell>
          <table:table-cell table:formula="of:=(RAND()*2-1)" office:value-type="float" office:value="-0.0812332431572255" calcext:value-type="float">
            <text:p>-0.081233243157226</text:p>
          </table:table-cell>
          <table:table-cell table:formula="of:=IF([.C287]=16;1;[.C287]+1)" office:value-type="float" office:value="16" calcext:value-type="float">
            <text:p>16</text:p>
          </table:table-cell>
          <table:table-cell table:formula="of:=IF([.C288]=1;IF([.D287]=8;1;[.D287]+1);[.D287])" office:value-type="float" office:value="2" calcext:value-type="float">
            <text:p>2</text:p>
          </table:table-cell>
          <table:table-cell table:formula="of:=IF(AND([.C288]=1;[.D288]=1);[.E287]+1;[.E28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2682097173002" calcext:value-type="float">
            <text:p>0.42682097173002</text:p>
          </table:table-cell>
          <table:table-cell table:formula="of:=(RAND()*2-1)" office:value-type="float" office:value="0.314337254483154" calcext:value-type="float">
            <text:p>0.314337254483154</text:p>
          </table:table-cell>
          <table:table-cell table:formula="of:=IF([.C288]=16;1;[.C288]+1)" office:value-type="float" office:value="1" calcext:value-type="float">
            <text:p>1</text:p>
          </table:table-cell>
          <table:table-cell table:formula="of:=IF([.C289]=1;IF([.D288]=8;1;[.D288]+1);[.D288])" office:value-type="float" office:value="3" calcext:value-type="float">
            <text:p>3</text:p>
          </table:table-cell>
          <table:table-cell table:formula="of:=IF(AND([.C289]=1;[.D289]=1);[.E288]+1;[.E28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04560849639035" calcext:value-type="float">
            <text:p>-0.504560849639035</text:p>
          </table:table-cell>
          <table:table-cell table:formula="of:=(RAND()*2-1)" office:value-type="float" office:value="0.467250367212113" calcext:value-type="float">
            <text:p>0.467250367212113</text:p>
          </table:table-cell>
          <table:table-cell table:formula="of:=IF([.C289]=16;1;[.C289]+1)" office:value-type="float" office:value="2" calcext:value-type="float">
            <text:p>2</text:p>
          </table:table-cell>
          <table:table-cell table:formula="of:=IF([.C290]=1;IF([.D289]=8;1;[.D289]+1);[.D289])" office:value-type="float" office:value="3" calcext:value-type="float">
            <text:p>3</text:p>
          </table:table-cell>
          <table:table-cell table:formula="of:=IF(AND([.C290]=1;[.D290]=1);[.E289]+1;[.E28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84117415829844" calcext:value-type="float">
            <text:p>0.884117415829844</text:p>
          </table:table-cell>
          <table:table-cell table:formula="of:=(RAND()*2-1)" office:value-type="float" office:value="-0.370161644519504" calcext:value-type="float">
            <text:p>-0.370161644519504</text:p>
          </table:table-cell>
          <table:table-cell table:formula="of:=IF([.C290]=16;1;[.C290]+1)" office:value-type="float" office:value="3" calcext:value-type="float">
            <text:p>3</text:p>
          </table:table-cell>
          <table:table-cell table:formula="of:=IF([.C291]=1;IF([.D290]=8;1;[.D290]+1);[.D290])" office:value-type="float" office:value="3" calcext:value-type="float">
            <text:p>3</text:p>
          </table:table-cell>
          <table:table-cell table:formula="of:=IF(AND([.C291]=1;[.D291]=1);[.E290]+1;[.E29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15460347941713" calcext:value-type="float">
            <text:p>0.715460347941713</text:p>
          </table:table-cell>
          <table:table-cell table:formula="of:=(RAND()*2-1)" office:value-type="float" office:value="0.204681240147129" calcext:value-type="float">
            <text:p>0.204681240147129</text:p>
          </table:table-cell>
          <table:table-cell table:formula="of:=IF([.C291]=16;1;[.C291]+1)" office:value-type="float" office:value="4" calcext:value-type="float">
            <text:p>4</text:p>
          </table:table-cell>
          <table:table-cell table:formula="of:=IF([.C292]=1;IF([.D291]=8;1;[.D291]+1);[.D291])" office:value-type="float" office:value="3" calcext:value-type="float">
            <text:p>3</text:p>
          </table:table-cell>
          <table:table-cell table:formula="of:=IF(AND([.C292]=1;[.D292]=1);[.E291]+1;[.E29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01730289425492" calcext:value-type="float">
            <text:p>0.701730289425492</text:p>
          </table:table-cell>
          <table:table-cell table:formula="of:=(RAND()*2-1)" office:value-type="float" office:value="-0.0411300200155278" calcext:value-type="float">
            <text:p>-0.041130020015528</text:p>
          </table:table-cell>
          <table:table-cell table:formula="of:=IF([.C292]=16;1;[.C292]+1)" office:value-type="float" office:value="5" calcext:value-type="float">
            <text:p>5</text:p>
          </table:table-cell>
          <table:table-cell table:formula="of:=IF([.C293]=1;IF([.D292]=8;1;[.D292]+1);[.D292])" office:value-type="float" office:value="3" calcext:value-type="float">
            <text:p>3</text:p>
          </table:table-cell>
          <table:table-cell table:formula="of:=IF(AND([.C293]=1;[.D293]=1);[.E292]+1;[.E29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404420877996596" calcext:value-type="float">
            <text:p>-0.404420877996596</text:p>
          </table:table-cell>
          <table:table-cell table:formula="of:=(RAND()*2-1)" office:value-type="float" office:value="0.284586504630787" calcext:value-type="float">
            <text:p>0.284586504630787</text:p>
          </table:table-cell>
          <table:table-cell table:formula="of:=IF([.C293]=16;1;[.C293]+1)" office:value-type="float" office:value="6" calcext:value-type="float">
            <text:p>6</text:p>
          </table:table-cell>
          <table:table-cell table:formula="of:=IF([.C294]=1;IF([.D293]=8;1;[.D293]+1);[.D293])" office:value-type="float" office:value="3" calcext:value-type="float">
            <text:p>3</text:p>
          </table:table-cell>
          <table:table-cell table:formula="of:=IF(AND([.C294]=1;[.D294]=1);[.E293]+1;[.E29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93826858164513" calcext:value-type="float">
            <text:p>-0.993826858164513</text:p>
          </table:table-cell>
          <table:table-cell table:formula="of:=(RAND()*2-1)" office:value-type="float" office:value="0.744367543491347" calcext:value-type="float">
            <text:p>0.744367543491347</text:p>
          </table:table-cell>
          <table:table-cell table:formula="of:=IF([.C294]=16;1;[.C294]+1)" office:value-type="float" office:value="7" calcext:value-type="float">
            <text:p>7</text:p>
          </table:table-cell>
          <table:table-cell table:formula="of:=IF([.C295]=1;IF([.D294]=8;1;[.D294]+1);[.D294])" office:value-type="float" office:value="3" calcext:value-type="float">
            <text:p>3</text:p>
          </table:table-cell>
          <table:table-cell table:formula="of:=IF(AND([.C295]=1;[.D295]=1);[.E294]+1;[.E29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11112542129032" calcext:value-type="float">
            <text:p>-0.911112542129032</text:p>
          </table:table-cell>
          <table:table-cell table:formula="of:=(RAND()*2-1)" office:value-type="float" office:value="0.436045268758631" calcext:value-type="float">
            <text:p>0.436045268758631</text:p>
          </table:table-cell>
          <table:table-cell table:formula="of:=IF([.C295]=16;1;[.C295]+1)" office:value-type="float" office:value="8" calcext:value-type="float">
            <text:p>8</text:p>
          </table:table-cell>
          <table:table-cell table:formula="of:=IF([.C296]=1;IF([.D295]=8;1;[.D295]+1);[.D295])" office:value-type="float" office:value="3" calcext:value-type="float">
            <text:p>3</text:p>
          </table:table-cell>
          <table:table-cell table:formula="of:=IF(AND([.C296]=1;[.D296]=1);[.E295]+1;[.E29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614982037018" calcext:value-type="float">
            <text:p>0.1614982037018</text:p>
          </table:table-cell>
          <table:table-cell table:formula="of:=(RAND()*2-1)" office:value-type="float" office:value="-0.866038407555693" calcext:value-type="float">
            <text:p>-0.866038407555693</text:p>
          </table:table-cell>
          <table:table-cell table:formula="of:=IF([.C296]=16;1;[.C296]+1)" office:value-type="float" office:value="9" calcext:value-type="float">
            <text:p>9</text:p>
          </table:table-cell>
          <table:table-cell table:formula="of:=IF([.C297]=1;IF([.D296]=8;1;[.D296]+1);[.D296])" office:value-type="float" office:value="3" calcext:value-type="float">
            <text:p>3</text:p>
          </table:table-cell>
          <table:table-cell table:formula="of:=IF(AND([.C297]=1;[.D297]=1);[.E296]+1;[.E29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14453735893354" calcext:value-type="float">
            <text:p>0.814453735893354</text:p>
          </table:table-cell>
          <table:table-cell table:formula="of:=(RAND()*2-1)" office:value-type="float" office:value="-0.781288209054962" calcext:value-type="float">
            <text:p>-0.781288209054962</text:p>
          </table:table-cell>
          <table:table-cell table:formula="of:=IF([.C297]=16;1;[.C297]+1)" office:value-type="float" office:value="10" calcext:value-type="float">
            <text:p>10</text:p>
          </table:table-cell>
          <table:table-cell table:formula="of:=IF([.C298]=1;IF([.D297]=8;1;[.D297]+1);[.D297])" office:value-type="float" office:value="3" calcext:value-type="float">
            <text:p>3</text:p>
          </table:table-cell>
          <table:table-cell table:formula="of:=IF(AND([.C298]=1;[.D298]=1);[.E297]+1;[.E29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0392279801042" calcext:value-type="float">
            <text:p>0.30392279801042</text:p>
          </table:table-cell>
          <table:table-cell table:formula="of:=(RAND()*2-1)" office:value-type="float" office:value="0.585913637474056" calcext:value-type="float">
            <text:p>0.585913637474056</text:p>
          </table:table-cell>
          <table:table-cell table:formula="of:=IF([.C298]=16;1;[.C298]+1)" office:value-type="float" office:value="11" calcext:value-type="float">
            <text:p>11</text:p>
          </table:table-cell>
          <table:table-cell table:formula="of:=IF([.C299]=1;IF([.D298]=8;1;[.D298]+1);[.D298])" office:value-type="float" office:value="3" calcext:value-type="float">
            <text:p>3</text:p>
          </table:table-cell>
          <table:table-cell table:formula="of:=IF(AND([.C299]=1;[.D299]=1);[.E298]+1;[.E29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27076771500768" calcext:value-type="float">
            <text:p>-0.227076771500768</text:p>
          </table:table-cell>
          <table:table-cell table:formula="of:=(RAND()*2-1)" office:value-type="float" office:value="0.657849369251273" calcext:value-type="float">
            <text:p>0.657849369251273</text:p>
          </table:table-cell>
          <table:table-cell table:formula="of:=IF([.C299]=16;1;[.C299]+1)" office:value-type="float" office:value="12" calcext:value-type="float">
            <text:p>12</text:p>
          </table:table-cell>
          <table:table-cell table:formula="of:=IF([.C300]=1;IF([.D299]=8;1;[.D299]+1);[.D299])" office:value-type="float" office:value="3" calcext:value-type="float">
            <text:p>3</text:p>
          </table:table-cell>
          <table:table-cell table:formula="of:=IF(AND([.C300]=1;[.D300]=1);[.E299]+1;[.E29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69524852707565" calcext:value-type="float">
            <text:p>0.369524852707565</text:p>
          </table:table-cell>
          <table:table-cell table:formula="of:=(RAND()*2-1)" office:value-type="float" office:value="0.847021586038974" calcext:value-type="float">
            <text:p>0.847021586038974</text:p>
          </table:table-cell>
          <table:table-cell table:formula="of:=IF([.C300]=16;1;[.C300]+1)" office:value-type="float" office:value="13" calcext:value-type="float">
            <text:p>13</text:p>
          </table:table-cell>
          <table:table-cell table:formula="of:=IF([.C301]=1;IF([.D300]=8;1;[.D300]+1);[.D300])" office:value-type="float" office:value="3" calcext:value-type="float">
            <text:p>3</text:p>
          </table:table-cell>
          <table:table-cell table:formula="of:=IF(AND([.C301]=1;[.D301]=1);[.E300]+1;[.E30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32353064320392" calcext:value-type="float">
            <text:p>0.632353064320392</text:p>
          </table:table-cell>
          <table:table-cell table:formula="of:=(RAND()*2-1)" office:value-type="float" office:value="-0.695988174086264" calcext:value-type="float">
            <text:p>-0.695988174086264</text:p>
          </table:table-cell>
          <table:table-cell table:formula="of:=IF([.C301]=16;1;[.C301]+1)" office:value-type="float" office:value="14" calcext:value-type="float">
            <text:p>14</text:p>
          </table:table-cell>
          <table:table-cell table:formula="of:=IF([.C302]=1;IF([.D301]=8;1;[.D301]+1);[.D301])" office:value-type="float" office:value="3" calcext:value-type="float">
            <text:p>3</text:p>
          </table:table-cell>
          <table:table-cell table:formula="of:=IF(AND([.C302]=1;[.D302]=1);[.E301]+1;[.E30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46396494450441" calcext:value-type="float">
            <text:p>0.646396494450441</text:p>
          </table:table-cell>
          <table:table-cell table:formula="of:=(RAND()*2-1)" office:value-type="float" office:value="0.633602225157563" calcext:value-type="float">
            <text:p>0.633602225157563</text:p>
          </table:table-cell>
          <table:table-cell table:formula="of:=IF([.C302]=16;1;[.C302]+1)" office:value-type="float" office:value="15" calcext:value-type="float">
            <text:p>15</text:p>
          </table:table-cell>
          <table:table-cell table:formula="of:=IF([.C303]=1;IF([.D302]=8;1;[.D302]+1);[.D302])" office:value-type="float" office:value="3" calcext:value-type="float">
            <text:p>3</text:p>
          </table:table-cell>
          <table:table-cell table:formula="of:=IF(AND([.C303]=1;[.D303]=1);[.E302]+1;[.E30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10756455697712" calcext:value-type="float">
            <text:p>0.410756455697712</text:p>
          </table:table-cell>
          <table:table-cell table:formula="of:=(RAND()*2-1)" office:value-type="float" office:value="0.584007627119203" calcext:value-type="float">
            <text:p>0.584007627119203</text:p>
          </table:table-cell>
          <table:table-cell table:formula="of:=IF([.C303]=16;1;[.C303]+1)" office:value-type="float" office:value="16" calcext:value-type="float">
            <text:p>16</text:p>
          </table:table-cell>
          <table:table-cell table:formula="of:=IF([.C304]=1;IF([.D303]=8;1;[.D303]+1);[.D303])" office:value-type="float" office:value="3" calcext:value-type="float">
            <text:p>3</text:p>
          </table:table-cell>
          <table:table-cell table:formula="of:=IF(AND([.C304]=1;[.D304]=1);[.E303]+1;[.E30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48626263248452" calcext:value-type="float">
            <text:p>-0.848626263248452</text:p>
          </table:table-cell>
          <table:table-cell table:formula="of:=(RAND()*2-1)" office:value-type="float" office:value="0.207050498174159" calcext:value-type="float">
            <text:p>0.207050498174159</text:p>
          </table:table-cell>
          <table:table-cell table:formula="of:=IF([.C304]=16;1;[.C304]+1)" office:value-type="float" office:value="1" calcext:value-type="float">
            <text:p>1</text:p>
          </table:table-cell>
          <table:table-cell table:formula="of:=IF([.C305]=1;IF([.D304]=8;1;[.D304]+1);[.D304])" office:value-type="float" office:value="4" calcext:value-type="float">
            <text:p>4</text:p>
          </table:table-cell>
          <table:table-cell table:formula="of:=IF(AND([.C305]=1;[.D305]=1);[.E304]+1;[.E30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7396260218228" calcext:value-type="float">
            <text:p>-0.57396260218228</text:p>
          </table:table-cell>
          <table:table-cell table:formula="of:=(RAND()*2-1)" office:value-type="float" office:value="-0.399322171836644" calcext:value-type="float">
            <text:p>-0.399322171836644</text:p>
          </table:table-cell>
          <table:table-cell table:formula="of:=IF([.C305]=16;1;[.C305]+1)" office:value-type="float" office:value="2" calcext:value-type="float">
            <text:p>2</text:p>
          </table:table-cell>
          <table:table-cell table:formula="of:=IF([.C306]=1;IF([.D305]=8;1;[.D305]+1);[.D305])" office:value-type="float" office:value="4" calcext:value-type="float">
            <text:p>4</text:p>
          </table:table-cell>
          <table:table-cell table:formula="of:=IF(AND([.C306]=1;[.D306]=1);[.E305]+1;[.E30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3495744822274" calcext:value-type="float">
            <text:p>0.13495744822274</text:p>
          </table:table-cell>
          <table:table-cell table:formula="of:=(RAND()*2-1)" office:value-type="float" office:value="-0.549593047910868" calcext:value-type="float">
            <text:p>-0.549593047910868</text:p>
          </table:table-cell>
          <table:table-cell table:formula="of:=IF([.C306]=16;1;[.C306]+1)" office:value-type="float" office:value="3" calcext:value-type="float">
            <text:p>3</text:p>
          </table:table-cell>
          <table:table-cell table:formula="of:=IF([.C307]=1;IF([.D306]=8;1;[.D306]+1);[.D306])" office:value-type="float" office:value="4" calcext:value-type="float">
            <text:p>4</text:p>
          </table:table-cell>
          <table:table-cell table:formula="of:=IF(AND([.C307]=1;[.D307]=1);[.E306]+1;[.E30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33995942675106" calcext:value-type="float">
            <text:p>0.733995942675106</text:p>
          </table:table-cell>
          <table:table-cell table:formula="of:=(RAND()*2-1)" office:value-type="float" office:value="0.832030280678484" calcext:value-type="float">
            <text:p>0.832030280678484</text:p>
          </table:table-cell>
          <table:table-cell table:formula="of:=IF([.C307]=16;1;[.C307]+1)" office:value-type="float" office:value="4" calcext:value-type="float">
            <text:p>4</text:p>
          </table:table-cell>
          <table:table-cell table:formula="of:=IF([.C308]=1;IF([.D307]=8;1;[.D307]+1);[.D307])" office:value-type="float" office:value="4" calcext:value-type="float">
            <text:p>4</text:p>
          </table:table-cell>
          <table:table-cell table:formula="of:=IF(AND([.C308]=1;[.D308]=1);[.E307]+1;[.E30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58460408738938" calcext:value-type="float">
            <text:p>-0.358460408738938</text:p>
          </table:table-cell>
          <table:table-cell table:formula="of:=(RAND()*2-1)" office:value-type="float" office:value="0.776915370103947" calcext:value-type="float">
            <text:p>0.776915370103947</text:p>
          </table:table-cell>
          <table:table-cell table:formula="of:=IF([.C308]=16;1;[.C308]+1)" office:value-type="float" office:value="5" calcext:value-type="float">
            <text:p>5</text:p>
          </table:table-cell>
          <table:table-cell table:formula="of:=IF([.C309]=1;IF([.D308]=8;1;[.D308]+1);[.D308])" office:value-type="float" office:value="4" calcext:value-type="float">
            <text:p>4</text:p>
          </table:table-cell>
          <table:table-cell table:formula="of:=IF(AND([.C309]=1;[.D309]=1);[.E308]+1;[.E30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13704578683546" calcext:value-type="float">
            <text:p>0.813704578683546</text:p>
          </table:table-cell>
          <table:table-cell table:formula="of:=(RAND()*2-1)" office:value-type="float" office:value="-0.931606544029061" calcext:value-type="float">
            <text:p>-0.931606544029061</text:p>
          </table:table-cell>
          <table:table-cell table:formula="of:=IF([.C309]=16;1;[.C309]+1)" office:value-type="float" office:value="6" calcext:value-type="float">
            <text:p>6</text:p>
          </table:table-cell>
          <table:table-cell table:formula="of:=IF([.C310]=1;IF([.D309]=8;1;[.D309]+1);[.D309])" office:value-type="float" office:value="4" calcext:value-type="float">
            <text:p>4</text:p>
          </table:table-cell>
          <table:table-cell table:formula="of:=IF(AND([.C310]=1;[.D310]=1);[.E309]+1;[.E30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21073502064712" calcext:value-type="float">
            <text:p>0.921073502064712</text:p>
          </table:table-cell>
          <table:table-cell table:formula="of:=(RAND()*2-1)" office:value-type="float" office:value="0.730067840406857" calcext:value-type="float">
            <text:p>0.730067840406857</text:p>
          </table:table-cell>
          <table:table-cell table:formula="of:=IF([.C310]=16;1;[.C310]+1)" office:value-type="float" office:value="7" calcext:value-type="float">
            <text:p>7</text:p>
          </table:table-cell>
          <table:table-cell table:formula="of:=IF([.C311]=1;IF([.D310]=8;1;[.D310]+1);[.D310])" office:value-type="float" office:value="4" calcext:value-type="float">
            <text:p>4</text:p>
          </table:table-cell>
          <table:table-cell table:formula="of:=IF(AND([.C311]=1;[.D311]=1);[.E310]+1;[.E31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76427088377691" calcext:value-type="float">
            <text:p>0.876427088377691</text:p>
          </table:table-cell>
          <table:table-cell table:formula="of:=(RAND()*2-1)" office:value-type="float" office:value="0.725021032234982" calcext:value-type="float">
            <text:p>0.725021032234982</text:p>
          </table:table-cell>
          <table:table-cell table:formula="of:=IF([.C311]=16;1;[.C311]+1)" office:value-type="float" office:value="8" calcext:value-type="float">
            <text:p>8</text:p>
          </table:table-cell>
          <table:table-cell table:formula="of:=IF([.C312]=1;IF([.D311]=8;1;[.D311]+1);[.D311])" office:value-type="float" office:value="4" calcext:value-type="float">
            <text:p>4</text:p>
          </table:table-cell>
          <table:table-cell table:formula="of:=IF(AND([.C312]=1;[.D312]=1);[.E311]+1;[.E31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57822773988418" calcext:value-type="float">
            <text:p>-0.957822773988418</text:p>
          </table:table-cell>
          <table:table-cell table:formula="of:=(RAND()*2-1)" office:value-type="float" office:value="-0.303538450940305" calcext:value-type="float">
            <text:p>-0.303538450940305</text:p>
          </table:table-cell>
          <table:table-cell table:formula="of:=IF([.C312]=16;1;[.C312]+1)" office:value-type="float" office:value="9" calcext:value-type="float">
            <text:p>9</text:p>
          </table:table-cell>
          <table:table-cell table:formula="of:=IF([.C313]=1;IF([.D312]=8;1;[.D312]+1);[.D312])" office:value-type="float" office:value="4" calcext:value-type="float">
            <text:p>4</text:p>
          </table:table-cell>
          <table:table-cell table:formula="of:=IF(AND([.C313]=1;[.D313]=1);[.E312]+1;[.E31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54103662269279" calcext:value-type="float">
            <text:p>0.554103662269279</text:p>
          </table:table-cell>
          <table:table-cell table:formula="of:=(RAND()*2-1)" office:value-type="float" office:value="-0.938213811642485" calcext:value-type="float">
            <text:p>-0.938213811642485</text:p>
          </table:table-cell>
          <table:table-cell table:formula="of:=IF([.C313]=16;1;[.C313]+1)" office:value-type="float" office:value="10" calcext:value-type="float">
            <text:p>10</text:p>
          </table:table-cell>
          <table:table-cell table:formula="of:=IF([.C314]=1;IF([.D313]=8;1;[.D313]+1);[.D313])" office:value-type="float" office:value="4" calcext:value-type="float">
            <text:p>4</text:p>
          </table:table-cell>
          <table:table-cell table:formula="of:=IF(AND([.C314]=1;[.D314]=1);[.E313]+1;[.E31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16266340811873" calcext:value-type="float">
            <text:p>-0.316266340811873</text:p>
          </table:table-cell>
          <table:table-cell table:formula="of:=(RAND()*2-1)" office:value-type="float" office:value="0.420292327141725" calcext:value-type="float">
            <text:p>0.420292327141725</text:p>
          </table:table-cell>
          <table:table-cell table:formula="of:=IF([.C314]=16;1;[.C314]+1)" office:value-type="float" office:value="11" calcext:value-type="float">
            <text:p>11</text:p>
          </table:table-cell>
          <table:table-cell table:formula="of:=IF([.C315]=1;IF([.D314]=8;1;[.D314]+1);[.D314])" office:value-type="float" office:value="4" calcext:value-type="float">
            <text:p>4</text:p>
          </table:table-cell>
          <table:table-cell table:formula="of:=IF(AND([.C315]=1;[.D315]=1);[.E314]+1;[.E31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74895327508417" calcext:value-type="float">
            <text:p>-0.574895327508417</text:p>
          </table:table-cell>
          <table:table-cell table:formula="of:=(RAND()*2-1)" office:value-type="float" office:value="0.485573165055137" calcext:value-type="float">
            <text:p>0.485573165055137</text:p>
          </table:table-cell>
          <table:table-cell table:formula="of:=IF([.C315]=16;1;[.C315]+1)" office:value-type="float" office:value="12" calcext:value-type="float">
            <text:p>12</text:p>
          </table:table-cell>
          <table:table-cell table:formula="of:=IF([.C316]=1;IF([.D315]=8;1;[.D315]+1);[.D315])" office:value-type="float" office:value="4" calcext:value-type="float">
            <text:p>4</text:p>
          </table:table-cell>
          <table:table-cell table:formula="of:=IF(AND([.C316]=1;[.D316]=1);[.E315]+1;[.E31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97170627638672" calcext:value-type="float">
            <text:p>0.997170627638672</text:p>
          </table:table-cell>
          <table:table-cell table:formula="of:=(RAND()*2-1)" office:value-type="float" office:value="-0.532647309490809" calcext:value-type="float">
            <text:p>-0.532647309490809</text:p>
          </table:table-cell>
          <table:table-cell table:formula="of:=IF([.C316]=16;1;[.C316]+1)" office:value-type="float" office:value="13" calcext:value-type="float">
            <text:p>13</text:p>
          </table:table-cell>
          <table:table-cell table:formula="of:=IF([.C317]=1;IF([.D316]=8;1;[.D316]+1);[.D316])" office:value-type="float" office:value="4" calcext:value-type="float">
            <text:p>4</text:p>
          </table:table-cell>
          <table:table-cell table:formula="of:=IF(AND([.C317]=1;[.D317]=1);[.E316]+1;[.E31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53814853488071" calcext:value-type="float">
            <text:p>0.753814853488071</text:p>
          </table:table-cell>
          <table:table-cell table:formula="of:=(RAND()*2-1)" office:value-type="float" office:value="0.59767361276654" calcext:value-type="float">
            <text:p>0.59767361276654</text:p>
          </table:table-cell>
          <table:table-cell table:formula="of:=IF([.C317]=16;1;[.C317]+1)" office:value-type="float" office:value="14" calcext:value-type="float">
            <text:p>14</text:p>
          </table:table-cell>
          <table:table-cell table:formula="of:=IF([.C318]=1;IF([.D317]=8;1;[.D317]+1);[.D317])" office:value-type="float" office:value="4" calcext:value-type="float">
            <text:p>4</text:p>
          </table:table-cell>
          <table:table-cell table:formula="of:=IF(AND([.C318]=1;[.D318]=1);[.E317]+1;[.E31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50924320918567" calcext:value-type="float">
            <text:p>0.650924320918567</text:p>
          </table:table-cell>
          <table:table-cell table:formula="of:=(RAND()*2-1)" office:value-type="float" office:value="0.886454528240582" calcext:value-type="float">
            <text:p>0.886454528240582</text:p>
          </table:table-cell>
          <table:table-cell table:formula="of:=IF([.C318]=16;1;[.C318]+1)" office:value-type="float" office:value="15" calcext:value-type="float">
            <text:p>15</text:p>
          </table:table-cell>
          <table:table-cell table:formula="of:=IF([.C319]=1;IF([.D318]=8;1;[.D318]+1);[.D318])" office:value-type="float" office:value="4" calcext:value-type="float">
            <text:p>4</text:p>
          </table:table-cell>
          <table:table-cell table:formula="of:=IF(AND([.C319]=1;[.D319]=1);[.E318]+1;[.E31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77480443532513" calcext:value-type="float">
            <text:p>-0.877480443532513</text:p>
          </table:table-cell>
          <table:table-cell table:formula="of:=(RAND()*2-1)" office:value-type="float" office:value="0.0105093226996336" calcext:value-type="float">
            <text:p>0.010509322699634</text:p>
          </table:table-cell>
          <table:table-cell table:formula="of:=IF([.C319]=16;1;[.C319]+1)" office:value-type="float" office:value="16" calcext:value-type="float">
            <text:p>16</text:p>
          </table:table-cell>
          <table:table-cell table:formula="of:=IF([.C320]=1;IF([.D319]=8;1;[.D319]+1);[.D319])" office:value-type="float" office:value="4" calcext:value-type="float">
            <text:p>4</text:p>
          </table:table-cell>
          <table:table-cell table:formula="of:=IF(AND([.C320]=1;[.D320]=1);[.E319]+1;[.E31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12583172219543" calcext:value-type="float">
            <text:p>-0.212583172219543</text:p>
          </table:table-cell>
          <table:table-cell table:formula="of:=(RAND()*2-1)" office:value-type="float" office:value="-0.30967418819863" calcext:value-type="float">
            <text:p>-0.30967418819863</text:p>
          </table:table-cell>
          <table:table-cell table:formula="of:=IF([.C320]=16;1;[.C320]+1)" office:value-type="float" office:value="1" calcext:value-type="float">
            <text:p>1</text:p>
          </table:table-cell>
          <table:table-cell table:formula="of:=IF([.C321]=1;IF([.D320]=8;1;[.D320]+1);[.D320])" office:value-type="float" office:value="5" calcext:value-type="float">
            <text:p>5</text:p>
          </table:table-cell>
          <table:table-cell table:formula="of:=IF(AND([.C321]=1;[.D321]=1);[.E320]+1;[.E32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11622746003882" calcext:value-type="float">
            <text:p>0.711622746003882</text:p>
          </table:table-cell>
          <table:table-cell table:formula="of:=(RAND()*2-1)" office:value-type="float" office:value="-0.123094993602022" calcext:value-type="float">
            <text:p>-0.123094993602022</text:p>
          </table:table-cell>
          <table:table-cell table:formula="of:=IF([.C321]=16;1;[.C321]+1)" office:value-type="float" office:value="2" calcext:value-type="float">
            <text:p>2</text:p>
          </table:table-cell>
          <table:table-cell table:formula="of:=IF([.C322]=1;IF([.D321]=8;1;[.D321]+1);[.D321])" office:value-type="float" office:value="5" calcext:value-type="float">
            <text:p>5</text:p>
          </table:table-cell>
          <table:table-cell table:formula="of:=IF(AND([.C322]=1;[.D322]=1);[.E321]+1;[.E32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429317723761726" calcext:value-type="float">
            <text:p>-0.429317723761726</text:p>
          </table:table-cell>
          <table:table-cell table:formula="of:=(RAND()*2-1)" office:value-type="float" office:value="0.992429183373419" calcext:value-type="float">
            <text:p>0.992429183373419</text:p>
          </table:table-cell>
          <table:table-cell table:formula="of:=IF([.C322]=16;1;[.C322]+1)" office:value-type="float" office:value="3" calcext:value-type="float">
            <text:p>3</text:p>
          </table:table-cell>
          <table:table-cell table:formula="of:=IF([.C323]=1;IF([.D322]=8;1;[.D322]+1);[.D322])" office:value-type="float" office:value="5" calcext:value-type="float">
            <text:p>5</text:p>
          </table:table-cell>
          <table:table-cell table:formula="of:=IF(AND([.C323]=1;[.D323]=1);[.E322]+1;[.E32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97125649869402" calcext:value-type="float">
            <text:p>-0.297125649869402</text:p>
          </table:table-cell>
          <table:table-cell table:formula="of:=(RAND()*2-1)" office:value-type="float" office:value="-0.413423892950415" calcext:value-type="float">
            <text:p>-0.413423892950415</text:p>
          </table:table-cell>
          <table:table-cell table:formula="of:=IF([.C323]=16;1;[.C323]+1)" office:value-type="float" office:value="4" calcext:value-type="float">
            <text:p>4</text:p>
          </table:table-cell>
          <table:table-cell table:formula="of:=IF([.C324]=1;IF([.D323]=8;1;[.D323]+1);[.D323])" office:value-type="float" office:value="5" calcext:value-type="float">
            <text:p>5</text:p>
          </table:table-cell>
          <table:table-cell table:formula="of:=IF(AND([.C324]=1;[.D324]=1);[.E323]+1;[.E32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460370007123333" calcext:value-type="float">
            <text:p>-0.046037000712333</text:p>
          </table:table-cell>
          <table:table-cell table:formula="of:=(RAND()*2-1)" office:value-type="float" office:value="-0.332065947512273" calcext:value-type="float">
            <text:p>-0.332065947512273</text:p>
          </table:table-cell>
          <table:table-cell table:formula="of:=IF([.C324]=16;1;[.C324]+1)" office:value-type="float" office:value="5" calcext:value-type="float">
            <text:p>5</text:p>
          </table:table-cell>
          <table:table-cell table:formula="of:=IF([.C325]=1;IF([.D324]=8;1;[.D324]+1);[.D324])" office:value-type="float" office:value="5" calcext:value-type="float">
            <text:p>5</text:p>
          </table:table-cell>
          <table:table-cell table:formula="of:=IF(AND([.C325]=1;[.D325]=1);[.E324]+1;[.E32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02849800770983" calcext:value-type="float">
            <text:p>-0.802849800770983</text:p>
          </table:table-cell>
          <table:table-cell table:formula="of:=(RAND()*2-1)" office:value-type="float" office:value="-0.878973201196165" calcext:value-type="float">
            <text:p>-0.878973201196165</text:p>
          </table:table-cell>
          <table:table-cell table:formula="of:=IF([.C325]=16;1;[.C325]+1)" office:value-type="float" office:value="6" calcext:value-type="float">
            <text:p>6</text:p>
          </table:table-cell>
          <table:table-cell table:formula="of:=IF([.C326]=1;IF([.D325]=8;1;[.D325]+1);[.D325])" office:value-type="float" office:value="5" calcext:value-type="float">
            <text:p>5</text:p>
          </table:table-cell>
          <table:table-cell table:formula="of:=IF(AND([.C326]=1;[.D326]=1);[.E325]+1;[.E32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18454371177241" calcext:value-type="float">
            <text:p>0.918454371177241</text:p>
          </table:table-cell>
          <table:table-cell table:formula="of:=(RAND()*2-1)" office:value-type="float" office:value="0.0789198651165854" calcext:value-type="float">
            <text:p>0.078919865116586</text:p>
          </table:table-cell>
          <table:table-cell table:formula="of:=IF([.C326]=16;1;[.C326]+1)" office:value-type="float" office:value="7" calcext:value-type="float">
            <text:p>7</text:p>
          </table:table-cell>
          <table:table-cell table:formula="of:=IF([.C327]=1;IF([.D326]=8;1;[.D326]+1);[.D326])" office:value-type="float" office:value="5" calcext:value-type="float">
            <text:p>5</text:p>
          </table:table-cell>
          <table:table-cell table:formula="of:=IF(AND([.C327]=1;[.D327]=1);[.E326]+1;[.E32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64973258452995" calcext:value-type="float">
            <text:p>0.164973258452995</text:p>
          </table:table-cell>
          <table:table-cell table:formula="of:=(RAND()*2-1)" office:value-type="float" office:value="-0.812606909252362" calcext:value-type="float">
            <text:p>-0.812606909252362</text:p>
          </table:table-cell>
          <table:table-cell table:formula="of:=IF([.C327]=16;1;[.C327]+1)" office:value-type="float" office:value="8" calcext:value-type="float">
            <text:p>8</text:p>
          </table:table-cell>
          <table:table-cell table:formula="of:=IF([.C328]=1;IF([.D327]=8;1;[.D327]+1);[.D327])" office:value-type="float" office:value="5" calcext:value-type="float">
            <text:p>5</text:p>
          </table:table-cell>
          <table:table-cell table:formula="of:=IF(AND([.C328]=1;[.D328]=1);[.E327]+1;[.E32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412440250054112" calcext:value-type="float">
            <text:p>-0.041244025005411</text:p>
          </table:table-cell>
          <table:table-cell table:formula="of:=(RAND()*2-1)" office:value-type="float" office:value="0.373000542569209" calcext:value-type="float">
            <text:p>0.373000542569209</text:p>
          </table:table-cell>
          <table:table-cell table:formula="of:=IF([.C328]=16;1;[.C328]+1)" office:value-type="float" office:value="9" calcext:value-type="float">
            <text:p>9</text:p>
          </table:table-cell>
          <table:table-cell table:formula="of:=IF([.C329]=1;IF([.D328]=8;1;[.D328]+1);[.D328])" office:value-type="float" office:value="5" calcext:value-type="float">
            <text:p>5</text:p>
          </table:table-cell>
          <table:table-cell table:formula="of:=IF(AND([.C329]=1;[.D329]=1);[.E328]+1;[.E32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27745303589192" calcext:value-type="float">
            <text:p>0.127745303589192</text:p>
          </table:table-cell>
          <table:table-cell table:formula="of:=(RAND()*2-1)" office:value-type="float" office:value="0.0954947177697831" calcext:value-type="float">
            <text:p>0.095494717769783</text:p>
          </table:table-cell>
          <table:table-cell table:formula="of:=IF([.C329]=16;1;[.C329]+1)" office:value-type="float" office:value="10" calcext:value-type="float">
            <text:p>10</text:p>
          </table:table-cell>
          <table:table-cell table:formula="of:=IF([.C330]=1;IF([.D329]=8;1;[.D329]+1);[.D329])" office:value-type="float" office:value="5" calcext:value-type="float">
            <text:p>5</text:p>
          </table:table-cell>
          <table:table-cell table:formula="of:=IF(AND([.C330]=1;[.D330]=1);[.E329]+1;[.E32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1878027973971" calcext:value-type="float">
            <text:p>-0.31878027973971</text:p>
          </table:table-cell>
          <table:table-cell table:formula="of:=(RAND()*2-1)" office:value-type="float" office:value="0.631533817496364" calcext:value-type="float">
            <text:p>0.631533817496364</text:p>
          </table:table-cell>
          <table:table-cell table:formula="of:=IF([.C330]=16;1;[.C330]+1)" office:value-type="float" office:value="11" calcext:value-type="float">
            <text:p>11</text:p>
          </table:table-cell>
          <table:table-cell table:formula="of:=IF([.C331]=1;IF([.D330]=8;1;[.D330]+1);[.D330])" office:value-type="float" office:value="5" calcext:value-type="float">
            <text:p>5</text:p>
          </table:table-cell>
          <table:table-cell table:formula="of:=IF(AND([.C331]=1;[.D331]=1);[.E330]+1;[.E33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36120693811467" calcext:value-type="float">
            <text:p>0.436120693811467</text:p>
          </table:table-cell>
          <table:table-cell table:formula="of:=(RAND()*2-1)" office:value-type="float" office:value="-0.266972182646411" calcext:value-type="float">
            <text:p>-0.266972182646411</text:p>
          </table:table-cell>
          <table:table-cell table:formula="of:=IF([.C331]=16;1;[.C331]+1)" office:value-type="float" office:value="12" calcext:value-type="float">
            <text:p>12</text:p>
          </table:table-cell>
          <table:table-cell table:formula="of:=IF([.C332]=1;IF([.D331]=8;1;[.D331]+1);[.D331])" office:value-type="float" office:value="5" calcext:value-type="float">
            <text:p>5</text:p>
          </table:table-cell>
          <table:table-cell table:formula="of:=IF(AND([.C332]=1;[.D332]=1);[.E331]+1;[.E33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54648874108663" calcext:value-type="float">
            <text:p>-0.154648874108663</text:p>
          </table:table-cell>
          <table:table-cell table:formula="of:=(RAND()*2-1)" office:value-type="float" office:value="0.302227713401677" calcext:value-type="float">
            <text:p>0.302227713401677</text:p>
          </table:table-cell>
          <table:table-cell table:formula="of:=IF([.C332]=16;1;[.C332]+1)" office:value-type="float" office:value="13" calcext:value-type="float">
            <text:p>13</text:p>
          </table:table-cell>
          <table:table-cell table:formula="of:=IF([.C333]=1;IF([.D332]=8;1;[.D332]+1);[.D332])" office:value-type="float" office:value="5" calcext:value-type="float">
            <text:p>5</text:p>
          </table:table-cell>
          <table:table-cell table:formula="of:=IF(AND([.C333]=1;[.D333]=1);[.E332]+1;[.E33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11505786989125" calcext:value-type="float">
            <text:p>0.211505786989125</text:p>
          </table:table-cell>
          <table:table-cell table:formula="of:=(RAND()*2-1)" office:value-type="float" office:value="0.703940659751604" calcext:value-type="float">
            <text:p>0.703940659751604</text:p>
          </table:table-cell>
          <table:table-cell table:formula="of:=IF([.C333]=16;1;[.C333]+1)" office:value-type="float" office:value="14" calcext:value-type="float">
            <text:p>14</text:p>
          </table:table-cell>
          <table:table-cell table:formula="of:=IF([.C334]=1;IF([.D333]=8;1;[.D333]+1);[.D333])" office:value-type="float" office:value="5" calcext:value-type="float">
            <text:p>5</text:p>
          </table:table-cell>
          <table:table-cell table:formula="of:=IF(AND([.C334]=1;[.D334]=1);[.E333]+1;[.E33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58432414650579" calcext:value-type="float">
            <text:p>-0.158432414650579</text:p>
          </table:table-cell>
          <table:table-cell table:formula="of:=(RAND()*2-1)" office:value-type="float" office:value="0.841535280094878" calcext:value-type="float">
            <text:p>0.841535280094878</text:p>
          </table:table-cell>
          <table:table-cell table:formula="of:=IF([.C334]=16;1;[.C334]+1)" office:value-type="float" office:value="15" calcext:value-type="float">
            <text:p>15</text:p>
          </table:table-cell>
          <table:table-cell table:formula="of:=IF([.C335]=1;IF([.D334]=8;1;[.D334]+1);[.D334])" office:value-type="float" office:value="5" calcext:value-type="float">
            <text:p>5</text:p>
          </table:table-cell>
          <table:table-cell table:formula="of:=IF(AND([.C335]=1;[.D335]=1);[.E334]+1;[.E33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74505891014335" calcext:value-type="float">
            <text:p>-0.274505891014335</text:p>
          </table:table-cell>
          <table:table-cell table:formula="of:=(RAND()*2-1)" office:value-type="float" office:value="0.338814712540182" calcext:value-type="float">
            <text:p>0.338814712540182</text:p>
          </table:table-cell>
          <table:table-cell table:formula="of:=IF([.C335]=16;1;[.C335]+1)" office:value-type="float" office:value="16" calcext:value-type="float">
            <text:p>16</text:p>
          </table:table-cell>
          <table:table-cell table:formula="of:=IF([.C336]=1;IF([.D335]=8;1;[.D335]+1);[.D335])" office:value-type="float" office:value="5" calcext:value-type="float">
            <text:p>5</text:p>
          </table:table-cell>
          <table:table-cell table:formula="of:=IF(AND([.C336]=1;[.D336]=1);[.E335]+1;[.E33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55670684287621" calcext:value-type="float">
            <text:p>-0.755670684287621</text:p>
          </table:table-cell>
          <table:table-cell table:formula="of:=(RAND()*2-1)" office:value-type="float" office:value="-0.785481900756286" calcext:value-type="float">
            <text:p>-0.785481900756286</text:p>
          </table:table-cell>
          <table:table-cell table:formula="of:=IF([.C336]=16;1;[.C336]+1)" office:value-type="float" office:value="1" calcext:value-type="float">
            <text:p>1</text:p>
          </table:table-cell>
          <table:table-cell table:formula="of:=IF([.C337]=1;IF([.D336]=8;1;[.D336]+1);[.D336])" office:value-type="float" office:value="6" calcext:value-type="float">
            <text:p>6</text:p>
          </table:table-cell>
          <table:table-cell table:formula="of:=IF(AND([.C337]=1;[.D337]=1);[.E336]+1;[.E33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02688412227518" calcext:value-type="float">
            <text:p>0.502688412227518</text:p>
          </table:table-cell>
          <table:table-cell table:formula="of:=(RAND()*2-1)" office:value-type="float" office:value="-0.327563644262247" calcext:value-type="float">
            <text:p>-0.327563644262247</text:p>
          </table:table-cell>
          <table:table-cell table:formula="of:=IF([.C337]=16;1;[.C337]+1)" office:value-type="float" office:value="2" calcext:value-type="float">
            <text:p>2</text:p>
          </table:table-cell>
          <table:table-cell table:formula="of:=IF([.C338]=1;IF([.D337]=8;1;[.D337]+1);[.D337])" office:value-type="float" office:value="6" calcext:value-type="float">
            <text:p>6</text:p>
          </table:table-cell>
          <table:table-cell table:formula="of:=IF(AND([.C338]=1;[.D338]=1);[.E337]+1;[.E33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65122158180284" calcext:value-type="float">
            <text:p>0.765122158180284</text:p>
          </table:table-cell>
          <table:table-cell table:formula="of:=(RAND()*2-1)" office:value-type="float" office:value="-0.354868781768271" calcext:value-type="float">
            <text:p>-0.354868781768271</text:p>
          </table:table-cell>
          <table:table-cell table:formula="of:=IF([.C338]=16;1;[.C338]+1)" office:value-type="float" office:value="3" calcext:value-type="float">
            <text:p>3</text:p>
          </table:table-cell>
          <table:table-cell table:formula="of:=IF([.C339]=1;IF([.D338]=8;1;[.D338]+1);[.D338])" office:value-type="float" office:value="6" calcext:value-type="float">
            <text:p>6</text:p>
          </table:table-cell>
          <table:table-cell table:formula="of:=IF(AND([.C339]=1;[.D339]=1);[.E338]+1;[.E33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09088728314112" calcext:value-type="float">
            <text:p>0.609088728314112</text:p>
          </table:table-cell>
          <table:table-cell table:formula="of:=(RAND()*2-1)" office:value-type="float" office:value="0.0732148366886496" calcext:value-type="float">
            <text:p>0.07321483668865</text:p>
          </table:table-cell>
          <table:table-cell table:formula="of:=IF([.C339]=16;1;[.C339]+1)" office:value-type="float" office:value="4" calcext:value-type="float">
            <text:p>4</text:p>
          </table:table-cell>
          <table:table-cell table:formula="of:=IF([.C340]=1;IF([.D339]=8;1;[.D339]+1);[.D339])" office:value-type="float" office:value="6" calcext:value-type="float">
            <text:p>6</text:p>
          </table:table-cell>
          <table:table-cell table:formula="of:=IF(AND([.C340]=1;[.D340]=1);[.E339]+1;[.E33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888400630755062" calcext:value-type="float">
            <text:p>-0.088840063075506</text:p>
          </table:table-cell>
          <table:table-cell table:formula="of:=(RAND()*2-1)" office:value-type="float" office:value="0.655563957964616" calcext:value-type="float">
            <text:p>0.655563957964616</text:p>
          </table:table-cell>
          <table:table-cell table:formula="of:=IF([.C340]=16;1;[.C340]+1)" office:value-type="float" office:value="5" calcext:value-type="float">
            <text:p>5</text:p>
          </table:table-cell>
          <table:table-cell table:formula="of:=IF([.C341]=1;IF([.D340]=8;1;[.D340]+1);[.D340])" office:value-type="float" office:value="6" calcext:value-type="float">
            <text:p>6</text:p>
          </table:table-cell>
          <table:table-cell table:formula="of:=IF(AND([.C341]=1;[.D341]=1);[.E340]+1;[.E34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0460081343139129" calcext:value-type="float">
            <text:p>-0.004600813431391</text:p>
          </table:table-cell>
          <table:table-cell table:formula="of:=(RAND()*2-1)" office:value-type="float" office:value="0.88002056282763" calcext:value-type="float">
            <text:p>0.88002056282763</text:p>
          </table:table-cell>
          <table:table-cell table:formula="of:=IF([.C341]=16;1;[.C341]+1)" office:value-type="float" office:value="6" calcext:value-type="float">
            <text:p>6</text:p>
          </table:table-cell>
          <table:table-cell table:formula="of:=IF([.C342]=1;IF([.D341]=8;1;[.D341]+1);[.D341])" office:value-type="float" office:value="6" calcext:value-type="float">
            <text:p>6</text:p>
          </table:table-cell>
          <table:table-cell table:formula="of:=IF(AND([.C342]=1;[.D342]=1);[.E341]+1;[.E34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30235900766446" calcext:value-type="float">
            <text:p>-0.930235900766446</text:p>
          </table:table-cell>
          <table:table-cell table:formula="of:=(RAND()*2-1)" office:value-type="float" office:value="0.868942031769134" calcext:value-type="float">
            <text:p>0.868942031769134</text:p>
          </table:table-cell>
          <table:table-cell table:formula="of:=IF([.C342]=16;1;[.C342]+1)" office:value-type="float" office:value="7" calcext:value-type="float">
            <text:p>7</text:p>
          </table:table-cell>
          <table:table-cell table:formula="of:=IF([.C343]=1;IF([.D342]=8;1;[.D342]+1);[.D342])" office:value-type="float" office:value="6" calcext:value-type="float">
            <text:p>6</text:p>
          </table:table-cell>
          <table:table-cell table:formula="of:=IF(AND([.C343]=1;[.D343]=1);[.E342]+1;[.E34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55399176810138" calcext:value-type="float">
            <text:p>-0.255399176810138</text:p>
          </table:table-cell>
          <table:table-cell table:formula="of:=(RAND()*2-1)" office:value-type="float" office:value="0.850414786692086" calcext:value-type="float">
            <text:p>0.850414786692086</text:p>
          </table:table-cell>
          <table:table-cell table:formula="of:=IF([.C343]=16;1;[.C343]+1)" office:value-type="float" office:value="8" calcext:value-type="float">
            <text:p>8</text:p>
          </table:table-cell>
          <table:table-cell table:formula="of:=IF([.C344]=1;IF([.D343]=8;1;[.D343]+1);[.D343])" office:value-type="float" office:value="6" calcext:value-type="float">
            <text:p>6</text:p>
          </table:table-cell>
          <table:table-cell table:formula="of:=IF(AND([.C344]=1;[.D344]=1);[.E343]+1;[.E34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47578545833995" calcext:value-type="float">
            <text:p>-0.47578545833995</text:p>
          </table:table-cell>
          <table:table-cell table:formula="of:=(RAND()*2-1)" office:value-type="float" office:value="-0.563674827696398" calcext:value-type="float">
            <text:p>-0.563674827696398</text:p>
          </table:table-cell>
          <table:table-cell table:formula="of:=IF([.C344]=16;1;[.C344]+1)" office:value-type="float" office:value="9" calcext:value-type="float">
            <text:p>9</text:p>
          </table:table-cell>
          <table:table-cell table:formula="of:=IF([.C345]=1;IF([.D344]=8;1;[.D344]+1);[.D344])" office:value-type="float" office:value="6" calcext:value-type="float">
            <text:p>6</text:p>
          </table:table-cell>
          <table:table-cell table:formula="of:=IF(AND([.C345]=1;[.D345]=1);[.E344]+1;[.E34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07973562804017" calcext:value-type="float">
            <text:p>-0.707973562804017</text:p>
          </table:table-cell>
          <table:table-cell table:formula="of:=(RAND()*2-1)" office:value-type="float" office:value="0.549241608846355" calcext:value-type="float">
            <text:p>0.549241608846355</text:p>
          </table:table-cell>
          <table:table-cell table:formula="of:=IF([.C345]=16;1;[.C345]+1)" office:value-type="float" office:value="10" calcext:value-type="float">
            <text:p>10</text:p>
          </table:table-cell>
          <table:table-cell table:formula="of:=IF([.C346]=1;IF([.D345]=8;1;[.D345]+1);[.D345])" office:value-type="float" office:value="6" calcext:value-type="float">
            <text:p>6</text:p>
          </table:table-cell>
          <table:table-cell table:formula="of:=IF(AND([.C346]=1;[.D346]=1);[.E345]+1;[.E34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52600164665777" calcext:value-type="float">
            <text:p>0.852600164665777</text:p>
          </table:table-cell>
          <table:table-cell table:formula="of:=(RAND()*2-1)" office:value-type="float" office:value="0.198696913931534" calcext:value-type="float">
            <text:p>0.198696913931534</text:p>
          </table:table-cell>
          <table:table-cell table:formula="of:=IF([.C346]=16;1;[.C346]+1)" office:value-type="float" office:value="11" calcext:value-type="float">
            <text:p>11</text:p>
          </table:table-cell>
          <table:table-cell table:formula="of:=IF([.C347]=1;IF([.D346]=8;1;[.D346]+1);[.D346])" office:value-type="float" office:value="6" calcext:value-type="float">
            <text:p>6</text:p>
          </table:table-cell>
          <table:table-cell table:formula="of:=IF(AND([.C347]=1;[.D347]=1);[.E346]+1;[.E34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0414537817075056" calcext:value-type="float">
            <text:p>0.004145378170751</text:p>
          </table:table-cell>
          <table:table-cell table:formula="of:=(RAND()*2-1)" office:value-type="float" office:value="-0.928929791556442" calcext:value-type="float">
            <text:p>-0.928929791556442</text:p>
          </table:table-cell>
          <table:table-cell table:formula="of:=IF([.C347]=16;1;[.C347]+1)" office:value-type="float" office:value="12" calcext:value-type="float">
            <text:p>12</text:p>
          </table:table-cell>
          <table:table-cell table:formula="of:=IF([.C348]=1;IF([.D347]=8;1;[.D347]+1);[.D347])" office:value-type="float" office:value="6" calcext:value-type="float">
            <text:p>6</text:p>
          </table:table-cell>
          <table:table-cell table:formula="of:=IF(AND([.C348]=1;[.D348]=1);[.E347]+1;[.E34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63810358952859" calcext:value-type="float">
            <text:p>-0.363810358952859</text:p>
          </table:table-cell>
          <table:table-cell table:formula="of:=(RAND()*2-1)" office:value-type="float" office:value="0.486470549470192" calcext:value-type="float">
            <text:p>0.486470549470192</text:p>
          </table:table-cell>
          <table:table-cell table:formula="of:=IF([.C348]=16;1;[.C348]+1)" office:value-type="float" office:value="13" calcext:value-type="float">
            <text:p>13</text:p>
          </table:table-cell>
          <table:table-cell table:formula="of:=IF([.C349]=1;IF([.D348]=8;1;[.D348]+1);[.D348])" office:value-type="float" office:value="6" calcext:value-type="float">
            <text:p>6</text:p>
          </table:table-cell>
          <table:table-cell table:formula="of:=IF(AND([.C349]=1;[.D349]=1);[.E348]+1;[.E34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80674398474242" calcext:value-type="float">
            <text:p>0.780674398474242</text:p>
          </table:table-cell>
          <table:table-cell table:formula="of:=(RAND()*2-1)" office:value-type="float" office:value="0.643967778817551" calcext:value-type="float">
            <text:p>0.643967778817551</text:p>
          </table:table-cell>
          <table:table-cell table:formula="of:=IF([.C349]=16;1;[.C349]+1)" office:value-type="float" office:value="14" calcext:value-type="float">
            <text:p>14</text:p>
          </table:table-cell>
          <table:table-cell table:formula="of:=IF([.C350]=1;IF([.D349]=8;1;[.D349]+1);[.D349])" office:value-type="float" office:value="6" calcext:value-type="float">
            <text:p>6</text:p>
          </table:table-cell>
          <table:table-cell table:formula="of:=IF(AND([.C350]=1;[.D350]=1);[.E349]+1;[.E34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09659296030187" calcext:value-type="float">
            <text:p>0.209659296030187</text:p>
          </table:table-cell>
          <table:table-cell table:formula="of:=(RAND()*2-1)" office:value-type="float" office:value="0.962364857742316" calcext:value-type="float">
            <text:p>0.962364857742316</text:p>
          </table:table-cell>
          <table:table-cell table:formula="of:=IF([.C350]=16;1;[.C350]+1)" office:value-type="float" office:value="15" calcext:value-type="float">
            <text:p>15</text:p>
          </table:table-cell>
          <table:table-cell table:formula="of:=IF([.C351]=1;IF([.D350]=8;1;[.D350]+1);[.D350])" office:value-type="float" office:value="6" calcext:value-type="float">
            <text:p>6</text:p>
          </table:table-cell>
          <table:table-cell table:formula="of:=IF(AND([.C351]=1;[.D351]=1);[.E350]+1;[.E35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24375792510488" calcext:value-type="float">
            <text:p>0.124375792510488</text:p>
          </table:table-cell>
          <table:table-cell table:formula="of:=(RAND()*2-1)" office:value-type="float" office:value="0.389361428463006" calcext:value-type="float">
            <text:p>0.389361428463006</text:p>
          </table:table-cell>
          <table:table-cell table:formula="of:=IF([.C351]=16;1;[.C351]+1)" office:value-type="float" office:value="16" calcext:value-type="float">
            <text:p>16</text:p>
          </table:table-cell>
          <table:table-cell table:formula="of:=IF([.C352]=1;IF([.D351]=8;1;[.D351]+1);[.D351])" office:value-type="float" office:value="6" calcext:value-type="float">
            <text:p>6</text:p>
          </table:table-cell>
          <table:table-cell table:formula="of:=IF(AND([.C352]=1;[.D352]=1);[.E351]+1;[.E35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79861652136936" calcext:value-type="float">
            <text:p>0.779861652136936</text:p>
          </table:table-cell>
          <table:table-cell table:formula="of:=(RAND()*2-1)" office:value-type="float" office:value="0.410587155474188" calcext:value-type="float">
            <text:p>0.410587155474188</text:p>
          </table:table-cell>
          <table:table-cell table:formula="of:=IF([.C352]=16;1;[.C352]+1)" office:value-type="float" office:value="1" calcext:value-type="float">
            <text:p>1</text:p>
          </table:table-cell>
          <table:table-cell table:formula="of:=IF([.C353]=1;IF([.D352]=8;1;[.D352]+1);[.D352])" office:value-type="float" office:value="7" calcext:value-type="float">
            <text:p>7</text:p>
          </table:table-cell>
          <table:table-cell table:formula="of:=IF(AND([.C353]=1;[.D353]=1);[.E352]+1;[.E35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29259139236718" calcext:value-type="float">
            <text:p>0.529259139236718</text:p>
          </table:table-cell>
          <table:table-cell table:formula="of:=(RAND()*2-1)" office:value-type="float" office:value="-0.277601314663454" calcext:value-type="float">
            <text:p>-0.277601314663454</text:p>
          </table:table-cell>
          <table:table-cell table:formula="of:=IF([.C353]=16;1;[.C353]+1)" office:value-type="float" office:value="2" calcext:value-type="float">
            <text:p>2</text:p>
          </table:table-cell>
          <table:table-cell table:formula="of:=IF([.C354]=1;IF([.D353]=8;1;[.D353]+1);[.D353])" office:value-type="float" office:value="7" calcext:value-type="float">
            <text:p>7</text:p>
          </table:table-cell>
          <table:table-cell table:formula="of:=IF(AND([.C354]=1;[.D354]=1);[.E353]+1;[.E35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88206086017354" calcext:value-type="float">
            <text:p>0.288206086017354</text:p>
          </table:table-cell>
          <table:table-cell table:formula="of:=(RAND()*2-1)" office:value-type="float" office:value="0.760141660691798" calcext:value-type="float">
            <text:p>0.760141660691798</text:p>
          </table:table-cell>
          <table:table-cell table:formula="of:=IF([.C354]=16;1;[.C354]+1)" office:value-type="float" office:value="3" calcext:value-type="float">
            <text:p>3</text:p>
          </table:table-cell>
          <table:table-cell table:formula="of:=IF([.C355]=1;IF([.D354]=8;1;[.D354]+1);[.D354])" office:value-type="float" office:value="7" calcext:value-type="float">
            <text:p>7</text:p>
          </table:table-cell>
          <table:table-cell table:formula="of:=IF(AND([.C355]=1;[.D355]=1);[.E354]+1;[.E35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1409466942654" calcext:value-type="float">
            <text:p>0.71409466942654</text:p>
          </table:table-cell>
          <table:table-cell table:formula="of:=(RAND()*2-1)" office:value-type="float" office:value="-0.392982195513007" calcext:value-type="float">
            <text:p>-0.392982195513007</text:p>
          </table:table-cell>
          <table:table-cell table:formula="of:=IF([.C355]=16;1;[.C355]+1)" office:value-type="float" office:value="4" calcext:value-type="float">
            <text:p>4</text:p>
          </table:table-cell>
          <table:table-cell table:formula="of:=IF([.C356]=1;IF([.D355]=8;1;[.D355]+1);[.D355])" office:value-type="float" office:value="7" calcext:value-type="float">
            <text:p>7</text:p>
          </table:table-cell>
          <table:table-cell table:formula="of:=IF(AND([.C356]=1;[.D356]=1);[.E355]+1;[.E35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76633589272655" calcext:value-type="float">
            <text:p>-0.776633589272655</text:p>
          </table:table-cell>
          <table:table-cell table:formula="of:=(RAND()*2-1)" office:value-type="float" office:value="-0.863944059567053" calcext:value-type="float">
            <text:p>-0.863944059567053</text:p>
          </table:table-cell>
          <table:table-cell table:formula="of:=IF([.C356]=16;1;[.C356]+1)" office:value-type="float" office:value="5" calcext:value-type="float">
            <text:p>5</text:p>
          </table:table-cell>
          <table:table-cell table:formula="of:=IF([.C357]=1;IF([.D356]=8;1;[.D356]+1);[.D356])" office:value-type="float" office:value="7" calcext:value-type="float">
            <text:p>7</text:p>
          </table:table-cell>
          <table:table-cell table:formula="of:=IF(AND([.C357]=1;[.D357]=1);[.E356]+1;[.E35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08902674811419" calcext:value-type="float">
            <text:p>0.308902674811419</text:p>
          </table:table-cell>
          <table:table-cell table:formula="of:=(RAND()*2-1)" office:value-type="float" office:value="0.775747754666579" calcext:value-type="float">
            <text:p>0.775747754666579</text:p>
          </table:table-cell>
          <table:table-cell table:formula="of:=IF([.C357]=16;1;[.C357]+1)" office:value-type="float" office:value="6" calcext:value-type="float">
            <text:p>6</text:p>
          </table:table-cell>
          <table:table-cell table:formula="of:=IF([.C358]=1;IF([.D357]=8;1;[.D357]+1);[.D357])" office:value-type="float" office:value="7" calcext:value-type="float">
            <text:p>7</text:p>
          </table:table-cell>
          <table:table-cell table:formula="of:=IF(AND([.C358]=1;[.D358]=1);[.E357]+1;[.E35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6525676617775" calcext:value-type="float">
            <text:p>0.26525676617775</text:p>
          </table:table-cell>
          <table:table-cell table:formula="of:=(RAND()*2-1)" office:value-type="float" office:value="-0.255440269548505" calcext:value-type="float">
            <text:p>-0.255440269548505</text:p>
          </table:table-cell>
          <table:table-cell table:formula="of:=IF([.C358]=16;1;[.C358]+1)" office:value-type="float" office:value="7" calcext:value-type="float">
            <text:p>7</text:p>
          </table:table-cell>
          <table:table-cell table:formula="of:=IF([.C359]=1;IF([.D358]=8;1;[.D358]+1);[.D358])" office:value-type="float" office:value="7" calcext:value-type="float">
            <text:p>7</text:p>
          </table:table-cell>
          <table:table-cell table:formula="of:=IF(AND([.C359]=1;[.D359]=1);[.E358]+1;[.E35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83167236913094" calcext:value-type="float">
            <text:p>-0.883167236913094</text:p>
          </table:table-cell>
          <table:table-cell table:formula="of:=(RAND()*2-1)" office:value-type="float" office:value="-0.332400890296165" calcext:value-type="float">
            <text:p>-0.332400890296165</text:p>
          </table:table-cell>
          <table:table-cell table:formula="of:=IF([.C359]=16;1;[.C359]+1)" office:value-type="float" office:value="8" calcext:value-type="float">
            <text:p>8</text:p>
          </table:table-cell>
          <table:table-cell table:formula="of:=IF([.C360]=1;IF([.D359]=8;1;[.D359]+1);[.D359])" office:value-type="float" office:value="7" calcext:value-type="float">
            <text:p>7</text:p>
          </table:table-cell>
          <table:table-cell table:formula="of:=IF(AND([.C360]=1;[.D360]=1);[.E359]+1;[.E35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88350522284288" calcext:value-type="float">
            <text:p>0.788350522284288</text:p>
          </table:table-cell>
          <table:table-cell table:formula="of:=(RAND()*2-1)" office:value-type="float" office:value="-0.232511122427084" calcext:value-type="float">
            <text:p>-0.232511122427084</text:p>
          </table:table-cell>
          <table:table-cell table:formula="of:=IF([.C360]=16;1;[.C360]+1)" office:value-type="float" office:value="9" calcext:value-type="float">
            <text:p>9</text:p>
          </table:table-cell>
          <table:table-cell table:formula="of:=IF([.C361]=1;IF([.D360]=8;1;[.D360]+1);[.D360])" office:value-type="float" office:value="7" calcext:value-type="float">
            <text:p>7</text:p>
          </table:table-cell>
          <table:table-cell table:formula="of:=IF(AND([.C361]=1;[.D361]=1);[.E360]+1;[.E36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751530116023056" calcext:value-type="float">
            <text:p>0.075153011602306</text:p>
          </table:table-cell>
          <table:table-cell table:formula="of:=(RAND()*2-1)" office:value-type="float" office:value="0.526314240769312" calcext:value-type="float">
            <text:p>0.526314240769312</text:p>
          </table:table-cell>
          <table:table-cell table:formula="of:=IF([.C361]=16;1;[.C361]+1)" office:value-type="float" office:value="10" calcext:value-type="float">
            <text:p>10</text:p>
          </table:table-cell>
          <table:table-cell table:formula="of:=IF([.C362]=1;IF([.D361]=8;1;[.D361]+1);[.D361])" office:value-type="float" office:value="7" calcext:value-type="float">
            <text:p>7</text:p>
          </table:table-cell>
          <table:table-cell table:formula="of:=IF(AND([.C362]=1;[.D362]=1);[.E361]+1;[.E36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35769523599402" calcext:value-type="float">
            <text:p>-0.535769523599402</text:p>
          </table:table-cell>
          <table:table-cell table:formula="of:=(RAND()*2-1)" office:value-type="float" office:value="0.381266983698836" calcext:value-type="float">
            <text:p>0.381266983698836</text:p>
          </table:table-cell>
          <table:table-cell table:formula="of:=IF([.C362]=16;1;[.C362]+1)" office:value-type="float" office:value="11" calcext:value-type="float">
            <text:p>11</text:p>
          </table:table-cell>
          <table:table-cell table:formula="of:=IF([.C363]=1;IF([.D362]=8;1;[.D362]+1);[.D362])" office:value-type="float" office:value="7" calcext:value-type="float">
            <text:p>7</text:p>
          </table:table-cell>
          <table:table-cell table:formula="of:=IF(AND([.C363]=1;[.D363]=1);[.E362]+1;[.E36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68218633402839" calcext:value-type="float">
            <text:p>0.568218633402839</text:p>
          </table:table-cell>
          <table:table-cell table:formula="of:=(RAND()*2-1)" office:value-type="float" office:value="-0.0659004839853826" calcext:value-type="float">
            <text:p>-0.065900483985383</text:p>
          </table:table-cell>
          <table:table-cell table:formula="of:=IF([.C363]=16;1;[.C363]+1)" office:value-type="float" office:value="12" calcext:value-type="float">
            <text:p>12</text:p>
          </table:table-cell>
          <table:table-cell table:formula="of:=IF([.C364]=1;IF([.D363]=8;1;[.D363]+1);[.D363])" office:value-type="float" office:value="7" calcext:value-type="float">
            <text:p>7</text:p>
          </table:table-cell>
          <table:table-cell table:formula="of:=IF(AND([.C364]=1;[.D364]=1);[.E363]+1;[.E36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04135455280747" calcext:value-type="float">
            <text:p>0.704135455280747</text:p>
          </table:table-cell>
          <table:table-cell table:formula="of:=(RAND()*2-1)" office:value-type="float" office:value="0.70709758570255" calcext:value-type="float">
            <text:p>0.70709758570255</text:p>
          </table:table-cell>
          <table:table-cell table:formula="of:=IF([.C364]=16;1;[.C364]+1)" office:value-type="float" office:value="13" calcext:value-type="float">
            <text:p>13</text:p>
          </table:table-cell>
          <table:table-cell table:formula="of:=IF([.C365]=1;IF([.D364]=8;1;[.D364]+1);[.D364])" office:value-type="float" office:value="7" calcext:value-type="float">
            <text:p>7</text:p>
          </table:table-cell>
          <table:table-cell table:formula="of:=IF(AND([.C365]=1;[.D365]=1);[.E364]+1;[.E36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51595730909507" calcext:value-type="float">
            <text:p>0.251595730909507</text:p>
          </table:table-cell>
          <table:table-cell table:formula="of:=(RAND()*2-1)" office:value-type="float" office:value="0.664516794954481" calcext:value-type="float">
            <text:p>0.664516794954481</text:p>
          </table:table-cell>
          <table:table-cell table:formula="of:=IF([.C365]=16;1;[.C365]+1)" office:value-type="float" office:value="14" calcext:value-type="float">
            <text:p>14</text:p>
          </table:table-cell>
          <table:table-cell table:formula="of:=IF([.C366]=1;IF([.D365]=8;1;[.D365]+1);[.D365])" office:value-type="float" office:value="7" calcext:value-type="float">
            <text:p>7</text:p>
          </table:table-cell>
          <table:table-cell table:formula="of:=IF(AND([.C366]=1;[.D366]=1);[.E365]+1;[.E36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9986926690213" calcext:value-type="float">
            <text:p>0.79986926690213</text:p>
          </table:table-cell>
          <table:table-cell table:formula="of:=(RAND()*2-1)" office:value-type="float" office:value="0.423257873540397" calcext:value-type="float">
            <text:p>0.423257873540397</text:p>
          </table:table-cell>
          <table:table-cell table:formula="of:=IF([.C366]=16;1;[.C366]+1)" office:value-type="float" office:value="15" calcext:value-type="float">
            <text:p>15</text:p>
          </table:table-cell>
          <table:table-cell table:formula="of:=IF([.C367]=1;IF([.D366]=8;1;[.D366]+1);[.D366])" office:value-type="float" office:value="7" calcext:value-type="float">
            <text:p>7</text:p>
          </table:table-cell>
          <table:table-cell table:formula="of:=IF(AND([.C367]=1;[.D367]=1);[.E366]+1;[.E36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49888583585704" calcext:value-type="float">
            <text:p>0.449888583585704</text:p>
          </table:table-cell>
          <table:table-cell table:formula="of:=(RAND()*2-1)" office:value-type="float" office:value="-0.287616343034899" calcext:value-type="float">
            <text:p>-0.287616343034899</text:p>
          </table:table-cell>
          <table:table-cell table:formula="of:=IF([.C367]=16;1;[.C367]+1)" office:value-type="float" office:value="16" calcext:value-type="float">
            <text:p>16</text:p>
          </table:table-cell>
          <table:table-cell table:formula="of:=IF([.C368]=1;IF([.D367]=8;1;[.D367]+1);[.D367])" office:value-type="float" office:value="7" calcext:value-type="float">
            <text:p>7</text:p>
          </table:table-cell>
          <table:table-cell table:formula="of:=IF(AND([.C368]=1;[.D368]=1);[.E367]+1;[.E36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408967551130017" calcext:value-type="float">
            <text:p>-0.040896755113002</text:p>
          </table:table-cell>
          <table:table-cell table:formula="of:=(RAND()*2-1)" office:value-type="float" office:value="0.892087914043688" calcext:value-type="float">
            <text:p>0.892087914043688</text:p>
          </table:table-cell>
          <table:table-cell table:formula="of:=IF([.C368]=16;1;[.C368]+1)" office:value-type="float" office:value="1" calcext:value-type="float">
            <text:p>1</text:p>
          </table:table-cell>
          <table:table-cell table:formula="of:=IF([.C369]=1;IF([.D368]=8;1;[.D368]+1);[.D368])" office:value-type="float" office:value="8" calcext:value-type="float">
            <text:p>8</text:p>
          </table:table-cell>
          <table:table-cell table:formula="of:=IF(AND([.C369]=1;[.D369]=1);[.E368]+1;[.E36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7394511895279" calcext:value-type="float">
            <text:p>-0.57394511895279</text:p>
          </table:table-cell>
          <table:table-cell table:formula="of:=(RAND()*2-1)" office:value-type="float" office:value="-0.677760915394896" calcext:value-type="float">
            <text:p>-0.677760915394896</text:p>
          </table:table-cell>
          <table:table-cell table:formula="of:=IF([.C369]=16;1;[.C369]+1)" office:value-type="float" office:value="2" calcext:value-type="float">
            <text:p>2</text:p>
          </table:table-cell>
          <table:table-cell table:formula="of:=IF([.C370]=1;IF([.D369]=8;1;[.D369]+1);[.D369])" office:value-type="float" office:value="8" calcext:value-type="float">
            <text:p>8</text:p>
          </table:table-cell>
          <table:table-cell table:formula="of:=IF(AND([.C370]=1;[.D370]=1);[.E369]+1;[.E36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11460008202069" calcext:value-type="float">
            <text:p>-0.911460008202069</text:p>
          </table:table-cell>
          <table:table-cell table:formula="of:=(RAND()*2-1)" office:value-type="float" office:value="0.443016683625399" calcext:value-type="float">
            <text:p>0.443016683625399</text:p>
          </table:table-cell>
          <table:table-cell table:formula="of:=IF([.C370]=16;1;[.C370]+1)" office:value-type="float" office:value="3" calcext:value-type="float">
            <text:p>3</text:p>
          </table:table-cell>
          <table:table-cell table:formula="of:=IF([.C371]=1;IF([.D370]=8;1;[.D370]+1);[.D370])" office:value-type="float" office:value="8" calcext:value-type="float">
            <text:p>8</text:p>
          </table:table-cell>
          <table:table-cell table:formula="of:=IF(AND([.C371]=1;[.D371]=1);[.E370]+1;[.E37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4167175182558" calcext:value-type="float">
            <text:p>-0.54167175182558</text:p>
          </table:table-cell>
          <table:table-cell table:formula="of:=(RAND()*2-1)" office:value-type="float" office:value="0.014478125849825" calcext:value-type="float">
            <text:p>0.014478125849825</text:p>
          </table:table-cell>
          <table:table-cell table:formula="of:=IF([.C371]=16;1;[.C371]+1)" office:value-type="float" office:value="4" calcext:value-type="float">
            <text:p>4</text:p>
          </table:table-cell>
          <table:table-cell table:formula="of:=IF([.C372]=1;IF([.D371]=8;1;[.D371]+1);[.D371])" office:value-type="float" office:value="8" calcext:value-type="float">
            <text:p>8</text:p>
          </table:table-cell>
          <table:table-cell table:formula="of:=IF(AND([.C372]=1;[.D372]=1);[.E371]+1;[.E37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682275985386394" calcext:value-type="float">
            <text:p>0.068227598538639</text:p>
          </table:table-cell>
          <table:table-cell table:formula="of:=(RAND()*2-1)" office:value-type="float" office:value="0.988332835581231" calcext:value-type="float">
            <text:p>0.988332835581231</text:p>
          </table:table-cell>
          <table:table-cell table:formula="of:=IF([.C372]=16;1;[.C372]+1)" office:value-type="float" office:value="5" calcext:value-type="float">
            <text:p>5</text:p>
          </table:table-cell>
          <table:table-cell table:formula="of:=IF([.C373]=1;IF([.D372]=8;1;[.D372]+1);[.D372])" office:value-type="float" office:value="8" calcext:value-type="float">
            <text:p>8</text:p>
          </table:table-cell>
          <table:table-cell table:formula="of:=IF(AND([.C373]=1;[.D373]=1);[.E372]+1;[.E37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98908634052043" calcext:value-type="float">
            <text:p>0.798908634052043</text:p>
          </table:table-cell>
          <table:table-cell table:formula="of:=(RAND()*2-1)" office:value-type="float" office:value="-0.831741245956917" calcext:value-type="float">
            <text:p>-0.831741245956917</text:p>
          </table:table-cell>
          <table:table-cell table:formula="of:=IF([.C373]=16;1;[.C373]+1)" office:value-type="float" office:value="6" calcext:value-type="float">
            <text:p>6</text:p>
          </table:table-cell>
          <table:table-cell table:formula="of:=IF([.C374]=1;IF([.D373]=8;1;[.D373]+1);[.D373])" office:value-type="float" office:value="8" calcext:value-type="float">
            <text:p>8</text:p>
          </table:table-cell>
          <table:table-cell table:formula="of:=IF(AND([.C374]=1;[.D374]=1);[.E373]+1;[.E37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83467479088743" calcext:value-type="float">
            <text:p>0.783467479088743</text:p>
          </table:table-cell>
          <table:table-cell table:formula="of:=(RAND()*2-1)" office:value-type="float" office:value="0.344520967380722" calcext:value-type="float">
            <text:p>0.344520967380722</text:p>
          </table:table-cell>
          <table:table-cell table:formula="of:=IF([.C374]=16;1;[.C374]+1)" office:value-type="float" office:value="7" calcext:value-type="float">
            <text:p>7</text:p>
          </table:table-cell>
          <table:table-cell table:formula="of:=IF([.C375]=1;IF([.D374]=8;1;[.D374]+1);[.D374])" office:value-type="float" office:value="8" calcext:value-type="float">
            <text:p>8</text:p>
          </table:table-cell>
          <table:table-cell table:formula="of:=IF(AND([.C375]=1;[.D375]=1);[.E374]+1;[.E37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05025913779025" calcext:value-type="float">
            <text:p>0.105025913779025</text:p>
          </table:table-cell>
          <table:table-cell table:formula="of:=(RAND()*2-1)" office:value-type="float" office:value="-0.388531263791068" calcext:value-type="float">
            <text:p>-0.388531263791068</text:p>
          </table:table-cell>
          <table:table-cell table:formula="of:=IF([.C375]=16;1;[.C375]+1)" office:value-type="float" office:value="8" calcext:value-type="float">
            <text:p>8</text:p>
          </table:table-cell>
          <table:table-cell table:formula="of:=IF([.C376]=1;IF([.D375]=8;1;[.D375]+1);[.D375])" office:value-type="float" office:value="8" calcext:value-type="float">
            <text:p>8</text:p>
          </table:table-cell>
          <table:table-cell table:formula="of:=IF(AND([.C376]=1;[.D376]=1);[.E375]+1;[.E37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74206419226297" calcext:value-type="float">
            <text:p>-0.374206419226297</text:p>
          </table:table-cell>
          <table:table-cell table:formula="of:=(RAND()*2-1)" office:value-type="float" office:value="0.481034649045972" calcext:value-type="float">
            <text:p>0.481034649045972</text:p>
          </table:table-cell>
          <table:table-cell table:formula="of:=IF([.C376]=16;1;[.C376]+1)" office:value-type="float" office:value="9" calcext:value-type="float">
            <text:p>9</text:p>
          </table:table-cell>
          <table:table-cell table:formula="of:=IF([.C377]=1;IF([.D376]=8;1;[.D376]+1);[.D376])" office:value-type="float" office:value="8" calcext:value-type="float">
            <text:p>8</text:p>
          </table:table-cell>
          <table:table-cell table:formula="of:=IF(AND([.C377]=1;[.D377]=1);[.E376]+1;[.E37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67048979210099" calcext:value-type="float">
            <text:p>0.967048979210099</text:p>
          </table:table-cell>
          <table:table-cell table:formula="of:=(RAND()*2-1)" office:value-type="float" office:value="0.231932702123036" calcext:value-type="float">
            <text:p>0.231932702123036</text:p>
          </table:table-cell>
          <table:table-cell table:formula="of:=IF([.C377]=16;1;[.C377]+1)" office:value-type="float" office:value="10" calcext:value-type="float">
            <text:p>10</text:p>
          </table:table-cell>
          <table:table-cell table:formula="of:=IF([.C378]=1;IF([.D377]=8;1;[.D377]+1);[.D377])" office:value-type="float" office:value="8" calcext:value-type="float">
            <text:p>8</text:p>
          </table:table-cell>
          <table:table-cell table:formula="of:=IF(AND([.C378]=1;[.D378]=1);[.E377]+1;[.E37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406984922870714" calcext:value-type="float">
            <text:p>-0.406984922870714</text:p>
          </table:table-cell>
          <table:table-cell table:formula="of:=(RAND()*2-1)" office:value-type="float" office:value="0.126040302351393" calcext:value-type="float">
            <text:p>0.126040302351393</text:p>
          </table:table-cell>
          <table:table-cell table:formula="of:=IF([.C378]=16;1;[.C378]+1)" office:value-type="float" office:value="11" calcext:value-type="float">
            <text:p>11</text:p>
          </table:table-cell>
          <table:table-cell table:formula="of:=IF([.C379]=1;IF([.D378]=8;1;[.D378]+1);[.D378])" office:value-type="float" office:value="8" calcext:value-type="float">
            <text:p>8</text:p>
          </table:table-cell>
          <table:table-cell table:formula="of:=IF(AND([.C379]=1;[.D379]=1);[.E378]+1;[.E37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58026285793368" calcext:value-type="float">
            <text:p>0.458026285793368</text:p>
          </table:table-cell>
          <table:table-cell table:formula="of:=(RAND()*2-1)" office:value-type="float" office:value="-0.181925263148489" calcext:value-type="float">
            <text:p>-0.181925263148489</text:p>
          </table:table-cell>
          <table:table-cell table:formula="of:=IF([.C379]=16;1;[.C379]+1)" office:value-type="float" office:value="12" calcext:value-type="float">
            <text:p>12</text:p>
          </table:table-cell>
          <table:table-cell table:formula="of:=IF([.C380]=1;IF([.D379]=8;1;[.D379]+1);[.D379])" office:value-type="float" office:value="8" calcext:value-type="float">
            <text:p>8</text:p>
          </table:table-cell>
          <table:table-cell table:formula="of:=IF(AND([.C380]=1;[.D380]=1);[.E379]+1;[.E37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90412569223424" calcext:value-type="float">
            <text:p>0.690412569223424</text:p>
          </table:table-cell>
          <table:table-cell table:formula="of:=(RAND()*2-1)" office:value-type="float" office:value="0.9257364345531" calcext:value-type="float">
            <text:p>0.9257364345531</text:p>
          </table:table-cell>
          <table:table-cell table:formula="of:=IF([.C380]=16;1;[.C380]+1)" office:value-type="float" office:value="13" calcext:value-type="float">
            <text:p>13</text:p>
          </table:table-cell>
          <table:table-cell table:formula="of:=IF([.C381]=1;IF([.D380]=8;1;[.D380]+1);[.D380])" office:value-type="float" office:value="8" calcext:value-type="float">
            <text:p>8</text:p>
          </table:table-cell>
          <table:table-cell table:formula="of:=IF(AND([.C381]=1;[.D381]=1);[.E380]+1;[.E38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21014674459936" calcext:value-type="float">
            <text:p>0.921014674459936</text:p>
          </table:table-cell>
          <table:table-cell table:formula="of:=(RAND()*2-1)" office:value-type="float" office:value="-0.0288498858380044" calcext:value-type="float">
            <text:p>-0.028849885838004</text:p>
          </table:table-cell>
          <table:table-cell table:formula="of:=IF([.C381]=16;1;[.C381]+1)" office:value-type="float" office:value="14" calcext:value-type="float">
            <text:p>14</text:p>
          </table:table-cell>
          <table:table-cell table:formula="of:=IF([.C382]=1;IF([.D381]=8;1;[.D381]+1);[.D381])" office:value-type="float" office:value="8" calcext:value-type="float">
            <text:p>8</text:p>
          </table:table-cell>
          <table:table-cell table:formula="of:=IF(AND([.C382]=1;[.D382]=1);[.E381]+1;[.E38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10630312693988" calcext:value-type="float">
            <text:p>-0.710630312693988</text:p>
          </table:table-cell>
          <table:table-cell table:formula="of:=(RAND()*2-1)" office:value-type="float" office:value="0.667368055093508" calcext:value-type="float">
            <text:p>0.667368055093508</text:p>
          </table:table-cell>
          <table:table-cell table:formula="of:=IF([.C382]=16;1;[.C382]+1)" office:value-type="float" office:value="15" calcext:value-type="float">
            <text:p>15</text:p>
          </table:table-cell>
          <table:table-cell table:formula="of:=IF([.C383]=1;IF([.D382]=8;1;[.D382]+1);[.D382])" office:value-type="float" office:value="8" calcext:value-type="float">
            <text:p>8</text:p>
          </table:table-cell>
          <table:table-cell table:formula="of:=IF(AND([.C383]=1;[.D383]=1);[.E382]+1;[.E38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030219140766724" calcext:value-type="float">
            <text:p>-0.003021914076672</text:p>
          </table:table-cell>
          <table:table-cell table:formula="of:=(RAND()*2-1)" office:value-type="float" office:value="-0.0700619389523013" calcext:value-type="float">
            <text:p>-0.070061938952301</text:p>
          </table:table-cell>
          <table:table-cell table:formula="of:=IF([.C383]=16;1;[.C383]+1)" office:value-type="float" office:value="16" calcext:value-type="float">
            <text:p>16</text:p>
          </table:table-cell>
          <table:table-cell table:formula="of:=IF([.C384]=1;IF([.D383]=8;1;[.D383]+1);[.D383])" office:value-type="float" office:value="8" calcext:value-type="float">
            <text:p>8</text:p>
          </table:table-cell>
          <table:table-cell table:formula="of:=IF(AND([.C384]=1;[.D384]=1);[.E383]+1;[.E38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2455661184121" calcext:value-type="float">
            <text:p>0.92455661184121</text:p>
          </table:table-cell>
          <table:table-cell table:formula="of:=(RAND()*2-1)" office:value-type="float" office:value="0.937738444327846" calcext:value-type="float">
            <text:p>0.937738444327846</text:p>
          </table:table-cell>
          <table:table-cell table:formula="of:=IF([.C384]=16;1;[.C384]+1)" office:value-type="float" office:value="1" calcext:value-type="float">
            <text:p>1</text:p>
          </table:table-cell>
          <table:table-cell table:formula="of:=IF([.C385]=1;IF([.D384]=8;1;[.D384]+1);[.D384])" office:value-type="float" office:value="1" calcext:value-type="float">
            <text:p>1</text:p>
          </table:table-cell>
          <table:table-cell table:formula="of:=IF(AND([.C385]=1;[.D385]=1);[.E384]+1;[.E38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76085205409175" calcext:value-type="float">
            <text:p>0.376085205409175</text:p>
          </table:table-cell>
          <table:table-cell table:formula="of:=(RAND()*2-1)" office:value-type="float" office:value="-0.716470235775992" calcext:value-type="float">
            <text:p>-0.716470235775992</text:p>
          </table:table-cell>
          <table:table-cell table:formula="of:=IF([.C385]=16;1;[.C385]+1)" office:value-type="float" office:value="2" calcext:value-type="float">
            <text:p>2</text:p>
          </table:table-cell>
          <table:table-cell table:formula="of:=IF([.C386]=1;IF([.D385]=8;1;[.D385]+1);[.D385])" office:value-type="float" office:value="1" calcext:value-type="float">
            <text:p>1</text:p>
          </table:table-cell>
          <table:table-cell table:formula="of:=IF(AND([.C386]=1;[.D386]=1);[.E385]+1;[.E38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67668652126644" calcext:value-type="float">
            <text:p>0.967668652126644</text:p>
          </table:table-cell>
          <table:table-cell table:formula="of:=(RAND()*2-1)" office:value-type="float" office:value="-0.431060665643641" calcext:value-type="float">
            <text:p>-0.431060665643641</text:p>
          </table:table-cell>
          <table:table-cell table:formula="of:=IF([.C386]=16;1;[.C386]+1)" office:value-type="float" office:value="3" calcext:value-type="float">
            <text:p>3</text:p>
          </table:table-cell>
          <table:table-cell table:formula="of:=IF([.C387]=1;IF([.D386]=8;1;[.D386]+1);[.D386])" office:value-type="float" office:value="1" calcext:value-type="float">
            <text:p>1</text:p>
          </table:table-cell>
          <table:table-cell table:formula="of:=IF(AND([.C387]=1;[.D387]=1);[.E386]+1;[.E38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4560997454608" calcext:value-type="float">
            <text:p>0.74560997454608</text:p>
          </table:table-cell>
          <table:table-cell table:formula="of:=(RAND()*2-1)" office:value-type="float" office:value="0.133392063792918" calcext:value-type="float">
            <text:p>0.133392063792918</text:p>
          </table:table-cell>
          <table:table-cell table:formula="of:=IF([.C387]=16;1;[.C387]+1)" office:value-type="float" office:value="4" calcext:value-type="float">
            <text:p>4</text:p>
          </table:table-cell>
          <table:table-cell table:formula="of:=IF([.C388]=1;IF([.D387]=8;1;[.D387]+1);[.D387])" office:value-type="float" office:value="1" calcext:value-type="float">
            <text:p>1</text:p>
          </table:table-cell>
          <table:table-cell table:formula="of:=IF(AND([.C388]=1;[.D388]=1);[.E387]+1;[.E38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245086549258675" calcext:value-type="float">
            <text:p>0.245086549258675</text:p>
          </table:table-cell>
          <table:table-cell table:formula="of:=(RAND()*2-1)" office:value-type="float" office:value="-0.482726047607446" calcext:value-type="float">
            <text:p>-0.482726047607446</text:p>
          </table:table-cell>
          <table:table-cell table:formula="of:=IF([.C388]=16;1;[.C388]+1)" office:value-type="float" office:value="5" calcext:value-type="float">
            <text:p>5</text:p>
          </table:table-cell>
          <table:table-cell table:formula="of:=IF([.C389]=1;IF([.D388]=8;1;[.D388]+1);[.D388])" office:value-type="float" office:value="1" calcext:value-type="float">
            <text:p>1</text:p>
          </table:table-cell>
          <table:table-cell table:formula="of:=IF(AND([.C389]=1;[.D389]=1);[.E388]+1;[.E38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47764104999809" calcext:value-type="float">
            <text:p>0.547764104999809</text:p>
          </table:table-cell>
          <table:table-cell table:formula="of:=(RAND()*2-1)" office:value-type="float" office:value="0.881232110967967" calcext:value-type="float">
            <text:p>0.881232110967967</text:p>
          </table:table-cell>
          <table:table-cell table:formula="of:=IF([.C389]=16;1;[.C389]+1)" office:value-type="float" office:value="6" calcext:value-type="float">
            <text:p>6</text:p>
          </table:table-cell>
          <table:table-cell table:formula="of:=IF([.C390]=1;IF([.D389]=8;1;[.D389]+1);[.D389])" office:value-type="float" office:value="1" calcext:value-type="float">
            <text:p>1</text:p>
          </table:table-cell>
          <table:table-cell table:formula="of:=IF(AND([.C390]=1;[.D390]=1);[.E389]+1;[.E38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95222115455442" calcext:value-type="float">
            <text:p>0.595222115455442</text:p>
          </table:table-cell>
          <table:table-cell table:formula="of:=(RAND()*2-1)" office:value-type="float" office:value="0.817394944438667" calcext:value-type="float">
            <text:p>0.817394944438667</text:p>
          </table:table-cell>
          <table:table-cell table:formula="of:=IF([.C390]=16;1;[.C390]+1)" office:value-type="float" office:value="7" calcext:value-type="float">
            <text:p>7</text:p>
          </table:table-cell>
          <table:table-cell table:formula="of:=IF([.C391]=1;IF([.D390]=8;1;[.D390]+1);[.D390])" office:value-type="float" office:value="1" calcext:value-type="float">
            <text:p>1</text:p>
          </table:table-cell>
          <table:table-cell table:formula="of:=IF(AND([.C391]=1;[.D391]=1);[.E390]+1;[.E39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76949955647358" calcext:value-type="float">
            <text:p>0.876949955647358</text:p>
          </table:table-cell>
          <table:table-cell table:formula="of:=(RAND()*2-1)" office:value-type="float" office:value="0.698630319119324" calcext:value-type="float">
            <text:p>0.698630319119324</text:p>
          </table:table-cell>
          <table:table-cell table:formula="of:=IF([.C391]=16;1;[.C391]+1)" office:value-type="float" office:value="8" calcext:value-type="float">
            <text:p>8</text:p>
          </table:table-cell>
          <table:table-cell table:formula="of:=IF([.C392]=1;IF([.D391]=8;1;[.D391]+1);[.D391])" office:value-type="float" office:value="1" calcext:value-type="float">
            <text:p>1</text:p>
          </table:table-cell>
          <table:table-cell table:formula="of:=IF(AND([.C392]=1;[.D392]=1);[.E391]+1;[.E39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07113342782191" calcext:value-type="float">
            <text:p>-0.207113342782191</text:p>
          </table:table-cell>
          <table:table-cell table:formula="of:=(RAND()*2-1)" office:value-type="float" office:value="-0.150702874612191" calcext:value-type="float">
            <text:p>-0.150702874612191</text:p>
          </table:table-cell>
          <table:table-cell table:formula="of:=IF([.C392]=16;1;[.C392]+1)" office:value-type="float" office:value="9" calcext:value-type="float">
            <text:p>9</text:p>
          </table:table-cell>
          <table:table-cell table:formula="of:=IF([.C393]=1;IF([.D392]=8;1;[.D392]+1);[.D392])" office:value-type="float" office:value="1" calcext:value-type="float">
            <text:p>1</text:p>
          </table:table-cell>
          <table:table-cell table:formula="of:=IF(AND([.C393]=1;[.D393]=1);[.E392]+1;[.E39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11576166360681" calcext:value-type="float">
            <text:p>0.811576166360681</text:p>
          </table:table-cell>
          <table:table-cell table:formula="of:=(RAND()*2-1)" office:value-type="float" office:value="0.30983863101516" calcext:value-type="float">
            <text:p>0.30983863101516</text:p>
          </table:table-cell>
          <table:table-cell table:formula="of:=IF([.C393]=16;1;[.C393]+1)" office:value-type="float" office:value="10" calcext:value-type="float">
            <text:p>10</text:p>
          </table:table-cell>
          <table:table-cell table:formula="of:=IF([.C394]=1;IF([.D393]=8;1;[.D393]+1);[.D393])" office:value-type="float" office:value="1" calcext:value-type="float">
            <text:p>1</text:p>
          </table:table-cell>
          <table:table-cell table:formula="of:=IF(AND([.C394]=1;[.D394]=1);[.E393]+1;[.E39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35913362442159" calcext:value-type="float">
            <text:p>-0.335913362442159</text:p>
          </table:table-cell>
          <table:table-cell table:formula="of:=(RAND()*2-1)" office:value-type="float" office:value="-0.800629760566358" calcext:value-type="float">
            <text:p>-0.800629760566358</text:p>
          </table:table-cell>
          <table:table-cell table:formula="of:=IF([.C394]=16;1;[.C394]+1)" office:value-type="float" office:value="11" calcext:value-type="float">
            <text:p>11</text:p>
          </table:table-cell>
          <table:table-cell table:formula="of:=IF([.C395]=1;IF([.D394]=8;1;[.D394]+1);[.D394])" office:value-type="float" office:value="1" calcext:value-type="float">
            <text:p>1</text:p>
          </table:table-cell>
          <table:table-cell table:formula="of:=IF(AND([.C395]=1;[.D395]=1);[.E394]+1;[.E39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40828712881992" calcext:value-type="float">
            <text:p>0.940828712881992</text:p>
          </table:table-cell>
          <table:table-cell table:formula="of:=(RAND()*2-1)" office:value-type="float" office:value="-0.238698938721731" calcext:value-type="float">
            <text:p>-0.238698938721731</text:p>
          </table:table-cell>
          <table:table-cell table:formula="of:=IF([.C395]=16;1;[.C395]+1)" office:value-type="float" office:value="12" calcext:value-type="float">
            <text:p>12</text:p>
          </table:table-cell>
          <table:table-cell table:formula="of:=IF([.C396]=1;IF([.D395]=8;1;[.D395]+1);[.D395])" office:value-type="float" office:value="1" calcext:value-type="float">
            <text:p>1</text:p>
          </table:table-cell>
          <table:table-cell table:formula="of:=IF(AND([.C396]=1;[.D396]=1);[.E395]+1;[.E39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62242792011714" calcext:value-type="float">
            <text:p>-0.662242792011714</text:p>
          </table:table-cell>
          <table:table-cell table:formula="of:=(RAND()*2-1)" office:value-type="float" office:value="-0.416513183471691" calcext:value-type="float">
            <text:p>-0.416513183471691</text:p>
          </table:table-cell>
          <table:table-cell table:formula="of:=IF([.C396]=16;1;[.C396]+1)" office:value-type="float" office:value="13" calcext:value-type="float">
            <text:p>13</text:p>
          </table:table-cell>
          <table:table-cell table:formula="of:=IF([.C397]=1;IF([.D396]=8;1;[.D396]+1);[.D396])" office:value-type="float" office:value="1" calcext:value-type="float">
            <text:p>1</text:p>
          </table:table-cell>
          <table:table-cell table:formula="of:=IF(AND([.C397]=1;[.D397]=1);[.E396]+1;[.E39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283503083719977" calcext:value-type="float">
            <text:p>0.283503083719977</text:p>
          </table:table-cell>
          <table:table-cell table:formula="of:=(RAND()*2-1)" office:value-type="float" office:value="-0.9356252886791" calcext:value-type="float">
            <text:p>-0.9356252886791</text:p>
          </table:table-cell>
          <table:table-cell table:formula="of:=IF([.C397]=16;1;[.C397]+1)" office:value-type="float" office:value="14" calcext:value-type="float">
            <text:p>14</text:p>
          </table:table-cell>
          <table:table-cell table:formula="of:=IF([.C398]=1;IF([.D397]=8;1;[.D397]+1);[.D397])" office:value-type="float" office:value="1" calcext:value-type="float">
            <text:p>1</text:p>
          </table:table-cell>
          <table:table-cell table:formula="of:=IF(AND([.C398]=1;[.D398]=1);[.E397]+1;[.E39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80729002484706" calcext:value-type="float">
            <text:p>0.580729002484706</text:p>
          </table:table-cell>
          <table:table-cell table:formula="of:=(RAND()*2-1)" office:value-type="float" office:value="-0.943544547276144" calcext:value-type="float">
            <text:p>-0.943544547276144</text:p>
          </table:table-cell>
          <table:table-cell table:formula="of:=IF([.C398]=16;1;[.C398]+1)" office:value-type="float" office:value="15" calcext:value-type="float">
            <text:p>15</text:p>
          </table:table-cell>
          <table:table-cell table:formula="of:=IF([.C399]=1;IF([.D398]=8;1;[.D398]+1);[.D398])" office:value-type="float" office:value="1" calcext:value-type="float">
            <text:p>1</text:p>
          </table:table-cell>
          <table:table-cell table:formula="of:=IF(AND([.C399]=1;[.D399]=1);[.E398]+1;[.E39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59279273974931" calcext:value-type="float">
            <text:p>-0.459279273974931</text:p>
          </table:table-cell>
          <table:table-cell table:formula="of:=(RAND()*2-1)" office:value-type="float" office:value="0.0649116901661453" calcext:value-type="float">
            <text:p>0.064911690166145</text:p>
          </table:table-cell>
          <table:table-cell table:formula="of:=IF([.C399]=16;1;[.C399]+1)" office:value-type="float" office:value="16" calcext:value-type="float">
            <text:p>16</text:p>
          </table:table-cell>
          <table:table-cell table:formula="of:=IF([.C400]=1;IF([.D399]=8;1;[.D399]+1);[.D399])" office:value-type="float" office:value="1" calcext:value-type="float">
            <text:p>1</text:p>
          </table:table-cell>
          <table:table-cell table:formula="of:=IF(AND([.C400]=1;[.D400]=1);[.E399]+1;[.E39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0879600659665287" calcext:value-type="float">
            <text:p>-0.087960065966529</text:p>
          </table:table-cell>
          <table:table-cell table:formula="of:=(RAND()*2-1)" office:value-type="float" office:value="-0.940408607642345" calcext:value-type="float">
            <text:p>-0.940408607642345</text:p>
          </table:table-cell>
          <table:table-cell table:formula="of:=IF([.C400]=16;1;[.C400]+1)" office:value-type="float" office:value="1" calcext:value-type="float">
            <text:p>1</text:p>
          </table:table-cell>
          <table:table-cell table:formula="of:=IF([.C401]=1;IF([.D400]=8;1;[.D400]+1);[.D400])" office:value-type="float" office:value="2" calcext:value-type="float">
            <text:p>2</text:p>
          </table:table-cell>
          <table:table-cell table:formula="of:=IF(AND([.C401]=1;[.D401]=1);[.E400]+1;[.E40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67859216203307" calcext:value-type="float">
            <text:p>-0.767859216203307</text:p>
          </table:table-cell>
          <table:table-cell table:formula="of:=(RAND()*2-1)" office:value-type="float" office:value="-0.268874468183216" calcext:value-type="float">
            <text:p>-0.268874468183216</text:p>
          </table:table-cell>
          <table:table-cell table:formula="of:=IF([.C401]=16;1;[.C401]+1)" office:value-type="float" office:value="2" calcext:value-type="float">
            <text:p>2</text:p>
          </table:table-cell>
          <table:table-cell table:formula="of:=IF([.C402]=1;IF([.D401]=8;1;[.D401]+1);[.D401])" office:value-type="float" office:value="2" calcext:value-type="float">
            <text:p>2</text:p>
          </table:table-cell>
          <table:table-cell table:formula="of:=IF(AND([.C402]=1;[.D402]=1);[.E401]+1;[.E40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30144921087865" calcext:value-type="float">
            <text:p>0.930144921087865</text:p>
          </table:table-cell>
          <table:table-cell table:formula="of:=(RAND()*2-1)" office:value-type="float" office:value="0.745200441782236" calcext:value-type="float">
            <text:p>0.745200441782236</text:p>
          </table:table-cell>
          <table:table-cell table:formula="of:=IF([.C402]=16;1;[.C402]+1)" office:value-type="float" office:value="3" calcext:value-type="float">
            <text:p>3</text:p>
          </table:table-cell>
          <table:table-cell table:formula="of:=IF([.C403]=1;IF([.D402]=8;1;[.D402]+1);[.D402])" office:value-type="float" office:value="2" calcext:value-type="float">
            <text:p>2</text:p>
          </table:table-cell>
          <table:table-cell table:formula="of:=IF(AND([.C403]=1;[.D403]=1);[.E402]+1;[.E40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75819998173156" calcext:value-type="float">
            <text:p>0.575819998173156</text:p>
          </table:table-cell>
          <table:table-cell table:formula="of:=(RAND()*2-1)" office:value-type="float" office:value="0.848774460136126" calcext:value-type="float">
            <text:p>0.848774460136126</text:p>
          </table:table-cell>
          <table:table-cell table:formula="of:=IF([.C403]=16;1;[.C403]+1)" office:value-type="float" office:value="4" calcext:value-type="float">
            <text:p>4</text:p>
          </table:table-cell>
          <table:table-cell table:formula="of:=IF([.C404]=1;IF([.D403]=8;1;[.D403]+1);[.D403])" office:value-type="float" office:value="2" calcext:value-type="float">
            <text:p>2</text:p>
          </table:table-cell>
          <table:table-cell table:formula="of:=IF(AND([.C404]=1;[.D404]=1);[.E403]+1;[.E40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16839007542805" calcext:value-type="float">
            <text:p>0.116839007542805</text:p>
          </table:table-cell>
          <table:table-cell table:formula="of:=(RAND()*2-1)" office:value-type="float" office:value="0.72783064043785" calcext:value-type="float">
            <text:p>0.72783064043785</text:p>
          </table:table-cell>
          <table:table-cell table:formula="of:=IF([.C404]=16;1;[.C404]+1)" office:value-type="float" office:value="5" calcext:value-type="float">
            <text:p>5</text:p>
          </table:table-cell>
          <table:table-cell table:formula="of:=IF([.C405]=1;IF([.D404]=8;1;[.D404]+1);[.D404])" office:value-type="float" office:value="2" calcext:value-type="float">
            <text:p>2</text:p>
          </table:table-cell>
          <table:table-cell table:formula="of:=IF(AND([.C405]=1;[.D405]=1);[.E404]+1;[.E40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10253158337503" calcext:value-type="float">
            <text:p>-0.910253158337503</text:p>
          </table:table-cell>
          <table:table-cell table:formula="of:=(RAND()*2-1)" office:value-type="float" office:value="-0.516385523868539" calcext:value-type="float">
            <text:p>-0.516385523868539</text:p>
          </table:table-cell>
          <table:table-cell table:formula="of:=IF([.C405]=16;1;[.C405]+1)" office:value-type="float" office:value="6" calcext:value-type="float">
            <text:p>6</text:p>
          </table:table-cell>
          <table:table-cell table:formula="of:=IF([.C406]=1;IF([.D405]=8;1;[.D405]+1);[.D405])" office:value-type="float" office:value="2" calcext:value-type="float">
            <text:p>2</text:p>
          </table:table-cell>
          <table:table-cell table:formula="of:=IF(AND([.C406]=1;[.D406]=1);[.E405]+1;[.E40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32081399893932" calcext:value-type="float">
            <text:p>-0.232081399893932</text:p>
          </table:table-cell>
          <table:table-cell table:formula="of:=(RAND()*2-1)" office:value-type="float" office:value="0.110113574014528" calcext:value-type="float">
            <text:p>0.110113574014528</text:p>
          </table:table-cell>
          <table:table-cell table:formula="of:=IF([.C406]=16;1;[.C406]+1)" office:value-type="float" office:value="7" calcext:value-type="float">
            <text:p>7</text:p>
          </table:table-cell>
          <table:table-cell table:formula="of:=IF([.C407]=1;IF([.D406]=8;1;[.D406]+1);[.D406])" office:value-type="float" office:value="2" calcext:value-type="float">
            <text:p>2</text:p>
          </table:table-cell>
          <table:table-cell table:formula="of:=IF(AND([.C407]=1;[.D407]=1);[.E406]+1;[.E40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70046165854507" calcext:value-type="float">
            <text:p>0.370046165854507</text:p>
          </table:table-cell>
          <table:table-cell table:formula="of:=(RAND()*2-1)" office:value-type="float" office:value="-0.609933953579621" calcext:value-type="float">
            <text:p>-0.609933953579621</text:p>
          </table:table-cell>
          <table:table-cell table:formula="of:=IF([.C407]=16;1;[.C407]+1)" office:value-type="float" office:value="8" calcext:value-type="float">
            <text:p>8</text:p>
          </table:table-cell>
          <table:table-cell table:formula="of:=IF([.C408]=1;IF([.D407]=8;1;[.D407]+1);[.D407])" office:value-type="float" office:value="2" calcext:value-type="float">
            <text:p>2</text:p>
          </table:table-cell>
          <table:table-cell table:formula="of:=IF(AND([.C408]=1;[.D408]=1);[.E407]+1;[.E40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54609796049315" calcext:value-type="float">
            <text:p>0.754609796049315</text:p>
          </table:table-cell>
          <table:table-cell table:formula="of:=(RAND()*2-1)" office:value-type="float" office:value="0.700336737137835" calcext:value-type="float">
            <text:p>0.700336737137835</text:p>
          </table:table-cell>
          <table:table-cell table:formula="of:=IF([.C408]=16;1;[.C408]+1)" office:value-type="float" office:value="9" calcext:value-type="float">
            <text:p>9</text:p>
          </table:table-cell>
          <table:table-cell table:formula="of:=IF([.C409]=1;IF([.D408]=8;1;[.D408]+1);[.D408])" office:value-type="float" office:value="2" calcext:value-type="float">
            <text:p>2</text:p>
          </table:table-cell>
          <table:table-cell table:formula="of:=IF(AND([.C409]=1;[.D409]=1);[.E408]+1;[.E40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85753963656353" calcext:value-type="float">
            <text:p>-0.385753963656353</text:p>
          </table:table-cell>
          <table:table-cell table:formula="of:=(RAND()*2-1)" office:value-type="float" office:value="0.644512615095219" calcext:value-type="float">
            <text:p>0.644512615095219</text:p>
          </table:table-cell>
          <table:table-cell table:formula="of:=IF([.C409]=16;1;[.C409]+1)" office:value-type="float" office:value="10" calcext:value-type="float">
            <text:p>10</text:p>
          </table:table-cell>
          <table:table-cell table:formula="of:=IF([.C410]=1;IF([.D409]=8;1;[.D409]+1);[.D409])" office:value-type="float" office:value="2" calcext:value-type="float">
            <text:p>2</text:p>
          </table:table-cell>
          <table:table-cell table:formula="of:=IF(AND([.C410]=1;[.D410]=1);[.E409]+1;[.E40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20696400655919" calcext:value-type="float">
            <text:p>-0.520696400655919</text:p>
          </table:table-cell>
          <table:table-cell table:formula="of:=(RAND()*2-1)" office:value-type="float" office:value="-0.74236386502721" calcext:value-type="float">
            <text:p>-0.74236386502721</text:p>
          </table:table-cell>
          <table:table-cell table:formula="of:=IF([.C410]=16;1;[.C410]+1)" office:value-type="float" office:value="11" calcext:value-type="float">
            <text:p>11</text:p>
          </table:table-cell>
          <table:table-cell table:formula="of:=IF([.C411]=1;IF([.D410]=8;1;[.D410]+1);[.D410])" office:value-type="float" office:value="2" calcext:value-type="float">
            <text:p>2</text:p>
          </table:table-cell>
          <table:table-cell table:formula="of:=IF(AND([.C411]=1;[.D411]=1);[.E410]+1;[.E41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71435765802445" calcext:value-type="float">
            <text:p>-0.371435765802445</text:p>
          </table:table-cell>
          <table:table-cell table:formula="of:=(RAND()*2-1)" office:value-type="float" office:value="-0.777436736413298" calcext:value-type="float">
            <text:p>-0.777436736413298</text:p>
          </table:table-cell>
          <table:table-cell table:formula="of:=IF([.C411]=16;1;[.C411]+1)" office:value-type="float" office:value="12" calcext:value-type="float">
            <text:p>12</text:p>
          </table:table-cell>
          <table:table-cell table:formula="of:=IF([.C412]=1;IF([.D411]=8;1;[.D411]+1);[.D411])" office:value-type="float" office:value="2" calcext:value-type="float">
            <text:p>2</text:p>
          </table:table-cell>
          <table:table-cell table:formula="of:=IF(AND([.C412]=1;[.D412]=1);[.E411]+1;[.E41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86977663591346" calcext:value-type="float">
            <text:p>0.986977663591346</text:p>
          </table:table-cell>
          <table:table-cell table:formula="of:=(RAND()*2-1)" office:value-type="float" office:value="-0.721787864063924" calcext:value-type="float">
            <text:p>-0.721787864063924</text:p>
          </table:table-cell>
          <table:table-cell table:formula="of:=IF([.C412]=16;1;[.C412]+1)" office:value-type="float" office:value="13" calcext:value-type="float">
            <text:p>13</text:p>
          </table:table-cell>
          <table:table-cell table:formula="of:=IF([.C413]=1;IF([.D412]=8;1;[.D412]+1);[.D412])" office:value-type="float" office:value="2" calcext:value-type="float">
            <text:p>2</text:p>
          </table:table-cell>
          <table:table-cell table:formula="of:=IF(AND([.C413]=1;[.D413]=1);[.E412]+1;[.E41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65234698982255" calcext:value-type="float">
            <text:p>0.565234698982255</text:p>
          </table:table-cell>
          <table:table-cell table:formula="of:=(RAND()*2-1)" office:value-type="float" office:value="-0.774272096920033" calcext:value-type="float">
            <text:p>-0.774272096920033</text:p>
          </table:table-cell>
          <table:table-cell table:formula="of:=IF([.C413]=16;1;[.C413]+1)" office:value-type="float" office:value="14" calcext:value-type="float">
            <text:p>14</text:p>
          </table:table-cell>
          <table:table-cell table:formula="of:=IF([.C414]=1;IF([.D413]=8;1;[.D413]+1);[.D413])" office:value-type="float" office:value="2" calcext:value-type="float">
            <text:p>2</text:p>
          </table:table-cell>
          <table:table-cell table:formula="of:=IF(AND([.C414]=1;[.D414]=1);[.E413]+1;[.E41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11580781793422" calcext:value-type="float">
            <text:p>-0.611580781793422</text:p>
          </table:table-cell>
          <table:table-cell table:formula="of:=(RAND()*2-1)" office:value-type="float" office:value="-0.241859554681949" calcext:value-type="float">
            <text:p>-0.241859554681949</text:p>
          </table:table-cell>
          <table:table-cell table:formula="of:=IF([.C414]=16;1;[.C414]+1)" office:value-type="float" office:value="15" calcext:value-type="float">
            <text:p>15</text:p>
          </table:table-cell>
          <table:table-cell table:formula="of:=IF([.C415]=1;IF([.D414]=8;1;[.D414]+1);[.D414])" office:value-type="float" office:value="2" calcext:value-type="float">
            <text:p>2</text:p>
          </table:table-cell>
          <table:table-cell table:formula="of:=IF(AND([.C415]=1;[.D415]=1);[.E414]+1;[.E41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71015409655597" calcext:value-type="float">
            <text:p>-0.671015409655597</text:p>
          </table:table-cell>
          <table:table-cell table:formula="of:=(RAND()*2-1)" office:value-type="float" office:value="-0.926206432657765" calcext:value-type="float">
            <text:p>-0.926206432657765</text:p>
          </table:table-cell>
          <table:table-cell table:formula="of:=IF([.C415]=16;1;[.C415]+1)" office:value-type="float" office:value="16" calcext:value-type="float">
            <text:p>16</text:p>
          </table:table-cell>
          <table:table-cell table:formula="of:=IF([.C416]=1;IF([.D415]=8;1;[.D415]+1);[.D415])" office:value-type="float" office:value="2" calcext:value-type="float">
            <text:p>2</text:p>
          </table:table-cell>
          <table:table-cell table:formula="of:=IF(AND([.C416]=1;[.D416]=1);[.E415]+1;[.E41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37052560008197" calcext:value-type="float">
            <text:p>-0.537052560008197</text:p>
          </table:table-cell>
          <table:table-cell table:formula="of:=(RAND()*2-1)" office:value-type="float" office:value="-0.159237917108793" calcext:value-type="float">
            <text:p>-0.159237917108793</text:p>
          </table:table-cell>
          <table:table-cell table:formula="of:=IF([.C416]=16;1;[.C416]+1)" office:value-type="float" office:value="1" calcext:value-type="float">
            <text:p>1</text:p>
          </table:table-cell>
          <table:table-cell table:formula="of:=IF([.C417]=1;IF([.D416]=8;1;[.D416]+1);[.D416])" office:value-type="float" office:value="3" calcext:value-type="float">
            <text:p>3</text:p>
          </table:table-cell>
          <table:table-cell table:formula="of:=IF(AND([.C417]=1;[.D417]=1);[.E416]+1;[.E41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48838461667851" calcext:value-type="float">
            <text:p>-0.748838461667851</text:p>
          </table:table-cell>
          <table:table-cell table:formula="of:=(RAND()*2-1)" office:value-type="float" office:value="0.775486916038371" calcext:value-type="float">
            <text:p>0.775486916038371</text:p>
          </table:table-cell>
          <table:table-cell table:formula="of:=IF([.C417]=16;1;[.C417]+1)" office:value-type="float" office:value="2" calcext:value-type="float">
            <text:p>2</text:p>
          </table:table-cell>
          <table:table-cell table:formula="of:=IF([.C418]=1;IF([.D417]=8;1;[.D417]+1);[.D417])" office:value-type="float" office:value="3" calcext:value-type="float">
            <text:p>3</text:p>
          </table:table-cell>
          <table:table-cell table:formula="of:=IF(AND([.C418]=1;[.D418]=1);[.E417]+1;[.E41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66639523946533" calcext:value-type="float">
            <text:p>-0.266639523946533</text:p>
          </table:table-cell>
          <table:table-cell table:formula="of:=(RAND()*2-1)" office:value-type="float" office:value="0.67573197152275" calcext:value-type="float">
            <text:p>0.67573197152275</text:p>
          </table:table-cell>
          <table:table-cell table:formula="of:=IF([.C418]=16;1;[.C418]+1)" office:value-type="float" office:value="3" calcext:value-type="float">
            <text:p>3</text:p>
          </table:table-cell>
          <table:table-cell table:formula="of:=IF([.C419]=1;IF([.D418]=8;1;[.D418]+1);[.D418])" office:value-type="float" office:value="3" calcext:value-type="float">
            <text:p>3</text:p>
          </table:table-cell>
          <table:table-cell table:formula="of:=IF(AND([.C419]=1;[.D419]=1);[.E418]+1;[.E41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6289084258636" calcext:value-type="float">
            <text:p>0.46289084258636</text:p>
          </table:table-cell>
          <table:table-cell table:formula="of:=(RAND()*2-1)" office:value-type="float" office:value="-0.612200899681989" calcext:value-type="float">
            <text:p>-0.612200899681989</text:p>
          </table:table-cell>
          <table:table-cell table:formula="of:=IF([.C419]=16;1;[.C419]+1)" office:value-type="float" office:value="4" calcext:value-type="float">
            <text:p>4</text:p>
          </table:table-cell>
          <table:table-cell table:formula="of:=IF([.C420]=1;IF([.D419]=8;1;[.D419]+1);[.D419])" office:value-type="float" office:value="3" calcext:value-type="float">
            <text:p>3</text:p>
          </table:table-cell>
          <table:table-cell table:formula="of:=IF(AND([.C420]=1;[.D420]=1);[.E419]+1;[.E41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88532025869148" calcext:value-type="float">
            <text:p>0.188532025869148</text:p>
          </table:table-cell>
          <table:table-cell table:formula="of:=(RAND()*2-1)" office:value-type="float" office:value="0.100899719293481" calcext:value-type="float">
            <text:p>0.100899719293481</text:p>
          </table:table-cell>
          <table:table-cell table:formula="of:=IF([.C420]=16;1;[.C420]+1)" office:value-type="float" office:value="5" calcext:value-type="float">
            <text:p>5</text:p>
          </table:table-cell>
          <table:table-cell table:formula="of:=IF([.C421]=1;IF([.D420]=8;1;[.D420]+1);[.D420])" office:value-type="float" office:value="3" calcext:value-type="float">
            <text:p>3</text:p>
          </table:table-cell>
          <table:table-cell table:formula="of:=IF(AND([.C421]=1;[.D421]=1);[.E420]+1;[.E42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31884152098551" calcext:value-type="float">
            <text:p>-0.631884152098551</text:p>
          </table:table-cell>
          <table:table-cell table:formula="of:=(RAND()*2-1)" office:value-type="float" office:value="0.903839975666302" calcext:value-type="float">
            <text:p>0.903839975666302</text:p>
          </table:table-cell>
          <table:table-cell table:formula="of:=IF([.C421]=16;1;[.C421]+1)" office:value-type="float" office:value="6" calcext:value-type="float">
            <text:p>6</text:p>
          </table:table-cell>
          <table:table-cell table:formula="of:=IF([.C422]=1;IF([.D421]=8;1;[.D421]+1);[.D421])" office:value-type="float" office:value="3" calcext:value-type="float">
            <text:p>3</text:p>
          </table:table-cell>
          <table:table-cell table:formula="of:=IF(AND([.C422]=1;[.D422]=1);[.E421]+1;[.E42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88019167170137" calcext:value-type="float">
            <text:p>0.488019167170137</text:p>
          </table:table-cell>
          <table:table-cell table:formula="of:=(RAND()*2-1)" office:value-type="float" office:value="0.690228646741335" calcext:value-type="float">
            <text:p>0.690228646741335</text:p>
          </table:table-cell>
          <table:table-cell table:formula="of:=IF([.C422]=16;1;[.C422]+1)" office:value-type="float" office:value="7" calcext:value-type="float">
            <text:p>7</text:p>
          </table:table-cell>
          <table:table-cell table:formula="of:=IF([.C423]=1;IF([.D422]=8;1;[.D422]+1);[.D422])" office:value-type="float" office:value="3" calcext:value-type="float">
            <text:p>3</text:p>
          </table:table-cell>
          <table:table-cell table:formula="of:=IF(AND([.C423]=1;[.D423]=1);[.E422]+1;[.E42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201353557512807" calcext:value-type="float">
            <text:p>0.020135355751281</text:p>
          </table:table-cell>
          <table:table-cell table:formula="of:=(RAND()*2-1)" office:value-type="float" office:value="-0.643976745412329" calcext:value-type="float">
            <text:p>-0.643976745412329</text:p>
          </table:table-cell>
          <table:table-cell table:formula="of:=IF([.C423]=16;1;[.C423]+1)" office:value-type="float" office:value="8" calcext:value-type="float">
            <text:p>8</text:p>
          </table:table-cell>
          <table:table-cell table:formula="of:=IF([.C424]=1;IF([.D423]=8;1;[.D423]+1);[.D423])" office:value-type="float" office:value="3" calcext:value-type="float">
            <text:p>3</text:p>
          </table:table-cell>
          <table:table-cell table:formula="of:=IF(AND([.C424]=1;[.D424]=1);[.E423]+1;[.E42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20630403588814" calcext:value-type="float">
            <text:p>0.720630403588814</text:p>
          </table:table-cell>
          <table:table-cell table:formula="of:=(RAND()*2-1)" office:value-type="float" office:value="-0.445806964282419" calcext:value-type="float">
            <text:p>-0.445806964282419</text:p>
          </table:table-cell>
          <table:table-cell table:formula="of:=IF([.C424]=16;1;[.C424]+1)" office:value-type="float" office:value="9" calcext:value-type="float">
            <text:p>9</text:p>
          </table:table-cell>
          <table:table-cell table:formula="of:=IF([.C425]=1;IF([.D424]=8;1;[.D424]+1);[.D424])" office:value-type="float" office:value="3" calcext:value-type="float">
            <text:p>3</text:p>
          </table:table-cell>
          <table:table-cell table:formula="of:=IF(AND([.C425]=1;[.D425]=1);[.E424]+1;[.E42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00359855871452" calcext:value-type="float">
            <text:p>0.100359855871452</text:p>
          </table:table-cell>
          <table:table-cell table:formula="of:=(RAND()*2-1)" office:value-type="float" office:value="-0.265280120582862" calcext:value-type="float">
            <text:p>-0.265280120582862</text:p>
          </table:table-cell>
          <table:table-cell table:formula="of:=IF([.C425]=16;1;[.C425]+1)" office:value-type="float" office:value="10" calcext:value-type="float">
            <text:p>10</text:p>
          </table:table-cell>
          <table:table-cell table:formula="of:=IF([.C426]=1;IF([.D425]=8;1;[.D425]+1);[.D425])" office:value-type="float" office:value="3" calcext:value-type="float">
            <text:p>3</text:p>
          </table:table-cell>
          <table:table-cell table:formula="of:=IF(AND([.C426]=1;[.D426]=1);[.E425]+1;[.E42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85420123899334" calcext:value-type="float">
            <text:p>0.885420123899334</text:p>
          </table:table-cell>
          <table:table-cell table:formula="of:=(RAND()*2-1)" office:value-type="float" office:value="-0.790203042011766" calcext:value-type="float">
            <text:p>-0.790203042011766</text:p>
          </table:table-cell>
          <table:table-cell table:formula="of:=IF([.C426]=16;1;[.C426]+1)" office:value-type="float" office:value="11" calcext:value-type="float">
            <text:p>11</text:p>
          </table:table-cell>
          <table:table-cell table:formula="of:=IF([.C427]=1;IF([.D426]=8;1;[.D426]+1);[.D426])" office:value-type="float" office:value="3" calcext:value-type="float">
            <text:p>3</text:p>
          </table:table-cell>
          <table:table-cell table:formula="of:=IF(AND([.C427]=1;[.D427]=1);[.E426]+1;[.E42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52179126195609" calcext:value-type="float">
            <text:p>0.752179126195609</text:p>
          </table:table-cell>
          <table:table-cell table:formula="of:=(RAND()*2-1)" office:value-type="float" office:value="0.739463349384998" calcext:value-type="float">
            <text:p>0.739463349384998</text:p>
          </table:table-cell>
          <table:table-cell table:formula="of:=IF([.C427]=16;1;[.C427]+1)" office:value-type="float" office:value="12" calcext:value-type="float">
            <text:p>12</text:p>
          </table:table-cell>
          <table:table-cell table:formula="of:=IF([.C428]=1;IF([.D427]=8;1;[.D427]+1);[.D427])" office:value-type="float" office:value="3" calcext:value-type="float">
            <text:p>3</text:p>
          </table:table-cell>
          <table:table-cell table:formula="of:=IF(AND([.C428]=1;[.D428]=1);[.E427]+1;[.E42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905232171707444" calcext:value-type="float">
            <text:p>0.090523217170744</text:p>
          </table:table-cell>
          <table:table-cell table:formula="of:=(RAND()*2-1)" office:value-type="float" office:value="0.378024212134455" calcext:value-type="float">
            <text:p>0.378024212134455</text:p>
          </table:table-cell>
          <table:table-cell table:formula="of:=IF([.C428]=16;1;[.C428]+1)" office:value-type="float" office:value="13" calcext:value-type="float">
            <text:p>13</text:p>
          </table:table-cell>
          <table:table-cell table:formula="of:=IF([.C429]=1;IF([.D428]=8;1;[.D428]+1);[.D428])" office:value-type="float" office:value="3" calcext:value-type="float">
            <text:p>3</text:p>
          </table:table-cell>
          <table:table-cell table:formula="of:=IF(AND([.C429]=1;[.D429]=1);[.E428]+1;[.E42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72844902177483" calcext:value-type="float">
            <text:p>0.772844902177483</text:p>
          </table:table-cell>
          <table:table-cell table:formula="of:=(RAND()*2-1)" office:value-type="float" office:value="0.0822246031230627" calcext:value-type="float">
            <text:p>0.082224603123063</text:p>
          </table:table-cell>
          <table:table-cell table:formula="of:=IF([.C429]=16;1;[.C429]+1)" office:value-type="float" office:value="14" calcext:value-type="float">
            <text:p>14</text:p>
          </table:table-cell>
          <table:table-cell table:formula="of:=IF([.C430]=1;IF([.D429]=8;1;[.D429]+1);[.D429])" office:value-type="float" office:value="3" calcext:value-type="float">
            <text:p>3</text:p>
          </table:table-cell>
          <table:table-cell table:formula="of:=IF(AND([.C430]=1;[.D430]=1);[.E429]+1;[.E42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98663487475356" calcext:value-type="float">
            <text:p>0.598663487475356</text:p>
          </table:table-cell>
          <table:table-cell table:formula="of:=(RAND()*2-1)" office:value-type="float" office:value="0.737814253679708" calcext:value-type="float">
            <text:p>0.737814253679708</text:p>
          </table:table-cell>
          <table:table-cell table:formula="of:=IF([.C430]=16;1;[.C430]+1)" office:value-type="float" office:value="15" calcext:value-type="float">
            <text:p>15</text:p>
          </table:table-cell>
          <table:table-cell table:formula="of:=IF([.C431]=1;IF([.D430]=8;1;[.D430]+1);[.D430])" office:value-type="float" office:value="3" calcext:value-type="float">
            <text:p>3</text:p>
          </table:table-cell>
          <table:table-cell table:formula="of:=IF(AND([.C431]=1;[.D431]=1);[.E430]+1;[.E43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08245295828437" calcext:value-type="float">
            <text:p>0.808245295828437</text:p>
          </table:table-cell>
          <table:table-cell table:formula="of:=(RAND()*2-1)" office:value-type="float" office:value="-0.865375125872883" calcext:value-type="float">
            <text:p>-0.865375125872883</text:p>
          </table:table-cell>
          <table:table-cell table:formula="of:=IF([.C431]=16;1;[.C431]+1)" office:value-type="float" office:value="16" calcext:value-type="float">
            <text:p>16</text:p>
          </table:table-cell>
          <table:table-cell table:formula="of:=IF([.C432]=1;IF([.D431]=8;1;[.D431]+1);[.D431])" office:value-type="float" office:value="3" calcext:value-type="float">
            <text:p>3</text:p>
          </table:table-cell>
          <table:table-cell table:formula="of:=IF(AND([.C432]=1;[.D432]=1);[.E431]+1;[.E43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81913057803172" calcext:value-type="float">
            <text:p>-0.981913057803172</text:p>
          </table:table-cell>
          <table:table-cell table:formula="of:=(RAND()*2-1)" office:value-type="float" office:value="0.932553333714506" calcext:value-type="float">
            <text:p>0.932553333714506</text:p>
          </table:table-cell>
          <table:table-cell table:formula="of:=IF([.C432]=16;1;[.C432]+1)" office:value-type="float" office:value="1" calcext:value-type="float">
            <text:p>1</text:p>
          </table:table-cell>
          <table:table-cell table:formula="of:=IF([.C433]=1;IF([.D432]=8;1;[.D432]+1);[.D432])" office:value-type="float" office:value="4" calcext:value-type="float">
            <text:p>4</text:p>
          </table:table-cell>
          <table:table-cell table:formula="of:=IF(AND([.C433]=1;[.D433]=1);[.E432]+1;[.E43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01740229343154" calcext:value-type="float">
            <text:p>0.401740229343154</text:p>
          </table:table-cell>
          <table:table-cell table:formula="of:=(RAND()*2-1)" office:value-type="float" office:value="-0.13168032864797" calcext:value-type="float">
            <text:p>-0.13168032864797</text:p>
          </table:table-cell>
          <table:table-cell table:formula="of:=IF([.C433]=16;1;[.C433]+1)" office:value-type="float" office:value="2" calcext:value-type="float">
            <text:p>2</text:p>
          </table:table-cell>
          <table:table-cell table:formula="of:=IF([.C434]=1;IF([.D433]=8;1;[.D433]+1);[.D433])" office:value-type="float" office:value="4" calcext:value-type="float">
            <text:p>4</text:p>
          </table:table-cell>
          <table:table-cell table:formula="of:=IF(AND([.C434]=1;[.D434]=1);[.E433]+1;[.E43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29867297989497" calcext:value-type="float">
            <text:p>0.329867297989497</text:p>
          </table:table-cell>
          <table:table-cell table:formula="of:=(RAND()*2-1)" office:value-type="float" office:value="-0.466892103644257" calcext:value-type="float">
            <text:p>-0.466892103644257</text:p>
          </table:table-cell>
          <table:table-cell table:formula="of:=IF([.C434]=16;1;[.C434]+1)" office:value-type="float" office:value="3" calcext:value-type="float">
            <text:p>3</text:p>
          </table:table-cell>
          <table:table-cell table:formula="of:=IF([.C435]=1;IF([.D434]=8;1;[.D434]+1);[.D434])" office:value-type="float" office:value="4" calcext:value-type="float">
            <text:p>4</text:p>
          </table:table-cell>
          <table:table-cell table:formula="of:=IF(AND([.C435]=1;[.D435]=1);[.E434]+1;[.E43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59781919718283" calcext:value-type="float">
            <text:p>-0.659781919718283</text:p>
          </table:table-cell>
          <table:table-cell table:formula="of:=(RAND()*2-1)" office:value-type="float" office:value="-0.784170212837539" calcext:value-type="float">
            <text:p>-0.784170212837539</text:p>
          </table:table-cell>
          <table:table-cell table:formula="of:=IF([.C435]=16;1;[.C435]+1)" office:value-type="float" office:value="4" calcext:value-type="float">
            <text:p>4</text:p>
          </table:table-cell>
          <table:table-cell table:formula="of:=IF([.C436]=1;IF([.D435]=8;1;[.D435]+1);[.D435])" office:value-type="float" office:value="4" calcext:value-type="float">
            <text:p>4</text:p>
          </table:table-cell>
          <table:table-cell table:formula="of:=IF(AND([.C436]=1;[.D436]=1);[.E435]+1;[.E43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99455720494738" calcext:value-type="float">
            <text:p>-0.499455720494738</text:p>
          </table:table-cell>
          <table:table-cell table:formula="of:=(RAND()*2-1)" office:value-type="float" office:value="0.563897470246582" calcext:value-type="float">
            <text:p>0.563897470246582</text:p>
          </table:table-cell>
          <table:table-cell table:formula="of:=IF([.C436]=16;1;[.C436]+1)" office:value-type="float" office:value="5" calcext:value-type="float">
            <text:p>5</text:p>
          </table:table-cell>
          <table:table-cell table:formula="of:=IF([.C437]=1;IF([.D436]=8;1;[.D436]+1);[.D436])" office:value-type="float" office:value="4" calcext:value-type="float">
            <text:p>4</text:p>
          </table:table-cell>
          <table:table-cell table:formula="of:=IF(AND([.C437]=1;[.D437]=1);[.E436]+1;[.E43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91337497099227" calcext:value-type="float">
            <text:p>0.991337497099227</text:p>
          </table:table-cell>
          <table:table-cell table:formula="of:=(RAND()*2-1)" office:value-type="float" office:value="0.750713608138595" calcext:value-type="float">
            <text:p>0.750713608138595</text:p>
          </table:table-cell>
          <table:table-cell table:formula="of:=IF([.C437]=16;1;[.C437]+1)" office:value-type="float" office:value="6" calcext:value-type="float">
            <text:p>6</text:p>
          </table:table-cell>
          <table:table-cell table:formula="of:=IF([.C438]=1;IF([.D437]=8;1;[.D437]+1);[.D437])" office:value-type="float" office:value="4" calcext:value-type="float">
            <text:p>4</text:p>
          </table:table-cell>
          <table:table-cell table:formula="of:=IF(AND([.C438]=1;[.D438]=1);[.E437]+1;[.E43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10179145120101" calcext:value-type="float">
            <text:p>0.610179145120101</text:p>
          </table:table-cell>
          <table:table-cell table:formula="of:=(RAND()*2-1)" office:value-type="float" office:value="-0.376040900788066" calcext:value-type="float">
            <text:p>-0.376040900788066</text:p>
          </table:table-cell>
          <table:table-cell table:formula="of:=IF([.C438]=16;1;[.C438]+1)" office:value-type="float" office:value="7" calcext:value-type="float">
            <text:p>7</text:p>
          </table:table-cell>
          <table:table-cell table:formula="of:=IF([.C439]=1;IF([.D438]=8;1;[.D438]+1);[.D438])" office:value-type="float" office:value="4" calcext:value-type="float">
            <text:p>4</text:p>
          </table:table-cell>
          <table:table-cell table:formula="of:=IF(AND([.C439]=1;[.D439]=1);[.E438]+1;[.E43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87987567116765" calcext:value-type="float">
            <text:p>0.487987567116765</text:p>
          </table:table-cell>
          <table:table-cell table:formula="of:=(RAND()*2-1)" office:value-type="float" office:value="0.191239912543487" calcext:value-type="float">
            <text:p>0.191239912543487</text:p>
          </table:table-cell>
          <table:table-cell table:formula="of:=IF([.C439]=16;1;[.C439]+1)" office:value-type="float" office:value="8" calcext:value-type="float">
            <text:p>8</text:p>
          </table:table-cell>
          <table:table-cell table:formula="of:=IF([.C440]=1;IF([.D439]=8;1;[.D439]+1);[.D439])" office:value-type="float" office:value="4" calcext:value-type="float">
            <text:p>4</text:p>
          </table:table-cell>
          <table:table-cell table:formula="of:=IF(AND([.C440]=1;[.D440]=1);[.E439]+1;[.E43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79728715345152" calcext:value-type="float">
            <text:p>0.479728715345152</text:p>
          </table:table-cell>
          <table:table-cell table:formula="of:=(RAND()*2-1)" office:value-type="float" office:value="-0.679655314093777" calcext:value-type="float">
            <text:p>-0.679655314093777</text:p>
          </table:table-cell>
          <table:table-cell table:formula="of:=IF([.C440]=16;1;[.C440]+1)" office:value-type="float" office:value="9" calcext:value-type="float">
            <text:p>9</text:p>
          </table:table-cell>
          <table:table-cell table:formula="of:=IF([.C441]=1;IF([.D440]=8;1;[.D440]+1);[.D440])" office:value-type="float" office:value="4" calcext:value-type="float">
            <text:p>4</text:p>
          </table:table-cell>
          <table:table-cell table:formula="of:=IF(AND([.C441]=1;[.D441]=1);[.E440]+1;[.E44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00940513750465" calcext:value-type="float">
            <text:p>-0.300940513750465</text:p>
          </table:table-cell>
          <table:table-cell table:formula="of:=(RAND()*2-1)" office:value-type="float" office:value="0.688383180354495" calcext:value-type="float">
            <text:p>0.688383180354495</text:p>
          </table:table-cell>
          <table:table-cell table:formula="of:=IF([.C441]=16;1;[.C441]+1)" office:value-type="float" office:value="10" calcext:value-type="float">
            <text:p>10</text:p>
          </table:table-cell>
          <table:table-cell table:formula="of:=IF([.C442]=1;IF([.D441]=8;1;[.D441]+1);[.D441])" office:value-type="float" office:value="4" calcext:value-type="float">
            <text:p>4</text:p>
          </table:table-cell>
          <table:table-cell table:formula="of:=IF(AND([.C442]=1;[.D442]=1);[.E441]+1;[.E44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42002589701966" calcext:value-type="float">
            <text:p>-0.342002589701966</text:p>
          </table:table-cell>
          <table:table-cell table:formula="of:=(RAND()*2-1)" office:value-type="float" office:value="0.191643429254073" calcext:value-type="float">
            <text:p>0.191643429254073</text:p>
          </table:table-cell>
          <table:table-cell table:formula="of:=IF([.C442]=16;1;[.C442]+1)" office:value-type="float" office:value="11" calcext:value-type="float">
            <text:p>11</text:p>
          </table:table-cell>
          <table:table-cell table:formula="of:=IF([.C443]=1;IF([.D442]=8;1;[.D442]+1);[.D442])" office:value-type="float" office:value="4" calcext:value-type="float">
            <text:p>4</text:p>
          </table:table-cell>
          <table:table-cell table:formula="of:=IF(AND([.C443]=1;[.D443]=1);[.E442]+1;[.E44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7971352679311" calcext:value-type="float">
            <text:p>0.17971352679311</text:p>
          </table:table-cell>
          <table:table-cell table:formula="of:=(RAND()*2-1)" office:value-type="float" office:value="-0.0485272952791243" calcext:value-type="float">
            <text:p>-0.048527295279124</text:p>
          </table:table-cell>
          <table:table-cell table:formula="of:=IF([.C443]=16;1;[.C443]+1)" office:value-type="float" office:value="12" calcext:value-type="float">
            <text:p>12</text:p>
          </table:table-cell>
          <table:table-cell table:formula="of:=IF([.C444]=1;IF([.D443]=8;1;[.D443]+1);[.D443])" office:value-type="float" office:value="4" calcext:value-type="float">
            <text:p>4</text:p>
          </table:table-cell>
          <table:table-cell table:formula="of:=IF(AND([.C444]=1;[.D444]=1);[.E443]+1;[.E44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63060543062505" calcext:value-type="float">
            <text:p>0.963060543062505</text:p>
          </table:table-cell>
          <table:table-cell table:formula="of:=(RAND()*2-1)" office:value-type="float" office:value="-0.85533208050981" calcext:value-type="float">
            <text:p>-0.85533208050981</text:p>
          </table:table-cell>
          <table:table-cell table:formula="of:=IF([.C444]=16;1;[.C444]+1)" office:value-type="float" office:value="13" calcext:value-type="float">
            <text:p>13</text:p>
          </table:table-cell>
          <table:table-cell table:formula="of:=IF([.C445]=1;IF([.D444]=8;1;[.D444]+1);[.D444])" office:value-type="float" office:value="4" calcext:value-type="float">
            <text:p>4</text:p>
          </table:table-cell>
          <table:table-cell table:formula="of:=IF(AND([.C445]=1;[.D445]=1);[.E444]+1;[.E44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67408991272027" calcext:value-type="float">
            <text:p>-0.167408991272027</text:p>
          </table:table-cell>
          <table:table-cell table:formula="of:=(RAND()*2-1)" office:value-type="float" office:value="-0.779241226472797" calcext:value-type="float">
            <text:p>-0.779241226472797</text:p>
          </table:table-cell>
          <table:table-cell table:formula="of:=IF([.C445]=16;1;[.C445]+1)" office:value-type="float" office:value="14" calcext:value-type="float">
            <text:p>14</text:p>
          </table:table-cell>
          <table:table-cell table:formula="of:=IF([.C446]=1;IF([.D445]=8;1;[.D445]+1);[.D445])" office:value-type="float" office:value="4" calcext:value-type="float">
            <text:p>4</text:p>
          </table:table-cell>
          <table:table-cell table:formula="of:=IF(AND([.C446]=1;[.D446]=1);[.E445]+1;[.E44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71192476372038" calcext:value-type="float">
            <text:p>-0.571192476372038</text:p>
          </table:table-cell>
          <table:table-cell table:formula="of:=(RAND()*2-1)" office:value-type="float" office:value="-0.81790733814168" calcext:value-type="float">
            <text:p>-0.81790733814168</text:p>
          </table:table-cell>
          <table:table-cell table:formula="of:=IF([.C446]=16;1;[.C446]+1)" office:value-type="float" office:value="15" calcext:value-type="float">
            <text:p>15</text:p>
          </table:table-cell>
          <table:table-cell table:formula="of:=IF([.C447]=1;IF([.D446]=8;1;[.D446]+1);[.D446])" office:value-type="float" office:value="4" calcext:value-type="float">
            <text:p>4</text:p>
          </table:table-cell>
          <table:table-cell table:formula="of:=IF(AND([.C447]=1;[.D447]=1);[.E446]+1;[.E44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0558176628285467" calcext:value-type="float">
            <text:p>-0.055817662828547</text:p>
          </table:table-cell>
          <table:table-cell table:formula="of:=(RAND()*2-1)" office:value-type="float" office:value="0.492750105822053" calcext:value-type="float">
            <text:p>0.492750105822053</text:p>
          </table:table-cell>
          <table:table-cell table:formula="of:=IF([.C447]=16;1;[.C447]+1)" office:value-type="float" office:value="16" calcext:value-type="float">
            <text:p>16</text:p>
          </table:table-cell>
          <table:table-cell table:formula="of:=IF([.C448]=1;IF([.D447]=8;1;[.D447]+1);[.D447])" office:value-type="float" office:value="4" calcext:value-type="float">
            <text:p>4</text:p>
          </table:table-cell>
          <table:table-cell table:formula="of:=IF(AND([.C448]=1;[.D448]=1);[.E447]+1;[.E44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842475813144503" calcext:value-type="float">
            <text:p>-0.842475813144503</text:p>
          </table:table-cell>
          <table:table-cell table:formula="of:=(RAND()*2-1)" office:value-type="float" office:value="0.750668694999308" calcext:value-type="float">
            <text:p>0.750668694999308</text:p>
          </table:table-cell>
          <table:table-cell table:formula="of:=IF([.C448]=16;1;[.C448]+1)" office:value-type="float" office:value="1" calcext:value-type="float">
            <text:p>1</text:p>
          </table:table-cell>
          <table:table-cell table:formula="of:=IF([.C449]=1;IF([.D448]=8;1;[.D448]+1);[.D448])" office:value-type="float" office:value="5" calcext:value-type="float">
            <text:p>5</text:p>
          </table:table-cell>
          <table:table-cell table:formula="of:=IF(AND([.C449]=1;[.D449]=1);[.E448]+1;[.E44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298214052447608" calcext:value-type="float">
            <text:p>0.298214052447608</text:p>
          </table:table-cell>
          <table:table-cell table:formula="of:=(RAND()*2-1)" office:value-type="float" office:value="-0.739784256792555" calcext:value-type="float">
            <text:p>-0.739784256792555</text:p>
          </table:table-cell>
          <table:table-cell table:formula="of:=IF([.C449]=16;1;[.C449]+1)" office:value-type="float" office:value="2" calcext:value-type="float">
            <text:p>2</text:p>
          </table:table-cell>
          <table:table-cell table:formula="of:=IF([.C450]=1;IF([.D449]=8;1;[.D449]+1);[.D449])" office:value-type="float" office:value="5" calcext:value-type="float">
            <text:p>5</text:p>
          </table:table-cell>
          <table:table-cell table:formula="of:=IF(AND([.C450]=1;[.D450]=1);[.E449]+1;[.E44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0561286830983262" calcext:value-type="float">
            <text:p>-0.056128683098326</text:p>
          </table:table-cell>
          <table:table-cell table:formula="of:=(RAND()*2-1)" office:value-type="float" office:value="0.231154572685883" calcext:value-type="float">
            <text:p>0.231154572685883</text:p>
          </table:table-cell>
          <table:table-cell table:formula="of:=IF([.C450]=16;1;[.C450]+1)" office:value-type="float" office:value="3" calcext:value-type="float">
            <text:p>3</text:p>
          </table:table-cell>
          <table:table-cell table:formula="of:=IF([.C451]=1;IF([.D450]=8;1;[.D450]+1);[.D450])" office:value-type="float" office:value="5" calcext:value-type="float">
            <text:p>5</text:p>
          </table:table-cell>
          <table:table-cell table:formula="of:=IF(AND([.C451]=1;[.D451]=1);[.E450]+1;[.E45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23775953134692" calcext:value-type="float">
            <text:p>-0.523775953134692</text:p>
          </table:table-cell>
          <table:table-cell table:formula="of:=(RAND()*2-1)" office:value-type="float" office:value="-0.0276515108135507" calcext:value-type="float">
            <text:p>-0.027651510813551</text:p>
          </table:table-cell>
          <table:table-cell table:formula="of:=IF([.C451]=16;1;[.C451]+1)" office:value-type="float" office:value="4" calcext:value-type="float">
            <text:p>4</text:p>
          </table:table-cell>
          <table:table-cell table:formula="of:=IF([.C452]=1;IF([.D451]=8;1;[.D451]+1);[.D451])" office:value-type="float" office:value="5" calcext:value-type="float">
            <text:p>5</text:p>
          </table:table-cell>
          <table:table-cell table:formula="of:=IF(AND([.C452]=1;[.D452]=1);[.E451]+1;[.E45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98894623196236" calcext:value-type="float">
            <text:p>0.498894623196236</text:p>
          </table:table-cell>
          <table:table-cell table:formula="of:=(RAND()*2-1)" office:value-type="float" office:value="0.035373692875061" calcext:value-type="float">
            <text:p>0.035373692875061</text:p>
          </table:table-cell>
          <table:table-cell table:formula="of:=IF([.C452]=16;1;[.C452]+1)" office:value-type="float" office:value="5" calcext:value-type="float">
            <text:p>5</text:p>
          </table:table-cell>
          <table:table-cell table:formula="of:=IF([.C453]=1;IF([.D452]=8;1;[.D452]+1);[.D452])" office:value-type="float" office:value="5" calcext:value-type="float">
            <text:p>5</text:p>
          </table:table-cell>
          <table:table-cell table:formula="of:=IF(AND([.C453]=1;[.D453]=1);[.E452]+1;[.E45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71003795170458" calcext:value-type="float">
            <text:p>0.171003795170458</text:p>
          </table:table-cell>
          <table:table-cell table:formula="of:=(RAND()*2-1)" office:value-type="float" office:value="-0.330404099113682" calcext:value-type="float">
            <text:p>-0.330404099113682</text:p>
          </table:table-cell>
          <table:table-cell table:formula="of:=IF([.C453]=16;1;[.C453]+1)" office:value-type="float" office:value="6" calcext:value-type="float">
            <text:p>6</text:p>
          </table:table-cell>
          <table:table-cell table:formula="of:=IF([.C454]=1;IF([.D453]=8;1;[.D453]+1);[.D453])" office:value-type="float" office:value="5" calcext:value-type="float">
            <text:p>5</text:p>
          </table:table-cell>
          <table:table-cell table:formula="of:=IF(AND([.C454]=1;[.D454]=1);[.E453]+1;[.E45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52144922970706" calcext:value-type="float">
            <text:p>-0.452144922970706</text:p>
          </table:table-cell>
          <table:table-cell table:formula="of:=(RAND()*2-1)" office:value-type="float" office:value="-0.530089177803658" calcext:value-type="float">
            <text:p>-0.530089177803658</text:p>
          </table:table-cell>
          <table:table-cell table:formula="of:=IF([.C454]=16;1;[.C454]+1)" office:value-type="float" office:value="7" calcext:value-type="float">
            <text:p>7</text:p>
          </table:table-cell>
          <table:table-cell table:formula="of:=IF([.C455]=1;IF([.D454]=8;1;[.D454]+1);[.D454])" office:value-type="float" office:value="5" calcext:value-type="float">
            <text:p>5</text:p>
          </table:table-cell>
          <table:table-cell table:formula="of:=IF(AND([.C455]=1;[.D455]=1);[.E454]+1;[.E45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84839898367527" calcext:value-type="float">
            <text:p>-0.784839898367527</text:p>
          </table:table-cell>
          <table:table-cell table:formula="of:=(RAND()*2-1)" office:value-type="float" office:value="-0.939418939906521" calcext:value-type="float">
            <text:p>-0.939418939906521</text:p>
          </table:table-cell>
          <table:table-cell table:formula="of:=IF([.C455]=16;1;[.C455]+1)" office:value-type="float" office:value="8" calcext:value-type="float">
            <text:p>8</text:p>
          </table:table-cell>
          <table:table-cell table:formula="of:=IF([.C456]=1;IF([.D455]=8;1;[.D455]+1);[.D455])" office:value-type="float" office:value="5" calcext:value-type="float">
            <text:p>5</text:p>
          </table:table-cell>
          <table:table-cell table:formula="of:=IF(AND([.C456]=1;[.D456]=1);[.E455]+1;[.E45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28220710838982" calcext:value-type="float">
            <text:p>-0.728220710838982</text:p>
          </table:table-cell>
          <table:table-cell table:formula="of:=(RAND()*2-1)" office:value-type="float" office:value="0.991167718517731" calcext:value-type="float">
            <text:p>0.991167718517731</text:p>
          </table:table-cell>
          <table:table-cell table:formula="of:=IF([.C456]=16;1;[.C456]+1)" office:value-type="float" office:value="9" calcext:value-type="float">
            <text:p>9</text:p>
          </table:table-cell>
          <table:table-cell table:formula="of:=IF([.C457]=1;IF([.D456]=8;1;[.D456]+1);[.D456])" office:value-type="float" office:value="5" calcext:value-type="float">
            <text:p>5</text:p>
          </table:table-cell>
          <table:table-cell table:formula="of:=IF(AND([.C457]=1;[.D457]=1);[.E456]+1;[.E45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16636146666324" calcext:value-type="float">
            <text:p>-0.416636146666324</text:p>
          </table:table-cell>
          <table:table-cell table:formula="of:=(RAND()*2-1)" office:value-type="float" office:value="-0.552873524312302" calcext:value-type="float">
            <text:p>-0.552873524312302</text:p>
          </table:table-cell>
          <table:table-cell table:formula="of:=IF([.C457]=16;1;[.C457]+1)" office:value-type="float" office:value="10" calcext:value-type="float">
            <text:p>10</text:p>
          </table:table-cell>
          <table:table-cell table:formula="of:=IF([.C458]=1;IF([.D457]=8;1;[.D457]+1);[.D457])" office:value-type="float" office:value="5" calcext:value-type="float">
            <text:p>5</text:p>
          </table:table-cell>
          <table:table-cell table:formula="of:=IF(AND([.C458]=1;[.D458]=1);[.E457]+1;[.E45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27181720249354" calcext:value-type="float">
            <text:p>-0.927181720249354</text:p>
          </table:table-cell>
          <table:table-cell table:formula="of:=(RAND()*2-1)" office:value-type="float" office:value="0.198527344730369" calcext:value-type="float">
            <text:p>0.198527344730369</text:p>
          </table:table-cell>
          <table:table-cell table:formula="of:=IF([.C458]=16;1;[.C458]+1)" office:value-type="float" office:value="11" calcext:value-type="float">
            <text:p>11</text:p>
          </table:table-cell>
          <table:table-cell table:formula="of:=IF([.C459]=1;IF([.D458]=8;1;[.D458]+1);[.D458])" office:value-type="float" office:value="5" calcext:value-type="float">
            <text:p>5</text:p>
          </table:table-cell>
          <table:table-cell table:formula="of:=IF(AND([.C459]=1;[.D459]=1);[.E458]+1;[.E45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47805540480614" calcext:value-type="float">
            <text:p>-0.947805540480614</text:p>
          </table:table-cell>
          <table:table-cell table:formula="of:=(RAND()*2-1)" office:value-type="float" office:value="0.888576766118663" calcext:value-type="float">
            <text:p>0.888576766118663</text:p>
          </table:table-cell>
          <table:table-cell table:formula="of:=IF([.C459]=16;1;[.C459]+1)" office:value-type="float" office:value="12" calcext:value-type="float">
            <text:p>12</text:p>
          </table:table-cell>
          <table:table-cell table:formula="of:=IF([.C460]=1;IF([.D459]=8;1;[.D459]+1);[.D459])" office:value-type="float" office:value="5" calcext:value-type="float">
            <text:p>5</text:p>
          </table:table-cell>
          <table:table-cell table:formula="of:=IF(AND([.C460]=1;[.D460]=1);[.E459]+1;[.E45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10099955417494" calcext:value-type="float">
            <text:p>0.610099955417494</text:p>
          </table:table-cell>
          <table:table-cell table:formula="of:=(RAND()*2-1)" office:value-type="float" office:value="0.372380528649284" calcext:value-type="float">
            <text:p>0.372380528649284</text:p>
          </table:table-cell>
          <table:table-cell table:formula="of:=IF([.C460]=16;1;[.C460]+1)" office:value-type="float" office:value="13" calcext:value-type="float">
            <text:p>13</text:p>
          </table:table-cell>
          <table:table-cell table:formula="of:=IF([.C461]=1;IF([.D460]=8;1;[.D460]+1);[.D460])" office:value-type="float" office:value="5" calcext:value-type="float">
            <text:p>5</text:p>
          </table:table-cell>
          <table:table-cell table:formula="of:=IF(AND([.C461]=1;[.D461]=1);[.E460]+1;[.E46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94710481250506" calcext:value-type="float">
            <text:p>0.894710481250506</text:p>
          </table:table-cell>
          <table:table-cell table:formula="of:=(RAND()*2-1)" office:value-type="float" office:value="0.916836338656926" calcext:value-type="float">
            <text:p>0.916836338656926</text:p>
          </table:table-cell>
          <table:table-cell table:formula="of:=IF([.C461]=16;1;[.C461]+1)" office:value-type="float" office:value="14" calcext:value-type="float">
            <text:p>14</text:p>
          </table:table-cell>
          <table:table-cell table:formula="of:=IF([.C462]=1;IF([.D461]=8;1;[.D461]+1);[.D461])" office:value-type="float" office:value="5" calcext:value-type="float">
            <text:p>5</text:p>
          </table:table-cell>
          <table:table-cell table:formula="of:=IF(AND([.C462]=1;[.D462]=1);[.E461]+1;[.E46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82708413155445" calcext:value-type="float">
            <text:p>0.782708413155445</text:p>
          </table:table-cell>
          <table:table-cell table:formula="of:=(RAND()*2-1)" office:value-type="float" office:value="0.801939055618383" calcext:value-type="float">
            <text:p>0.801939055618383</text:p>
          </table:table-cell>
          <table:table-cell table:formula="of:=IF([.C462]=16;1;[.C462]+1)" office:value-type="float" office:value="15" calcext:value-type="float">
            <text:p>15</text:p>
          </table:table-cell>
          <table:table-cell table:formula="of:=IF([.C463]=1;IF([.D462]=8;1;[.D462]+1);[.D462])" office:value-type="float" office:value="5" calcext:value-type="float">
            <text:p>5</text:p>
          </table:table-cell>
          <table:table-cell table:formula="of:=IF(AND([.C463]=1;[.D463]=1);[.E462]+1;[.E46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967690860899026" calcext:value-type="float">
            <text:p>0.096769086089903</text:p>
          </table:table-cell>
          <table:table-cell table:formula="of:=(RAND()*2-1)" office:value-type="float" office:value="-0.69907173250412" calcext:value-type="float">
            <text:p>-0.69907173250412</text:p>
          </table:table-cell>
          <table:table-cell table:formula="of:=IF([.C463]=16;1;[.C463]+1)" office:value-type="float" office:value="16" calcext:value-type="float">
            <text:p>16</text:p>
          </table:table-cell>
          <table:table-cell table:formula="of:=IF([.C464]=1;IF([.D463]=8;1;[.D463]+1);[.D463])" office:value-type="float" office:value="5" calcext:value-type="float">
            <text:p>5</text:p>
          </table:table-cell>
          <table:table-cell table:formula="of:=IF(AND([.C464]=1;[.D464]=1);[.E463]+1;[.E46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0905514965064502" calcext:value-type="float">
            <text:p>0.009055149650645</text:p>
          </table:table-cell>
          <table:table-cell table:formula="of:=(RAND()*2-1)" office:value-type="float" office:value="-0.0543749568327645" calcext:value-type="float">
            <text:p>-0.054374956832765</text:p>
          </table:table-cell>
          <table:table-cell table:formula="of:=IF([.C464]=16;1;[.C464]+1)" office:value-type="float" office:value="1" calcext:value-type="float">
            <text:p>1</text:p>
          </table:table-cell>
          <table:table-cell table:formula="of:=IF([.C465]=1;IF([.D464]=8;1;[.D464]+1);[.D464])" office:value-type="float" office:value="6" calcext:value-type="float">
            <text:p>6</text:p>
          </table:table-cell>
          <table:table-cell table:formula="of:=IF(AND([.C465]=1;[.D465]=1);[.E464]+1;[.E46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10829264291738" calcext:value-type="float">
            <text:p>0.910829264291738</text:p>
          </table:table-cell>
          <table:table-cell table:formula="of:=(RAND()*2-1)" office:value-type="float" office:value="-0.398814583178331" calcext:value-type="float">
            <text:p>-0.398814583178331</text:p>
          </table:table-cell>
          <table:table-cell table:formula="of:=IF([.C465]=16;1;[.C465]+1)" office:value-type="float" office:value="2" calcext:value-type="float">
            <text:p>2</text:p>
          </table:table-cell>
          <table:table-cell table:formula="of:=IF([.C466]=1;IF([.D465]=8;1;[.D465]+1);[.D465])" office:value-type="float" office:value="6" calcext:value-type="float">
            <text:p>6</text:p>
          </table:table-cell>
          <table:table-cell table:formula="of:=IF(AND([.C466]=1;[.D466]=1);[.E465]+1;[.E46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84548461688915" calcext:value-type="float">
            <text:p>0.484548461688915</text:p>
          </table:table-cell>
          <table:table-cell table:formula="of:=(RAND()*2-1)" office:value-type="float" office:value="-0.315471464649189" calcext:value-type="float">
            <text:p>-0.315471464649189</text:p>
          </table:table-cell>
          <table:table-cell table:formula="of:=IF([.C466]=16;1;[.C466]+1)" office:value-type="float" office:value="3" calcext:value-type="float">
            <text:p>3</text:p>
          </table:table-cell>
          <table:table-cell table:formula="of:=IF([.C467]=1;IF([.D466]=8;1;[.D466]+1);[.D466])" office:value-type="float" office:value="6" calcext:value-type="float">
            <text:p>6</text:p>
          </table:table-cell>
          <table:table-cell table:formula="of:=IF(AND([.C467]=1;[.D467]=1);[.E466]+1;[.E46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58846522560555" calcext:value-type="float">
            <text:p>-0.258846522560555</text:p>
          </table:table-cell>
          <table:table-cell table:formula="of:=(RAND()*2-1)" office:value-type="float" office:value="-0.443620037619393" calcext:value-type="float">
            <text:p>-0.443620037619393</text:p>
          </table:table-cell>
          <table:table-cell table:formula="of:=IF([.C467]=16;1;[.C467]+1)" office:value-type="float" office:value="4" calcext:value-type="float">
            <text:p>4</text:p>
          </table:table-cell>
          <table:table-cell table:formula="of:=IF([.C468]=1;IF([.D467]=8;1;[.D467]+1);[.D467])" office:value-type="float" office:value="6" calcext:value-type="float">
            <text:p>6</text:p>
          </table:table-cell>
          <table:table-cell table:formula="of:=IF(AND([.C468]=1;[.D468]=1);[.E467]+1;[.E46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182049860315021" calcext:value-type="float">
            <text:p>0.018204986031502</text:p>
          </table:table-cell>
          <table:table-cell table:formula="of:=(RAND()*2-1)" office:value-type="float" office:value="-0.0984027227788209" calcext:value-type="float">
            <text:p>-0.098402722778821</text:p>
          </table:table-cell>
          <table:table-cell table:formula="of:=IF([.C468]=16;1;[.C468]+1)" office:value-type="float" office:value="5" calcext:value-type="float">
            <text:p>5</text:p>
          </table:table-cell>
          <table:table-cell table:formula="of:=IF([.C469]=1;IF([.D468]=8;1;[.D468]+1);[.D468])" office:value-type="float" office:value="6" calcext:value-type="float">
            <text:p>6</text:p>
          </table:table-cell>
          <table:table-cell table:formula="of:=IF(AND([.C469]=1;[.D469]=1);[.E468]+1;[.E46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74923345138797" calcext:value-type="float">
            <text:p>-0.174923345138797</text:p>
          </table:table-cell>
          <table:table-cell table:formula="of:=(RAND()*2-1)" office:value-type="float" office:value="0.904459108393292" calcext:value-type="float">
            <text:p>0.904459108393292</text:p>
          </table:table-cell>
          <table:table-cell table:formula="of:=IF([.C469]=16;1;[.C469]+1)" office:value-type="float" office:value="6" calcext:value-type="float">
            <text:p>6</text:p>
          </table:table-cell>
          <table:table-cell table:formula="of:=IF([.C470]=1;IF([.D469]=8;1;[.D469]+1);[.D469])" office:value-type="float" office:value="6" calcext:value-type="float">
            <text:p>6</text:p>
          </table:table-cell>
          <table:table-cell table:formula="of:=IF(AND([.C470]=1;[.D470]=1);[.E469]+1;[.E46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14350808452205" calcext:value-type="float">
            <text:p>-0.914350808452205</text:p>
          </table:table-cell>
          <table:table-cell table:formula="of:=(RAND()*2-1)" office:value-type="float" office:value="0.948204916641198" calcext:value-type="float">
            <text:p>0.948204916641198</text:p>
          </table:table-cell>
          <table:table-cell table:formula="of:=IF([.C470]=16;1;[.C470]+1)" office:value-type="float" office:value="7" calcext:value-type="float">
            <text:p>7</text:p>
          </table:table-cell>
          <table:table-cell table:formula="of:=IF([.C471]=1;IF([.D470]=8;1;[.D470]+1);[.D470])" office:value-type="float" office:value="6" calcext:value-type="float">
            <text:p>6</text:p>
          </table:table-cell>
          <table:table-cell table:formula="of:=IF(AND([.C471]=1;[.D471]=1);[.E470]+1;[.E47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89411006556428" calcext:value-type="float">
            <text:p>0.389411006556428</text:p>
          </table:table-cell>
          <table:table-cell table:formula="of:=(RAND()*2-1)" office:value-type="float" office:value="-0.895326208806483" calcext:value-type="float">
            <text:p>-0.895326208806483</text:p>
          </table:table-cell>
          <table:table-cell table:formula="of:=IF([.C471]=16;1;[.C471]+1)" office:value-type="float" office:value="8" calcext:value-type="float">
            <text:p>8</text:p>
          </table:table-cell>
          <table:table-cell table:formula="of:=IF([.C472]=1;IF([.D471]=8;1;[.D471]+1);[.D471])" office:value-type="float" office:value="6" calcext:value-type="float">
            <text:p>6</text:p>
          </table:table-cell>
          <table:table-cell table:formula="of:=IF(AND([.C472]=1;[.D472]=1);[.E471]+1;[.E47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57799894255634" calcext:value-type="float">
            <text:p>-0.557799894255634</text:p>
          </table:table-cell>
          <table:table-cell table:formula="of:=(RAND()*2-1)" office:value-type="float" office:value="0.576302707200889" calcext:value-type="float">
            <text:p>0.576302707200889</text:p>
          </table:table-cell>
          <table:table-cell table:formula="of:=IF([.C472]=16;1;[.C472]+1)" office:value-type="float" office:value="9" calcext:value-type="float">
            <text:p>9</text:p>
          </table:table-cell>
          <table:table-cell table:formula="of:=IF([.C473]=1;IF([.D472]=8;1;[.D472]+1);[.D472])" office:value-type="float" office:value="6" calcext:value-type="float">
            <text:p>6</text:p>
          </table:table-cell>
          <table:table-cell table:formula="of:=IF(AND([.C473]=1;[.D473]=1);[.E472]+1;[.E47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35050214156448" calcext:value-type="float">
            <text:p>-0.535050214156448</text:p>
          </table:table-cell>
          <table:table-cell table:formula="of:=(RAND()*2-1)" office:value-type="float" office:value="0.452660000612132" calcext:value-type="float">
            <text:p>0.452660000612132</text:p>
          </table:table-cell>
          <table:table-cell table:formula="of:=IF([.C473]=16;1;[.C473]+1)" office:value-type="float" office:value="10" calcext:value-type="float">
            <text:p>10</text:p>
          </table:table-cell>
          <table:table-cell table:formula="of:=IF([.C474]=1;IF([.D473]=8;1;[.D473]+1);[.D473])" office:value-type="float" office:value="6" calcext:value-type="float">
            <text:p>6</text:p>
          </table:table-cell>
          <table:table-cell table:formula="of:=IF(AND([.C474]=1;[.D474]=1);[.E473]+1;[.E47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42089417501768" calcext:value-type="float">
            <text:p>0.742089417501768</text:p>
          </table:table-cell>
          <table:table-cell table:formula="of:=(RAND()*2-1)" office:value-type="float" office:value="-0.876690946436959" calcext:value-type="float">
            <text:p>-0.876690946436959</text:p>
          </table:table-cell>
          <table:table-cell table:formula="of:=IF([.C474]=16;1;[.C474]+1)" office:value-type="float" office:value="11" calcext:value-type="float">
            <text:p>11</text:p>
          </table:table-cell>
          <table:table-cell table:formula="of:=IF([.C475]=1;IF([.D474]=8;1;[.D474]+1);[.D474])" office:value-type="float" office:value="6" calcext:value-type="float">
            <text:p>6</text:p>
          </table:table-cell>
          <table:table-cell table:formula="of:=IF(AND([.C475]=1;[.D475]=1);[.E474]+1;[.E47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88375770148167" calcext:value-type="float">
            <text:p>0.988375770148167</text:p>
          </table:table-cell>
          <table:table-cell table:formula="of:=(RAND()*2-1)" office:value-type="float" office:value="-0.992016122331907" calcext:value-type="float">
            <text:p>-0.992016122331907</text:p>
          </table:table-cell>
          <table:table-cell table:formula="of:=IF([.C475]=16;1;[.C475]+1)" office:value-type="float" office:value="12" calcext:value-type="float">
            <text:p>12</text:p>
          </table:table-cell>
          <table:table-cell table:formula="of:=IF([.C476]=1;IF([.D475]=8;1;[.D475]+1);[.D475])" office:value-type="float" office:value="6" calcext:value-type="float">
            <text:p>6</text:p>
          </table:table-cell>
          <table:table-cell table:formula="of:=IF(AND([.C476]=1;[.D476]=1);[.E475]+1;[.E47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47336478599372" calcext:value-type="float">
            <text:p>-0.247336478599372</text:p>
          </table:table-cell>
          <table:table-cell table:formula="of:=(RAND()*2-1)" office:value-type="float" office:value="0.540382118014876" calcext:value-type="float">
            <text:p>0.540382118014876</text:p>
          </table:table-cell>
          <table:table-cell table:formula="of:=IF([.C476]=16;1;[.C476]+1)" office:value-type="float" office:value="13" calcext:value-type="float">
            <text:p>13</text:p>
          </table:table-cell>
          <table:table-cell table:formula="of:=IF([.C477]=1;IF([.D476]=8;1;[.D476]+1);[.D476])" office:value-type="float" office:value="6" calcext:value-type="float">
            <text:p>6</text:p>
          </table:table-cell>
          <table:table-cell table:formula="of:=IF(AND([.C477]=1;[.D477]=1);[.E476]+1;[.E47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04292718129595" calcext:value-type="float">
            <text:p>0.904292718129595</text:p>
          </table:table-cell>
          <table:table-cell table:formula="of:=(RAND()*2-1)" office:value-type="float" office:value="0.777334529604443" calcext:value-type="float">
            <text:p>0.777334529604443</text:p>
          </table:table-cell>
          <table:table-cell table:formula="of:=IF([.C477]=16;1;[.C477]+1)" office:value-type="float" office:value="14" calcext:value-type="float">
            <text:p>14</text:p>
          </table:table-cell>
          <table:table-cell table:formula="of:=IF([.C478]=1;IF([.D477]=8;1;[.D477]+1);[.D477])" office:value-type="float" office:value="6" calcext:value-type="float">
            <text:p>6</text:p>
          </table:table-cell>
          <table:table-cell table:formula="of:=IF(AND([.C478]=1;[.D478]=1);[.E477]+1;[.E47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58700591504024" calcext:value-type="float">
            <text:p>-0.258700591504024</text:p>
          </table:table-cell>
          <table:table-cell table:formula="of:=(RAND()*2-1)" office:value-type="float" office:value="0.496422835020759" calcext:value-type="float">
            <text:p>0.496422835020759</text:p>
          </table:table-cell>
          <table:table-cell table:formula="of:=IF([.C478]=16;1;[.C478]+1)" office:value-type="float" office:value="15" calcext:value-type="float">
            <text:p>15</text:p>
          </table:table-cell>
          <table:table-cell table:formula="of:=IF([.C479]=1;IF([.D478]=8;1;[.D478]+1);[.D478])" office:value-type="float" office:value="6" calcext:value-type="float">
            <text:p>6</text:p>
          </table:table-cell>
          <table:table-cell table:formula="of:=IF(AND([.C479]=1;[.D479]=1);[.E478]+1;[.E47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80920031906859" calcext:value-type="float">
            <text:p>0.380920031906859</text:p>
          </table:table-cell>
          <table:table-cell table:formula="of:=(RAND()*2-1)" office:value-type="float" office:value="0.952239527550935" calcext:value-type="float">
            <text:p>0.952239527550935</text:p>
          </table:table-cell>
          <table:table-cell table:formula="of:=IF([.C479]=16;1;[.C479]+1)" office:value-type="float" office:value="16" calcext:value-type="float">
            <text:p>16</text:p>
          </table:table-cell>
          <table:table-cell table:formula="of:=IF([.C480]=1;IF([.D479]=8;1;[.D479]+1);[.D479])" office:value-type="float" office:value="6" calcext:value-type="float">
            <text:p>6</text:p>
          </table:table-cell>
          <table:table-cell table:formula="of:=IF(AND([.C480]=1;[.D480]=1);[.E479]+1;[.E47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52946064353529" calcext:value-type="float">
            <text:p>-0.152946064353529</text:p>
          </table:table-cell>
          <table:table-cell table:formula="of:=(RAND()*2-1)" office:value-type="float" office:value="0.258247703799874" calcext:value-type="float">
            <text:p>0.258247703799874</text:p>
          </table:table-cell>
          <table:table-cell table:formula="of:=IF([.C480]=16;1;[.C480]+1)" office:value-type="float" office:value="1" calcext:value-type="float">
            <text:p>1</text:p>
          </table:table-cell>
          <table:table-cell table:formula="of:=IF([.C481]=1;IF([.D480]=8;1;[.D480]+1);[.D480])" office:value-type="float" office:value="7" calcext:value-type="float">
            <text:p>7</text:p>
          </table:table-cell>
          <table:table-cell table:formula="of:=IF(AND([.C481]=1;[.D481]=1);[.E480]+1;[.E48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7143909040742" calcext:value-type="float">
            <text:p>-0.37143909040742</text:p>
          </table:table-cell>
          <table:table-cell table:formula="of:=(RAND()*2-1)" office:value-type="float" office:value="0.961542586238954" calcext:value-type="float">
            <text:p>0.961542586238954</text:p>
          </table:table-cell>
          <table:table-cell table:formula="of:=IF([.C481]=16;1;[.C481]+1)" office:value-type="float" office:value="2" calcext:value-type="float">
            <text:p>2</text:p>
          </table:table-cell>
          <table:table-cell table:formula="of:=IF([.C482]=1;IF([.D481]=8;1;[.D481]+1);[.D481])" office:value-type="float" office:value="7" calcext:value-type="float">
            <text:p>7</text:p>
          </table:table-cell>
          <table:table-cell table:formula="of:=IF(AND([.C482]=1;[.D482]=1);[.E481]+1;[.E48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03871490938752" calcext:value-type="float">
            <text:p>-0.503871490938752</text:p>
          </table:table-cell>
          <table:table-cell table:formula="of:=(RAND()*2-1)" office:value-type="float" office:value="-0.887275285441176" calcext:value-type="float">
            <text:p>-0.887275285441176</text:p>
          </table:table-cell>
          <table:table-cell table:formula="of:=IF([.C482]=16;1;[.C482]+1)" office:value-type="float" office:value="3" calcext:value-type="float">
            <text:p>3</text:p>
          </table:table-cell>
          <table:table-cell table:formula="of:=IF([.C483]=1;IF([.D482]=8;1;[.D482]+1);[.D482])" office:value-type="float" office:value="7" calcext:value-type="float">
            <text:p>7</text:p>
          </table:table-cell>
          <table:table-cell table:formula="of:=IF(AND([.C483]=1;[.D483]=1);[.E482]+1;[.E48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87309018560737" calcext:value-type="float">
            <text:p>-0.787309018560737</text:p>
          </table:table-cell>
          <table:table-cell table:formula="of:=(RAND()*2-1)" office:value-type="float" office:value="-0.713875763345451" calcext:value-type="float">
            <text:p>-0.713875763345451</text:p>
          </table:table-cell>
          <table:table-cell table:formula="of:=IF([.C483]=16;1;[.C483]+1)" office:value-type="float" office:value="4" calcext:value-type="float">
            <text:p>4</text:p>
          </table:table-cell>
          <table:table-cell table:formula="of:=IF([.C484]=1;IF([.D483]=8;1;[.D483]+1);[.D483])" office:value-type="float" office:value="7" calcext:value-type="float">
            <text:p>7</text:p>
          </table:table-cell>
          <table:table-cell table:formula="of:=IF(AND([.C484]=1;[.D484]=1);[.E483]+1;[.E48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248151943345875" calcext:value-type="float">
            <text:p>0.248151943345875</text:p>
          </table:table-cell>
          <table:table-cell table:formula="of:=(RAND()*2-1)" office:value-type="float" office:value="0.0791887315990774" calcext:value-type="float">
            <text:p>0.079188731599077</text:p>
          </table:table-cell>
          <table:table-cell table:formula="of:=IF([.C484]=16;1;[.C484]+1)" office:value-type="float" office:value="5" calcext:value-type="float">
            <text:p>5</text:p>
          </table:table-cell>
          <table:table-cell table:formula="of:=IF([.C485]=1;IF([.D484]=8;1;[.D484]+1);[.D484])" office:value-type="float" office:value="7" calcext:value-type="float">
            <text:p>7</text:p>
          </table:table-cell>
          <table:table-cell table:formula="of:=IF(AND([.C485]=1;[.D485]=1);[.E484]+1;[.E48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19149013557577" calcext:value-type="float">
            <text:p>0.719149013557577</text:p>
          </table:table-cell>
          <table:table-cell table:formula="of:=(RAND()*2-1)" office:value-type="float" office:value="0.146680972728096" calcext:value-type="float">
            <text:p>0.146680972728096</text:p>
          </table:table-cell>
          <table:table-cell table:formula="of:=IF([.C485]=16;1;[.C485]+1)" office:value-type="float" office:value="6" calcext:value-type="float">
            <text:p>6</text:p>
          </table:table-cell>
          <table:table-cell table:formula="of:=IF([.C486]=1;IF([.D485]=8;1;[.D485]+1);[.D485])" office:value-type="float" office:value="7" calcext:value-type="float">
            <text:p>7</text:p>
          </table:table-cell>
          <table:table-cell table:formula="of:=IF(AND([.C486]=1;[.D486]=1);[.E485]+1;[.E48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14463819166149" calcext:value-type="float">
            <text:p>0.414463819166149</text:p>
          </table:table-cell>
          <table:table-cell table:formula="of:=(RAND()*2-1)" office:value-type="float" office:value="0.203679794001873" calcext:value-type="float">
            <text:p>0.203679794001873</text:p>
          </table:table-cell>
          <table:table-cell table:formula="of:=IF([.C486]=16;1;[.C486]+1)" office:value-type="float" office:value="7" calcext:value-type="float">
            <text:p>7</text:p>
          </table:table-cell>
          <table:table-cell table:formula="of:=IF([.C487]=1;IF([.D486]=8;1;[.D486]+1);[.D486])" office:value-type="float" office:value="7" calcext:value-type="float">
            <text:p>7</text:p>
          </table:table-cell>
          <table:table-cell table:formula="of:=IF(AND([.C487]=1;[.D487]=1);[.E486]+1;[.E48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78605272205035" calcext:value-type="float">
            <text:p>0.478605272205035</text:p>
          </table:table-cell>
          <table:table-cell table:formula="of:=(RAND()*2-1)" office:value-type="float" office:value="-0.190826373393281" calcext:value-type="float">
            <text:p>-0.190826373393281</text:p>
          </table:table-cell>
          <table:table-cell table:formula="of:=IF([.C487]=16;1;[.C487]+1)" office:value-type="float" office:value="8" calcext:value-type="float">
            <text:p>8</text:p>
          </table:table-cell>
          <table:table-cell table:formula="of:=IF([.C488]=1;IF([.D487]=8;1;[.D487]+1);[.D487])" office:value-type="float" office:value="7" calcext:value-type="float">
            <text:p>7</text:p>
          </table:table-cell>
          <table:table-cell table:formula="of:=IF(AND([.C488]=1;[.D488]=1);[.E487]+1;[.E48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39575190114036" calcext:value-type="float">
            <text:p>-0.339575190114036</text:p>
          </table:table-cell>
          <table:table-cell table:formula="of:=(RAND()*2-1)" office:value-type="float" office:value="0.981437964651681" calcext:value-type="float">
            <text:p>0.981437964651681</text:p>
          </table:table-cell>
          <table:table-cell table:formula="of:=IF([.C488]=16;1;[.C488]+1)" office:value-type="float" office:value="9" calcext:value-type="float">
            <text:p>9</text:p>
          </table:table-cell>
          <table:table-cell table:formula="of:=IF([.C489]=1;IF([.D488]=8;1;[.D488]+1);[.D488])" office:value-type="float" office:value="7" calcext:value-type="float">
            <text:p>7</text:p>
          </table:table-cell>
          <table:table-cell table:formula="of:=IF(AND([.C489]=1;[.D489]=1);[.E488]+1;[.E48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00178422593586" calcext:value-type="float">
            <text:p>0.800178422593586</text:p>
          </table:table-cell>
          <table:table-cell table:formula="of:=(RAND()*2-1)" office:value-type="float" office:value="-0.520253632824723" calcext:value-type="float">
            <text:p>-0.520253632824723</text:p>
          </table:table-cell>
          <table:table-cell table:formula="of:=IF([.C489]=16;1;[.C489]+1)" office:value-type="float" office:value="10" calcext:value-type="float">
            <text:p>10</text:p>
          </table:table-cell>
          <table:table-cell table:formula="of:=IF([.C490]=1;IF([.D489]=8;1;[.D489]+1);[.D489])" office:value-type="float" office:value="7" calcext:value-type="float">
            <text:p>7</text:p>
          </table:table-cell>
          <table:table-cell table:formula="of:=IF(AND([.C490]=1;[.D490]=1);[.E489]+1;[.E48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25700797033501" calcext:value-type="float">
            <text:p>0.425700797033501</text:p>
          </table:table-cell>
          <table:table-cell table:formula="of:=(RAND()*2-1)" office:value-type="float" office:value="0.893265497231162" calcext:value-type="float">
            <text:p>0.893265497231162</text:p>
          </table:table-cell>
          <table:table-cell table:formula="of:=IF([.C490]=16;1;[.C490]+1)" office:value-type="float" office:value="11" calcext:value-type="float">
            <text:p>11</text:p>
          </table:table-cell>
          <table:table-cell table:formula="of:=IF([.C491]=1;IF([.D490]=8;1;[.D490]+1);[.D490])" office:value-type="float" office:value="7" calcext:value-type="float">
            <text:p>7</text:p>
          </table:table-cell>
          <table:table-cell table:formula="of:=IF(AND([.C491]=1;[.D491]=1);[.E490]+1;[.E49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05787789383963" calcext:value-type="float">
            <text:p>-0.105787789383963</text:p>
          </table:table-cell>
          <table:table-cell table:formula="of:=(RAND()*2-1)" office:value-type="float" office:value="0.761873670392578" calcext:value-type="float">
            <text:p>0.761873670392578</text:p>
          </table:table-cell>
          <table:table-cell table:formula="of:=IF([.C491]=16;1;[.C491]+1)" office:value-type="float" office:value="12" calcext:value-type="float">
            <text:p>12</text:p>
          </table:table-cell>
          <table:table-cell table:formula="of:=IF([.C492]=1;IF([.D491]=8;1;[.D491]+1);[.D491])" office:value-type="float" office:value="7" calcext:value-type="float">
            <text:p>7</text:p>
          </table:table-cell>
          <table:table-cell table:formula="of:=IF(AND([.C492]=1;[.D492]=1);[.E491]+1;[.E49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4166141556959" calcext:value-type="float">
            <text:p>0.94166141556959</text:p>
          </table:table-cell>
          <table:table-cell table:formula="of:=(RAND()*2-1)" office:value-type="float" office:value="0.493125232151195" calcext:value-type="float">
            <text:p>0.493125232151195</text:p>
          </table:table-cell>
          <table:table-cell table:formula="of:=IF([.C492]=16;1;[.C492]+1)" office:value-type="float" office:value="13" calcext:value-type="float">
            <text:p>13</text:p>
          </table:table-cell>
          <table:table-cell table:formula="of:=IF([.C493]=1;IF([.D492]=8;1;[.D492]+1);[.D492])" office:value-type="float" office:value="7" calcext:value-type="float">
            <text:p>7</text:p>
          </table:table-cell>
          <table:table-cell table:formula="of:=IF(AND([.C493]=1;[.D493]=1);[.E492]+1;[.E49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93201798678924" calcext:value-type="float">
            <text:p>0.393201798678924</text:p>
          </table:table-cell>
          <table:table-cell table:formula="of:=(RAND()*2-1)" office:value-type="float" office:value="-0.882634853207543" calcext:value-type="float">
            <text:p>-0.882634853207543</text:p>
          </table:table-cell>
          <table:table-cell table:formula="of:=IF([.C493]=16;1;[.C493]+1)" office:value-type="float" office:value="14" calcext:value-type="float">
            <text:p>14</text:p>
          </table:table-cell>
          <table:table-cell table:formula="of:=IF([.C494]=1;IF([.D493]=8;1;[.D493]+1);[.D493])" office:value-type="float" office:value="7" calcext:value-type="float">
            <text:p>7</text:p>
          </table:table-cell>
          <table:table-cell table:formula="of:=IF(AND([.C494]=1;[.D494]=1);[.E493]+1;[.E49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10254886451947" calcext:value-type="float">
            <text:p>0.310254886451947</text:p>
          </table:table-cell>
          <table:table-cell table:formula="of:=(RAND()*2-1)" office:value-type="float" office:value="0.1574260933829" calcext:value-type="float">
            <text:p>0.1574260933829</text:p>
          </table:table-cell>
          <table:table-cell table:formula="of:=IF([.C494]=16;1;[.C494]+1)" office:value-type="float" office:value="15" calcext:value-type="float">
            <text:p>15</text:p>
          </table:table-cell>
          <table:table-cell table:formula="of:=IF([.C495]=1;IF([.D494]=8;1;[.D494]+1);[.D494])" office:value-type="float" office:value="7" calcext:value-type="float">
            <text:p>7</text:p>
          </table:table-cell>
          <table:table-cell table:formula="of:=IF(AND([.C495]=1;[.D495]=1);[.E494]+1;[.E49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412836799212875" calcext:value-type="float">
            <text:p>0.041283679921288</text:p>
          </table:table-cell>
          <table:table-cell table:formula="of:=(RAND()*2-1)" office:value-type="float" office:value="-0.768986358744645" calcext:value-type="float">
            <text:p>-0.768986358744645</text:p>
          </table:table-cell>
          <table:table-cell table:formula="of:=IF([.C495]=16;1;[.C495]+1)" office:value-type="float" office:value="16" calcext:value-type="float">
            <text:p>16</text:p>
          </table:table-cell>
          <table:table-cell table:formula="of:=IF([.C496]=1;IF([.D495]=8;1;[.D495]+1);[.D495])" office:value-type="float" office:value="7" calcext:value-type="float">
            <text:p>7</text:p>
          </table:table-cell>
          <table:table-cell table:formula="of:=IF(AND([.C496]=1;[.D496]=1);[.E495]+1;[.E49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99972856253517" calcext:value-type="float">
            <text:p>-0.599972856253517</text:p>
          </table:table-cell>
          <table:table-cell table:formula="of:=(RAND()*2-1)" office:value-type="float" office:value="0.856668963641062" calcext:value-type="float">
            <text:p>0.856668963641062</text:p>
          </table:table-cell>
          <table:table-cell table:formula="of:=IF([.C496]=16;1;[.C496]+1)" office:value-type="float" office:value="1" calcext:value-type="float">
            <text:p>1</text:p>
          </table:table-cell>
          <table:table-cell table:formula="of:=IF([.C497]=1;IF([.D496]=8;1;[.D496]+1);[.D496])" office:value-type="float" office:value="8" calcext:value-type="float">
            <text:p>8</text:p>
          </table:table-cell>
          <table:table-cell table:formula="of:=IF(AND([.C497]=1;[.D497]=1);[.E496]+1;[.E49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60792626245853" calcext:value-type="float">
            <text:p>-0.660792626245853</text:p>
          </table:table-cell>
          <table:table-cell table:formula="of:=(RAND()*2-1)" office:value-type="float" office:value="0.55750078945089" calcext:value-type="float">
            <text:p>0.55750078945089</text:p>
          </table:table-cell>
          <table:table-cell table:formula="of:=IF([.C497]=16;1;[.C497]+1)" office:value-type="float" office:value="2" calcext:value-type="float">
            <text:p>2</text:p>
          </table:table-cell>
          <table:table-cell table:formula="of:=IF([.C498]=1;IF([.D497]=8;1;[.D497]+1);[.D497])" office:value-type="float" office:value="8" calcext:value-type="float">
            <text:p>8</text:p>
          </table:table-cell>
          <table:table-cell table:formula="of:=IF(AND([.C498]=1;[.D498]=1);[.E497]+1;[.E49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35006912514205" calcext:value-type="float">
            <text:p>-0.135006912514205</text:p>
          </table:table-cell>
          <table:table-cell table:formula="of:=(RAND()*2-1)" office:value-type="float" office:value="-0.17725772214098" calcext:value-type="float">
            <text:p>-0.17725772214098</text:p>
          </table:table-cell>
          <table:table-cell table:formula="of:=IF([.C498]=16;1;[.C498]+1)" office:value-type="float" office:value="3" calcext:value-type="float">
            <text:p>3</text:p>
          </table:table-cell>
          <table:table-cell table:formula="of:=IF([.C499]=1;IF([.D498]=8;1;[.D498]+1);[.D498])" office:value-type="float" office:value="8" calcext:value-type="float">
            <text:p>8</text:p>
          </table:table-cell>
          <table:table-cell table:formula="of:=IF(AND([.C499]=1;[.D499]=1);[.E498]+1;[.E49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80102945494385" calcext:value-type="float">
            <text:p>0.180102945494385</text:p>
          </table:table-cell>
          <table:table-cell table:formula="of:=(RAND()*2-1)" office:value-type="float" office:value="0.321543404836558" calcext:value-type="float">
            <text:p>0.321543404836558</text:p>
          </table:table-cell>
          <table:table-cell table:formula="of:=IF([.C499]=16;1;[.C499]+1)" office:value-type="float" office:value="4" calcext:value-type="float">
            <text:p>4</text:p>
          </table:table-cell>
          <table:table-cell table:formula="of:=IF([.C500]=1;IF([.D499]=8;1;[.D499]+1);[.D499])" office:value-type="float" office:value="8" calcext:value-type="float">
            <text:p>8</text:p>
          </table:table-cell>
          <table:table-cell table:formula="of:=IF(AND([.C500]=1;[.D500]=1);[.E499]+1;[.E49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88310805349253" calcext:value-type="float">
            <text:p>0.788310805349253</text:p>
          </table:table-cell>
          <table:table-cell table:formula="of:=(RAND()*2-1)" office:value-type="float" office:value="0.431963164976533" calcext:value-type="float">
            <text:p>0.431963164976533</text:p>
          </table:table-cell>
          <table:table-cell table:formula="of:=IF([.C500]=16;1;[.C500]+1)" office:value-type="float" office:value="5" calcext:value-type="float">
            <text:p>5</text:p>
          </table:table-cell>
          <table:table-cell table:formula="of:=IF([.C501]=1;IF([.D500]=8;1;[.D500]+1);[.D500])" office:value-type="float" office:value="8" calcext:value-type="float">
            <text:p>8</text:p>
          </table:table-cell>
          <table:table-cell table:formula="of:=IF(AND([.C501]=1;[.D501]=1);[.E500]+1;[.E50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45019238622649" calcext:value-type="float">
            <text:p>-0.945019238622649</text:p>
          </table:table-cell>
          <table:table-cell table:formula="of:=(RAND()*2-1)" office:value-type="float" office:value="0.0434600481799368" calcext:value-type="float">
            <text:p>0.043460048179937</text:p>
          </table:table-cell>
          <table:table-cell table:formula="of:=IF([.C501]=16;1;[.C501]+1)" office:value-type="float" office:value="6" calcext:value-type="float">
            <text:p>6</text:p>
          </table:table-cell>
          <table:table-cell table:formula="of:=IF([.C502]=1;IF([.D501]=8;1;[.D501]+1);[.D501])" office:value-type="float" office:value="8" calcext:value-type="float">
            <text:p>8</text:p>
          </table:table-cell>
          <table:table-cell table:formula="of:=IF(AND([.C502]=1;[.D502]=1);[.E501]+1;[.E50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22241736661578" calcext:value-type="float">
            <text:p>0.622241736661578</text:p>
          </table:table-cell>
          <table:table-cell table:formula="of:=(RAND()*2-1)" office:value-type="float" office:value="0.791001867983507" calcext:value-type="float">
            <text:p>0.791001867983507</text:p>
          </table:table-cell>
          <table:table-cell table:formula="of:=IF([.C502]=16;1;[.C502]+1)" office:value-type="float" office:value="7" calcext:value-type="float">
            <text:p>7</text:p>
          </table:table-cell>
          <table:table-cell table:formula="of:=IF([.C503]=1;IF([.D502]=8;1;[.D502]+1);[.D502])" office:value-type="float" office:value="8" calcext:value-type="float">
            <text:p>8</text:p>
          </table:table-cell>
          <table:table-cell table:formula="of:=IF(AND([.C503]=1;[.D503]=1);[.E502]+1;[.E50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70770622284147" calcext:value-type="float">
            <text:p>0.170770622284147</text:p>
          </table:table-cell>
          <table:table-cell table:formula="of:=(RAND()*2-1)" office:value-type="float" office:value="0.783403942610609" calcext:value-type="float">
            <text:p>0.783403942610609</text:p>
          </table:table-cell>
          <table:table-cell table:formula="of:=IF([.C503]=16;1;[.C503]+1)" office:value-type="float" office:value="8" calcext:value-type="float">
            <text:p>8</text:p>
          </table:table-cell>
          <table:table-cell table:formula="of:=IF([.C504]=1;IF([.D503]=8;1;[.D503]+1);[.D503])" office:value-type="float" office:value="8" calcext:value-type="float">
            <text:p>8</text:p>
          </table:table-cell>
          <table:table-cell table:formula="of:=IF(AND([.C504]=1;[.D504]=1);[.E503]+1;[.E50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47914625030155" calcext:value-type="float">
            <text:p>0.647914625030155</text:p>
          </table:table-cell>
          <table:table-cell table:formula="of:=(RAND()*2-1)" office:value-type="float" office:value="-0.669564318693507" calcext:value-type="float">
            <text:p>-0.669564318693507</text:p>
          </table:table-cell>
          <table:table-cell table:formula="of:=IF([.C504]=16;1;[.C504]+1)" office:value-type="float" office:value="9" calcext:value-type="float">
            <text:p>9</text:p>
          </table:table-cell>
          <table:table-cell table:formula="of:=IF([.C505]=1;IF([.D504]=8;1;[.D504]+1);[.D504])" office:value-type="float" office:value="8" calcext:value-type="float">
            <text:p>8</text:p>
          </table:table-cell>
          <table:table-cell table:formula="of:=IF(AND([.C505]=1;[.D505]=1);[.E504]+1;[.E50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012067480659303" calcext:value-type="float">
            <text:p>-0.012067480659303</text:p>
          </table:table-cell>
          <table:table-cell table:formula="of:=(RAND()*2-1)" office:value-type="float" office:value="0.185310296092534" calcext:value-type="float">
            <text:p>0.185310296092534</text:p>
          </table:table-cell>
          <table:table-cell table:formula="of:=IF([.C505]=16;1;[.C505]+1)" office:value-type="float" office:value="10" calcext:value-type="float">
            <text:p>10</text:p>
          </table:table-cell>
          <table:table-cell table:formula="of:=IF([.C506]=1;IF([.D505]=8;1;[.D505]+1);[.D505])" office:value-type="float" office:value="8" calcext:value-type="float">
            <text:p>8</text:p>
          </table:table-cell>
          <table:table-cell table:formula="of:=IF(AND([.C506]=1;[.D506]=1);[.E505]+1;[.E50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10858990807494" calcext:value-type="float">
            <text:p>0.810858990807494</text:p>
          </table:table-cell>
          <table:table-cell table:formula="of:=(RAND()*2-1)" office:value-type="float" office:value="0.972792324993779" calcext:value-type="float">
            <text:p>0.972792324993779</text:p>
          </table:table-cell>
          <table:table-cell table:formula="of:=IF([.C506]=16;1;[.C506]+1)" office:value-type="float" office:value="11" calcext:value-type="float">
            <text:p>11</text:p>
          </table:table-cell>
          <table:table-cell table:formula="of:=IF([.C507]=1;IF([.D506]=8;1;[.D506]+1);[.D506])" office:value-type="float" office:value="8" calcext:value-type="float">
            <text:p>8</text:p>
          </table:table-cell>
          <table:table-cell table:formula="of:=IF(AND([.C507]=1;[.D507]=1);[.E506]+1;[.E50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92760580334577" calcext:value-type="float">
            <text:p>0.492760580334577</text:p>
          </table:table-cell>
          <table:table-cell table:formula="of:=(RAND()*2-1)" office:value-type="float" office:value="0.433505010603376" calcext:value-type="float">
            <text:p>0.433505010603376</text:p>
          </table:table-cell>
          <table:table-cell table:formula="of:=IF([.C507]=16;1;[.C507]+1)" office:value-type="float" office:value="12" calcext:value-type="float">
            <text:p>12</text:p>
          </table:table-cell>
          <table:table-cell table:formula="of:=IF([.C508]=1;IF([.D507]=8;1;[.D507]+1);[.D507])" office:value-type="float" office:value="8" calcext:value-type="float">
            <text:p>8</text:p>
          </table:table-cell>
          <table:table-cell table:formula="of:=IF(AND([.C508]=1;[.D508]=1);[.E507]+1;[.E50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13656402837254" calcext:value-type="float">
            <text:p>-0.413656402837254</text:p>
          </table:table-cell>
          <table:table-cell table:formula="of:=(RAND()*2-1)" office:value-type="float" office:value="0.551307852201024" calcext:value-type="float">
            <text:p>0.551307852201024</text:p>
          </table:table-cell>
          <table:table-cell table:formula="of:=IF([.C508]=16;1;[.C508]+1)" office:value-type="float" office:value="13" calcext:value-type="float">
            <text:p>13</text:p>
          </table:table-cell>
          <table:table-cell table:formula="of:=IF([.C509]=1;IF([.D508]=8;1;[.D508]+1);[.D508])" office:value-type="float" office:value="8" calcext:value-type="float">
            <text:p>8</text:p>
          </table:table-cell>
          <table:table-cell table:formula="of:=IF(AND([.C509]=1;[.D509]=1);[.E508]+1;[.E50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09394265061721" calcext:value-type="float">
            <text:p>0.409394265061721</text:p>
          </table:table-cell>
          <table:table-cell table:formula="of:=(RAND()*2-1)" office:value-type="float" office:value="0.406758760479683" calcext:value-type="float">
            <text:p>0.406758760479683</text:p>
          </table:table-cell>
          <table:table-cell table:formula="of:=IF([.C509]=16;1;[.C509]+1)" office:value-type="float" office:value="14" calcext:value-type="float">
            <text:p>14</text:p>
          </table:table-cell>
          <table:table-cell table:formula="of:=IF([.C510]=1;IF([.D509]=8;1;[.D509]+1);[.D509])" office:value-type="float" office:value="8" calcext:value-type="float">
            <text:p>8</text:p>
          </table:table-cell>
          <table:table-cell table:formula="of:=IF(AND([.C510]=1;[.D510]=1);[.E509]+1;[.E50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58648767418127" calcext:value-type="float">
            <text:p>-0.358648767418127</text:p>
          </table:table-cell>
          <table:table-cell table:formula="of:=(RAND()*2-1)" office:value-type="float" office:value="-0.120812927451803" calcext:value-type="float">
            <text:p>-0.120812927451803</text:p>
          </table:table-cell>
          <table:table-cell table:formula="of:=IF([.C510]=16;1;[.C510]+1)" office:value-type="float" office:value="15" calcext:value-type="float">
            <text:p>15</text:p>
          </table:table-cell>
          <table:table-cell table:formula="of:=IF([.C511]=1;IF([.D510]=8;1;[.D510]+1);[.D510])" office:value-type="float" office:value="8" calcext:value-type="float">
            <text:p>8</text:p>
          </table:table-cell>
          <table:table-cell table:formula="of:=IF(AND([.C511]=1;[.D511]=1);[.E510]+1;[.E51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19698423671767" calcext:value-type="float">
            <text:p>-0.619698423671767</text:p>
          </table:table-cell>
          <table:table-cell table:formula="of:=(RAND()*2-1)" office:value-type="float" office:value="-0.731160089564966" calcext:value-type="float">
            <text:p>-0.731160089564966</text:p>
          </table:table-cell>
          <table:table-cell table:formula="of:=IF([.C511]=16;1;[.C511]+1)" office:value-type="float" office:value="16" calcext:value-type="float">
            <text:p>16</text:p>
          </table:table-cell>
          <table:table-cell table:formula="of:=IF([.C512]=1;IF([.D511]=8;1;[.D511]+1);[.D511])" office:value-type="float" office:value="8" calcext:value-type="float">
            <text:p>8</text:p>
          </table:table-cell>
          <table:table-cell table:formula="of:=IF(AND([.C512]=1;[.D512]=1);[.E511]+1;[.E51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19948290616941" calcext:value-type="float">
            <text:p>0.619948290616941</text:p>
          </table:table-cell>
          <table:table-cell table:formula="of:=(RAND()*2-1)" office:value-type="float" office:value="0.854456867099228" calcext:value-type="float">
            <text:p>0.854456867099228</text:p>
          </table:table-cell>
          <table:table-cell table:formula="of:=IF([.C512]=16;1;[.C512]+1)" office:value-type="float" office:value="1" calcext:value-type="float">
            <text:p>1</text:p>
          </table:table-cell>
          <table:table-cell table:formula="of:=IF([.C513]=1;IF([.D512]=8;1;[.D512]+1);[.D512])" office:value-type="float" office:value="1" calcext:value-type="float">
            <text:p>1</text:p>
          </table:table-cell>
          <table:table-cell table:formula="of:=IF(AND([.C513]=1;[.D513]=1);[.E512]+1;[.E51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72949182955843" calcext:value-type="float">
            <text:p>0.672949182955843</text:p>
          </table:table-cell>
          <table:table-cell table:formula="of:=(RAND()*2-1)" office:value-type="float" office:value="0.604914010031003" calcext:value-type="float">
            <text:p>0.604914010031003</text:p>
          </table:table-cell>
          <table:table-cell table:formula="of:=IF([.C513]=16;1;[.C513]+1)" office:value-type="float" office:value="2" calcext:value-type="float">
            <text:p>2</text:p>
          </table:table-cell>
          <table:table-cell table:formula="of:=IF([.C514]=1;IF([.D513]=8;1;[.D513]+1);[.D513])" office:value-type="float" office:value="1" calcext:value-type="float">
            <text:p>1</text:p>
          </table:table-cell>
          <table:table-cell table:formula="of:=IF(AND([.C514]=1;[.D514]=1);[.E513]+1;[.E51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56053629518543" calcext:value-type="float">
            <text:p>0.856053629518543</text:p>
          </table:table-cell>
          <table:table-cell table:formula="of:=(RAND()*2-1)" office:value-type="float" office:value="0.857041126808677" calcext:value-type="float">
            <text:p>0.857041126808677</text:p>
          </table:table-cell>
          <table:table-cell table:formula="of:=IF([.C514]=16;1;[.C514]+1)" office:value-type="float" office:value="3" calcext:value-type="float">
            <text:p>3</text:p>
          </table:table-cell>
          <table:table-cell table:formula="of:=IF([.C515]=1;IF([.D514]=8;1;[.D514]+1);[.D514])" office:value-type="float" office:value="1" calcext:value-type="float">
            <text:p>1</text:p>
          </table:table-cell>
          <table:table-cell table:formula="of:=IF(AND([.C515]=1;[.D515]=1);[.E514]+1;[.E51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638438381020858" calcext:value-type="float">
            <text:p>-0.638438381020858</text:p>
          </table:table-cell>
          <table:table-cell table:formula="of:=(RAND()*2-1)" office:value-type="float" office:value="-0.350956610303501" calcext:value-type="float">
            <text:p>-0.350956610303501</text:p>
          </table:table-cell>
          <table:table-cell table:formula="of:=IF([.C515]=16;1;[.C515]+1)" office:value-type="float" office:value="4" calcext:value-type="float">
            <text:p>4</text:p>
          </table:table-cell>
          <table:table-cell table:formula="of:=IF([.C516]=1;IF([.D515]=8;1;[.D515]+1);[.D515])" office:value-type="float" office:value="1" calcext:value-type="float">
            <text:p>1</text:p>
          </table:table-cell>
          <table:table-cell table:formula="of:=IF(AND([.C516]=1;[.D516]=1);[.E515]+1;[.E51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52641928130628" calcext:value-type="float">
            <text:p>0.152641928130628</text:p>
          </table:table-cell>
          <table:table-cell table:formula="of:=(RAND()*2-1)" office:value-type="float" office:value="0.878134072189055" calcext:value-type="float">
            <text:p>0.878134072189055</text:p>
          </table:table-cell>
          <table:table-cell table:formula="of:=IF([.C516]=16;1;[.C516]+1)" office:value-type="float" office:value="5" calcext:value-type="float">
            <text:p>5</text:p>
          </table:table-cell>
          <table:table-cell table:formula="of:=IF([.C517]=1;IF([.D516]=8;1;[.D516]+1);[.D516])" office:value-type="float" office:value="1" calcext:value-type="float">
            <text:p>1</text:p>
          </table:table-cell>
          <table:table-cell table:formula="of:=IF(AND([.C517]=1;[.D517]=1);[.E516]+1;[.E51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61349713390749" calcext:value-type="float">
            <text:p>0.561349713390749</text:p>
          </table:table-cell>
          <table:table-cell table:formula="of:=(RAND()*2-1)" office:value-type="float" office:value="-0.864744371457536" calcext:value-type="float">
            <text:p>-0.864744371457536</text:p>
          </table:table-cell>
          <table:table-cell table:formula="of:=IF([.C517]=16;1;[.C517]+1)" office:value-type="float" office:value="6" calcext:value-type="float">
            <text:p>6</text:p>
          </table:table-cell>
          <table:table-cell table:formula="of:=IF([.C518]=1;IF([.D517]=8;1;[.D517]+1);[.D517])" office:value-type="float" office:value="1" calcext:value-type="float">
            <text:p>1</text:p>
          </table:table-cell>
          <table:table-cell table:formula="of:=IF(AND([.C518]=1;[.D518]=1);[.E517]+1;[.E51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913857628626967" calcext:value-type="float">
            <text:p>-0.913857628626967</text:p>
          </table:table-cell>
          <table:table-cell table:formula="of:=(RAND()*2-1)" office:value-type="float" office:value="0.0283293315205733" calcext:value-type="float">
            <text:p>0.028329331520573</text:p>
          </table:table-cell>
          <table:table-cell table:formula="of:=IF([.C518]=16;1;[.C518]+1)" office:value-type="float" office:value="7" calcext:value-type="float">
            <text:p>7</text:p>
          </table:table-cell>
          <table:table-cell table:formula="of:=IF([.C519]=1;IF([.D518]=8;1;[.D518]+1);[.D518])" office:value-type="float" office:value="1" calcext:value-type="float">
            <text:p>1</text:p>
          </table:table-cell>
          <table:table-cell table:formula="of:=IF(AND([.C519]=1;[.D519]=1);[.E518]+1;[.E51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9285409812585" calcext:value-type="float">
            <text:p>0.39285409812585</text:p>
          </table:table-cell>
          <table:table-cell table:formula="of:=(RAND()*2-1)" office:value-type="float" office:value="0.0891170161991683" calcext:value-type="float">
            <text:p>0.089117016199168</text:p>
          </table:table-cell>
          <table:table-cell table:formula="of:=IF([.C519]=16;1;[.C519]+1)" office:value-type="float" office:value="8" calcext:value-type="float">
            <text:p>8</text:p>
          </table:table-cell>
          <table:table-cell table:formula="of:=IF([.C520]=1;IF([.D519]=8;1;[.D519]+1);[.D519])" office:value-type="float" office:value="1" calcext:value-type="float">
            <text:p>1</text:p>
          </table:table-cell>
          <table:table-cell table:formula="of:=IF(AND([.C520]=1;[.D520]=1);[.E519]+1;[.E51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18756790738374" calcext:value-type="float">
            <text:p>-0.818756790738374</text:p>
          </table:table-cell>
          <table:table-cell table:formula="of:=(RAND()*2-1)" office:value-type="float" office:value="-0.764905258281581" calcext:value-type="float">
            <text:p>-0.764905258281581</text:p>
          </table:table-cell>
          <table:table-cell table:formula="of:=IF([.C520]=16;1;[.C520]+1)" office:value-type="float" office:value="9" calcext:value-type="float">
            <text:p>9</text:p>
          </table:table-cell>
          <table:table-cell table:formula="of:=IF([.C521]=1;IF([.D520]=8;1;[.D520]+1);[.D520])" office:value-type="float" office:value="1" calcext:value-type="float">
            <text:p>1</text:p>
          </table:table-cell>
          <table:table-cell table:formula="of:=IF(AND([.C521]=1;[.D521]=1);[.E520]+1;[.E52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33775540142429" calcext:value-type="float">
            <text:p>0.633775540142429</text:p>
          </table:table-cell>
          <table:table-cell table:formula="of:=(RAND()*2-1)" office:value-type="float" office:value="-0.688361285392402" calcext:value-type="float">
            <text:p>-0.688361285392402</text:p>
          </table:table-cell>
          <table:table-cell table:formula="of:=IF([.C521]=16;1;[.C521]+1)" office:value-type="float" office:value="10" calcext:value-type="float">
            <text:p>10</text:p>
          </table:table-cell>
          <table:table-cell table:formula="of:=IF([.C522]=1;IF([.D521]=8;1;[.D521]+1);[.D521])" office:value-type="float" office:value="1" calcext:value-type="float">
            <text:p>1</text:p>
          </table:table-cell>
          <table:table-cell table:formula="of:=IF(AND([.C522]=1;[.D522]=1);[.E521]+1;[.E52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2274345360468" calcext:value-type="float">
            <text:p>0.32274345360468</text:p>
          </table:table-cell>
          <table:table-cell table:formula="of:=(RAND()*2-1)" office:value-type="float" office:value="0.0667300296668192" calcext:value-type="float">
            <text:p>0.066730029666819</text:p>
          </table:table-cell>
          <table:table-cell table:formula="of:=IF([.C522]=16;1;[.C522]+1)" office:value-type="float" office:value="11" calcext:value-type="float">
            <text:p>11</text:p>
          </table:table-cell>
          <table:table-cell table:formula="of:=IF([.C523]=1;IF([.D522]=8;1;[.D522]+1);[.D522])" office:value-type="float" office:value="1" calcext:value-type="float">
            <text:p>1</text:p>
          </table:table-cell>
          <table:table-cell table:formula="of:=IF(AND([.C523]=1;[.D523]=1);[.E522]+1;[.E52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84631746286177" calcext:value-type="float">
            <text:p>-0.384631746286177</text:p>
          </table:table-cell>
          <table:table-cell table:formula="of:=(RAND()*2-1)" office:value-type="float" office:value="0.989713842572572" calcext:value-type="float">
            <text:p>0.989713842572572</text:p>
          </table:table-cell>
          <table:table-cell table:formula="of:=IF([.C523]=16;1;[.C523]+1)" office:value-type="float" office:value="12" calcext:value-type="float">
            <text:p>12</text:p>
          </table:table-cell>
          <table:table-cell table:formula="of:=IF([.C524]=1;IF([.D523]=8;1;[.D523]+1);[.D523])" office:value-type="float" office:value="1" calcext:value-type="float">
            <text:p>1</text:p>
          </table:table-cell>
          <table:table-cell table:formula="of:=IF(AND([.C524]=1;[.D524]=1);[.E523]+1;[.E52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3147021879851" calcext:value-type="float">
            <text:p>0.73147021879851</text:p>
          </table:table-cell>
          <table:table-cell table:formula="of:=(RAND()*2-1)" office:value-type="float" office:value="-0.773147944463617" calcext:value-type="float">
            <text:p>-0.773147944463617</text:p>
          </table:table-cell>
          <table:table-cell table:formula="of:=IF([.C524]=16;1;[.C524]+1)" office:value-type="float" office:value="13" calcext:value-type="float">
            <text:p>13</text:p>
          </table:table-cell>
          <table:table-cell table:formula="of:=IF([.C525]=1;IF([.D524]=8;1;[.D524]+1);[.D524])" office:value-type="float" office:value="1" calcext:value-type="float">
            <text:p>1</text:p>
          </table:table-cell>
          <table:table-cell table:formula="of:=IF(AND([.C525]=1;[.D525]=1);[.E524]+1;[.E52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986900692288921" calcext:value-type="float">
            <text:p>-0.986900692288921</text:p>
          </table:table-cell>
          <table:table-cell table:formula="of:=(RAND()*2-1)" office:value-type="float" office:value="-0.790827890132005" calcext:value-type="float">
            <text:p>-0.790827890132005</text:p>
          </table:table-cell>
          <table:table-cell table:formula="of:=IF([.C525]=16;1;[.C525]+1)" office:value-type="float" office:value="14" calcext:value-type="float">
            <text:p>14</text:p>
          </table:table-cell>
          <table:table-cell table:formula="of:=IF([.C526]=1;IF([.D525]=8;1;[.D525]+1);[.D525])" office:value-type="float" office:value="1" calcext:value-type="float">
            <text:p>1</text:p>
          </table:table-cell>
          <table:table-cell table:formula="of:=IF(AND([.C526]=1;[.D526]=1);[.E525]+1;[.E52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10646449305587" calcext:value-type="float">
            <text:p>0.710646449305587</text:p>
          </table:table-cell>
          <table:table-cell table:formula="of:=(RAND()*2-1)" office:value-type="float" office:value="-0.822315409947835" calcext:value-type="float">
            <text:p>-0.822315409947835</text:p>
          </table:table-cell>
          <table:table-cell table:formula="of:=IF([.C526]=16;1;[.C526]+1)" office:value-type="float" office:value="15" calcext:value-type="float">
            <text:p>15</text:p>
          </table:table-cell>
          <table:table-cell table:formula="of:=IF([.C527]=1;IF([.D526]=8;1;[.D526]+1);[.D526])" office:value-type="float" office:value="1" calcext:value-type="float">
            <text:p>1</text:p>
          </table:table-cell>
          <table:table-cell table:formula="of:=IF(AND([.C527]=1;[.D527]=1);[.E526]+1;[.E52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0329854633760518" calcext:value-type="float">
            <text:p>-0.032985463376052</text:p>
          </table:table-cell>
          <table:table-cell table:formula="of:=(RAND()*2-1)" office:value-type="float" office:value="0.0577993433037185" calcext:value-type="float">
            <text:p>0.057799343303719</text:p>
          </table:table-cell>
          <table:table-cell table:formula="of:=IF([.C527]=16;1;[.C527]+1)" office:value-type="float" office:value="16" calcext:value-type="float">
            <text:p>16</text:p>
          </table:table-cell>
          <table:table-cell table:formula="of:=IF([.C528]=1;IF([.D527]=8;1;[.D527]+1);[.D527])" office:value-type="float" office:value="1" calcext:value-type="float">
            <text:p>1</text:p>
          </table:table-cell>
          <table:table-cell table:formula="of:=IF(AND([.C528]=1;[.D528]=1);[.E527]+1;[.E52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68331583913535" calcext:value-type="float">
            <text:p>-0.568331583913535</text:p>
          </table:table-cell>
          <table:table-cell table:formula="of:=(RAND()*2-1)" office:value-type="float" office:value="0.958041160986534" calcext:value-type="float">
            <text:p>0.958041160986534</text:p>
          </table:table-cell>
          <table:table-cell table:formula="of:=IF([.C528]=16;1;[.C528]+1)" office:value-type="float" office:value="1" calcext:value-type="float">
            <text:p>1</text:p>
          </table:table-cell>
          <table:table-cell table:formula="of:=IF([.C529]=1;IF([.D528]=8;1;[.D528]+1);[.D528])" office:value-type="float" office:value="2" calcext:value-type="float">
            <text:p>2</text:p>
          </table:table-cell>
          <table:table-cell table:formula="of:=IF(AND([.C529]=1;[.D529]=1);[.E528]+1;[.E52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908693286580378" calcext:value-type="float">
            <text:p>-0.908693286580378</text:p>
          </table:table-cell>
          <table:table-cell table:formula="of:=(RAND()*2-1)" office:value-type="float" office:value="-0.0193574817375632" calcext:value-type="float">
            <text:p>-0.019357481737563</text:p>
          </table:table-cell>
          <table:table-cell table:formula="of:=IF([.C529]=16;1;[.C529]+1)" office:value-type="float" office:value="2" calcext:value-type="float">
            <text:p>2</text:p>
          </table:table-cell>
          <table:table-cell table:formula="of:=IF([.C530]=1;IF([.D529]=8;1;[.D529]+1);[.D529])" office:value-type="float" office:value="2" calcext:value-type="float">
            <text:p>2</text:p>
          </table:table-cell>
          <table:table-cell table:formula="of:=IF(AND([.C530]=1;[.D530]=1);[.E529]+1;[.E52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605509811877773" calcext:value-type="float">
            <text:p>-0.605509811877773</text:p>
          </table:table-cell>
          <table:table-cell table:formula="of:=(RAND()*2-1)" office:value-type="float" office:value="0.870576312297901" calcext:value-type="float">
            <text:p>0.870576312297901</text:p>
          </table:table-cell>
          <table:table-cell table:formula="of:=IF([.C530]=16;1;[.C530]+1)" office:value-type="float" office:value="3" calcext:value-type="float">
            <text:p>3</text:p>
          </table:table-cell>
          <table:table-cell table:formula="of:=IF([.C531]=1;IF([.D530]=8;1;[.D530]+1);[.D530])" office:value-type="float" office:value="2" calcext:value-type="float">
            <text:p>2</text:p>
          </table:table-cell>
          <table:table-cell table:formula="of:=IF(AND([.C531]=1;[.D531]=1);[.E530]+1;[.E53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20180925742428" calcext:value-type="float">
            <text:p>0.120180925742428</text:p>
          </table:table-cell>
          <table:table-cell table:formula="of:=(RAND()*2-1)" office:value-type="float" office:value="0.490235484331231" calcext:value-type="float">
            <text:p>0.490235484331231</text:p>
          </table:table-cell>
          <table:table-cell table:formula="of:=IF([.C531]=16;1;[.C531]+1)" office:value-type="float" office:value="4" calcext:value-type="float">
            <text:p>4</text:p>
          </table:table-cell>
          <table:table-cell table:formula="of:=IF([.C532]=1;IF([.D531]=8;1;[.D531]+1);[.D531])" office:value-type="float" office:value="2" calcext:value-type="float">
            <text:p>2</text:p>
          </table:table-cell>
          <table:table-cell table:formula="of:=IF(AND([.C532]=1;[.D532]=1);[.E531]+1;[.E53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96276781709735" calcext:value-type="float">
            <text:p>0.896276781709735</text:p>
          </table:table-cell>
          <table:table-cell table:formula="of:=(RAND()*2-1)" office:value-type="float" office:value="0.195394304519439" calcext:value-type="float">
            <text:p>0.195394304519439</text:p>
          </table:table-cell>
          <table:table-cell table:formula="of:=IF([.C532]=16;1;[.C532]+1)" office:value-type="float" office:value="5" calcext:value-type="float">
            <text:p>5</text:p>
          </table:table-cell>
          <table:table-cell table:formula="of:=IF([.C533]=1;IF([.D532]=8;1;[.D532]+1);[.D532])" office:value-type="float" office:value="2" calcext:value-type="float">
            <text:p>2</text:p>
          </table:table-cell>
          <table:table-cell table:formula="of:=IF(AND([.C533]=1;[.D533]=1);[.E532]+1;[.E53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21457576735302" calcext:value-type="float">
            <text:p>-0.321457576735302</text:p>
          </table:table-cell>
          <table:table-cell table:formula="of:=(RAND()*2-1)" office:value-type="float" office:value="-0.729566019319069" calcext:value-type="float">
            <text:p>-0.729566019319069</text:p>
          </table:table-cell>
          <table:table-cell table:formula="of:=IF([.C533]=16;1;[.C533]+1)" office:value-type="float" office:value="6" calcext:value-type="float">
            <text:p>6</text:p>
          </table:table-cell>
          <table:table-cell table:formula="of:=IF([.C534]=1;IF([.D533]=8;1;[.D533]+1);[.D533])" office:value-type="float" office:value="2" calcext:value-type="float">
            <text:p>2</text:p>
          </table:table-cell>
          <table:table-cell table:formula="of:=IF(AND([.C534]=1;[.D534]=1);[.E533]+1;[.E53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85694293271572" calcext:value-type="float">
            <text:p>-0.785694293271572</text:p>
          </table:table-cell>
          <table:table-cell table:formula="of:=(RAND()*2-1)" office:value-type="float" office:value="-0.958304169219862" calcext:value-type="float">
            <text:p>-0.958304169219862</text:p>
          </table:table-cell>
          <table:table-cell table:formula="of:=IF([.C534]=16;1;[.C534]+1)" office:value-type="float" office:value="7" calcext:value-type="float">
            <text:p>7</text:p>
          </table:table-cell>
          <table:table-cell table:formula="of:=IF([.C535]=1;IF([.D534]=8;1;[.D534]+1);[.D534])" office:value-type="float" office:value="2" calcext:value-type="float">
            <text:p>2</text:p>
          </table:table-cell>
          <table:table-cell table:formula="of:=IF(AND([.C535]=1;[.D535]=1);[.E534]+1;[.E53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75761162379886" calcext:value-type="float">
            <text:p>-0.875761162379886</text:p>
          </table:table-cell>
          <table:table-cell table:formula="of:=(RAND()*2-1)" office:value-type="float" office:value="0.410623235949966" calcext:value-type="float">
            <text:p>0.410623235949966</text:p>
          </table:table-cell>
          <table:table-cell table:formula="of:=IF([.C535]=16;1;[.C535]+1)" office:value-type="float" office:value="8" calcext:value-type="float">
            <text:p>8</text:p>
          </table:table-cell>
          <table:table-cell table:formula="of:=IF([.C536]=1;IF([.D535]=8;1;[.D535]+1);[.D535])" office:value-type="float" office:value="2" calcext:value-type="float">
            <text:p>2</text:p>
          </table:table-cell>
          <table:table-cell table:formula="of:=IF(AND([.C536]=1;[.D536]=1);[.E535]+1;[.E53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196808492380267" calcext:value-type="float">
            <text:p>-0.196808492380267</text:p>
          </table:table-cell>
          <table:table-cell table:formula="of:=(RAND()*2-1)" office:value-type="float" office:value="-0.241196051623249" calcext:value-type="float">
            <text:p>-0.241196051623249</text:p>
          </table:table-cell>
          <table:table-cell table:formula="of:=IF([.C536]=16;1;[.C536]+1)" office:value-type="float" office:value="9" calcext:value-type="float">
            <text:p>9</text:p>
          </table:table-cell>
          <table:table-cell table:formula="of:=IF([.C537]=1;IF([.D536]=8;1;[.D536]+1);[.D536])" office:value-type="float" office:value="2" calcext:value-type="float">
            <text:p>2</text:p>
          </table:table-cell>
          <table:table-cell table:formula="of:=IF(AND([.C537]=1;[.D537]=1);[.E536]+1;[.E53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63819444464986" calcext:value-type="float">
            <text:p>0.063819444464986</text:p>
          </table:table-cell>
          <table:table-cell table:formula="of:=(RAND()*2-1)" office:value-type="float" office:value="0.611368566824963" calcext:value-type="float">
            <text:p>0.611368566824963</text:p>
          </table:table-cell>
          <table:table-cell table:formula="of:=IF([.C537]=16;1;[.C537]+1)" office:value-type="float" office:value="10" calcext:value-type="float">
            <text:p>10</text:p>
          </table:table-cell>
          <table:table-cell table:formula="of:=IF([.C538]=1;IF([.D537]=8;1;[.D537]+1);[.D537])" office:value-type="float" office:value="2" calcext:value-type="float">
            <text:p>2</text:p>
          </table:table-cell>
          <table:table-cell table:formula="of:=IF(AND([.C538]=1;[.D538]=1);[.E537]+1;[.E53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00636294924554892" calcext:value-type="float">
            <text:p>-0.006362949245549</text:p>
          </table:table-cell>
          <table:table-cell table:formula="of:=(RAND()*2-1)" office:value-type="float" office:value="0.465055010600609" calcext:value-type="float">
            <text:p>0.465055010600609</text:p>
          </table:table-cell>
          <table:table-cell table:formula="of:=IF([.C538]=16;1;[.C538]+1)" office:value-type="float" office:value="11" calcext:value-type="float">
            <text:p>11</text:p>
          </table:table-cell>
          <table:table-cell table:formula="of:=IF([.C539]=1;IF([.D538]=8;1;[.D538]+1);[.D538])" office:value-type="float" office:value="2" calcext:value-type="float">
            <text:p>2</text:p>
          </table:table-cell>
          <table:table-cell table:formula="of:=IF(AND([.C539]=1;[.D539]=1);[.E538]+1;[.E53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44990935123311" calcext:value-type="float">
            <text:p>-0.744990935123311</text:p>
          </table:table-cell>
          <table:table-cell table:formula="of:=(RAND()*2-1)" office:value-type="float" office:value="-0.629353527572676" calcext:value-type="float">
            <text:p>-0.629353527572676</text:p>
          </table:table-cell>
          <table:table-cell table:formula="of:=IF([.C539]=16;1;[.C539]+1)" office:value-type="float" office:value="12" calcext:value-type="float">
            <text:p>12</text:p>
          </table:table-cell>
          <table:table-cell table:formula="of:=IF([.C540]=1;IF([.D539]=8;1;[.D539]+1);[.D539])" office:value-type="float" office:value="2" calcext:value-type="float">
            <text:p>2</text:p>
          </table:table-cell>
          <table:table-cell table:formula="of:=IF(AND([.C540]=1;[.D540]=1);[.E539]+1;[.E53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42965898904802" calcext:value-type="float">
            <text:p>0.842965898904802</text:p>
          </table:table-cell>
          <table:table-cell table:formula="of:=(RAND()*2-1)" office:value-type="float" office:value="0.364587691836196" calcext:value-type="float">
            <text:p>0.364587691836196</text:p>
          </table:table-cell>
          <table:table-cell table:formula="of:=IF([.C540]=16;1;[.C540]+1)" office:value-type="float" office:value="13" calcext:value-type="float">
            <text:p>13</text:p>
          </table:table-cell>
          <table:table-cell table:formula="of:=IF([.C541]=1;IF([.D540]=8;1;[.D540]+1);[.D540])" office:value-type="float" office:value="2" calcext:value-type="float">
            <text:p>2</text:p>
          </table:table-cell>
          <table:table-cell table:formula="of:=IF(AND([.C541]=1;[.D541]=1);[.E540]+1;[.E54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03631201035568" calcext:value-type="float">
            <text:p>0.103631201035568</text:p>
          </table:table-cell>
          <table:table-cell table:formula="of:=(RAND()*2-1)" office:value-type="float" office:value="-0.92622658824461" calcext:value-type="float">
            <text:p>-0.92622658824461</text:p>
          </table:table-cell>
          <table:table-cell table:formula="of:=IF([.C541]=16;1;[.C541]+1)" office:value-type="float" office:value="14" calcext:value-type="float">
            <text:p>14</text:p>
          </table:table-cell>
          <table:table-cell table:formula="of:=IF([.C542]=1;IF([.D541]=8;1;[.D541]+1);[.D541])" office:value-type="float" office:value="2" calcext:value-type="float">
            <text:p>2</text:p>
          </table:table-cell>
          <table:table-cell table:formula="of:=IF(AND([.C542]=1;[.D542]=1);[.E541]+1;[.E54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44624797473832" calcext:value-type="float">
            <text:p>-0.344624797473832</text:p>
          </table:table-cell>
          <table:table-cell table:formula="of:=(RAND()*2-1)" office:value-type="float" office:value="-0.637634939511857" calcext:value-type="float">
            <text:p>-0.637634939511857</text:p>
          </table:table-cell>
          <table:table-cell table:formula="of:=IF([.C542]=16;1;[.C542]+1)" office:value-type="float" office:value="15" calcext:value-type="float">
            <text:p>15</text:p>
          </table:table-cell>
          <table:table-cell table:formula="of:=IF([.C543]=1;IF([.D542]=8;1;[.D542]+1);[.D542])" office:value-type="float" office:value="2" calcext:value-type="float">
            <text:p>2</text:p>
          </table:table-cell>
          <table:table-cell table:formula="of:=IF(AND([.C543]=1;[.D543]=1);[.E542]+1;[.E54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58082340779614" calcext:value-type="float">
            <text:p>-0.558082340779614</text:p>
          </table:table-cell>
          <table:table-cell table:formula="of:=(RAND()*2-1)" office:value-type="float" office:value="-0.588913892739839" calcext:value-type="float">
            <text:p>-0.588913892739839</text:p>
          </table:table-cell>
          <table:table-cell table:formula="of:=IF([.C543]=16;1;[.C543]+1)" office:value-type="float" office:value="16" calcext:value-type="float">
            <text:p>16</text:p>
          </table:table-cell>
          <table:table-cell table:formula="of:=IF([.C544]=1;IF([.D543]=8;1;[.D543]+1);[.D543])" office:value-type="float" office:value="2" calcext:value-type="float">
            <text:p>2</text:p>
          </table:table-cell>
          <table:table-cell table:formula="of:=IF(AND([.C544]=1;[.D544]=1);[.E543]+1;[.E54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55314730773546" calcext:value-type="float">
            <text:p>-0.555314730773546</text:p>
          </table:table-cell>
          <table:table-cell table:formula="of:=(RAND()*2-1)" office:value-type="float" office:value="0.215999942805843" calcext:value-type="float">
            <text:p>0.215999942805843</text:p>
          </table:table-cell>
          <table:table-cell table:formula="of:=IF([.C544]=16;1;[.C544]+1)" office:value-type="float" office:value="1" calcext:value-type="float">
            <text:p>1</text:p>
          </table:table-cell>
          <table:table-cell table:formula="of:=IF([.C545]=1;IF([.D544]=8;1;[.D544]+1);[.D544])" office:value-type="float" office:value="3" calcext:value-type="float">
            <text:p>3</text:p>
          </table:table-cell>
          <table:table-cell table:formula="of:=IF(AND([.C545]=1;[.D545]=1);[.E544]+1;[.E54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0920244319726105" calcext:value-type="float">
            <text:p>0.009202443197261</text:p>
          </table:table-cell>
          <table:table-cell table:formula="of:=(RAND()*2-1)" office:value-type="float" office:value="-0.927521862899859" calcext:value-type="float">
            <text:p>-0.927521862899859</text:p>
          </table:table-cell>
          <table:table-cell table:formula="of:=IF([.C545]=16;1;[.C545]+1)" office:value-type="float" office:value="2" calcext:value-type="float">
            <text:p>2</text:p>
          </table:table-cell>
          <table:table-cell table:formula="of:=IF([.C546]=1;IF([.D545]=8;1;[.D545]+1);[.D545])" office:value-type="float" office:value="3" calcext:value-type="float">
            <text:p>3</text:p>
          </table:table-cell>
          <table:table-cell table:formula="of:=IF(AND([.C546]=1;[.D546]=1);[.E545]+1;[.E54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34971880623841" calcext:value-type="float">
            <text:p>0.534971880623841</text:p>
          </table:table-cell>
          <table:table-cell table:formula="of:=(RAND()*2-1)" office:value-type="float" office:value="-0.567759148369839" calcext:value-type="float">
            <text:p>-0.567759148369839</text:p>
          </table:table-cell>
          <table:table-cell table:formula="of:=IF([.C546]=16;1;[.C546]+1)" office:value-type="float" office:value="3" calcext:value-type="float">
            <text:p>3</text:p>
          </table:table-cell>
          <table:table-cell table:formula="of:=IF([.C547]=1;IF([.D546]=8;1;[.D546]+1);[.D546])" office:value-type="float" office:value="3" calcext:value-type="float">
            <text:p>3</text:p>
          </table:table-cell>
          <table:table-cell table:formula="of:=IF(AND([.C547]=1;[.D547]=1);[.E546]+1;[.E54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0279750473381596" calcext:value-type="float">
            <text:p>-0.02797504733816</text:p>
          </table:table-cell>
          <table:table-cell table:formula="of:=(RAND()*2-1)" office:value-type="float" office:value="-0.334732328995504" calcext:value-type="float">
            <text:p>-0.334732328995504</text:p>
          </table:table-cell>
          <table:table-cell table:formula="of:=IF([.C547]=16;1;[.C547]+1)" office:value-type="float" office:value="4" calcext:value-type="float">
            <text:p>4</text:p>
          </table:table-cell>
          <table:table-cell table:formula="of:=IF([.C548]=1;IF([.D547]=8;1;[.D547]+1);[.D547])" office:value-type="float" office:value="3" calcext:value-type="float">
            <text:p>3</text:p>
          </table:table-cell>
          <table:table-cell table:formula="of:=IF(AND([.C548]=1;[.D548]=1);[.E547]+1;[.E54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35622857696042" calcext:value-type="float">
            <text:p>0.735622857696042</text:p>
          </table:table-cell>
          <table:table-cell table:formula="of:=(RAND()*2-1)" office:value-type="float" office:value="0.153071428041276" calcext:value-type="float">
            <text:p>0.153071428041276</text:p>
          </table:table-cell>
          <table:table-cell table:formula="of:=IF([.C548]=16;1;[.C548]+1)" office:value-type="float" office:value="5" calcext:value-type="float">
            <text:p>5</text:p>
          </table:table-cell>
          <table:table-cell table:formula="of:=IF([.C549]=1;IF([.D548]=8;1;[.D548]+1);[.D548])" office:value-type="float" office:value="3" calcext:value-type="float">
            <text:p>3</text:p>
          </table:table-cell>
          <table:table-cell table:formula="of:=IF(AND([.C549]=1;[.D549]=1);[.E548]+1;[.E54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601044522052399" calcext:value-type="float">
            <text:p>-0.601044522052399</text:p>
          </table:table-cell>
          <table:table-cell table:formula="of:=(RAND()*2-1)" office:value-type="float" office:value="-0.286337141920332" calcext:value-type="float">
            <text:p>-0.286337141920332</text:p>
          </table:table-cell>
          <table:table-cell table:formula="of:=IF([.C549]=16;1;[.C549]+1)" office:value-type="float" office:value="6" calcext:value-type="float">
            <text:p>6</text:p>
          </table:table-cell>
          <table:table-cell table:formula="of:=IF([.C550]=1;IF([.D549]=8;1;[.D549]+1);[.D549])" office:value-type="float" office:value="3" calcext:value-type="float">
            <text:p>3</text:p>
          </table:table-cell>
          <table:table-cell table:formula="of:=IF(AND([.C550]=1;[.D550]=1);[.E549]+1;[.E54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19669137065109" calcext:value-type="float">
            <text:p>-0.719669137065109</text:p>
          </table:table-cell>
          <table:table-cell table:formula="of:=(RAND()*2-1)" office:value-type="float" office:value="-0.774374641497499" calcext:value-type="float">
            <text:p>-0.774374641497499</text:p>
          </table:table-cell>
          <table:table-cell table:formula="of:=IF([.C550]=16;1;[.C550]+1)" office:value-type="float" office:value="7" calcext:value-type="float">
            <text:p>7</text:p>
          </table:table-cell>
          <table:table-cell table:formula="of:=IF([.C551]=1;IF([.D550]=8;1;[.D550]+1);[.D550])" office:value-type="float" office:value="3" calcext:value-type="float">
            <text:p>3</text:p>
          </table:table-cell>
          <table:table-cell table:formula="of:=IF(AND([.C551]=1;[.D551]=1);[.E550]+1;[.E55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01334313925596" calcext:value-type="float">
            <text:p>-0.701334313925596</text:p>
          </table:table-cell>
          <table:table-cell table:formula="of:=(RAND()*2-1)" office:value-type="float" office:value="0.84359251715257" calcext:value-type="float">
            <text:p>0.84359251715257</text:p>
          </table:table-cell>
          <table:table-cell table:formula="of:=IF([.C551]=16;1;[.C551]+1)" office:value-type="float" office:value="8" calcext:value-type="float">
            <text:p>8</text:p>
          </table:table-cell>
          <table:table-cell table:formula="of:=IF([.C552]=1;IF([.D551]=8;1;[.D551]+1);[.D551])" office:value-type="float" office:value="3" calcext:value-type="float">
            <text:p>3</text:p>
          </table:table-cell>
          <table:table-cell table:formula="of:=IF(AND([.C552]=1;[.D552]=1);[.E551]+1;[.E55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16024737134527" calcext:value-type="float">
            <text:p>0.816024737134527</text:p>
          </table:table-cell>
          <table:table-cell table:formula="of:=(RAND()*2-1)" office:value-type="float" office:value="0.00603099777345761" calcext:value-type="float">
            <text:p>0.006030997773458</text:p>
          </table:table-cell>
          <table:table-cell table:formula="of:=IF([.C552]=16;1;[.C552]+1)" office:value-type="float" office:value="9" calcext:value-type="float">
            <text:p>9</text:p>
          </table:table-cell>
          <table:table-cell table:formula="of:=IF([.C553]=1;IF([.D552]=8;1;[.D552]+1);[.D552])" office:value-type="float" office:value="3" calcext:value-type="float">
            <text:p>3</text:p>
          </table:table-cell>
          <table:table-cell table:formula="of:=IF(AND([.C553]=1;[.D553]=1);[.E552]+1;[.E55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96848471807206" calcext:value-type="float">
            <text:p>-0.896848471807206</text:p>
          </table:table-cell>
          <table:table-cell table:formula="of:=(RAND()*2-1)" office:value-type="float" office:value="-0.316666228914641" calcext:value-type="float">
            <text:p>-0.316666228914641</text:p>
          </table:table-cell>
          <table:table-cell table:formula="of:=IF([.C553]=16;1;[.C553]+1)" office:value-type="float" office:value="10" calcext:value-type="float">
            <text:p>10</text:p>
          </table:table-cell>
          <table:table-cell table:formula="of:=IF([.C554]=1;IF([.D553]=8;1;[.D553]+1);[.D553])" office:value-type="float" office:value="3" calcext:value-type="float">
            <text:p>3</text:p>
          </table:table-cell>
          <table:table-cell table:formula="of:=IF(AND([.C554]=1;[.D554]=1);[.E553]+1;[.E55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44197542908036" calcext:value-type="float">
            <text:p>0.544197542908036</text:p>
          </table:table-cell>
          <table:table-cell table:formula="of:=(RAND()*2-1)" office:value-type="float" office:value="-0.955461836795311" calcext:value-type="float">
            <text:p>-0.955461836795311</text:p>
          </table:table-cell>
          <table:table-cell table:formula="of:=IF([.C554]=16;1;[.C554]+1)" office:value-type="float" office:value="11" calcext:value-type="float">
            <text:p>11</text:p>
          </table:table-cell>
          <table:table-cell table:formula="of:=IF([.C555]=1;IF([.D554]=8;1;[.D554]+1);[.D554])" office:value-type="float" office:value="3" calcext:value-type="float">
            <text:p>3</text:p>
          </table:table-cell>
          <table:table-cell table:formula="of:=IF(AND([.C555]=1;[.D555]=1);[.E554]+1;[.E55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69233018630045" calcext:value-type="float">
            <text:p>-0.369233018630045</text:p>
          </table:table-cell>
          <table:table-cell table:formula="of:=(RAND()*2-1)" office:value-type="float" office:value="-0.126658149926526" calcext:value-type="float">
            <text:p>-0.126658149926526</text:p>
          </table:table-cell>
          <table:table-cell table:formula="of:=IF([.C555]=16;1;[.C555]+1)" office:value-type="float" office:value="12" calcext:value-type="float">
            <text:p>12</text:p>
          </table:table-cell>
          <table:table-cell table:formula="of:=IF([.C556]=1;IF([.D555]=8;1;[.D555]+1);[.D555])" office:value-type="float" office:value="3" calcext:value-type="float">
            <text:p>3</text:p>
          </table:table-cell>
          <table:table-cell table:formula="of:=IF(AND([.C556]=1;[.D556]=1);[.E555]+1;[.E55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87526232759995" calcext:value-type="float">
            <text:p>0.487526232759995</text:p>
          </table:table-cell>
          <table:table-cell table:formula="of:=(RAND()*2-1)" office:value-type="float" office:value="0.975891999678121" calcext:value-type="float">
            <text:p>0.975891999678121</text:p>
          </table:table-cell>
          <table:table-cell table:formula="of:=IF([.C556]=16;1;[.C556]+1)" office:value-type="float" office:value="13" calcext:value-type="float">
            <text:p>13</text:p>
          </table:table-cell>
          <table:table-cell table:formula="of:=IF([.C557]=1;IF([.D556]=8;1;[.D556]+1);[.D556])" office:value-type="float" office:value="3" calcext:value-type="float">
            <text:p>3</text:p>
          </table:table-cell>
          <table:table-cell table:formula="of:=IF(AND([.C557]=1;[.D557]=1);[.E556]+1;[.E55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75828426570836" calcext:value-type="float">
            <text:p>0.675828426570836</text:p>
          </table:table-cell>
          <table:table-cell table:formula="of:=(RAND()*2-1)" office:value-type="float" office:value="-0.010781815087941" calcext:value-type="float">
            <text:p>-0.010781815087941</text:p>
          </table:table-cell>
          <table:table-cell table:formula="of:=IF([.C557]=16;1;[.C557]+1)" office:value-type="float" office:value="14" calcext:value-type="float">
            <text:p>14</text:p>
          </table:table-cell>
          <table:table-cell table:formula="of:=IF([.C558]=1;IF([.D557]=8;1;[.D557]+1);[.D557])" office:value-type="float" office:value="3" calcext:value-type="float">
            <text:p>3</text:p>
          </table:table-cell>
          <table:table-cell table:formula="of:=IF(AND([.C558]=1;[.D558]=1);[.E557]+1;[.E55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69260302072924" calcext:value-type="float">
            <text:p>-0.369260302072924</text:p>
          </table:table-cell>
          <table:table-cell table:formula="of:=(RAND()*2-1)" office:value-type="float" office:value="-0.73724017371041" calcext:value-type="float">
            <text:p>-0.73724017371041</text:p>
          </table:table-cell>
          <table:table-cell table:formula="of:=IF([.C558]=16;1;[.C558]+1)" office:value-type="float" office:value="15" calcext:value-type="float">
            <text:p>15</text:p>
          </table:table-cell>
          <table:table-cell table:formula="of:=IF([.C559]=1;IF([.D558]=8;1;[.D558]+1);[.D558])" office:value-type="float" office:value="3" calcext:value-type="float">
            <text:p>3</text:p>
          </table:table-cell>
          <table:table-cell table:formula="of:=IF(AND([.C559]=1;[.D559]=1);[.E558]+1;[.E55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5595169910589" calcext:value-type="float">
            <text:p>-0.85595169910589</text:p>
          </table:table-cell>
          <table:table-cell table:formula="of:=(RAND()*2-1)" office:value-type="float" office:value="0.465349715926751" calcext:value-type="float">
            <text:p>0.465349715926751</text:p>
          </table:table-cell>
          <table:table-cell table:formula="of:=IF([.C559]=16;1;[.C559]+1)" office:value-type="float" office:value="16" calcext:value-type="float">
            <text:p>16</text:p>
          </table:table-cell>
          <table:table-cell table:formula="of:=IF([.C560]=1;IF([.D559]=8;1;[.D559]+1);[.D559])" office:value-type="float" office:value="3" calcext:value-type="float">
            <text:p>3</text:p>
          </table:table-cell>
          <table:table-cell table:formula="of:=IF(AND([.C560]=1;[.D560]=1);[.E559]+1;[.E55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966092247787196" calcext:value-type="float">
            <text:p>-0.966092247787196</text:p>
          </table:table-cell>
          <table:table-cell table:formula="of:=(RAND()*2-1)" office:value-type="float" office:value="0.458152651819101" calcext:value-type="float">
            <text:p>0.458152651819101</text:p>
          </table:table-cell>
          <table:table-cell table:formula="of:=IF([.C560]=16;1;[.C560]+1)" office:value-type="float" office:value="1" calcext:value-type="float">
            <text:p>1</text:p>
          </table:table-cell>
          <table:table-cell table:formula="of:=IF([.C561]=1;IF([.D560]=8;1;[.D560]+1);[.D560])" office:value-type="float" office:value="4" calcext:value-type="float">
            <text:p>4</text:p>
          </table:table-cell>
          <table:table-cell table:formula="of:=IF(AND([.C561]=1;[.D561]=1);[.E560]+1;[.E56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0630353595737034" calcext:value-type="float">
            <text:p>-0.063035359573704</text:p>
          </table:table-cell>
          <table:table-cell table:formula="of:=(RAND()*2-1)" office:value-type="float" office:value="-0.120468017864437" calcext:value-type="float">
            <text:p>-0.120468017864437</text:p>
          </table:table-cell>
          <table:table-cell table:formula="of:=IF([.C561]=16;1;[.C561]+1)" office:value-type="float" office:value="2" calcext:value-type="float">
            <text:p>2</text:p>
          </table:table-cell>
          <table:table-cell table:formula="of:=IF([.C562]=1;IF([.D561]=8;1;[.D561]+1);[.D561])" office:value-type="float" office:value="4" calcext:value-type="float">
            <text:p>4</text:p>
          </table:table-cell>
          <table:table-cell table:formula="of:=IF(AND([.C562]=1;[.D562]=1);[.E561]+1;[.E56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36413352575152" calcext:value-type="float">
            <text:p>-0.536413352575152</text:p>
          </table:table-cell>
          <table:table-cell table:formula="of:=(RAND()*2-1)" office:value-type="float" office:value="-0.458246791660266" calcext:value-type="float">
            <text:p>-0.458246791660266</text:p>
          </table:table-cell>
          <table:table-cell table:formula="of:=IF([.C562]=16;1;[.C562]+1)" office:value-type="float" office:value="3" calcext:value-type="float">
            <text:p>3</text:p>
          </table:table-cell>
          <table:table-cell table:formula="of:=IF([.C563]=1;IF([.D562]=8;1;[.D562]+1);[.D562])" office:value-type="float" office:value="4" calcext:value-type="float">
            <text:p>4</text:p>
          </table:table-cell>
          <table:table-cell table:formula="of:=IF(AND([.C563]=1;[.D563]=1);[.E562]+1;[.E56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52637002879516" calcext:value-type="float">
            <text:p>-0.352637002879516</text:p>
          </table:table-cell>
          <table:table-cell table:formula="of:=(RAND()*2-1)" office:value-type="float" office:value="0.37173042159167" calcext:value-type="float">
            <text:p>0.37173042159167</text:p>
          </table:table-cell>
          <table:table-cell table:formula="of:=IF([.C563]=16;1;[.C563]+1)" office:value-type="float" office:value="4" calcext:value-type="float">
            <text:p>4</text:p>
          </table:table-cell>
          <table:table-cell table:formula="of:=IF([.C564]=1;IF([.D563]=8;1;[.D563]+1);[.D563])" office:value-type="float" office:value="4" calcext:value-type="float">
            <text:p>4</text:p>
          </table:table-cell>
          <table:table-cell table:formula="of:=IF(AND([.C564]=1;[.D564]=1);[.E563]+1;[.E56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79948147045187" calcext:value-type="float">
            <text:p>0.179948147045187</text:p>
          </table:table-cell>
          <table:table-cell table:formula="of:=(RAND()*2-1)" office:value-type="float" office:value="-0.97118082451053" calcext:value-type="float">
            <text:p>-0.97118082451053</text:p>
          </table:table-cell>
          <table:table-cell table:formula="of:=IF([.C564]=16;1;[.C564]+1)" office:value-type="float" office:value="5" calcext:value-type="float">
            <text:p>5</text:p>
          </table:table-cell>
          <table:table-cell table:formula="of:=IF([.C565]=1;IF([.D564]=8;1;[.D564]+1);[.D564])" office:value-type="float" office:value="4" calcext:value-type="float">
            <text:p>4</text:p>
          </table:table-cell>
          <table:table-cell table:formula="of:=IF(AND([.C565]=1;[.D565]=1);[.E564]+1;[.E56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27070425082503" calcext:value-type="float">
            <text:p>0.627070425082503</text:p>
          </table:table-cell>
          <table:table-cell table:formula="of:=(RAND()*2-1)" office:value-type="float" office:value="0.980606000384665" calcext:value-type="float">
            <text:p>0.980606000384665</text:p>
          </table:table-cell>
          <table:table-cell table:formula="of:=IF([.C565]=16;1;[.C565]+1)" office:value-type="float" office:value="6" calcext:value-type="float">
            <text:p>6</text:p>
          </table:table-cell>
          <table:table-cell table:formula="of:=IF([.C566]=1;IF([.D565]=8;1;[.D565]+1);[.D565])" office:value-type="float" office:value="4" calcext:value-type="float">
            <text:p>4</text:p>
          </table:table-cell>
          <table:table-cell table:formula="of:=IF(AND([.C566]=1;[.D566]=1);[.E565]+1;[.E56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34486353478052" calcext:value-type="float">
            <text:p>0.734486353478052</text:p>
          </table:table-cell>
          <table:table-cell table:formula="of:=(RAND()*2-1)" office:value-type="float" office:value="0.87751390502098" calcext:value-type="float">
            <text:p>0.87751390502098</text:p>
          </table:table-cell>
          <table:table-cell table:formula="of:=IF([.C566]=16;1;[.C566]+1)" office:value-type="float" office:value="7" calcext:value-type="float">
            <text:p>7</text:p>
          </table:table-cell>
          <table:table-cell table:formula="of:=IF([.C567]=1;IF([.D566]=8;1;[.D566]+1);[.D566])" office:value-type="float" office:value="4" calcext:value-type="float">
            <text:p>4</text:p>
          </table:table-cell>
          <table:table-cell table:formula="of:=IF(AND([.C567]=1;[.D567]=1);[.E566]+1;[.E56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21877057938303" calcext:value-type="float">
            <text:p>0.21877057938303</text:p>
          </table:table-cell>
          <table:table-cell table:formula="of:=(RAND()*2-1)" office:value-type="float" office:value="0.37719183748776" calcext:value-type="float">
            <text:p>0.37719183748776</text:p>
          </table:table-cell>
          <table:table-cell table:formula="of:=IF([.C567]=16;1;[.C567]+1)" office:value-type="float" office:value="8" calcext:value-type="float">
            <text:p>8</text:p>
          </table:table-cell>
          <table:table-cell table:formula="of:=IF([.C568]=1;IF([.D567]=8;1;[.D567]+1);[.D567])" office:value-type="float" office:value="4" calcext:value-type="float">
            <text:p>4</text:p>
          </table:table-cell>
          <table:table-cell table:formula="of:=IF(AND([.C568]=1;[.D568]=1);[.E567]+1;[.E56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83188939349577" calcext:value-type="float">
            <text:p>0.883188939349577</text:p>
          </table:table-cell>
          <table:table-cell table:formula="of:=(RAND()*2-1)" office:value-type="float" office:value="-0.270262011608926" calcext:value-type="float">
            <text:p>-0.270262011608926</text:p>
          </table:table-cell>
          <table:table-cell table:formula="of:=IF([.C568]=16;1;[.C568]+1)" office:value-type="float" office:value="9" calcext:value-type="float">
            <text:p>9</text:p>
          </table:table-cell>
          <table:table-cell table:formula="of:=IF([.C569]=1;IF([.D568]=8;1;[.D568]+1);[.D568])" office:value-type="float" office:value="4" calcext:value-type="float">
            <text:p>4</text:p>
          </table:table-cell>
          <table:table-cell table:formula="of:=IF(AND([.C569]=1;[.D569]=1);[.E568]+1;[.E56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75695944200248" calcext:value-type="float">
            <text:p>-0.775695944200248</text:p>
          </table:table-cell>
          <table:table-cell table:formula="of:=(RAND()*2-1)" office:value-type="float" office:value="-0.750973203219999" calcext:value-type="float">
            <text:p>-0.750973203219999</text:p>
          </table:table-cell>
          <table:table-cell table:formula="of:=IF([.C569]=16;1;[.C569]+1)" office:value-type="float" office:value="10" calcext:value-type="float">
            <text:p>10</text:p>
          </table:table-cell>
          <table:table-cell table:formula="of:=IF([.C570]=1;IF([.D569]=8;1;[.D569]+1);[.D569])" office:value-type="float" office:value="4" calcext:value-type="float">
            <text:p>4</text:p>
          </table:table-cell>
          <table:table-cell table:formula="of:=IF(AND([.C570]=1;[.D570]=1);[.E569]+1;[.E56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80389863693773" calcext:value-type="float">
            <text:p>0.880389863693773</text:p>
          </table:table-cell>
          <table:table-cell table:formula="of:=(RAND()*2-1)" office:value-type="float" office:value="0.269498855875207" calcext:value-type="float">
            <text:p>0.269498855875207</text:p>
          </table:table-cell>
          <table:table-cell table:formula="of:=IF([.C570]=16;1;[.C570]+1)" office:value-type="float" office:value="11" calcext:value-type="float">
            <text:p>11</text:p>
          </table:table-cell>
          <table:table-cell table:formula="of:=IF([.C571]=1;IF([.D570]=8;1;[.D570]+1);[.D570])" office:value-type="float" office:value="4" calcext:value-type="float">
            <text:p>4</text:p>
          </table:table-cell>
          <table:table-cell table:formula="of:=IF(AND([.C571]=1;[.D571]=1);[.E570]+1;[.E57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26284887713982" calcext:value-type="float">
            <text:p>0.426284887713982</text:p>
          </table:table-cell>
          <table:table-cell table:formula="of:=(RAND()*2-1)" office:value-type="float" office:value="-0.0177414095489976" calcext:value-type="float">
            <text:p>-0.017741409548998</text:p>
          </table:table-cell>
          <table:table-cell table:formula="of:=IF([.C571]=16;1;[.C571]+1)" office:value-type="float" office:value="12" calcext:value-type="float">
            <text:p>12</text:p>
          </table:table-cell>
          <table:table-cell table:formula="of:=IF([.C572]=1;IF([.D571]=8;1;[.D571]+1);[.D571])" office:value-type="float" office:value="4" calcext:value-type="float">
            <text:p>4</text:p>
          </table:table-cell>
          <table:table-cell table:formula="of:=IF(AND([.C572]=1;[.D572]=1);[.E571]+1;[.E57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99367727489114" calcext:value-type="float">
            <text:p>0.699367727489114</text:p>
          </table:table-cell>
          <table:table-cell table:formula="of:=(RAND()*2-1)" office:value-type="float" office:value="0.0228262287765779" calcext:value-type="float">
            <text:p>0.022826228776578</text:p>
          </table:table-cell>
          <table:table-cell table:formula="of:=IF([.C572]=16;1;[.C572]+1)" office:value-type="float" office:value="13" calcext:value-type="float">
            <text:p>13</text:p>
          </table:table-cell>
          <table:table-cell table:formula="of:=IF([.C573]=1;IF([.D572]=8;1;[.D572]+1);[.D572])" office:value-type="float" office:value="4" calcext:value-type="float">
            <text:p>4</text:p>
          </table:table-cell>
          <table:table-cell table:formula="of:=IF(AND([.C573]=1;[.D573]=1);[.E572]+1;[.E57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90397660317855" calcext:value-type="float">
            <text:p>0.790397660317855</text:p>
          </table:table-cell>
          <table:table-cell table:formula="of:=(RAND()*2-1)" office:value-type="float" office:value="0.615631367202722" calcext:value-type="float">
            <text:p>0.615631367202722</text:p>
          </table:table-cell>
          <table:table-cell table:formula="of:=IF([.C573]=16;1;[.C573]+1)" office:value-type="float" office:value="14" calcext:value-type="float">
            <text:p>14</text:p>
          </table:table-cell>
          <table:table-cell table:formula="of:=IF([.C574]=1;IF([.D573]=8;1;[.D573]+1);[.D573])" office:value-type="float" office:value="4" calcext:value-type="float">
            <text:p>4</text:p>
          </table:table-cell>
          <table:table-cell table:formula="of:=IF(AND([.C574]=1;[.D574]=1);[.E573]+1;[.E57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32622003977278" calcext:value-type="float">
            <text:p>-0.732622003977278</text:p>
          </table:table-cell>
          <table:table-cell table:formula="of:=(RAND()*2-1)" office:value-type="float" office:value="-0.337573233349071" calcext:value-type="float">
            <text:p>-0.337573233349071</text:p>
          </table:table-cell>
          <table:table-cell table:formula="of:=IF([.C574]=16;1;[.C574]+1)" office:value-type="float" office:value="15" calcext:value-type="float">
            <text:p>15</text:p>
          </table:table-cell>
          <table:table-cell table:formula="of:=IF([.C575]=1;IF([.D574]=8;1;[.D574]+1);[.D574])" office:value-type="float" office:value="4" calcext:value-type="float">
            <text:p>4</text:p>
          </table:table-cell>
          <table:table-cell table:formula="of:=IF(AND([.C575]=1;[.D575]=1);[.E574]+1;[.E57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77088064809117" calcext:value-type="float">
            <text:p>0.477088064809117</text:p>
          </table:table-cell>
          <table:table-cell table:formula="of:=(RAND()*2-1)" office:value-type="float" office:value="0.675247821548651" calcext:value-type="float">
            <text:p>0.675247821548651</text:p>
          </table:table-cell>
          <table:table-cell table:formula="of:=IF([.C575]=16;1;[.C575]+1)" office:value-type="float" office:value="16" calcext:value-type="float">
            <text:p>16</text:p>
          </table:table-cell>
          <table:table-cell table:formula="of:=IF([.C576]=1;IF([.D575]=8;1;[.D575]+1);[.D575])" office:value-type="float" office:value="4" calcext:value-type="float">
            <text:p>4</text:p>
          </table:table-cell>
          <table:table-cell table:formula="of:=IF(AND([.C576]=1;[.D576]=1);[.E575]+1;[.E57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5639130151169" calcext:value-type="float">
            <text:p>0.85639130151169</text:p>
          </table:table-cell>
          <table:table-cell table:formula="of:=(RAND()*2-1)" office:value-type="float" office:value="-0.251732478447076" calcext:value-type="float">
            <text:p>-0.251732478447076</text:p>
          </table:table-cell>
          <table:table-cell table:formula="of:=IF([.C576]=16;1;[.C576]+1)" office:value-type="float" office:value="1" calcext:value-type="float">
            <text:p>1</text:p>
          </table:table-cell>
          <table:table-cell table:formula="of:=IF([.C577]=1;IF([.D576]=8;1;[.D576]+1);[.D576])" office:value-type="float" office:value="5" calcext:value-type="float">
            <text:p>5</text:p>
          </table:table-cell>
          <table:table-cell table:formula="of:=IF(AND([.C577]=1;[.D577]=1);[.E576]+1;[.E57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27345929304546" calcext:value-type="float">
            <text:p>0.627345929304546</text:p>
          </table:table-cell>
          <table:table-cell table:formula="of:=(RAND()*2-1)" office:value-type="float" office:value="0.997042281603998" calcext:value-type="float">
            <text:p>0.997042281603998</text:p>
          </table:table-cell>
          <table:table-cell table:formula="of:=IF([.C577]=16;1;[.C577]+1)" office:value-type="float" office:value="2" calcext:value-type="float">
            <text:p>2</text:p>
          </table:table-cell>
          <table:table-cell table:formula="of:=IF([.C578]=1;IF([.D577]=8;1;[.D577]+1);[.D577])" office:value-type="float" office:value="5" calcext:value-type="float">
            <text:p>5</text:p>
          </table:table-cell>
          <table:table-cell table:formula="of:=IF(AND([.C578]=1;[.D578]=1);[.E577]+1;[.E57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418147584742041" calcext:value-type="float">
            <text:p>0.041814758474204</text:p>
          </table:table-cell>
          <table:table-cell table:formula="of:=(RAND()*2-1)" office:value-type="float" office:value="0.359373525845958" calcext:value-type="float">
            <text:p>0.359373525845958</text:p>
          </table:table-cell>
          <table:table-cell table:formula="of:=IF([.C578]=16;1;[.C578]+1)" office:value-type="float" office:value="3" calcext:value-type="float">
            <text:p>3</text:p>
          </table:table-cell>
          <table:table-cell table:formula="of:=IF([.C579]=1;IF([.D578]=8;1;[.D578]+1);[.D578])" office:value-type="float" office:value="5" calcext:value-type="float">
            <text:p>5</text:p>
          </table:table-cell>
          <table:table-cell table:formula="of:=IF(AND([.C579]=1;[.D579]=1);[.E578]+1;[.E57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78227080087325" calcext:value-type="float">
            <text:p>-0.778227080087325</text:p>
          </table:table-cell>
          <table:table-cell table:formula="of:=(RAND()*2-1)" office:value-type="float" office:value="-0.455638524594322" calcext:value-type="float">
            <text:p>-0.455638524594322</text:p>
          </table:table-cell>
          <table:table-cell table:formula="of:=IF([.C579]=16;1;[.C579]+1)" office:value-type="float" office:value="4" calcext:value-type="float">
            <text:p>4</text:p>
          </table:table-cell>
          <table:table-cell table:formula="of:=IF([.C580]=1;IF([.D579]=8;1;[.D579]+1);[.D579])" office:value-type="float" office:value="5" calcext:value-type="float">
            <text:p>5</text:p>
          </table:table-cell>
          <table:table-cell table:formula="of:=IF(AND([.C580]=1;[.D580]=1);[.E579]+1;[.E57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244803016757519" calcext:value-type="float">
            <text:p>0.244803016757519</text:p>
          </table:table-cell>
          <table:table-cell table:formula="of:=(RAND()*2-1)" office:value-type="float" office:value="-0.25099146253655" calcext:value-type="float">
            <text:p>-0.25099146253655</text:p>
          </table:table-cell>
          <table:table-cell table:formula="of:=IF([.C580]=16;1;[.C580]+1)" office:value-type="float" office:value="5" calcext:value-type="float">
            <text:p>5</text:p>
          </table:table-cell>
          <table:table-cell table:formula="of:=IF([.C581]=1;IF([.D580]=8;1;[.D580]+1);[.D580])" office:value-type="float" office:value="5" calcext:value-type="float">
            <text:p>5</text:p>
          </table:table-cell>
          <table:table-cell table:formula="of:=IF(AND([.C581]=1;[.D581]=1);[.E580]+1;[.E58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72318802475083" calcext:value-type="float">
            <text:p>-0.472318802475083</text:p>
          </table:table-cell>
          <table:table-cell table:formula="of:=(RAND()*2-1)" office:value-type="float" office:value="-0.938488691138106" calcext:value-type="float">
            <text:p>-0.938488691138106</text:p>
          </table:table-cell>
          <table:table-cell table:formula="of:=IF([.C581]=16;1;[.C581]+1)" office:value-type="float" office:value="6" calcext:value-type="float">
            <text:p>6</text:p>
          </table:table-cell>
          <table:table-cell table:formula="of:=IF([.C582]=1;IF([.D581]=8;1;[.D581]+1);[.D581])" office:value-type="float" office:value="5" calcext:value-type="float">
            <text:p>5</text:p>
          </table:table-cell>
          <table:table-cell table:formula="of:=IF(AND([.C582]=1;[.D582]=1);[.E581]+1;[.E58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86693744576194" calcext:value-type="float">
            <text:p>-0.386693744576194</text:p>
          </table:table-cell>
          <table:table-cell table:formula="of:=(RAND()*2-1)" office:value-type="float" office:value="0.258615072506376" calcext:value-type="float">
            <text:p>0.258615072506376</text:p>
          </table:table-cell>
          <table:table-cell table:formula="of:=IF([.C582]=16;1;[.C582]+1)" office:value-type="float" office:value="7" calcext:value-type="float">
            <text:p>7</text:p>
          </table:table-cell>
          <table:table-cell table:formula="of:=IF([.C583]=1;IF([.D582]=8;1;[.D582]+1);[.D582])" office:value-type="float" office:value="5" calcext:value-type="float">
            <text:p>5</text:p>
          </table:table-cell>
          <table:table-cell table:formula="of:=IF(AND([.C583]=1;[.D583]=1);[.E582]+1;[.E58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19845250489597" calcext:value-type="float">
            <text:p>-0.819845250489597</text:p>
          </table:table-cell>
          <table:table-cell table:formula="of:=(RAND()*2-1)" office:value-type="float" office:value="0.747449364071539" calcext:value-type="float">
            <text:p>0.747449364071539</text:p>
          </table:table-cell>
          <table:table-cell table:formula="of:=IF([.C583]=16;1;[.C583]+1)" office:value-type="float" office:value="8" calcext:value-type="float">
            <text:p>8</text:p>
          </table:table-cell>
          <table:table-cell table:formula="of:=IF([.C584]=1;IF([.D583]=8;1;[.D583]+1);[.D583])" office:value-type="float" office:value="5" calcext:value-type="float">
            <text:p>5</text:p>
          </table:table-cell>
          <table:table-cell table:formula="of:=IF(AND([.C584]=1;[.D584]=1);[.E583]+1;[.E58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72857758383046" calcext:value-type="float">
            <text:p>-0.572857758383046</text:p>
          </table:table-cell>
          <table:table-cell table:formula="of:=(RAND()*2-1)" office:value-type="float" office:value="0.651519391273961" calcext:value-type="float">
            <text:p>0.651519391273961</text:p>
          </table:table-cell>
          <table:table-cell table:formula="of:=IF([.C584]=16;1;[.C584]+1)" office:value-type="float" office:value="9" calcext:value-type="float">
            <text:p>9</text:p>
          </table:table-cell>
          <table:table-cell table:formula="of:=IF([.C585]=1;IF([.D584]=8;1;[.D584]+1);[.D584])" office:value-type="float" office:value="5" calcext:value-type="float">
            <text:p>5</text:p>
          </table:table-cell>
          <table:table-cell table:formula="of:=IF(AND([.C585]=1;[.D585]=1);[.E584]+1;[.E58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41873444141095" calcext:value-type="float">
            <text:p>-0.241873444141095</text:p>
          </table:table-cell>
          <table:table-cell table:formula="of:=(RAND()*2-1)" office:value-type="float" office:value="0.490949120584792" calcext:value-type="float">
            <text:p>0.490949120584792</text:p>
          </table:table-cell>
          <table:table-cell table:formula="of:=IF([.C585]=16;1;[.C585]+1)" office:value-type="float" office:value="10" calcext:value-type="float">
            <text:p>10</text:p>
          </table:table-cell>
          <table:table-cell table:formula="of:=IF([.C586]=1;IF([.D585]=8;1;[.D585]+1);[.D585])" office:value-type="float" office:value="5" calcext:value-type="float">
            <text:p>5</text:p>
          </table:table-cell>
          <table:table-cell table:formula="of:=IF(AND([.C586]=1;[.D586]=1);[.E585]+1;[.E58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81263411526195" calcext:value-type="float">
            <text:p>-0.881263411526195</text:p>
          </table:table-cell>
          <table:table-cell table:formula="of:=(RAND()*2-1)" office:value-type="float" office:value="-0.647337073277402" calcext:value-type="float">
            <text:p>-0.647337073277402</text:p>
          </table:table-cell>
          <table:table-cell table:formula="of:=IF([.C586]=16;1;[.C586]+1)" office:value-type="float" office:value="11" calcext:value-type="float">
            <text:p>11</text:p>
          </table:table-cell>
          <table:table-cell table:formula="of:=IF([.C587]=1;IF([.D586]=8;1;[.D586]+1);[.D586])" office:value-type="float" office:value="5" calcext:value-type="float">
            <text:p>5</text:p>
          </table:table-cell>
          <table:table-cell table:formula="of:=IF(AND([.C587]=1;[.D587]=1);[.E586]+1;[.E58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94595620370056" calcext:value-type="float">
            <text:p>0.794595620370056</text:p>
          </table:table-cell>
          <table:table-cell table:formula="of:=(RAND()*2-1)" office:value-type="float" office:value="-0.845151704779908" calcext:value-type="float">
            <text:p>-0.845151704779908</text:p>
          </table:table-cell>
          <table:table-cell table:formula="of:=IF([.C587]=16;1;[.C587]+1)" office:value-type="float" office:value="12" calcext:value-type="float">
            <text:p>12</text:p>
          </table:table-cell>
          <table:table-cell table:formula="of:=IF([.C588]=1;IF([.D587]=8;1;[.D587]+1);[.D587])" office:value-type="float" office:value="5" calcext:value-type="float">
            <text:p>5</text:p>
          </table:table-cell>
          <table:table-cell table:formula="of:=IF(AND([.C588]=1;[.D588]=1);[.E587]+1;[.E58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07922815227786" calcext:value-type="float">
            <text:p>-0.807922815227786</text:p>
          </table:table-cell>
          <table:table-cell table:formula="of:=(RAND()*2-1)" office:value-type="float" office:value="-0.803860478013294" calcext:value-type="float">
            <text:p>-0.803860478013294</text:p>
          </table:table-cell>
          <table:table-cell table:formula="of:=IF([.C588]=16;1;[.C588]+1)" office:value-type="float" office:value="13" calcext:value-type="float">
            <text:p>13</text:p>
          </table:table-cell>
          <table:table-cell table:formula="of:=IF([.C589]=1;IF([.D588]=8;1;[.D588]+1);[.D588])" office:value-type="float" office:value="5" calcext:value-type="float">
            <text:p>5</text:p>
          </table:table-cell>
          <table:table-cell table:formula="of:=IF(AND([.C589]=1;[.D589]=1);[.E588]+1;[.E58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28212716694401" calcext:value-type="float">
            <text:p>-0.428212716694401</text:p>
          </table:table-cell>
          <table:table-cell table:formula="of:=(RAND()*2-1)" office:value-type="float" office:value="0.959318993275665" calcext:value-type="float">
            <text:p>0.959318993275665</text:p>
          </table:table-cell>
          <table:table-cell table:formula="of:=IF([.C589]=16;1;[.C589]+1)" office:value-type="float" office:value="14" calcext:value-type="float">
            <text:p>14</text:p>
          </table:table-cell>
          <table:table-cell table:formula="of:=IF([.C590]=1;IF([.D589]=8;1;[.D589]+1);[.D589])" office:value-type="float" office:value="5" calcext:value-type="float">
            <text:p>5</text:p>
          </table:table-cell>
          <table:table-cell table:formula="of:=IF(AND([.C590]=1;[.D590]=1);[.E589]+1;[.E58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969588263973868" calcext:value-type="float">
            <text:p>0.096958826397387</text:p>
          </table:table-cell>
          <table:table-cell table:formula="of:=(RAND()*2-1)" office:value-type="float" office:value="0.530706957043073" calcext:value-type="float">
            <text:p>0.530706957043073</text:p>
          </table:table-cell>
          <table:table-cell table:formula="of:=IF([.C590]=16;1;[.C590]+1)" office:value-type="float" office:value="15" calcext:value-type="float">
            <text:p>15</text:p>
          </table:table-cell>
          <table:table-cell table:formula="of:=IF([.C591]=1;IF([.D590]=8;1;[.D590]+1);[.D590])" office:value-type="float" office:value="5" calcext:value-type="float">
            <text:p>5</text:p>
          </table:table-cell>
          <table:table-cell table:formula="of:=IF(AND([.C591]=1;[.D591]=1);[.E590]+1;[.E59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50112282057039" calcext:value-type="float">
            <text:p>0.450112282057039</text:p>
          </table:table-cell>
          <table:table-cell table:formula="of:=(RAND()*2-1)" office:value-type="float" office:value="-0.567600198701426" calcext:value-type="float">
            <text:p>-0.567600198701426</text:p>
          </table:table-cell>
          <table:table-cell table:formula="of:=IF([.C591]=16;1;[.C591]+1)" office:value-type="float" office:value="16" calcext:value-type="float">
            <text:p>16</text:p>
          </table:table-cell>
          <table:table-cell table:formula="of:=IF([.C592]=1;IF([.D591]=8;1;[.D591]+1);[.D591])" office:value-type="float" office:value="5" calcext:value-type="float">
            <text:p>5</text:p>
          </table:table-cell>
          <table:table-cell table:formula="of:=IF(AND([.C592]=1;[.D592]=1);[.E591]+1;[.E59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09534387783183" calcext:value-type="float">
            <text:p>-0.709534387783183</text:p>
          </table:table-cell>
          <table:table-cell table:formula="of:=(RAND()*2-1)" office:value-type="float" office:value="-0.074109849677644" calcext:value-type="float">
            <text:p>-0.074109849677644</text:p>
          </table:table-cell>
          <table:table-cell table:formula="of:=IF([.C592]=16;1;[.C592]+1)" office:value-type="float" office:value="1" calcext:value-type="float">
            <text:p>1</text:p>
          </table:table-cell>
          <table:table-cell table:formula="of:=IF([.C593]=1;IF([.D592]=8;1;[.D592]+1);[.D592])" office:value-type="float" office:value="6" calcext:value-type="float">
            <text:p>6</text:p>
          </table:table-cell>
          <table:table-cell table:formula="of:=IF(AND([.C593]=1;[.D593]=1);[.E592]+1;[.E59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78493174421588" calcext:value-type="float">
            <text:p>-0.578493174421588</text:p>
          </table:table-cell>
          <table:table-cell table:formula="of:=(RAND()*2-1)" office:value-type="float" office:value="0.519603373595871" calcext:value-type="float">
            <text:p>0.519603373595871</text:p>
          </table:table-cell>
          <table:table-cell table:formula="of:=IF([.C593]=16;1;[.C593]+1)" office:value-type="float" office:value="2" calcext:value-type="float">
            <text:p>2</text:p>
          </table:table-cell>
          <table:table-cell table:formula="of:=IF([.C594]=1;IF([.D593]=8;1;[.D593]+1);[.D593])" office:value-type="float" office:value="6" calcext:value-type="float">
            <text:p>6</text:p>
          </table:table-cell>
          <table:table-cell table:formula="of:=IF(AND([.C594]=1;[.D594]=1);[.E593]+1;[.E59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62173184350442" calcext:value-type="float">
            <text:p>0.662173184350442</text:p>
          </table:table-cell>
          <table:table-cell table:formula="of:=(RAND()*2-1)" office:value-type="float" office:value="-0.000646328700574683" calcext:value-type="float">
            <text:p>-0.000646328700575</text:p>
          </table:table-cell>
          <table:table-cell table:formula="of:=IF([.C594]=16;1;[.C594]+1)" office:value-type="float" office:value="3" calcext:value-type="float">
            <text:p>3</text:p>
          </table:table-cell>
          <table:table-cell table:formula="of:=IF([.C595]=1;IF([.D594]=8;1;[.D594]+1);[.D594])" office:value-type="float" office:value="6" calcext:value-type="float">
            <text:p>6</text:p>
          </table:table-cell>
          <table:table-cell table:formula="of:=IF(AND([.C595]=1;[.D595]=1);[.E594]+1;[.E59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12361962765623" calcext:value-type="float">
            <text:p>0.412361962765623</text:p>
          </table:table-cell>
          <table:table-cell table:formula="of:=(RAND()*2-1)" office:value-type="float" office:value="-0.518223103731623" calcext:value-type="float">
            <text:p>-0.518223103731623</text:p>
          </table:table-cell>
          <table:table-cell table:formula="of:=IF([.C595]=16;1;[.C595]+1)" office:value-type="float" office:value="4" calcext:value-type="float">
            <text:p>4</text:p>
          </table:table-cell>
          <table:table-cell table:formula="of:=IF([.C596]=1;IF([.D595]=8;1;[.D595]+1);[.D595])" office:value-type="float" office:value="6" calcext:value-type="float">
            <text:p>6</text:p>
          </table:table-cell>
          <table:table-cell table:formula="of:=IF(AND([.C596]=1;[.D596]=1);[.E595]+1;[.E59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21328624016155" calcext:value-type="float">
            <text:p>0.621328624016155</text:p>
          </table:table-cell>
          <table:table-cell table:formula="of:=(RAND()*2-1)" office:value-type="float" office:value="0.157170562859529" calcext:value-type="float">
            <text:p>0.157170562859529</text:p>
          </table:table-cell>
          <table:table-cell table:formula="of:=IF([.C596]=16;1;[.C596]+1)" office:value-type="float" office:value="5" calcext:value-type="float">
            <text:p>5</text:p>
          </table:table-cell>
          <table:table-cell table:formula="of:=IF([.C597]=1;IF([.D596]=8;1;[.D596]+1);[.D596])" office:value-type="float" office:value="6" calcext:value-type="float">
            <text:p>6</text:p>
          </table:table-cell>
          <table:table-cell table:formula="of:=IF(AND([.C597]=1;[.D597]=1);[.E596]+1;[.E59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60291801374409" calcext:value-type="float">
            <text:p>0.560291801374409</text:p>
          </table:table-cell>
          <table:table-cell table:formula="of:=(RAND()*2-1)" office:value-type="float" office:value="-0.433063901616639" calcext:value-type="float">
            <text:p>-0.433063901616639</text:p>
          </table:table-cell>
          <table:table-cell table:formula="of:=IF([.C597]=16;1;[.C597]+1)" office:value-type="float" office:value="6" calcext:value-type="float">
            <text:p>6</text:p>
          </table:table-cell>
          <table:table-cell table:formula="of:=IF([.C598]=1;IF([.D597]=8;1;[.D597]+1);[.D597])" office:value-type="float" office:value="6" calcext:value-type="float">
            <text:p>6</text:p>
          </table:table-cell>
          <table:table-cell table:formula="of:=IF(AND([.C598]=1;[.D598]=1);[.E597]+1;[.E59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99887896871223" calcext:value-type="float">
            <text:p>-0.499887896871223</text:p>
          </table:table-cell>
          <table:table-cell table:formula="of:=(RAND()*2-1)" office:value-type="float" office:value="-0.634941009379084" calcext:value-type="float">
            <text:p>-0.634941009379084</text:p>
          </table:table-cell>
          <table:table-cell table:formula="of:=IF([.C598]=16;1;[.C598]+1)" office:value-type="float" office:value="7" calcext:value-type="float">
            <text:p>7</text:p>
          </table:table-cell>
          <table:table-cell table:formula="of:=IF([.C599]=1;IF([.D598]=8;1;[.D598]+1);[.D598])" office:value-type="float" office:value="6" calcext:value-type="float">
            <text:p>6</text:p>
          </table:table-cell>
          <table:table-cell table:formula="of:=IF(AND([.C599]=1;[.D599]=1);[.E598]+1;[.E59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649115136385402" calcext:value-type="float">
            <text:p>-0.649115136385402</text:p>
          </table:table-cell>
          <table:table-cell table:formula="of:=(RAND()*2-1)" office:value-type="float" office:value="-0.844227994360144" calcext:value-type="float">
            <text:p>-0.844227994360144</text:p>
          </table:table-cell>
          <table:table-cell table:formula="of:=IF([.C599]=16;1;[.C599]+1)" office:value-type="float" office:value="8" calcext:value-type="float">
            <text:p>8</text:p>
          </table:table-cell>
          <table:table-cell table:formula="of:=IF([.C600]=1;IF([.D599]=8;1;[.D599]+1);[.D599])" office:value-type="float" office:value="6" calcext:value-type="float">
            <text:p>6</text:p>
          </table:table-cell>
          <table:table-cell table:formula="of:=IF(AND([.C600]=1;[.D600]=1);[.E599]+1;[.E59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56932782650264" calcext:value-type="float">
            <text:p>0.856932782650264</text:p>
          </table:table-cell>
          <table:table-cell table:formula="of:=(RAND()*2-1)" office:value-type="float" office:value="-0.762047627486515" calcext:value-type="float">
            <text:p>-0.762047627486515</text:p>
          </table:table-cell>
          <table:table-cell table:formula="of:=IF([.C600]=16;1;[.C600]+1)" office:value-type="float" office:value="9" calcext:value-type="float">
            <text:p>9</text:p>
          </table:table-cell>
          <table:table-cell table:formula="of:=IF([.C601]=1;IF([.D600]=8;1;[.D600]+1);[.D600])" office:value-type="float" office:value="6" calcext:value-type="float">
            <text:p>6</text:p>
          </table:table-cell>
          <table:table-cell table:formula="of:=IF(AND([.C601]=1;[.D601]=1);[.E600]+1;[.E60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90069900242876" calcext:value-type="float">
            <text:p>-0.90069900242876</text:p>
          </table:table-cell>
          <table:table-cell table:formula="of:=(RAND()*2-1)" office:value-type="float" office:value="-0.981805383963452" calcext:value-type="float">
            <text:p>-0.981805383963452</text:p>
          </table:table-cell>
          <table:table-cell table:formula="of:=IF([.C601]=16;1;[.C601]+1)" office:value-type="float" office:value="10" calcext:value-type="float">
            <text:p>10</text:p>
          </table:table-cell>
          <table:table-cell table:formula="of:=IF([.C602]=1;IF([.D601]=8;1;[.D601]+1);[.D601])" office:value-type="float" office:value="6" calcext:value-type="float">
            <text:p>6</text:p>
          </table:table-cell>
          <table:table-cell table:formula="of:=IF(AND([.C602]=1;[.D602]=1);[.E601]+1;[.E60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54262231507855" calcext:value-type="float">
            <text:p>-0.254262231507855</text:p>
          </table:table-cell>
          <table:table-cell table:formula="of:=(RAND()*2-1)" office:value-type="float" office:value="0.870694055000191" calcext:value-type="float">
            <text:p>0.870694055000191</text:p>
          </table:table-cell>
          <table:table-cell table:formula="of:=IF([.C602]=16;1;[.C602]+1)" office:value-type="float" office:value="11" calcext:value-type="float">
            <text:p>11</text:p>
          </table:table-cell>
          <table:table-cell table:formula="of:=IF([.C603]=1;IF([.D602]=8;1;[.D602]+1);[.D602])" office:value-type="float" office:value="6" calcext:value-type="float">
            <text:p>6</text:p>
          </table:table-cell>
          <table:table-cell table:formula="of:=IF(AND([.C603]=1;[.D603]=1);[.E602]+1;[.E60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80366998312393" calcext:value-type="float">
            <text:p>0.180366998312393</text:p>
          </table:table-cell>
          <table:table-cell table:formula="of:=(RAND()*2-1)" office:value-type="float" office:value="-0.782106135819671" calcext:value-type="float">
            <text:p>-0.782106135819671</text:p>
          </table:table-cell>
          <table:table-cell table:formula="of:=IF([.C603]=16;1;[.C603]+1)" office:value-type="float" office:value="12" calcext:value-type="float">
            <text:p>12</text:p>
          </table:table-cell>
          <table:table-cell table:formula="of:=IF([.C604]=1;IF([.D603]=8;1;[.D603]+1);[.D603])" office:value-type="float" office:value="6" calcext:value-type="float">
            <text:p>6</text:p>
          </table:table-cell>
          <table:table-cell table:formula="of:=IF(AND([.C604]=1;[.D604]=1);[.E603]+1;[.E60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732195248554528" calcext:value-type="float">
            <text:p>0.073219524855453</text:p>
          </table:table-cell>
          <table:table-cell table:formula="of:=(RAND()*2-1)" office:value-type="float" office:value="0.282739472505205" calcext:value-type="float">
            <text:p>0.282739472505205</text:p>
          </table:table-cell>
          <table:table-cell table:formula="of:=IF([.C604]=16;1;[.C604]+1)" office:value-type="float" office:value="13" calcext:value-type="float">
            <text:p>13</text:p>
          </table:table-cell>
          <table:table-cell table:formula="of:=IF([.C605]=1;IF([.D604]=8;1;[.D604]+1);[.D604])" office:value-type="float" office:value="6" calcext:value-type="float">
            <text:p>6</text:p>
          </table:table-cell>
          <table:table-cell table:formula="of:=IF(AND([.C605]=1;[.D605]=1);[.E604]+1;[.E60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00295077247707" calcext:value-type="float">
            <text:p>0.300295077247707</text:p>
          </table:table-cell>
          <table:table-cell table:formula="of:=(RAND()*2-1)" office:value-type="float" office:value="-0.491257331254177" calcext:value-type="float">
            <text:p>-0.491257331254177</text:p>
          </table:table-cell>
          <table:table-cell table:formula="of:=IF([.C605]=16;1;[.C605]+1)" office:value-type="float" office:value="14" calcext:value-type="float">
            <text:p>14</text:p>
          </table:table-cell>
          <table:table-cell table:formula="of:=IF([.C606]=1;IF([.D605]=8;1;[.D605]+1);[.D605])" office:value-type="float" office:value="6" calcext:value-type="float">
            <text:p>6</text:p>
          </table:table-cell>
          <table:table-cell table:formula="of:=IF(AND([.C606]=1;[.D606]=1);[.E605]+1;[.E60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53901179242083" calcext:value-type="float">
            <text:p>-0.453901179242083</text:p>
          </table:table-cell>
          <table:table-cell table:formula="of:=(RAND()*2-1)" office:value-type="float" office:value="-0.996553230818658" calcext:value-type="float">
            <text:p>-0.996553230818658</text:p>
          </table:table-cell>
          <table:table-cell table:formula="of:=IF([.C606]=16;1;[.C606]+1)" office:value-type="float" office:value="15" calcext:value-type="float">
            <text:p>15</text:p>
          </table:table-cell>
          <table:table-cell table:formula="of:=IF([.C607]=1;IF([.D606]=8;1;[.D606]+1);[.D606])" office:value-type="float" office:value="6" calcext:value-type="float">
            <text:p>6</text:p>
          </table:table-cell>
          <table:table-cell table:formula="of:=IF(AND([.C607]=1;[.D607]=1);[.E606]+1;[.E60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00125853115251" calcext:value-type="float">
            <text:p>0.100125853115251</text:p>
          </table:table-cell>
          <table:table-cell table:formula="of:=(RAND()*2-1)" office:value-type="float" office:value="-0.0221948195158264" calcext:value-type="float">
            <text:p>-0.022194819515826</text:p>
          </table:table-cell>
          <table:table-cell table:formula="of:=IF([.C607]=16;1;[.C607]+1)" office:value-type="float" office:value="16" calcext:value-type="float">
            <text:p>16</text:p>
          </table:table-cell>
          <table:table-cell table:formula="of:=IF([.C608]=1;IF([.D607]=8;1;[.D607]+1);[.D607])" office:value-type="float" office:value="6" calcext:value-type="float">
            <text:p>6</text:p>
          </table:table-cell>
          <table:table-cell table:formula="of:=IF(AND([.C608]=1;[.D608]=1);[.E607]+1;[.E60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35706229854632" calcext:value-type="float">
            <text:p>0.835706229854632</text:p>
          </table:table-cell>
          <table:table-cell table:formula="of:=(RAND()*2-1)" office:value-type="float" office:value="-0.450624900849212" calcext:value-type="float">
            <text:p>-0.450624900849212</text:p>
          </table:table-cell>
          <table:table-cell table:formula="of:=IF([.C608]=16;1;[.C608]+1)" office:value-type="float" office:value="1" calcext:value-type="float">
            <text:p>1</text:p>
          </table:table-cell>
          <table:table-cell table:formula="of:=IF([.C609]=1;IF([.D608]=8;1;[.D608]+1);[.D608])" office:value-type="float" office:value="7" calcext:value-type="float">
            <text:p>7</text:p>
          </table:table-cell>
          <table:table-cell table:formula="of:=IF(AND([.C609]=1;[.D609]=1);[.E608]+1;[.E60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45384299852185" calcext:value-type="float">
            <text:p>-0.345384299852185</text:p>
          </table:table-cell>
          <table:table-cell table:formula="of:=(RAND()*2-1)" office:value-type="float" office:value="0.0039244009510695" calcext:value-type="float">
            <text:p>0.00392440095107</text:p>
          </table:table-cell>
          <table:table-cell table:formula="of:=IF([.C609]=16;1;[.C609]+1)" office:value-type="float" office:value="2" calcext:value-type="float">
            <text:p>2</text:p>
          </table:table-cell>
          <table:table-cell table:formula="of:=IF([.C610]=1;IF([.D609]=8;1;[.D609]+1);[.D609])" office:value-type="float" office:value="7" calcext:value-type="float">
            <text:p>7</text:p>
          </table:table-cell>
          <table:table-cell table:formula="of:=IF(AND([.C610]=1;[.D610]=1);[.E609]+1;[.E60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121432086202063" calcext:value-type="float">
            <text:p>-0.121432086202063</text:p>
          </table:table-cell>
          <table:table-cell table:formula="of:=(RAND()*2-1)" office:value-type="float" office:value="-0.762070013278295" calcext:value-type="float">
            <text:p>-0.762070013278295</text:p>
          </table:table-cell>
          <table:table-cell table:formula="of:=IF([.C610]=16;1;[.C610]+1)" office:value-type="float" office:value="3" calcext:value-type="float">
            <text:p>3</text:p>
          </table:table-cell>
          <table:table-cell table:formula="of:=IF([.C611]=1;IF([.D610]=8;1;[.D610]+1);[.D610])" office:value-type="float" office:value="7" calcext:value-type="float">
            <text:p>7</text:p>
          </table:table-cell>
          <table:table-cell table:formula="of:=IF(AND([.C611]=1;[.D611]=1);[.E610]+1;[.E61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236408607202763" calcext:value-type="float">
            <text:p>0.236408607202763</text:p>
          </table:table-cell>
          <table:table-cell table:formula="of:=(RAND()*2-1)" office:value-type="float" office:value="0.878665598021274" calcext:value-type="float">
            <text:p>0.878665598021274</text:p>
          </table:table-cell>
          <table:table-cell table:formula="of:=IF([.C611]=16;1;[.C611]+1)" office:value-type="float" office:value="4" calcext:value-type="float">
            <text:p>4</text:p>
          </table:table-cell>
          <table:table-cell table:formula="of:=IF([.C612]=1;IF([.D611]=8;1;[.D611]+1);[.D611])" office:value-type="float" office:value="7" calcext:value-type="float">
            <text:p>7</text:p>
          </table:table-cell>
          <table:table-cell table:formula="of:=IF(AND([.C612]=1;[.D612]=1);[.E611]+1;[.E61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73701286529663" calcext:value-type="float">
            <text:p>-0.873701286529663</text:p>
          </table:table-cell>
          <table:table-cell table:formula="of:=(RAND()*2-1)" office:value-type="float" office:value="0.329869830596479" calcext:value-type="float">
            <text:p>0.329869830596479</text:p>
          </table:table-cell>
          <table:table-cell table:formula="of:=IF([.C612]=16;1;[.C612]+1)" office:value-type="float" office:value="5" calcext:value-type="float">
            <text:p>5</text:p>
          </table:table-cell>
          <table:table-cell table:formula="of:=IF([.C613]=1;IF([.D612]=8;1;[.D612]+1);[.D612])" office:value-type="float" office:value="7" calcext:value-type="float">
            <text:p>7</text:p>
          </table:table-cell>
          <table:table-cell table:formula="of:=IF(AND([.C613]=1;[.D613]=1);[.E612]+1;[.E61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913211913156363" calcext:value-type="float">
            <text:p>-0.913211913156363</text:p>
          </table:table-cell>
          <table:table-cell table:formula="of:=(RAND()*2-1)" office:value-type="float" office:value="0.308986538496068" calcext:value-type="float">
            <text:p>0.308986538496068</text:p>
          </table:table-cell>
          <table:table-cell table:formula="of:=IF([.C613]=16;1;[.C613]+1)" office:value-type="float" office:value="6" calcext:value-type="float">
            <text:p>6</text:p>
          </table:table-cell>
          <table:table-cell table:formula="of:=IF([.C614]=1;IF([.D613]=8;1;[.D613]+1);[.D613])" office:value-type="float" office:value="7" calcext:value-type="float">
            <text:p>7</text:p>
          </table:table-cell>
          <table:table-cell table:formula="of:=IF(AND([.C614]=1;[.D614]=1);[.E613]+1;[.E61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72518943859101" calcext:value-type="float">
            <text:p>0.772518943859101</text:p>
          </table:table-cell>
          <table:table-cell table:formula="of:=(RAND()*2-1)" office:value-type="float" office:value="-0.6669268622241" calcext:value-type="float">
            <text:p>-0.6669268622241</text:p>
          </table:table-cell>
          <table:table-cell table:formula="of:=IF([.C614]=16;1;[.C614]+1)" office:value-type="float" office:value="7" calcext:value-type="float">
            <text:p>7</text:p>
          </table:table-cell>
          <table:table-cell table:formula="of:=IF([.C615]=1;IF([.D614]=8;1;[.D614]+1);[.D614])" office:value-type="float" office:value="7" calcext:value-type="float">
            <text:p>7</text:p>
          </table:table-cell>
          <table:table-cell table:formula="of:=IF(AND([.C615]=1;[.D615]=1);[.E614]+1;[.E61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6832203512245" calcext:value-type="float">
            <text:p>-0.26832203512245</text:p>
          </table:table-cell>
          <table:table-cell table:formula="of:=(RAND()*2-1)" office:value-type="float" office:value="-0.527202495374066" calcext:value-type="float">
            <text:p>-0.527202495374066</text:p>
          </table:table-cell>
          <table:table-cell table:formula="of:=IF([.C615]=16;1;[.C615]+1)" office:value-type="float" office:value="8" calcext:value-type="float">
            <text:p>8</text:p>
          </table:table-cell>
          <table:table-cell table:formula="of:=IF([.C616]=1;IF([.D615]=8;1;[.D615]+1);[.D615])" office:value-type="float" office:value="7" calcext:value-type="float">
            <text:p>7</text:p>
          </table:table-cell>
          <table:table-cell table:formula="of:=IF(AND([.C616]=1;[.D616]=1);[.E615]+1;[.E61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15000828474558" calcext:value-type="float">
            <text:p>-0.215000828474558</text:p>
          </table:table-cell>
          <table:table-cell table:formula="of:=(RAND()*2-1)" office:value-type="float" office:value="0.775638374212876" calcext:value-type="float">
            <text:p>0.775638374212876</text:p>
          </table:table-cell>
          <table:table-cell table:formula="of:=IF([.C616]=16;1;[.C616]+1)" office:value-type="float" office:value="9" calcext:value-type="float">
            <text:p>9</text:p>
          </table:table-cell>
          <table:table-cell table:formula="of:=IF([.C617]=1;IF([.D616]=8;1;[.D616]+1);[.D616])" office:value-type="float" office:value="7" calcext:value-type="float">
            <text:p>7</text:p>
          </table:table-cell>
          <table:table-cell table:formula="of:=IF(AND([.C617]=1;[.D617]=1);[.E616]+1;[.E61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48382513265579" calcext:value-type="float">
            <text:p>0.348382513265579</text:p>
          </table:table-cell>
          <table:table-cell table:formula="of:=(RAND()*2-1)" office:value-type="float" office:value="0.873727304966164" calcext:value-type="float">
            <text:p>0.873727304966164</text:p>
          </table:table-cell>
          <table:table-cell table:formula="of:=IF([.C617]=16;1;[.C617]+1)" office:value-type="float" office:value="10" calcext:value-type="float">
            <text:p>10</text:p>
          </table:table-cell>
          <table:table-cell table:formula="of:=IF([.C618]=1;IF([.D617]=8;1;[.D617]+1);[.D617])" office:value-type="float" office:value="7" calcext:value-type="float">
            <text:p>7</text:p>
          </table:table-cell>
          <table:table-cell table:formula="of:=IF(AND([.C618]=1;[.D618]=1);[.E617]+1;[.E61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81878050871472" calcext:value-type="float">
            <text:p>0.881878050871472</text:p>
          </table:table-cell>
          <table:table-cell table:formula="of:=(RAND()*2-1)" office:value-type="float" office:value="0.845224536053678" calcext:value-type="float">
            <text:p>0.845224536053678</text:p>
          </table:table-cell>
          <table:table-cell table:formula="of:=IF([.C618]=16;1;[.C618]+1)" office:value-type="float" office:value="11" calcext:value-type="float">
            <text:p>11</text:p>
          </table:table-cell>
          <table:table-cell table:formula="of:=IF([.C619]=1;IF([.D618]=8;1;[.D618]+1);[.D618])" office:value-type="float" office:value="7" calcext:value-type="float">
            <text:p>7</text:p>
          </table:table-cell>
          <table:table-cell table:formula="of:=IF(AND([.C619]=1;[.D619]=1);[.E618]+1;[.E61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30181251481161" calcext:value-type="float">
            <text:p>-0.230181251481161</text:p>
          </table:table-cell>
          <table:table-cell table:formula="of:=(RAND()*2-1)" office:value-type="float" office:value="-0.394701516673923" calcext:value-type="float">
            <text:p>-0.394701516673923</text:p>
          </table:table-cell>
          <table:table-cell table:formula="of:=IF([.C619]=16;1;[.C619]+1)" office:value-type="float" office:value="12" calcext:value-type="float">
            <text:p>12</text:p>
          </table:table-cell>
          <table:table-cell table:formula="of:=IF([.C620]=1;IF([.D619]=8;1;[.D619]+1);[.D619])" office:value-type="float" office:value="7" calcext:value-type="float">
            <text:p>7</text:p>
          </table:table-cell>
          <table:table-cell table:formula="of:=IF(AND([.C620]=1;[.D620]=1);[.E619]+1;[.E61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01093250379951" calcext:value-type="float">
            <text:p>0.601093250379951</text:p>
          </table:table-cell>
          <table:table-cell table:formula="of:=(RAND()*2-1)" office:value-type="float" office:value="-0.673700971097897" calcext:value-type="float">
            <text:p>-0.673700971097897</text:p>
          </table:table-cell>
          <table:table-cell table:formula="of:=IF([.C620]=16;1;[.C620]+1)" office:value-type="float" office:value="13" calcext:value-type="float">
            <text:p>13</text:p>
          </table:table-cell>
          <table:table-cell table:formula="of:=IF([.C621]=1;IF([.D620]=8;1;[.D620]+1);[.D620])" office:value-type="float" office:value="7" calcext:value-type="float">
            <text:p>7</text:p>
          </table:table-cell>
          <table:table-cell table:formula="of:=IF(AND([.C621]=1;[.D621]=1);[.E620]+1;[.E62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21853084481288" calcext:value-type="float">
            <text:p>0.421853084481288</text:p>
          </table:table-cell>
          <table:table-cell table:formula="of:=(RAND()*2-1)" office:value-type="float" office:value="-0.197037057945025" calcext:value-type="float">
            <text:p>-0.197037057945025</text:p>
          </table:table-cell>
          <table:table-cell table:formula="of:=IF([.C621]=16;1;[.C621]+1)" office:value-type="float" office:value="14" calcext:value-type="float">
            <text:p>14</text:p>
          </table:table-cell>
          <table:table-cell table:formula="of:=IF([.C622]=1;IF([.D621]=8;1;[.D621]+1);[.D621])" office:value-type="float" office:value="7" calcext:value-type="float">
            <text:p>7</text:p>
          </table:table-cell>
          <table:table-cell table:formula="of:=IF(AND([.C622]=1;[.D622]=1);[.E621]+1;[.E62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27632057160772" calcext:value-type="float">
            <text:p>0.427632057160772</text:p>
          </table:table-cell>
          <table:table-cell table:formula="of:=(RAND()*2-1)" office:value-type="float" office:value="0.145390871297685" calcext:value-type="float">
            <text:p>0.145390871297685</text:p>
          </table:table-cell>
          <table:table-cell table:formula="of:=IF([.C622]=16;1;[.C622]+1)" office:value-type="float" office:value="15" calcext:value-type="float">
            <text:p>15</text:p>
          </table:table-cell>
          <table:table-cell table:formula="of:=IF([.C623]=1;IF([.D622]=8;1;[.D622]+1);[.D622])" office:value-type="float" office:value="7" calcext:value-type="float">
            <text:p>7</text:p>
          </table:table-cell>
          <table:table-cell table:formula="of:=IF(AND([.C623]=1;[.D623]=1);[.E622]+1;[.E62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991447417213474" calcext:value-type="float">
            <text:p>-0.991447417213474</text:p>
          </table:table-cell>
          <table:table-cell table:formula="of:=(RAND()*2-1)" office:value-type="float" office:value="0.379638464611604" calcext:value-type="float">
            <text:p>0.379638464611604</text:p>
          </table:table-cell>
          <table:table-cell table:formula="of:=IF([.C623]=16;1;[.C623]+1)" office:value-type="float" office:value="16" calcext:value-type="float">
            <text:p>16</text:p>
          </table:table-cell>
          <table:table-cell table:formula="of:=IF([.C624]=1;IF([.D623]=8;1;[.D623]+1);[.D623])" office:value-type="float" office:value="7" calcext:value-type="float">
            <text:p>7</text:p>
          </table:table-cell>
          <table:table-cell table:formula="of:=IF(AND([.C624]=1;[.D624]=1);[.E623]+1;[.E62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990134739267255" calcext:value-type="float">
            <text:p>0.990134739267255</text:p>
          </table:table-cell>
          <table:table-cell table:formula="of:=(RAND()*2-1)" office:value-type="float" office:value="0.8764020409497" calcext:value-type="float">
            <text:p>0.8764020409497</text:p>
          </table:table-cell>
          <table:table-cell table:formula="of:=IF([.C624]=16;1;[.C624]+1)" office:value-type="float" office:value="1" calcext:value-type="float">
            <text:p>1</text:p>
          </table:table-cell>
          <table:table-cell table:formula="of:=IF([.C625]=1;IF([.D624]=8;1;[.D624]+1);[.D624])" office:value-type="float" office:value="8" calcext:value-type="float">
            <text:p>8</text:p>
          </table:table-cell>
          <table:table-cell table:formula="of:=IF(AND([.C625]=1;[.D625]=1);[.E624]+1;[.E62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55019722997293" calcext:value-type="float">
            <text:p>0.355019722997293</text:p>
          </table:table-cell>
          <table:table-cell table:formula="of:=(RAND()*2-1)" office:value-type="float" office:value="-0.288203125616599" calcext:value-type="float">
            <text:p>-0.288203125616599</text:p>
          </table:table-cell>
          <table:table-cell table:formula="of:=IF([.C625]=16;1;[.C625]+1)" office:value-type="float" office:value="2" calcext:value-type="float">
            <text:p>2</text:p>
          </table:table-cell>
          <table:table-cell table:formula="of:=IF([.C626]=1;IF([.D625]=8;1;[.D625]+1);[.D625])" office:value-type="float" office:value="8" calcext:value-type="float">
            <text:p>8</text:p>
          </table:table-cell>
          <table:table-cell table:formula="of:=IF(AND([.C626]=1;[.D626]=1);[.E625]+1;[.E62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37975757642232" calcext:value-type="float">
            <text:p>0.337975757642232</text:p>
          </table:table-cell>
          <table:table-cell table:formula="of:=(RAND()*2-1)" office:value-type="float" office:value="-0.499330551809719" calcext:value-type="float">
            <text:p>-0.499330551809719</text:p>
          </table:table-cell>
          <table:table-cell table:formula="of:=IF([.C626]=16;1;[.C626]+1)" office:value-type="float" office:value="3" calcext:value-type="float">
            <text:p>3</text:p>
          </table:table-cell>
          <table:table-cell table:formula="of:=IF([.C627]=1;IF([.D626]=8;1;[.D626]+1);[.D626])" office:value-type="float" office:value="8" calcext:value-type="float">
            <text:p>8</text:p>
          </table:table-cell>
          <table:table-cell table:formula="of:=IF(AND([.C627]=1;[.D627]=1);[.E626]+1;[.E62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48813801365623" calcext:value-type="float">
            <text:p>0.648813801365623</text:p>
          </table:table-cell>
          <table:table-cell table:formula="of:=(RAND()*2-1)" office:value-type="float" office:value="-0.191496048852677" calcext:value-type="float">
            <text:p>-0.191496048852677</text:p>
          </table:table-cell>
          <table:table-cell table:formula="of:=IF([.C627]=16;1;[.C627]+1)" office:value-type="float" office:value="4" calcext:value-type="float">
            <text:p>4</text:p>
          </table:table-cell>
          <table:table-cell table:formula="of:=IF([.C628]=1;IF([.D627]=8;1;[.D627]+1);[.D627])" office:value-type="float" office:value="8" calcext:value-type="float">
            <text:p>8</text:p>
          </table:table-cell>
          <table:table-cell table:formula="of:=IF(AND([.C628]=1;[.D628]=1);[.E627]+1;[.E62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948367408130217" calcext:value-type="float">
            <text:p>-0.948367408130217</text:p>
          </table:table-cell>
          <table:table-cell table:formula="of:=(RAND()*2-1)" office:value-type="float" office:value="0.323052780323272" calcext:value-type="float">
            <text:p>0.323052780323272</text:p>
          </table:table-cell>
          <table:table-cell table:formula="of:=IF([.C628]=16;1;[.C628]+1)" office:value-type="float" office:value="5" calcext:value-type="float">
            <text:p>5</text:p>
          </table:table-cell>
          <table:table-cell table:formula="of:=IF([.C629]=1;IF([.D628]=8;1;[.D628]+1);[.D628])" office:value-type="float" office:value="8" calcext:value-type="float">
            <text:p>8</text:p>
          </table:table-cell>
          <table:table-cell table:formula="of:=IF(AND([.C629]=1;[.D629]=1);[.E628]+1;[.E62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49018957314637" calcext:value-type="float">
            <text:p>0.149018957314637</text:p>
          </table:table-cell>
          <table:table-cell table:formula="of:=(RAND()*2-1)" office:value-type="float" office:value="-0.0779149929045805" calcext:value-type="float">
            <text:p>-0.077914992904581</text:p>
          </table:table-cell>
          <table:table-cell table:formula="of:=IF([.C629]=16;1;[.C629]+1)" office:value-type="float" office:value="6" calcext:value-type="float">
            <text:p>6</text:p>
          </table:table-cell>
          <table:table-cell table:formula="of:=IF([.C630]=1;IF([.D629]=8;1;[.D629]+1);[.D629])" office:value-type="float" office:value="8" calcext:value-type="float">
            <text:p>8</text:p>
          </table:table-cell>
          <table:table-cell table:formula="of:=IF(AND([.C630]=1;[.D630]=1);[.E629]+1;[.E62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153774590808757" calcext:value-type="float">
            <text:p>0.015377459080876</text:p>
          </table:table-cell>
          <table:table-cell table:formula="of:=(RAND()*2-1)" office:value-type="float" office:value="0.615340146140521" calcext:value-type="float">
            <text:p>0.615340146140521</text:p>
          </table:table-cell>
          <table:table-cell table:formula="of:=IF([.C630]=16;1;[.C630]+1)" office:value-type="float" office:value="7" calcext:value-type="float">
            <text:p>7</text:p>
          </table:table-cell>
          <table:table-cell table:formula="of:=IF([.C631]=1;IF([.D630]=8;1;[.D630]+1);[.D630])" office:value-type="float" office:value="8" calcext:value-type="float">
            <text:p>8</text:p>
          </table:table-cell>
          <table:table-cell table:formula="of:=IF(AND([.C631]=1;[.D631]=1);[.E630]+1;[.E63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98403620925718" calcext:value-type="float">
            <text:p>0.398403620925718</text:p>
          </table:table-cell>
          <table:table-cell table:formula="of:=(RAND()*2-1)" office:value-type="float" office:value="0.618099077531156" calcext:value-type="float">
            <text:p>0.618099077531156</text:p>
          </table:table-cell>
          <table:table-cell table:formula="of:=IF([.C631]=16;1;[.C631]+1)" office:value-type="float" office:value="8" calcext:value-type="float">
            <text:p>8</text:p>
          </table:table-cell>
          <table:table-cell table:formula="of:=IF([.C632]=1;IF([.D631]=8;1;[.D631]+1);[.D631])" office:value-type="float" office:value="8" calcext:value-type="float">
            <text:p>8</text:p>
          </table:table-cell>
          <table:table-cell table:formula="of:=IF(AND([.C632]=1;[.D632]=1);[.E631]+1;[.E63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46201865993949" calcext:value-type="float">
            <text:p>-0.446201865993949</text:p>
          </table:table-cell>
          <table:table-cell table:formula="of:=(RAND()*2-1)" office:value-type="float" office:value="0.625483318534473" calcext:value-type="float">
            <text:p>0.625483318534473</text:p>
          </table:table-cell>
          <table:table-cell table:formula="of:=IF([.C632]=16;1;[.C632]+1)" office:value-type="float" office:value="9" calcext:value-type="float">
            <text:p>9</text:p>
          </table:table-cell>
          <table:table-cell table:formula="of:=IF([.C633]=1;IF([.D632]=8;1;[.D632]+1);[.D632])" office:value-type="float" office:value="8" calcext:value-type="float">
            <text:p>8</text:p>
          </table:table-cell>
          <table:table-cell table:formula="of:=IF(AND([.C633]=1;[.D633]=1);[.E632]+1;[.E63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1824017396743" calcext:value-type="float">
            <text:p>0.41824017396743</text:p>
          </table:table-cell>
          <table:table-cell table:formula="of:=(RAND()*2-1)" office:value-type="float" office:value="0.719728569598082" calcext:value-type="float">
            <text:p>0.719728569598082</text:p>
          </table:table-cell>
          <table:table-cell table:formula="of:=IF([.C633]=16;1;[.C633]+1)" office:value-type="float" office:value="10" calcext:value-type="float">
            <text:p>10</text:p>
          </table:table-cell>
          <table:table-cell table:formula="of:=IF([.C634]=1;IF([.D633]=8;1;[.D633]+1);[.D633])" office:value-type="float" office:value="8" calcext:value-type="float">
            <text:p>8</text:p>
          </table:table-cell>
          <table:table-cell table:formula="of:=IF(AND([.C634]=1;[.D634]=1);[.E633]+1;[.E63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21124050802138" calcext:value-type="float">
            <text:p>0.721124050802138</text:p>
          </table:table-cell>
          <table:table-cell table:formula="of:=(RAND()*2-1)" office:value-type="float" office:value="0.517148474388975" calcext:value-type="float">
            <text:p>0.517148474388975</text:p>
          </table:table-cell>
          <table:table-cell table:formula="of:=IF([.C634]=16;1;[.C634]+1)" office:value-type="float" office:value="11" calcext:value-type="float">
            <text:p>11</text:p>
          </table:table-cell>
          <table:table-cell table:formula="of:=IF([.C635]=1;IF([.D634]=8;1;[.D634]+1);[.D634])" office:value-type="float" office:value="8" calcext:value-type="float">
            <text:p>8</text:p>
          </table:table-cell>
          <table:table-cell table:formula="of:=IF(AND([.C635]=1;[.D635]=1);[.E634]+1;[.E63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92126993951367" calcext:value-type="float">
            <text:p>0.492126993951367</text:p>
          </table:table-cell>
          <table:table-cell table:formula="of:=(RAND()*2-1)" office:value-type="float" office:value="-0.757025433054193" calcext:value-type="float">
            <text:p>-0.757025433054193</text:p>
          </table:table-cell>
          <table:table-cell table:formula="of:=IF([.C635]=16;1;[.C635]+1)" office:value-type="float" office:value="12" calcext:value-type="float">
            <text:p>12</text:p>
          </table:table-cell>
          <table:table-cell table:formula="of:=IF([.C636]=1;IF([.D635]=8;1;[.D635]+1);[.D635])" office:value-type="float" office:value="8" calcext:value-type="float">
            <text:p>8</text:p>
          </table:table-cell>
          <table:table-cell table:formula="of:=IF(AND([.C636]=1;[.D636]=1);[.E635]+1;[.E63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1417369785903" calcext:value-type="float">
            <text:p>0.51417369785903</text:p>
          </table:table-cell>
          <table:table-cell table:formula="of:=(RAND()*2-1)" office:value-type="float" office:value="-0.650353149227552" calcext:value-type="float">
            <text:p>-0.650353149227552</text:p>
          </table:table-cell>
          <table:table-cell table:formula="of:=IF([.C636]=16;1;[.C636]+1)" office:value-type="float" office:value="13" calcext:value-type="float">
            <text:p>13</text:p>
          </table:table-cell>
          <table:table-cell table:formula="of:=IF([.C637]=1;IF([.D636]=8;1;[.D636]+1);[.D636])" office:value-type="float" office:value="8" calcext:value-type="float">
            <text:p>8</text:p>
          </table:table-cell>
          <table:table-cell table:formula="of:=IF(AND([.C637]=1;[.D637]=1);[.E636]+1;[.E63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07369085423157" calcext:value-type="float">
            <text:p>0.707369085423157</text:p>
          </table:table-cell>
          <table:table-cell table:formula="of:=(RAND()*2-1)" office:value-type="float" office:value="-0.601301092124288" calcext:value-type="float">
            <text:p>-0.601301092124288</text:p>
          </table:table-cell>
          <table:table-cell table:formula="of:=IF([.C637]=16;1;[.C637]+1)" office:value-type="float" office:value="14" calcext:value-type="float">
            <text:p>14</text:p>
          </table:table-cell>
          <table:table-cell table:formula="of:=IF([.C638]=1;IF([.D637]=8;1;[.D637]+1);[.D637])" office:value-type="float" office:value="8" calcext:value-type="float">
            <text:p>8</text:p>
          </table:table-cell>
          <table:table-cell table:formula="of:=IF(AND([.C638]=1;[.D638]=1);[.E637]+1;[.E63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55763798574948" calcext:value-type="float">
            <text:p>0.655763798574948</text:p>
          </table:table-cell>
          <table:table-cell table:formula="of:=(RAND()*2-1)" office:value-type="float" office:value="-0.786345746905443" calcext:value-type="float">
            <text:p>-0.786345746905443</text:p>
          </table:table-cell>
          <table:table-cell table:formula="of:=IF([.C638]=16;1;[.C638]+1)" office:value-type="float" office:value="15" calcext:value-type="float">
            <text:p>15</text:p>
          </table:table-cell>
          <table:table-cell table:formula="of:=IF([.C639]=1;IF([.D638]=8;1;[.D638]+1);[.D638])" office:value-type="float" office:value="8" calcext:value-type="float">
            <text:p>8</text:p>
          </table:table-cell>
          <table:table-cell table:formula="of:=IF(AND([.C639]=1;[.D639]=1);[.E638]+1;[.E63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686143042838155" calcext:value-type="float">
            <text:p>-0.686143042838155</text:p>
          </table:table-cell>
          <table:table-cell table:formula="of:=(RAND()*2-1)" office:value-type="float" office:value="0.160830261698649" calcext:value-type="float">
            <text:p>0.160830261698649</text:p>
          </table:table-cell>
          <table:table-cell table:formula="of:=IF([.C639]=16;1;[.C639]+1)" office:value-type="float" office:value="16" calcext:value-type="float">
            <text:p>16</text:p>
          </table:table-cell>
          <table:table-cell table:formula="of:=IF([.C640]=1;IF([.D639]=8;1;[.D639]+1);[.D639])" office:value-type="float" office:value="8" calcext:value-type="float">
            <text:p>8</text:p>
          </table:table-cell>
          <table:table-cell table:formula="of:=IF(AND([.C640]=1;[.D640]=1);[.E639]+1;[.E63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15669340019863" calcext:value-type="float">
            <text:p>-0.515669340019863</text:p>
          </table:table-cell>
          <table:table-cell table:formula="of:=(RAND()*2-1)" office:value-type="float" office:value="-0.159023760837134" calcext:value-type="float">
            <text:p>-0.159023760837134</text:p>
          </table:table-cell>
          <table:table-cell table:formula="of:=IF([.C640]=16;1;[.C640]+1)" office:value-type="float" office:value="1" calcext:value-type="float">
            <text:p>1</text:p>
          </table:table-cell>
          <table:table-cell table:formula="of:=IF([.C641]=1;IF([.D640]=8;1;[.D640]+1);[.D640])" office:value-type="float" office:value="1" calcext:value-type="float">
            <text:p>1</text:p>
          </table:table-cell>
          <table:table-cell table:formula="of:=IF(AND([.C641]=1;[.D641]=1);[.E640]+1;[.E64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06271299144764" calcext:value-type="float">
            <text:p>0.906271299144764</text:p>
          </table:table-cell>
          <table:table-cell table:formula="of:=(RAND()*2-1)" office:value-type="float" office:value="-0.0972168123982053" calcext:value-type="float">
            <text:p>-0.097216812398205</text:p>
          </table:table-cell>
          <table:table-cell table:formula="of:=IF([.C641]=16;1;[.C641]+1)" office:value-type="float" office:value="2" calcext:value-type="float">
            <text:p>2</text:p>
          </table:table-cell>
          <table:table-cell table:formula="of:=IF([.C642]=1;IF([.D641]=8;1;[.D641]+1);[.D641])" office:value-type="float" office:value="1" calcext:value-type="float">
            <text:p>1</text:p>
          </table:table-cell>
          <table:table-cell table:formula="of:=IF(AND([.C642]=1;[.D642]=1);[.E641]+1;[.E64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00162915697773" calcext:value-type="float">
            <text:p>0.900162915697773</text:p>
          </table:table-cell>
          <table:table-cell table:formula="of:=(RAND()*2-1)" office:value-type="float" office:value="-0.904630642795317" calcext:value-type="float">
            <text:p>-0.904630642795317</text:p>
          </table:table-cell>
          <table:table-cell table:formula="of:=IF([.C642]=16;1;[.C642]+1)" office:value-type="float" office:value="3" calcext:value-type="float">
            <text:p>3</text:p>
          </table:table-cell>
          <table:table-cell table:formula="of:=IF([.C643]=1;IF([.D642]=8;1;[.D642]+1);[.D642])" office:value-type="float" office:value="1" calcext:value-type="float">
            <text:p>1</text:p>
          </table:table-cell>
          <table:table-cell table:formula="of:=IF(AND([.C643]=1;[.D643]=1);[.E642]+1;[.E64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0156081876572678" calcext:value-type="float">
            <text:p>0.001560818765727</text:p>
          </table:table-cell>
          <table:table-cell table:formula="of:=(RAND()*2-1)" office:value-type="float" office:value="-0.0816686367204719" calcext:value-type="float">
            <text:p>-0.081668636720472</text:p>
          </table:table-cell>
          <table:table-cell table:formula="of:=IF([.C643]=16;1;[.C643]+1)" office:value-type="float" office:value="4" calcext:value-type="float">
            <text:p>4</text:p>
          </table:table-cell>
          <table:table-cell table:formula="of:=IF([.C644]=1;IF([.D643]=8;1;[.D643]+1);[.D643])" office:value-type="float" office:value="1" calcext:value-type="float">
            <text:p>1</text:p>
          </table:table-cell>
          <table:table-cell table:formula="of:=IF(AND([.C644]=1;[.D644]=1);[.E643]+1;[.E64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07394059123988" calcext:value-type="float">
            <text:p>0.107394059123988</text:p>
          </table:table-cell>
          <table:table-cell table:formula="of:=(RAND()*2-1)" office:value-type="float" office:value="0.444556560871174" calcext:value-type="float">
            <text:p>0.444556560871174</text:p>
          </table:table-cell>
          <table:table-cell table:formula="of:=IF([.C644]=16;1;[.C644]+1)" office:value-type="float" office:value="5" calcext:value-type="float">
            <text:p>5</text:p>
          </table:table-cell>
          <table:table-cell table:formula="of:=IF([.C645]=1;IF([.D644]=8;1;[.D644]+1);[.D644])" office:value-type="float" office:value="1" calcext:value-type="float">
            <text:p>1</text:p>
          </table:table-cell>
          <table:table-cell table:formula="of:=IF(AND([.C645]=1;[.D645]=1);[.E644]+1;[.E64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94079271744127" calcext:value-type="float">
            <text:p>0.394079271744127</text:p>
          </table:table-cell>
          <table:table-cell table:formula="of:=(RAND()*2-1)" office:value-type="float" office:value="0.259816377383205" calcext:value-type="float">
            <text:p>0.259816377383205</text:p>
          </table:table-cell>
          <table:table-cell table:formula="of:=IF([.C645]=16;1;[.C645]+1)" office:value-type="float" office:value="6" calcext:value-type="float">
            <text:p>6</text:p>
          </table:table-cell>
          <table:table-cell table:formula="of:=IF([.C646]=1;IF([.D645]=8;1;[.D645]+1);[.D645])" office:value-type="float" office:value="1" calcext:value-type="float">
            <text:p>1</text:p>
          </table:table-cell>
          <table:table-cell table:formula="of:=IF(AND([.C646]=1;[.D646]=1);[.E645]+1;[.E64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323562241135926" calcext:value-type="float">
            <text:p>0.032356224113593</text:p>
          </table:table-cell>
          <table:table-cell table:formula="of:=(RAND()*2-1)" office:value-type="float" office:value="0.0593468492305258" calcext:value-type="float">
            <text:p>0.059346849230526</text:p>
          </table:table-cell>
          <table:table-cell table:formula="of:=IF([.C646]=16;1;[.C646]+1)" office:value-type="float" office:value="7" calcext:value-type="float">
            <text:p>7</text:p>
          </table:table-cell>
          <table:table-cell table:formula="of:=IF([.C647]=1;IF([.D646]=8;1;[.D646]+1);[.D646])" office:value-type="float" office:value="1" calcext:value-type="float">
            <text:p>1</text:p>
          </table:table-cell>
          <table:table-cell table:formula="of:=IF(AND([.C647]=1;[.D647]=1);[.E646]+1;[.E64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07314816433391" calcext:value-type="float">
            <text:p>-0.107314816433391</text:p>
          </table:table-cell>
          <table:table-cell table:formula="of:=(RAND()*2-1)" office:value-type="float" office:value="0.993641294319011" calcext:value-type="float">
            <text:p>0.993641294319011</text:p>
          </table:table-cell>
          <table:table-cell table:formula="of:=IF([.C647]=16;1;[.C647]+1)" office:value-type="float" office:value="8" calcext:value-type="float">
            <text:p>8</text:p>
          </table:table-cell>
          <table:table-cell table:formula="of:=IF([.C648]=1;IF([.D647]=8;1;[.D647]+1);[.D647])" office:value-type="float" office:value="1" calcext:value-type="float">
            <text:p>1</text:p>
          </table:table-cell>
          <table:table-cell table:formula="of:=IF(AND([.C648]=1;[.D648]=1);[.E647]+1;[.E64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47165826887321" calcext:value-type="float">
            <text:p>-0.247165826887321</text:p>
          </table:table-cell>
          <table:table-cell table:formula="of:=(RAND()*2-1)" office:value-type="float" office:value="0.389295894472751" calcext:value-type="float">
            <text:p>0.389295894472751</text:p>
          </table:table-cell>
          <table:table-cell table:formula="of:=IF([.C648]=16;1;[.C648]+1)" office:value-type="float" office:value="9" calcext:value-type="float">
            <text:p>9</text:p>
          </table:table-cell>
          <table:table-cell table:formula="of:=IF([.C649]=1;IF([.D648]=8;1;[.D648]+1);[.D648])" office:value-type="float" office:value="1" calcext:value-type="float">
            <text:p>1</text:p>
          </table:table-cell>
          <table:table-cell table:formula="of:=IF(AND([.C649]=1;[.D649]=1);[.E648]+1;[.E64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47487116012694" calcext:value-type="float">
            <text:p>0.147487116012694</text:p>
          </table:table-cell>
          <table:table-cell table:formula="of:=(RAND()*2-1)" office:value-type="float" office:value="-0.581533592833552" calcext:value-type="float">
            <text:p>-0.581533592833552</text:p>
          </table:table-cell>
          <table:table-cell table:formula="of:=IF([.C649]=16;1;[.C649]+1)" office:value-type="float" office:value="10" calcext:value-type="float">
            <text:p>10</text:p>
          </table:table-cell>
          <table:table-cell table:formula="of:=IF([.C650]=1;IF([.D649]=8;1;[.D649]+1);[.D649])" office:value-type="float" office:value="1" calcext:value-type="float">
            <text:p>1</text:p>
          </table:table-cell>
          <table:table-cell table:formula="of:=IF(AND([.C650]=1;[.D650]=1);[.E649]+1;[.E64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37002940510785" calcext:value-type="float">
            <text:p>0.937002940510785</text:p>
          </table:table-cell>
          <table:table-cell table:formula="of:=(RAND()*2-1)" office:value-type="float" office:value="-0.318498062508217" calcext:value-type="float">
            <text:p>-0.318498062508217</text:p>
          </table:table-cell>
          <table:table-cell table:formula="of:=IF([.C650]=16;1;[.C650]+1)" office:value-type="float" office:value="11" calcext:value-type="float">
            <text:p>11</text:p>
          </table:table-cell>
          <table:table-cell table:formula="of:=IF([.C651]=1;IF([.D650]=8;1;[.D650]+1);[.D650])" office:value-type="float" office:value="1" calcext:value-type="float">
            <text:p>1</text:p>
          </table:table-cell>
          <table:table-cell table:formula="of:=IF(AND([.C651]=1;[.D651]=1);[.E650]+1;[.E65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89238680297266" calcext:value-type="float">
            <text:p>-0.889238680297266</text:p>
          </table:table-cell>
          <table:table-cell table:formula="of:=(RAND()*2-1)" office:value-type="float" office:value="-0.875441678842104" calcext:value-type="float">
            <text:p>-0.875441678842104</text:p>
          </table:table-cell>
          <table:table-cell table:formula="of:=IF([.C651]=16;1;[.C651]+1)" office:value-type="float" office:value="12" calcext:value-type="float">
            <text:p>12</text:p>
          </table:table-cell>
          <table:table-cell table:formula="of:=IF([.C652]=1;IF([.D651]=8;1;[.D651]+1);[.D651])" office:value-type="float" office:value="1" calcext:value-type="float">
            <text:p>1</text:p>
          </table:table-cell>
          <table:table-cell table:formula="of:=IF(AND([.C652]=1;[.D652]=1);[.E651]+1;[.E65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5818490834279" calcext:value-type="float">
            <text:p>-0.45818490834279</text:p>
          </table:table-cell>
          <table:table-cell table:formula="of:=(RAND()*2-1)" office:value-type="float" office:value="-0.0745728205561563" calcext:value-type="float">
            <text:p>-0.074572820556156</text:p>
          </table:table-cell>
          <table:table-cell table:formula="of:=IF([.C652]=16;1;[.C652]+1)" office:value-type="float" office:value="13" calcext:value-type="float">
            <text:p>13</text:p>
          </table:table-cell>
          <table:table-cell table:formula="of:=IF([.C653]=1;IF([.D652]=8;1;[.D652]+1);[.D652])" office:value-type="float" office:value="1" calcext:value-type="float">
            <text:p>1</text:p>
          </table:table-cell>
          <table:table-cell table:formula="of:=IF(AND([.C653]=1;[.D653]=1);[.E652]+1;[.E65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25773463949317" calcext:value-type="float">
            <text:p>0.125773463949317</text:p>
          </table:table-cell>
          <table:table-cell table:formula="of:=(RAND()*2-1)" office:value-type="float" office:value="0.402933664125059" calcext:value-type="float">
            <text:p>0.402933664125059</text:p>
          </table:table-cell>
          <table:table-cell table:formula="of:=IF([.C653]=16;1;[.C653]+1)" office:value-type="float" office:value="14" calcext:value-type="float">
            <text:p>14</text:p>
          </table:table-cell>
          <table:table-cell table:formula="of:=IF([.C654]=1;IF([.D653]=8;1;[.D653]+1);[.D653])" office:value-type="float" office:value="1" calcext:value-type="float">
            <text:p>1</text:p>
          </table:table-cell>
          <table:table-cell table:formula="of:=IF(AND([.C654]=1;[.D654]=1);[.E653]+1;[.E65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331667403807035" calcext:value-type="float">
            <text:p>-0.331667403807035</text:p>
          </table:table-cell>
          <table:table-cell table:formula="of:=(RAND()*2-1)" office:value-type="float" office:value="0.835023078568722" calcext:value-type="float">
            <text:p>0.835023078568722</text:p>
          </table:table-cell>
          <table:table-cell table:formula="of:=IF([.C654]=16;1;[.C654]+1)" office:value-type="float" office:value="15" calcext:value-type="float">
            <text:p>15</text:p>
          </table:table-cell>
          <table:table-cell table:formula="of:=IF([.C655]=1;IF([.D654]=8;1;[.D654]+1);[.D654])" office:value-type="float" office:value="1" calcext:value-type="float">
            <text:p>1</text:p>
          </table:table-cell>
          <table:table-cell table:formula="of:=IF(AND([.C655]=1;[.D655]=1);[.E654]+1;[.E65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22697832554156" calcext:value-type="float">
            <text:p>-0.722697832554156</text:p>
          </table:table-cell>
          <table:table-cell table:formula="of:=(RAND()*2-1)" office:value-type="float" office:value="0.0974082989128038" calcext:value-type="float">
            <text:p>0.097408298912804</text:p>
          </table:table-cell>
          <table:table-cell table:formula="of:=IF([.C655]=16;1;[.C655]+1)" office:value-type="float" office:value="16" calcext:value-type="float">
            <text:p>16</text:p>
          </table:table-cell>
          <table:table-cell table:formula="of:=IF([.C656]=1;IF([.D655]=8;1;[.D655]+1);[.D655])" office:value-type="float" office:value="1" calcext:value-type="float">
            <text:p>1</text:p>
          </table:table-cell>
          <table:table-cell table:formula="of:=IF(AND([.C656]=1;[.D656]=1);[.E655]+1;[.E65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81343957464696" calcext:value-type="float">
            <text:p>0.981343957464696</text:p>
          </table:table-cell>
          <table:table-cell table:formula="of:=(RAND()*2-1)" office:value-type="float" office:value="-0.438710454665476" calcext:value-type="float">
            <text:p>-0.438710454665476</text:p>
          </table:table-cell>
          <table:table-cell table:formula="of:=IF([.C656]=16;1;[.C656]+1)" office:value-type="float" office:value="1" calcext:value-type="float">
            <text:p>1</text:p>
          </table:table-cell>
          <table:table-cell table:formula="of:=IF([.C657]=1;IF([.D656]=8;1;[.D656]+1);[.D656])" office:value-type="float" office:value="2" calcext:value-type="float">
            <text:p>2</text:p>
          </table:table-cell>
          <table:table-cell table:formula="of:=IF(AND([.C657]=1;[.D657]=1);[.E656]+1;[.E65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25377280667052" calcext:value-type="float">
            <text:p>-0.825377280667052</text:p>
          </table:table-cell>
          <table:table-cell table:formula="of:=(RAND()*2-1)" office:value-type="float" office:value="0.456902381931974" calcext:value-type="float">
            <text:p>0.456902381931974</text:p>
          </table:table-cell>
          <table:table-cell table:formula="of:=IF([.C657]=16;1;[.C657]+1)" office:value-type="float" office:value="2" calcext:value-type="float">
            <text:p>2</text:p>
          </table:table-cell>
          <table:table-cell table:formula="of:=IF([.C658]=1;IF([.D657]=8;1;[.D657]+1);[.D657])" office:value-type="float" office:value="2" calcext:value-type="float">
            <text:p>2</text:p>
          </table:table-cell>
          <table:table-cell table:formula="of:=IF(AND([.C658]=1;[.D658]=1);[.E657]+1;[.E65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79268830868257" calcext:value-type="float">
            <text:p>0.179268830868257</text:p>
          </table:table-cell>
          <table:table-cell table:formula="of:=(RAND()*2-1)" office:value-type="float" office:value="0.305792202935673" calcext:value-type="float">
            <text:p>0.305792202935673</text:p>
          </table:table-cell>
          <table:table-cell table:formula="of:=IF([.C658]=16;1;[.C658]+1)" office:value-type="float" office:value="3" calcext:value-type="float">
            <text:p>3</text:p>
          </table:table-cell>
          <table:table-cell table:formula="of:=IF([.C659]=1;IF([.D658]=8;1;[.D658]+1);[.D658])" office:value-type="float" office:value="2" calcext:value-type="float">
            <text:p>2</text:p>
          </table:table-cell>
          <table:table-cell table:formula="of:=IF(AND([.C659]=1;[.D659]=1);[.E658]+1;[.E65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98344902347611" calcext:value-type="float">
            <text:p>-0.98344902347611</text:p>
          </table:table-cell>
          <table:table-cell table:formula="of:=(RAND()*2-1)" office:value-type="float" office:value="0.333070401309348" calcext:value-type="float">
            <text:p>0.333070401309348</text:p>
          </table:table-cell>
          <table:table-cell table:formula="of:=IF([.C659]=16;1;[.C659]+1)" office:value-type="float" office:value="4" calcext:value-type="float">
            <text:p>4</text:p>
          </table:table-cell>
          <table:table-cell table:formula="of:=IF([.C660]=1;IF([.D659]=8;1;[.D659]+1);[.D659])" office:value-type="float" office:value="2" calcext:value-type="float">
            <text:p>2</text:p>
          </table:table-cell>
          <table:table-cell table:formula="of:=IF(AND([.C660]=1;[.D660]=1);[.E659]+1;[.E65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8394256683523" calcext:value-type="float">
            <text:p>0.58394256683523</text:p>
          </table:table-cell>
          <table:table-cell table:formula="of:=(RAND()*2-1)" office:value-type="float" office:value="-0.597486119917856" calcext:value-type="float">
            <text:p>-0.597486119917856</text:p>
          </table:table-cell>
          <table:table-cell table:formula="of:=IF([.C660]=16;1;[.C660]+1)" office:value-type="float" office:value="5" calcext:value-type="float">
            <text:p>5</text:p>
          </table:table-cell>
          <table:table-cell table:formula="of:=IF([.C661]=1;IF([.D660]=8;1;[.D660]+1);[.D660])" office:value-type="float" office:value="2" calcext:value-type="float">
            <text:p>2</text:p>
          </table:table-cell>
          <table:table-cell table:formula="of:=IF(AND([.C661]=1;[.D661]=1);[.E660]+1;[.E66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17525764845862" calcext:value-type="float">
            <text:p>-0.217525764845862</text:p>
          </table:table-cell>
          <table:table-cell table:formula="of:=(RAND()*2-1)" office:value-type="float" office:value="-0.426395466320409" calcext:value-type="float">
            <text:p>-0.426395466320409</text:p>
          </table:table-cell>
          <table:table-cell table:formula="of:=IF([.C661]=16;1;[.C661]+1)" office:value-type="float" office:value="6" calcext:value-type="float">
            <text:p>6</text:p>
          </table:table-cell>
          <table:table-cell table:formula="of:=IF([.C662]=1;IF([.D661]=8;1;[.D661]+1);[.D661])" office:value-type="float" office:value="2" calcext:value-type="float">
            <text:p>2</text:p>
          </table:table-cell>
          <table:table-cell table:formula="of:=IF(AND([.C662]=1;[.D662]=1);[.E661]+1;[.E66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57199521033837" calcext:value-type="float">
            <text:p>-0.857199521033837</text:p>
          </table:table-cell>
          <table:table-cell table:formula="of:=(RAND()*2-1)" office:value-type="float" office:value="0.0610704920838034" calcext:value-type="float">
            <text:p>0.061070492083804</text:p>
          </table:table-cell>
          <table:table-cell table:formula="of:=IF([.C662]=16;1;[.C662]+1)" office:value-type="float" office:value="7" calcext:value-type="float">
            <text:p>7</text:p>
          </table:table-cell>
          <table:table-cell table:formula="of:=IF([.C663]=1;IF([.D662]=8;1;[.D662]+1);[.D662])" office:value-type="float" office:value="2" calcext:value-type="float">
            <text:p>2</text:p>
          </table:table-cell>
          <table:table-cell table:formula="of:=IF(AND([.C663]=1;[.D663]=1);[.E662]+1;[.E66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78171167438068" calcext:value-type="float">
            <text:p>-0.278171167438068</text:p>
          </table:table-cell>
          <table:table-cell table:formula="of:=(RAND()*2-1)" office:value-type="float" office:value="-0.212249174693131" calcext:value-type="float">
            <text:p>-0.212249174693131</text:p>
          </table:table-cell>
          <table:table-cell table:formula="of:=IF([.C663]=16;1;[.C663]+1)" office:value-type="float" office:value="8" calcext:value-type="float">
            <text:p>8</text:p>
          </table:table-cell>
          <table:table-cell table:formula="of:=IF([.C664]=1;IF([.D663]=8;1;[.D663]+1);[.D663])" office:value-type="float" office:value="2" calcext:value-type="float">
            <text:p>2</text:p>
          </table:table-cell>
          <table:table-cell table:formula="of:=IF(AND([.C664]=1;[.D664]=1);[.E663]+1;[.E66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66647168809574" calcext:value-type="float">
            <text:p>0.266647168809574</text:p>
          </table:table-cell>
          <table:table-cell table:formula="of:=(RAND()*2-1)" office:value-type="float" office:value="0.348119133905784" calcext:value-type="float">
            <text:p>0.348119133905784</text:p>
          </table:table-cell>
          <table:table-cell table:formula="of:=IF([.C664]=16;1;[.C664]+1)" office:value-type="float" office:value="9" calcext:value-type="float">
            <text:p>9</text:p>
          </table:table-cell>
          <table:table-cell table:formula="of:=IF([.C665]=1;IF([.D664]=8;1;[.D664]+1);[.D664])" office:value-type="float" office:value="2" calcext:value-type="float">
            <text:p>2</text:p>
          </table:table-cell>
          <table:table-cell table:formula="of:=IF(AND([.C665]=1;[.D665]=1);[.E664]+1;[.E66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77547655996725" calcext:value-type="float">
            <text:p>-0.277547655996725</text:p>
          </table:table-cell>
          <table:table-cell table:formula="of:=(RAND()*2-1)" office:value-type="float" office:value="-0.545801546076124" calcext:value-type="float">
            <text:p>-0.545801546076124</text:p>
          </table:table-cell>
          <table:table-cell table:formula="of:=IF([.C665]=16;1;[.C665]+1)" office:value-type="float" office:value="10" calcext:value-type="float">
            <text:p>10</text:p>
          </table:table-cell>
          <table:table-cell table:formula="of:=IF([.C666]=1;IF([.D665]=8;1;[.D665]+1);[.D665])" office:value-type="float" office:value="2" calcext:value-type="float">
            <text:p>2</text:p>
          </table:table-cell>
          <table:table-cell table:formula="of:=IF(AND([.C666]=1;[.D666]=1);[.E665]+1;[.E66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6726463876266" calcext:value-type="float">
            <text:p>-0.86726463876266</text:p>
          </table:table-cell>
          <table:table-cell table:formula="of:=(RAND()*2-1)" office:value-type="float" office:value="-0.0459404212902212" calcext:value-type="float">
            <text:p>-0.045940421290221</text:p>
          </table:table-cell>
          <table:table-cell table:formula="of:=IF([.C666]=16;1;[.C666]+1)" office:value-type="float" office:value="11" calcext:value-type="float">
            <text:p>11</text:p>
          </table:table-cell>
          <table:table-cell table:formula="of:=IF([.C667]=1;IF([.D666]=8;1;[.D666]+1);[.D666])" office:value-type="float" office:value="2" calcext:value-type="float">
            <text:p>2</text:p>
          </table:table-cell>
          <table:table-cell table:formula="of:=IF(AND([.C667]=1;[.D667]=1);[.E666]+1;[.E66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54867716005172" calcext:value-type="float">
            <text:p>0.654867716005172</text:p>
          </table:table-cell>
          <table:table-cell table:formula="of:=(RAND()*2-1)" office:value-type="float" office:value="0.916031567058339" calcext:value-type="float">
            <text:p>0.916031567058339</text:p>
          </table:table-cell>
          <table:table-cell table:formula="of:=IF([.C667]=16;1;[.C667]+1)" office:value-type="float" office:value="12" calcext:value-type="float">
            <text:p>12</text:p>
          </table:table-cell>
          <table:table-cell table:formula="of:=IF([.C668]=1;IF([.D667]=8;1;[.D667]+1);[.D667])" office:value-type="float" office:value="2" calcext:value-type="float">
            <text:p>2</text:p>
          </table:table-cell>
          <table:table-cell table:formula="of:=IF(AND([.C668]=1;[.D668]=1);[.E667]+1;[.E66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31141547709241" calcext:value-type="float">
            <text:p>0.331141547709241</text:p>
          </table:table-cell>
          <table:table-cell table:formula="of:=(RAND()*2-1)" office:value-type="float" office:value="0.214791541843208" calcext:value-type="float">
            <text:p>0.214791541843208</text:p>
          </table:table-cell>
          <table:table-cell table:formula="of:=IF([.C668]=16;1;[.C668]+1)" office:value-type="float" office:value="13" calcext:value-type="float">
            <text:p>13</text:p>
          </table:table-cell>
          <table:table-cell table:formula="of:=IF([.C669]=1;IF([.D668]=8;1;[.D668]+1);[.D668])" office:value-type="float" office:value="2" calcext:value-type="float">
            <text:p>2</text:p>
          </table:table-cell>
          <table:table-cell table:formula="of:=IF(AND([.C669]=1;[.D669]=1);[.E668]+1;[.E66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04900814073069" calcext:value-type="float">
            <text:p>-0.704900814073069</text:p>
          </table:table-cell>
          <table:table-cell table:formula="of:=(RAND()*2-1)" office:value-type="float" office:value="0.32675044565676" calcext:value-type="float">
            <text:p>0.32675044565676</text:p>
          </table:table-cell>
          <table:table-cell table:formula="of:=IF([.C669]=16;1;[.C669]+1)" office:value-type="float" office:value="14" calcext:value-type="float">
            <text:p>14</text:p>
          </table:table-cell>
          <table:table-cell table:formula="of:=IF([.C670]=1;IF([.D669]=8;1;[.D669]+1);[.D669])" office:value-type="float" office:value="2" calcext:value-type="float">
            <text:p>2</text:p>
          </table:table-cell>
          <table:table-cell table:formula="of:=IF(AND([.C670]=1;[.D670]=1);[.E669]+1;[.E66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53971821769727" calcext:value-type="float">
            <text:p>-0.853971821769727</text:p>
          </table:table-cell>
          <table:table-cell table:formula="of:=(RAND()*2-1)" office:value-type="float" office:value="-0.100261218865971" calcext:value-type="float">
            <text:p>-0.100261218865971</text:p>
          </table:table-cell>
          <table:table-cell table:formula="of:=IF([.C670]=16;1;[.C670]+1)" office:value-type="float" office:value="15" calcext:value-type="float">
            <text:p>15</text:p>
          </table:table-cell>
          <table:table-cell table:formula="of:=IF([.C671]=1;IF([.D670]=8;1;[.D670]+1);[.D670])" office:value-type="float" office:value="2" calcext:value-type="float">
            <text:p>2</text:p>
          </table:table-cell>
          <table:table-cell table:formula="of:=IF(AND([.C671]=1;[.D671]=1);[.E670]+1;[.E67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378995047558593" calcext:value-type="float">
            <text:p>-0.378995047558593</text:p>
          </table:table-cell>
          <table:table-cell table:formula="of:=(RAND()*2-1)" office:value-type="float" office:value="0.0136877287336799" calcext:value-type="float">
            <text:p>0.01368772873368</text:p>
          </table:table-cell>
          <table:table-cell table:formula="of:=IF([.C671]=16;1;[.C671]+1)" office:value-type="float" office:value="16" calcext:value-type="float">
            <text:p>16</text:p>
          </table:table-cell>
          <table:table-cell table:formula="of:=IF([.C672]=1;IF([.D671]=8;1;[.D671]+1);[.D671])" office:value-type="float" office:value="2" calcext:value-type="float">
            <text:p>2</text:p>
          </table:table-cell>
          <table:table-cell table:formula="of:=IF(AND([.C672]=1;[.D672]=1);[.E671]+1;[.E67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23736925276697" calcext:value-type="float">
            <text:p>-0.223736925276697</text:p>
          </table:table-cell>
          <table:table-cell table:formula="of:=(RAND()*2-1)" office:value-type="float" office:value="-0.471700911746311" calcext:value-type="float">
            <text:p>-0.471700911746311</text:p>
          </table:table-cell>
          <table:table-cell table:formula="of:=IF([.C672]=16;1;[.C672]+1)" office:value-type="float" office:value="1" calcext:value-type="float">
            <text:p>1</text:p>
          </table:table-cell>
          <table:table-cell table:formula="of:=IF([.C673]=1;IF([.D672]=8;1;[.D672]+1);[.D672])" office:value-type="float" office:value="3" calcext:value-type="float">
            <text:p>3</text:p>
          </table:table-cell>
          <table:table-cell table:formula="of:=IF(AND([.C673]=1;[.D673]=1);[.E672]+1;[.E67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74657440861393" calcext:value-type="float">
            <text:p>-0.874657440861393</text:p>
          </table:table-cell>
          <table:table-cell table:formula="of:=(RAND()*2-1)" office:value-type="float" office:value="0.621018000166566" calcext:value-type="float">
            <text:p>0.621018000166566</text:p>
          </table:table-cell>
          <table:table-cell table:formula="of:=IF([.C673]=16;1;[.C673]+1)" office:value-type="float" office:value="2" calcext:value-type="float">
            <text:p>2</text:p>
          </table:table-cell>
          <table:table-cell table:formula="of:=IF([.C674]=1;IF([.D673]=8;1;[.D673]+1);[.D673])" office:value-type="float" office:value="3" calcext:value-type="float">
            <text:p>3</text:p>
          </table:table-cell>
          <table:table-cell table:formula="of:=IF(AND([.C674]=1;[.D674]=1);[.E673]+1;[.E67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138307666990051" calcext:value-type="float">
            <text:p>-0.013830766699005</text:p>
          </table:table-cell>
          <table:table-cell table:formula="of:=(RAND()*2-1)" office:value-type="float" office:value="0.984338552526452" calcext:value-type="float">
            <text:p>0.984338552526452</text:p>
          </table:table-cell>
          <table:table-cell table:formula="of:=IF([.C674]=16;1;[.C674]+1)" office:value-type="float" office:value="3" calcext:value-type="float">
            <text:p>3</text:p>
          </table:table-cell>
          <table:table-cell table:formula="of:=IF([.C675]=1;IF([.D674]=8;1;[.D674]+1);[.D674])" office:value-type="float" office:value="3" calcext:value-type="float">
            <text:p>3</text:p>
          </table:table-cell>
          <table:table-cell table:formula="of:=IF(AND([.C675]=1;[.D675]=1);[.E674]+1;[.E67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13478868362476" calcext:value-type="float">
            <text:p>-0.713478868362476</text:p>
          </table:table-cell>
          <table:table-cell table:formula="of:=(RAND()*2-1)" office:value-type="float" office:value="0.53420935008581" calcext:value-type="float">
            <text:p>0.53420935008581</text:p>
          </table:table-cell>
          <table:table-cell table:formula="of:=IF([.C675]=16;1;[.C675]+1)" office:value-type="float" office:value="4" calcext:value-type="float">
            <text:p>4</text:p>
          </table:table-cell>
          <table:table-cell table:formula="of:=IF([.C676]=1;IF([.D675]=8;1;[.D675]+1);[.D675])" office:value-type="float" office:value="3" calcext:value-type="float">
            <text:p>3</text:p>
          </table:table-cell>
          <table:table-cell table:formula="of:=IF(AND([.C676]=1;[.D676]=1);[.E675]+1;[.E67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589877250701489" calcext:value-type="float">
            <text:p>-0.589877250701489</text:p>
          </table:table-cell>
          <table:table-cell table:formula="of:=(RAND()*2-1)" office:value-type="float" office:value="-0.250029658076808" calcext:value-type="float">
            <text:p>-0.250029658076808</text:p>
          </table:table-cell>
          <table:table-cell table:formula="of:=IF([.C676]=16;1;[.C676]+1)" office:value-type="float" office:value="5" calcext:value-type="float">
            <text:p>5</text:p>
          </table:table-cell>
          <table:table-cell table:formula="of:=IF([.C677]=1;IF([.D676]=8;1;[.D676]+1);[.D676])" office:value-type="float" office:value="3" calcext:value-type="float">
            <text:p>3</text:p>
          </table:table-cell>
          <table:table-cell table:formula="of:=IF(AND([.C677]=1;[.D677]=1);[.E676]+1;[.E67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16291534938782" calcext:value-type="float">
            <text:p>0.316291534938782</text:p>
          </table:table-cell>
          <table:table-cell table:formula="of:=(RAND()*2-1)" office:value-type="float" office:value="0.772159357043875" calcext:value-type="float">
            <text:p>0.772159357043875</text:p>
          </table:table-cell>
          <table:table-cell table:formula="of:=IF([.C677]=16;1;[.C677]+1)" office:value-type="float" office:value="6" calcext:value-type="float">
            <text:p>6</text:p>
          </table:table-cell>
          <table:table-cell table:formula="of:=IF([.C678]=1;IF([.D677]=8;1;[.D677]+1);[.D677])" office:value-type="float" office:value="3" calcext:value-type="float">
            <text:p>3</text:p>
          </table:table-cell>
          <table:table-cell table:formula="of:=IF(AND([.C678]=1;[.D678]=1);[.E677]+1;[.E67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50776895476435" calcext:value-type="float">
            <text:p>0.650776895476435</text:p>
          </table:table-cell>
          <table:table-cell table:formula="of:=(RAND()*2-1)" office:value-type="float" office:value="-0.916805870866986" calcext:value-type="float">
            <text:p>-0.916805870866986</text:p>
          </table:table-cell>
          <table:table-cell table:formula="of:=IF([.C678]=16;1;[.C678]+1)" office:value-type="float" office:value="7" calcext:value-type="float">
            <text:p>7</text:p>
          </table:table-cell>
          <table:table-cell table:formula="of:=IF([.C679]=1;IF([.D678]=8;1;[.D678]+1);[.D678])" office:value-type="float" office:value="3" calcext:value-type="float">
            <text:p>3</text:p>
          </table:table-cell>
          <table:table-cell table:formula="of:=IF(AND([.C679]=1;[.D679]=1);[.E678]+1;[.E67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00311341885381" calcext:value-type="float">
            <text:p>-0.400311341885381</text:p>
          </table:table-cell>
          <table:table-cell table:formula="of:=(RAND()*2-1)" office:value-type="float" office:value="-0.861971710510172" calcext:value-type="float">
            <text:p>-0.861971710510172</text:p>
          </table:table-cell>
          <table:table-cell table:formula="of:=IF([.C679]=16;1;[.C679]+1)" office:value-type="float" office:value="8" calcext:value-type="float">
            <text:p>8</text:p>
          </table:table-cell>
          <table:table-cell table:formula="of:=IF([.C680]=1;IF([.D679]=8;1;[.D679]+1);[.D679])" office:value-type="float" office:value="3" calcext:value-type="float">
            <text:p>3</text:p>
          </table:table-cell>
          <table:table-cell table:formula="of:=IF(AND([.C680]=1;[.D680]=1);[.E679]+1;[.E67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49560469188476" calcext:value-type="float">
            <text:p>-0.149560469188476</text:p>
          </table:table-cell>
          <table:table-cell table:formula="of:=(RAND()*2-1)" office:value-type="float" office:value="-0.518006027716724" calcext:value-type="float">
            <text:p>-0.518006027716724</text:p>
          </table:table-cell>
          <table:table-cell table:formula="of:=IF([.C680]=16;1;[.C680]+1)" office:value-type="float" office:value="9" calcext:value-type="float">
            <text:p>9</text:p>
          </table:table-cell>
          <table:table-cell table:formula="of:=IF([.C681]=1;IF([.D680]=8;1;[.D680]+1);[.D680])" office:value-type="float" office:value="3" calcext:value-type="float">
            <text:p>3</text:p>
          </table:table-cell>
          <table:table-cell table:formula="of:=IF(AND([.C681]=1;[.D681]=1);[.E680]+1;[.E68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853982665403443" calcext:value-type="float">
            <text:p>0.853982665403443</text:p>
          </table:table-cell>
          <table:table-cell table:formula="of:=(RAND()*2-1)" office:value-type="float" office:value="-0.234940369343688" calcext:value-type="float">
            <text:p>-0.234940369343688</text:p>
          </table:table-cell>
          <table:table-cell table:formula="of:=IF([.C681]=16;1;[.C681]+1)" office:value-type="float" office:value="10" calcext:value-type="float">
            <text:p>10</text:p>
          </table:table-cell>
          <table:table-cell table:formula="of:=IF([.C682]=1;IF([.D681]=8;1;[.D681]+1);[.D681])" office:value-type="float" office:value="3" calcext:value-type="float">
            <text:p>3</text:p>
          </table:table-cell>
          <table:table-cell table:formula="of:=IF(AND([.C682]=1;[.D682]=1);[.E681]+1;[.E68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12727698031694" calcext:value-type="float">
            <text:p>-0.012727698031694</text:p>
          </table:table-cell>
          <table:table-cell table:formula="of:=(RAND()*2-1)" office:value-type="float" office:value="0.240394232090505" calcext:value-type="float">
            <text:p>0.240394232090505</text:p>
          </table:table-cell>
          <table:table-cell table:formula="of:=IF([.C682]=16;1;[.C682]+1)" office:value-type="float" office:value="11" calcext:value-type="float">
            <text:p>11</text:p>
          </table:table-cell>
          <table:table-cell table:formula="of:=IF([.C683]=1;IF([.D682]=8;1;[.D682]+1);[.D682])" office:value-type="float" office:value="3" calcext:value-type="float">
            <text:p>3</text:p>
          </table:table-cell>
          <table:table-cell table:formula="of:=IF(AND([.C683]=1;[.D683]=1);[.E682]+1;[.E68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87125612685959" calcext:value-type="float">
            <text:p>0.587125612685959</text:p>
          </table:table-cell>
          <table:table-cell table:formula="of:=(RAND()*2-1)" office:value-type="float" office:value="0.280814738827256" calcext:value-type="float">
            <text:p>0.280814738827256</text:p>
          </table:table-cell>
          <table:table-cell table:formula="of:=IF([.C683]=16;1;[.C683]+1)" office:value-type="float" office:value="12" calcext:value-type="float">
            <text:p>12</text:p>
          </table:table-cell>
          <table:table-cell table:formula="of:=IF([.C684]=1;IF([.D683]=8;1;[.D683]+1);[.D683])" office:value-type="float" office:value="3" calcext:value-type="float">
            <text:p>3</text:p>
          </table:table-cell>
          <table:table-cell table:formula="of:=IF(AND([.C684]=1;[.D684]=1);[.E683]+1;[.E68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22047142492692" calcext:value-type="float">
            <text:p>-0.822047142492692</text:p>
          </table:table-cell>
          <table:table-cell table:formula="of:=(RAND()*2-1)" office:value-type="float" office:value="-0.251270643229056" calcext:value-type="float">
            <text:p>-0.251270643229056</text:p>
          </table:table-cell>
          <table:table-cell table:formula="of:=IF([.C684]=16;1;[.C684]+1)" office:value-type="float" office:value="13" calcext:value-type="float">
            <text:p>13</text:p>
          </table:table-cell>
          <table:table-cell table:formula="of:=IF([.C685]=1;IF([.D684]=8;1;[.D684]+1);[.D684])" office:value-type="float" office:value="3" calcext:value-type="float">
            <text:p>3</text:p>
          </table:table-cell>
          <table:table-cell table:formula="of:=IF(AND([.C685]=1;[.D685]=1);[.E684]+1;[.E68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04702673597809" calcext:value-type="float">
            <text:p>0.204702673597809</text:p>
          </table:table-cell>
          <table:table-cell table:formula="of:=(RAND()*2-1)" office:value-type="float" office:value="-0.589447161080841" calcext:value-type="float">
            <text:p>-0.589447161080841</text:p>
          </table:table-cell>
          <table:table-cell table:formula="of:=IF([.C685]=16;1;[.C685]+1)" office:value-type="float" office:value="14" calcext:value-type="float">
            <text:p>14</text:p>
          </table:table-cell>
          <table:table-cell table:formula="of:=IF([.C686]=1;IF([.D685]=8;1;[.D685]+1);[.D685])" office:value-type="float" office:value="3" calcext:value-type="float">
            <text:p>3</text:p>
          </table:table-cell>
          <table:table-cell table:formula="of:=IF(AND([.C686]=1;[.D686]=1);[.E685]+1;[.E68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65559990067239" calcext:value-type="float">
            <text:p>0.365559990067239</text:p>
          </table:table-cell>
          <table:table-cell table:formula="of:=(RAND()*2-1)" office:value-type="float" office:value="-0.186700228626176" calcext:value-type="float">
            <text:p>-0.186700228626176</text:p>
          </table:table-cell>
          <table:table-cell table:formula="of:=IF([.C686]=16;1;[.C686]+1)" office:value-type="float" office:value="15" calcext:value-type="float">
            <text:p>15</text:p>
          </table:table-cell>
          <table:table-cell table:formula="of:=IF([.C687]=1;IF([.D686]=8;1;[.D686]+1);[.D686])" office:value-type="float" office:value="3" calcext:value-type="float">
            <text:p>3</text:p>
          </table:table-cell>
          <table:table-cell table:formula="of:=IF(AND([.C687]=1;[.D687]=1);[.E686]+1;[.E68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338666569253666" calcext:value-type="float">
            <text:p>-0.033866656925367</text:p>
          </table:table-cell>
          <table:table-cell table:formula="of:=(RAND()*2-1)" office:value-type="float" office:value="-0.207161140946777" calcext:value-type="float">
            <text:p>-0.207161140946777</text:p>
          </table:table-cell>
          <table:table-cell table:formula="of:=IF([.C687]=16;1;[.C687]+1)" office:value-type="float" office:value="16" calcext:value-type="float">
            <text:p>16</text:p>
          </table:table-cell>
          <table:table-cell table:formula="of:=IF([.C688]=1;IF([.D687]=8;1;[.D687]+1);[.D687])" office:value-type="float" office:value="3" calcext:value-type="float">
            <text:p>3</text:p>
          </table:table-cell>
          <table:table-cell table:formula="of:=IF(AND([.C688]=1;[.D688]=1);[.E687]+1;[.E68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97606362301516" calcext:value-type="float">
            <text:p>-0.197606362301516</text:p>
          </table:table-cell>
          <table:table-cell table:formula="of:=(RAND()*2-1)" office:value-type="float" office:value="0.0419203415788914" calcext:value-type="float">
            <text:p>0.041920341578891</text:p>
          </table:table-cell>
          <table:table-cell table:formula="of:=IF([.C688]=16;1;[.C688]+1)" office:value-type="float" office:value="1" calcext:value-type="float">
            <text:p>1</text:p>
          </table:table-cell>
          <table:table-cell table:formula="of:=IF([.C689]=1;IF([.D688]=8;1;[.D688]+1);[.D688])" office:value-type="float" office:value="4" calcext:value-type="float">
            <text:p>4</text:p>
          </table:table-cell>
          <table:table-cell table:formula="of:=IF(AND([.C689]=1;[.D689]=1);[.E688]+1;[.E68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570247807476858" calcext:value-type="float">
            <text:p>-0.570247807476858</text:p>
          </table:table-cell>
          <table:table-cell table:formula="of:=(RAND()*2-1)" office:value-type="float" office:value="0.66800763899662" calcext:value-type="float">
            <text:p>0.66800763899662</text:p>
          </table:table-cell>
          <table:table-cell table:formula="of:=IF([.C689]=16;1;[.C689]+1)" office:value-type="float" office:value="2" calcext:value-type="float">
            <text:p>2</text:p>
          </table:table-cell>
          <table:table-cell table:formula="of:=IF([.C690]=1;IF([.D689]=8;1;[.D689]+1);[.D689])" office:value-type="float" office:value="4" calcext:value-type="float">
            <text:p>4</text:p>
          </table:table-cell>
          <table:table-cell table:formula="of:=IF(AND([.C690]=1;[.D690]=1);[.E689]+1;[.E68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23502452257188" calcext:value-type="float">
            <text:p>0.323502452257188</text:p>
          </table:table-cell>
          <table:table-cell table:formula="of:=(RAND()*2-1)" office:value-type="float" office:value="-0.509443235209913" calcext:value-type="float">
            <text:p>-0.509443235209913</text:p>
          </table:table-cell>
          <table:table-cell table:formula="of:=IF([.C690]=16;1;[.C690]+1)" office:value-type="float" office:value="3" calcext:value-type="float">
            <text:p>3</text:p>
          </table:table-cell>
          <table:table-cell table:formula="of:=IF([.C691]=1;IF([.D690]=8;1;[.D690]+1);[.D690])" office:value-type="float" office:value="4" calcext:value-type="float">
            <text:p>4</text:p>
          </table:table-cell>
          <table:table-cell table:formula="of:=IF(AND([.C691]=1;[.D691]=1);[.E690]+1;[.E69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49611799694957" calcext:value-type="float">
            <text:p>0.549611799694957</text:p>
          </table:table-cell>
          <table:table-cell table:formula="of:=(RAND()*2-1)" office:value-type="float" office:value="0.302684971226232" calcext:value-type="float">
            <text:p>0.302684971226232</text:p>
          </table:table-cell>
          <table:table-cell table:formula="of:=IF([.C691]=16;1;[.C691]+1)" office:value-type="float" office:value="4" calcext:value-type="float">
            <text:p>4</text:p>
          </table:table-cell>
          <table:table-cell table:formula="of:=IF([.C692]=1;IF([.D691]=8;1;[.D691]+1);[.D691])" office:value-type="float" office:value="4" calcext:value-type="float">
            <text:p>4</text:p>
          </table:table-cell>
          <table:table-cell table:formula="of:=IF(AND([.C692]=1;[.D692]=1);[.E691]+1;[.E69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49179875447716" calcext:value-type="float">
            <text:p>0.149179875447716</text:p>
          </table:table-cell>
          <table:table-cell table:formula="of:=(RAND()*2-1)" office:value-type="float" office:value="0.563144261195681" calcext:value-type="float">
            <text:p>0.563144261195681</text:p>
          </table:table-cell>
          <table:table-cell table:formula="of:=IF([.C692]=16;1;[.C692]+1)" office:value-type="float" office:value="5" calcext:value-type="float">
            <text:p>5</text:p>
          </table:table-cell>
          <table:table-cell table:formula="of:=IF([.C693]=1;IF([.D692]=8;1;[.D692]+1);[.D692])" office:value-type="float" office:value="4" calcext:value-type="float">
            <text:p>4</text:p>
          </table:table-cell>
          <table:table-cell table:formula="of:=IF(AND([.C693]=1;[.D693]=1);[.E692]+1;[.E69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35647560142551" calcext:value-type="float">
            <text:p>0.635647560142551</text:p>
          </table:table-cell>
          <table:table-cell table:formula="of:=(RAND()*2-1)" office:value-type="float" office:value="0.131583870209891" calcext:value-type="float">
            <text:p>0.131583870209891</text:p>
          </table:table-cell>
          <table:table-cell table:formula="of:=IF([.C693]=16;1;[.C693]+1)" office:value-type="float" office:value="6" calcext:value-type="float">
            <text:p>6</text:p>
          </table:table-cell>
          <table:table-cell table:formula="of:=IF([.C694]=1;IF([.D693]=8;1;[.D693]+1);[.D693])" office:value-type="float" office:value="4" calcext:value-type="float">
            <text:p>4</text:p>
          </table:table-cell>
          <table:table-cell table:formula="of:=IF(AND([.C694]=1;[.D694]=1);[.E693]+1;[.E69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22709457918711" calcext:value-type="float">
            <text:p>0.522709457918711</text:p>
          </table:table-cell>
          <table:table-cell table:formula="of:=(RAND()*2-1)" office:value-type="float" office:value="0.559138059103325" calcext:value-type="float">
            <text:p>0.559138059103325</text:p>
          </table:table-cell>
          <table:table-cell table:formula="of:=IF([.C694]=16;1;[.C694]+1)" office:value-type="float" office:value="7" calcext:value-type="float">
            <text:p>7</text:p>
          </table:table-cell>
          <table:table-cell table:formula="of:=IF([.C695]=1;IF([.D694]=8;1;[.D694]+1);[.D694])" office:value-type="float" office:value="4" calcext:value-type="float">
            <text:p>4</text:p>
          </table:table-cell>
          <table:table-cell table:formula="of:=IF(AND([.C695]=1;[.D695]=1);[.E694]+1;[.E69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47061427294663" calcext:value-type="float">
            <text:p>0.247061427294663</text:p>
          </table:table-cell>
          <table:table-cell table:formula="of:=(RAND()*2-1)" office:value-type="float" office:value="-0.729423911753232" calcext:value-type="float">
            <text:p>-0.729423911753232</text:p>
          </table:table-cell>
          <table:table-cell table:formula="of:=IF([.C695]=16;1;[.C695]+1)" office:value-type="float" office:value="8" calcext:value-type="float">
            <text:p>8</text:p>
          </table:table-cell>
          <table:table-cell table:formula="of:=IF([.C696]=1;IF([.D695]=8;1;[.D695]+1);[.D695])" office:value-type="float" office:value="4" calcext:value-type="float">
            <text:p>4</text:p>
          </table:table-cell>
          <table:table-cell table:formula="of:=IF(AND([.C696]=1;[.D696]=1);[.E695]+1;[.E69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6645708796977" calcext:value-type="float">
            <text:p>0.16645708796977</text:p>
          </table:table-cell>
          <table:table-cell table:formula="of:=(RAND()*2-1)" office:value-type="float" office:value="0.286098112675636" calcext:value-type="float">
            <text:p>0.286098112675636</text:p>
          </table:table-cell>
          <table:table-cell table:formula="of:=IF([.C696]=16;1;[.C696]+1)" office:value-type="float" office:value="9" calcext:value-type="float">
            <text:p>9</text:p>
          </table:table-cell>
          <table:table-cell table:formula="of:=IF([.C697]=1;IF([.D696]=8;1;[.D696]+1);[.D696])" office:value-type="float" office:value="4" calcext:value-type="float">
            <text:p>4</text:p>
          </table:table-cell>
          <table:table-cell table:formula="of:=IF(AND([.C697]=1;[.D697]=1);[.E696]+1;[.E69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0672843597134" calcext:value-type="float">
            <text:p>-0.70672843597134</text:p>
          </table:table-cell>
          <table:table-cell table:formula="of:=(RAND()*2-1)" office:value-type="float" office:value="-0.779291434521374" calcext:value-type="float">
            <text:p>-0.779291434521374</text:p>
          </table:table-cell>
          <table:table-cell table:formula="of:=IF([.C697]=16;1;[.C697]+1)" office:value-type="float" office:value="10" calcext:value-type="float">
            <text:p>10</text:p>
          </table:table-cell>
          <table:table-cell table:formula="of:=IF([.C698]=1;IF([.D697]=8;1;[.D697]+1);[.D697])" office:value-type="float" office:value="4" calcext:value-type="float">
            <text:p>4</text:p>
          </table:table-cell>
          <table:table-cell table:formula="of:=IF(AND([.C698]=1;[.D698]=1);[.E697]+1;[.E69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35762650843882" calcext:value-type="float">
            <text:p>-0.135762650843882</text:p>
          </table:table-cell>
          <table:table-cell table:formula="of:=(RAND()*2-1)" office:value-type="float" office:value="0.689261474562889" calcext:value-type="float">
            <text:p>0.689261474562889</text:p>
          </table:table-cell>
          <table:table-cell table:formula="of:=IF([.C698]=16;1;[.C698]+1)" office:value-type="float" office:value="11" calcext:value-type="float">
            <text:p>11</text:p>
          </table:table-cell>
          <table:table-cell table:formula="of:=IF([.C699]=1;IF([.D698]=8;1;[.D698]+1);[.D698])" office:value-type="float" office:value="4" calcext:value-type="float">
            <text:p>4</text:p>
          </table:table-cell>
          <table:table-cell table:formula="of:=IF(AND([.C699]=1;[.D699]=1);[.E698]+1;[.E69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69146965595103" calcext:value-type="float">
            <text:p>-0.169146965595103</text:p>
          </table:table-cell>
          <table:table-cell table:formula="of:=(RAND()*2-1)" office:value-type="float" office:value="-0.800865185247585" calcext:value-type="float">
            <text:p>-0.800865185247585</text:p>
          </table:table-cell>
          <table:table-cell table:formula="of:=IF([.C699]=16;1;[.C699]+1)" office:value-type="float" office:value="12" calcext:value-type="float">
            <text:p>12</text:p>
          </table:table-cell>
          <table:table-cell table:formula="of:=IF([.C700]=1;IF([.D699]=8;1;[.D699]+1);[.D699])" office:value-type="float" office:value="4" calcext:value-type="float">
            <text:p>4</text:p>
          </table:table-cell>
          <table:table-cell table:formula="of:=IF(AND([.C700]=1;[.D700]=1);[.E699]+1;[.E69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325201370004716" calcext:value-type="float">
            <text:p>-0.325201370004716</text:p>
          </table:table-cell>
          <table:table-cell table:formula="of:=(RAND()*2-1)" office:value-type="float" office:value="-0.625740715103482" calcext:value-type="float">
            <text:p>-0.625740715103482</text:p>
          </table:table-cell>
          <table:table-cell table:formula="of:=IF([.C700]=16;1;[.C700]+1)" office:value-type="float" office:value="13" calcext:value-type="float">
            <text:p>13</text:p>
          </table:table-cell>
          <table:table-cell table:formula="of:=IF([.C701]=1;IF([.D700]=8;1;[.D700]+1);[.D700])" office:value-type="float" office:value="4" calcext:value-type="float">
            <text:p>4</text:p>
          </table:table-cell>
          <table:table-cell table:formula="of:=IF(AND([.C701]=1;[.D701]=1);[.E700]+1;[.E70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12820066722944" calcext:value-type="float">
            <text:p>0.212820066722944</text:p>
          </table:table-cell>
          <table:table-cell table:formula="of:=(RAND()*2-1)" office:value-type="float" office:value="0.635103878943529" calcext:value-type="float">
            <text:p>0.635103878943529</text:p>
          </table:table-cell>
          <table:table-cell table:formula="of:=IF([.C701]=16;1;[.C701]+1)" office:value-type="float" office:value="14" calcext:value-type="float">
            <text:p>14</text:p>
          </table:table-cell>
          <table:table-cell table:formula="of:=IF([.C702]=1;IF([.D701]=8;1;[.D701]+1);[.D701])" office:value-type="float" office:value="4" calcext:value-type="float">
            <text:p>4</text:p>
          </table:table-cell>
          <table:table-cell table:formula="of:=IF(AND([.C702]=1;[.D702]=1);[.E701]+1;[.E70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80856819158295" calcext:value-type="float">
            <text:p>0.380856819158295</text:p>
          </table:table-cell>
          <table:table-cell table:formula="of:=(RAND()*2-1)" office:value-type="float" office:value="-0.435236597436462" calcext:value-type="float">
            <text:p>-0.435236597436462</text:p>
          </table:table-cell>
          <table:table-cell table:formula="of:=IF([.C702]=16;1;[.C702]+1)" office:value-type="float" office:value="15" calcext:value-type="float">
            <text:p>15</text:p>
          </table:table-cell>
          <table:table-cell table:formula="of:=IF([.C703]=1;IF([.D702]=8;1;[.D702]+1);[.D702])" office:value-type="float" office:value="4" calcext:value-type="float">
            <text:p>4</text:p>
          </table:table-cell>
          <table:table-cell table:formula="of:=IF(AND([.C703]=1;[.D703]=1);[.E702]+1;[.E70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74575953011299" calcext:value-type="float">
            <text:p>0.174575953011299</text:p>
          </table:table-cell>
          <table:table-cell table:formula="of:=(RAND()*2-1)" office:value-type="float" office:value="-0.0410357384595543" calcext:value-type="float">
            <text:p>-0.041035738459554</text:p>
          </table:table-cell>
          <table:table-cell table:formula="of:=IF([.C703]=16;1;[.C703]+1)" office:value-type="float" office:value="16" calcext:value-type="float">
            <text:p>16</text:p>
          </table:table-cell>
          <table:table-cell table:formula="of:=IF([.C704]=1;IF([.D703]=8;1;[.D703]+1);[.D703])" office:value-type="float" office:value="4" calcext:value-type="float">
            <text:p>4</text:p>
          </table:table-cell>
          <table:table-cell table:formula="of:=IF(AND([.C704]=1;[.D704]=1);[.E703]+1;[.E70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8783580604145" calcext:value-type="float">
            <text:p>0.18783580604145</text:p>
          </table:table-cell>
          <table:table-cell table:formula="of:=(RAND()*2-1)" office:value-type="float" office:value="-0.617606544501672" calcext:value-type="float">
            <text:p>-0.617606544501672</text:p>
          </table:table-cell>
          <table:table-cell table:formula="of:=IF([.C704]=16;1;[.C704]+1)" office:value-type="float" office:value="1" calcext:value-type="float">
            <text:p>1</text:p>
          </table:table-cell>
          <table:table-cell table:formula="of:=IF([.C705]=1;IF([.D704]=8;1;[.D704]+1);[.D704])" office:value-type="float" office:value="5" calcext:value-type="float">
            <text:p>5</text:p>
          </table:table-cell>
          <table:table-cell table:formula="of:=IF(AND([.C705]=1;[.D705]=1);[.E704]+1;[.E70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21711029968075" calcext:value-type="float">
            <text:p>-0.121711029968075</text:p>
          </table:table-cell>
          <table:table-cell table:formula="of:=(RAND()*2-1)" office:value-type="float" office:value="-0.32996904966122" calcext:value-type="float">
            <text:p>-0.32996904966122</text:p>
          </table:table-cell>
          <table:table-cell table:formula="of:=IF([.C705]=16;1;[.C705]+1)" office:value-type="float" office:value="2" calcext:value-type="float">
            <text:p>2</text:p>
          </table:table-cell>
          <table:table-cell table:formula="of:=IF([.C706]=1;IF([.D705]=8;1;[.D705]+1);[.D705])" office:value-type="float" office:value="5" calcext:value-type="float">
            <text:p>5</text:p>
          </table:table-cell>
          <table:table-cell table:formula="of:=IF(AND([.C706]=1;[.D706]=1);[.E705]+1;[.E70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50075810844526" calcext:value-type="float">
            <text:p>0.950075810844526</text:p>
          </table:table-cell>
          <table:table-cell table:formula="of:=(RAND()*2-1)" office:value-type="float" office:value="0.104187781123242" calcext:value-type="float">
            <text:p>0.104187781123242</text:p>
          </table:table-cell>
          <table:table-cell table:formula="of:=IF([.C706]=16;1;[.C706]+1)" office:value-type="float" office:value="3" calcext:value-type="float">
            <text:p>3</text:p>
          </table:table-cell>
          <table:table-cell table:formula="of:=IF([.C707]=1;IF([.D706]=8;1;[.D706]+1);[.D706])" office:value-type="float" office:value="5" calcext:value-type="float">
            <text:p>5</text:p>
          </table:table-cell>
          <table:table-cell table:formula="of:=IF(AND([.C707]=1;[.D707]=1);[.E706]+1;[.E70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36059831177854" calcext:value-type="float">
            <text:p>0.336059831177854</text:p>
          </table:table-cell>
          <table:table-cell table:formula="of:=(RAND()*2-1)" office:value-type="float" office:value="-0.818554480836177" calcext:value-type="float">
            <text:p>-0.818554480836177</text:p>
          </table:table-cell>
          <table:table-cell table:formula="of:=IF([.C707]=16;1;[.C707]+1)" office:value-type="float" office:value="4" calcext:value-type="float">
            <text:p>4</text:p>
          </table:table-cell>
          <table:table-cell table:formula="of:=IF([.C708]=1;IF([.D707]=8;1;[.D707]+1);[.D707])" office:value-type="float" office:value="5" calcext:value-type="float">
            <text:p>5</text:p>
          </table:table-cell>
          <table:table-cell table:formula="of:=IF(AND([.C708]=1;[.D708]=1);[.E707]+1;[.E70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65449790194066" calcext:value-type="float">
            <text:p>-0.265449790194066</text:p>
          </table:table-cell>
          <table:table-cell table:formula="of:=(RAND()*2-1)" office:value-type="float" office:value="-0.83536328301105" calcext:value-type="float">
            <text:p>-0.83536328301105</text:p>
          </table:table-cell>
          <table:table-cell table:formula="of:=IF([.C708]=16;1;[.C708]+1)" office:value-type="float" office:value="5" calcext:value-type="float">
            <text:p>5</text:p>
          </table:table-cell>
          <table:table-cell table:formula="of:=IF([.C709]=1;IF([.D708]=8;1;[.D708]+1);[.D708])" office:value-type="float" office:value="5" calcext:value-type="float">
            <text:p>5</text:p>
          </table:table-cell>
          <table:table-cell table:formula="of:=IF(AND([.C709]=1;[.D709]=1);[.E708]+1;[.E70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483833252155621" calcext:value-type="float">
            <text:p>0.483833252155621</text:p>
          </table:table-cell>
          <table:table-cell table:formula="of:=(RAND()*2-1)" office:value-type="float" office:value="0.0555715685308587" calcext:value-type="float">
            <text:p>0.055571568530859</text:p>
          </table:table-cell>
          <table:table-cell table:formula="of:=IF([.C709]=16;1;[.C709]+1)" office:value-type="float" office:value="6" calcext:value-type="float">
            <text:p>6</text:p>
          </table:table-cell>
          <table:table-cell table:formula="of:=IF([.C710]=1;IF([.D709]=8;1;[.D709]+1);[.D709])" office:value-type="float" office:value="5" calcext:value-type="float">
            <text:p>5</text:p>
          </table:table-cell>
          <table:table-cell table:formula="of:=IF(AND([.C710]=1;[.D710]=1);[.E709]+1;[.E70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70681069861561" calcext:value-type="float">
            <text:p>0.570681069861561</text:p>
          </table:table-cell>
          <table:table-cell table:formula="of:=(RAND()*2-1)" office:value-type="float" office:value="0.508528619611397" calcext:value-type="float">
            <text:p>0.508528619611397</text:p>
          </table:table-cell>
          <table:table-cell table:formula="of:=IF([.C710]=16;1;[.C710]+1)" office:value-type="float" office:value="7" calcext:value-type="float">
            <text:p>7</text:p>
          </table:table-cell>
          <table:table-cell table:formula="of:=IF([.C711]=1;IF([.D710]=8;1;[.D710]+1);[.D710])" office:value-type="float" office:value="5" calcext:value-type="float">
            <text:p>5</text:p>
          </table:table-cell>
          <table:table-cell table:formula="of:=IF(AND([.C711]=1;[.D711]=1);[.E710]+1;[.E71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37037618307052" calcext:value-type="float">
            <text:p>-0.637037618307052</text:p>
          </table:table-cell>
          <table:table-cell table:formula="of:=(RAND()*2-1)" office:value-type="float" office:value="0.7929269846974" calcext:value-type="float">
            <text:p>0.7929269846974</text:p>
          </table:table-cell>
          <table:table-cell table:formula="of:=IF([.C711]=16;1;[.C711]+1)" office:value-type="float" office:value="8" calcext:value-type="float">
            <text:p>8</text:p>
          </table:table-cell>
          <table:table-cell table:formula="of:=IF([.C712]=1;IF([.D711]=8;1;[.D711]+1);[.D711])" office:value-type="float" office:value="5" calcext:value-type="float">
            <text:p>5</text:p>
          </table:table-cell>
          <table:table-cell table:formula="of:=IF(AND([.C712]=1;[.D712]=1);[.E711]+1;[.E71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91452105484564" calcext:value-type="float">
            <text:p>-0.291452105484564</text:p>
          </table:table-cell>
          <table:table-cell table:formula="of:=(RAND()*2-1)" office:value-type="float" office:value="-0.0605403159952249" calcext:value-type="float">
            <text:p>-0.060540315995225</text:p>
          </table:table-cell>
          <table:table-cell table:formula="of:=IF([.C712]=16;1;[.C712]+1)" office:value-type="float" office:value="9" calcext:value-type="float">
            <text:p>9</text:p>
          </table:table-cell>
          <table:table-cell table:formula="of:=IF([.C713]=1;IF([.D712]=8;1;[.D712]+1);[.D712])" office:value-type="float" office:value="5" calcext:value-type="float">
            <text:p>5</text:p>
          </table:table-cell>
          <table:table-cell table:formula="of:=IF(AND([.C713]=1;[.D713]=1);[.E712]+1;[.E71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1053964147551" calcext:value-type="float">
            <text:p>-0.81053964147551</text:p>
          </table:table-cell>
          <table:table-cell table:formula="of:=(RAND()*2-1)" office:value-type="float" office:value="0.0642795935025404" calcext:value-type="float">
            <text:p>0.064279593502541</text:p>
          </table:table-cell>
          <table:table-cell table:formula="of:=IF([.C713]=16;1;[.C713]+1)" office:value-type="float" office:value="10" calcext:value-type="float">
            <text:p>10</text:p>
          </table:table-cell>
          <table:table-cell table:formula="of:=IF([.C714]=1;IF([.D713]=8;1;[.D713]+1);[.D713])" office:value-type="float" office:value="5" calcext:value-type="float">
            <text:p>5</text:p>
          </table:table-cell>
          <table:table-cell table:formula="of:=IF(AND([.C714]=1;[.D714]=1);[.E713]+1;[.E71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353321190937995" calcext:value-type="float">
            <text:p>-0.353321190937995</text:p>
          </table:table-cell>
          <table:table-cell table:formula="of:=(RAND()*2-1)" office:value-type="float" office:value="0.108263706330744" calcext:value-type="float">
            <text:p>0.108263706330744</text:p>
          </table:table-cell>
          <table:table-cell table:formula="of:=IF([.C714]=16;1;[.C714]+1)" office:value-type="float" office:value="11" calcext:value-type="float">
            <text:p>11</text:p>
          </table:table-cell>
          <table:table-cell table:formula="of:=IF([.C715]=1;IF([.D714]=8;1;[.D714]+1);[.D714])" office:value-type="float" office:value="5" calcext:value-type="float">
            <text:p>5</text:p>
          </table:table-cell>
          <table:table-cell table:formula="of:=IF(AND([.C715]=1;[.D715]=1);[.E714]+1;[.E71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73833089530481" calcext:value-type="float">
            <text:p>-0.173833089530481</text:p>
          </table:table-cell>
          <table:table-cell table:formula="of:=(RAND()*2-1)" office:value-type="float" office:value="-0.725192517808946" calcext:value-type="float">
            <text:p>-0.725192517808946</text:p>
          </table:table-cell>
          <table:table-cell table:formula="of:=IF([.C715]=16;1;[.C715]+1)" office:value-type="float" office:value="12" calcext:value-type="float">
            <text:p>12</text:p>
          </table:table-cell>
          <table:table-cell table:formula="of:=IF([.C716]=1;IF([.D715]=8;1;[.D715]+1);[.D715])" office:value-type="float" office:value="5" calcext:value-type="float">
            <text:p>5</text:p>
          </table:table-cell>
          <table:table-cell table:formula="of:=IF(AND([.C716]=1;[.D716]=1);[.E715]+1;[.E71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02106007733841" calcext:value-type="float">
            <text:p>0.502106007733841</text:p>
          </table:table-cell>
          <table:table-cell table:formula="of:=(RAND()*2-1)" office:value-type="float" office:value="0.56490816327994" calcext:value-type="float">
            <text:p>0.56490816327994</text:p>
          </table:table-cell>
          <table:table-cell table:formula="of:=IF([.C716]=16;1;[.C716]+1)" office:value-type="float" office:value="13" calcext:value-type="float">
            <text:p>13</text:p>
          </table:table-cell>
          <table:table-cell table:formula="of:=IF([.C717]=1;IF([.D716]=8;1;[.D716]+1);[.D716])" office:value-type="float" office:value="5" calcext:value-type="float">
            <text:p>5</text:p>
          </table:table-cell>
          <table:table-cell table:formula="of:=IF(AND([.C717]=1;[.D717]=1);[.E716]+1;[.E71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3921783921409" calcext:value-type="float">
            <text:p>-0.43921783921409</text:p>
          </table:table-cell>
          <table:table-cell table:formula="of:=(RAND()*2-1)" office:value-type="float" office:value="-0.582202457783848" calcext:value-type="float">
            <text:p>-0.582202457783848</text:p>
          </table:table-cell>
          <table:table-cell table:formula="of:=IF([.C717]=16;1;[.C717]+1)" office:value-type="float" office:value="14" calcext:value-type="float">
            <text:p>14</text:p>
          </table:table-cell>
          <table:table-cell table:formula="of:=IF([.C718]=1;IF([.D717]=8;1;[.D717]+1);[.D717])" office:value-type="float" office:value="5" calcext:value-type="float">
            <text:p>5</text:p>
          </table:table-cell>
          <table:table-cell table:formula="of:=IF(AND([.C718]=1;[.D718]=1);[.E717]+1;[.E71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06521606674596" calcext:value-type="float">
            <text:p>-0.706521606674596</text:p>
          </table:table-cell>
          <table:table-cell table:formula="of:=(RAND()*2-1)" office:value-type="float" office:value="-0.843366351703411" calcext:value-type="float">
            <text:p>-0.843366351703411</text:p>
          </table:table-cell>
          <table:table-cell table:formula="of:=IF([.C718]=16;1;[.C718]+1)" office:value-type="float" office:value="15" calcext:value-type="float">
            <text:p>15</text:p>
          </table:table-cell>
          <table:table-cell table:formula="of:=IF([.C719]=1;IF([.D718]=8;1;[.D718]+1);[.D718])" office:value-type="float" office:value="5" calcext:value-type="float">
            <text:p>5</text:p>
          </table:table-cell>
          <table:table-cell table:formula="of:=IF(AND([.C719]=1;[.D719]=1);[.E718]+1;[.E71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85835408245189" calcext:value-type="float">
            <text:p>0.585835408245189</text:p>
          </table:table-cell>
          <table:table-cell table:formula="of:=(RAND()*2-1)" office:value-type="float" office:value="0.819800552061012" calcext:value-type="float">
            <text:p>0.819800552061012</text:p>
          </table:table-cell>
          <table:table-cell table:formula="of:=IF([.C719]=16;1;[.C719]+1)" office:value-type="float" office:value="16" calcext:value-type="float">
            <text:p>16</text:p>
          </table:table-cell>
          <table:table-cell table:formula="of:=IF([.C720]=1;IF([.D719]=8;1;[.D719]+1);[.D719])" office:value-type="float" office:value="5" calcext:value-type="float">
            <text:p>5</text:p>
          </table:table-cell>
          <table:table-cell table:formula="of:=IF(AND([.C720]=1;[.D720]=1);[.E719]+1;[.E71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49166381602187" calcext:value-type="float">
            <text:p>0.649166381602187</text:p>
          </table:table-cell>
          <table:table-cell table:formula="of:=(RAND()*2-1)" office:value-type="float" office:value="0.421138005941494" calcext:value-type="float">
            <text:p>0.421138005941494</text:p>
          </table:table-cell>
          <table:table-cell table:formula="of:=IF([.C720]=16;1;[.C720]+1)" office:value-type="float" office:value="1" calcext:value-type="float">
            <text:p>1</text:p>
          </table:table-cell>
          <table:table-cell table:formula="of:=IF([.C721]=1;IF([.D720]=8;1;[.D720]+1);[.D720])" office:value-type="float" office:value="6" calcext:value-type="float">
            <text:p>6</text:p>
          </table:table-cell>
          <table:table-cell table:formula="of:=IF(AND([.C721]=1;[.D721]=1);[.E720]+1;[.E72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25371517904737" calcext:value-type="float">
            <text:p>-0.425371517904737</text:p>
          </table:table-cell>
          <table:table-cell table:formula="of:=(RAND()*2-1)" office:value-type="float" office:value="-0.633424800482999" calcext:value-type="float">
            <text:p>-0.633424800482999</text:p>
          </table:table-cell>
          <table:table-cell table:formula="of:=IF([.C721]=16;1;[.C721]+1)" office:value-type="float" office:value="2" calcext:value-type="float">
            <text:p>2</text:p>
          </table:table-cell>
          <table:table-cell table:formula="of:=IF([.C722]=1;IF([.D721]=8;1;[.D721]+1);[.D721])" office:value-type="float" office:value="6" calcext:value-type="float">
            <text:p>6</text:p>
          </table:table-cell>
          <table:table-cell table:formula="of:=IF(AND([.C722]=1;[.D722]=1);[.E721]+1;[.E72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1952839788903" calcext:value-type="float">
            <text:p>-0.21952839788903</text:p>
          </table:table-cell>
          <table:table-cell table:formula="of:=(RAND()*2-1)" office:value-type="float" office:value="0.623808700697019" calcext:value-type="float">
            <text:p>0.623808700697019</text:p>
          </table:table-cell>
          <table:table-cell table:formula="of:=IF([.C722]=16;1;[.C722]+1)" office:value-type="float" office:value="3" calcext:value-type="float">
            <text:p>3</text:p>
          </table:table-cell>
          <table:table-cell table:formula="of:=IF([.C723]=1;IF([.D722]=8;1;[.D722]+1);[.D722])" office:value-type="float" office:value="6" calcext:value-type="float">
            <text:p>6</text:p>
          </table:table-cell>
          <table:table-cell table:formula="of:=IF(AND([.C723]=1;[.D723]=1);[.E722]+1;[.E72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838399264421984" calcext:value-type="float">
            <text:p>0.838399264421984</text:p>
          </table:table-cell>
          <table:table-cell table:formula="of:=(RAND()*2-1)" office:value-type="float" office:value="-0.587410111957479" calcext:value-type="float">
            <text:p>-0.587410111957479</text:p>
          </table:table-cell>
          <table:table-cell table:formula="of:=IF([.C723]=16;1;[.C723]+1)" office:value-type="float" office:value="4" calcext:value-type="float">
            <text:p>4</text:p>
          </table:table-cell>
          <table:table-cell table:formula="of:=IF([.C724]=1;IF([.D723]=8;1;[.D723]+1);[.D723])" office:value-type="float" office:value="6" calcext:value-type="float">
            <text:p>6</text:p>
          </table:table-cell>
          <table:table-cell table:formula="of:=IF(AND([.C724]=1;[.D724]=1);[.E723]+1;[.E72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782085151535681" calcext:value-type="float">
            <text:p>0.782085151535681</text:p>
          </table:table-cell>
          <table:table-cell table:formula="of:=(RAND()*2-1)" office:value-type="float" office:value="0.154993185006985" calcext:value-type="float">
            <text:p>0.154993185006985</text:p>
          </table:table-cell>
          <table:table-cell table:formula="of:=IF([.C724]=16;1;[.C724]+1)" office:value-type="float" office:value="5" calcext:value-type="float">
            <text:p>5</text:p>
          </table:table-cell>
          <table:table-cell table:formula="of:=IF([.C725]=1;IF([.D724]=8;1;[.D724]+1);[.D724])" office:value-type="float" office:value="6" calcext:value-type="float">
            <text:p>6</text:p>
          </table:table-cell>
          <table:table-cell table:formula="of:=IF(AND([.C725]=1;[.D725]=1);[.E724]+1;[.E72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98505326036849" calcext:value-type="float">
            <text:p>-0.298505326036849</text:p>
          </table:table-cell>
          <table:table-cell table:formula="of:=(RAND()*2-1)" office:value-type="float" office:value="0.322601635346708" calcext:value-type="float">
            <text:p>0.322601635346708</text:p>
          </table:table-cell>
          <table:table-cell table:formula="of:=IF([.C725]=16;1;[.C725]+1)" office:value-type="float" office:value="6" calcext:value-type="float">
            <text:p>6</text:p>
          </table:table-cell>
          <table:table-cell table:formula="of:=IF([.C726]=1;IF([.D725]=8;1;[.D725]+1);[.D725])" office:value-type="float" office:value="6" calcext:value-type="float">
            <text:p>6</text:p>
          </table:table-cell>
          <table:table-cell table:formula="of:=IF(AND([.C726]=1;[.D726]=1);[.E725]+1;[.E72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45273778015097" calcext:value-type="float">
            <text:p>-0.645273778015097</text:p>
          </table:table-cell>
          <table:table-cell table:formula="of:=(RAND()*2-1)" office:value-type="float" office:value="0.800764881146184" calcext:value-type="float">
            <text:p>0.800764881146184</text:p>
          </table:table-cell>
          <table:table-cell table:formula="of:=IF([.C726]=16;1;[.C726]+1)" office:value-type="float" office:value="7" calcext:value-type="float">
            <text:p>7</text:p>
          </table:table-cell>
          <table:table-cell table:formula="of:=IF([.C727]=1;IF([.D726]=8;1;[.D726]+1);[.D726])" office:value-type="float" office:value="6" calcext:value-type="float">
            <text:p>6</text:p>
          </table:table-cell>
          <table:table-cell table:formula="of:=IF(AND([.C727]=1;[.D727]=1);[.E726]+1;[.E72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0121363516659323" calcext:value-type="float">
            <text:p>0.001213635166593</text:p>
          </table:table-cell>
          <table:table-cell table:formula="of:=(RAND()*2-1)" office:value-type="float" office:value="-0.140223819815122" calcext:value-type="float">
            <text:p>-0.140223819815122</text:p>
          </table:table-cell>
          <table:table-cell table:formula="of:=IF([.C727]=16;1;[.C727]+1)" office:value-type="float" office:value="8" calcext:value-type="float">
            <text:p>8</text:p>
          </table:table-cell>
          <table:table-cell table:formula="of:=IF([.C728]=1;IF([.D727]=8;1;[.D727]+1);[.D727])" office:value-type="float" office:value="6" calcext:value-type="float">
            <text:p>6</text:p>
          </table:table-cell>
          <table:table-cell table:formula="of:=IF(AND([.C728]=1;[.D728]=1);[.E727]+1;[.E72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02435160757678" calcext:value-type="float">
            <text:p>-0.602435160757678</text:p>
          </table:table-cell>
          <table:table-cell table:formula="of:=(RAND()*2-1)" office:value-type="float" office:value="0.0966616950998076" calcext:value-type="float">
            <text:p>0.096661695099808</text:p>
          </table:table-cell>
          <table:table-cell table:formula="of:=IF([.C728]=16;1;[.C728]+1)" office:value-type="float" office:value="9" calcext:value-type="float">
            <text:p>9</text:p>
          </table:table-cell>
          <table:table-cell table:formula="of:=IF([.C729]=1;IF([.D728]=8;1;[.D728]+1);[.D728])" office:value-type="float" office:value="6" calcext:value-type="float">
            <text:p>6</text:p>
          </table:table-cell>
          <table:table-cell table:formula="of:=IF(AND([.C729]=1;[.D729]=1);[.E728]+1;[.E72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809955530497781" calcext:value-type="float">
            <text:p>0.809955530497781</text:p>
          </table:table-cell>
          <table:table-cell table:formula="of:=(RAND()*2-1)" office:value-type="float" office:value="0.884569584841866" calcext:value-type="float">
            <text:p>0.884569584841866</text:p>
          </table:table-cell>
          <table:table-cell table:formula="of:=IF([.C729]=16;1;[.C729]+1)" office:value-type="float" office:value="10" calcext:value-type="float">
            <text:p>10</text:p>
          </table:table-cell>
          <table:table-cell table:formula="of:=IF([.C730]=1;IF([.D729]=8;1;[.D729]+1);[.D729])" office:value-type="float" office:value="6" calcext:value-type="float">
            <text:p>6</text:p>
          </table:table-cell>
          <table:table-cell table:formula="of:=IF(AND([.C730]=1;[.D730]=1);[.E729]+1;[.E72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404466634349269" calcext:value-type="float">
            <text:p>0.404466634349269</text:p>
          </table:table-cell>
          <table:table-cell table:formula="of:=(RAND()*2-1)" office:value-type="float" office:value="0.258386072827882" calcext:value-type="float">
            <text:p>0.258386072827882</text:p>
          </table:table-cell>
          <table:table-cell table:formula="of:=IF([.C730]=16;1;[.C730]+1)" office:value-type="float" office:value="11" calcext:value-type="float">
            <text:p>11</text:p>
          </table:table-cell>
          <table:table-cell table:formula="of:=IF([.C731]=1;IF([.D730]=8;1;[.D730]+1);[.D730])" office:value-type="float" office:value="6" calcext:value-type="float">
            <text:p>6</text:p>
          </table:table-cell>
          <table:table-cell table:formula="of:=IF(AND([.C731]=1;[.D731]=1);[.E730]+1;[.E73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86896075080938" calcext:value-type="float">
            <text:p>-0.286896075080938</text:p>
          </table:table-cell>
          <table:table-cell table:formula="of:=(RAND()*2-1)" office:value-type="float" office:value="-0.430003302600507" calcext:value-type="float">
            <text:p>-0.430003302600507</text:p>
          </table:table-cell>
          <table:table-cell table:formula="of:=IF([.C731]=16;1;[.C731]+1)" office:value-type="float" office:value="12" calcext:value-type="float">
            <text:p>12</text:p>
          </table:table-cell>
          <table:table-cell table:formula="of:=IF([.C732]=1;IF([.D731]=8;1;[.D731]+1);[.D731])" office:value-type="float" office:value="6" calcext:value-type="float">
            <text:p>6</text:p>
          </table:table-cell>
          <table:table-cell table:formula="of:=IF(AND([.C732]=1;[.D732]=1);[.E731]+1;[.E73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15902969354186" calcext:value-type="float">
            <text:p>0.515902969354186</text:p>
          </table:table-cell>
          <table:table-cell table:formula="of:=(RAND()*2-1)" office:value-type="float" office:value="-0.658107642122994" calcext:value-type="float">
            <text:p>-0.658107642122994</text:p>
          </table:table-cell>
          <table:table-cell table:formula="of:=IF([.C732]=16;1;[.C732]+1)" office:value-type="float" office:value="13" calcext:value-type="float">
            <text:p>13</text:p>
          </table:table-cell>
          <table:table-cell table:formula="of:=IF([.C733]=1;IF([.D732]=8;1;[.D732]+1);[.D732])" office:value-type="float" office:value="6" calcext:value-type="float">
            <text:p>6</text:p>
          </table:table-cell>
          <table:table-cell table:formula="of:=IF(AND([.C733]=1;[.D733]=1);[.E732]+1;[.E73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4434099673934" calcext:value-type="float">
            <text:p>0.24434099673934</text:p>
          </table:table-cell>
          <table:table-cell table:formula="of:=(RAND()*2-1)" office:value-type="float" office:value="0.464989488034738" calcext:value-type="float">
            <text:p>0.464989488034738</text:p>
          </table:table-cell>
          <table:table-cell table:formula="of:=IF([.C733]=16;1;[.C733]+1)" office:value-type="float" office:value="14" calcext:value-type="float">
            <text:p>14</text:p>
          </table:table-cell>
          <table:table-cell table:formula="of:=IF([.C734]=1;IF([.D733]=8;1;[.D733]+1);[.D733])" office:value-type="float" office:value="6" calcext:value-type="float">
            <text:p>6</text:p>
          </table:table-cell>
          <table:table-cell table:formula="of:=IF(AND([.C734]=1;[.D734]=1);[.E733]+1;[.E73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393501550252119" calcext:value-type="float">
            <text:p>-0.393501550252119</text:p>
          </table:table-cell>
          <table:table-cell table:formula="of:=(RAND()*2-1)" office:value-type="float" office:value="0.803318625752119" calcext:value-type="float">
            <text:p>0.803318625752119</text:p>
          </table:table-cell>
          <table:table-cell table:formula="of:=IF([.C734]=16;1;[.C734]+1)" office:value-type="float" office:value="15" calcext:value-type="float">
            <text:p>15</text:p>
          </table:table-cell>
          <table:table-cell table:formula="of:=IF([.C735]=1;IF([.D734]=8;1;[.D734]+1);[.D734])" office:value-type="float" office:value="6" calcext:value-type="float">
            <text:p>6</text:p>
          </table:table-cell>
          <table:table-cell table:formula="of:=IF(AND([.C735]=1;[.D735]=1);[.E734]+1;[.E73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626848884508486" calcext:value-type="float">
            <text:p>-0.062684888450849</text:p>
          </table:table-cell>
          <table:table-cell table:formula="of:=(RAND()*2-1)" office:value-type="float" office:value="0.28602192454555" calcext:value-type="float">
            <text:p>0.28602192454555</text:p>
          </table:table-cell>
          <table:table-cell table:formula="of:=IF([.C735]=16;1;[.C735]+1)" office:value-type="float" office:value="16" calcext:value-type="float">
            <text:p>16</text:p>
          </table:table-cell>
          <table:table-cell table:formula="of:=IF([.C736]=1;IF([.D735]=8;1;[.D735]+1);[.D735])" office:value-type="float" office:value="6" calcext:value-type="float">
            <text:p>6</text:p>
          </table:table-cell>
          <table:table-cell table:formula="of:=IF(AND([.C736]=1;[.D736]=1);[.E735]+1;[.E73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81579836715101" calcext:value-type="float">
            <text:p>0.81579836715101</text:p>
          </table:table-cell>
          <table:table-cell table:formula="of:=(RAND()*2-1)" office:value-type="float" office:value="0.642534010835048" calcext:value-type="float">
            <text:p>0.642534010835048</text:p>
          </table:table-cell>
          <table:table-cell table:formula="of:=IF([.C736]=16;1;[.C736]+1)" office:value-type="float" office:value="1" calcext:value-type="float">
            <text:p>1</text:p>
          </table:table-cell>
          <table:table-cell table:formula="of:=IF([.C737]=1;IF([.D736]=8;1;[.D736]+1);[.D736])" office:value-type="float" office:value="7" calcext:value-type="float">
            <text:p>7</text:p>
          </table:table-cell>
          <table:table-cell table:formula="of:=IF(AND([.C737]=1;[.D737]=1);[.E736]+1;[.E73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15713506466807" calcext:value-type="float">
            <text:p>-0.115713506466807</text:p>
          </table:table-cell>
          <table:table-cell table:formula="of:=(RAND()*2-1)" office:value-type="float" office:value="-0.900251008977488" calcext:value-type="float">
            <text:p>-0.900251008977488</text:p>
          </table:table-cell>
          <table:table-cell table:formula="of:=IF([.C737]=16;1;[.C737]+1)" office:value-type="float" office:value="2" calcext:value-type="float">
            <text:p>2</text:p>
          </table:table-cell>
          <table:table-cell table:formula="of:=IF([.C738]=1;IF([.D737]=8;1;[.D737]+1);[.D737])" office:value-type="float" office:value="7" calcext:value-type="float">
            <text:p>7</text:p>
          </table:table-cell>
          <table:table-cell table:formula="of:=IF(AND([.C738]=1;[.D738]=1);[.E737]+1;[.E73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39603219609678" calcext:value-type="float">
            <text:p>-0.839603219609678</text:p>
          </table:table-cell>
          <table:table-cell table:formula="of:=(RAND()*2-1)" office:value-type="float" office:value="0.734842037122601" calcext:value-type="float">
            <text:p>0.734842037122601</text:p>
          </table:table-cell>
          <table:table-cell table:formula="of:=IF([.C738]=16;1;[.C738]+1)" office:value-type="float" office:value="3" calcext:value-type="float">
            <text:p>3</text:p>
          </table:table-cell>
          <table:table-cell table:formula="of:=IF([.C739]=1;IF([.D738]=8;1;[.D738]+1);[.D738])" office:value-type="float" office:value="7" calcext:value-type="float">
            <text:p>7</text:p>
          </table:table-cell>
          <table:table-cell table:formula="of:=IF(AND([.C739]=1;[.D739]=1);[.E738]+1;[.E73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80787069821493" calcext:value-type="float">
            <text:p>0.580787069821493</text:p>
          </table:table-cell>
          <table:table-cell table:formula="of:=(RAND()*2-1)" office:value-type="float" office:value="0.0854189101675882" calcext:value-type="float">
            <text:p>0.085418910167588</text:p>
          </table:table-cell>
          <table:table-cell table:formula="of:=IF([.C739]=16;1;[.C739]+1)" office:value-type="float" office:value="4" calcext:value-type="float">
            <text:p>4</text:p>
          </table:table-cell>
          <table:table-cell table:formula="of:=IF([.C740]=1;IF([.D739]=8;1;[.D739]+1);[.D739])" office:value-type="float" office:value="7" calcext:value-type="float">
            <text:p>7</text:p>
          </table:table-cell>
          <table:table-cell table:formula="of:=IF(AND([.C740]=1;[.D740]=1);[.E739]+1;[.E73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84936541933644" calcext:value-type="float">
            <text:p>0.184936541933644</text:p>
          </table:table-cell>
          <table:table-cell table:formula="of:=(RAND()*2-1)" office:value-type="float" office:value="0.0543414125153616" calcext:value-type="float">
            <text:p>0.054341412515362</text:p>
          </table:table-cell>
          <table:table-cell table:formula="of:=IF([.C740]=16;1;[.C740]+1)" office:value-type="float" office:value="5" calcext:value-type="float">
            <text:p>5</text:p>
          </table:table-cell>
          <table:table-cell table:formula="of:=IF([.C741]=1;IF([.D740]=8;1;[.D740]+1);[.D740])" office:value-type="float" office:value="7" calcext:value-type="float">
            <text:p>7</text:p>
          </table:table-cell>
          <table:table-cell table:formula="of:=IF(AND([.C741]=1;[.D741]=1);[.E740]+1;[.E74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535147450149275" calcext:value-type="float">
            <text:p>-0.535147450149275</text:p>
          </table:table-cell>
          <table:table-cell table:formula="of:=(RAND()*2-1)" office:value-type="float" office:value="-0.749484577215776" calcext:value-type="float">
            <text:p>-0.749484577215776</text:p>
          </table:table-cell>
          <table:table-cell table:formula="of:=IF([.C741]=16;1;[.C741]+1)" office:value-type="float" office:value="6" calcext:value-type="float">
            <text:p>6</text:p>
          </table:table-cell>
          <table:table-cell table:formula="of:=IF([.C742]=1;IF([.D741]=8;1;[.D741]+1);[.D741])" office:value-type="float" office:value="7" calcext:value-type="float">
            <text:p>7</text:p>
          </table:table-cell>
          <table:table-cell table:formula="of:=IF(AND([.C742]=1;[.D742]=1);[.E741]+1;[.E74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20977941500937" calcext:value-type="float">
            <text:p>0.120977941500937</text:p>
          </table:table-cell>
          <table:table-cell table:formula="of:=(RAND()*2-1)" office:value-type="float" office:value="0.742812555671834" calcext:value-type="float">
            <text:p>0.742812555671834</text:p>
          </table:table-cell>
          <table:table-cell table:formula="of:=IF([.C742]=16;1;[.C742]+1)" office:value-type="float" office:value="7" calcext:value-type="float">
            <text:p>7</text:p>
          </table:table-cell>
          <table:table-cell table:formula="of:=IF([.C743]=1;IF([.D742]=8;1;[.D742]+1);[.D742])" office:value-type="float" office:value="7" calcext:value-type="float">
            <text:p>7</text:p>
          </table:table-cell>
          <table:table-cell table:formula="of:=IF(AND([.C743]=1;[.D743]=1);[.E742]+1;[.E74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955711571479695" calcext:value-type="float">
            <text:p>-0.955711571479695</text:p>
          </table:table-cell>
          <table:table-cell table:formula="of:=(RAND()*2-1)" office:value-type="float" office:value="0.851825579821589" calcext:value-type="float">
            <text:p>0.851825579821589</text:p>
          </table:table-cell>
          <table:table-cell table:formula="of:=IF([.C743]=16;1;[.C743]+1)" office:value-type="float" office:value="8" calcext:value-type="float">
            <text:p>8</text:p>
          </table:table-cell>
          <table:table-cell table:formula="of:=IF([.C744]=1;IF([.D743]=8;1;[.D743]+1);[.D743])" office:value-type="float" office:value="7" calcext:value-type="float">
            <text:p>7</text:p>
          </table:table-cell>
          <table:table-cell table:formula="of:=IF(AND([.C744]=1;[.D744]=1);[.E743]+1;[.E74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11206424151068" calcext:value-type="float">
            <text:p>-0.611206424151068</text:p>
          </table:table-cell>
          <table:table-cell table:formula="of:=(RAND()*2-1)" office:value-type="float" office:value="0.67025472820752" calcext:value-type="float">
            <text:p>0.67025472820752</text:p>
          </table:table-cell>
          <table:table-cell table:formula="of:=IF([.C744]=16;1;[.C744]+1)" office:value-type="float" office:value="9" calcext:value-type="float">
            <text:p>9</text:p>
          </table:table-cell>
          <table:table-cell table:formula="of:=IF([.C745]=1;IF([.D744]=8;1;[.D744]+1);[.D744])" office:value-type="float" office:value="7" calcext:value-type="float">
            <text:p>7</text:p>
          </table:table-cell>
          <table:table-cell table:formula="of:=IF(AND([.C745]=1;[.D745]=1);[.E744]+1;[.E74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93620970151999" calcext:value-type="float">
            <text:p>0.193620970151999</text:p>
          </table:table-cell>
          <table:table-cell table:formula="of:=(RAND()*2-1)" office:value-type="float" office:value="-0.0937926413970651" calcext:value-type="float">
            <text:p>-0.093792641397065</text:p>
          </table:table-cell>
          <table:table-cell table:formula="of:=IF([.C745]=16;1;[.C745]+1)" office:value-type="float" office:value="10" calcext:value-type="float">
            <text:p>10</text:p>
          </table:table-cell>
          <table:table-cell table:formula="of:=IF([.C746]=1;IF([.D745]=8;1;[.D745]+1);[.D745])" office:value-type="float" office:value="7" calcext:value-type="float">
            <text:p>7</text:p>
          </table:table-cell>
          <table:table-cell table:formula="of:=IF(AND([.C746]=1;[.D746]=1);[.E745]+1;[.E74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85902138964539" calcext:value-type="float">
            <text:p>-0.685902138964539</text:p>
          </table:table-cell>
          <table:table-cell table:formula="of:=(RAND()*2-1)" office:value-type="float" office:value="-0.224094977877638" calcext:value-type="float">
            <text:p>-0.224094977877638</text:p>
          </table:table-cell>
          <table:table-cell table:formula="of:=IF([.C746]=16;1;[.C746]+1)" office:value-type="float" office:value="11" calcext:value-type="float">
            <text:p>11</text:p>
          </table:table-cell>
          <table:table-cell table:formula="of:=IF([.C747]=1;IF([.D746]=8;1;[.D746]+1);[.D746])" office:value-type="float" office:value="7" calcext:value-type="float">
            <text:p>7</text:p>
          </table:table-cell>
          <table:table-cell table:formula="of:=IF(AND([.C747]=1;[.D747]=1);[.E746]+1;[.E74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76728168759954" calcext:value-type="float">
            <text:p>-0.176728168759954</text:p>
          </table:table-cell>
          <table:table-cell table:formula="of:=(RAND()*2-1)" office:value-type="float" office:value="-0.552388579748371" calcext:value-type="float">
            <text:p>-0.552388579748371</text:p>
          </table:table-cell>
          <table:table-cell table:formula="of:=IF([.C747]=16;1;[.C747]+1)" office:value-type="float" office:value="12" calcext:value-type="float">
            <text:p>12</text:p>
          </table:table-cell>
          <table:table-cell table:formula="of:=IF([.C748]=1;IF([.D747]=8;1;[.D747]+1);[.D747])" office:value-type="float" office:value="7" calcext:value-type="float">
            <text:p>7</text:p>
          </table:table-cell>
          <table:table-cell table:formula="of:=IF(AND([.C748]=1;[.D748]=1);[.E747]+1;[.E74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96423971799214" calcext:value-type="float">
            <text:p>0.396423971799214</text:p>
          </table:table-cell>
          <table:table-cell table:formula="of:=(RAND()*2-1)" office:value-type="float" office:value="-0.474664683638732" calcext:value-type="float">
            <text:p>-0.474664683638732</text:p>
          </table:table-cell>
          <table:table-cell table:formula="of:=IF([.C748]=16;1;[.C748]+1)" office:value-type="float" office:value="13" calcext:value-type="float">
            <text:p>13</text:p>
          </table:table-cell>
          <table:table-cell table:formula="of:=IF([.C749]=1;IF([.D748]=8;1;[.D748]+1);[.D748])" office:value-type="float" office:value="7" calcext:value-type="float">
            <text:p>7</text:p>
          </table:table-cell>
          <table:table-cell table:formula="of:=IF(AND([.C749]=1;[.D749]=1);[.E748]+1;[.E74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61716587173095" calcext:value-type="float">
            <text:p>-0.761716587173095</text:p>
          </table:table-cell>
          <table:table-cell table:formula="of:=(RAND()*2-1)" office:value-type="float" office:value="0.590947048518496" calcext:value-type="float">
            <text:p>0.590947048518496</text:p>
          </table:table-cell>
          <table:table-cell table:formula="of:=IF([.C749]=16;1;[.C749]+1)" office:value-type="float" office:value="14" calcext:value-type="float">
            <text:p>14</text:p>
          </table:table-cell>
          <table:table-cell table:formula="of:=IF([.C750]=1;IF([.D749]=8;1;[.D749]+1);[.D749])" office:value-type="float" office:value="7" calcext:value-type="float">
            <text:p>7</text:p>
          </table:table-cell>
          <table:table-cell table:formula="of:=IF(AND([.C750]=1;[.D750]=1);[.E749]+1;[.E74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46755394741871" calcext:value-type="float">
            <text:p>-0.846755394741871</text:p>
          </table:table-cell>
          <table:table-cell table:formula="of:=(RAND()*2-1)" office:value-type="float" office:value="-0.732933277115587" calcext:value-type="float">
            <text:p>-0.732933277115587</text:p>
          </table:table-cell>
          <table:table-cell table:formula="of:=IF([.C750]=16;1;[.C750]+1)" office:value-type="float" office:value="15" calcext:value-type="float">
            <text:p>15</text:p>
          </table:table-cell>
          <table:table-cell table:formula="of:=IF([.C751]=1;IF([.D750]=8;1;[.D750]+1);[.D750])" office:value-type="float" office:value="7" calcext:value-type="float">
            <text:p>7</text:p>
          </table:table-cell>
          <table:table-cell table:formula="of:=IF(AND([.C751]=1;[.D751]=1);[.E750]+1;[.E75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34138954622774" calcext:value-type="float">
            <text:p>-0.734138954622774</text:p>
          </table:table-cell>
          <table:table-cell table:formula="of:=(RAND()*2-1)" office:value-type="float" office:value="-0.906546247925956" calcext:value-type="float">
            <text:p>-0.906546247925956</text:p>
          </table:table-cell>
          <table:table-cell table:formula="of:=IF([.C751]=16;1;[.C751]+1)" office:value-type="float" office:value="16" calcext:value-type="float">
            <text:p>16</text:p>
          </table:table-cell>
          <table:table-cell table:formula="of:=IF([.C752]=1;IF([.D751]=8;1;[.D751]+1);[.D751])" office:value-type="float" office:value="7" calcext:value-type="float">
            <text:p>7</text:p>
          </table:table-cell>
          <table:table-cell table:formula="of:=IF(AND([.C752]=1;[.D752]=1);[.E751]+1;[.E75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21760334212435" calcext:value-type="float">
            <text:p>0.321760334212435</text:p>
          </table:table-cell>
          <table:table-cell table:formula="of:=(RAND()*2-1)" office:value-type="float" office:value="-0.0474457555938235" calcext:value-type="float">
            <text:p>-0.047445755593824</text:p>
          </table:table-cell>
          <table:table-cell table:formula="of:=IF([.C752]=16;1;[.C752]+1)" office:value-type="float" office:value="1" calcext:value-type="float">
            <text:p>1</text:p>
          </table:table-cell>
          <table:table-cell table:formula="of:=IF([.C753]=1;IF([.D752]=8;1;[.D752]+1);[.D752])" office:value-type="float" office:value="8" calcext:value-type="float">
            <text:p>8</text:p>
          </table:table-cell>
          <table:table-cell table:formula="of:=IF(AND([.C753]=1;[.D753]=1);[.E752]+1;[.E75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98270583630085" calcext:value-type="float">
            <text:p>0.698270583630085</text:p>
          </table:table-cell>
          <table:table-cell table:formula="of:=(RAND()*2-1)" office:value-type="float" office:value="-0.968571285942848" calcext:value-type="float">
            <text:p>-0.968571285942848</text:p>
          </table:table-cell>
          <table:table-cell table:formula="of:=IF([.C753]=16;1;[.C753]+1)" office:value-type="float" office:value="2" calcext:value-type="float">
            <text:p>2</text:p>
          </table:table-cell>
          <table:table-cell table:formula="of:=IF([.C754]=1;IF([.D753]=8;1;[.D753]+1);[.D753])" office:value-type="float" office:value="8" calcext:value-type="float">
            <text:p>8</text:p>
          </table:table-cell>
          <table:table-cell table:formula="of:=IF(AND([.C754]=1;[.D754]=1);[.E753]+1;[.E75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77611303244478" calcext:value-type="float">
            <text:p>0.377611303244478</text:p>
          </table:table-cell>
          <table:table-cell table:formula="of:=(RAND()*2-1)" office:value-type="float" office:value="0.474277185176736" calcext:value-type="float">
            <text:p>0.474277185176736</text:p>
          </table:table-cell>
          <table:table-cell table:formula="of:=IF([.C754]=16;1;[.C754]+1)" office:value-type="float" office:value="3" calcext:value-type="float">
            <text:p>3</text:p>
          </table:table-cell>
          <table:table-cell table:formula="of:=IF([.C755]=1;IF([.D754]=8;1;[.D754]+1);[.D754])" office:value-type="float" office:value="8" calcext:value-type="float">
            <text:p>8</text:p>
          </table:table-cell>
          <table:table-cell table:formula="of:=IF(AND([.C755]=1;[.D755]=1);[.E754]+1;[.E75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26598121957213" calcext:value-type="float">
            <text:p>-0.726598121957213</text:p>
          </table:table-cell>
          <table:table-cell table:formula="of:=(RAND()*2-1)" office:value-type="float" office:value="0.570211280384034" calcext:value-type="float">
            <text:p>0.570211280384034</text:p>
          </table:table-cell>
          <table:table-cell table:formula="of:=IF([.C755]=16;1;[.C755]+1)" office:value-type="float" office:value="4" calcext:value-type="float">
            <text:p>4</text:p>
          </table:table-cell>
          <table:table-cell table:formula="of:=IF([.C756]=1;IF([.D755]=8;1;[.D755]+1);[.D755])" office:value-type="float" office:value="8" calcext:value-type="float">
            <text:p>8</text:p>
          </table:table-cell>
          <table:table-cell table:formula="of:=IF(AND([.C756]=1;[.D756]=1);[.E755]+1;[.E75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884543667684556" calcext:value-type="float">
            <text:p>0.088454366768456</text:p>
          </table:table-cell>
          <table:table-cell table:formula="of:=(RAND()*2-1)" office:value-type="float" office:value="-0.774512227573029" calcext:value-type="float">
            <text:p>-0.774512227573029</text:p>
          </table:table-cell>
          <table:table-cell table:formula="of:=IF([.C756]=16;1;[.C756]+1)" office:value-type="float" office:value="5" calcext:value-type="float">
            <text:p>5</text:p>
          </table:table-cell>
          <table:table-cell table:formula="of:=IF([.C757]=1;IF([.D756]=8;1;[.D756]+1);[.D756])" office:value-type="float" office:value="8" calcext:value-type="float">
            <text:p>8</text:p>
          </table:table-cell>
          <table:table-cell table:formula="of:=IF(AND([.C757]=1;[.D757]=1);[.E756]+1;[.E75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24049427547473" calcext:value-type="float">
            <text:p>-0.824049427547473</text:p>
          </table:table-cell>
          <table:table-cell table:formula="of:=(RAND()*2-1)" office:value-type="float" office:value="-0.506470158077996" calcext:value-type="float">
            <text:p>-0.506470158077996</text:p>
          </table:table-cell>
          <table:table-cell table:formula="of:=IF([.C757]=16;1;[.C757]+1)" office:value-type="float" office:value="6" calcext:value-type="float">
            <text:p>6</text:p>
          </table:table-cell>
          <table:table-cell table:formula="of:=IF([.C758]=1;IF([.D757]=8;1;[.D757]+1);[.D757])" office:value-type="float" office:value="8" calcext:value-type="float">
            <text:p>8</text:p>
          </table:table-cell>
          <table:table-cell table:formula="of:=IF(AND([.C758]=1;[.D758]=1);[.E757]+1;[.E75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90620717011367" calcext:value-type="float">
            <text:p>0.290620717011367</text:p>
          </table:table-cell>
          <table:table-cell table:formula="of:=(RAND()*2-1)" office:value-type="float" office:value="0.995921555552516" calcext:value-type="float">
            <text:p>0.995921555552516</text:p>
          </table:table-cell>
          <table:table-cell table:formula="of:=IF([.C758]=16;1;[.C758]+1)" office:value-type="float" office:value="7" calcext:value-type="float">
            <text:p>7</text:p>
          </table:table-cell>
          <table:table-cell table:formula="of:=IF([.C759]=1;IF([.D758]=8;1;[.D758]+1);[.D758])" office:value-type="float" office:value="8" calcext:value-type="float">
            <text:p>8</text:p>
          </table:table-cell>
          <table:table-cell table:formula="of:=IF(AND([.C759]=1;[.D759]=1);[.E758]+1;[.E75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543805603452182" calcext:value-type="float">
            <text:p>-0.543805603452182</text:p>
          </table:table-cell>
          <table:table-cell table:formula="of:=(RAND()*2-1)" office:value-type="float" office:value="0.359055229037857" calcext:value-type="float">
            <text:p>0.359055229037857</text:p>
          </table:table-cell>
          <table:table-cell table:formula="of:=IF([.C759]=16;1;[.C759]+1)" office:value-type="float" office:value="8" calcext:value-type="float">
            <text:p>8</text:p>
          </table:table-cell>
          <table:table-cell table:formula="of:=IF([.C760]=1;IF([.D759]=8;1;[.D759]+1);[.D759])" office:value-type="float" office:value="8" calcext:value-type="float">
            <text:p>8</text:p>
          </table:table-cell>
          <table:table-cell table:formula="of:=IF(AND([.C760]=1;[.D760]=1);[.E759]+1;[.E75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79248836555802" calcext:value-type="float">
            <text:p>0.979248836555802</text:p>
          </table:table-cell>
          <table:table-cell table:formula="of:=(RAND()*2-1)" office:value-type="float" office:value="-0.534900419285446" calcext:value-type="float">
            <text:p>-0.534900419285446</text:p>
          </table:table-cell>
          <table:table-cell table:formula="of:=IF([.C760]=16;1;[.C760]+1)" office:value-type="float" office:value="9" calcext:value-type="float">
            <text:p>9</text:p>
          </table:table-cell>
          <table:table-cell table:formula="of:=IF([.C761]=1;IF([.D760]=8;1;[.D760]+1);[.D760])" office:value-type="float" office:value="8" calcext:value-type="float">
            <text:p>8</text:p>
          </table:table-cell>
          <table:table-cell table:formula="of:=IF(AND([.C761]=1;[.D761]=1);[.E760]+1;[.E76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27109779944694" calcext:value-type="float">
            <text:p>-0.427109779944694</text:p>
          </table:table-cell>
          <table:table-cell table:formula="of:=(RAND()*2-1)" office:value-type="float" office:value="0.580012086266532" calcext:value-type="float">
            <text:p>0.580012086266532</text:p>
          </table:table-cell>
          <table:table-cell table:formula="of:=IF([.C761]=16;1;[.C761]+1)" office:value-type="float" office:value="10" calcext:value-type="float">
            <text:p>10</text:p>
          </table:table-cell>
          <table:table-cell table:formula="of:=IF([.C762]=1;IF([.D761]=8;1;[.D761]+1);[.D761])" office:value-type="float" office:value="8" calcext:value-type="float">
            <text:p>8</text:p>
          </table:table-cell>
          <table:table-cell table:formula="of:=IF(AND([.C762]=1;[.D762]=1);[.E761]+1;[.E76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0674255108115984" calcext:value-type="float">
            <text:p>0.00674255108116</text:p>
          </table:table-cell>
          <table:table-cell table:formula="of:=(RAND()*2-1)" office:value-type="float" office:value="0.165915354584248" calcext:value-type="float">
            <text:p>0.165915354584248</text:p>
          </table:table-cell>
          <table:table-cell table:formula="of:=IF([.C762]=16;1;[.C762]+1)" office:value-type="float" office:value="11" calcext:value-type="float">
            <text:p>11</text:p>
          </table:table-cell>
          <table:table-cell table:formula="of:=IF([.C763]=1;IF([.D762]=8;1;[.D762]+1);[.D762])" office:value-type="float" office:value="8" calcext:value-type="float">
            <text:p>8</text:p>
          </table:table-cell>
          <table:table-cell table:formula="of:=IF(AND([.C763]=1;[.D763]=1);[.E762]+1;[.E76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997833296566704" calcext:value-type="float">
            <text:p>-0.997833296566704</text:p>
          </table:table-cell>
          <table:table-cell table:formula="of:=(RAND()*2-1)" office:value-type="float" office:value="-0.500625925313847" calcext:value-type="float">
            <text:p>-0.500625925313847</text:p>
          </table:table-cell>
          <table:table-cell table:formula="of:=IF([.C763]=16;1;[.C763]+1)" office:value-type="float" office:value="12" calcext:value-type="float">
            <text:p>12</text:p>
          </table:table-cell>
          <table:table-cell table:formula="of:=IF([.C764]=1;IF([.D763]=8;1;[.D763]+1);[.D763])" office:value-type="float" office:value="8" calcext:value-type="float">
            <text:p>8</text:p>
          </table:table-cell>
          <table:table-cell table:formula="of:=IF(AND([.C764]=1;[.D764]=1);[.E763]+1;[.E76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02974335445705" calcext:value-type="float">
            <text:p>-0.102974335445705</text:p>
          </table:table-cell>
          <table:table-cell table:formula="of:=(RAND()*2-1)" office:value-type="float" office:value="-0.0351336858133365" calcext:value-type="float">
            <text:p>-0.035133685813337</text:p>
          </table:table-cell>
          <table:table-cell table:formula="of:=IF([.C764]=16;1;[.C764]+1)" office:value-type="float" office:value="13" calcext:value-type="float">
            <text:p>13</text:p>
          </table:table-cell>
          <table:table-cell table:formula="of:=IF([.C765]=1;IF([.D764]=8;1;[.D764]+1);[.D764])" office:value-type="float" office:value="8" calcext:value-type="float">
            <text:p>8</text:p>
          </table:table-cell>
          <table:table-cell table:formula="of:=IF(AND([.C765]=1;[.D765]=1);[.E764]+1;[.E76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14053313452269" calcext:value-type="float">
            <text:p>0.514053313452269</text:p>
          </table:table-cell>
          <table:table-cell table:formula="of:=(RAND()*2-1)" office:value-type="float" office:value="-0.94728325229028" calcext:value-type="float">
            <text:p>-0.94728325229028</text:p>
          </table:table-cell>
          <table:table-cell table:formula="of:=IF([.C765]=16;1;[.C765]+1)" office:value-type="float" office:value="14" calcext:value-type="float">
            <text:p>14</text:p>
          </table:table-cell>
          <table:table-cell table:formula="of:=IF([.C766]=1;IF([.D765]=8;1;[.D765]+1);[.D765])" office:value-type="float" office:value="8" calcext:value-type="float">
            <text:p>8</text:p>
          </table:table-cell>
          <table:table-cell table:formula="of:=IF(AND([.C766]=1;[.D766]=1);[.E765]+1;[.E76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417215896096109" calcext:value-type="float">
            <text:p>0.417215896096109</text:p>
          </table:table-cell>
          <table:table-cell table:formula="of:=(RAND()*2-1)" office:value-type="float" office:value="0.576433004414568" calcext:value-type="float">
            <text:p>0.576433004414568</text:p>
          </table:table-cell>
          <table:table-cell table:formula="of:=IF([.C766]=16;1;[.C766]+1)" office:value-type="float" office:value="15" calcext:value-type="float">
            <text:p>15</text:p>
          </table:table-cell>
          <table:table-cell table:formula="of:=IF([.C767]=1;IF([.D766]=8;1;[.D766]+1);[.D766])" office:value-type="float" office:value="8" calcext:value-type="float">
            <text:p>8</text:p>
          </table:table-cell>
          <table:table-cell table:formula="of:=IF(AND([.C767]=1;[.D767]=1);[.E766]+1;[.E76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38761991849922" calcext:value-type="float">
            <text:p>0.238761991849922</text:p>
          </table:table-cell>
          <table:table-cell table:formula="of:=(RAND()*2-1)" office:value-type="float" office:value="-0.494186154544436" calcext:value-type="float">
            <text:p>-0.494186154544436</text:p>
          </table:table-cell>
          <table:table-cell table:formula="of:=IF([.C767]=16;1;[.C767]+1)" office:value-type="float" office:value="16" calcext:value-type="float">
            <text:p>16</text:p>
          </table:table-cell>
          <table:table-cell table:formula="of:=IF([.C768]=1;IF([.D767]=8;1;[.D767]+1);[.D767])" office:value-type="float" office:value="8" calcext:value-type="float">
            <text:p>8</text:p>
          </table:table-cell>
          <table:table-cell table:formula="of:=IF(AND([.C768]=1;[.D768]=1);[.E767]+1;[.E76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27116156283915" calcext:value-type="float">
            <text:p>0.927116156283915</text:p>
          </table:table-cell>
          <table:table-cell table:formula="of:=(RAND()*2-1)" office:value-type="float" office:value="-0.578383364813129" calcext:value-type="float">
            <text:p>-0.578383364813129</text:p>
          </table:table-cell>
          <table:table-cell table:formula="of:=IF([.C768]=16;1;[.C768]+1)" office:value-type="float" office:value="1" calcext:value-type="float">
            <text:p>1</text:p>
          </table:table-cell>
          <table:table-cell table:formula="of:=IF([.C769]=1;IF([.D768]=8;1;[.D768]+1);[.D768])" office:value-type="float" office:value="1" calcext:value-type="float">
            <text:p>1</text:p>
          </table:table-cell>
          <table:table-cell table:formula="of:=IF(AND([.C769]=1;[.D769]=1);[.E768]+1;[.E76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24622545257698" calcext:value-type="float">
            <text:p>-0.324622545257698</text:p>
          </table:table-cell>
          <table:table-cell table:formula="of:=(RAND()*2-1)" office:value-type="float" office:value="0.883856026299709" calcext:value-type="float">
            <text:p>0.883856026299709</text:p>
          </table:table-cell>
          <table:table-cell table:formula="of:=IF([.C769]=16;1;[.C769]+1)" office:value-type="float" office:value="2" calcext:value-type="float">
            <text:p>2</text:p>
          </table:table-cell>
          <table:table-cell table:formula="of:=IF([.C770]=1;IF([.D769]=8;1;[.D769]+1);[.D769])" office:value-type="float" office:value="1" calcext:value-type="float">
            <text:p>1</text:p>
          </table:table-cell>
          <table:table-cell table:formula="of:=IF(AND([.C770]=1;[.D770]=1);[.E769]+1;[.E76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45961186875142" calcext:value-type="float">
            <text:p>-0.845961186875142</text:p>
          </table:table-cell>
          <table:table-cell table:formula="of:=(RAND()*2-1)" office:value-type="float" office:value="-0.102660973315354" calcext:value-type="float">
            <text:p>-0.102660973315354</text:p>
          </table:table-cell>
          <table:table-cell table:formula="of:=IF([.C770]=16;1;[.C770]+1)" office:value-type="float" office:value="3" calcext:value-type="float">
            <text:p>3</text:p>
          </table:table-cell>
          <table:table-cell table:formula="of:=IF([.C771]=1;IF([.D770]=8;1;[.D770]+1);[.D770])" office:value-type="float" office:value="1" calcext:value-type="float">
            <text:p>1</text:p>
          </table:table-cell>
          <table:table-cell table:formula="of:=IF(AND([.C771]=1;[.D771]=1);[.E770]+1;[.E77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56497434388567" calcext:value-type="float">
            <text:p>-0.756497434388567</text:p>
          </table:table-cell>
          <table:table-cell table:formula="of:=(RAND()*2-1)" office:value-type="float" office:value="-0.254598525057171" calcext:value-type="float">
            <text:p>-0.254598525057171</text:p>
          </table:table-cell>
          <table:table-cell table:formula="of:=IF([.C771]=16;1;[.C771]+1)" office:value-type="float" office:value="4" calcext:value-type="float">
            <text:p>4</text:p>
          </table:table-cell>
          <table:table-cell table:formula="of:=IF([.C772]=1;IF([.D771]=8;1;[.D771]+1);[.D771])" office:value-type="float" office:value="1" calcext:value-type="float">
            <text:p>1</text:p>
          </table:table-cell>
          <table:table-cell table:formula="of:=IF(AND([.C772]=1;[.D772]=1);[.E771]+1;[.E77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82935847966846" calcext:value-type="float">
            <text:p>-0.282935847966846</text:p>
          </table:table-cell>
          <table:table-cell table:formula="of:=(RAND()*2-1)" office:value-type="float" office:value="0.369838592189766" calcext:value-type="float">
            <text:p>0.369838592189766</text:p>
          </table:table-cell>
          <table:table-cell table:formula="of:=IF([.C772]=16;1;[.C772]+1)" office:value-type="float" office:value="5" calcext:value-type="float">
            <text:p>5</text:p>
          </table:table-cell>
          <table:table-cell table:formula="of:=IF([.C773]=1;IF([.D772]=8;1;[.D772]+1);[.D772])" office:value-type="float" office:value="1" calcext:value-type="float">
            <text:p>1</text:p>
          </table:table-cell>
          <table:table-cell table:formula="of:=IF(AND([.C773]=1;[.D773]=1);[.E772]+1;[.E77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79386886658647" calcext:value-type="float">
            <text:p>0.379386886658647</text:p>
          </table:table-cell>
          <table:table-cell table:formula="of:=(RAND()*2-1)" office:value-type="float" office:value="0.0999607558827471" calcext:value-type="float">
            <text:p>0.099960755882747</text:p>
          </table:table-cell>
          <table:table-cell table:formula="of:=IF([.C773]=16;1;[.C773]+1)" office:value-type="float" office:value="6" calcext:value-type="float">
            <text:p>6</text:p>
          </table:table-cell>
          <table:table-cell table:formula="of:=IF([.C774]=1;IF([.D773]=8;1;[.D773]+1);[.D773])" office:value-type="float" office:value="1" calcext:value-type="float">
            <text:p>1</text:p>
          </table:table-cell>
          <table:table-cell table:formula="of:=IF(AND([.C774]=1;[.D774]=1);[.E773]+1;[.E77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07803379613298" calcext:value-type="float">
            <text:p>0.107803379613298</text:p>
          </table:table-cell>
          <table:table-cell table:formula="of:=(RAND()*2-1)" office:value-type="float" office:value="-0.895706901019994" calcext:value-type="float">
            <text:p>-0.895706901019994</text:p>
          </table:table-cell>
          <table:table-cell table:formula="of:=IF([.C774]=16;1;[.C774]+1)" office:value-type="float" office:value="7" calcext:value-type="float">
            <text:p>7</text:p>
          </table:table-cell>
          <table:table-cell table:formula="of:=IF([.C775]=1;IF([.D774]=8;1;[.D774]+1);[.D774])" office:value-type="float" office:value="1" calcext:value-type="float">
            <text:p>1</text:p>
          </table:table-cell>
          <table:table-cell table:formula="of:=IF(AND([.C775]=1;[.D775]=1);[.E774]+1;[.E77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9064815566736" calcext:value-type="float">
            <text:p>0.39064815566736</text:p>
          </table:table-cell>
          <table:table-cell table:formula="of:=(RAND()*2-1)" office:value-type="float" office:value="-0.19529910752315" calcext:value-type="float">
            <text:p>-0.19529910752315</text:p>
          </table:table-cell>
          <table:table-cell table:formula="of:=IF([.C775]=16;1;[.C775]+1)" office:value-type="float" office:value="8" calcext:value-type="float">
            <text:p>8</text:p>
          </table:table-cell>
          <table:table-cell table:formula="of:=IF([.C776]=1;IF([.D775]=8;1;[.D775]+1);[.D775])" office:value-type="float" office:value="1" calcext:value-type="float">
            <text:p>1</text:p>
          </table:table-cell>
          <table:table-cell table:formula="of:=IF(AND([.C776]=1;[.D776]=1);[.E775]+1;[.E77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59100924530266" calcext:value-type="float">
            <text:p>0.759100924530266</text:p>
          </table:table-cell>
          <table:table-cell table:formula="of:=(RAND()*2-1)" office:value-type="float" office:value="-0.789157332616526" calcext:value-type="float">
            <text:p>-0.789157332616526</text:p>
          </table:table-cell>
          <table:table-cell table:formula="of:=IF([.C776]=16;1;[.C776]+1)" office:value-type="float" office:value="9" calcext:value-type="float">
            <text:p>9</text:p>
          </table:table-cell>
          <table:table-cell table:formula="of:=IF([.C777]=1;IF([.D776]=8;1;[.D776]+1);[.D776])" office:value-type="float" office:value="1" calcext:value-type="float">
            <text:p>1</text:p>
          </table:table-cell>
          <table:table-cell table:formula="of:=IF(AND([.C777]=1;[.D777]=1);[.E776]+1;[.E77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0572419511471645" calcext:value-type="float">
            <text:p>0.005724195114716</text:p>
          </table:table-cell>
          <table:table-cell table:formula="of:=(RAND()*2-1)" office:value-type="float" office:value="0.363671775177256" calcext:value-type="float">
            <text:p>0.363671775177256</text:p>
          </table:table-cell>
          <table:table-cell table:formula="of:=IF([.C777]=16;1;[.C777]+1)" office:value-type="float" office:value="10" calcext:value-type="float">
            <text:p>10</text:p>
          </table:table-cell>
          <table:table-cell table:formula="of:=IF([.C778]=1;IF([.D777]=8;1;[.D777]+1);[.D777])" office:value-type="float" office:value="1" calcext:value-type="float">
            <text:p>1</text:p>
          </table:table-cell>
          <table:table-cell table:formula="of:=IF(AND([.C778]=1;[.D778]=1);[.E777]+1;[.E77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377735430809885" calcext:value-type="float">
            <text:p>0.037773543080989</text:p>
          </table:table-cell>
          <table:table-cell table:formula="of:=(RAND()*2-1)" office:value-type="float" office:value="-0.335859261487597" calcext:value-type="float">
            <text:p>-0.335859261487597</text:p>
          </table:table-cell>
          <table:table-cell table:formula="of:=IF([.C778]=16;1;[.C778]+1)" office:value-type="float" office:value="11" calcext:value-type="float">
            <text:p>11</text:p>
          </table:table-cell>
          <table:table-cell table:formula="of:=IF([.C779]=1;IF([.D778]=8;1;[.D778]+1);[.D778])" office:value-type="float" office:value="1" calcext:value-type="float">
            <text:p>1</text:p>
          </table:table-cell>
          <table:table-cell table:formula="of:=IF(AND([.C779]=1;[.D779]=1);[.E778]+1;[.E77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12520507771195" calcext:value-type="float">
            <text:p>-0.512520507771195</text:p>
          </table:table-cell>
          <table:table-cell table:formula="of:=(RAND()*2-1)" office:value-type="float" office:value="-0.72602781074069" calcext:value-type="float">
            <text:p>-0.72602781074069</text:p>
          </table:table-cell>
          <table:table-cell table:formula="of:=IF([.C779]=16;1;[.C779]+1)" office:value-type="float" office:value="12" calcext:value-type="float">
            <text:p>12</text:p>
          </table:table-cell>
          <table:table-cell table:formula="of:=IF([.C780]=1;IF([.D779]=8;1;[.D779]+1);[.D779])" office:value-type="float" office:value="1" calcext:value-type="float">
            <text:p>1</text:p>
          </table:table-cell>
          <table:table-cell table:formula="of:=IF(AND([.C780]=1;[.D780]=1);[.E779]+1;[.E77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18721515892687" calcext:value-type="float">
            <text:p>-0.818721515892687</text:p>
          </table:table-cell>
          <table:table-cell table:formula="of:=(RAND()*2-1)" office:value-type="float" office:value="0.686804302139949" calcext:value-type="float">
            <text:p>0.686804302139949</text:p>
          </table:table-cell>
          <table:table-cell table:formula="of:=IF([.C780]=16;1;[.C780]+1)" office:value-type="float" office:value="13" calcext:value-type="float">
            <text:p>13</text:p>
          </table:table-cell>
          <table:table-cell table:formula="of:=IF([.C781]=1;IF([.D780]=8;1;[.D780]+1);[.D780])" office:value-type="float" office:value="1" calcext:value-type="float">
            <text:p>1</text:p>
          </table:table-cell>
          <table:table-cell table:formula="of:=IF(AND([.C781]=1;[.D781]=1);[.E780]+1;[.E78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86470076408508" calcext:value-type="float">
            <text:p>-0.386470076408508</text:p>
          </table:table-cell>
          <table:table-cell table:formula="of:=(RAND()*2-1)" office:value-type="float" office:value="0.501646600179917" calcext:value-type="float">
            <text:p>0.501646600179917</text:p>
          </table:table-cell>
          <table:table-cell table:formula="of:=IF([.C781]=16;1;[.C781]+1)" office:value-type="float" office:value="14" calcext:value-type="float">
            <text:p>14</text:p>
          </table:table-cell>
          <table:table-cell table:formula="of:=IF([.C782]=1;IF([.D781]=8;1;[.D781]+1);[.D781])" office:value-type="float" office:value="1" calcext:value-type="float">
            <text:p>1</text:p>
          </table:table-cell>
          <table:table-cell table:formula="of:=IF(AND([.C782]=1;[.D782]=1);[.E781]+1;[.E78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35179853898929" calcext:value-type="float">
            <text:p>-0.335179853898929</text:p>
          </table:table-cell>
          <table:table-cell table:formula="of:=(RAND()*2-1)" office:value-type="float" office:value="-0.148305301492146" calcext:value-type="float">
            <text:p>-0.148305301492146</text:p>
          </table:table-cell>
          <table:table-cell table:formula="of:=IF([.C782]=16;1;[.C782]+1)" office:value-type="float" office:value="15" calcext:value-type="float">
            <text:p>15</text:p>
          </table:table-cell>
          <table:table-cell table:formula="of:=IF([.C783]=1;IF([.D782]=8;1;[.D782]+1);[.D782])" office:value-type="float" office:value="1" calcext:value-type="float">
            <text:p>1</text:p>
          </table:table-cell>
          <table:table-cell table:formula="of:=IF(AND([.C783]=1;[.D783]=1);[.E782]+1;[.E78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84245762150681" calcext:value-type="float">
            <text:p>0.184245762150681</text:p>
          </table:table-cell>
          <table:table-cell table:formula="of:=(RAND()*2-1)" office:value-type="float" office:value="-0.281671089420897" calcext:value-type="float">
            <text:p>-0.281671089420897</text:p>
          </table:table-cell>
          <table:table-cell table:formula="of:=IF([.C783]=16;1;[.C783]+1)" office:value-type="float" office:value="16" calcext:value-type="float">
            <text:p>16</text:p>
          </table:table-cell>
          <table:table-cell table:formula="of:=IF([.C784]=1;IF([.D783]=8;1;[.D783]+1);[.D783])" office:value-type="float" office:value="1" calcext:value-type="float">
            <text:p>1</text:p>
          </table:table-cell>
          <table:table-cell table:formula="of:=IF(AND([.C784]=1;[.D784]=1);[.E783]+1;[.E78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11114696922114" calcext:value-type="float">
            <text:p>-0.811114696922114</text:p>
          </table:table-cell>
          <table:table-cell table:formula="of:=(RAND()*2-1)" office:value-type="float" office:value="-0.722380241808097" calcext:value-type="float">
            <text:p>-0.722380241808097</text:p>
          </table:table-cell>
          <table:table-cell table:formula="of:=IF([.C784]=16;1;[.C784]+1)" office:value-type="float" office:value="1" calcext:value-type="float">
            <text:p>1</text:p>
          </table:table-cell>
          <table:table-cell table:formula="of:=IF([.C785]=1;IF([.D784]=8;1;[.D784]+1);[.D784])" office:value-type="float" office:value="2" calcext:value-type="float">
            <text:p>2</text:p>
          </table:table-cell>
          <table:table-cell table:formula="of:=IF(AND([.C785]=1;[.D785]=1);[.E784]+1;[.E78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00506940700973" calcext:value-type="float">
            <text:p>0.800506940700973</text:p>
          </table:table-cell>
          <table:table-cell table:formula="of:=(RAND()*2-1)" office:value-type="float" office:value="0.0799388417762208" calcext:value-type="float">
            <text:p>0.079938841776221</text:p>
          </table:table-cell>
          <table:table-cell table:formula="of:=IF([.C785]=16;1;[.C785]+1)" office:value-type="float" office:value="2" calcext:value-type="float">
            <text:p>2</text:p>
          </table:table-cell>
          <table:table-cell table:formula="of:=IF([.C786]=1;IF([.D785]=8;1;[.D785]+1);[.D785])" office:value-type="float" office:value="2" calcext:value-type="float">
            <text:p>2</text:p>
          </table:table-cell>
          <table:table-cell table:formula="of:=IF(AND([.C786]=1;[.D786]=1);[.E785]+1;[.E78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62687983410364" calcext:value-type="float">
            <text:p>-0.162687983410364</text:p>
          </table:table-cell>
          <table:table-cell table:formula="of:=(RAND()*2-1)" office:value-type="float" office:value="0.116082909352975" calcext:value-type="float">
            <text:p>0.116082909352975</text:p>
          </table:table-cell>
          <table:table-cell table:formula="of:=IF([.C786]=16;1;[.C786]+1)" office:value-type="float" office:value="3" calcext:value-type="float">
            <text:p>3</text:p>
          </table:table-cell>
          <table:table-cell table:formula="of:=IF([.C787]=1;IF([.D786]=8;1;[.D786]+1);[.D786])" office:value-type="float" office:value="2" calcext:value-type="float">
            <text:p>2</text:p>
          </table:table-cell>
          <table:table-cell table:formula="of:=IF(AND([.C787]=1;[.D787]=1);[.E786]+1;[.E78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60646123544298" calcext:value-type="float">
            <text:p>0.760646123544298</text:p>
          </table:table-cell>
          <table:table-cell table:formula="of:=(RAND()*2-1)" office:value-type="float" office:value="0.285283670407201" calcext:value-type="float">
            <text:p>0.285283670407201</text:p>
          </table:table-cell>
          <table:table-cell table:formula="of:=IF([.C787]=16;1;[.C787]+1)" office:value-type="float" office:value="4" calcext:value-type="float">
            <text:p>4</text:p>
          </table:table-cell>
          <table:table-cell table:formula="of:=IF([.C788]=1;IF([.D787]=8;1;[.D787]+1);[.D787])" office:value-type="float" office:value="2" calcext:value-type="float">
            <text:p>2</text:p>
          </table:table-cell>
          <table:table-cell table:formula="of:=IF(AND([.C788]=1;[.D788]=1);[.E787]+1;[.E78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83601576539627" calcext:value-type="float">
            <text:p>0.583601576539627</text:p>
          </table:table-cell>
          <table:table-cell table:formula="of:=(RAND()*2-1)" office:value-type="float" office:value="-0.278757374616073" calcext:value-type="float">
            <text:p>-0.278757374616073</text:p>
          </table:table-cell>
          <table:table-cell table:formula="of:=IF([.C788]=16;1;[.C788]+1)" office:value-type="float" office:value="5" calcext:value-type="float">
            <text:p>5</text:p>
          </table:table-cell>
          <table:table-cell table:formula="of:=IF([.C789]=1;IF([.D788]=8;1;[.D788]+1);[.D788])" office:value-type="float" office:value="2" calcext:value-type="float">
            <text:p>2</text:p>
          </table:table-cell>
          <table:table-cell table:formula="of:=IF(AND([.C789]=1;[.D789]=1);[.E788]+1;[.E78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84905183740525" calcext:value-type="float">
            <text:p>0.284905183740525</text:p>
          </table:table-cell>
          <table:table-cell table:formula="of:=(RAND()*2-1)" office:value-type="float" office:value="0.84630471112524" calcext:value-type="float">
            <text:p>0.84630471112524</text:p>
          </table:table-cell>
          <table:table-cell table:formula="of:=IF([.C789]=16;1;[.C789]+1)" office:value-type="float" office:value="6" calcext:value-type="float">
            <text:p>6</text:p>
          </table:table-cell>
          <table:table-cell table:formula="of:=IF([.C790]=1;IF([.D789]=8;1;[.D789]+1);[.D789])" office:value-type="float" office:value="2" calcext:value-type="float">
            <text:p>2</text:p>
          </table:table-cell>
          <table:table-cell table:formula="of:=IF(AND([.C790]=1;[.D790]=1);[.E789]+1;[.E78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5200325201313" calcext:value-type="float">
            <text:p>-0.25200325201313</text:p>
          </table:table-cell>
          <table:table-cell table:formula="of:=(RAND()*2-1)" office:value-type="float" office:value="0.743018908437398" calcext:value-type="float">
            <text:p>0.743018908437398</text:p>
          </table:table-cell>
          <table:table-cell table:formula="of:=IF([.C790]=16;1;[.C790]+1)" office:value-type="float" office:value="7" calcext:value-type="float">
            <text:p>7</text:p>
          </table:table-cell>
          <table:table-cell table:formula="of:=IF([.C791]=1;IF([.D790]=8;1;[.D790]+1);[.D790])" office:value-type="float" office:value="2" calcext:value-type="float">
            <text:p>2</text:p>
          </table:table-cell>
          <table:table-cell table:formula="of:=IF(AND([.C791]=1;[.D791]=1);[.E790]+1;[.E79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91080889925247" calcext:value-type="float">
            <text:p>-0.991080889925247</text:p>
          </table:table-cell>
          <table:table-cell table:formula="of:=(RAND()*2-1)" office:value-type="float" office:value="-0.102733395961191" calcext:value-type="float">
            <text:p>-0.102733395961191</text:p>
          </table:table-cell>
          <table:table-cell table:formula="of:=IF([.C791]=16;1;[.C791]+1)" office:value-type="float" office:value="8" calcext:value-type="float">
            <text:p>8</text:p>
          </table:table-cell>
          <table:table-cell table:formula="of:=IF([.C792]=1;IF([.D791]=8;1;[.D791]+1);[.D791])" office:value-type="float" office:value="2" calcext:value-type="float">
            <text:p>2</text:p>
          </table:table-cell>
          <table:table-cell table:formula="of:=IF(AND([.C792]=1;[.D792]=1);[.E791]+1;[.E79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57048046812724" calcext:value-type="float">
            <text:p>-0.957048046812724</text:p>
          </table:table-cell>
          <table:table-cell table:formula="of:=(RAND()*2-1)" office:value-type="float" office:value="0.825486749044404" calcext:value-type="float">
            <text:p>0.825486749044404</text:p>
          </table:table-cell>
          <table:table-cell table:formula="of:=IF([.C792]=16;1;[.C792]+1)" office:value-type="float" office:value="9" calcext:value-type="float">
            <text:p>9</text:p>
          </table:table-cell>
          <table:table-cell table:formula="of:=IF([.C793]=1;IF([.D792]=8;1;[.D792]+1);[.D792])" office:value-type="float" office:value="2" calcext:value-type="float">
            <text:p>2</text:p>
          </table:table-cell>
          <table:table-cell table:formula="of:=IF(AND([.C793]=1;[.D793]=1);[.E792]+1;[.E79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08762223589288" calcext:value-type="float">
            <text:p>0.508762223589288</text:p>
          </table:table-cell>
          <table:table-cell table:formula="of:=(RAND()*2-1)" office:value-type="float" office:value="-0.838567776889583" calcext:value-type="float">
            <text:p>-0.838567776889583</text:p>
          </table:table-cell>
          <table:table-cell table:formula="of:=IF([.C793]=16;1;[.C793]+1)" office:value-type="float" office:value="10" calcext:value-type="float">
            <text:p>10</text:p>
          </table:table-cell>
          <table:table-cell table:formula="of:=IF([.C794]=1;IF([.D793]=8;1;[.D793]+1);[.D793])" office:value-type="float" office:value="2" calcext:value-type="float">
            <text:p>2</text:p>
          </table:table-cell>
          <table:table-cell table:formula="of:=IF(AND([.C794]=1;[.D794]=1);[.E793]+1;[.E79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24900001099269" calcext:value-type="float">
            <text:p>-0.724900001099269</text:p>
          </table:table-cell>
          <table:table-cell table:formula="of:=(RAND()*2-1)" office:value-type="float" office:value="-0.52490746852242" calcext:value-type="float">
            <text:p>-0.52490746852242</text:p>
          </table:table-cell>
          <table:table-cell table:formula="of:=IF([.C794]=16;1;[.C794]+1)" office:value-type="float" office:value="11" calcext:value-type="float">
            <text:p>11</text:p>
          </table:table-cell>
          <table:table-cell table:formula="of:=IF([.C795]=1;IF([.D794]=8;1;[.D794]+1);[.D794])" office:value-type="float" office:value="2" calcext:value-type="float">
            <text:p>2</text:p>
          </table:table-cell>
          <table:table-cell table:formula="of:=IF(AND([.C795]=1;[.D795]=1);[.E794]+1;[.E79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06127256397279" calcext:value-type="float">
            <text:p>0.906127256397279</text:p>
          </table:table-cell>
          <table:table-cell table:formula="of:=(RAND()*2-1)" office:value-type="float" office:value="-0.286750132691232" calcext:value-type="float">
            <text:p>-0.286750132691232</text:p>
          </table:table-cell>
          <table:table-cell table:formula="of:=IF([.C795]=16;1;[.C795]+1)" office:value-type="float" office:value="12" calcext:value-type="float">
            <text:p>12</text:p>
          </table:table-cell>
          <table:table-cell table:formula="of:=IF([.C796]=1;IF([.D795]=8;1;[.D795]+1);[.D795])" office:value-type="float" office:value="2" calcext:value-type="float">
            <text:p>2</text:p>
          </table:table-cell>
          <table:table-cell table:formula="of:=IF(AND([.C796]=1;[.D796]=1);[.E795]+1;[.E79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94931917692897" calcext:value-type="float">
            <text:p>0.794931917692897</text:p>
          </table:table-cell>
          <table:table-cell table:formula="of:=(RAND()*2-1)" office:value-type="float" office:value="0.240879570936111" calcext:value-type="float">
            <text:p>0.240879570936111</text:p>
          </table:table-cell>
          <table:table-cell table:formula="of:=IF([.C796]=16;1;[.C796]+1)" office:value-type="float" office:value="13" calcext:value-type="float">
            <text:p>13</text:p>
          </table:table-cell>
          <table:table-cell table:formula="of:=IF([.C797]=1;IF([.D796]=8;1;[.D796]+1);[.D796])" office:value-type="float" office:value="2" calcext:value-type="float">
            <text:p>2</text:p>
          </table:table-cell>
          <table:table-cell table:formula="of:=IF(AND([.C797]=1;[.D797]=1);[.E796]+1;[.E79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19315229725917" calcext:value-type="float">
            <text:p>0.919315229725917</text:p>
          </table:table-cell>
          <table:table-cell table:formula="of:=(RAND()*2-1)" office:value-type="float" office:value="-0.922797131126792" calcext:value-type="float">
            <text:p>-0.922797131126792</text:p>
          </table:table-cell>
          <table:table-cell table:formula="of:=IF([.C797]=16;1;[.C797]+1)" office:value-type="float" office:value="14" calcext:value-type="float">
            <text:p>14</text:p>
          </table:table-cell>
          <table:table-cell table:formula="of:=IF([.C798]=1;IF([.D797]=8;1;[.D797]+1);[.D797])" office:value-type="float" office:value="2" calcext:value-type="float">
            <text:p>2</text:p>
          </table:table-cell>
          <table:table-cell table:formula="of:=IF(AND([.C798]=1;[.D798]=1);[.E797]+1;[.E79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466957015671467" calcext:value-type="float">
            <text:p>0.466957015671467</text:p>
          </table:table-cell>
          <table:table-cell table:formula="of:=(RAND()*2-1)" office:value-type="float" office:value="0.376953743760452" calcext:value-type="float">
            <text:p>0.376953743760452</text:p>
          </table:table-cell>
          <table:table-cell table:formula="of:=IF([.C798]=16;1;[.C798]+1)" office:value-type="float" office:value="15" calcext:value-type="float">
            <text:p>15</text:p>
          </table:table-cell>
          <table:table-cell table:formula="of:=IF([.C799]=1;IF([.D798]=8;1;[.D798]+1);[.D798])" office:value-type="float" office:value="2" calcext:value-type="float">
            <text:p>2</text:p>
          </table:table-cell>
          <table:table-cell table:formula="of:=IF(AND([.C799]=1;[.D799]=1);[.E798]+1;[.E79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22238225024461" calcext:value-type="float">
            <text:p>-0.222238225024461</text:p>
          </table:table-cell>
          <table:table-cell table:formula="of:=(RAND()*2-1)" office:value-type="float" office:value="-0.558521307152317" calcext:value-type="float">
            <text:p>-0.558521307152317</text:p>
          </table:table-cell>
          <table:table-cell table:formula="of:=IF([.C799]=16;1;[.C799]+1)" office:value-type="float" office:value="16" calcext:value-type="float">
            <text:p>16</text:p>
          </table:table-cell>
          <table:table-cell table:formula="of:=IF([.C800]=1;IF([.D799]=8;1;[.D799]+1);[.D799])" office:value-type="float" office:value="2" calcext:value-type="float">
            <text:p>2</text:p>
          </table:table-cell>
          <table:table-cell table:formula="of:=IF(AND([.C800]=1;[.D800]=1);[.E799]+1;[.E79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93873269779973" calcext:value-type="float">
            <text:p>0.193873269779973</text:p>
          </table:table-cell>
          <table:table-cell table:formula="of:=(RAND()*2-1)" office:value-type="float" office:value="-0.432115365742718" calcext:value-type="float">
            <text:p>-0.432115365742718</text:p>
          </table:table-cell>
          <table:table-cell table:formula="of:=IF([.C800]=16;1;[.C800]+1)" office:value-type="float" office:value="1" calcext:value-type="float">
            <text:p>1</text:p>
          </table:table-cell>
          <table:table-cell table:formula="of:=IF([.C801]=1;IF([.D800]=8;1;[.D800]+1);[.D800])" office:value-type="float" office:value="3" calcext:value-type="float">
            <text:p>3</text:p>
          </table:table-cell>
          <table:table-cell table:formula="of:=IF(AND([.C801]=1;[.D801]=1);[.E800]+1;[.E80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45068376850354" calcext:value-type="float">
            <text:p>-0.845068376850354</text:p>
          </table:table-cell>
          <table:table-cell table:formula="of:=(RAND()*2-1)" office:value-type="float" office:value="-0.46315328693737" calcext:value-type="float">
            <text:p>-0.46315328693737</text:p>
          </table:table-cell>
          <table:table-cell table:formula="of:=IF([.C801]=16;1;[.C801]+1)" office:value-type="float" office:value="2" calcext:value-type="float">
            <text:p>2</text:p>
          </table:table-cell>
          <table:table-cell table:formula="of:=IF([.C802]=1;IF([.D801]=8;1;[.D801]+1);[.D801])" office:value-type="float" office:value="3" calcext:value-type="float">
            <text:p>3</text:p>
          </table:table-cell>
          <table:table-cell table:formula="of:=IF(AND([.C802]=1;[.D802]=1);[.E801]+1;[.E80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32997401153235" calcext:value-type="float">
            <text:p>-0.632997401153235</text:p>
          </table:table-cell>
          <table:table-cell table:formula="of:=(RAND()*2-1)" office:value-type="float" office:value="0.0952297724578959" calcext:value-type="float">
            <text:p>0.095229772457896</text:p>
          </table:table-cell>
          <table:table-cell table:formula="of:=IF([.C802]=16;1;[.C802]+1)" office:value-type="float" office:value="3" calcext:value-type="float">
            <text:p>3</text:p>
          </table:table-cell>
          <table:table-cell table:formula="of:=IF([.C803]=1;IF([.D802]=8;1;[.D802]+1);[.D802])" office:value-type="float" office:value="3" calcext:value-type="float">
            <text:p>3</text:p>
          </table:table-cell>
          <table:table-cell table:formula="of:=IF(AND([.C803]=1;[.D803]=1);[.E802]+1;[.E80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33603762146437" calcext:value-type="float">
            <text:p>-0.833603762146437</text:p>
          </table:table-cell>
          <table:table-cell table:formula="of:=(RAND()*2-1)" office:value-type="float" office:value="-0.639378739624821" calcext:value-type="float">
            <text:p>-0.639378739624821</text:p>
          </table:table-cell>
          <table:table-cell table:formula="of:=IF([.C803]=16;1;[.C803]+1)" office:value-type="float" office:value="4" calcext:value-type="float">
            <text:p>4</text:p>
          </table:table-cell>
          <table:table-cell table:formula="of:=IF([.C804]=1;IF([.D803]=8;1;[.D803]+1);[.D803])" office:value-type="float" office:value="3" calcext:value-type="float">
            <text:p>3</text:p>
          </table:table-cell>
          <table:table-cell table:formula="of:=IF(AND([.C804]=1;[.D804]=1);[.E803]+1;[.E80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49303597035695" calcext:value-type="float">
            <text:p>-0.949303597035695</text:p>
          </table:table-cell>
          <table:table-cell table:formula="of:=(RAND()*2-1)" office:value-type="float" office:value="-0.405223399869053" calcext:value-type="float">
            <text:p>-0.405223399869053</text:p>
          </table:table-cell>
          <table:table-cell table:formula="of:=IF([.C804]=16;1;[.C804]+1)" office:value-type="float" office:value="5" calcext:value-type="float">
            <text:p>5</text:p>
          </table:table-cell>
          <table:table-cell table:formula="of:=IF([.C805]=1;IF([.D804]=8;1;[.D804]+1);[.D804])" office:value-type="float" office:value="3" calcext:value-type="float">
            <text:p>3</text:p>
          </table:table-cell>
          <table:table-cell table:formula="of:=IF(AND([.C805]=1;[.D805]=1);[.E804]+1;[.E80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597551246821269" calcext:value-type="float">
            <text:p>0.059755124682127</text:p>
          </table:table-cell>
          <table:table-cell table:formula="of:=(RAND()*2-1)" office:value-type="float" office:value="0.351126442083665" calcext:value-type="float">
            <text:p>0.351126442083665</text:p>
          </table:table-cell>
          <table:table-cell table:formula="of:=IF([.C805]=16;1;[.C805]+1)" office:value-type="float" office:value="6" calcext:value-type="float">
            <text:p>6</text:p>
          </table:table-cell>
          <table:table-cell table:formula="of:=IF([.C806]=1;IF([.D805]=8;1;[.D805]+1);[.D805])" office:value-type="float" office:value="3" calcext:value-type="float">
            <text:p>3</text:p>
          </table:table-cell>
          <table:table-cell table:formula="of:=IF(AND([.C806]=1;[.D806]=1);[.E805]+1;[.E80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53226854715236" calcext:value-type="float">
            <text:p>-0.653226854715236</text:p>
          </table:table-cell>
          <table:table-cell table:formula="of:=(RAND()*2-1)" office:value-type="float" office:value="0.903039351402156" calcext:value-type="float">
            <text:p>0.903039351402156</text:p>
          </table:table-cell>
          <table:table-cell table:formula="of:=IF([.C806]=16;1;[.C806]+1)" office:value-type="float" office:value="7" calcext:value-type="float">
            <text:p>7</text:p>
          </table:table-cell>
          <table:table-cell table:formula="of:=IF([.C807]=1;IF([.D806]=8;1;[.D806]+1);[.D806])" office:value-type="float" office:value="3" calcext:value-type="float">
            <text:p>3</text:p>
          </table:table-cell>
          <table:table-cell table:formula="of:=IF(AND([.C807]=1;[.D807]=1);[.E806]+1;[.E80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418637280193718" calcext:value-type="float">
            <text:p>0.418637280193718</text:p>
          </table:table-cell>
          <table:table-cell table:formula="of:=(RAND()*2-1)" office:value-type="float" office:value="0.144421184350055" calcext:value-type="float">
            <text:p>0.144421184350055</text:p>
          </table:table-cell>
          <table:table-cell table:formula="of:=IF([.C807]=16;1;[.C807]+1)" office:value-type="float" office:value="8" calcext:value-type="float">
            <text:p>8</text:p>
          </table:table-cell>
          <table:table-cell table:formula="of:=IF([.C808]=1;IF([.D807]=8;1;[.D807]+1);[.D807])" office:value-type="float" office:value="3" calcext:value-type="float">
            <text:p>3</text:p>
          </table:table-cell>
          <table:table-cell table:formula="of:=IF(AND([.C808]=1;[.D808]=1);[.E807]+1;[.E80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2118015876279" calcext:value-type="float">
            <text:p>0.32118015876279</text:p>
          </table:table-cell>
          <table:table-cell table:formula="of:=(RAND()*2-1)" office:value-type="float" office:value="-0.712800579345762" calcext:value-type="float">
            <text:p>-0.712800579345762</text:p>
          </table:table-cell>
          <table:table-cell table:formula="of:=IF([.C808]=16;1;[.C808]+1)" office:value-type="float" office:value="9" calcext:value-type="float">
            <text:p>9</text:p>
          </table:table-cell>
          <table:table-cell table:formula="of:=IF([.C809]=1;IF([.D808]=8;1;[.D808]+1);[.D808])" office:value-type="float" office:value="3" calcext:value-type="float">
            <text:p>3</text:p>
          </table:table-cell>
          <table:table-cell table:formula="of:=IF(AND([.C809]=1;[.D809]=1);[.E808]+1;[.E80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83953827039711" calcext:value-type="float">
            <text:p>0.983953827039711</text:p>
          </table:table-cell>
          <table:table-cell table:formula="of:=(RAND()*2-1)" office:value-type="float" office:value="0.771669105525911" calcext:value-type="float">
            <text:p>0.771669105525911</text:p>
          </table:table-cell>
          <table:table-cell table:formula="of:=IF([.C809]=16;1;[.C809]+1)" office:value-type="float" office:value="10" calcext:value-type="float">
            <text:p>10</text:p>
          </table:table-cell>
          <table:table-cell table:formula="of:=IF([.C810]=1;IF([.D809]=8;1;[.D809]+1);[.D809])" office:value-type="float" office:value="3" calcext:value-type="float">
            <text:p>3</text:p>
          </table:table-cell>
          <table:table-cell table:formula="of:=IF(AND([.C810]=1;[.D810]=1);[.E809]+1;[.E80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77492507002233" calcext:value-type="float">
            <text:p>-0.077492507002233</text:p>
          </table:table-cell>
          <table:table-cell table:formula="of:=(RAND()*2-1)" office:value-type="float" office:value="-0.0486029838305516" calcext:value-type="float">
            <text:p>-0.048602983830552</text:p>
          </table:table-cell>
          <table:table-cell table:formula="of:=IF([.C810]=16;1;[.C810]+1)" office:value-type="float" office:value="11" calcext:value-type="float">
            <text:p>11</text:p>
          </table:table-cell>
          <table:table-cell table:formula="of:=IF([.C811]=1;IF([.D810]=8;1;[.D810]+1);[.D810])" office:value-type="float" office:value="3" calcext:value-type="float">
            <text:p>3</text:p>
          </table:table-cell>
          <table:table-cell table:formula="of:=IF(AND([.C811]=1;[.D811]=1);[.E810]+1;[.E81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63519183286313" calcext:value-type="float">
            <text:p>0.863519183286313</text:p>
          </table:table-cell>
          <table:table-cell table:formula="of:=(RAND()*2-1)" office:value-type="float" office:value="-0.784469526297308" calcext:value-type="float">
            <text:p>-0.784469526297308</text:p>
          </table:table-cell>
          <table:table-cell table:formula="of:=IF([.C811]=16;1;[.C811]+1)" office:value-type="float" office:value="12" calcext:value-type="float">
            <text:p>12</text:p>
          </table:table-cell>
          <table:table-cell table:formula="of:=IF([.C812]=1;IF([.D811]=8;1;[.D811]+1);[.D811])" office:value-type="float" office:value="3" calcext:value-type="float">
            <text:p>3</text:p>
          </table:table-cell>
          <table:table-cell table:formula="of:=IF(AND([.C812]=1;[.D812]=1);[.E811]+1;[.E81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0242420532234" calcext:value-type="float">
            <text:p>0.90242420532234</text:p>
          </table:table-cell>
          <table:table-cell table:formula="of:=(RAND()*2-1)" office:value-type="float" office:value="0.6421349659689" calcext:value-type="float">
            <text:p>0.6421349659689</text:p>
          </table:table-cell>
          <table:table-cell table:formula="of:=IF([.C812]=16;1;[.C812]+1)" office:value-type="float" office:value="13" calcext:value-type="float">
            <text:p>13</text:p>
          </table:table-cell>
          <table:table-cell table:formula="of:=IF([.C813]=1;IF([.D812]=8;1;[.D812]+1);[.D812])" office:value-type="float" office:value="3" calcext:value-type="float">
            <text:p>3</text:p>
          </table:table-cell>
          <table:table-cell table:formula="of:=IF(AND([.C813]=1;[.D813]=1);[.E812]+1;[.E81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446533836987622" calcext:value-type="float">
            <text:p>0.044653383698762</text:p>
          </table:table-cell>
          <table:table-cell table:formula="of:=(RAND()*2-1)" office:value-type="float" office:value="0.952764975636009" calcext:value-type="float">
            <text:p>0.952764975636009</text:p>
          </table:table-cell>
          <table:table-cell table:formula="of:=IF([.C813]=16;1;[.C813]+1)" office:value-type="float" office:value="14" calcext:value-type="float">
            <text:p>14</text:p>
          </table:table-cell>
          <table:table-cell table:formula="of:=IF([.C814]=1;IF([.D813]=8;1;[.D813]+1);[.D813])" office:value-type="float" office:value="3" calcext:value-type="float">
            <text:p>3</text:p>
          </table:table-cell>
          <table:table-cell table:formula="of:=IF(AND([.C814]=1;[.D814]=1);[.E813]+1;[.E81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73381060733005" calcext:value-type="float">
            <text:p>0.273381060733005</text:p>
          </table:table-cell>
          <table:table-cell table:formula="of:=(RAND()*2-1)" office:value-type="float" office:value="-0.883059639062092" calcext:value-type="float">
            <text:p>-0.883059639062092</text:p>
          </table:table-cell>
          <table:table-cell table:formula="of:=IF([.C814]=16;1;[.C814]+1)" office:value-type="float" office:value="15" calcext:value-type="float">
            <text:p>15</text:p>
          </table:table-cell>
          <table:table-cell table:formula="of:=IF([.C815]=1;IF([.D814]=8;1;[.D814]+1);[.D814])" office:value-type="float" office:value="3" calcext:value-type="float">
            <text:p>3</text:p>
          </table:table-cell>
          <table:table-cell table:formula="of:=IF(AND([.C815]=1;[.D815]=1);[.E814]+1;[.E81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80328879267974" calcext:value-type="float">
            <text:p>0.580328879267974</text:p>
          </table:table-cell>
          <table:table-cell table:formula="of:=(RAND()*2-1)" office:value-type="float" office:value="-0.674251055370098" calcext:value-type="float">
            <text:p>-0.674251055370098</text:p>
          </table:table-cell>
          <table:table-cell table:formula="of:=IF([.C815]=16;1;[.C815]+1)" office:value-type="float" office:value="16" calcext:value-type="float">
            <text:p>16</text:p>
          </table:table-cell>
          <table:table-cell table:formula="of:=IF([.C816]=1;IF([.D815]=8;1;[.D815]+1);[.D815])" office:value-type="float" office:value="3" calcext:value-type="float">
            <text:p>3</text:p>
          </table:table-cell>
          <table:table-cell table:formula="of:=IF(AND([.C816]=1;[.D816]=1);[.E815]+1;[.E81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01439345321052" calcext:value-type="float">
            <text:p>-0.701439345321052</text:p>
          </table:table-cell>
          <table:table-cell table:formula="of:=(RAND()*2-1)" office:value-type="float" office:value="0.366780315359743" calcext:value-type="float">
            <text:p>0.366780315359743</text:p>
          </table:table-cell>
          <table:table-cell table:formula="of:=IF([.C816]=16;1;[.C816]+1)" office:value-type="float" office:value="1" calcext:value-type="float">
            <text:p>1</text:p>
          </table:table-cell>
          <table:table-cell table:formula="of:=IF([.C817]=1;IF([.D816]=8;1;[.D816]+1);[.D816])" office:value-type="float" office:value="4" calcext:value-type="float">
            <text:p>4</text:p>
          </table:table-cell>
          <table:table-cell table:formula="of:=IF(AND([.C817]=1;[.D817]=1);[.E816]+1;[.E81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74029487156562" calcext:value-type="float">
            <text:p>-0.674029487156562</text:p>
          </table:table-cell>
          <table:table-cell table:formula="of:=(RAND()*2-1)" office:value-type="float" office:value="-0.0908726750555832" calcext:value-type="float">
            <text:p>-0.090872675055583</text:p>
          </table:table-cell>
          <table:table-cell table:formula="of:=IF([.C817]=16;1;[.C817]+1)" office:value-type="float" office:value="2" calcext:value-type="float">
            <text:p>2</text:p>
          </table:table-cell>
          <table:table-cell table:formula="of:=IF([.C818]=1;IF([.D817]=8;1;[.D817]+1);[.D817])" office:value-type="float" office:value="4" calcext:value-type="float">
            <text:p>4</text:p>
          </table:table-cell>
          <table:table-cell table:formula="of:=IF(AND([.C818]=1;[.D818]=1);[.E817]+1;[.E81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31422878893156" calcext:value-type="float">
            <text:p>-0.831422878893156</text:p>
          </table:table-cell>
          <table:table-cell table:formula="of:=(RAND()*2-1)" office:value-type="float" office:value="0.625377834786323" calcext:value-type="float">
            <text:p>0.625377834786323</text:p>
          </table:table-cell>
          <table:table-cell table:formula="of:=IF([.C818]=16;1;[.C818]+1)" office:value-type="float" office:value="3" calcext:value-type="float">
            <text:p>3</text:p>
          </table:table-cell>
          <table:table-cell table:formula="of:=IF([.C819]=1;IF([.D818]=8;1;[.D818]+1);[.D818])" office:value-type="float" office:value="4" calcext:value-type="float">
            <text:p>4</text:p>
          </table:table-cell>
          <table:table-cell table:formula="of:=IF(AND([.C819]=1;[.D819]=1);[.E818]+1;[.E81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06004205874791" calcext:value-type="float">
            <text:p>-0.706004205874791</text:p>
          </table:table-cell>
          <table:table-cell table:formula="of:=(RAND()*2-1)" office:value-type="float" office:value="-0.00238017740355978" calcext:value-type="float">
            <text:p>-0.00238017740356</text:p>
          </table:table-cell>
          <table:table-cell table:formula="of:=IF([.C819]=16;1;[.C819]+1)" office:value-type="float" office:value="4" calcext:value-type="float">
            <text:p>4</text:p>
          </table:table-cell>
          <table:table-cell table:formula="of:=IF([.C820]=1;IF([.D819]=8;1;[.D819]+1);[.D819])" office:value-type="float" office:value="4" calcext:value-type="float">
            <text:p>4</text:p>
          </table:table-cell>
          <table:table-cell table:formula="of:=IF(AND([.C820]=1;[.D820]=1);[.E819]+1;[.E81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63994537320086" calcext:value-type="float">
            <text:p>0.963994537320086</text:p>
          </table:table-cell>
          <table:table-cell table:formula="of:=(RAND()*2-1)" office:value-type="float" office:value="-0.095958783897905" calcext:value-type="float">
            <text:p>-0.095958783897905</text:p>
          </table:table-cell>
          <table:table-cell table:formula="of:=IF([.C820]=16;1;[.C820]+1)" office:value-type="float" office:value="5" calcext:value-type="float">
            <text:p>5</text:p>
          </table:table-cell>
          <table:table-cell table:formula="of:=IF([.C821]=1;IF([.D820]=8;1;[.D820]+1);[.D820])" office:value-type="float" office:value="4" calcext:value-type="float">
            <text:p>4</text:p>
          </table:table-cell>
          <table:table-cell table:formula="of:=IF(AND([.C821]=1;[.D821]=1);[.E820]+1;[.E82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28598740963261" calcext:value-type="float">
            <text:p>-0.628598740963261</text:p>
          </table:table-cell>
          <table:table-cell table:formula="of:=(RAND()*2-1)" office:value-type="float" office:value="-0.744781802205834" calcext:value-type="float">
            <text:p>-0.744781802205834</text:p>
          </table:table-cell>
          <table:table-cell table:formula="of:=IF([.C821]=16;1;[.C821]+1)" office:value-type="float" office:value="6" calcext:value-type="float">
            <text:p>6</text:p>
          </table:table-cell>
          <table:table-cell table:formula="of:=IF([.C822]=1;IF([.D821]=8;1;[.D821]+1);[.D821])" office:value-type="float" office:value="4" calcext:value-type="float">
            <text:p>4</text:p>
          </table:table-cell>
          <table:table-cell table:formula="of:=IF(AND([.C822]=1;[.D822]=1);[.E821]+1;[.E82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53107972376454" calcext:value-type="float">
            <text:p>0.953107972376454</text:p>
          </table:table-cell>
          <table:table-cell table:formula="of:=(RAND()*2-1)" office:value-type="float" office:value="-0.899537102253943" calcext:value-type="float">
            <text:p>-0.899537102253943</text:p>
          </table:table-cell>
          <table:table-cell table:formula="of:=IF([.C822]=16;1;[.C822]+1)" office:value-type="float" office:value="7" calcext:value-type="float">
            <text:p>7</text:p>
          </table:table-cell>
          <table:table-cell table:formula="of:=IF([.C823]=1;IF([.D822]=8;1;[.D822]+1);[.D822])" office:value-type="float" office:value="4" calcext:value-type="float">
            <text:p>4</text:p>
          </table:table-cell>
          <table:table-cell table:formula="of:=IF(AND([.C823]=1;[.D823]=1);[.E822]+1;[.E82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12812684462095" calcext:value-type="float">
            <text:p>0.812812684462095</text:p>
          </table:table-cell>
          <table:table-cell table:formula="of:=(RAND()*2-1)" office:value-type="float" office:value="0.436608399164636" calcext:value-type="float">
            <text:p>0.436608399164636</text:p>
          </table:table-cell>
          <table:table-cell table:formula="of:=IF([.C823]=16;1;[.C823]+1)" office:value-type="float" office:value="8" calcext:value-type="float">
            <text:p>8</text:p>
          </table:table-cell>
          <table:table-cell table:formula="of:=IF([.C824]=1;IF([.D823]=8;1;[.D823]+1);[.D823])" office:value-type="float" office:value="4" calcext:value-type="float">
            <text:p>4</text:p>
          </table:table-cell>
          <table:table-cell table:formula="of:=IF(AND([.C824]=1;[.D824]=1);[.E823]+1;[.E82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53844149613485" calcext:value-type="float">
            <text:p>0.853844149613485</text:p>
          </table:table-cell>
          <table:table-cell table:formula="of:=(RAND()*2-1)" office:value-type="float" office:value="0.0792839808697163" calcext:value-type="float">
            <text:p>0.079283980869716</text:p>
          </table:table-cell>
          <table:table-cell table:formula="of:=IF([.C824]=16;1;[.C824]+1)" office:value-type="float" office:value="9" calcext:value-type="float">
            <text:p>9</text:p>
          </table:table-cell>
          <table:table-cell table:formula="of:=IF([.C825]=1;IF([.D824]=8;1;[.D824]+1);[.D824])" office:value-type="float" office:value="4" calcext:value-type="float">
            <text:p>4</text:p>
          </table:table-cell>
          <table:table-cell table:formula="of:=IF(AND([.C825]=1;[.D825]=1);[.E824]+1;[.E82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69136087733635" calcext:value-type="float">
            <text:p>-0.669136087733635</text:p>
          </table:table-cell>
          <table:table-cell table:formula="of:=(RAND()*2-1)" office:value-type="float" office:value="0.773417536618962" calcext:value-type="float">
            <text:p>0.773417536618962</text:p>
          </table:table-cell>
          <table:table-cell table:formula="of:=IF([.C825]=16;1;[.C825]+1)" office:value-type="float" office:value="10" calcext:value-type="float">
            <text:p>10</text:p>
          </table:table-cell>
          <table:table-cell table:formula="of:=IF([.C826]=1;IF([.D825]=8;1;[.D825]+1);[.D825])" office:value-type="float" office:value="4" calcext:value-type="float">
            <text:p>4</text:p>
          </table:table-cell>
          <table:table-cell table:formula="of:=IF(AND([.C826]=1;[.D826]=1);[.E825]+1;[.E82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93367903930264" calcext:value-type="float">
            <text:p>-0.993367903930264</text:p>
          </table:table-cell>
          <table:table-cell table:formula="of:=(RAND()*2-1)" office:value-type="float" office:value="-0.215182991465774" calcext:value-type="float">
            <text:p>-0.215182991465774</text:p>
          </table:table-cell>
          <table:table-cell table:formula="of:=IF([.C826]=16;1;[.C826]+1)" office:value-type="float" office:value="11" calcext:value-type="float">
            <text:p>11</text:p>
          </table:table-cell>
          <table:table-cell table:formula="of:=IF([.C827]=1;IF([.D826]=8;1;[.D826]+1);[.D826])" office:value-type="float" office:value="4" calcext:value-type="float">
            <text:p>4</text:p>
          </table:table-cell>
          <table:table-cell table:formula="of:=IF(AND([.C827]=1;[.D827]=1);[.E826]+1;[.E82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41116878306868" calcext:value-type="float">
            <text:p>0.141116878306868</text:p>
          </table:table-cell>
          <table:table-cell table:formula="of:=(RAND()*2-1)" office:value-type="float" office:value="0.779831652017525" calcext:value-type="float">
            <text:p>0.779831652017525</text:p>
          </table:table-cell>
          <table:table-cell table:formula="of:=IF([.C827]=16;1;[.C827]+1)" office:value-type="float" office:value="12" calcext:value-type="float">
            <text:p>12</text:p>
          </table:table-cell>
          <table:table-cell table:formula="of:=IF([.C828]=1;IF([.D827]=8;1;[.D827]+1);[.D827])" office:value-type="float" office:value="4" calcext:value-type="float">
            <text:p>4</text:p>
          </table:table-cell>
          <table:table-cell table:formula="of:=IF(AND([.C828]=1;[.D828]=1);[.E827]+1;[.E82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16127413885203" calcext:value-type="float">
            <text:p>0.316127413885203</text:p>
          </table:table-cell>
          <table:table-cell table:formula="of:=(RAND()*2-1)" office:value-type="float" office:value="0.244110752794135" calcext:value-type="float">
            <text:p>0.244110752794135</text:p>
          </table:table-cell>
          <table:table-cell table:formula="of:=IF([.C828]=16;1;[.C828]+1)" office:value-type="float" office:value="13" calcext:value-type="float">
            <text:p>13</text:p>
          </table:table-cell>
          <table:table-cell table:formula="of:=IF([.C829]=1;IF([.D828]=8;1;[.D828]+1);[.D828])" office:value-type="float" office:value="4" calcext:value-type="float">
            <text:p>4</text:p>
          </table:table-cell>
          <table:table-cell table:formula="of:=IF(AND([.C829]=1;[.D829]=1);[.E828]+1;[.E82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29282498792914" calcext:value-type="float">
            <text:p>-0.829282498792914</text:p>
          </table:table-cell>
          <table:table-cell table:formula="of:=(RAND()*2-1)" office:value-type="float" office:value="-0.0450467947556971" calcext:value-type="float">
            <text:p>-0.045046794755697</text:p>
          </table:table-cell>
          <table:table-cell table:formula="of:=IF([.C829]=16;1;[.C829]+1)" office:value-type="float" office:value="14" calcext:value-type="float">
            <text:p>14</text:p>
          </table:table-cell>
          <table:table-cell table:formula="of:=IF([.C830]=1;IF([.D829]=8;1;[.D829]+1);[.D829])" office:value-type="float" office:value="4" calcext:value-type="float">
            <text:p>4</text:p>
          </table:table-cell>
          <table:table-cell table:formula="of:=IF(AND([.C830]=1;[.D830]=1);[.E829]+1;[.E82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86202115566583" calcext:value-type="float">
            <text:p>-0.786202115566583</text:p>
          </table:table-cell>
          <table:table-cell table:formula="of:=(RAND()*2-1)" office:value-type="float" office:value="-0.37922512012277" calcext:value-type="float">
            <text:p>-0.37922512012277</text:p>
          </table:table-cell>
          <table:table-cell table:formula="of:=IF([.C830]=16;1;[.C830]+1)" office:value-type="float" office:value="15" calcext:value-type="float">
            <text:p>15</text:p>
          </table:table-cell>
          <table:table-cell table:formula="of:=IF([.C831]=1;IF([.D830]=8;1;[.D830]+1);[.D830])" office:value-type="float" office:value="4" calcext:value-type="float">
            <text:p>4</text:p>
          </table:table-cell>
          <table:table-cell table:formula="of:=IF(AND([.C831]=1;[.D831]=1);[.E830]+1;[.E83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460153379301654" calcext:value-type="float">
            <text:p>-0.460153379301654</text:p>
          </table:table-cell>
          <table:table-cell table:formula="of:=(RAND()*2-1)" office:value-type="float" office:value="-0.567193058885522" calcext:value-type="float">
            <text:p>-0.567193058885522</text:p>
          </table:table-cell>
          <table:table-cell table:formula="of:=IF([.C831]=16;1;[.C831]+1)" office:value-type="float" office:value="16" calcext:value-type="float">
            <text:p>16</text:p>
          </table:table-cell>
          <table:table-cell table:formula="of:=IF([.C832]=1;IF([.D831]=8;1;[.D831]+1);[.D831])" office:value-type="float" office:value="4" calcext:value-type="float">
            <text:p>4</text:p>
          </table:table-cell>
          <table:table-cell table:formula="of:=IF(AND([.C832]=1;[.D832]=1);[.E831]+1;[.E83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728031290245224" calcext:value-type="float">
            <text:p>-0.072803129024522</text:p>
          </table:table-cell>
          <table:table-cell table:formula="of:=(RAND()*2-1)" office:value-type="float" office:value="-0.495588934343156" calcext:value-type="float">
            <text:p>-0.495588934343156</text:p>
          </table:table-cell>
          <table:table-cell table:formula="of:=IF([.C832]=16;1;[.C832]+1)" office:value-type="float" office:value="1" calcext:value-type="float">
            <text:p>1</text:p>
          </table:table-cell>
          <table:table-cell table:formula="of:=IF([.C833]=1;IF([.D832]=8;1;[.D832]+1);[.D832])" office:value-type="float" office:value="5" calcext:value-type="float">
            <text:p>5</text:p>
          </table:table-cell>
          <table:table-cell table:formula="of:=IF(AND([.C833]=1;[.D833]=1);[.E832]+1;[.E83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62624781249723" calcext:value-type="float">
            <text:p>0.862624781249723</text:p>
          </table:table-cell>
          <table:table-cell table:formula="of:=(RAND()*2-1)" office:value-type="float" office:value="0.324328823280657" calcext:value-type="float">
            <text:p>0.324328823280657</text:p>
          </table:table-cell>
          <table:table-cell table:formula="of:=IF([.C833]=16;1;[.C833]+1)" office:value-type="float" office:value="2" calcext:value-type="float">
            <text:p>2</text:p>
          </table:table-cell>
          <table:table-cell table:formula="of:=IF([.C834]=1;IF([.D833]=8;1;[.D833]+1);[.D833])" office:value-type="float" office:value="5" calcext:value-type="float">
            <text:p>5</text:p>
          </table:table-cell>
          <table:table-cell table:formula="of:=IF(AND([.C834]=1;[.D834]=1);[.E833]+1;[.E83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36210931843239" calcext:value-type="float">
            <text:p>-0.236210931843239</text:p>
          </table:table-cell>
          <table:table-cell table:formula="of:=(RAND()*2-1)" office:value-type="float" office:value="-0.815525592468629" calcext:value-type="float">
            <text:p>-0.815525592468629</text:p>
          </table:table-cell>
          <table:table-cell table:formula="of:=IF([.C834]=16;1;[.C834]+1)" office:value-type="float" office:value="3" calcext:value-type="float">
            <text:p>3</text:p>
          </table:table-cell>
          <table:table-cell table:formula="of:=IF([.C835]=1;IF([.D834]=8;1;[.D834]+1);[.D834])" office:value-type="float" office:value="5" calcext:value-type="float">
            <text:p>5</text:p>
          </table:table-cell>
          <table:table-cell table:formula="of:=IF(AND([.C835]=1;[.D835]=1);[.E834]+1;[.E83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2869710466289" calcext:value-type="float">
            <text:p>0.12869710466289</text:p>
          </table:table-cell>
          <table:table-cell table:formula="of:=(RAND()*2-1)" office:value-type="float" office:value="0.247665409085287" calcext:value-type="float">
            <text:p>0.247665409085287</text:p>
          </table:table-cell>
          <table:table-cell table:formula="of:=IF([.C835]=16;1;[.C835]+1)" office:value-type="float" office:value="4" calcext:value-type="float">
            <text:p>4</text:p>
          </table:table-cell>
          <table:table-cell table:formula="of:=IF([.C836]=1;IF([.D835]=8;1;[.D835]+1);[.D835])" office:value-type="float" office:value="5" calcext:value-type="float">
            <text:p>5</text:p>
          </table:table-cell>
          <table:table-cell table:formula="of:=IF(AND([.C836]=1;[.D836]=1);[.E835]+1;[.E83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99982265989923" calcext:value-type="float">
            <text:p>0.399982265989923</text:p>
          </table:table-cell>
          <table:table-cell table:formula="of:=(RAND()*2-1)" office:value-type="float" office:value="0.724149994023817" calcext:value-type="float">
            <text:p>0.724149994023817</text:p>
          </table:table-cell>
          <table:table-cell table:formula="of:=IF([.C836]=16;1;[.C836]+1)" office:value-type="float" office:value="5" calcext:value-type="float">
            <text:p>5</text:p>
          </table:table-cell>
          <table:table-cell table:formula="of:=IF([.C837]=1;IF([.D836]=8;1;[.D836]+1);[.D836])" office:value-type="float" office:value="5" calcext:value-type="float">
            <text:p>5</text:p>
          </table:table-cell>
          <table:table-cell table:formula="of:=IF(AND([.C837]=1;[.D837]=1);[.E836]+1;[.E83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32949266975608" calcext:value-type="float">
            <text:p>-0.732949266975608</text:p>
          </table:table-cell>
          <table:table-cell table:formula="of:=(RAND()*2-1)" office:value-type="float" office:value="0.221330517145899" calcext:value-type="float">
            <text:p>0.221330517145899</text:p>
          </table:table-cell>
          <table:table-cell table:formula="of:=IF([.C837]=16;1;[.C837]+1)" office:value-type="float" office:value="6" calcext:value-type="float">
            <text:p>6</text:p>
          </table:table-cell>
          <table:table-cell table:formula="of:=IF([.C838]=1;IF([.D837]=8;1;[.D837]+1);[.D837])" office:value-type="float" office:value="5" calcext:value-type="float">
            <text:p>5</text:p>
          </table:table-cell>
          <table:table-cell table:formula="of:=IF(AND([.C838]=1;[.D838]=1);[.E837]+1;[.E83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90643246420827" calcext:value-type="float">
            <text:p>-0.190643246420827</text:p>
          </table:table-cell>
          <table:table-cell table:formula="of:=(RAND()*2-1)" office:value-type="float" office:value="0.662776868413508" calcext:value-type="float">
            <text:p>0.662776868413508</text:p>
          </table:table-cell>
          <table:table-cell table:formula="of:=IF([.C838]=16;1;[.C838]+1)" office:value-type="float" office:value="7" calcext:value-type="float">
            <text:p>7</text:p>
          </table:table-cell>
          <table:table-cell table:formula="of:=IF([.C839]=1;IF([.D838]=8;1;[.D838]+1);[.D838])" office:value-type="float" office:value="5" calcext:value-type="float">
            <text:p>5</text:p>
          </table:table-cell>
          <table:table-cell table:formula="of:=IF(AND([.C839]=1;[.D839]=1);[.E838]+1;[.E83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0643112373028032" calcext:value-type="float">
            <text:p>0.00643112373028</text:p>
          </table:table-cell>
          <table:table-cell table:formula="of:=(RAND()*2-1)" office:value-type="float" office:value="-0.662871562679675" calcext:value-type="float">
            <text:p>-0.662871562679675</text:p>
          </table:table-cell>
          <table:table-cell table:formula="of:=IF([.C839]=16;1;[.C839]+1)" office:value-type="float" office:value="8" calcext:value-type="float">
            <text:p>8</text:p>
          </table:table-cell>
          <table:table-cell table:formula="of:=IF([.C840]=1;IF([.D839]=8;1;[.D839]+1);[.D839])" office:value-type="float" office:value="5" calcext:value-type="float">
            <text:p>5</text:p>
          </table:table-cell>
          <table:table-cell table:formula="of:=IF(AND([.C840]=1;[.D840]=1);[.E839]+1;[.E83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0121818472308388" calcext:value-type="float">
            <text:p>0.001218184723084</text:p>
          </table:table-cell>
          <table:table-cell table:formula="of:=(RAND()*2-1)" office:value-type="float" office:value="-0.241195341929211" calcext:value-type="float">
            <text:p>-0.241195341929211</text:p>
          </table:table-cell>
          <table:table-cell table:formula="of:=IF([.C840]=16;1;[.C840]+1)" office:value-type="float" office:value="9" calcext:value-type="float">
            <text:p>9</text:p>
          </table:table-cell>
          <table:table-cell table:formula="of:=IF([.C841]=1;IF([.D840]=8;1;[.D840]+1);[.D840])" office:value-type="float" office:value="5" calcext:value-type="float">
            <text:p>5</text:p>
          </table:table-cell>
          <table:table-cell table:formula="of:=IF(AND([.C841]=1;[.D841]=1);[.E840]+1;[.E84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449788608275782" calcext:value-type="float">
            <text:p>0.449788608275782</text:p>
          </table:table-cell>
          <table:table-cell table:formula="of:=(RAND()*2-1)" office:value-type="float" office:value="0.630407298415012" calcext:value-type="float">
            <text:p>0.630407298415012</text:p>
          </table:table-cell>
          <table:table-cell table:formula="of:=IF([.C841]=16;1;[.C841]+1)" office:value-type="float" office:value="10" calcext:value-type="float">
            <text:p>10</text:p>
          </table:table-cell>
          <table:table-cell table:formula="of:=IF([.C842]=1;IF([.D841]=8;1;[.D841]+1);[.D841])" office:value-type="float" office:value="5" calcext:value-type="float">
            <text:p>5</text:p>
          </table:table-cell>
          <table:table-cell table:formula="of:=IF(AND([.C842]=1;[.D842]=1);[.E841]+1;[.E84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98636555371972" calcext:value-type="float">
            <text:p>-0.698636555371972</text:p>
          </table:table-cell>
          <table:table-cell table:formula="of:=(RAND()*2-1)" office:value-type="float" office:value="0.555935773145637" calcext:value-type="float">
            <text:p>0.555935773145637</text:p>
          </table:table-cell>
          <table:table-cell table:formula="of:=IF([.C842]=16;1;[.C842]+1)" office:value-type="float" office:value="11" calcext:value-type="float">
            <text:p>11</text:p>
          </table:table-cell>
          <table:table-cell table:formula="of:=IF([.C843]=1;IF([.D842]=8;1;[.D842]+1);[.D842])" office:value-type="float" office:value="5" calcext:value-type="float">
            <text:p>5</text:p>
          </table:table-cell>
          <table:table-cell table:formula="of:=IF(AND([.C843]=1;[.D843]=1);[.E842]+1;[.E84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04274603931479" calcext:value-type="float">
            <text:p>0.304274603931479</text:p>
          </table:table-cell>
          <table:table-cell table:formula="of:=(RAND()*2-1)" office:value-type="float" office:value="-0.46013297120762" calcext:value-type="float">
            <text:p>-0.46013297120762</text:p>
          </table:table-cell>
          <table:table-cell table:formula="of:=IF([.C843]=16;1;[.C843]+1)" office:value-type="float" office:value="12" calcext:value-type="float">
            <text:p>12</text:p>
          </table:table-cell>
          <table:table-cell table:formula="of:=IF([.C844]=1;IF([.D843]=8;1;[.D843]+1);[.D843])" office:value-type="float" office:value="5" calcext:value-type="float">
            <text:p>5</text:p>
          </table:table-cell>
          <table:table-cell table:formula="of:=IF(AND([.C844]=1;[.D844]=1);[.E843]+1;[.E84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49048360979951" calcext:value-type="float">
            <text:p>0.949048360979951</text:p>
          </table:table-cell>
          <table:table-cell table:formula="of:=(RAND()*2-1)" office:value-type="float" office:value="-0.180773238972407" calcext:value-type="float">
            <text:p>-0.180773238972407</text:p>
          </table:table-cell>
          <table:table-cell table:formula="of:=IF([.C844]=16;1;[.C844]+1)" office:value-type="float" office:value="13" calcext:value-type="float">
            <text:p>13</text:p>
          </table:table-cell>
          <table:table-cell table:formula="of:=IF([.C845]=1;IF([.D844]=8;1;[.D844]+1);[.D844])" office:value-type="float" office:value="5" calcext:value-type="float">
            <text:p>5</text:p>
          </table:table-cell>
          <table:table-cell table:formula="of:=IF(AND([.C845]=1;[.D845]=1);[.E844]+1;[.E84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83555587341079" calcext:value-type="float">
            <text:p>0.183555587341079</text:p>
          </table:table-cell>
          <table:table-cell table:formula="of:=(RAND()*2-1)" office:value-type="float" office:value="0.478560019614831" calcext:value-type="float">
            <text:p>0.478560019614831</text:p>
          </table:table-cell>
          <table:table-cell table:formula="of:=IF([.C845]=16;1;[.C845]+1)" office:value-type="float" office:value="14" calcext:value-type="float">
            <text:p>14</text:p>
          </table:table-cell>
          <table:table-cell table:formula="of:=IF([.C846]=1;IF([.D845]=8;1;[.D845]+1);[.D845])" office:value-type="float" office:value="5" calcext:value-type="float">
            <text:p>5</text:p>
          </table:table-cell>
          <table:table-cell table:formula="of:=IF(AND([.C846]=1;[.D846]=1);[.E845]+1;[.E84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4117268769476" calcext:value-type="float">
            <text:p>-0.34117268769476</text:p>
          </table:table-cell>
          <table:table-cell table:formula="of:=(RAND()*2-1)" office:value-type="float" office:value="-0.455083572473593" calcext:value-type="float">
            <text:p>-0.455083572473593</text:p>
          </table:table-cell>
          <table:table-cell table:formula="of:=IF([.C846]=16;1;[.C846]+1)" office:value-type="float" office:value="15" calcext:value-type="float">
            <text:p>15</text:p>
          </table:table-cell>
          <table:table-cell table:formula="of:=IF([.C847]=1;IF([.D846]=8;1;[.D846]+1);[.D846])" office:value-type="float" office:value="5" calcext:value-type="float">
            <text:p>5</text:p>
          </table:table-cell>
          <table:table-cell table:formula="of:=IF(AND([.C847]=1;[.D847]=1);[.E846]+1;[.E84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432987578137241" calcext:value-type="float">
            <text:p>0.432987578137241</text:p>
          </table:table-cell>
          <table:table-cell table:formula="of:=(RAND()*2-1)" office:value-type="float" office:value="0.963121065859643" calcext:value-type="float">
            <text:p>0.963121065859643</text:p>
          </table:table-cell>
          <table:table-cell table:formula="of:=IF([.C847]=16;1;[.C847]+1)" office:value-type="float" office:value="16" calcext:value-type="float">
            <text:p>16</text:p>
          </table:table-cell>
          <table:table-cell table:formula="of:=IF([.C848]=1;IF([.D847]=8;1;[.D847]+1);[.D847])" office:value-type="float" office:value="5" calcext:value-type="float">
            <text:p>5</text:p>
          </table:table-cell>
          <table:table-cell table:formula="of:=IF(AND([.C848]=1;[.D848]=1);[.E847]+1;[.E84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15361135370673" calcext:value-type="float">
            <text:p>0.515361135370673</text:p>
          </table:table-cell>
          <table:table-cell table:formula="of:=(RAND()*2-1)" office:value-type="float" office:value="0.945937806635739" calcext:value-type="float">
            <text:p>0.945937806635739</text:p>
          </table:table-cell>
          <table:table-cell table:formula="of:=IF([.C848]=16;1;[.C848]+1)" office:value-type="float" office:value="1" calcext:value-type="float">
            <text:p>1</text:p>
          </table:table-cell>
          <table:table-cell table:formula="of:=IF([.C849]=1;IF([.D848]=8;1;[.D848]+1);[.D848])" office:value-type="float" office:value="6" calcext:value-type="float">
            <text:p>6</text:p>
          </table:table-cell>
          <table:table-cell table:formula="of:=IF(AND([.C849]=1;[.D849]=1);[.E848]+1;[.E84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619276755249951" calcext:value-type="float">
            <text:p>0.619276755249951</text:p>
          </table:table-cell>
          <table:table-cell table:formula="of:=(RAND()*2-1)" office:value-type="float" office:value="-0.0806905799152701" calcext:value-type="float">
            <text:p>-0.08069057991527</text:p>
          </table:table-cell>
          <table:table-cell table:formula="of:=IF([.C849]=16;1;[.C849]+1)" office:value-type="float" office:value="2" calcext:value-type="float">
            <text:p>2</text:p>
          </table:table-cell>
          <table:table-cell table:formula="of:=IF([.C850]=1;IF([.D849]=8;1;[.D849]+1);[.D849])" office:value-type="float" office:value="6" calcext:value-type="float">
            <text:p>6</text:p>
          </table:table-cell>
          <table:table-cell table:formula="of:=IF(AND([.C850]=1;[.D850]=1);[.E849]+1;[.E84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18156869133162" calcext:value-type="float">
            <text:p>-0.918156869133162</text:p>
          </table:table-cell>
          <table:table-cell table:formula="of:=(RAND()*2-1)" office:value-type="float" office:value="-0.0334452423247495" calcext:value-type="float">
            <text:p>-0.03344524232475</text:p>
          </table:table-cell>
          <table:table-cell table:formula="of:=IF([.C850]=16;1;[.C850]+1)" office:value-type="float" office:value="3" calcext:value-type="float">
            <text:p>3</text:p>
          </table:table-cell>
          <table:table-cell table:formula="of:=IF([.C851]=1;IF([.D850]=8;1;[.D850]+1);[.D850])" office:value-type="float" office:value="6" calcext:value-type="float">
            <text:p>6</text:p>
          </table:table-cell>
          <table:table-cell table:formula="of:=IF(AND([.C851]=1;[.D851]=1);[.E850]+1;[.E85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28046967249019" calcext:value-type="float">
            <text:p>-0.828046967249019</text:p>
          </table:table-cell>
          <table:table-cell table:formula="of:=(RAND()*2-1)" office:value-type="float" office:value="0.0973384568266495" calcext:value-type="float">
            <text:p>0.09733845682665</text:p>
          </table:table-cell>
          <table:table-cell table:formula="of:=IF([.C851]=16;1;[.C851]+1)" office:value-type="float" office:value="4" calcext:value-type="float">
            <text:p>4</text:p>
          </table:table-cell>
          <table:table-cell table:formula="of:=IF([.C852]=1;IF([.D851]=8;1;[.D851]+1);[.D851])" office:value-type="float" office:value="6" calcext:value-type="float">
            <text:p>6</text:p>
          </table:table-cell>
          <table:table-cell table:formula="of:=IF(AND([.C852]=1;[.D852]=1);[.E851]+1;[.E85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55167759271617" calcext:value-type="float">
            <text:p>0.155167759271617</text:p>
          </table:table-cell>
          <table:table-cell table:formula="of:=(RAND()*2-1)" office:value-type="float" office:value="-0.148405283766481" calcext:value-type="float">
            <text:p>-0.148405283766481</text:p>
          </table:table-cell>
          <table:table-cell table:formula="of:=IF([.C852]=16;1;[.C852]+1)" office:value-type="float" office:value="5" calcext:value-type="float">
            <text:p>5</text:p>
          </table:table-cell>
          <table:table-cell table:formula="of:=IF([.C853]=1;IF([.D852]=8;1;[.D852]+1);[.D852])" office:value-type="float" office:value="6" calcext:value-type="float">
            <text:p>6</text:p>
          </table:table-cell>
          <table:table-cell table:formula="of:=IF(AND([.C853]=1;[.D853]=1);[.E852]+1;[.E85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39613457784096" calcext:value-type="float">
            <text:p>-0.639613457784096</text:p>
          </table:table-cell>
          <table:table-cell table:formula="of:=(RAND()*2-1)" office:value-type="float" office:value="0.281699394742484" calcext:value-type="float">
            <text:p>0.281699394742484</text:p>
          </table:table-cell>
          <table:table-cell table:formula="of:=IF([.C853]=16;1;[.C853]+1)" office:value-type="float" office:value="6" calcext:value-type="float">
            <text:p>6</text:p>
          </table:table-cell>
          <table:table-cell table:formula="of:=IF([.C854]=1;IF([.D853]=8;1;[.D853]+1);[.D853])" office:value-type="float" office:value="6" calcext:value-type="float">
            <text:p>6</text:p>
          </table:table-cell>
          <table:table-cell table:formula="of:=IF(AND([.C854]=1;[.D854]=1);[.E853]+1;[.E85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51721538382173" calcext:value-type="float">
            <text:p>0.951721538382173</text:p>
          </table:table-cell>
          <table:table-cell table:formula="of:=(RAND()*2-1)" office:value-type="float" office:value="-0.672268830654945" calcext:value-type="float">
            <text:p>-0.672268830654945</text:p>
          </table:table-cell>
          <table:table-cell table:formula="of:=IF([.C854]=16;1;[.C854]+1)" office:value-type="float" office:value="7" calcext:value-type="float">
            <text:p>7</text:p>
          </table:table-cell>
          <table:table-cell table:formula="of:=IF([.C855]=1;IF([.D854]=8;1;[.D854]+1);[.D854])" office:value-type="float" office:value="6" calcext:value-type="float">
            <text:p>6</text:p>
          </table:table-cell>
          <table:table-cell table:formula="of:=IF(AND([.C855]=1;[.D855]=1);[.E854]+1;[.E85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31587568878264" calcext:value-type="float">
            <text:p>-0.331587568878264</text:p>
          </table:table-cell>
          <table:table-cell table:formula="of:=(RAND()*2-1)" office:value-type="float" office:value="0.529656968639" calcext:value-type="float">
            <text:p>0.529656968639</text:p>
          </table:table-cell>
          <table:table-cell table:formula="of:=IF([.C855]=16;1;[.C855]+1)" office:value-type="float" office:value="8" calcext:value-type="float">
            <text:p>8</text:p>
          </table:table-cell>
          <table:table-cell table:formula="of:=IF([.C856]=1;IF([.D855]=8;1;[.D855]+1);[.D855])" office:value-type="float" office:value="6" calcext:value-type="float">
            <text:p>6</text:p>
          </table:table-cell>
          <table:table-cell table:formula="of:=IF(AND([.C856]=1;[.D856]=1);[.E855]+1;[.E85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30167977695526" calcext:value-type="float">
            <text:p>-0.730167977695526</text:p>
          </table:table-cell>
          <table:table-cell table:formula="of:=(RAND()*2-1)" office:value-type="float" office:value="0.706931396225215" calcext:value-type="float">
            <text:p>0.706931396225215</text:p>
          </table:table-cell>
          <table:table-cell table:formula="of:=IF([.C856]=16;1;[.C856]+1)" office:value-type="float" office:value="9" calcext:value-type="float">
            <text:p>9</text:p>
          </table:table-cell>
          <table:table-cell table:formula="of:=IF([.C857]=1;IF([.D856]=8;1;[.D856]+1);[.D856])" office:value-type="float" office:value="6" calcext:value-type="float">
            <text:p>6</text:p>
          </table:table-cell>
          <table:table-cell table:formula="of:=IF(AND([.C857]=1;[.D857]=1);[.E856]+1;[.E85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614384969813846" calcext:value-type="float">
            <text:p>0.614384969813846</text:p>
          </table:table-cell>
          <table:table-cell table:formula="of:=(RAND()*2-1)" office:value-type="float" office:value="-0.321781967170757" calcext:value-type="float">
            <text:p>-0.321781967170757</text:p>
          </table:table-cell>
          <table:table-cell table:formula="of:=IF([.C857]=16;1;[.C857]+1)" office:value-type="float" office:value="10" calcext:value-type="float">
            <text:p>10</text:p>
          </table:table-cell>
          <table:table-cell table:formula="of:=IF([.C858]=1;IF([.D857]=8;1;[.D857]+1);[.D857])" office:value-type="float" office:value="6" calcext:value-type="float">
            <text:p>6</text:p>
          </table:table-cell>
          <table:table-cell table:formula="of:=IF(AND([.C858]=1;[.D858]=1);[.E857]+1;[.E85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14337126344243" calcext:value-type="float">
            <text:p>-0.714337126344243</text:p>
          </table:table-cell>
          <table:table-cell table:formula="of:=(RAND()*2-1)" office:value-type="float" office:value="-0.0529812950937062" calcext:value-type="float">
            <text:p>-0.052981295093706</text:p>
          </table:table-cell>
          <table:table-cell table:formula="of:=IF([.C858]=16;1;[.C858]+1)" office:value-type="float" office:value="11" calcext:value-type="float">
            <text:p>11</text:p>
          </table:table-cell>
          <table:table-cell table:formula="of:=IF([.C859]=1;IF([.D858]=8;1;[.D858]+1);[.D858])" office:value-type="float" office:value="6" calcext:value-type="float">
            <text:p>6</text:p>
          </table:table-cell>
          <table:table-cell table:formula="of:=IF(AND([.C859]=1;[.D859]=1);[.E858]+1;[.E85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45671957424035" calcext:value-type="float">
            <text:p>0.545671957424035</text:p>
          </table:table-cell>
          <table:table-cell table:formula="of:=(RAND()*2-1)" office:value-type="float" office:value="0.536680600936212" calcext:value-type="float">
            <text:p>0.536680600936212</text:p>
          </table:table-cell>
          <table:table-cell table:formula="of:=IF([.C859]=16;1;[.C859]+1)" office:value-type="float" office:value="12" calcext:value-type="float">
            <text:p>12</text:p>
          </table:table-cell>
          <table:table-cell table:formula="of:=IF([.C860]=1;IF([.D859]=8;1;[.D859]+1);[.D859])" office:value-type="float" office:value="6" calcext:value-type="float">
            <text:p>6</text:p>
          </table:table-cell>
          <table:table-cell table:formula="of:=IF(AND([.C860]=1;[.D860]=1);[.E859]+1;[.E85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8328168108937" calcext:value-type="float">
            <text:p>0.28328168108937</text:p>
          </table:table-cell>
          <table:table-cell table:formula="of:=(RAND()*2-1)" office:value-type="float" office:value="0.561258382256111" calcext:value-type="float">
            <text:p>0.561258382256111</text:p>
          </table:table-cell>
          <table:table-cell table:formula="of:=IF([.C860]=16;1;[.C860]+1)" office:value-type="float" office:value="13" calcext:value-type="float">
            <text:p>13</text:p>
          </table:table-cell>
          <table:table-cell table:formula="of:=IF([.C861]=1;IF([.D860]=8;1;[.D860]+1);[.D860])" office:value-type="float" office:value="6" calcext:value-type="float">
            <text:p>6</text:p>
          </table:table-cell>
          <table:table-cell table:formula="of:=IF(AND([.C861]=1;[.D861]=1);[.E860]+1;[.E86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73811392397076" calcext:value-type="float">
            <text:p>0.373811392397076</text:p>
          </table:table-cell>
          <table:table-cell table:formula="of:=(RAND()*2-1)" office:value-type="float" office:value="-0.614281125264538" calcext:value-type="float">
            <text:p>-0.614281125264538</text:p>
          </table:table-cell>
          <table:table-cell table:formula="of:=IF([.C861]=16;1;[.C861]+1)" office:value-type="float" office:value="14" calcext:value-type="float">
            <text:p>14</text:p>
          </table:table-cell>
          <table:table-cell table:formula="of:=IF([.C862]=1;IF([.D861]=8;1;[.D861]+1);[.D861])" office:value-type="float" office:value="6" calcext:value-type="float">
            <text:p>6</text:p>
          </table:table-cell>
          <table:table-cell table:formula="of:=IF(AND([.C862]=1;[.D862]=1);[.E861]+1;[.E86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3731568059169" calcext:value-type="float">
            <text:p>0.33731568059169</text:p>
          </table:table-cell>
          <table:table-cell table:formula="of:=(RAND()*2-1)" office:value-type="float" office:value="0.159419132834738" calcext:value-type="float">
            <text:p>0.159419132834738</text:p>
          </table:table-cell>
          <table:table-cell table:formula="of:=IF([.C862]=16;1;[.C862]+1)" office:value-type="float" office:value="15" calcext:value-type="float">
            <text:p>15</text:p>
          </table:table-cell>
          <table:table-cell table:formula="of:=IF([.C863]=1;IF([.D862]=8;1;[.D862]+1);[.D862])" office:value-type="float" office:value="6" calcext:value-type="float">
            <text:p>6</text:p>
          </table:table-cell>
          <table:table-cell table:formula="of:=IF(AND([.C863]=1;[.D863]=1);[.E862]+1;[.E86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46801905737562" calcext:value-type="float">
            <text:p>-0.246801905737562</text:p>
          </table:table-cell>
          <table:table-cell table:formula="of:=(RAND()*2-1)" office:value-type="float" office:value="0.763011100803801" calcext:value-type="float">
            <text:p>0.763011100803801</text:p>
          </table:table-cell>
          <table:table-cell table:formula="of:=IF([.C863]=16;1;[.C863]+1)" office:value-type="float" office:value="16" calcext:value-type="float">
            <text:p>16</text:p>
          </table:table-cell>
          <table:table-cell table:formula="of:=IF([.C864]=1;IF([.D863]=8;1;[.D863]+1);[.D863])" office:value-type="float" office:value="6" calcext:value-type="float">
            <text:p>6</text:p>
          </table:table-cell>
          <table:table-cell table:formula="of:=IF(AND([.C864]=1;[.D864]=1);[.E863]+1;[.E86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77823375374934" calcext:value-type="float">
            <text:p>0.777823375374934</text:p>
          </table:table-cell>
          <table:table-cell table:formula="of:=(RAND()*2-1)" office:value-type="float" office:value="-0.0401968820296033" calcext:value-type="float">
            <text:p>-0.040196882029603</text:p>
          </table:table-cell>
          <table:table-cell table:formula="of:=IF([.C864]=16;1;[.C864]+1)" office:value-type="float" office:value="1" calcext:value-type="float">
            <text:p>1</text:p>
          </table:table-cell>
          <table:table-cell table:formula="of:=IF([.C865]=1;IF([.D864]=8;1;[.D864]+1);[.D864])" office:value-type="float" office:value="7" calcext:value-type="float">
            <text:p>7</text:p>
          </table:table-cell>
          <table:table-cell table:formula="of:=IF(AND([.C865]=1;[.D865]=1);[.E864]+1;[.E86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13650035956487" calcext:value-type="float">
            <text:p>-0.113650035956487</text:p>
          </table:table-cell>
          <table:table-cell table:formula="of:=(RAND()*2-1)" office:value-type="float" office:value="0.0130461459009374" calcext:value-type="float">
            <text:p>0.013046145900938</text:p>
          </table:table-cell>
          <table:table-cell table:formula="of:=IF([.C865]=16;1;[.C865]+1)" office:value-type="float" office:value="2" calcext:value-type="float">
            <text:p>2</text:p>
          </table:table-cell>
          <table:table-cell table:formula="of:=IF([.C866]=1;IF([.D865]=8;1;[.D865]+1);[.D865])" office:value-type="float" office:value="7" calcext:value-type="float">
            <text:p>7</text:p>
          </table:table-cell>
          <table:table-cell table:formula="of:=IF(AND([.C866]=1;[.D866]=1);[.E865]+1;[.E86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61761757458437" calcext:value-type="float">
            <text:p>-0.661761757458437</text:p>
          </table:table-cell>
          <table:table-cell table:formula="of:=(RAND()*2-1)" office:value-type="float" office:value="-0.756759495286718" calcext:value-type="float">
            <text:p>-0.756759495286718</text:p>
          </table:table-cell>
          <table:table-cell table:formula="of:=IF([.C866]=16;1;[.C866]+1)" office:value-type="float" office:value="3" calcext:value-type="float">
            <text:p>3</text:p>
          </table:table-cell>
          <table:table-cell table:formula="of:=IF([.C867]=1;IF([.D866]=8;1;[.D866]+1);[.D866])" office:value-type="float" office:value="7" calcext:value-type="float">
            <text:p>7</text:p>
          </table:table-cell>
          <table:table-cell table:formula="of:=IF(AND([.C867]=1;[.D867]=1);[.E866]+1;[.E86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52931661022239" calcext:value-type="float">
            <text:p>0.852931661022239</text:p>
          </table:table-cell>
          <table:table-cell table:formula="of:=(RAND()*2-1)" office:value-type="float" office:value="-0.320674678220046" calcext:value-type="float">
            <text:p>-0.320674678220046</text:p>
          </table:table-cell>
          <table:table-cell table:formula="of:=IF([.C867]=16;1;[.C867]+1)" office:value-type="float" office:value="4" calcext:value-type="float">
            <text:p>4</text:p>
          </table:table-cell>
          <table:table-cell table:formula="of:=IF([.C868]=1;IF([.D867]=8;1;[.D867]+1);[.D867])" office:value-type="float" office:value="7" calcext:value-type="float">
            <text:p>7</text:p>
          </table:table-cell>
          <table:table-cell table:formula="of:=IF(AND([.C868]=1;[.D868]=1);[.E867]+1;[.E86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35585829126135" calcext:value-type="float">
            <text:p>-0.835585829126135</text:p>
          </table:table-cell>
          <table:table-cell table:formula="of:=(RAND()*2-1)" office:value-type="float" office:value="0.816293153702618" calcext:value-type="float">
            <text:p>0.816293153702618</text:p>
          </table:table-cell>
          <table:table-cell table:formula="of:=IF([.C868]=16;1;[.C868]+1)" office:value-type="float" office:value="5" calcext:value-type="float">
            <text:p>5</text:p>
          </table:table-cell>
          <table:table-cell table:formula="of:=IF([.C869]=1;IF([.D868]=8;1;[.D868]+1);[.D868])" office:value-type="float" office:value="7" calcext:value-type="float">
            <text:p>7</text:p>
          </table:table-cell>
          <table:table-cell table:formula="of:=IF(AND([.C869]=1;[.D869]=1);[.E868]+1;[.E86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692027142580484" calcext:value-type="float">
            <text:p>0.692027142580484</text:p>
          </table:table-cell>
          <table:table-cell table:formula="of:=(RAND()*2-1)" office:value-type="float" office:value="-0.88815863920499" calcext:value-type="float">
            <text:p>-0.88815863920499</text:p>
          </table:table-cell>
          <table:table-cell table:formula="of:=IF([.C869]=16;1;[.C869]+1)" office:value-type="float" office:value="6" calcext:value-type="float">
            <text:p>6</text:p>
          </table:table-cell>
          <table:table-cell table:formula="of:=IF([.C870]=1;IF([.D869]=8;1;[.D869]+1);[.D869])" office:value-type="float" office:value="7" calcext:value-type="float">
            <text:p>7</text:p>
          </table:table-cell>
          <table:table-cell table:formula="of:=IF(AND([.C870]=1;[.D870]=1);[.E869]+1;[.E86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4431116385969" calcext:value-type="float">
            <text:p>0.04431116385969</text:p>
          </table:table-cell>
          <table:table-cell table:formula="of:=(RAND()*2-1)" office:value-type="float" office:value="-0.969134862491902" calcext:value-type="float">
            <text:p>-0.969134862491902</text:p>
          </table:table-cell>
          <table:table-cell table:formula="of:=IF([.C870]=16;1;[.C870]+1)" office:value-type="float" office:value="7" calcext:value-type="float">
            <text:p>7</text:p>
          </table:table-cell>
          <table:table-cell table:formula="of:=IF([.C871]=1;IF([.D870]=8;1;[.D870]+1);[.D870])" office:value-type="float" office:value="7" calcext:value-type="float">
            <text:p>7</text:p>
          </table:table-cell>
          <table:table-cell table:formula="of:=IF(AND([.C871]=1;[.D871]=1);[.E870]+1;[.E87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71974131756941" calcext:value-type="float">
            <text:p>0.171974131756941</text:p>
          </table:table-cell>
          <table:table-cell table:formula="of:=(RAND()*2-1)" office:value-type="float" office:value="-0.0114286149353724" calcext:value-type="float">
            <text:p>-0.011428614935372</text:p>
          </table:table-cell>
          <table:table-cell table:formula="of:=IF([.C871]=16;1;[.C871]+1)" office:value-type="float" office:value="8" calcext:value-type="float">
            <text:p>8</text:p>
          </table:table-cell>
          <table:table-cell table:formula="of:=IF([.C872]=1;IF([.D871]=8;1;[.D871]+1);[.D871])" office:value-type="float" office:value="7" calcext:value-type="float">
            <text:p>7</text:p>
          </table:table-cell>
          <table:table-cell table:formula="of:=IF(AND([.C872]=1;[.D872]=1);[.E871]+1;[.E87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52662870012824" calcext:value-type="float">
            <text:p>0.152662870012824</text:p>
          </table:table-cell>
          <table:table-cell table:formula="of:=(RAND()*2-1)" office:value-type="float" office:value="-0.843928598127527" calcext:value-type="float">
            <text:p>-0.843928598127527</text:p>
          </table:table-cell>
          <table:table-cell table:formula="of:=IF([.C872]=16;1;[.C872]+1)" office:value-type="float" office:value="9" calcext:value-type="float">
            <text:p>9</text:p>
          </table:table-cell>
          <table:table-cell table:formula="of:=IF([.C873]=1;IF([.D872]=8;1;[.D872]+1);[.D872])" office:value-type="float" office:value="7" calcext:value-type="float">
            <text:p>7</text:p>
          </table:table-cell>
          <table:table-cell table:formula="of:=IF(AND([.C873]=1;[.D873]=1);[.E872]+1;[.E87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05351604581057" calcext:value-type="float">
            <text:p>-0.205351604581057</text:p>
          </table:table-cell>
          <table:table-cell table:formula="of:=(RAND()*2-1)" office:value-type="float" office:value="-0.802836738689976" calcext:value-type="float">
            <text:p>-0.802836738689976</text:p>
          </table:table-cell>
          <table:table-cell table:formula="of:=IF([.C873]=16;1;[.C873]+1)" office:value-type="float" office:value="10" calcext:value-type="float">
            <text:p>10</text:p>
          </table:table-cell>
          <table:table-cell table:formula="of:=IF([.C874]=1;IF([.D873]=8;1;[.D873]+1);[.D873])" office:value-type="float" office:value="7" calcext:value-type="float">
            <text:p>7</text:p>
          </table:table-cell>
          <table:table-cell table:formula="of:=IF(AND([.C874]=1;[.D874]=1);[.E873]+1;[.E87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85453121214825" calcext:value-type="float">
            <text:p>0.985453121214825</text:p>
          </table:table-cell>
          <table:table-cell table:formula="of:=(RAND()*2-1)" office:value-type="float" office:value="-0.818119877777902" calcext:value-type="float">
            <text:p>-0.818119877777902</text:p>
          </table:table-cell>
          <table:table-cell table:formula="of:=IF([.C874]=16;1;[.C874]+1)" office:value-type="float" office:value="11" calcext:value-type="float">
            <text:p>11</text:p>
          </table:table-cell>
          <table:table-cell table:formula="of:=IF([.C875]=1;IF([.D874]=8;1;[.D874]+1);[.D874])" office:value-type="float" office:value="7" calcext:value-type="float">
            <text:p>7</text:p>
          </table:table-cell>
          <table:table-cell table:formula="of:=IF(AND([.C875]=1;[.D875]=1);[.E874]+1;[.E87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82477842106725" calcext:value-type="float">
            <text:p>-0.182477842106725</text:p>
          </table:table-cell>
          <table:table-cell table:formula="of:=(RAND()*2-1)" office:value-type="float" office:value="-0.0900399190290746" calcext:value-type="float">
            <text:p>-0.090039919029075</text:p>
          </table:table-cell>
          <table:table-cell table:formula="of:=IF([.C875]=16;1;[.C875]+1)" office:value-type="float" office:value="12" calcext:value-type="float">
            <text:p>12</text:p>
          </table:table-cell>
          <table:table-cell table:formula="of:=IF([.C876]=1;IF([.D875]=8;1;[.D875]+1);[.D875])" office:value-type="float" office:value="7" calcext:value-type="float">
            <text:p>7</text:p>
          </table:table-cell>
          <table:table-cell table:formula="of:=IF(AND([.C876]=1;[.D876]=1);[.E875]+1;[.E87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39060859683181" calcext:value-type="float">
            <text:p>0.939060859683181</text:p>
          </table:table-cell>
          <table:table-cell table:formula="of:=(RAND()*2-1)" office:value-type="float" office:value="-0.605004329724919" calcext:value-type="float">
            <text:p>-0.605004329724919</text:p>
          </table:table-cell>
          <table:table-cell table:formula="of:=IF([.C876]=16;1;[.C876]+1)" office:value-type="float" office:value="13" calcext:value-type="float">
            <text:p>13</text:p>
          </table:table-cell>
          <table:table-cell table:formula="of:=IF([.C877]=1;IF([.D876]=8;1;[.D876]+1);[.D876])" office:value-type="float" office:value="7" calcext:value-type="float">
            <text:p>7</text:p>
          </table:table-cell>
          <table:table-cell table:formula="of:=IF(AND([.C877]=1;[.D877]=1);[.E876]+1;[.E87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0143891968443" calcext:value-type="float">
            <text:p>-0.60143891968443</text:p>
          </table:table-cell>
          <table:table-cell table:formula="of:=(RAND()*2-1)" office:value-type="float" office:value="-0.443530628048644" calcext:value-type="float">
            <text:p>-0.443530628048644</text:p>
          </table:table-cell>
          <table:table-cell table:formula="of:=IF([.C877]=16;1;[.C877]+1)" office:value-type="float" office:value="14" calcext:value-type="float">
            <text:p>14</text:p>
          </table:table-cell>
          <table:table-cell table:formula="of:=IF([.C878]=1;IF([.D877]=8;1;[.D877]+1);[.D877])" office:value-type="float" office:value="7" calcext:value-type="float">
            <text:p>7</text:p>
          </table:table-cell>
          <table:table-cell table:formula="of:=IF(AND([.C878]=1;[.D878]=1);[.E877]+1;[.E87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91121062693888" calcext:value-type="float">
            <text:p>0.291121062693888</text:p>
          </table:table-cell>
          <table:table-cell table:formula="of:=(RAND()*2-1)" office:value-type="float" office:value="0.272179733722096" calcext:value-type="float">
            <text:p>0.272179733722096</text:p>
          </table:table-cell>
          <table:table-cell table:formula="of:=IF([.C878]=16;1;[.C878]+1)" office:value-type="float" office:value="15" calcext:value-type="float">
            <text:p>15</text:p>
          </table:table-cell>
          <table:table-cell table:formula="of:=IF([.C879]=1;IF([.D878]=8;1;[.D878]+1);[.D878])" office:value-type="float" office:value="7" calcext:value-type="float">
            <text:p>7</text:p>
          </table:table-cell>
          <table:table-cell table:formula="of:=IF(AND([.C879]=1;[.D879]=1);[.E878]+1;[.E87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71470305615135" calcext:value-type="float">
            <text:p>0.171470305615135</text:p>
          </table:table-cell>
          <table:table-cell table:formula="of:=(RAND()*2-1)" office:value-type="float" office:value="-0.667441667326581" calcext:value-type="float">
            <text:p>-0.667441667326581</text:p>
          </table:table-cell>
          <table:table-cell table:formula="of:=IF([.C879]=16;1;[.C879]+1)" office:value-type="float" office:value="16" calcext:value-type="float">
            <text:p>16</text:p>
          </table:table-cell>
          <table:table-cell table:formula="of:=IF([.C880]=1;IF([.D879]=8;1;[.D879]+1);[.D879])" office:value-type="float" office:value="7" calcext:value-type="float">
            <text:p>7</text:p>
          </table:table-cell>
          <table:table-cell table:formula="of:=IF(AND([.C880]=1;[.D880]=1);[.E879]+1;[.E87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38480269416781" calcext:value-type="float">
            <text:p>-0.938480269416781</text:p>
          </table:table-cell>
          <table:table-cell table:formula="of:=(RAND()*2-1)" office:value-type="float" office:value="-0.668634404645686" calcext:value-type="float">
            <text:p>-0.668634404645686</text:p>
          </table:table-cell>
          <table:table-cell table:formula="of:=IF([.C880]=16;1;[.C880]+1)" office:value-type="float" office:value="1" calcext:value-type="float">
            <text:p>1</text:p>
          </table:table-cell>
          <table:table-cell table:formula="of:=IF([.C881]=1;IF([.D880]=8;1;[.D880]+1);[.D880])" office:value-type="float" office:value="8" calcext:value-type="float">
            <text:p>8</text:p>
          </table:table-cell>
          <table:table-cell table:formula="of:=IF(AND([.C881]=1;[.D881]=1);[.E880]+1;[.E88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81402728368767" calcext:value-type="float">
            <text:p>-0.581402728368767</text:p>
          </table:table-cell>
          <table:table-cell table:formula="of:=(RAND()*2-1)" office:value-type="float" office:value="0.259591041526095" calcext:value-type="float">
            <text:p>0.259591041526095</text:p>
          </table:table-cell>
          <table:table-cell table:formula="of:=IF([.C881]=16;1;[.C881]+1)" office:value-type="float" office:value="2" calcext:value-type="float">
            <text:p>2</text:p>
          </table:table-cell>
          <table:table-cell table:formula="of:=IF([.C882]=1;IF([.D881]=8;1;[.D881]+1);[.D881])" office:value-type="float" office:value="8" calcext:value-type="float">
            <text:p>8</text:p>
          </table:table-cell>
          <table:table-cell table:formula="of:=IF(AND([.C882]=1;[.D882]=1);[.E881]+1;[.E88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48866297203719" calcext:value-type="float">
            <text:p>0.148866297203719</text:p>
          </table:table-cell>
          <table:table-cell table:formula="of:=(RAND()*2-1)" office:value-type="float" office:value="-0.358126361295543" calcext:value-type="float">
            <text:p>-0.358126361295543</text:p>
          </table:table-cell>
          <table:table-cell table:formula="of:=IF([.C882]=16;1;[.C882]+1)" office:value-type="float" office:value="3" calcext:value-type="float">
            <text:p>3</text:p>
          </table:table-cell>
          <table:table-cell table:formula="of:=IF([.C883]=1;IF([.D882]=8;1;[.D882]+1);[.D882])" office:value-type="float" office:value="8" calcext:value-type="float">
            <text:p>8</text:p>
          </table:table-cell>
          <table:table-cell table:formula="of:=IF(AND([.C883]=1;[.D883]=1);[.E882]+1;[.E88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33270627609554" calcext:value-type="float">
            <text:p>0.933270627609554</text:p>
          </table:table-cell>
          <table:table-cell table:formula="of:=(RAND()*2-1)" office:value-type="float" office:value="0.250135458464562" calcext:value-type="float">
            <text:p>0.250135458464562</text:p>
          </table:table-cell>
          <table:table-cell table:formula="of:=IF([.C883]=16;1;[.C883]+1)" office:value-type="float" office:value="4" calcext:value-type="float">
            <text:p>4</text:p>
          </table:table-cell>
          <table:table-cell table:formula="of:=IF([.C884]=1;IF([.D883]=8;1;[.D883]+1);[.D883])" office:value-type="float" office:value="8" calcext:value-type="float">
            <text:p>8</text:p>
          </table:table-cell>
          <table:table-cell table:formula="of:=IF(AND([.C884]=1;[.D884]=1);[.E883]+1;[.E88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7634391660241" calcext:value-type="float">
            <text:p>-0.87634391660241</text:p>
          </table:table-cell>
          <table:table-cell table:formula="of:=(RAND()*2-1)" office:value-type="float" office:value="-0.50430251176942" calcext:value-type="float">
            <text:p>-0.50430251176942</text:p>
          </table:table-cell>
          <table:table-cell table:formula="of:=IF([.C884]=16;1;[.C884]+1)" office:value-type="float" office:value="5" calcext:value-type="float">
            <text:p>5</text:p>
          </table:table-cell>
          <table:table-cell table:formula="of:=IF([.C885]=1;IF([.D884]=8;1;[.D884]+1);[.D884])" office:value-type="float" office:value="8" calcext:value-type="float">
            <text:p>8</text:p>
          </table:table-cell>
          <table:table-cell table:formula="of:=IF(AND([.C885]=1;[.D885]=1);[.E884]+1;[.E88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71081509753709" calcext:value-type="float">
            <text:p>0.571081509753709</text:p>
          </table:table-cell>
          <table:table-cell table:formula="of:=(RAND()*2-1)" office:value-type="float" office:value="-0.334722189912831" calcext:value-type="float">
            <text:p>-0.334722189912831</text:p>
          </table:table-cell>
          <table:table-cell table:formula="of:=IF([.C885]=16;1;[.C885]+1)" office:value-type="float" office:value="6" calcext:value-type="float">
            <text:p>6</text:p>
          </table:table-cell>
          <table:table-cell table:formula="of:=IF([.C886]=1;IF([.D885]=8;1;[.D885]+1);[.D885])" office:value-type="float" office:value="8" calcext:value-type="float">
            <text:p>8</text:p>
          </table:table-cell>
          <table:table-cell table:formula="of:=IF(AND([.C886]=1;[.D886]=1);[.E885]+1;[.E88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78696468394845" calcext:value-type="float">
            <text:p>-0.378696468394845</text:p>
          </table:table-cell>
          <table:table-cell table:formula="of:=(RAND()*2-1)" office:value-type="float" office:value="-0.411328581455259" calcext:value-type="float">
            <text:p>-0.411328581455259</text:p>
          </table:table-cell>
          <table:table-cell table:formula="of:=IF([.C886]=16;1;[.C886]+1)" office:value-type="float" office:value="7" calcext:value-type="float">
            <text:p>7</text:p>
          </table:table-cell>
          <table:table-cell table:formula="of:=IF([.C887]=1;IF([.D886]=8;1;[.D886]+1);[.D886])" office:value-type="float" office:value="8" calcext:value-type="float">
            <text:p>8</text:p>
          </table:table-cell>
          <table:table-cell table:formula="of:=IF(AND([.C887]=1;[.D887]=1);[.E886]+1;[.E88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17227773192996" calcext:value-type="float">
            <text:p>-0.717227773192996</text:p>
          </table:table-cell>
          <table:table-cell table:formula="of:=(RAND()*2-1)" office:value-type="float" office:value="-0.152644774918742" calcext:value-type="float">
            <text:p>-0.152644774918742</text:p>
          </table:table-cell>
          <table:table-cell table:formula="of:=IF([.C887]=16;1;[.C887]+1)" office:value-type="float" office:value="8" calcext:value-type="float">
            <text:p>8</text:p>
          </table:table-cell>
          <table:table-cell table:formula="of:=IF([.C888]=1;IF([.D887]=8;1;[.D887]+1);[.D887])" office:value-type="float" office:value="8" calcext:value-type="float">
            <text:p>8</text:p>
          </table:table-cell>
          <table:table-cell table:formula="of:=IF(AND([.C888]=1;[.D888]=1);[.E887]+1;[.E88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30145905485524" calcext:value-type="float">
            <text:p>0.330145905485524</text:p>
          </table:table-cell>
          <table:table-cell table:formula="of:=(RAND()*2-1)" office:value-type="float" office:value="-0.671819081525374" calcext:value-type="float">
            <text:p>-0.671819081525374</text:p>
          </table:table-cell>
          <table:table-cell table:formula="of:=IF([.C888]=16;1;[.C888]+1)" office:value-type="float" office:value="9" calcext:value-type="float">
            <text:p>9</text:p>
          </table:table-cell>
          <table:table-cell table:formula="of:=IF([.C889]=1;IF([.D888]=8;1;[.D888]+1);[.D888])" office:value-type="float" office:value="8" calcext:value-type="float">
            <text:p>8</text:p>
          </table:table-cell>
          <table:table-cell table:formula="of:=IF(AND([.C889]=1;[.D889]=1);[.E888]+1;[.E88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63236569613212" calcext:value-type="float">
            <text:p>0.263236569613212</text:p>
          </table:table-cell>
          <table:table-cell table:formula="of:=(RAND()*2-1)" office:value-type="float" office:value="0.399574007030281" calcext:value-type="float">
            <text:p>0.399574007030281</text:p>
          </table:table-cell>
          <table:table-cell table:formula="of:=IF([.C889]=16;1;[.C889]+1)" office:value-type="float" office:value="10" calcext:value-type="float">
            <text:p>10</text:p>
          </table:table-cell>
          <table:table-cell table:formula="of:=IF([.C890]=1;IF([.D889]=8;1;[.D889]+1);[.D889])" office:value-type="float" office:value="8" calcext:value-type="float">
            <text:p>8</text:p>
          </table:table-cell>
          <table:table-cell table:formula="of:=IF(AND([.C890]=1;[.D890]=1);[.E889]+1;[.E88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19897943572843" calcext:value-type="float">
            <text:p>-0.019897943572843</text:p>
          </table:table-cell>
          <table:table-cell table:formula="of:=(RAND()*2-1)" office:value-type="float" office:value="0.209822820087335" calcext:value-type="float">
            <text:p>0.209822820087335</text:p>
          </table:table-cell>
          <table:table-cell table:formula="of:=IF([.C890]=16;1;[.C890]+1)" office:value-type="float" office:value="11" calcext:value-type="float">
            <text:p>11</text:p>
          </table:table-cell>
          <table:table-cell table:formula="of:=IF([.C891]=1;IF([.D890]=8;1;[.D890]+1);[.D890])" office:value-type="float" office:value="8" calcext:value-type="float">
            <text:p>8</text:p>
          </table:table-cell>
          <table:table-cell table:formula="of:=IF(AND([.C891]=1;[.D891]=1);[.E890]+1;[.E89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806006950109888" calcext:value-type="float">
            <text:p>0.080600695010989</text:p>
          </table:table-cell>
          <table:table-cell table:formula="of:=(RAND()*2-1)" office:value-type="float" office:value="0.841485844933181" calcext:value-type="float">
            <text:p>0.841485844933181</text:p>
          </table:table-cell>
          <table:table-cell table:formula="of:=IF([.C891]=16;1;[.C891]+1)" office:value-type="float" office:value="12" calcext:value-type="float">
            <text:p>12</text:p>
          </table:table-cell>
          <table:table-cell table:formula="of:=IF([.C892]=1;IF([.D891]=8;1;[.D891]+1);[.D891])" office:value-type="float" office:value="8" calcext:value-type="float">
            <text:p>8</text:p>
          </table:table-cell>
          <table:table-cell table:formula="of:=IF(AND([.C892]=1;[.D892]=1);[.E891]+1;[.E89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644029464048841" calcext:value-type="float">
            <text:p>0.064402946404884</text:p>
          </table:table-cell>
          <table:table-cell table:formula="of:=(RAND()*2-1)" office:value-type="float" office:value="-0.565772033872227" calcext:value-type="float">
            <text:p>-0.565772033872227</text:p>
          </table:table-cell>
          <table:table-cell table:formula="of:=IF([.C892]=16;1;[.C892]+1)" office:value-type="float" office:value="13" calcext:value-type="float">
            <text:p>13</text:p>
          </table:table-cell>
          <table:table-cell table:formula="of:=IF([.C893]=1;IF([.D892]=8;1;[.D892]+1);[.D892])" office:value-type="float" office:value="8" calcext:value-type="float">
            <text:p>8</text:p>
          </table:table-cell>
          <table:table-cell table:formula="of:=IF(AND([.C893]=1;[.D893]=1);[.E892]+1;[.E89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53026435863224" calcext:value-type="float">
            <text:p>-0.853026435863224</text:p>
          </table:table-cell>
          <table:table-cell table:formula="of:=(RAND()*2-1)" office:value-type="float" office:value="0.171512211359682" calcext:value-type="float">
            <text:p>0.171512211359682</text:p>
          </table:table-cell>
          <table:table-cell table:formula="of:=IF([.C893]=16;1;[.C893]+1)" office:value-type="float" office:value="14" calcext:value-type="float">
            <text:p>14</text:p>
          </table:table-cell>
          <table:table-cell table:formula="of:=IF([.C894]=1;IF([.D893]=8;1;[.D893]+1);[.D893])" office:value-type="float" office:value="8" calcext:value-type="float">
            <text:p>8</text:p>
          </table:table-cell>
          <table:table-cell table:formula="of:=IF(AND([.C894]=1;[.D894]=1);[.E893]+1;[.E89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695916316685235" calcext:value-type="float">
            <text:p>0.695916316685235</text:p>
          </table:table-cell>
          <table:table-cell table:formula="of:=(RAND()*2-1)" office:value-type="float" office:value="-0.114812866648972" calcext:value-type="float">
            <text:p>-0.114812866648972</text:p>
          </table:table-cell>
          <table:table-cell table:formula="of:=IF([.C894]=16;1;[.C894]+1)" office:value-type="float" office:value="15" calcext:value-type="float">
            <text:p>15</text:p>
          </table:table-cell>
          <table:table-cell table:formula="of:=IF([.C895]=1;IF([.D894]=8;1;[.D894]+1);[.D894])" office:value-type="float" office:value="8" calcext:value-type="float">
            <text:p>8</text:p>
          </table:table-cell>
          <table:table-cell table:formula="of:=IF(AND([.C895]=1;[.D895]=1);[.E894]+1;[.E89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425311395114847" calcext:value-type="float">
            <text:p>0.425311395114847</text:p>
          </table:table-cell>
          <table:table-cell table:formula="of:=(RAND()*2-1)" office:value-type="float" office:value="-0.106889929976779" calcext:value-type="float">
            <text:p>-0.106889929976779</text:p>
          </table:table-cell>
          <table:table-cell table:formula="of:=IF([.C895]=16;1;[.C895]+1)" office:value-type="float" office:value="16" calcext:value-type="float">
            <text:p>16</text:p>
          </table:table-cell>
          <table:table-cell table:formula="of:=IF([.C896]=1;IF([.D895]=8;1;[.D895]+1);[.D895])" office:value-type="float" office:value="8" calcext:value-type="float">
            <text:p>8</text:p>
          </table:table-cell>
          <table:table-cell table:formula="of:=IF(AND([.C896]=1;[.D896]=1);[.E895]+1;[.E89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92227056617069" calcext:value-type="float">
            <text:p>-0.392227056617069</text:p>
          </table:table-cell>
          <table:table-cell table:formula="of:=(RAND()*2-1)" office:value-type="float" office:value="-0.732859833415526" calcext:value-type="float">
            <text:p>-0.732859833415526</text:p>
          </table:table-cell>
          <table:table-cell table:formula="of:=IF([.C896]=16;1;[.C896]+1)" office:value-type="float" office:value="1" calcext:value-type="float">
            <text:p>1</text:p>
          </table:table-cell>
          <table:table-cell table:formula="of:=IF([.C897]=1;IF([.D896]=8;1;[.D896]+1);[.D896])" office:value-type="float" office:value="1" calcext:value-type="float">
            <text:p>1</text:p>
          </table:table-cell>
          <table:table-cell table:formula="of:=IF(AND([.C897]=1;[.D897]=1);[.E896]+1;[.E89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1560168321592" calcext:value-type="float">
            <text:p>0.51560168321592</text:p>
          </table:table-cell>
          <table:table-cell table:formula="of:=(RAND()*2-1)" office:value-type="float" office:value="0.834460674592826" calcext:value-type="float">
            <text:p>0.834460674592826</text:p>
          </table:table-cell>
          <table:table-cell table:formula="of:=IF([.C897]=16;1;[.C897]+1)" office:value-type="float" office:value="2" calcext:value-type="float">
            <text:p>2</text:p>
          </table:table-cell>
          <table:table-cell table:formula="of:=IF([.C898]=1;IF([.D897]=8;1;[.D897]+1);[.D897])" office:value-type="float" office:value="1" calcext:value-type="float">
            <text:p>1</text:p>
          </table:table-cell>
          <table:table-cell table:formula="of:=IF(AND([.C898]=1;[.D898]=1);[.E897]+1;[.E89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1017554507794" calcext:value-type="float">
            <text:p>-0.91017554507794</text:p>
          </table:table-cell>
          <table:table-cell table:formula="of:=(RAND()*2-1)" office:value-type="float" office:value="0.810885379283375" calcext:value-type="float">
            <text:p>0.810885379283375</text:p>
          </table:table-cell>
          <table:table-cell table:formula="of:=IF([.C898]=16;1;[.C898]+1)" office:value-type="float" office:value="3" calcext:value-type="float">
            <text:p>3</text:p>
          </table:table-cell>
          <table:table-cell table:formula="of:=IF([.C899]=1;IF([.D898]=8;1;[.D898]+1);[.D898])" office:value-type="float" office:value="1" calcext:value-type="float">
            <text:p>1</text:p>
          </table:table-cell>
          <table:table-cell table:formula="of:=IF(AND([.C899]=1;[.D899]=1);[.E898]+1;[.E89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05549140797802" calcext:value-type="float">
            <text:p>-0.105549140797802</text:p>
          </table:table-cell>
          <table:table-cell table:formula="of:=(RAND()*2-1)" office:value-type="float" office:value="0.459251863317649" calcext:value-type="float">
            <text:p>0.459251863317649</text:p>
          </table:table-cell>
          <table:table-cell table:formula="of:=IF([.C899]=16;1;[.C899]+1)" office:value-type="float" office:value="4" calcext:value-type="float">
            <text:p>4</text:p>
          </table:table-cell>
          <table:table-cell table:formula="of:=IF([.C900]=1;IF([.D899]=8;1;[.D899]+1);[.D899])" office:value-type="float" office:value="1" calcext:value-type="float">
            <text:p>1</text:p>
          </table:table-cell>
          <table:table-cell table:formula="of:=IF(AND([.C900]=1;[.D900]=1);[.E899]+1;[.E89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237590999599553" calcext:value-type="float">
            <text:p>0.023759099959955</text:p>
          </table:table-cell>
          <table:table-cell table:formula="of:=(RAND()*2-1)" office:value-type="float" office:value="-0.752312083404877" calcext:value-type="float">
            <text:p>-0.752312083404877</text:p>
          </table:table-cell>
          <table:table-cell table:formula="of:=IF([.C900]=16;1;[.C900]+1)" office:value-type="float" office:value="5" calcext:value-type="float">
            <text:p>5</text:p>
          </table:table-cell>
          <table:table-cell table:formula="of:=IF([.C901]=1;IF([.D900]=8;1;[.D900]+1);[.D900])" office:value-type="float" office:value="1" calcext:value-type="float">
            <text:p>1</text:p>
          </table:table-cell>
          <table:table-cell table:formula="of:=IF(AND([.C901]=1;[.D901]=1);[.E900]+1;[.E90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86262352403098" calcext:value-type="float">
            <text:p>-0.386262352403098</text:p>
          </table:table-cell>
          <table:table-cell table:formula="of:=(RAND()*2-1)" office:value-type="float" office:value="-0.681329373039722" calcext:value-type="float">
            <text:p>-0.681329373039722</text:p>
          </table:table-cell>
          <table:table-cell table:formula="of:=IF([.C901]=16;1;[.C901]+1)" office:value-type="float" office:value="6" calcext:value-type="float">
            <text:p>6</text:p>
          </table:table-cell>
          <table:table-cell table:formula="of:=IF([.C902]=1;IF([.D901]=8;1;[.D901]+1);[.D901])" office:value-type="float" office:value="1" calcext:value-type="float">
            <text:p>1</text:p>
          </table:table-cell>
          <table:table-cell table:formula="of:=IF(AND([.C902]=1;[.D902]=1);[.E901]+1;[.E90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86132433606067" calcext:value-type="float">
            <text:p>-0.186132433606067</text:p>
          </table:table-cell>
          <table:table-cell table:formula="of:=(RAND()*2-1)" office:value-type="float" office:value="0.678225222557072" calcext:value-type="float">
            <text:p>0.678225222557072</text:p>
          </table:table-cell>
          <table:table-cell table:formula="of:=IF([.C902]=16;1;[.C902]+1)" office:value-type="float" office:value="7" calcext:value-type="float">
            <text:p>7</text:p>
          </table:table-cell>
          <table:table-cell table:formula="of:=IF([.C903]=1;IF([.D902]=8;1;[.D902]+1);[.D902])" office:value-type="float" office:value="1" calcext:value-type="float">
            <text:p>1</text:p>
          </table:table-cell>
          <table:table-cell table:formula="of:=IF(AND([.C903]=1;[.D903]=1);[.E902]+1;[.E90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48583417119257" calcext:value-type="float">
            <text:p>0.848583417119257</text:p>
          </table:table-cell>
          <table:table-cell table:formula="of:=(RAND()*2-1)" office:value-type="float" office:value="-0.596889995583912" calcext:value-type="float">
            <text:p>-0.596889995583912</text:p>
          </table:table-cell>
          <table:table-cell table:formula="of:=IF([.C903]=16;1;[.C903]+1)" office:value-type="float" office:value="8" calcext:value-type="float">
            <text:p>8</text:p>
          </table:table-cell>
          <table:table-cell table:formula="of:=IF([.C904]=1;IF([.D903]=8;1;[.D903]+1);[.D903])" office:value-type="float" office:value="1" calcext:value-type="float">
            <text:p>1</text:p>
          </table:table-cell>
          <table:table-cell table:formula="of:=IF(AND([.C904]=1;[.D904]=1);[.E903]+1;[.E90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7870212776878" calcext:value-type="float">
            <text:p>0.67870212776878</text:p>
          </table:table-cell>
          <table:table-cell table:formula="of:=(RAND()*2-1)" office:value-type="float" office:value="0.292387025051416" calcext:value-type="float">
            <text:p>0.292387025051416</text:p>
          </table:table-cell>
          <table:table-cell table:formula="of:=IF([.C904]=16;1;[.C904]+1)" office:value-type="float" office:value="9" calcext:value-type="float">
            <text:p>9</text:p>
          </table:table-cell>
          <table:table-cell table:formula="of:=IF([.C905]=1;IF([.D904]=8;1;[.D904]+1);[.D904])" office:value-type="float" office:value="1" calcext:value-type="float">
            <text:p>1</text:p>
          </table:table-cell>
          <table:table-cell table:formula="of:=IF(AND([.C905]=1;[.D905]=1);[.E904]+1;[.E90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00766503181124" calcext:value-type="float">
            <text:p>0.200766503181124</text:p>
          </table:table-cell>
          <table:table-cell table:formula="of:=(RAND()*2-1)" office:value-type="float" office:value="-0.0428122039660488" calcext:value-type="float">
            <text:p>-0.042812203966049</text:p>
          </table:table-cell>
          <table:table-cell table:formula="of:=IF([.C905]=16;1;[.C905]+1)" office:value-type="float" office:value="10" calcext:value-type="float">
            <text:p>10</text:p>
          </table:table-cell>
          <table:table-cell table:formula="of:=IF([.C906]=1;IF([.D905]=8;1;[.D905]+1);[.D905])" office:value-type="float" office:value="1" calcext:value-type="float">
            <text:p>1</text:p>
          </table:table-cell>
          <table:table-cell table:formula="of:=IF(AND([.C906]=1;[.D906]=1);[.E905]+1;[.E90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8432429050742" calcext:value-type="float">
            <text:p>-0.18432429050742</text:p>
          </table:table-cell>
          <table:table-cell table:formula="of:=(RAND()*2-1)" office:value-type="float" office:value="0.749694127426111" calcext:value-type="float">
            <text:p>0.749694127426111</text:p>
          </table:table-cell>
          <table:table-cell table:formula="of:=IF([.C906]=16;1;[.C906]+1)" office:value-type="float" office:value="11" calcext:value-type="float">
            <text:p>11</text:p>
          </table:table-cell>
          <table:table-cell table:formula="of:=IF([.C907]=1;IF([.D906]=8;1;[.D906]+1);[.D906])" office:value-type="float" office:value="1" calcext:value-type="float">
            <text:p>1</text:p>
          </table:table-cell>
          <table:table-cell table:formula="of:=IF(AND([.C907]=1;[.D907]=1);[.E906]+1;[.E90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82563827827276" calcext:value-type="float">
            <text:p>0.482563827827276</text:p>
          </table:table-cell>
          <table:table-cell table:formula="of:=(RAND()*2-1)" office:value-type="float" office:value="-0.522398469967076" calcext:value-type="float">
            <text:p>-0.522398469967076</text:p>
          </table:table-cell>
          <table:table-cell table:formula="of:=IF([.C907]=16;1;[.C907]+1)" office:value-type="float" office:value="12" calcext:value-type="float">
            <text:p>12</text:p>
          </table:table-cell>
          <table:table-cell table:formula="of:=IF([.C908]=1;IF([.D907]=8;1;[.D907]+1);[.D907])" office:value-type="float" office:value="1" calcext:value-type="float">
            <text:p>1</text:p>
          </table:table-cell>
          <table:table-cell table:formula="of:=IF(AND([.C908]=1;[.D908]=1);[.E907]+1;[.E90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97683862072639" calcext:value-type="float">
            <text:p>0.997683862072639</text:p>
          </table:table-cell>
          <table:table-cell table:formula="of:=(RAND()*2-1)" office:value-type="float" office:value="-0.169781280770422" calcext:value-type="float">
            <text:p>-0.169781280770422</text:p>
          </table:table-cell>
          <table:table-cell table:formula="of:=IF([.C908]=16;1;[.C908]+1)" office:value-type="float" office:value="13" calcext:value-type="float">
            <text:p>13</text:p>
          </table:table-cell>
          <table:table-cell table:formula="of:=IF([.C909]=1;IF([.D908]=8;1;[.D908]+1);[.D908])" office:value-type="float" office:value="1" calcext:value-type="float">
            <text:p>1</text:p>
          </table:table-cell>
          <table:table-cell table:formula="of:=IF(AND([.C909]=1;[.D909]=1);[.E908]+1;[.E90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1773094409523" calcext:value-type="float">
            <text:p>0.21773094409523</text:p>
          </table:table-cell>
          <table:table-cell table:formula="of:=(RAND()*2-1)" office:value-type="float" office:value="-0.694000607589642" calcext:value-type="float">
            <text:p>-0.694000607589642</text:p>
          </table:table-cell>
          <table:table-cell table:formula="of:=IF([.C909]=16;1;[.C909]+1)" office:value-type="float" office:value="14" calcext:value-type="float">
            <text:p>14</text:p>
          </table:table-cell>
          <table:table-cell table:formula="of:=IF([.C910]=1;IF([.D909]=8;1;[.D909]+1);[.D909])" office:value-type="float" office:value="1" calcext:value-type="float">
            <text:p>1</text:p>
          </table:table-cell>
          <table:table-cell table:formula="of:=IF(AND([.C910]=1;[.D910]=1);[.E909]+1;[.E90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98490484736219" calcext:value-type="float">
            <text:p>0.698490484736219</text:p>
          </table:table-cell>
          <table:table-cell table:formula="of:=(RAND()*2-1)" office:value-type="float" office:value="-0.749702256822775" calcext:value-type="float">
            <text:p>-0.749702256822775</text:p>
          </table:table-cell>
          <table:table-cell table:formula="of:=IF([.C910]=16;1;[.C910]+1)" office:value-type="float" office:value="15" calcext:value-type="float">
            <text:p>15</text:p>
          </table:table-cell>
          <table:table-cell table:formula="of:=IF([.C911]=1;IF([.D910]=8;1;[.D910]+1);[.D910])" office:value-type="float" office:value="1" calcext:value-type="float">
            <text:p>1</text:p>
          </table:table-cell>
          <table:table-cell table:formula="of:=IF(AND([.C911]=1;[.D911]=1);[.E910]+1;[.E91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06383334017448" calcext:value-type="float">
            <text:p>0.706383334017448</text:p>
          </table:table-cell>
          <table:table-cell table:formula="of:=(RAND()*2-1)" office:value-type="float" office:value="0.581641393850448" calcext:value-type="float">
            <text:p>0.581641393850448</text:p>
          </table:table-cell>
          <table:table-cell table:formula="of:=IF([.C911]=16;1;[.C911]+1)" office:value-type="float" office:value="16" calcext:value-type="float">
            <text:p>16</text:p>
          </table:table-cell>
          <table:table-cell table:formula="of:=IF([.C912]=1;IF([.D911]=8;1;[.D911]+1);[.D911])" office:value-type="float" office:value="1" calcext:value-type="float">
            <text:p>1</text:p>
          </table:table-cell>
          <table:table-cell table:formula="of:=IF(AND([.C912]=1;[.D912]=1);[.E911]+1;[.E91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58089576527649" calcext:value-type="float">
            <text:p>-0.758089576527649</text:p>
          </table:table-cell>
          <table:table-cell table:formula="of:=(RAND()*2-1)" office:value-type="float" office:value="0.241033410379972" calcext:value-type="float">
            <text:p>0.241033410379972</text:p>
          </table:table-cell>
          <table:table-cell table:formula="of:=IF([.C912]=16;1;[.C912]+1)" office:value-type="float" office:value="1" calcext:value-type="float">
            <text:p>1</text:p>
          </table:table-cell>
          <table:table-cell table:formula="of:=IF([.C913]=1;IF([.D912]=8;1;[.D912]+1);[.D912])" office:value-type="float" office:value="2" calcext:value-type="float">
            <text:p>2</text:p>
          </table:table-cell>
          <table:table-cell table:formula="of:=IF(AND([.C913]=1;[.D913]=1);[.E912]+1;[.E91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4679879272546" calcext:value-type="float">
            <text:p>-0.94679879272546</text:p>
          </table:table-cell>
          <table:table-cell table:formula="of:=(RAND()*2-1)" office:value-type="float" office:value="-0.923103585401953" calcext:value-type="float">
            <text:p>-0.923103585401953</text:p>
          </table:table-cell>
          <table:table-cell table:formula="of:=IF([.C913]=16;1;[.C913]+1)" office:value-type="float" office:value="2" calcext:value-type="float">
            <text:p>2</text:p>
          </table:table-cell>
          <table:table-cell table:formula="of:=IF([.C914]=1;IF([.D913]=8;1;[.D913]+1);[.D913])" office:value-type="float" office:value="2" calcext:value-type="float">
            <text:p>2</text:p>
          </table:table-cell>
          <table:table-cell table:formula="of:=IF(AND([.C914]=1;[.D914]=1);[.E913]+1;[.E91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10854787296367" calcext:value-type="float">
            <text:p>0.810854787296367</text:p>
          </table:table-cell>
          <table:table-cell table:formula="of:=(RAND()*2-1)" office:value-type="float" office:value="-0.294502223248039" calcext:value-type="float">
            <text:p>-0.294502223248039</text:p>
          </table:table-cell>
          <table:table-cell table:formula="of:=IF([.C914]=16;1;[.C914]+1)" office:value-type="float" office:value="3" calcext:value-type="float">
            <text:p>3</text:p>
          </table:table-cell>
          <table:table-cell table:formula="of:=IF([.C915]=1;IF([.D914]=8;1;[.D914]+1);[.D914])" office:value-type="float" office:value="2" calcext:value-type="float">
            <text:p>2</text:p>
          </table:table-cell>
          <table:table-cell table:formula="of:=IF(AND([.C915]=1;[.D915]=1);[.E914]+1;[.E91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75171240319886" calcext:value-type="float">
            <text:p>-0.175171240319886</text:p>
          </table:table-cell>
          <table:table-cell table:formula="of:=(RAND()*2-1)" office:value-type="float" office:value="0.775071266739541" calcext:value-type="float">
            <text:p>0.775071266739541</text:p>
          </table:table-cell>
          <table:table-cell table:formula="of:=IF([.C915]=16;1;[.C915]+1)" office:value-type="float" office:value="4" calcext:value-type="float">
            <text:p>4</text:p>
          </table:table-cell>
          <table:table-cell table:formula="of:=IF([.C916]=1;IF([.D915]=8;1;[.D915]+1);[.D915])" office:value-type="float" office:value="2" calcext:value-type="float">
            <text:p>2</text:p>
          </table:table-cell>
          <table:table-cell table:formula="of:=IF(AND([.C916]=1;[.D916]=1);[.E915]+1;[.E91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91042715997641" calcext:value-type="float">
            <text:p>-0.091042715997641</text:p>
          </table:table-cell>
          <table:table-cell table:formula="of:=(RAND()*2-1)" office:value-type="float" office:value="0.19619009988947" calcext:value-type="float">
            <text:p>0.19619009988947</text:p>
          </table:table-cell>
          <table:table-cell table:formula="of:=IF([.C916]=16;1;[.C916]+1)" office:value-type="float" office:value="5" calcext:value-type="float">
            <text:p>5</text:p>
          </table:table-cell>
          <table:table-cell table:formula="of:=IF([.C917]=1;IF([.D916]=8;1;[.D916]+1);[.D916])" office:value-type="float" office:value="2" calcext:value-type="float">
            <text:p>2</text:p>
          </table:table-cell>
          <table:table-cell table:formula="of:=IF(AND([.C917]=1;[.D917]=1);[.E916]+1;[.E91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31425120721079" calcext:value-type="float">
            <text:p>0.531425120721079</text:p>
          </table:table-cell>
          <table:table-cell table:formula="of:=(RAND()*2-1)" office:value-type="float" office:value="0.72381122800457" calcext:value-type="float">
            <text:p>0.72381122800457</text:p>
          </table:table-cell>
          <table:table-cell table:formula="of:=IF([.C917]=16;1;[.C917]+1)" office:value-type="float" office:value="6" calcext:value-type="float">
            <text:p>6</text:p>
          </table:table-cell>
          <table:table-cell table:formula="of:=IF([.C918]=1;IF([.D917]=8;1;[.D917]+1);[.D917])" office:value-type="float" office:value="2" calcext:value-type="float">
            <text:p>2</text:p>
          </table:table-cell>
          <table:table-cell table:formula="of:=IF(AND([.C918]=1;[.D918]=1);[.E917]+1;[.E91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805030254724496" calcext:value-type="float">
            <text:p>-0.805030254724496</text:p>
          </table:table-cell>
          <table:table-cell table:formula="of:=(RAND()*2-1)" office:value-type="float" office:value="-0.62394190772165" calcext:value-type="float">
            <text:p>-0.62394190772165</text:p>
          </table:table-cell>
          <table:table-cell table:formula="of:=IF([.C918]=16;1;[.C918]+1)" office:value-type="float" office:value="7" calcext:value-type="float">
            <text:p>7</text:p>
          </table:table-cell>
          <table:table-cell table:formula="of:=IF([.C919]=1;IF([.D918]=8;1;[.D918]+1);[.D918])" office:value-type="float" office:value="2" calcext:value-type="float">
            <text:p>2</text:p>
          </table:table-cell>
          <table:table-cell table:formula="of:=IF(AND([.C919]=1;[.D919]=1);[.E918]+1;[.E91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853670604368448" calcext:value-type="float">
            <text:p>-0.853670604368448</text:p>
          </table:table-cell>
          <table:table-cell table:formula="of:=(RAND()*2-1)" office:value-type="float" office:value="-0.168786794490431" calcext:value-type="float">
            <text:p>-0.168786794490431</text:p>
          </table:table-cell>
          <table:table-cell table:formula="of:=IF([.C919]=16;1;[.C919]+1)" office:value-type="float" office:value="8" calcext:value-type="float">
            <text:p>8</text:p>
          </table:table-cell>
          <table:table-cell table:formula="of:=IF([.C920]=1;IF([.D919]=8;1;[.D919]+1);[.D919])" office:value-type="float" office:value="2" calcext:value-type="float">
            <text:p>2</text:p>
          </table:table-cell>
          <table:table-cell table:formula="of:=IF(AND([.C920]=1;[.D920]=1);[.E919]+1;[.E91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07804599370888" calcext:value-type="float">
            <text:p>0.207804599370888</text:p>
          </table:table-cell>
          <table:table-cell table:formula="of:=(RAND()*2-1)" office:value-type="float" office:value="0.119232102198545" calcext:value-type="float">
            <text:p>0.119232102198545</text:p>
          </table:table-cell>
          <table:table-cell table:formula="of:=IF([.C920]=16;1;[.C920]+1)" office:value-type="float" office:value="9" calcext:value-type="float">
            <text:p>9</text:p>
          </table:table-cell>
          <table:table-cell table:formula="of:=IF([.C921]=1;IF([.D920]=8;1;[.D920]+1);[.D920])" office:value-type="float" office:value="2" calcext:value-type="float">
            <text:p>2</text:p>
          </table:table-cell>
          <table:table-cell table:formula="of:=IF(AND([.C921]=1;[.D921]=1);[.E920]+1;[.E92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317554564249" calcext:value-type="float">
            <text:p>-0.6317554564249</text:p>
          </table:table-cell>
          <table:table-cell table:formula="of:=(RAND()*2-1)" office:value-type="float" office:value="0.237273767793173" calcext:value-type="float">
            <text:p>0.237273767793173</text:p>
          </table:table-cell>
          <table:table-cell table:formula="of:=IF([.C921]=16;1;[.C921]+1)" office:value-type="float" office:value="10" calcext:value-type="float">
            <text:p>10</text:p>
          </table:table-cell>
          <table:table-cell table:formula="of:=IF([.C922]=1;IF([.D921]=8;1;[.D921]+1);[.D921])" office:value-type="float" office:value="2" calcext:value-type="float">
            <text:p>2</text:p>
          </table:table-cell>
          <table:table-cell table:formula="of:=IF(AND([.C922]=1;[.D922]=1);[.E921]+1;[.E92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13496861968995" calcext:value-type="float">
            <text:p>0.513496861968995</text:p>
          </table:table-cell>
          <table:table-cell table:formula="of:=(RAND()*2-1)" office:value-type="float" office:value="0.69135307078226" calcext:value-type="float">
            <text:p>0.69135307078226</text:p>
          </table:table-cell>
          <table:table-cell table:formula="of:=IF([.C922]=16;1;[.C922]+1)" office:value-type="float" office:value="11" calcext:value-type="float">
            <text:p>11</text:p>
          </table:table-cell>
          <table:table-cell table:formula="of:=IF([.C923]=1;IF([.D922]=8;1;[.D922]+1);[.D922])" office:value-type="float" office:value="2" calcext:value-type="float">
            <text:p>2</text:p>
          </table:table-cell>
          <table:table-cell table:formula="of:=IF(AND([.C923]=1;[.D923]=1);[.E922]+1;[.E92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64874621340253" calcext:value-type="float">
            <text:p>-0.264874621340253</text:p>
          </table:table-cell>
          <table:table-cell table:formula="of:=(RAND()*2-1)" office:value-type="float" office:value="0.170477833054252" calcext:value-type="float">
            <text:p>0.170477833054252</text:p>
          </table:table-cell>
          <table:table-cell table:formula="of:=IF([.C923]=16;1;[.C923]+1)" office:value-type="float" office:value="12" calcext:value-type="float">
            <text:p>12</text:p>
          </table:table-cell>
          <table:table-cell table:formula="of:=IF([.C924]=1;IF([.D923]=8;1;[.D923]+1);[.D923])" office:value-type="float" office:value="2" calcext:value-type="float">
            <text:p>2</text:p>
          </table:table-cell>
          <table:table-cell table:formula="of:=IF(AND([.C924]=1;[.D924]=1);[.E923]+1;[.E92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55193277050175" calcext:value-type="float">
            <text:p>-0.455193277050175</text:p>
          </table:table-cell>
          <table:table-cell table:formula="of:=(RAND()*2-1)" office:value-type="float" office:value="0.995035436407851" calcext:value-type="float">
            <text:p>0.995035436407851</text:p>
          </table:table-cell>
          <table:table-cell table:formula="of:=IF([.C924]=16;1;[.C924]+1)" office:value-type="float" office:value="13" calcext:value-type="float">
            <text:p>13</text:p>
          </table:table-cell>
          <table:table-cell table:formula="of:=IF([.C925]=1;IF([.D924]=8;1;[.D924]+1);[.D924])" office:value-type="float" office:value="2" calcext:value-type="float">
            <text:p>2</text:p>
          </table:table-cell>
          <table:table-cell table:formula="of:=IF(AND([.C925]=1;[.D925]=1);[.E924]+1;[.E92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618307183087867" calcext:value-type="float">
            <text:p>0.061830718308787</text:p>
          </table:table-cell>
          <table:table-cell table:formula="of:=(RAND()*2-1)" office:value-type="float" office:value="-0.947384905207543" calcext:value-type="float">
            <text:p>-0.947384905207543</text:p>
          </table:table-cell>
          <table:table-cell table:formula="of:=IF([.C925]=16;1;[.C925]+1)" office:value-type="float" office:value="14" calcext:value-type="float">
            <text:p>14</text:p>
          </table:table-cell>
          <table:table-cell table:formula="of:=IF([.C926]=1;IF([.D925]=8;1;[.D925]+1);[.D925])" office:value-type="float" office:value="2" calcext:value-type="float">
            <text:p>2</text:p>
          </table:table-cell>
          <table:table-cell table:formula="of:=IF(AND([.C926]=1;[.D926]=1);[.E925]+1;[.E92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37746981907452" calcext:value-type="float">
            <text:p>0.537746981907452</text:p>
          </table:table-cell>
          <table:table-cell table:formula="of:=(RAND()*2-1)" office:value-type="float" office:value="-0.816089545033353" calcext:value-type="float">
            <text:p>-0.816089545033353</text:p>
          </table:table-cell>
          <table:table-cell table:formula="of:=IF([.C926]=16;1;[.C926]+1)" office:value-type="float" office:value="15" calcext:value-type="float">
            <text:p>15</text:p>
          </table:table-cell>
          <table:table-cell table:formula="of:=IF([.C927]=1;IF([.D926]=8;1;[.D926]+1);[.D926])" office:value-type="float" office:value="2" calcext:value-type="float">
            <text:p>2</text:p>
          </table:table-cell>
          <table:table-cell table:formula="of:=IF(AND([.C927]=1;[.D927]=1);[.E926]+1;[.E92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821211582355187" calcext:value-type="float">
            <text:p>-0.821211582355187</text:p>
          </table:table-cell>
          <table:table-cell table:formula="of:=(RAND()*2-1)" office:value-type="float" office:value="-0.759393702105781" calcext:value-type="float">
            <text:p>-0.759393702105781</text:p>
          </table:table-cell>
          <table:table-cell table:formula="of:=IF([.C927]=16;1;[.C927]+1)" office:value-type="float" office:value="16" calcext:value-type="float">
            <text:p>16</text:p>
          </table:table-cell>
          <table:table-cell table:formula="of:=IF([.C928]=1;IF([.D927]=8;1;[.D927]+1);[.D927])" office:value-type="float" office:value="2" calcext:value-type="float">
            <text:p>2</text:p>
          </table:table-cell>
          <table:table-cell table:formula="of:=IF(AND([.C928]=1;[.D928]=1);[.E927]+1;[.E92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099989576963" calcext:value-type="float">
            <text:p>-0.6099989576963</text:p>
          </table:table-cell>
          <table:table-cell table:formula="of:=(RAND()*2-1)" office:value-type="float" office:value="-0.56465879214819" calcext:value-type="float">
            <text:p>-0.56465879214819</text:p>
          </table:table-cell>
          <table:table-cell table:formula="of:=IF([.C928]=16;1;[.C928]+1)" office:value-type="float" office:value="1" calcext:value-type="float">
            <text:p>1</text:p>
          </table:table-cell>
          <table:table-cell table:formula="of:=IF([.C929]=1;IF([.D928]=8;1;[.D928]+1);[.D928])" office:value-type="float" office:value="3" calcext:value-type="float">
            <text:p>3</text:p>
          </table:table-cell>
          <table:table-cell table:formula="of:=IF(AND([.C929]=1;[.D929]=1);[.E928]+1;[.E92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65400524744437" calcext:value-type="float">
            <text:p>-0.465400524744437</text:p>
          </table:table-cell>
          <table:table-cell table:formula="of:=(RAND()*2-1)" office:value-type="float" office:value="-0.323919846680296" calcext:value-type="float">
            <text:p>-0.323919846680296</text:p>
          </table:table-cell>
          <table:table-cell table:formula="of:=IF([.C929]=16;1;[.C929]+1)" office:value-type="float" office:value="2" calcext:value-type="float">
            <text:p>2</text:p>
          </table:table-cell>
          <table:table-cell table:formula="of:=IF([.C930]=1;IF([.D929]=8;1;[.D929]+1);[.D929])" office:value-type="float" office:value="3" calcext:value-type="float">
            <text:p>3</text:p>
          </table:table-cell>
          <table:table-cell table:formula="of:=IF(AND([.C930]=1;[.D930]=1);[.E929]+1;[.E92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84217001184337" calcext:value-type="float">
            <text:p>-0.984217001184337</text:p>
          </table:table-cell>
          <table:table-cell table:formula="of:=(RAND()*2-1)" office:value-type="float" office:value="-0.856462159138706" calcext:value-type="float">
            <text:p>-0.856462159138706</text:p>
          </table:table-cell>
          <table:table-cell table:formula="of:=IF([.C930]=16;1;[.C930]+1)" office:value-type="float" office:value="3" calcext:value-type="float">
            <text:p>3</text:p>
          </table:table-cell>
          <table:table-cell table:formula="of:=IF([.C931]=1;IF([.D930]=8;1;[.D930]+1);[.D930])" office:value-type="float" office:value="3" calcext:value-type="float">
            <text:p>3</text:p>
          </table:table-cell>
          <table:table-cell table:formula="of:=IF(AND([.C931]=1;[.D931]=1);[.E930]+1;[.E93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48984713750942" calcext:value-type="float">
            <text:p>-0.548984713750942</text:p>
          </table:table-cell>
          <table:table-cell table:formula="of:=(RAND()*2-1)" office:value-type="float" office:value="-0.350066976552488" calcext:value-type="float">
            <text:p>-0.350066976552488</text:p>
          </table:table-cell>
          <table:table-cell table:formula="of:=IF([.C931]=16;1;[.C931]+1)" office:value-type="float" office:value="4" calcext:value-type="float">
            <text:p>4</text:p>
          </table:table-cell>
          <table:table-cell table:formula="of:=IF([.C932]=1;IF([.D931]=8;1;[.D931]+1);[.D931])" office:value-type="float" office:value="3" calcext:value-type="float">
            <text:p>3</text:p>
          </table:table-cell>
          <table:table-cell table:formula="of:=IF(AND([.C932]=1;[.D932]=1);[.E931]+1;[.E93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11574986046592" calcext:value-type="float">
            <text:p>0.211574986046592</text:p>
          </table:table-cell>
          <table:table-cell table:formula="of:=(RAND()*2-1)" office:value-type="float" office:value="0.79696403719705" calcext:value-type="float">
            <text:p>0.79696403719705</text:p>
          </table:table-cell>
          <table:table-cell table:formula="of:=IF([.C932]=16;1;[.C932]+1)" office:value-type="float" office:value="5" calcext:value-type="float">
            <text:p>5</text:p>
          </table:table-cell>
          <table:table-cell table:formula="of:=IF([.C933]=1;IF([.D932]=8;1;[.D932]+1);[.D932])" office:value-type="float" office:value="3" calcext:value-type="float">
            <text:p>3</text:p>
          </table:table-cell>
          <table:table-cell table:formula="of:=IF(AND([.C933]=1;[.D933]=1);[.E932]+1;[.E93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44983231830217" calcext:value-type="float">
            <text:p>0.844983231830217</text:p>
          </table:table-cell>
          <table:table-cell table:formula="of:=(RAND()*2-1)" office:value-type="float" office:value="0.146462635361142" calcext:value-type="float">
            <text:p>0.146462635361142</text:p>
          </table:table-cell>
          <table:table-cell table:formula="of:=IF([.C933]=16;1;[.C933]+1)" office:value-type="float" office:value="6" calcext:value-type="float">
            <text:p>6</text:p>
          </table:table-cell>
          <table:table-cell table:formula="of:=IF([.C934]=1;IF([.D933]=8;1;[.D933]+1);[.D933])" office:value-type="float" office:value="3" calcext:value-type="float">
            <text:p>3</text:p>
          </table:table-cell>
          <table:table-cell table:formula="of:=IF(AND([.C934]=1;[.D934]=1);[.E933]+1;[.E93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12093622290712" calcext:value-type="float">
            <text:p>-0.512093622290712</text:p>
          </table:table-cell>
          <table:table-cell table:formula="of:=(RAND()*2-1)" office:value-type="float" office:value="-0.0322969516803494" calcext:value-type="float">
            <text:p>-0.032296951680349</text:p>
          </table:table-cell>
          <table:table-cell table:formula="of:=IF([.C934]=16;1;[.C934]+1)" office:value-type="float" office:value="7" calcext:value-type="float">
            <text:p>7</text:p>
          </table:table-cell>
          <table:table-cell table:formula="of:=IF([.C935]=1;IF([.D934]=8;1;[.D934]+1);[.D934])" office:value-type="float" office:value="3" calcext:value-type="float">
            <text:p>3</text:p>
          </table:table-cell>
          <table:table-cell table:formula="of:=IF(AND([.C935]=1;[.D935]=1);[.E934]+1;[.E93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409792886136624" calcext:value-type="float">
            <text:p>0.040979288613662</text:p>
          </table:table-cell>
          <table:table-cell table:formula="of:=(RAND()*2-1)" office:value-type="float" office:value="-0.616410305202694" calcext:value-type="float">
            <text:p>-0.616410305202694</text:p>
          </table:table-cell>
          <table:table-cell table:formula="of:=IF([.C935]=16;1;[.C935]+1)" office:value-type="float" office:value="8" calcext:value-type="float">
            <text:p>8</text:p>
          </table:table-cell>
          <table:table-cell table:formula="of:=IF([.C936]=1;IF([.D935]=8;1;[.D935]+1);[.D935])" office:value-type="float" office:value="3" calcext:value-type="float">
            <text:p>3</text:p>
          </table:table-cell>
          <table:table-cell table:formula="of:=IF(AND([.C936]=1;[.D936]=1);[.E935]+1;[.E93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89435933012466" calcext:value-type="float">
            <text:p>0.589435933012466</text:p>
          </table:table-cell>
          <table:table-cell table:formula="of:=(RAND()*2-1)" office:value-type="float" office:value="-0.833854014257497" calcext:value-type="float">
            <text:p>-0.833854014257497</text:p>
          </table:table-cell>
          <table:table-cell table:formula="of:=IF([.C936]=16;1;[.C936]+1)" office:value-type="float" office:value="9" calcext:value-type="float">
            <text:p>9</text:p>
          </table:table-cell>
          <table:table-cell table:formula="of:=IF([.C937]=1;IF([.D936]=8;1;[.D936]+1);[.D936])" office:value-type="float" office:value="3" calcext:value-type="float">
            <text:p>3</text:p>
          </table:table-cell>
          <table:table-cell table:formula="of:=IF(AND([.C937]=1;[.D937]=1);[.E936]+1;[.E93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18102459494403" calcext:value-type="float">
            <text:p>0.318102459494403</text:p>
          </table:table-cell>
          <table:table-cell table:formula="of:=(RAND()*2-1)" office:value-type="float" office:value="0.597682221804296" calcext:value-type="float">
            <text:p>0.597682221804296</text:p>
          </table:table-cell>
          <table:table-cell table:formula="of:=IF([.C937]=16;1;[.C937]+1)" office:value-type="float" office:value="10" calcext:value-type="float">
            <text:p>10</text:p>
          </table:table-cell>
          <table:table-cell table:formula="of:=IF([.C938]=1;IF([.D937]=8;1;[.D937]+1);[.D937])" office:value-type="float" office:value="3" calcext:value-type="float">
            <text:p>3</text:p>
          </table:table-cell>
          <table:table-cell table:formula="of:=IF(AND([.C938]=1;[.D938]=1);[.E937]+1;[.E93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92154449612247" calcext:value-type="float">
            <text:p>-0.792154449612247</text:p>
          </table:table-cell>
          <table:table-cell table:formula="of:=(RAND()*2-1)" office:value-type="float" office:value="0.253392915322374" calcext:value-type="float">
            <text:p>0.253392915322374</text:p>
          </table:table-cell>
          <table:table-cell table:formula="of:=IF([.C938]=16;1;[.C938]+1)" office:value-type="float" office:value="11" calcext:value-type="float">
            <text:p>11</text:p>
          </table:table-cell>
          <table:table-cell table:formula="of:=IF([.C939]=1;IF([.D938]=8;1;[.D938]+1);[.D938])" office:value-type="float" office:value="3" calcext:value-type="float">
            <text:p>3</text:p>
          </table:table-cell>
          <table:table-cell table:formula="of:=IF(AND([.C939]=1;[.D939]=1);[.E938]+1;[.E93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11162767349668" calcext:value-type="float">
            <text:p>0.511162767349668</text:p>
          </table:table-cell>
          <table:table-cell table:formula="of:=(RAND()*2-1)" office:value-type="float" office:value="0.17508019089496" calcext:value-type="float">
            <text:p>0.17508019089496</text:p>
          </table:table-cell>
          <table:table-cell table:formula="of:=IF([.C939]=16;1;[.C939]+1)" office:value-type="float" office:value="12" calcext:value-type="float">
            <text:p>12</text:p>
          </table:table-cell>
          <table:table-cell table:formula="of:=IF([.C940]=1;IF([.D939]=8;1;[.D939]+1);[.D939])" office:value-type="float" office:value="3" calcext:value-type="float">
            <text:p>3</text:p>
          </table:table-cell>
          <table:table-cell table:formula="of:=IF(AND([.C940]=1;[.D940]=1);[.E939]+1;[.E93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57108632920881" calcext:value-type="float">
            <text:p>-0.357108632920881</text:p>
          </table:table-cell>
          <table:table-cell table:formula="of:=(RAND()*2-1)" office:value-type="float" office:value="-0.0369126199899619" calcext:value-type="float">
            <text:p>-0.036912619989962</text:p>
          </table:table-cell>
          <table:table-cell table:formula="of:=IF([.C940]=16;1;[.C940]+1)" office:value-type="float" office:value="13" calcext:value-type="float">
            <text:p>13</text:p>
          </table:table-cell>
          <table:table-cell table:formula="of:=IF([.C941]=1;IF([.D940]=8;1;[.D940]+1);[.D940])" office:value-type="float" office:value="3" calcext:value-type="float">
            <text:p>3</text:p>
          </table:table-cell>
          <table:table-cell table:formula="of:=IF(AND([.C941]=1;[.D941]=1);[.E940]+1;[.E94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45464838166694" calcext:value-type="float">
            <text:p>-0.345464838166694</text:p>
          </table:table-cell>
          <table:table-cell table:formula="of:=(RAND()*2-1)" office:value-type="float" office:value="-0.399823571071339" calcext:value-type="float">
            <text:p>-0.399823571071339</text:p>
          </table:table-cell>
          <table:table-cell table:formula="of:=IF([.C941]=16;1;[.C941]+1)" office:value-type="float" office:value="14" calcext:value-type="float">
            <text:p>14</text:p>
          </table:table-cell>
          <table:table-cell table:formula="of:=IF([.C942]=1;IF([.D941]=8;1;[.D941]+1);[.D941])" office:value-type="float" office:value="3" calcext:value-type="float">
            <text:p>3</text:p>
          </table:table-cell>
          <table:table-cell table:formula="of:=IF(AND([.C942]=1;[.D942]=1);[.E941]+1;[.E94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363986760179126" calcext:value-type="float">
            <text:p>-0.036398676017913</text:p>
          </table:table-cell>
          <table:table-cell table:formula="of:=(RAND()*2-1)" office:value-type="float" office:value="0.336778612915138" calcext:value-type="float">
            <text:p>0.336778612915138</text:p>
          </table:table-cell>
          <table:table-cell table:formula="of:=IF([.C942]=16;1;[.C942]+1)" office:value-type="float" office:value="15" calcext:value-type="float">
            <text:p>15</text:p>
          </table:table-cell>
          <table:table-cell table:formula="of:=IF([.C943]=1;IF([.D942]=8;1;[.D942]+1);[.D942])" office:value-type="float" office:value="3" calcext:value-type="float">
            <text:p>3</text:p>
          </table:table-cell>
          <table:table-cell table:formula="of:=IF(AND([.C943]=1;[.D943]=1);[.E942]+1;[.E94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17645941819973" calcext:value-type="float">
            <text:p>0.117645941819973</text:p>
          </table:table-cell>
          <table:table-cell table:formula="of:=(RAND()*2-1)" office:value-type="float" office:value="-0.171593484419367" calcext:value-type="float">
            <text:p>-0.171593484419367</text:p>
          </table:table-cell>
          <table:table-cell table:formula="of:=IF([.C943]=16;1;[.C943]+1)" office:value-type="float" office:value="16" calcext:value-type="float">
            <text:p>16</text:p>
          </table:table-cell>
          <table:table-cell table:formula="of:=IF([.C944]=1;IF([.D943]=8;1;[.D943]+1);[.D943])" office:value-type="float" office:value="3" calcext:value-type="float">
            <text:p>3</text:p>
          </table:table-cell>
          <table:table-cell table:formula="of:=IF(AND([.C944]=1;[.D944]=1);[.E943]+1;[.E94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149977650436601" calcext:value-type="float">
            <text:p>0.01499776504366</text:p>
          </table:table-cell>
          <table:table-cell table:formula="of:=(RAND()*2-1)" office:value-type="float" office:value="0.753530207722772" calcext:value-type="float">
            <text:p>0.753530207722772</text:p>
          </table:table-cell>
          <table:table-cell table:formula="of:=IF([.C944]=16;1;[.C944]+1)" office:value-type="float" office:value="1" calcext:value-type="float">
            <text:p>1</text:p>
          </table:table-cell>
          <table:table-cell table:formula="of:=IF([.C945]=1;IF([.D944]=8;1;[.D944]+1);[.D944])" office:value-type="float" office:value="4" calcext:value-type="float">
            <text:p>4</text:p>
          </table:table-cell>
          <table:table-cell table:formula="of:=IF(AND([.C945]=1;[.D945]=1);[.E944]+1;[.E94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5927835849336" calcext:value-type="float">
            <text:p>0.25927835849336</text:p>
          </table:table-cell>
          <table:table-cell table:formula="of:=(RAND()*2-1)" office:value-type="float" office:value="0.31866225751664" calcext:value-type="float">
            <text:p>0.31866225751664</text:p>
          </table:table-cell>
          <table:table-cell table:formula="of:=IF([.C945]=16;1;[.C945]+1)" office:value-type="float" office:value="2" calcext:value-type="float">
            <text:p>2</text:p>
          </table:table-cell>
          <table:table-cell table:formula="of:=IF([.C946]=1;IF([.D945]=8;1;[.D945]+1);[.D945])" office:value-type="float" office:value="4" calcext:value-type="float">
            <text:p>4</text:p>
          </table:table-cell>
          <table:table-cell table:formula="of:=IF(AND([.C946]=1;[.D946]=1);[.E945]+1;[.E94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82950406976149" calcext:value-type="float">
            <text:p>0.782950406976149</text:p>
          </table:table-cell>
          <table:table-cell table:formula="of:=(RAND()*2-1)" office:value-type="float" office:value="-0.331334323826697" calcext:value-type="float">
            <text:p>-0.331334323826697</text:p>
          </table:table-cell>
          <table:table-cell table:formula="of:=IF([.C946]=16;1;[.C946]+1)" office:value-type="float" office:value="3" calcext:value-type="float">
            <text:p>3</text:p>
          </table:table-cell>
          <table:table-cell table:formula="of:=IF([.C947]=1;IF([.D946]=8;1;[.D946]+1);[.D946])" office:value-type="float" office:value="4" calcext:value-type="float">
            <text:p>4</text:p>
          </table:table-cell>
          <table:table-cell table:formula="of:=IF(AND([.C947]=1;[.D947]=1);[.E946]+1;[.E94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87838094678929" calcext:value-type="float">
            <text:p>-0.487838094678929</text:p>
          </table:table-cell>
          <table:table-cell table:formula="of:=(RAND()*2-1)" office:value-type="float" office:value="-0.52278717895909" calcext:value-type="float">
            <text:p>-0.52278717895909</text:p>
          </table:table-cell>
          <table:table-cell table:formula="of:=IF([.C947]=16;1;[.C947]+1)" office:value-type="float" office:value="4" calcext:value-type="float">
            <text:p>4</text:p>
          </table:table-cell>
          <table:table-cell table:formula="of:=IF([.C948]=1;IF([.D947]=8;1;[.D947]+1);[.D947])" office:value-type="float" office:value="4" calcext:value-type="float">
            <text:p>4</text:p>
          </table:table-cell>
          <table:table-cell table:formula="of:=IF(AND([.C948]=1;[.D948]=1);[.E947]+1;[.E94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44785769541502" calcext:value-type="float">
            <text:p>-0.244785769541502</text:p>
          </table:table-cell>
          <table:table-cell table:formula="of:=(RAND()*2-1)" office:value-type="float" office:value="0.686519748193698" calcext:value-type="float">
            <text:p>0.686519748193698</text:p>
          </table:table-cell>
          <table:table-cell table:formula="of:=IF([.C948]=16;1;[.C948]+1)" office:value-type="float" office:value="5" calcext:value-type="float">
            <text:p>5</text:p>
          </table:table-cell>
          <table:table-cell table:formula="of:=IF([.C949]=1;IF([.D948]=8;1;[.D948]+1);[.D948])" office:value-type="float" office:value="4" calcext:value-type="float">
            <text:p>4</text:p>
          </table:table-cell>
          <table:table-cell table:formula="of:=IF(AND([.C949]=1;[.D949]=1);[.E948]+1;[.E94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2120427440338" calcext:value-type="float">
            <text:p>0.82120427440338</text:p>
          </table:table-cell>
          <table:table-cell table:formula="of:=(RAND()*2-1)" office:value-type="float" office:value="-0.413841332681132" calcext:value-type="float">
            <text:p>-0.413841332681132</text:p>
          </table:table-cell>
          <table:table-cell table:formula="of:=IF([.C949]=16;1;[.C949]+1)" office:value-type="float" office:value="6" calcext:value-type="float">
            <text:p>6</text:p>
          </table:table-cell>
          <table:table-cell table:formula="of:=IF([.C950]=1;IF([.D949]=8;1;[.D949]+1);[.D949])" office:value-type="float" office:value="4" calcext:value-type="float">
            <text:p>4</text:p>
          </table:table-cell>
          <table:table-cell table:formula="of:=IF(AND([.C950]=1;[.D950]=1);[.E949]+1;[.E94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35968363478447" calcext:value-type="float">
            <text:p>-0.635968363478447</text:p>
          </table:table-cell>
          <table:table-cell table:formula="of:=(RAND()*2-1)" office:value-type="float" office:value="0.761710460935749" calcext:value-type="float">
            <text:p>0.761710460935749</text:p>
          </table:table-cell>
          <table:table-cell table:formula="of:=IF([.C950]=16;1;[.C950]+1)" office:value-type="float" office:value="7" calcext:value-type="float">
            <text:p>7</text:p>
          </table:table-cell>
          <table:table-cell table:formula="of:=IF([.C951]=1;IF([.D950]=8;1;[.D950]+1);[.D950])" office:value-type="float" office:value="4" calcext:value-type="float">
            <text:p>4</text:p>
          </table:table-cell>
          <table:table-cell table:formula="of:=IF(AND([.C951]=1;[.D951]=1);[.E950]+1;[.E95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77241849219632" calcext:value-type="float">
            <text:p>-0.377241849219632</text:p>
          </table:table-cell>
          <table:table-cell table:formula="of:=(RAND()*2-1)" office:value-type="float" office:value="-0.221408735277343" calcext:value-type="float">
            <text:p>-0.221408735277343</text:p>
          </table:table-cell>
          <table:table-cell table:formula="of:=IF([.C951]=16;1;[.C951]+1)" office:value-type="float" office:value="8" calcext:value-type="float">
            <text:p>8</text:p>
          </table:table-cell>
          <table:table-cell table:formula="of:=IF([.C952]=1;IF([.D951]=8;1;[.D951]+1);[.D951])" office:value-type="float" office:value="4" calcext:value-type="float">
            <text:p>4</text:p>
          </table:table-cell>
          <table:table-cell table:formula="of:=IF(AND([.C952]=1;[.D952]=1);[.E951]+1;[.E95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09586567853921" calcext:value-type="float">
            <text:p>0.209586567853921</text:p>
          </table:table-cell>
          <table:table-cell table:formula="of:=(RAND()*2-1)" office:value-type="float" office:value="0.174579906681377" calcext:value-type="float">
            <text:p>0.174579906681377</text:p>
          </table:table-cell>
          <table:table-cell table:formula="of:=IF([.C952]=16;1;[.C952]+1)" office:value-type="float" office:value="9" calcext:value-type="float">
            <text:p>9</text:p>
          </table:table-cell>
          <table:table-cell table:formula="of:=IF([.C953]=1;IF([.D952]=8;1;[.D952]+1);[.D952])" office:value-type="float" office:value="4" calcext:value-type="float">
            <text:p>4</text:p>
          </table:table-cell>
          <table:table-cell table:formula="of:=IF(AND([.C953]=1;[.D953]=1);[.E952]+1;[.E95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35076851363961" calcext:value-type="float">
            <text:p>-0.435076851363961</text:p>
          </table:table-cell>
          <table:table-cell table:formula="of:=(RAND()*2-1)" office:value-type="float" office:value="-0.135955986130258" calcext:value-type="float">
            <text:p>-0.135955986130258</text:p>
          </table:table-cell>
          <table:table-cell table:formula="of:=IF([.C953]=16;1;[.C953]+1)" office:value-type="float" office:value="10" calcext:value-type="float">
            <text:p>10</text:p>
          </table:table-cell>
          <table:table-cell table:formula="of:=IF([.C954]=1;IF([.D953]=8;1;[.D953]+1);[.D953])" office:value-type="float" office:value="4" calcext:value-type="float">
            <text:p>4</text:p>
          </table:table-cell>
          <table:table-cell table:formula="of:=IF(AND([.C954]=1;[.D954]=1);[.E953]+1;[.E95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01977796905023" calcext:value-type="float">
            <text:p>0.501977796905023</text:p>
          </table:table-cell>
          <table:table-cell table:formula="of:=(RAND()*2-1)" office:value-type="float" office:value="0.173090094869349" calcext:value-type="float">
            <text:p>0.173090094869349</text:p>
          </table:table-cell>
          <table:table-cell table:formula="of:=IF([.C954]=16;1;[.C954]+1)" office:value-type="float" office:value="11" calcext:value-type="float">
            <text:p>11</text:p>
          </table:table-cell>
          <table:table-cell table:formula="of:=IF([.C955]=1;IF([.D954]=8;1;[.D954]+1);[.D954])" office:value-type="float" office:value="4" calcext:value-type="float">
            <text:p>4</text:p>
          </table:table-cell>
          <table:table-cell table:formula="of:=IF(AND([.C955]=1;[.D955]=1);[.E954]+1;[.E95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87747215150005" calcext:value-type="float">
            <text:p>0.987747215150005</text:p>
          </table:table-cell>
          <table:table-cell table:formula="of:=(RAND()*2-1)" office:value-type="float" office:value="-0.39915678014761" calcext:value-type="float">
            <text:p>-0.39915678014761</text:p>
          </table:table-cell>
          <table:table-cell table:formula="of:=IF([.C955]=16;1;[.C955]+1)" office:value-type="float" office:value="12" calcext:value-type="float">
            <text:p>12</text:p>
          </table:table-cell>
          <table:table-cell table:formula="of:=IF([.C956]=1;IF([.D955]=8;1;[.D955]+1);[.D955])" office:value-type="float" office:value="4" calcext:value-type="float">
            <text:p>4</text:p>
          </table:table-cell>
          <table:table-cell table:formula="of:=IF(AND([.C956]=1;[.D956]=1);[.E955]+1;[.E95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99353989034099" calcext:value-type="float">
            <text:p>0.299353989034099</text:p>
          </table:table-cell>
          <table:table-cell table:formula="of:=(RAND()*2-1)" office:value-type="float" office:value="-0.648546211647958" calcext:value-type="float">
            <text:p>-0.648546211647958</text:p>
          </table:table-cell>
          <table:table-cell table:formula="of:=IF([.C956]=16;1;[.C956]+1)" office:value-type="float" office:value="13" calcext:value-type="float">
            <text:p>13</text:p>
          </table:table-cell>
          <table:table-cell table:formula="of:=IF([.C957]=1;IF([.D956]=8;1;[.D956]+1);[.D956])" office:value-type="float" office:value="4" calcext:value-type="float">
            <text:p>4</text:p>
          </table:table-cell>
          <table:table-cell table:formula="of:=IF(AND([.C957]=1;[.D957]=1);[.E956]+1;[.E95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53128624394434" calcext:value-type="float">
            <text:p>0.553128624394434</text:p>
          </table:table-cell>
          <table:table-cell table:formula="of:=(RAND()*2-1)" office:value-type="float" office:value="-0.0570230165189315" calcext:value-type="float">
            <text:p>-0.057023016518932</text:p>
          </table:table-cell>
          <table:table-cell table:formula="of:=IF([.C957]=16;1;[.C957]+1)" office:value-type="float" office:value="14" calcext:value-type="float">
            <text:p>14</text:p>
          </table:table-cell>
          <table:table-cell table:formula="of:=IF([.C958]=1;IF([.D957]=8;1;[.D957]+1);[.D957])" office:value-type="float" office:value="4" calcext:value-type="float">
            <text:p>4</text:p>
          </table:table-cell>
          <table:table-cell table:formula="of:=IF(AND([.C958]=1;[.D958]=1);[.E957]+1;[.E95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8622776203021" calcext:value-type="float">
            <text:p>0.88622776203021</text:p>
          </table:table-cell>
          <table:table-cell table:formula="of:=(RAND()*2-1)" office:value-type="float" office:value="0.135826437501521" calcext:value-type="float">
            <text:p>0.135826437501521</text:p>
          </table:table-cell>
          <table:table-cell table:formula="of:=IF([.C958]=16;1;[.C958]+1)" office:value-type="float" office:value="15" calcext:value-type="float">
            <text:p>15</text:p>
          </table:table-cell>
          <table:table-cell table:formula="of:=IF([.C959]=1;IF([.D958]=8;1;[.D958]+1);[.D958])" office:value-type="float" office:value="4" calcext:value-type="float">
            <text:p>4</text:p>
          </table:table-cell>
          <table:table-cell table:formula="of:=IF(AND([.C959]=1;[.D959]=1);[.E958]+1;[.E95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85587385521775" calcext:value-type="float">
            <text:p>0.585587385521775</text:p>
          </table:table-cell>
          <table:table-cell table:formula="of:=(RAND()*2-1)" office:value-type="float" office:value="0.849859332019595" calcext:value-type="float">
            <text:p>0.849859332019595</text:p>
          </table:table-cell>
          <table:table-cell table:formula="of:=IF([.C959]=16;1;[.C959]+1)" office:value-type="float" office:value="16" calcext:value-type="float">
            <text:p>16</text:p>
          </table:table-cell>
          <table:table-cell table:formula="of:=IF([.C960]=1;IF([.D959]=8;1;[.D959]+1);[.D959])" office:value-type="float" office:value="4" calcext:value-type="float">
            <text:p>4</text:p>
          </table:table-cell>
          <table:table-cell table:formula="of:=IF(AND([.C960]=1;[.D960]=1);[.E959]+1;[.E95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95565210662596" calcext:value-type="float">
            <text:p>0.495565210662596</text:p>
          </table:table-cell>
          <table:table-cell table:formula="of:=(RAND()*2-1)" office:value-type="float" office:value="0.897099725918884" calcext:value-type="float">
            <text:p>0.897099725918884</text:p>
          </table:table-cell>
          <table:table-cell table:formula="of:=IF([.C960]=16;1;[.C960]+1)" office:value-type="float" office:value="1" calcext:value-type="float">
            <text:p>1</text:p>
          </table:table-cell>
          <table:table-cell table:formula="of:=IF([.C961]=1;IF([.D960]=8;1;[.D960]+1);[.D960])" office:value-type="float" office:value="5" calcext:value-type="float">
            <text:p>5</text:p>
          </table:table-cell>
          <table:table-cell table:formula="of:=IF(AND([.C961]=1;[.D961]=1);[.E960]+1;[.E96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87018224547313" calcext:value-type="float">
            <text:p>-0.487018224547313</text:p>
          </table:table-cell>
          <table:table-cell table:formula="of:=(RAND()*2-1)" office:value-type="float" office:value="-0.270260843504151" calcext:value-type="float">
            <text:p>-0.270260843504151</text:p>
          </table:table-cell>
          <table:table-cell table:formula="of:=IF([.C961]=16;1;[.C961]+1)" office:value-type="float" office:value="2" calcext:value-type="float">
            <text:p>2</text:p>
          </table:table-cell>
          <table:table-cell table:formula="of:=IF([.C962]=1;IF([.D961]=8;1;[.D961]+1);[.D961])" office:value-type="float" office:value="5" calcext:value-type="float">
            <text:p>5</text:p>
          </table:table-cell>
          <table:table-cell table:formula="of:=IF(AND([.C962]=1;[.D962]=1);[.E961]+1;[.E96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16939317506441" calcext:value-type="float">
            <text:p>0.916939317506441</text:p>
          </table:table-cell>
          <table:table-cell table:formula="of:=(RAND()*2-1)" office:value-type="float" office:value="-0.229331692114495" calcext:value-type="float">
            <text:p>-0.229331692114495</text:p>
          </table:table-cell>
          <table:table-cell table:formula="of:=IF([.C962]=16;1;[.C962]+1)" office:value-type="float" office:value="3" calcext:value-type="float">
            <text:p>3</text:p>
          </table:table-cell>
          <table:table-cell table:formula="of:=IF([.C963]=1;IF([.D962]=8;1;[.D962]+1);[.D962])" office:value-type="float" office:value="5" calcext:value-type="float">
            <text:p>5</text:p>
          </table:table-cell>
          <table:table-cell table:formula="of:=IF(AND([.C963]=1;[.D963]=1);[.E962]+1;[.E96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18321311380625" calcext:value-type="float">
            <text:p>0.318321311380625</text:p>
          </table:table-cell>
          <table:table-cell table:formula="of:=(RAND()*2-1)" office:value-type="float" office:value="-0.235870097870014" calcext:value-type="float">
            <text:p>-0.235870097870014</text:p>
          </table:table-cell>
          <table:table-cell table:formula="of:=IF([.C963]=16;1;[.C963]+1)" office:value-type="float" office:value="4" calcext:value-type="float">
            <text:p>4</text:p>
          </table:table-cell>
          <table:table-cell table:formula="of:=IF([.C964]=1;IF([.D963]=8;1;[.D963]+1);[.D963])" office:value-type="float" office:value="5" calcext:value-type="float">
            <text:p>5</text:p>
          </table:table-cell>
          <table:table-cell table:formula="of:=IF(AND([.C964]=1;[.D964]=1);[.E963]+1;[.E96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39226351484057" calcext:value-type="float">
            <text:p>0.439226351484057</text:p>
          </table:table-cell>
          <table:table-cell table:formula="of:=(RAND()*2-1)" office:value-type="float" office:value="0.033854927850175" calcext:value-type="float">
            <text:p>0.033854927850175</text:p>
          </table:table-cell>
          <table:table-cell table:formula="of:=IF([.C964]=16;1;[.C964]+1)" office:value-type="float" office:value="5" calcext:value-type="float">
            <text:p>5</text:p>
          </table:table-cell>
          <table:table-cell table:formula="of:=IF([.C965]=1;IF([.D964]=8;1;[.D964]+1);[.D964])" office:value-type="float" office:value="5" calcext:value-type="float">
            <text:p>5</text:p>
          </table:table-cell>
          <table:table-cell table:formula="of:=IF(AND([.C965]=1;[.D965]=1);[.E964]+1;[.E96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49938384351363" calcext:value-type="float">
            <text:p>-0.749938384351363</text:p>
          </table:table-cell>
          <table:table-cell table:formula="of:=(RAND()*2-1)" office:value-type="float" office:value="0.438757338040236" calcext:value-type="float">
            <text:p>0.438757338040236</text:p>
          </table:table-cell>
          <table:table-cell table:formula="of:=IF([.C965]=16;1;[.C965]+1)" office:value-type="float" office:value="6" calcext:value-type="float">
            <text:p>6</text:p>
          </table:table-cell>
          <table:table-cell table:formula="of:=IF([.C966]=1;IF([.D965]=8;1;[.D965]+1);[.D965])" office:value-type="float" office:value="5" calcext:value-type="float">
            <text:p>5</text:p>
          </table:table-cell>
          <table:table-cell table:formula="of:=IF(AND([.C966]=1;[.D966]=1);[.E965]+1;[.E96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74273566271508" calcext:value-type="float">
            <text:p>0.774273566271508</text:p>
          </table:table-cell>
          <table:table-cell table:formula="of:=(RAND()*2-1)" office:value-type="float" office:value="0.322462949140555" calcext:value-type="float">
            <text:p>0.322462949140555</text:p>
          </table:table-cell>
          <table:table-cell table:formula="of:=IF([.C966]=16;1;[.C966]+1)" office:value-type="float" office:value="7" calcext:value-type="float">
            <text:p>7</text:p>
          </table:table-cell>
          <table:table-cell table:formula="of:=IF([.C967]=1;IF([.D966]=8;1;[.D966]+1);[.D966])" office:value-type="float" office:value="5" calcext:value-type="float">
            <text:p>5</text:p>
          </table:table-cell>
          <table:table-cell table:formula="of:=IF(AND([.C967]=1;[.D967]=1);[.E966]+1;[.E96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02059295297789" calcext:value-type="float">
            <text:p>0.602059295297789</text:p>
          </table:table-cell>
          <table:table-cell table:formula="of:=(RAND()*2-1)" office:value-type="float" office:value="-0.493111832832881" calcext:value-type="float">
            <text:p>-0.493111832832881</text:p>
          </table:table-cell>
          <table:table-cell table:formula="of:=IF([.C967]=16;1;[.C967]+1)" office:value-type="float" office:value="8" calcext:value-type="float">
            <text:p>8</text:p>
          </table:table-cell>
          <table:table-cell table:formula="of:=IF([.C968]=1;IF([.D967]=8;1;[.D967]+1);[.D967])" office:value-type="float" office:value="5" calcext:value-type="float">
            <text:p>5</text:p>
          </table:table-cell>
          <table:table-cell table:formula="of:=IF(AND([.C968]=1;[.D968]=1);[.E967]+1;[.E96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08609897142738" calcext:value-type="float">
            <text:p>0.908609897142738</text:p>
          </table:table-cell>
          <table:table-cell table:formula="of:=(RAND()*2-1)" office:value-type="float" office:value="0.970368288330386" calcext:value-type="float">
            <text:p>0.970368288330386</text:p>
          </table:table-cell>
          <table:table-cell table:formula="of:=IF([.C968]=16;1;[.C968]+1)" office:value-type="float" office:value="9" calcext:value-type="float">
            <text:p>9</text:p>
          </table:table-cell>
          <table:table-cell table:formula="of:=IF([.C969]=1;IF([.D968]=8;1;[.D968]+1);[.D968])" office:value-type="float" office:value="5" calcext:value-type="float">
            <text:p>5</text:p>
          </table:table-cell>
          <table:table-cell table:formula="of:=IF(AND([.C969]=1;[.D969]=1);[.E968]+1;[.E96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373781918494755" calcext:value-type="float">
            <text:p>0.037378191849476</text:p>
          </table:table-cell>
          <table:table-cell table:formula="of:=(RAND()*2-1)" office:value-type="float" office:value="-0.685523558806262" calcext:value-type="float">
            <text:p>-0.685523558806262</text:p>
          </table:table-cell>
          <table:table-cell table:formula="of:=IF([.C969]=16;1;[.C969]+1)" office:value-type="float" office:value="10" calcext:value-type="float">
            <text:p>10</text:p>
          </table:table-cell>
          <table:table-cell table:formula="of:=IF([.C970]=1;IF([.D969]=8;1;[.D969]+1);[.D969])" office:value-type="float" office:value="5" calcext:value-type="float">
            <text:p>5</text:p>
          </table:table-cell>
          <table:table-cell table:formula="of:=IF(AND([.C970]=1;[.D970]=1);[.E969]+1;[.E96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274818591203611" calcext:value-type="float">
            <text:p>-0.027481859120361</text:p>
          </table:table-cell>
          <table:table-cell table:formula="of:=(RAND()*2-1)" office:value-type="float" office:value="0.934309144250563" calcext:value-type="float">
            <text:p>0.934309144250563</text:p>
          </table:table-cell>
          <table:table-cell table:formula="of:=IF([.C970]=16;1;[.C970]+1)" office:value-type="float" office:value="11" calcext:value-type="float">
            <text:p>11</text:p>
          </table:table-cell>
          <table:table-cell table:formula="of:=IF([.C971]=1;IF([.D970]=8;1;[.D970]+1);[.D970])" office:value-type="float" office:value="5" calcext:value-type="float">
            <text:p>5</text:p>
          </table:table-cell>
          <table:table-cell table:formula="of:=IF(AND([.C971]=1;[.D971]=1);[.E970]+1;[.E97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40754080567395" calcext:value-type="float">
            <text:p>0.940754080567395</text:p>
          </table:table-cell>
          <table:table-cell table:formula="of:=(RAND()*2-1)" office:value-type="float" office:value="-0.210850925710162" calcext:value-type="float">
            <text:p>-0.210850925710162</text:p>
          </table:table-cell>
          <table:table-cell table:formula="of:=IF([.C971]=16;1;[.C971]+1)" office:value-type="float" office:value="12" calcext:value-type="float">
            <text:p>12</text:p>
          </table:table-cell>
          <table:table-cell table:formula="of:=IF([.C972]=1;IF([.D971]=8;1;[.D971]+1);[.D971])" office:value-type="float" office:value="5" calcext:value-type="float">
            <text:p>5</text:p>
          </table:table-cell>
          <table:table-cell table:formula="of:=IF(AND([.C972]=1;[.D972]=1);[.E971]+1;[.E97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00104002821597" calcext:value-type="float">
            <text:p>-0.700104002821597</text:p>
          </table:table-cell>
          <table:table-cell table:formula="of:=(RAND()*2-1)" office:value-type="float" office:value="-0.251812194480292" calcext:value-type="float">
            <text:p>-0.251812194480292</text:p>
          </table:table-cell>
          <table:table-cell table:formula="of:=IF([.C972]=16;1;[.C972]+1)" office:value-type="float" office:value="13" calcext:value-type="float">
            <text:p>13</text:p>
          </table:table-cell>
          <table:table-cell table:formula="of:=IF([.C973]=1;IF([.D972]=8;1;[.D972]+1);[.D972])" office:value-type="float" office:value="5" calcext:value-type="float">
            <text:p>5</text:p>
          </table:table-cell>
          <table:table-cell table:formula="of:=IF(AND([.C973]=1;[.D973]=1);[.E972]+1;[.E97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85366583287356" calcext:value-type="float">
            <text:p>-0.485366583287356</text:p>
          </table:table-cell>
          <table:table-cell table:formula="of:=(RAND()*2-1)" office:value-type="float" office:value="-0.77416078825478" calcext:value-type="float">
            <text:p>-0.77416078825478</text:p>
          </table:table-cell>
          <table:table-cell table:formula="of:=IF([.C973]=16;1;[.C973]+1)" office:value-type="float" office:value="14" calcext:value-type="float">
            <text:p>14</text:p>
          </table:table-cell>
          <table:table-cell table:formula="of:=IF([.C974]=1;IF([.D973]=8;1;[.D973]+1);[.D973])" office:value-type="float" office:value="5" calcext:value-type="float">
            <text:p>5</text:p>
          </table:table-cell>
          <table:table-cell table:formula="of:=IF(AND([.C974]=1;[.D974]=1);[.E973]+1;[.E97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68799946724196" calcext:value-type="float">
            <text:p>0.768799946724196</text:p>
          </table:table-cell>
          <table:table-cell table:formula="of:=(RAND()*2-1)" office:value-type="float" office:value="-0.665679629537921" calcext:value-type="float">
            <text:p>-0.665679629537921</text:p>
          </table:table-cell>
          <table:table-cell table:formula="of:=IF([.C974]=16;1;[.C974]+1)" office:value-type="float" office:value="15" calcext:value-type="float">
            <text:p>15</text:p>
          </table:table-cell>
          <table:table-cell table:formula="of:=IF([.C975]=1;IF([.D974]=8;1;[.D974]+1);[.D974])" office:value-type="float" office:value="5" calcext:value-type="float">
            <text:p>5</text:p>
          </table:table-cell>
          <table:table-cell table:formula="of:=IF(AND([.C975]=1;[.D975]=1);[.E974]+1;[.E97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58734408510782" calcext:value-type="float">
            <text:p>0.658734408510782</text:p>
          </table:table-cell>
          <table:table-cell table:formula="of:=(RAND()*2-1)" office:value-type="float" office:value="-0.364827665169943" calcext:value-type="float">
            <text:p>-0.364827665169943</text:p>
          </table:table-cell>
          <table:table-cell table:formula="of:=IF([.C975]=16;1;[.C975]+1)" office:value-type="float" office:value="16" calcext:value-type="float">
            <text:p>16</text:p>
          </table:table-cell>
          <table:table-cell table:formula="of:=IF([.C976]=1;IF([.D975]=8;1;[.D975]+1);[.D975])" office:value-type="float" office:value="5" calcext:value-type="float">
            <text:p>5</text:p>
          </table:table-cell>
          <table:table-cell table:formula="of:=IF(AND([.C976]=1;[.D976]=1);[.E975]+1;[.E97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19424359494671" calcext:value-type="float">
            <text:p>0.719424359494671</text:p>
          </table:table-cell>
          <table:table-cell table:formula="of:=(RAND()*2-1)" office:value-type="float" office:value="-0.857985418010795" calcext:value-type="float">
            <text:p>-0.857985418010795</text:p>
          </table:table-cell>
          <table:table-cell table:formula="of:=IF([.C976]=16;1;[.C976]+1)" office:value-type="float" office:value="1" calcext:value-type="float">
            <text:p>1</text:p>
          </table:table-cell>
          <table:table-cell table:formula="of:=IF([.C977]=1;IF([.D976]=8;1;[.D976]+1);[.D976])" office:value-type="float" office:value="6" calcext:value-type="float">
            <text:p>6</text:p>
          </table:table-cell>
          <table:table-cell table:formula="of:=IF(AND([.C977]=1;[.D977]=1);[.E976]+1;[.E97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862825809883431" calcext:value-type="float">
            <text:p>-0.862825809883431</text:p>
          </table:table-cell>
          <table:table-cell table:formula="of:=(RAND()*2-1)" office:value-type="float" office:value="0.75301032461112" calcext:value-type="float">
            <text:p>0.75301032461112</text:p>
          </table:table-cell>
          <table:table-cell table:formula="of:=IF([.C977]=16;1;[.C977]+1)" office:value-type="float" office:value="2" calcext:value-type="float">
            <text:p>2</text:p>
          </table:table-cell>
          <table:table-cell table:formula="of:=IF([.C978]=1;IF([.D977]=8;1;[.D977]+1);[.D977])" office:value-type="float" office:value="6" calcext:value-type="float">
            <text:p>6</text:p>
          </table:table-cell>
          <table:table-cell table:formula="of:=IF(AND([.C978]=1;[.D978]=1);[.E977]+1;[.E97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88639974547636" calcext:value-type="float">
            <text:p>0.388639974547636</text:p>
          </table:table-cell>
          <table:table-cell table:formula="of:=(RAND()*2-1)" office:value-type="float" office:value="0.299994034542152" calcext:value-type="float">
            <text:p>0.299994034542152</text:p>
          </table:table-cell>
          <table:table-cell table:formula="of:=IF([.C978]=16;1;[.C978]+1)" office:value-type="float" office:value="3" calcext:value-type="float">
            <text:p>3</text:p>
          </table:table-cell>
          <table:table-cell table:formula="of:=IF([.C979]=1;IF([.D978]=8;1;[.D978]+1);[.D978])" office:value-type="float" office:value="6" calcext:value-type="float">
            <text:p>6</text:p>
          </table:table-cell>
          <table:table-cell table:formula="of:=IF(AND([.C979]=1;[.D979]=1);[.E978]+1;[.E97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02612064044248" calcext:value-type="float">
            <text:p>0.802612064044248</text:p>
          </table:table-cell>
          <table:table-cell table:formula="of:=(RAND()*2-1)" office:value-type="float" office:value="-0.415902721797061" calcext:value-type="float">
            <text:p>-0.415902721797061</text:p>
          </table:table-cell>
          <table:table-cell table:formula="of:=IF([.C979]=16;1;[.C979]+1)" office:value-type="float" office:value="4" calcext:value-type="float">
            <text:p>4</text:p>
          </table:table-cell>
          <table:table-cell table:formula="of:=IF([.C980]=1;IF([.D979]=8;1;[.D979]+1);[.D979])" office:value-type="float" office:value="6" calcext:value-type="float">
            <text:p>6</text:p>
          </table:table-cell>
          <table:table-cell table:formula="of:=IF(AND([.C980]=1;[.D980]=1);[.E979]+1;[.E97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7003936161356" calcext:value-type="float">
            <text:p>-0.27003936161356</text:p>
          </table:table-cell>
          <table:table-cell table:formula="of:=(RAND()*2-1)" office:value-type="float" office:value="-0.0352433119990619" calcext:value-type="float">
            <text:p>-0.035243311999062</text:p>
          </table:table-cell>
          <table:table-cell table:formula="of:=IF([.C980]=16;1;[.C980]+1)" office:value-type="float" office:value="5" calcext:value-type="float">
            <text:p>5</text:p>
          </table:table-cell>
          <table:table-cell table:formula="of:=IF([.C981]=1;IF([.D980]=8;1;[.D980]+1);[.D980])" office:value-type="float" office:value="6" calcext:value-type="float">
            <text:p>6</text:p>
          </table:table-cell>
          <table:table-cell table:formula="of:=IF(AND([.C981]=1;[.D981]=1);[.E980]+1;[.E98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31353974663357" calcext:value-type="float">
            <text:p>0.131353974663357</text:p>
          </table:table-cell>
          <table:table-cell table:formula="of:=(RAND()*2-1)" office:value-type="float" office:value="0.461954952189626" calcext:value-type="float">
            <text:p>0.461954952189626</text:p>
          </table:table-cell>
          <table:table-cell table:formula="of:=IF([.C981]=16;1;[.C981]+1)" office:value-type="float" office:value="6" calcext:value-type="float">
            <text:p>6</text:p>
          </table:table-cell>
          <table:table-cell table:formula="of:=IF([.C982]=1;IF([.D981]=8;1;[.D981]+1);[.D981])" office:value-type="float" office:value="6" calcext:value-type="float">
            <text:p>6</text:p>
          </table:table-cell>
          <table:table-cell table:formula="of:=IF(AND([.C982]=1;[.D982]=1);[.E981]+1;[.E98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41547035739328" calcext:value-type="float">
            <text:p>-0.141547035739328</text:p>
          </table:table-cell>
          <table:table-cell table:formula="of:=(RAND()*2-1)" office:value-type="float" office:value="-0.0473924708032207" calcext:value-type="float">
            <text:p>-0.047392470803221</text:p>
          </table:table-cell>
          <table:table-cell table:formula="of:=IF([.C982]=16;1;[.C982]+1)" office:value-type="float" office:value="7" calcext:value-type="float">
            <text:p>7</text:p>
          </table:table-cell>
          <table:table-cell table:formula="of:=IF([.C983]=1;IF([.D982]=8;1;[.D982]+1);[.D982])" office:value-type="float" office:value="6" calcext:value-type="float">
            <text:p>6</text:p>
          </table:table-cell>
          <table:table-cell table:formula="of:=IF(AND([.C983]=1;[.D983]=1);[.E982]+1;[.E98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30416497659191" calcext:value-type="float">
            <text:p>-0.330416497659191</text:p>
          </table:table-cell>
          <table:table-cell table:formula="of:=(RAND()*2-1)" office:value-type="float" office:value="0.480668800006071" calcext:value-type="float">
            <text:p>0.480668800006071</text:p>
          </table:table-cell>
          <table:table-cell table:formula="of:=IF([.C983]=16;1;[.C983]+1)" office:value-type="float" office:value="8" calcext:value-type="float">
            <text:p>8</text:p>
          </table:table-cell>
          <table:table-cell table:formula="of:=IF([.C984]=1;IF([.D983]=8;1;[.D983]+1);[.D983])" office:value-type="float" office:value="6" calcext:value-type="float">
            <text:p>6</text:p>
          </table:table-cell>
          <table:table-cell table:formula="of:=IF(AND([.C984]=1;[.D984]=1);[.E983]+1;[.E98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17274908645639" calcext:value-type="float">
            <text:p>0.917274908645639</text:p>
          </table:table-cell>
          <table:table-cell table:formula="of:=(RAND()*2-1)" office:value-type="float" office:value="0.18208286094606" calcext:value-type="float">
            <text:p>0.18208286094606</text:p>
          </table:table-cell>
          <table:table-cell table:formula="of:=IF([.C984]=16;1;[.C984]+1)" office:value-type="float" office:value="9" calcext:value-type="float">
            <text:p>9</text:p>
          </table:table-cell>
          <table:table-cell table:formula="of:=IF([.C985]=1;IF([.D984]=8;1;[.D984]+1);[.D984])" office:value-type="float" office:value="6" calcext:value-type="float">
            <text:p>6</text:p>
          </table:table-cell>
          <table:table-cell table:formula="of:=IF(AND([.C985]=1;[.D985]=1);[.E984]+1;[.E98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84065154543197" calcext:value-type="float">
            <text:p>-0.184065154543197</text:p>
          </table:table-cell>
          <table:table-cell table:formula="of:=(RAND()*2-1)" office:value-type="float" office:value="0.676071792024689" calcext:value-type="float">
            <text:p>0.676071792024689</text:p>
          </table:table-cell>
          <table:table-cell table:formula="of:=IF([.C985]=16;1;[.C985]+1)" office:value-type="float" office:value="10" calcext:value-type="float">
            <text:p>10</text:p>
          </table:table-cell>
          <table:table-cell table:formula="of:=IF([.C986]=1;IF([.D985]=8;1;[.D985]+1);[.D985])" office:value-type="float" office:value="6" calcext:value-type="float">
            <text:p>6</text:p>
          </table:table-cell>
          <table:table-cell table:formula="of:=IF(AND([.C986]=1;[.D986]=1);[.E985]+1;[.E98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46744292516809" calcext:value-type="float">
            <text:p>0.346744292516809</text:p>
          </table:table-cell>
          <table:table-cell table:formula="of:=(RAND()*2-1)" office:value-type="float" office:value="-0.0789438277567897" calcext:value-type="float">
            <text:p>-0.07894382775679</text:p>
          </table:table-cell>
          <table:table-cell table:formula="of:=IF([.C986]=16;1;[.C986]+1)" office:value-type="float" office:value="11" calcext:value-type="float">
            <text:p>11</text:p>
          </table:table-cell>
          <table:table-cell table:formula="of:=IF([.C987]=1;IF([.D986]=8;1;[.D986]+1);[.D986])" office:value-type="float" office:value="6" calcext:value-type="float">
            <text:p>6</text:p>
          </table:table-cell>
          <table:table-cell table:formula="of:=IF(AND([.C987]=1;[.D987]=1);[.E986]+1;[.E98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98265933079072" calcext:value-type="float">
            <text:p>0.498265933079072</text:p>
          </table:table-cell>
          <table:table-cell table:formula="of:=(RAND()*2-1)" office:value-type="float" office:value="-0.0533030663775539" calcext:value-type="float">
            <text:p>-0.053303066377554</text:p>
          </table:table-cell>
          <table:table-cell table:formula="of:=IF([.C987]=16;1;[.C987]+1)" office:value-type="float" office:value="12" calcext:value-type="float">
            <text:p>12</text:p>
          </table:table-cell>
          <table:table-cell table:formula="of:=IF([.C988]=1;IF([.D987]=8;1;[.D987]+1);[.D987])" office:value-type="float" office:value="6" calcext:value-type="float">
            <text:p>6</text:p>
          </table:table-cell>
          <table:table-cell table:formula="of:=IF(AND([.C988]=1;[.D988]=1);[.E987]+1;[.E98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15310267870889" calcext:value-type="float">
            <text:p>-0.215310267870889</text:p>
          </table:table-cell>
          <table:table-cell table:formula="of:=(RAND()*2-1)" office:value-type="float" office:value="0.364066551573514" calcext:value-type="float">
            <text:p>0.364066551573514</text:p>
          </table:table-cell>
          <table:table-cell table:formula="of:=IF([.C988]=16;1;[.C988]+1)" office:value-type="float" office:value="13" calcext:value-type="float">
            <text:p>13</text:p>
          </table:table-cell>
          <table:table-cell table:formula="of:=IF([.C989]=1;IF([.D988]=8;1;[.D988]+1);[.D988])" office:value-type="float" office:value="6" calcext:value-type="float">
            <text:p>6</text:p>
          </table:table-cell>
          <table:table-cell table:formula="of:=IF(AND([.C989]=1;[.D989]=1);[.E988]+1;[.E98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45013835614158" calcext:value-type="float">
            <text:p>0.645013835614158</text:p>
          </table:table-cell>
          <table:table-cell table:formula="of:=(RAND()*2-1)" office:value-type="float" office:value="-0.24034100779491" calcext:value-type="float">
            <text:p>-0.24034100779491</text:p>
          </table:table-cell>
          <table:table-cell table:formula="of:=IF([.C989]=16;1;[.C989]+1)" office:value-type="float" office:value="14" calcext:value-type="float">
            <text:p>14</text:p>
          </table:table-cell>
          <table:table-cell table:formula="of:=IF([.C990]=1;IF([.D989]=8;1;[.D989]+1);[.D989])" office:value-type="float" office:value="6" calcext:value-type="float">
            <text:p>6</text:p>
          </table:table-cell>
          <table:table-cell table:formula="of:=IF(AND([.C990]=1;[.D990]=1);[.E989]+1;[.E98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511573642988771" calcext:value-type="float">
            <text:p>-0.051157364298877</text:p>
          </table:table-cell>
          <table:table-cell table:formula="of:=(RAND()*2-1)" office:value-type="float" office:value="-0.155704076560736" calcext:value-type="float">
            <text:p>-0.155704076560736</text:p>
          </table:table-cell>
          <table:table-cell table:formula="of:=IF([.C990]=16;1;[.C990]+1)" office:value-type="float" office:value="15" calcext:value-type="float">
            <text:p>15</text:p>
          </table:table-cell>
          <table:table-cell table:formula="of:=IF([.C991]=1;IF([.D990]=8;1;[.D990]+1);[.D990])" office:value-type="float" office:value="6" calcext:value-type="float">
            <text:p>6</text:p>
          </table:table-cell>
          <table:table-cell table:formula="of:=IF(AND([.C991]=1;[.D991]=1);[.E990]+1;[.E99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93906711986489" calcext:value-type="float">
            <text:p>0.693906711986489</text:p>
          </table:table-cell>
          <table:table-cell table:formula="of:=(RAND()*2-1)" office:value-type="float" office:value="0.776754437845183" calcext:value-type="float">
            <text:p>0.776754437845183</text:p>
          </table:table-cell>
          <table:table-cell table:formula="of:=IF([.C991]=16;1;[.C991]+1)" office:value-type="float" office:value="16" calcext:value-type="float">
            <text:p>16</text:p>
          </table:table-cell>
          <table:table-cell table:formula="of:=IF([.C992]=1;IF([.D991]=8;1;[.D991]+1);[.D991])" office:value-type="float" office:value="6" calcext:value-type="float">
            <text:p>6</text:p>
          </table:table-cell>
          <table:table-cell table:formula="of:=IF(AND([.C992]=1;[.D992]=1);[.E991]+1;[.E99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486279748247036" calcext:value-type="float">
            <text:p>0.048627974824704</text:p>
          </table:table-cell>
          <table:table-cell table:formula="of:=(RAND()*2-1)" office:value-type="float" office:value="-0.673179511142047" calcext:value-type="float">
            <text:p>-0.673179511142047</text:p>
          </table:table-cell>
          <table:table-cell table:formula="of:=IF([.C992]=16;1;[.C992]+1)" office:value-type="float" office:value="1" calcext:value-type="float">
            <text:p>1</text:p>
          </table:table-cell>
          <table:table-cell table:formula="of:=IF([.C993]=1;IF([.D992]=8;1;[.D992]+1);[.D992])" office:value-type="float" office:value="7" calcext:value-type="float">
            <text:p>7</text:p>
          </table:table-cell>
          <table:table-cell table:formula="of:=IF(AND([.C993]=1;[.D993]=1);[.E992]+1;[.E99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34608768481072" calcext:value-type="float">
            <text:p>-0.434608768481072</text:p>
          </table:table-cell>
          <table:table-cell table:formula="of:=(RAND()*2-1)" office:value-type="float" office:value="-0.185058157647049" calcext:value-type="float">
            <text:p>-0.185058157647049</text:p>
          </table:table-cell>
          <table:table-cell table:formula="of:=IF([.C993]=16;1;[.C993]+1)" office:value-type="float" office:value="2" calcext:value-type="float">
            <text:p>2</text:p>
          </table:table-cell>
          <table:table-cell table:formula="of:=IF([.C994]=1;IF([.D993]=8;1;[.D993]+1);[.D993])" office:value-type="float" office:value="7" calcext:value-type="float">
            <text:p>7</text:p>
          </table:table-cell>
          <table:table-cell table:formula="of:=IF(AND([.C994]=1;[.D994]=1);[.E993]+1;[.E99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76075234053169" calcext:value-type="float">
            <text:p>-0.976075234053169</text:p>
          </table:table-cell>
          <table:table-cell table:formula="of:=(RAND()*2-1)" office:value-type="float" office:value="0.0718810204384621" calcext:value-type="float">
            <text:p>0.071881020438462</text:p>
          </table:table-cell>
          <table:table-cell table:formula="of:=IF([.C994]=16;1;[.C994]+1)" office:value-type="float" office:value="3" calcext:value-type="float">
            <text:p>3</text:p>
          </table:table-cell>
          <table:table-cell table:formula="of:=IF([.C995]=1;IF([.D994]=8;1;[.D994]+1);[.D994])" office:value-type="float" office:value="7" calcext:value-type="float">
            <text:p>7</text:p>
          </table:table-cell>
          <table:table-cell table:formula="of:=IF(AND([.C995]=1;[.D995]=1);[.E994]+1;[.E99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881243804480203" calcext:value-type="float">
            <text:p>-0.881243804480203</text:p>
          </table:table-cell>
          <table:table-cell table:formula="of:=(RAND()*2-1)" office:value-type="float" office:value="0.587459667611605" calcext:value-type="float">
            <text:p>0.587459667611605</text:p>
          </table:table-cell>
          <table:table-cell table:formula="of:=IF([.C995]=16;1;[.C995]+1)" office:value-type="float" office:value="4" calcext:value-type="float">
            <text:p>4</text:p>
          </table:table-cell>
          <table:table-cell table:formula="of:=IF([.C996]=1;IF([.D995]=8;1;[.D995]+1);[.D995])" office:value-type="float" office:value="7" calcext:value-type="float">
            <text:p>7</text:p>
          </table:table-cell>
          <table:table-cell table:formula="of:=IF(AND([.C996]=1;[.D996]=1);[.E995]+1;[.E99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01038412768787" calcext:value-type="float">
            <text:p>0.301038412768787</text:p>
          </table:table-cell>
          <table:table-cell table:formula="of:=(RAND()*2-1)" office:value-type="float" office:value="0.185360702456169" calcext:value-type="float">
            <text:p>0.185360702456169</text:p>
          </table:table-cell>
          <table:table-cell table:formula="of:=IF([.C996]=16;1;[.C996]+1)" office:value-type="float" office:value="5" calcext:value-type="float">
            <text:p>5</text:p>
          </table:table-cell>
          <table:table-cell table:formula="of:=IF([.C997]=1;IF([.D996]=8;1;[.D996]+1);[.D996])" office:value-type="float" office:value="7" calcext:value-type="float">
            <text:p>7</text:p>
          </table:table-cell>
          <table:table-cell table:formula="of:=IF(AND([.C997]=1;[.D997]=1);[.E996]+1;[.E99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69613619529753" calcext:value-type="float">
            <text:p>-0.269613619529753</text:p>
          </table:table-cell>
          <table:table-cell table:formula="of:=(RAND()*2-1)" office:value-type="float" office:value="0.991566590592918" calcext:value-type="float">
            <text:p>0.991566590592918</text:p>
          </table:table-cell>
          <table:table-cell table:formula="of:=IF([.C997]=16;1;[.C997]+1)" office:value-type="float" office:value="6" calcext:value-type="float">
            <text:p>6</text:p>
          </table:table-cell>
          <table:table-cell table:formula="of:=IF([.C998]=1;IF([.D997]=8;1;[.D997]+1);[.D997])" office:value-type="float" office:value="7" calcext:value-type="float">
            <text:p>7</text:p>
          </table:table-cell>
          <table:table-cell table:formula="of:=IF(AND([.C998]=1;[.D998]=1);[.E997]+1;[.E99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6236681453134" calcext:value-type="float">
            <text:p>-0.36236681453134</text:p>
          </table:table-cell>
          <table:table-cell table:formula="of:=(RAND()*2-1)" office:value-type="float" office:value="-0.270990584248051" calcext:value-type="float">
            <text:p>-0.270990584248051</text:p>
          </table:table-cell>
          <table:table-cell table:formula="of:=IF([.C998]=16;1;[.C998]+1)" office:value-type="float" office:value="7" calcext:value-type="float">
            <text:p>7</text:p>
          </table:table-cell>
          <table:table-cell table:formula="of:=IF([.C999]=1;IF([.D998]=8;1;[.D998]+1);[.D998])" office:value-type="float" office:value="7" calcext:value-type="float">
            <text:p>7</text:p>
          </table:table-cell>
          <table:table-cell table:formula="of:=IF(AND([.C999]=1;[.D999]=1);[.E998]+1;[.E99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43624881256819" calcext:value-type="float">
            <text:p>-0.343624881256819</text:p>
          </table:table-cell>
          <table:table-cell table:formula="of:=(RAND()*2-1)" office:value-type="float" office:value="0.827540692056965" calcext:value-type="float">
            <text:p>0.827540692056965</text:p>
          </table:table-cell>
          <table:table-cell table:formula="of:=IF([.C999]=16;1;[.C999]+1)" office:value-type="float" office:value="8" calcext:value-type="float">
            <text:p>8</text:p>
          </table:table-cell>
          <table:table-cell table:formula="of:=IF([.C1000]=1;IF([.D999]=8;1;[.D999]+1);[.D999])" office:value-type="float" office:value="7" calcext:value-type="float">
            <text:p>7</text:p>
          </table:table-cell>
          <table:table-cell table:formula="of:=IF(AND([.C1000]=1;[.D1000]=1);[.E999]+1;[.E99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52733334461006" calcext:value-type="float">
            <text:p>-0.352733334461006</text:p>
          </table:table-cell>
          <table:table-cell table:formula="of:=(RAND()*2-1)" office:value-type="float" office:value="0.526917214739865" calcext:value-type="float">
            <text:p>0.526917214739865</text:p>
          </table:table-cell>
          <table:table-cell table:formula="of:=IF([.C1000]=16;1;[.C1000]+1)" office:value-type="float" office:value="9" calcext:value-type="float">
            <text:p>9</text:p>
          </table:table-cell>
          <table:table-cell table:formula="of:=IF([.C1001]=1;IF([.D1000]=8;1;[.D1000]+1);[.D1000])" office:value-type="float" office:value="7" calcext:value-type="float">
            <text:p>7</text:p>
          </table:table-cell>
          <table:table-cell table:formula="of:=IF(AND([.C1001]=1;[.D1001]=1);[.E1000]+1;[.E100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497191036494146" calcext:value-type="float">
            <text:p>-0.049719103649415</text:p>
          </table:table-cell>
          <table:table-cell table:formula="of:=(RAND()*2-1)" office:value-type="float" office:value="-0.0540038716152427" calcext:value-type="float">
            <text:p>-0.054003871615243</text:p>
          </table:table-cell>
          <table:table-cell table:formula="of:=IF([.C1001]=16;1;[.C1001]+1)" office:value-type="float" office:value="10" calcext:value-type="float">
            <text:p>10</text:p>
          </table:table-cell>
          <table:table-cell table:formula="of:=IF([.C1002]=1;IF([.D1001]=8;1;[.D1001]+1);[.D1001])" office:value-type="float" office:value="7" calcext:value-type="float">
            <text:p>7</text:p>
          </table:table-cell>
          <table:table-cell table:formula="of:=IF(AND([.C1002]=1;[.D1002]=1);[.E1001]+1;[.E100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29525832486035" calcext:value-type="float">
            <text:p>0.829525832486035</text:p>
          </table:table-cell>
          <table:table-cell table:formula="of:=(RAND()*2-1)" office:value-type="float" office:value="-0.312997576529341" calcext:value-type="float">
            <text:p>-0.312997576529341</text:p>
          </table:table-cell>
          <table:table-cell table:formula="of:=IF([.C1002]=16;1;[.C1002]+1)" office:value-type="float" office:value="11" calcext:value-type="float">
            <text:p>11</text:p>
          </table:table-cell>
          <table:table-cell table:formula="of:=IF([.C1003]=1;IF([.D1002]=8;1;[.D1002]+1);[.D1002])" office:value-type="float" office:value="7" calcext:value-type="float">
            <text:p>7</text:p>
          </table:table-cell>
          <table:table-cell table:formula="of:=IF(AND([.C1003]=1;[.D1003]=1);[.E1002]+1;[.E100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526775815723447" calcext:value-type="float">
            <text:p>-0.052677581572345</text:p>
          </table:table-cell>
          <table:table-cell table:formula="of:=(RAND()*2-1)" office:value-type="float" office:value="0.831103271186671" calcext:value-type="float">
            <text:p>0.831103271186671</text:p>
          </table:table-cell>
          <table:table-cell table:formula="of:=IF([.C1003]=16;1;[.C1003]+1)" office:value-type="float" office:value="12" calcext:value-type="float">
            <text:p>12</text:p>
          </table:table-cell>
          <table:table-cell table:formula="of:=IF([.C1004]=1;IF([.D1003]=8;1;[.D1003]+1);[.D1003])" office:value-type="float" office:value="7" calcext:value-type="float">
            <text:p>7</text:p>
          </table:table-cell>
          <table:table-cell table:formula="of:=IF(AND([.C1004]=1;[.D1004]=1);[.E1003]+1;[.E100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876700225658285" calcext:value-type="float">
            <text:p>-0.876700225658285</text:p>
          </table:table-cell>
          <table:table-cell table:formula="of:=(RAND()*2-1)" office:value-type="float" office:value="-0.364424295681092" calcext:value-type="float">
            <text:p>-0.364424295681092</text:p>
          </table:table-cell>
          <table:table-cell table:formula="of:=IF([.C1004]=16;1;[.C1004]+1)" office:value-type="float" office:value="13" calcext:value-type="float">
            <text:p>13</text:p>
          </table:table-cell>
          <table:table-cell table:formula="of:=IF([.C1005]=1;IF([.D1004]=8;1;[.D1004]+1);[.D1004])" office:value-type="float" office:value="7" calcext:value-type="float">
            <text:p>7</text:p>
          </table:table-cell>
          <table:table-cell table:formula="of:=IF(AND([.C1005]=1;[.D1005]=1);[.E1004]+1;[.E100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50855961219489" calcext:value-type="float">
            <text:p>0.250855961219489</text:p>
          </table:table-cell>
          <table:table-cell table:formula="of:=(RAND()*2-1)" office:value-type="float" office:value="-0.308002783159327" calcext:value-type="float">
            <text:p>-0.308002783159327</text:p>
          </table:table-cell>
          <table:table-cell table:formula="of:=IF([.C1005]=16;1;[.C1005]+1)" office:value-type="float" office:value="14" calcext:value-type="float">
            <text:p>14</text:p>
          </table:table-cell>
          <table:table-cell table:formula="of:=IF([.C1006]=1;IF([.D1005]=8;1;[.D1005]+1);[.D1005])" office:value-type="float" office:value="7" calcext:value-type="float">
            <text:p>7</text:p>
          </table:table-cell>
          <table:table-cell table:formula="of:=IF(AND([.C1006]=1;[.D1006]=1);[.E1005]+1;[.E100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05026317886834" calcext:value-type="float">
            <text:p>0.405026317886834</text:p>
          </table:table-cell>
          <table:table-cell table:formula="of:=(RAND()*2-1)" office:value-type="float" office:value="-0.569708731910963" calcext:value-type="float">
            <text:p>-0.569708731910963</text:p>
          </table:table-cell>
          <table:table-cell table:formula="of:=IF([.C1006]=16;1;[.C1006]+1)" office:value-type="float" office:value="15" calcext:value-type="float">
            <text:p>15</text:p>
          </table:table-cell>
          <table:table-cell table:formula="of:=IF([.C1007]=1;IF([.D1006]=8;1;[.D1006]+1);[.D1006])" office:value-type="float" office:value="7" calcext:value-type="float">
            <text:p>7</text:p>
          </table:table-cell>
          <table:table-cell table:formula="of:=IF(AND([.C1007]=1;[.D1007]=1);[.E1006]+1;[.E100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44708464598654" calcext:value-type="float">
            <text:p>0.944708464598654</text:p>
          </table:table-cell>
          <table:table-cell table:formula="of:=(RAND()*2-1)" office:value-type="float" office:value="0.0804726219859788" calcext:value-type="float">
            <text:p>0.080472621985979</text:p>
          </table:table-cell>
          <table:table-cell table:formula="of:=IF([.C1007]=16;1;[.C1007]+1)" office:value-type="float" office:value="16" calcext:value-type="float">
            <text:p>16</text:p>
          </table:table-cell>
          <table:table-cell table:formula="of:=IF([.C1008]=1;IF([.D1007]=8;1;[.D1007]+1);[.D1007])" office:value-type="float" office:value="7" calcext:value-type="float">
            <text:p>7</text:p>
          </table:table-cell>
          <table:table-cell table:formula="of:=IF(AND([.C1008]=1;[.D1008]=1);[.E1007]+1;[.E100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92053766743052" calcext:value-type="float">
            <text:p>-0.792053766743052</text:p>
          </table:table-cell>
          <table:table-cell table:formula="of:=(RAND()*2-1)" office:value-type="float" office:value="0.0989894559992255" calcext:value-type="float">
            <text:p>0.098989455999226</text:p>
          </table:table-cell>
          <table:table-cell table:formula="of:=IF([.C1008]=16;1;[.C1008]+1)" office:value-type="float" office:value="1" calcext:value-type="float">
            <text:p>1</text:p>
          </table:table-cell>
          <table:table-cell table:formula="of:=IF([.C1009]=1;IF([.D1008]=8;1;[.D1008]+1);[.D1008])" office:value-type="float" office:value="8" calcext:value-type="float">
            <text:p>8</text:p>
          </table:table-cell>
          <table:table-cell table:formula="of:=IF(AND([.C1009]=1;[.D1009]=1);[.E1008]+1;[.E100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9083993037318" calcext:value-type="float">
            <text:p>0.99083993037318</text:p>
          </table:table-cell>
          <table:table-cell table:formula="of:=(RAND()*2-1)" office:value-type="float" office:value="0.173947088699966" calcext:value-type="float">
            <text:p>0.173947088699966</text:p>
          </table:table-cell>
          <table:table-cell table:formula="of:=IF([.C1009]=16;1;[.C1009]+1)" office:value-type="float" office:value="2" calcext:value-type="float">
            <text:p>2</text:p>
          </table:table-cell>
          <table:table-cell table:formula="of:=IF([.C1010]=1;IF([.D1009]=8;1;[.D1009]+1);[.D1009])" office:value-type="float" office:value="8" calcext:value-type="float">
            <text:p>8</text:p>
          </table:table-cell>
          <table:table-cell table:formula="of:=IF(AND([.C1010]=1;[.D1010]=1);[.E1009]+1;[.E100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744967720853431" calcext:value-type="float">
            <text:p>0.074496772085343</text:p>
          </table:table-cell>
          <table:table-cell table:formula="of:=(RAND()*2-1)" office:value-type="float" office:value="0.499013204070059" calcext:value-type="float">
            <text:p>0.499013204070059</text:p>
          </table:table-cell>
          <table:table-cell table:formula="of:=IF([.C1010]=16;1;[.C1010]+1)" office:value-type="float" office:value="3" calcext:value-type="float">
            <text:p>3</text:p>
          </table:table-cell>
          <table:table-cell table:formula="of:=IF([.C1011]=1;IF([.D1010]=8;1;[.D1010]+1);[.D1010])" office:value-type="float" office:value="8" calcext:value-type="float">
            <text:p>8</text:p>
          </table:table-cell>
          <table:table-cell table:formula="of:=IF(AND([.C1011]=1;[.D1011]=1);[.E1010]+1;[.E101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21198306346587" calcext:value-type="float">
            <text:p>0.121198306346587</text:p>
          </table:table-cell>
          <table:table-cell table:formula="of:=(RAND()*2-1)" office:value-type="float" office:value="0.53057404284844" calcext:value-type="float">
            <text:p>0.53057404284844</text:p>
          </table:table-cell>
          <table:table-cell table:formula="of:=IF([.C1011]=16;1;[.C1011]+1)" office:value-type="float" office:value="4" calcext:value-type="float">
            <text:p>4</text:p>
          </table:table-cell>
          <table:table-cell table:formula="of:=IF([.C1012]=1;IF([.D1011]=8;1;[.D1011]+1);[.D1011])" office:value-type="float" office:value="8" calcext:value-type="float">
            <text:p>8</text:p>
          </table:table-cell>
          <table:table-cell table:formula="of:=IF(AND([.C1012]=1;[.D1012]=1);[.E1011]+1;[.E101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31665727147964" calcext:value-type="float">
            <text:p>-0.131665727147964</text:p>
          </table:table-cell>
          <table:table-cell table:formula="of:=(RAND()*2-1)" office:value-type="float" office:value="0.851127610117285" calcext:value-type="float">
            <text:p>0.851127610117285</text:p>
          </table:table-cell>
          <table:table-cell table:formula="of:=IF([.C1012]=16;1;[.C1012]+1)" office:value-type="float" office:value="5" calcext:value-type="float">
            <text:p>5</text:p>
          </table:table-cell>
          <table:table-cell table:formula="of:=IF([.C1013]=1;IF([.D1012]=8;1;[.D1012]+1);[.D1012])" office:value-type="float" office:value="8" calcext:value-type="float">
            <text:p>8</text:p>
          </table:table-cell>
          <table:table-cell table:formula="of:=IF(AND([.C1013]=1;[.D1013]=1);[.E1012]+1;[.E101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23875325960987" calcext:value-type="float">
            <text:p>0.323875325960987</text:p>
          </table:table-cell>
          <table:table-cell table:formula="of:=(RAND()*2-1)" office:value-type="float" office:value="0.970857018227458" calcext:value-type="float">
            <text:p>0.970857018227458</text:p>
          </table:table-cell>
          <table:table-cell table:formula="of:=IF([.C1013]=16;1;[.C1013]+1)" office:value-type="float" office:value="6" calcext:value-type="float">
            <text:p>6</text:p>
          </table:table-cell>
          <table:table-cell table:formula="of:=IF([.C1014]=1;IF([.D1013]=8;1;[.D1013]+1);[.D1013])" office:value-type="float" office:value="8" calcext:value-type="float">
            <text:p>8</text:p>
          </table:table-cell>
          <table:table-cell table:formula="of:=IF(AND([.C1014]=1;[.D1014]=1);[.E1013]+1;[.E101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53505868354194" calcext:value-type="float">
            <text:p>0.153505868354194</text:p>
          </table:table-cell>
          <table:table-cell table:formula="of:=(RAND()*2-1)" office:value-type="float" office:value="-0.140616636233469" calcext:value-type="float">
            <text:p>-0.140616636233469</text:p>
          </table:table-cell>
          <table:table-cell table:formula="of:=IF([.C1014]=16;1;[.C1014]+1)" office:value-type="float" office:value="7" calcext:value-type="float">
            <text:p>7</text:p>
          </table:table-cell>
          <table:table-cell table:formula="of:=IF([.C1015]=1;IF([.D1014]=8;1;[.D1014]+1);[.D1014])" office:value-type="float" office:value="8" calcext:value-type="float">
            <text:p>8</text:p>
          </table:table-cell>
          <table:table-cell table:formula="of:=IF(AND([.C1015]=1;[.D1015]=1);[.E1014]+1;[.E101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75176059392259" calcext:value-type="float">
            <text:p>0.275176059392259</text:p>
          </table:table-cell>
          <table:table-cell table:formula="of:=(RAND()*2-1)" office:value-type="float" office:value="-0.203325237086602" calcext:value-type="float">
            <text:p>-0.203325237086602</text:p>
          </table:table-cell>
          <table:table-cell table:formula="of:=IF([.C1015]=16;1;[.C1015]+1)" office:value-type="float" office:value="8" calcext:value-type="float">
            <text:p>8</text:p>
          </table:table-cell>
          <table:table-cell table:formula="of:=IF([.C1016]=1;IF([.D1015]=8;1;[.D1015]+1);[.D1015])" office:value-type="float" office:value="8" calcext:value-type="float">
            <text:p>8</text:p>
          </table:table-cell>
          <table:table-cell table:formula="of:=IF(AND([.C1016]=1;[.D1016]=1);[.E1015]+1;[.E101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15787905881055" calcext:value-type="float">
            <text:p>0.615787905881055</text:p>
          </table:table-cell>
          <table:table-cell table:formula="of:=(RAND()*2-1)" office:value-type="float" office:value="-0.259884394639031" calcext:value-type="float">
            <text:p>-0.259884394639031</text:p>
          </table:table-cell>
          <table:table-cell table:formula="of:=IF([.C1016]=16;1;[.C1016]+1)" office:value-type="float" office:value="9" calcext:value-type="float">
            <text:p>9</text:p>
          </table:table-cell>
          <table:table-cell table:formula="of:=IF([.C1017]=1;IF([.D1016]=8;1;[.D1016]+1);[.D1016])" office:value-type="float" office:value="8" calcext:value-type="float">
            <text:p>8</text:p>
          </table:table-cell>
          <table:table-cell table:formula="of:=IF(AND([.C1017]=1;[.D1017]=1);[.E1016]+1;[.E101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95752267755727" calcext:value-type="float">
            <text:p>-0.395752267755727</text:p>
          </table:table-cell>
          <table:table-cell table:formula="of:=(RAND()*2-1)" office:value-type="float" office:value="0.0757187865334004" calcext:value-type="float">
            <text:p>0.0757187865334</text:p>
          </table:table-cell>
          <table:table-cell table:formula="of:=IF([.C1017]=16;1;[.C1017]+1)" office:value-type="float" office:value="10" calcext:value-type="float">
            <text:p>10</text:p>
          </table:table-cell>
          <table:table-cell table:formula="of:=IF([.C1018]=1;IF([.D1017]=8;1;[.D1017]+1);[.D1017])" office:value-type="float" office:value="8" calcext:value-type="float">
            <text:p>8</text:p>
          </table:table-cell>
          <table:table-cell table:formula="of:=IF(AND([.C1018]=1;[.D1018]=1);[.E1017]+1;[.E101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34212420770827" calcext:value-type="float">
            <text:p>-0.934212420770827</text:p>
          </table:table-cell>
          <table:table-cell table:formula="of:=(RAND()*2-1)" office:value-type="float" office:value="0.592568410381718" calcext:value-type="float">
            <text:p>0.592568410381718</text:p>
          </table:table-cell>
          <table:table-cell table:formula="of:=IF([.C1018]=16;1;[.C1018]+1)" office:value-type="float" office:value="11" calcext:value-type="float">
            <text:p>11</text:p>
          </table:table-cell>
          <table:table-cell table:formula="of:=IF([.C1019]=1;IF([.D1018]=8;1;[.D1018]+1);[.D1018])" office:value-type="float" office:value="8" calcext:value-type="float">
            <text:p>8</text:p>
          </table:table-cell>
          <table:table-cell table:formula="of:=IF(AND([.C1019]=1;[.D1019]=1);[.E1018]+1;[.E101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880229871438669" calcext:value-type="float">
            <text:p>-0.880229871438669</text:p>
          </table:table-cell>
          <table:table-cell table:formula="of:=(RAND()*2-1)" office:value-type="float" office:value="-0.802809257330676" calcext:value-type="float">
            <text:p>-0.802809257330676</text:p>
          </table:table-cell>
          <table:table-cell table:formula="of:=IF([.C1019]=16;1;[.C1019]+1)" office:value-type="float" office:value="12" calcext:value-type="float">
            <text:p>12</text:p>
          </table:table-cell>
          <table:table-cell table:formula="of:=IF([.C1020]=1;IF([.D1019]=8;1;[.D1019]+1);[.D1019])" office:value-type="float" office:value="8" calcext:value-type="float">
            <text:p>8</text:p>
          </table:table-cell>
          <table:table-cell table:formula="of:=IF(AND([.C1020]=1;[.D1020]=1);[.E1019]+1;[.E101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49248153544064" calcext:value-type="float">
            <text:p>-0.349248153544064</text:p>
          </table:table-cell>
          <table:table-cell table:formula="of:=(RAND()*2-1)" office:value-type="float" office:value="0.364425806315023" calcext:value-type="float">
            <text:p>0.364425806315023</text:p>
          </table:table-cell>
          <table:table-cell table:formula="of:=IF([.C1020]=16;1;[.C1020]+1)" office:value-type="float" office:value="13" calcext:value-type="float">
            <text:p>13</text:p>
          </table:table-cell>
          <table:table-cell table:formula="of:=IF([.C1021]=1;IF([.D1020]=8;1;[.D1020]+1);[.D1020])" office:value-type="float" office:value="8" calcext:value-type="float">
            <text:p>8</text:p>
          </table:table-cell>
          <table:table-cell table:formula="of:=IF(AND([.C1021]=1;[.D1021]=1);[.E1020]+1;[.E102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87558769925526" calcext:value-type="float">
            <text:p>0.087558769925526</text:p>
          </table:table-cell>
          <table:table-cell table:formula="of:=(RAND()*2-1)" office:value-type="float" office:value="-0.962519350055248" calcext:value-type="float">
            <text:p>-0.962519350055248</text:p>
          </table:table-cell>
          <table:table-cell table:formula="of:=IF([.C1021]=16;1;[.C1021]+1)" office:value-type="float" office:value="14" calcext:value-type="float">
            <text:p>14</text:p>
          </table:table-cell>
          <table:table-cell table:formula="of:=IF([.C1022]=1;IF([.D1021]=8;1;[.D1021]+1);[.D1021])" office:value-type="float" office:value="8" calcext:value-type="float">
            <text:p>8</text:p>
          </table:table-cell>
          <table:table-cell table:formula="of:=IF(AND([.C1022]=1;[.D1022]=1);[.E1021]+1;[.E102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64345205862476" calcext:value-type="float">
            <text:p>0.264345205862476</text:p>
          </table:table-cell>
          <table:table-cell table:formula="of:=(RAND()*2-1)" office:value-type="float" office:value="0.485447147018875" calcext:value-type="float">
            <text:p>0.485447147018875</text:p>
          </table:table-cell>
          <table:table-cell table:formula="of:=IF([.C1022]=16;1;[.C1022]+1)" office:value-type="float" office:value="15" calcext:value-type="float">
            <text:p>15</text:p>
          </table:table-cell>
          <table:table-cell table:formula="of:=IF([.C1023]=1;IF([.D1022]=8;1;[.D1022]+1);[.D1022])" office:value-type="float" office:value="8" calcext:value-type="float">
            <text:p>8</text:p>
          </table:table-cell>
          <table:table-cell table:formula="of:=IF(AND([.C1023]=1;[.D1023]=1);[.E1022]+1;[.E102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62171192556524" calcext:value-type="float">
            <text:p>-0.562171192556524</text:p>
          </table:table-cell>
          <table:table-cell table:formula="of:=(RAND()*2-1)" office:value-type="float" office:value="-0.731042152999831" calcext:value-type="float">
            <text:p>-0.731042152999831</text:p>
          </table:table-cell>
          <table:table-cell table:formula="of:=IF([.C1023]=16;1;[.C1023]+1)" office:value-type="float" office:value="16" calcext:value-type="float">
            <text:p>16</text:p>
          </table:table-cell>
          <table:table-cell table:formula="of:=IF([.C1024]=1;IF([.D1023]=8;1;[.D1023]+1);[.D1023])" office:value-type="float" office:value="8" calcext:value-type="float">
            <text:p>8</text:p>
          </table:table-cell>
          <table:table-cell table:formula="of:=IF(AND([.C1024]=1;[.D1024]=1);[.E1023]+1;[.E1023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6:58:43.984162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52:25.853663588</meta:creation-date>
    <dc:date>2018-11-07T16:48:55.811642453</dc:date>
    <meta:editing-duration>PT1H12M46S</meta:editing-duration>
    <meta:editing-cycles>6</meta:editing-cycles>
    <meta:generator>LibreOffice/6.0.6.2$Linux_X86_64 LibreOffice_project/00m0$Build-2</meta:generator>
    <meta:document-statistic meta:table-count="1" meta:cell-count="5120" meta:object-count="0"/>
  </office:meta>
</office:document-meta>
</file>